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7.014cm" svg:height="15.3cm" svg:x="12.955cm" svg:y="0.451cm">
            <draw:object draw:notify-on-update-of-ranges="LOGGER02.B2:LOGGER02.B2190 LOGGER02.C1:LOGGER02.C1 LOGGER02.C2:LOGGER02.C21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3" calcext:value-type="float">
            <text:p>1.33</text:p>
          </table:table-cell>
          <table:table-cell office:value-type="float" office:value="263.6" calcext:value-type="float">
            <text:p>263.6</text:p>
          </table:table-cell>
          <table:table-cell office:value-type="float" office:value="351.74" calcext:value-type="float">
            <text:p>351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8" calcext:value-type="float">
            <text:p>15768</text:p>
          </table:table-cell>
          <table:table-cell table:formula="of:=[.A3]/1000/(60*60*24)" office:value-type="time" office:time-value="PT00H00M15.768S" calcext:value-type="time">
            <text:p>00:00:16</text:p>
          </table:table-cell>
          <table:table-cell office:value-type="float" office:value="1.33" calcext:value-type="float">
            <text:p>1.33</text:p>
          </table:table-cell>
          <table:table-cell office:value-type="float" office:value="262.9" calcext:value-type="float">
            <text:p>262.9</text:p>
          </table:table-cell>
          <table:table-cell office:value-type="float" office:value="349.74" calcext:value-type="float">
            <text:p>349.74</text:p>
          </table:table-cell>
          <table:table-cell office:value-type="float" office:value="1.15" calcext:value-type="float">
            <text:p>1.15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31768" calcext:value-type="float">
            <text:p>31768</text:p>
          </table:table-cell>
          <table:table-cell table:formula="of:=[.A4]/1000/(60*60*24)" office:value-type="time" office:time-value="PT00H00M31.768S" calcext:value-type="time">
            <text:p>00:00:32</text:p>
          </table:table-cell>
          <table:table-cell office:value-type="float" office:value="1.33" calcext:value-type="float">
            <text:p>1.33</text:p>
          </table:table-cell>
          <table:table-cell office:value-type="float" office:value="262.6" calcext:value-type="float">
            <text:p>262.6</text:p>
          </table:table-cell>
          <table:table-cell office:value-type="float" office:value="348.28" calcext:value-type="float">
            <text:p>348.28</text:p>
          </table:table-cell>
          <table:table-cell office:value-type="float" office:value="2.32" calcext:value-type="float">
            <text:p>2.32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7768" calcext:value-type="float">
            <text:p>47768</text:p>
          </table:table-cell>
          <table:table-cell table:formula="of:=[.A5]/1000/(60*60*24)" office:value-type="time" office:time-value="PT00H00M47.768S" calcext:value-type="time">
            <text:p>00:00:48</text:p>
          </table:table-cell>
          <table:table-cell office:value-type="float" office:value="1.33" calcext:value-type="float">
            <text:p>1.33</text:p>
          </table:table-cell>
          <table:table-cell office:value-type="float" office:value="262.4" calcext:value-type="float">
            <text:p>262.4</text:p>
          </table:table-cell>
          <table:table-cell office:value-type="float" office:value="348" calcext:value-type="float">
            <text:p>348</text:p>
          </table:table-cell>
          <table:table-cell office:value-type="float" office:value="3.49" calcext:value-type="float">
            <text:p>3.49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63768" calcext:value-type="float">
            <text:p>63768</text:p>
          </table:table-cell>
          <table:table-cell table:formula="of:=[.A6]/1000/(60*60*24)" office:value-type="time" office:time-value="PT00H01M03.768S" calcext:value-type="time">
            <text:p>00:01:04</text:p>
          </table:table-cell>
          <table:table-cell office:value-type="float" office:value="1.33" calcext:value-type="float">
            <text:p>1.33</text:p>
          </table:table-cell>
          <table:table-cell office:value-type="float" office:value="262" calcext:value-type="float">
            <text:p>262</text:p>
          </table:table-cell>
          <table:table-cell office:value-type="float" office:value="347.47" calcext:value-type="float">
            <text:p>347.47</text:p>
          </table:table-cell>
          <table:table-cell office:value-type="float" office:value="4.65" calcext:value-type="float">
            <text:p>4.65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79768" calcext:value-type="float">
            <text:p>79768</text:p>
          </table:table-cell>
          <table:table-cell table:formula="of:=[.A7]/1000/(60*60*24)" office:value-type="time" office:time-value="PT00H01M19.768S" calcext:value-type="time">
            <text:p>00:01:20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6.15" calcext:value-type="float">
            <text:p>346.15</text:p>
          </table:table-cell>
          <table:table-cell office:value-type="float" office:value="5.82" calcext:value-type="float">
            <text:p>5.82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95768" calcext:value-type="float">
            <text:p>95768</text:p>
          </table:table-cell>
          <table:table-cell table:formula="of:=[.A8]/1000/(60*60*24)" office:value-type="time" office:time-value="PT00H01M35.768S" calcext:value-type="time">
            <text:p>00:01:36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8" calcext:value-type="float">
            <text:p>345.88</text:p>
          </table:table-cell>
          <table:table-cell office:value-type="float" office:value="6.98" calcext:value-type="float">
            <text:p>6.98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111768" calcext:value-type="float">
            <text:p>111768</text:p>
          </table:table-cell>
          <table:table-cell table:formula="of:=[.A9]/1000/(60*60*24)" office:value-type="time" office:time-value="PT00H01M51.768S" calcext:value-type="time">
            <text:p>00:01:52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4.43" calcext:value-type="float">
            <text:p>344.43</text:p>
          </table:table-cell>
          <table:table-cell office:value-type="float" office:value="8.14" calcext:value-type="float">
            <text:p>8.1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27768" calcext:value-type="float">
            <text:p>127768</text:p>
          </table:table-cell>
          <table:table-cell table:formula="of:=[.A10]/1000/(60*60*24)" office:value-type="time" office:time-value="PT00H02M07.768S" calcext:value-type="time">
            <text:p>00:02:08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5.34" calcext:value-type="float">
            <text:p>345.34</text:p>
          </table:table-cell>
          <table:table-cell office:value-type="float" office:value="9.3" calcext:value-type="float">
            <text:p>9.3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143768" calcext:value-type="float">
            <text:p>143768</text:p>
          </table:table-cell>
          <table:table-cell table:formula="of:=[.A11]/1000/(60*60*24)" office:value-type="time" office:time-value="PT00H02M23.768S" calcext:value-type="time">
            <text:p>00:02:24</text:p>
          </table:table-cell>
          <table:table-cell office:value-type="float" office:value="1.32" calcext:value-type="float">
            <text:p>1.32</text:p>
          </table:table-cell>
          <table:table-cell office:value-type="float" office:value="261" calcext:value-type="float">
            <text:p>261</text:p>
          </table:table-cell>
          <table:table-cell office:value-type="float" office:value="344.02" calcext:value-type="float">
            <text:p>344.02</text:p>
          </table:table-cell>
          <table:table-cell office:value-type="float" office:value="10.46" calcext:value-type="float">
            <text:p>10.46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159768" calcext:value-type="float">
            <text:p>159768</text:p>
          </table:table-cell>
          <table:table-cell table:formula="of:=[.A12]/1000/(60*60*24)" office:value-type="time" office:time-value="PT00H02M39.768S" calcext:value-type="time">
            <text:p>00:02:40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11.62" calcext:value-type="float">
            <text:p>11.62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1">
          <table:table-cell office:value-type="float" office:value="175768" calcext:value-type="float">
            <text:p>175768</text:p>
          </table:table-cell>
          <table:table-cell table:formula="of:=[.A13]/1000/(60*60*24)" office:value-type="time" office:time-value="PT00H02M55.768S" calcext:value-type="time">
            <text:p>00:02:56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12.78" calcext:value-type="float">
            <text:p>12.78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float" office:value="191768" calcext:value-type="float">
            <text:p>191768</text:p>
          </table:table-cell>
          <table:table-cell table:formula="of:=[.A14]/1000/(60*60*24)" office:value-type="time" office:time-value="PT00H03M11.768S" calcext:value-type="time">
            <text:p>00:03:12</text:p>
          </table:table-cell>
          <table:table-cell office:value-type="float" office:value="1.32" calcext:value-type="float">
            <text:p>1.32</text:p>
          </table:table-cell>
          <table:table-cell office:value-type="float" office:value="260.5" calcext:value-type="float">
            <text:p>260.5</text:p>
          </table:table-cell>
          <table:table-cell office:value-type="float" office:value="343.35" calcext:value-type="float">
            <text:p>343.35</text:p>
          </table:table-cell>
          <table:table-cell office:value-type="float" office:value="13.94" calcext:value-type="float">
            <text:p>13.94</text:p>
          </table:table-cell>
          <table:table-cell office:value-type="float" office:value="18.44" calcext:value-type="float">
            <text:p>18.44</text:p>
          </table:table-cell>
        </table:table-row>
        <table:table-row table:style-name="ro1">
          <table:table-cell office:value-type="float" office:value="207768" calcext:value-type="float">
            <text:p>207768</text:p>
          </table:table-cell>
          <table:table-cell table:formula="of:=[.A15]/1000/(60*60*24)" office:value-type="time" office:time-value="PT00H03M27.768S" calcext:value-type="time">
            <text:p>00:03:28</text:p>
          </table:table-cell>
          <table:table-cell office:value-type="float" office:value="1.31" calcext:value-type="float">
            <text:p>1.31</text:p>
          </table:table-cell>
          <table:table-cell office:value-type="float" office:value="260.4" calcext:value-type="float">
            <text:p>260.4</text:p>
          </table:table-cell>
          <table:table-cell office:value-type="float" office:value="342.18" calcext:value-type="float">
            <text:p>342.18</text:p>
          </table:table-cell>
          <table:table-cell office:value-type="float" office:value="15.1" calcext:value-type="float">
            <text:p>15.1</text:p>
          </table:table-cell>
          <table:table-cell office:value-type="float" office:value="19.97" calcext:value-type="float">
            <text:p>19.97</text:p>
          </table:table-cell>
        </table:table-row>
        <table:table-row table:style-name="ro1">
          <table:table-cell office:value-type="float" office:value="223768" calcext:value-type="float">
            <text:p>223768</text:p>
          </table:table-cell>
          <table:table-cell table:formula="of:=[.A16]/1000/(60*60*24)" office:value-type="time" office:time-value="PT00H03M43.768S" calcext:value-type="time">
            <text:p>00:03:44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16.25" calcext:value-type="float">
            <text:p>16.25</text:p>
          </table:table-cell>
          <table:table-cell office:value-type="float" office:value="21.49" calcext:value-type="float">
            <text:p>21.49</text:p>
          </table:table-cell>
        </table:table-row>
        <table:table-row table:style-name="ro1">
          <table:table-cell office:value-type="float" office:value="239768" calcext:value-type="float">
            <text:p>239768</text:p>
          </table:table-cell>
          <table:table-cell table:formula="of:=[.A17]/1000/(60*60*24)" office:value-type="time" office:time-value="PT00H03M59.768S" calcext:value-type="time">
            <text:p>00:04:00</text:p>
          </table:table-cell>
          <table:table-cell office:value-type="float" office:value="1.31" calcext:value-type="float">
            <text:p>1.31</text:p>
          </table:table-cell>
          <table:table-cell office:value-type="float" office:value="260.1" calcext:value-type="float">
            <text:p>260.1</text:p>
          </table:table-cell>
          <table:table-cell office:value-type="float" office:value="341.77" calcext:value-type="float">
            <text:p>341.77</text:p>
          </table:table-cell>
          <table:table-cell office:value-type="float" office:value="17.41" calcext:value-type="float">
            <text:p>17.41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float" office:value="255768" calcext:value-type="float">
            <text:p>255768</text:p>
          </table:table-cell>
          <table:table-cell table:formula="of:=[.A18]/1000/(60*60*24)" office:value-type="time" office:time-value="PT00H04M15.768S" calcext:value-type="time">
            <text:p>00:04:16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float" office:value="271768" calcext:value-type="float">
            <text:p>271768</text:p>
          </table:table-cell>
          <table:table-cell table:formula="of:=[.A19]/1000/(60*60*24)" office:value-type="time" office:time-value="PT00H04M31.768S" calcext:value-type="time">
            <text:p>00:04:32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19.72" calcext:value-type="float">
            <text:p>19.72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office:value-type="float" office:value="287768" calcext:value-type="float">
            <text:p>287768</text:p>
          </table:table-cell>
          <table:table-cell table:formula="of:=[.A20]/1000/(60*60*24)" office:value-type="time" office:time-value="PT00H04M47.768S" calcext:value-type="time">
            <text:p>00:04:48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1.24" calcext:value-type="float">
            <text:p>341.24</text:p>
          </table:table-cell>
          <table:table-cell office:value-type="float" office:value="20.88" calcext:value-type="float">
            <text:p>20.88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303768" calcext:value-type="float">
            <text:p>303768</text:p>
          </table:table-cell>
          <table:table-cell table:formula="of:=[.A21]/1000/(60*60*24)" office:value-type="time" office:time-value="PT00H05M03.768S" calcext:value-type="time">
            <text:p>00:05:04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22.03" calcext:value-type="float">
            <text:p>22.03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float" office:value="319768" calcext:value-type="float">
            <text:p>319768</text:p>
          </table:table-cell>
          <table:table-cell table:formula="of:=[.A22]/1000/(60*60*24)" office:value-type="time" office:time-value="PT00H05M19.768S" calcext:value-type="time">
            <text:p>00:05:20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23.18" calcext:value-type="float">
            <text:p>23.18</text:p>
          </table:table-cell>
          <table:table-cell office:value-type="float" office:value="30.59" calcext:value-type="float">
            <text:p>30.59</text:p>
          </table:table-cell>
        </table:table-row>
        <table:table-row table:style-name="ro1">
          <table:table-cell office:value-type="float" office:value="335768" calcext:value-type="float">
            <text:p>335768</text:p>
          </table:table-cell>
          <table:table-cell table:formula="of:=[.A23]/1000/(60*60*24)" office:value-type="time" office:time-value="PT00H05M35.768S" calcext:value-type="time">
            <text:p>00:05:36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9.66" calcext:value-type="float">
            <text:p>339.66</text:p>
          </table:table-cell>
          <table:table-cell office:value-type="float" office:value="24.34" calcext:value-type="float">
            <text:p>24.34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1768" calcext:value-type="float">
            <text:p>351768</text:p>
          </table:table-cell>
          <table:table-cell table:formula="of:=[.A24]/1000/(60*60*24)" office:value-type="time" office:time-value="PT00H05M51.768S" calcext:value-type="time">
            <text:p>00:05:52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9.53" calcext:value-type="float">
            <text:p>339.53</text:p>
          </table:table-cell>
          <table:table-cell office:value-type="float" office:value="25.49" calcext:value-type="float">
            <text:p>25.49</text:p>
          </table:table-cell>
          <table:table-cell office:value-type="float" office:value="33.61" calcext:value-type="float">
            <text:p>33.61</text:p>
          </table:table-cell>
        </table:table-row>
        <table:table-row table:style-name="ro1">
          <table:table-cell office:value-type="float" office:value="367768" calcext:value-type="float">
            <text:p>367768</text:p>
          </table:table-cell>
          <table:table-cell table:formula="of:=[.A25]/1000/(60*60*24)" office:value-type="time" office:time-value="PT00H06M07.768S" calcext:value-type="time">
            <text:p>00:06:08</text:p>
          </table:table-cell>
          <table:table-cell office:value-type="float" office:value="1.31" calcext:value-type="float">
            <text:p>1.31</text:p>
          </table:table-cell>
          <table:table-cell office:value-type="float" office:value="259" calcext:value-type="float">
            <text:p>259</text:p>
          </table:table-cell>
          <table:table-cell office:value-type="float" office:value="338.23" calcext:value-type="float">
            <text:p>338.23</text:p>
          </table:table-cell>
          <table:table-cell office:value-type="float" office:value="26.64" calcext:value-type="float">
            <text:p>26.64</text:p>
          </table:table-cell>
          <table:table-cell office:value-type="float" office:value="35.11" calcext:value-type="float">
            <text:p>35.11</text:p>
          </table:table-cell>
        </table:table-row>
        <table:table-row table:style-name="ro1">
          <table:table-cell office:value-type="float" office:value="383768" calcext:value-type="float">
            <text:p>383768</text:p>
          </table:table-cell>
          <table:table-cell table:formula="of:=[.A26]/1000/(60*60*24)" office:value-type="time" office:time-value="PT00H06M23.768S" calcext:value-type="time">
            <text:p>00:06:24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9.13" calcext:value-type="float">
            <text:p>339.13</text:p>
          </table:table-cell>
          <table:table-cell office:value-type="float" office:value="27.79" calcext:value-type="float">
            <text:p>27.79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1">
          <table:table-cell office:value-type="float" office:value="399768" calcext:value-type="float">
            <text:p>399768</text:p>
          </table:table-cell>
          <table:table-cell table:formula="of:=[.A27]/1000/(60*60*24)" office:value-type="time" office:time-value="PT00H06M39.768S" calcext:value-type="time">
            <text:p>00:06:40</text:p>
          </table:table-cell>
          <table:table-cell office:value-type="float" office:value="1.31" calcext:value-type="float">
            <text:p>1.31</text:p>
          </table:table-cell>
          <table:table-cell office:value-type="float" office:value="258.8" calcext:value-type="float">
            <text:p>258.8</text:p>
          </table:table-cell>
          <table:table-cell office:value-type="float" office:value="337.96" calcext:value-type="float">
            <text:p>337.96</text:p>
          </table:table-cell>
          <table:table-cell office:value-type="float" office:value="28.94" calcext:value-type="float">
            <text:p>28.94</text:p>
          </table:table-cell>
          <table:table-cell office:value-type="float" office:value="38.12" calcext:value-type="float">
            <text:p>38.12</text:p>
          </table:table-cell>
        </table:table-row>
        <table:table-row table:style-name="ro1">
          <table:table-cell office:value-type="float" office:value="415767" calcext:value-type="float">
            <text:p>415767</text:p>
          </table:table-cell>
          <table:table-cell table:formula="of:=[.A28]/1000/(60*60*24)" office:value-type="time" office:time-value="PT00H06M55.767S" calcext:value-type="time">
            <text:p>00:06:56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30.09" calcext:value-type="float">
            <text:p>30.09</text:p>
          </table:table-cell>
          <table:table-cell office:value-type="float" office:value="39.63" calcext:value-type="float">
            <text:p>39.63</text:p>
          </table:table-cell>
        </table:table-row>
        <table:table-row table:style-name="ro1">
          <table:table-cell office:value-type="float" office:value="431768" calcext:value-type="float">
            <text:p>431768</text:p>
          </table:table-cell>
          <table:table-cell table:formula="of:=[.A29]/1000/(60*60*24)" office:value-type="time" office:time-value="PT00H07M11.768S" calcext:value-type="time">
            <text:p>00:07:12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7" calcext:value-type="float">
            <text:p>337.7</text:p>
          </table:table-cell>
          <table:table-cell office:value-type="float" office:value="31.24" calcext:value-type="float">
            <text:p>31.24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447768" calcext:value-type="float">
            <text:p>447768</text:p>
          </table:table-cell>
          <table:table-cell table:formula="of:=[.A30]/1000/(60*60*24)" office:value-type="time" office:time-value="PT00H07M27.768S" calcext:value-type="time">
            <text:p>00:07:28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32.39" calcext:value-type="float">
            <text:p>32.39</text:p>
          </table:table-cell>
          <table:table-cell office:value-type="float" office:value="42.63" calcext:value-type="float">
            <text:p>42.63</text:p>
          </table:table-cell>
        </table:table-row>
        <table:table-row table:style-name="ro1">
          <table:table-cell office:value-type="float" office:value="463768" calcext:value-type="float">
            <text:p>463768</text:p>
          </table:table-cell>
          <table:table-cell table:formula="of:=[.A31]/1000/(60*60*24)" office:value-type="time" office:time-value="PT00H07M43.768S" calcext:value-type="time">
            <text:p>00:07:44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33.54" calcext:value-type="float">
            <text:p>33.54</text:p>
          </table:table-cell>
          <table:table-cell office:value-type="float" office:value="44.13" calcext:value-type="float">
            <text:p>44.13</text:p>
          </table:table-cell>
        </table:table-row>
        <table:table-row table:style-name="ro1">
          <table:table-cell office:value-type="float" office:value="479768" calcext:value-type="float">
            <text:p>479768</text:p>
          </table:table-cell>
          <table:table-cell table:formula="of:=[.A32]/1000/(60*60*24)" office:value-type="time" office:time-value="PT00H07M59.768S" calcext:value-type="time">
            <text:p>00:08:00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34.68" calcext:value-type="float">
            <text:p>34.68</text:p>
          </table:table-cell>
          <table:table-cell office:value-type="float" office:value="45.63" calcext:value-type="float">
            <text:p>45.63</text:p>
          </table:table-cell>
        </table:table-row>
        <table:table-row table:style-name="ro1">
          <table:table-cell office:value-type="float" office:value="495768" calcext:value-type="float">
            <text:p>495768</text:p>
          </table:table-cell>
          <table:table-cell table:formula="of:=[.A33]/1000/(60*60*24)" office:value-type="time" office:time-value="PT00H08M15.768S" calcext:value-type="time">
            <text:p>00:08:16</text:p>
          </table:table-cell>
          <table:table-cell office:value-type="float" office:value="1.31" calcext:value-type="float">
            <text:p>1.31</text:p>
          </table:table-cell>
          <table:table-cell office:value-type="float" office:value="258.1" calcext:value-type="float">
            <text:p>258.1</text:p>
          </table:table-cell>
          <table:table-cell office:value-type="float" office:value="337.03" calcext:value-type="float">
            <text:p>337.03</text:p>
          </table:table-cell>
          <table:table-cell office:value-type="float" office:value="35.83" calcext:value-type="float">
            <text:p>35.83</text:p>
          </table:table-cell>
          <table:table-cell office:value-type="float" office:value="47.12" calcext:value-type="float">
            <text:p>47.12</text:p>
          </table:table-cell>
        </table:table-row>
        <table:table-row table:style-name="ro1">
          <table:table-cell office:value-type="float" office:value="511768" calcext:value-type="float">
            <text:p>511768</text:p>
          </table:table-cell>
          <table:table-cell table:formula="of:=[.A34]/1000/(60*60*24)" office:value-type="time" office:time-value="PT00H08M31.768S" calcext:value-type="time">
            <text:p>00:08:32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5.87" calcext:value-type="float">
            <text:p>335.87</text:p>
          </table:table-cell>
          <table:table-cell office:value-type="float" office:value="36.98" calcext:value-type="float">
            <text:p>36.98</text:p>
          </table:table-cell>
          <table:table-cell office:value-type="float" office:value="48.62" calcext:value-type="float">
            <text:p>48.62</text:p>
          </table:table-cell>
        </table:table-row>
        <table:table-row table:style-name="ro1">
          <table:table-cell office:value-type="float" office:value="527768" calcext:value-type="float">
            <text:p>527768</text:p>
          </table:table-cell>
          <table:table-cell table:formula="of:=[.A35]/1000/(60*60*24)" office:value-type="time" office:time-value="PT00H08M47.768S" calcext:value-type="time">
            <text:p>00:08:48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38.13" calcext:value-type="float">
            <text:p>38.13</text:p>
          </table:table-cell>
          <table:table-cell office:value-type="float" office:value="50.12" calcext:value-type="float">
            <text:p>50.12</text:p>
          </table:table-cell>
        </table:table-row>
        <table:table-row table:style-name="ro1">
          <table:table-cell office:value-type="float" office:value="543768" calcext:value-type="float">
            <text:p>543768</text:p>
          </table:table-cell>
          <table:table-cell table:formula="of:=[.A36]/1000/(60*60*24)" office:value-type="time" office:time-value="PT00H09M03.768S" calcext:value-type="time">
            <text:p>00:09:04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39.27" calcext:value-type="float">
            <text:p>39.27</text:p>
          </table:table-cell>
          <table:table-cell office:value-type="float" office:value="51.61" calcext:value-type="float">
            <text:p>51.61</text:p>
          </table:table-cell>
        </table:table-row>
        <table:table-row table:style-name="ro1">
          <table:table-cell office:value-type="float" office:value="559768" calcext:value-type="float">
            <text:p>559768</text:p>
          </table:table-cell>
          <table:table-cell table:formula="of:=[.A37]/1000/(60*60*24)" office:value-type="time" office:time-value="PT00H09M19.768S" calcext:value-type="time">
            <text:p>00:09:20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40.42" calcext:value-type="float">
            <text:p>40.42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575768" calcext:value-type="float">
            <text:p>575768</text:p>
          </table:table-cell>
          <table:table-cell table:formula="of:=[.A38]/1000/(60*60*24)" office:value-type="time" office:time-value="PT00H09M35.768S" calcext:value-type="time">
            <text:p>00:09:36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3" calcext:value-type="float">
            <text:p>335.33</text:p>
          </table:table-cell>
          <table:table-cell office:value-type="float" office:value="41.56" calcext:value-type="float">
            <text:p>41.56</text:p>
          </table:table-cell>
          <table:table-cell office:value-type="float" office:value="54.59" calcext:value-type="float">
            <text:p>54.59</text:p>
          </table:table-cell>
        </table:table-row>
        <table:table-row table:style-name="ro1">
          <table:table-cell office:value-type="float" office:value="591768" calcext:value-type="float">
            <text:p>591768</text:p>
          </table:table-cell>
          <table:table-cell table:formula="of:=[.A39]/1000/(60*60*24)" office:value-type="time" office:time-value="PT00H09M51.768S" calcext:value-type="time">
            <text:p>00:09:52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42.71" calcext:value-type="float">
            <text:p>42.71</text:p>
          </table:table-cell>
          <table:table-cell office:value-type="float" office:value="56.08" calcext:value-type="float">
            <text:p>56.08</text:p>
          </table:table-cell>
        </table:table-row>
        <table:table-row table:style-name="ro1">
          <table:table-cell office:value-type="float" office:value="607768" calcext:value-type="float">
            <text:p>607768</text:p>
          </table:table-cell>
          <table:table-cell table:formula="of:=[.A40]/1000/(60*60*24)" office:value-type="time" office:time-value="PT00H10M07.768S" calcext:value-type="time">
            <text:p>00:10:08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43.85" calcext:value-type="float">
            <text:p>43.85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>
          <table:table-cell office:value-type="float" office:value="623768" calcext:value-type="float">
            <text:p>623768</text:p>
          </table:table-cell>
          <table:table-cell table:formula="of:=[.A41]/1000/(60*60*24)" office:value-type="time" office:time-value="PT00H10M23.768S" calcext:value-type="time">
            <text:p>00:10:24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4.94" calcext:value-type="float">
            <text:p>334.94</text:p>
          </table:table-cell>
          <table:table-cell office:value-type="float" office:value="45" calcext:value-type="float">
            <text:p>45</text:p>
          </table:table-cell>
          <table:table-cell office:value-type="float" office:value="59.06" calcext:value-type="float">
            <text:p>59.06</text:p>
          </table:table-cell>
        </table:table-row>
        <table:table-row table:style-name="ro1">
          <table:table-cell office:value-type="float" office:value="639768" calcext:value-type="float">
            <text:p>639768</text:p>
          </table:table-cell>
          <table:table-cell table:formula="of:=[.A42]/1000/(60*60*24)" office:value-type="time" office:time-value="PT00H10M39.768S" calcext:value-type="time">
            <text:p>00:10:40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4.8" calcext:value-type="float">
            <text:p>334.8</text:p>
          </table:table-cell>
          <table:table-cell office:value-type="float" office:value="46.14" calcext:value-type="float">
            <text:p>46.14</text:p>
          </table:table-cell>
          <table:table-cell office:value-type="float" office:value="60.55" calcext:value-type="float">
            <text:p>60.55</text:p>
          </table:table-cell>
        </table:table-row>
        <table:table-row table:style-name="ro1">
          <table:table-cell office:value-type="float" office:value="655768" calcext:value-type="float">
            <text:p>655768</text:p>
          </table:table-cell>
          <table:table-cell table:formula="of:=[.A43]/1000/(60*60*24)" office:value-type="time" office:time-value="PT00H10M55.768S" calcext:value-type="time">
            <text:p>00:10:56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4.8" calcext:value-type="float">
            <text:p>334.8</text:p>
          </table:table-cell>
          <table:table-cell office:value-type="float" office:value="47.28" calcext:value-type="float">
            <text:p>47.28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1">
          <table:table-cell office:value-type="float" office:value="671768" calcext:value-type="float">
            <text:p>671768</text:p>
          </table:table-cell>
          <table:table-cell table:formula="of:=[.A44]/1000/(60*60*24)" office:value-type="time" office:time-value="PT00H11M11.768S" calcext:value-type="time">
            <text:p>00:11:12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48.43" calcext:value-type="float">
            <text:p>48.43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687768" calcext:value-type="float">
            <text:p>687768</text:p>
          </table:table-cell>
          <table:table-cell table:formula="of:=[.A45]/1000/(60*60*24)" office:value-type="time" office:time-value="PT00H11M27.768S" calcext:value-type="time">
            <text:p>00:11:28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49.57" calcext:value-type="float">
            <text:p>49.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3768" calcext:value-type="float">
            <text:p>703768</text:p>
          </table:table-cell>
          <table:table-cell table:formula="of:=[.A46]/1000/(60*60*24)" office:value-type="time" office:time-value="PT00H11M43.768S" calcext:value-type="time">
            <text:p>00:11:44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50.71" calcext:value-type="float">
            <text:p>50.71</text:p>
          </table:table-cell>
          <table:table-cell office:value-type="float" office:value="66.48" calcext:value-type="float">
            <text:p>66.48</text:p>
          </table:table-cell>
        </table:table-row>
        <table:table-row table:style-name="ro1">
          <table:table-cell office:value-type="float" office:value="719768" calcext:value-type="float">
            <text:p>719768</text:p>
          </table:table-cell>
          <table:table-cell table:formula="of:=[.A47]/1000/(60*60*24)" office:value-type="time" office:time-value="PT00H11M59.768S" calcext:value-type="time">
            <text:p>00:12:00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51.85" calcext:value-type="float">
            <text:p>51.85</text:p>
          </table:table-cell>
          <table:table-cell office:value-type="float" office:value="67.97" calcext:value-type="float">
            <text:p>67.97</text:p>
          </table:table-cell>
        </table:table-row>
        <table:table-row table:style-name="ro1">
          <table:table-cell office:value-type="float" office:value="735768" calcext:value-type="float">
            <text:p>735768</text:p>
          </table:table-cell>
          <table:table-cell table:formula="of:=[.A48]/1000/(60*60*24)" office:value-type="time" office:time-value="PT00H12M15.768S" calcext:value-type="time">
            <text:p>00:12:16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52.99" calcext:value-type="float">
            <text:p>52.99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office:value-type="float" office:value="751768" calcext:value-type="float">
            <text:p>751768</text:p>
          </table:table-cell>
          <table:table-cell table:formula="of:=[.A49]/1000/(60*60*24)" office:value-type="time" office:time-value="PT00H12M31.768S" calcext:value-type="time">
            <text:p>00:12:32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54.13" calcext:value-type="float">
            <text:p>54.13</text:p>
          </table:table-cell>
          <table:table-cell office:value-type="float" office:value="70.93" calcext:value-type="float">
            <text:p>70.93</text:p>
          </table:table-cell>
        </table:table-row>
        <table:table-row table:style-name="ro1">
          <table:table-cell office:value-type="float" office:value="767768" calcext:value-type="float">
            <text:p>767768</text:p>
          </table:table-cell>
          <table:table-cell table:formula="of:=[.A50]/1000/(60*60*24)" office:value-type="time" office:time-value="PT00H12M47.768S" calcext:value-type="time">
            <text:p>00:12:48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55.27" calcext:value-type="float">
            <text:p>55.27</text:p>
          </table:table-cell>
          <table:table-cell office:value-type="float" office:value="72.41" calcext:value-type="float">
            <text:p>72.41</text:p>
          </table:table-cell>
        </table:table-row>
        <table:table-row table:style-name="ro1">
          <table:table-cell office:value-type="float" office:value="783768" calcext:value-type="float">
            <text:p>783768</text:p>
          </table:table-cell>
          <table:table-cell table:formula="of:=[.A51]/1000/(60*60*24)" office:value-type="time" office:time-value="PT00H13M03.768S" calcext:value-type="time">
            <text:p>00:13:04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56.41" calcext:value-type="float">
            <text:p>56.41</text:p>
          </table:table-cell>
          <table:table-cell office:value-type="float" office:value="73.88" calcext:value-type="float">
            <text:p>73.88</text:p>
          </table:table-cell>
        </table:table-row>
        <table:table-row table:style-name="ro1">
          <table:table-cell office:value-type="float" office:value="799768" calcext:value-type="float">
            <text:p>799768</text:p>
          </table:table-cell>
          <table:table-cell table:formula="of:=[.A52]/1000/(60*60*24)" office:value-type="time" office:time-value="PT00H13M19.768S" calcext:value-type="time">
            <text:p>00:13:20</text:p>
          </table:table-cell>
          <table:table-cell office:value-type="float" office:value="1.3" calcext:value-type="float">
            <text:p>1.3</text:p>
          </table:table-cell>
          <table:table-cell office:value-type="float" office:value="256.4" calcext:value-type="float">
            <text:p>256.4</text:p>
          </table:table-cell>
          <table:table-cell office:value-type="float" office:value="332.71" calcext:value-type="float">
            <text:p>332.71</text:p>
          </table:table-cell>
          <table:table-cell office:value-type="float" office:value="57.55" calcext:value-type="float">
            <text:p>57.55</text:p>
          </table:table-cell>
          <table:table-cell office:value-type="float" office:value="75.36" calcext:value-type="float">
            <text:p>75.36</text:p>
          </table:table-cell>
        </table:table-row>
        <table:table-row table:style-name="ro1">
          <table:table-cell office:value-type="float" office:value="815768" calcext:value-type="float">
            <text:p>815768</text:p>
          </table:table-cell>
          <table:table-cell table:formula="of:=[.A53]/1000/(60*60*24)" office:value-type="time" office:time-value="PT00H13M35.768S" calcext:value-type="time">
            <text:p>00:13:36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58.69" calcext:value-type="float">
            <text:p>58.69</text:p>
          </table:table-cell>
          <table:table-cell office:value-type="float" office:value="76.84" calcext:value-type="float">
            <text:p>76.84</text:p>
          </table:table-cell>
        </table:table-row>
        <table:table-row table:style-name="ro1">
          <table:table-cell office:value-type="float" office:value="831768" calcext:value-type="float">
            <text:p>831768</text:p>
          </table:table-cell>
          <table:table-cell table:formula="of:=[.A54]/1000/(60*60*24)" office:value-type="time" office:time-value="PT00H13M51.768S" calcext:value-type="time">
            <text:p>00:13:52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59.83" calcext:value-type="float">
            <text:p>59.83</text:p>
          </table:table-cell>
          <table:table-cell office:value-type="float" office:value="78.31" calcext:value-type="float">
            <text:p>78.31</text:p>
          </table:table-cell>
        </table:table-row>
        <table:table-row table:style-name="ro1">
          <table:table-cell office:value-type="float" office:value="847768" calcext:value-type="float">
            <text:p>847768</text:p>
          </table:table-cell>
          <table:table-cell table:formula="of:=[.A55]/1000/(60*60*24)" office:value-type="time" office:time-value="PT00H14M07.768S" calcext:value-type="time">
            <text:p>00:14:08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60.97" calcext:value-type="float">
            <text:p>60.97</text:p>
          </table:table-cell>
          <table:table-cell office:value-type="float" office:value="79.78" calcext:value-type="float">
            <text:p>79.78</text:p>
          </table:table-cell>
        </table:table-row>
        <table:table-row table:style-name="ro1">
          <table:table-cell office:value-type="float" office:value="863768" calcext:value-type="float">
            <text:p>863768</text:p>
          </table:table-cell>
          <table:table-cell table:formula="of:=[.A56]/1000/(60*60*24)" office:value-type="time" office:time-value="PT00H14M23.768S" calcext:value-type="time">
            <text:p>00:14:24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2" calcext:value-type="float">
            <text:p>331.42</text:p>
          </table:table-cell>
          <table:table-cell office:value-type="float" office:value="62.11" calcext:value-type="float">
            <text:p>62.11</text:p>
          </table:table-cell>
          <table:table-cell office:value-type="float" office:value="81.26" calcext:value-type="float">
            <text:p>81.26</text:p>
          </table:table-cell>
        </table:table-row>
        <table:table-row table:style-name="ro1">
          <table:table-cell office:value-type="float" office:value="879768" calcext:value-type="float">
            <text:p>879768</text:p>
          </table:table-cell>
          <table:table-cell table:formula="of:=[.A57]/1000/(60*60*24)" office:value-type="time" office:time-value="PT00H14M39.768S" calcext:value-type="time">
            <text:p>00:14:40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63.25" calcext:value-type="float">
            <text:p>63.25</text:p>
          </table:table-cell>
          <table:table-cell office:value-type="float" office:value="82.73" calcext:value-type="float">
            <text:p>82.73</text:p>
          </table:table-cell>
        </table:table-row>
        <table:table-row table:style-name="ro1">
          <table:table-cell office:value-type="float" office:value="895768" calcext:value-type="float">
            <text:p>895768</text:p>
          </table:table-cell>
          <table:table-cell table:formula="of:=[.A58]/1000/(60*60*24)" office:value-type="time" office:time-value="PT00H14M55.768S" calcext:value-type="time">
            <text:p>00:14:56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64.39" calcext:value-type="float">
            <text:p>64.39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float" office:value="911768" calcext:value-type="float">
            <text:p>911768</text:p>
          </table:table-cell>
          <table:table-cell table:formula="of:=[.A59]/1000/(60*60*24)" office:value-type="time" office:time-value="PT00H15M11.768S" calcext:value-type="time">
            <text:p>00:15:12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65.52" calcext:value-type="float">
            <text:p>65.52</text:p>
          </table:table-cell>
          <table:table-cell office:value-type="float" office:value="85.67" calcext:value-type="float">
            <text:p>85.67</text:p>
          </table:table-cell>
        </table:table-row>
        <table:table-row table:style-name="ro1">
          <table:table-cell office:value-type="float" office:value="927768" calcext:value-type="float">
            <text:p>927768</text:p>
          </table:table-cell>
          <table:table-cell table:formula="of:=[.A60]/1000/(60*60*24)" office:value-type="time" office:time-value="PT00H15M27.768S" calcext:value-type="time">
            <text:p>00:15:28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66.66" calcext:value-type="float">
            <text:p>66.66</text:p>
          </table:table-cell>
          <table:table-cell office:value-type="float" office:value="87.14" calcext:value-type="float">
            <text:p>87.14</text:p>
          </table:table-cell>
        </table:table-row>
        <table:table-row table:style-name="ro1">
          <table:table-cell office:value-type="float" office:value="943768" calcext:value-type="float">
            <text:p>943768</text:p>
          </table:table-cell>
          <table:table-cell table:formula="of:=[.A61]/1000/(60*60*24)" office:value-type="time" office:time-value="PT00H15M43.768S" calcext:value-type="time">
            <text:p>00:15:44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30.77" calcext:value-type="float">
            <text:p>330.77</text:p>
          </table:table-cell>
          <table:table-cell office:value-type="float" office:value="67.8" calcext:value-type="float">
            <text:p>67.8</text:p>
          </table:table-cell>
          <table:table-cell office:value-type="float" office:value="88.61" calcext:value-type="float">
            <text:p>88.61</text:p>
          </table:table-cell>
        </table:table-row>
        <table:table-row table:style-name="ro1">
          <table:table-cell office:value-type="float" office:value="959768" calcext:value-type="float">
            <text:p>959768</text:p>
          </table:table-cell>
          <table:table-cell table:formula="of:=[.A62]/1000/(60*60*24)" office:value-type="time" office:time-value="PT00H15M59.768S" calcext:value-type="time">
            <text:p>00:16:00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30.77" calcext:value-type="float">
            <text:p>330.77</text:p>
          </table:table-cell>
          <table:table-cell office:value-type="float" office:value="68.93" calcext:value-type="float">
            <text:p>68.93</text:p>
          </table:table-cell>
          <table:table-cell office:value-type="float" office:value="90.08" calcext:value-type="float">
            <text:p>90.08</text:p>
          </table:table-cell>
        </table:table-row>
        <table:table-row table:style-name="ro1">
          <table:table-cell office:value-type="float" office:value="975768" calcext:value-type="float">
            <text:p>975768</text:p>
          </table:table-cell>
          <table:table-cell table:formula="of:=[.A63]/1000/(60*60*24)" office:value-type="time" office:time-value="PT00H16M15.768S" calcext:value-type="time">
            <text:p>00:16:16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70.07" calcext:value-type="float">
            <text:p>70.07</text:p>
          </table:table-cell>
          <table:table-cell office:value-type="float" office:value="91.55" calcext:value-type="float">
            <text:p>91.55</text:p>
          </table:table-cell>
        </table:table-row>
        <table:table-row table:style-name="ro1">
          <table:table-cell office:value-type="float" office:value="991768" calcext:value-type="float">
            <text:p>991768</text:p>
          </table:table-cell>
          <table:table-cell table:formula="of:=[.A64]/1000/(60*60*24)" office:value-type="time" office:time-value="PT00H16M31.768S" calcext:value-type="time">
            <text:p>00:16:32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71.21" calcext:value-type="float">
            <text:p>71.21</text:p>
          </table:table-cell>
          <table:table-cell office:value-type="float" office:value="93.01" calcext:value-type="float">
            <text:p>93.01</text:p>
          </table:table-cell>
        </table:table-row>
        <table:table-row table:style-name="ro1">
          <table:table-cell office:value-type="float" office:value="1007768" calcext:value-type="float">
            <text:p>1007768</text:p>
          </table:table-cell>
          <table:table-cell table:formula="of:=[.A65]/1000/(60*60*24)" office:value-type="time" office:time-value="PT00H16M47.768S" calcext:value-type="time">
            <text:p>00:16:48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30.5" calcext:value-type="float">
            <text:p>330.5</text:p>
          </table:table-cell>
          <table:table-cell office:value-type="float" office:value="72.34" calcext:value-type="float">
            <text:p>72.34</text:p>
          </table:table-cell>
          <table:table-cell office:value-type="float" office:value="94.48" calcext:value-type="float">
            <text:p>94.48</text:p>
          </table:table-cell>
        </table:table-row>
        <table:table-row table:style-name="ro1">
          <table:table-cell office:value-type="float" office:value="1023768" calcext:value-type="float">
            <text:p>1023768</text:p>
          </table:table-cell>
          <table:table-cell table:formula="of:=[.A66]/1000/(60*60*24)" office:value-type="time" office:time-value="PT00H17M03.768S" calcext:value-type="time">
            <text:p>00:17:04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73.48" calcext:value-type="float">
            <text:p>73.48</text:p>
          </table:table-cell>
          <table:table-cell office:value-type="float" office:value="95.94" calcext:value-type="float">
            <text:p>95.94</text:p>
          </table:table-cell>
        </table:table-row>
        <table:table-row table:style-name="ro1">
          <table:table-cell office:value-type="float" office:value="1039768" calcext:value-type="float">
            <text:p>1039768</text:p>
          </table:table-cell>
          <table:table-cell table:formula="of:=[.A67]/1000/(60*60*24)" office:value-type="time" office:time-value="PT00H17M19.768S" calcext:value-type="time">
            <text:p>00:17:20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74.61" calcext:value-type="float">
            <text:p>74.61</text:p>
          </table:table-cell>
          <table:table-cell office:value-type="float" office:value="97.41" calcext:value-type="float">
            <text:p>97.41</text:p>
          </table:table-cell>
        </table:table-row>
        <table:table-row table:style-name="ro1">
          <table:table-cell office:value-type="float" office:value="1055768" calcext:value-type="float">
            <text:p>1055768</text:p>
          </table:table-cell>
          <table:table-cell table:formula="of:=[.A68]/1000/(60*60*24)" office:value-type="time" office:time-value="PT00H17M35.768S" calcext:value-type="time">
            <text:p>00:17:36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75.75" calcext:value-type="float">
            <text:p>75.75</text:p>
          </table:table-cell>
          <table:table-cell office:value-type="float" office:value="98.87" calcext:value-type="float">
            <text:p>98.87</text:p>
          </table:table-cell>
        </table:table-row>
        <table:table-row table:style-name="ro1">
          <table:table-cell office:value-type="float" office:value="1071768" calcext:value-type="float">
            <text:p>1071768</text:p>
          </table:table-cell>
          <table:table-cell table:formula="of:=[.A69]/1000/(60*60*24)" office:value-type="time" office:time-value="PT00H17M51.768S" calcext:value-type="time">
            <text:p>00:17:52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76.88" calcext:value-type="float">
            <text:p>76.88</text:p>
          </table:table-cell>
          <table:table-cell office:value-type="float" office:value="100.33" calcext:value-type="float">
            <text:p>100.33</text:p>
          </table:table-cell>
        </table:table-row>
        <table:table-row table:style-name="ro1">
          <table:table-cell office:value-type="float" office:value="1087768" calcext:value-type="float">
            <text:p>1087768</text:p>
          </table:table-cell>
          <table:table-cell table:formula="of:=[.A70]/1000/(60*60*24)" office:value-type="time" office:time-value="PT00H18M07.768S" calcext:value-type="time">
            <text:p>00:18:08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78.02" calcext:value-type="float">
            <text:p>78.02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1103768" calcext:value-type="float">
            <text:p>1103768</text:p>
          </table:table-cell>
          <table:table-cell table:formula="of:=[.A71]/1000/(60*60*24)" office:value-type="time" office:time-value="PT00H18M23.768S" calcext:value-type="time">
            <text:p>00:18:24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79.15" calcext:value-type="float">
            <text:p>79.15</text:p>
          </table:table-cell>
          <table:table-cell office:value-type="float" office:value="103.26" calcext:value-type="float">
            <text:p>103.26</text:p>
          </table:table-cell>
        </table:table-row>
        <table:table-row table:style-name="ro1">
          <table:table-cell office:value-type="float" office:value="1119768" calcext:value-type="float">
            <text:p>1119768</text:p>
          </table:table-cell>
          <table:table-cell table:formula="of:=[.A72]/1000/(60*60*24)" office:value-type="time" office:time-value="PT00H18M39.768S" calcext:value-type="time">
            <text:p>00:18:40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80.28" calcext:value-type="float">
            <text:p>80.28</text:p>
          </table:table-cell>
          <table:table-cell office:value-type="float" office:value="104.72" calcext:value-type="float">
            <text:p>104.72</text:p>
          </table:table-cell>
        </table:table-row>
        <table:table-row table:style-name="ro1">
          <table:table-cell office:value-type="float" office:value="1135768" calcext:value-type="float">
            <text:p>1135768</text:p>
          </table:table-cell>
          <table:table-cell table:formula="of:=[.A73]/1000/(60*60*24)" office:value-type="time" office:time-value="PT00H18M55.768S" calcext:value-type="time">
            <text:p>00:18:56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8.69" calcext:value-type="float">
            <text:p>328.69</text:p>
          </table:table-cell>
          <table:table-cell office:value-type="float" office:value="81.42" calcext:value-type="float">
            <text:p>81.42</text:p>
          </table:table-cell>
          <table:table-cell office:value-type="float" office:value="106.18" calcext:value-type="float">
            <text:p>106.18</text:p>
          </table:table-cell>
        </table:table-row>
        <table:table-row table:style-name="ro1">
          <table:table-cell office:value-type="float" office:value="1151768" calcext:value-type="float">
            <text:p>1151768</text:p>
          </table:table-cell>
          <table:table-cell table:formula="of:=[.A74]/1000/(60*60*24)" office:value-type="time" office:time-value="PT00H19M11.768S" calcext:value-type="time">
            <text:p>00:19:12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82.55" calcext:value-type="float">
            <text:p>82.55</text:p>
          </table:table-cell>
          <table:table-cell office:value-type="float" office:value="107.63" calcext:value-type="float">
            <text:p>107.63</text:p>
          </table:table-cell>
        </table:table-row>
        <table:table-row table:style-name="ro1">
          <table:table-cell office:value-type="float" office:value="1167768" calcext:value-type="float">
            <text:p>1167768</text:p>
          </table:table-cell>
          <table:table-cell table:formula="of:=[.A75]/1000/(60*60*24)" office:value-type="time" office:time-value="PT00H19M27.768S" calcext:value-type="time">
            <text:p>00:19:28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83.68" calcext:value-type="float">
            <text:p>83.68</text:p>
          </table:table-cell>
          <table:table-cell office:value-type="float" office:value="109.09" calcext:value-type="float">
            <text:p>109.09</text:p>
          </table:table-cell>
        </table:table-row>
        <table:table-row table:style-name="ro1">
          <table:table-cell office:value-type="float" office:value="1183768" calcext:value-type="float">
            <text:p>1183768</text:p>
          </table:table-cell>
          <table:table-cell table:formula="of:=[.A76]/1000/(60*60*24)" office:value-type="time" office:time-value="PT00H19M43.768S" calcext:value-type="time">
            <text:p>00:19:44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84.81" calcext:value-type="float">
            <text:p>84.81</text:p>
          </table:table-cell>
          <table:table-cell office:value-type="float" office:value="110.55" calcext:value-type="float">
            <text:p>110.55</text:p>
          </table:table-cell>
        </table:table-row>
        <table:table-row table:style-name="ro1">
          <table:table-cell office:value-type="float" office:value="1199768" calcext:value-type="float">
            <text:p>1199768</text:p>
          </table:table-cell>
          <table:table-cell table:formula="of:=[.A77]/1000/(60*60*24)" office:value-type="time" office:time-value="PT00H19M59.768S" calcext:value-type="time">
            <text:p>00:20:00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85.95" calcext:value-type="float">
            <text:p>85.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15768" calcext:value-type="float">
            <text:p>1215768</text:p>
          </table:table-cell>
          <table:table-cell table:formula="of:=[.A78]/1000/(60*60*24)" office:value-type="time" office:time-value="PT00H20M15.768S" calcext:value-type="time">
            <text:p>00:20:16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87.08" calcext:value-type="float">
            <text:p>87.08</text:p>
          </table:table-cell>
          <table:table-cell office:value-type="float" office:value="113.46" calcext:value-type="float">
            <text:p>113.46</text:p>
          </table:table-cell>
        </table:table-row>
        <table:table-row table:style-name="ro1">
          <table:table-cell office:value-type="float" office:value="1231768" calcext:value-type="float">
            <text:p>1231768</text:p>
          </table:table-cell>
          <table:table-cell table:formula="of:=[.A79]/1000/(60*60*24)" office:value-type="time" office:time-value="PT00H20M31.768S" calcext:value-type="time">
            <text:p>00:20:32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88.21" calcext:value-type="float">
            <text:p>88.21</text:p>
          </table:table-cell>
          <table:table-cell office:value-type="float" office:value="114.91" calcext:value-type="float">
            <text:p>114.91</text:p>
          </table:table-cell>
        </table:table-row>
        <table:table-row table:style-name="ro1">
          <table:table-cell office:value-type="float" office:value="1247768" calcext:value-type="float">
            <text:p>1247768</text:p>
          </table:table-cell>
          <table:table-cell table:formula="of:=[.A80]/1000/(60*60*24)" office:value-type="time" office:time-value="PT00H20M47.768S" calcext:value-type="time">
            <text:p>00:20:48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89.34" calcext:value-type="float">
            <text:p>89.34</text:p>
          </table:table-cell>
          <table:table-cell office:value-type="float" office:value="116.37" calcext:value-type="float">
            <text:p>116.37</text:p>
          </table:table-cell>
        </table:table-row>
        <table:table-row table:style-name="ro1">
          <table:table-cell office:value-type="float" office:value="1263768" calcext:value-type="float">
            <text:p>1263768</text:p>
          </table:table-cell>
          <table:table-cell table:formula="of:=[.A81]/1000/(60*60*24)" office:value-type="time" office:time-value="PT00H21M03.768S" calcext:value-type="time">
            <text:p>00:21:04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90.47" calcext:value-type="float">
            <text:p>90.47</text:p>
          </table:table-cell>
          <table:table-cell office:value-type="float" office:value="117.82" calcext:value-type="float">
            <text:p>117.82</text:p>
          </table:table-cell>
        </table:table-row>
        <table:table-row table:style-name="ro1">
          <table:table-cell office:value-type="float" office:value="1279768" calcext:value-type="float">
            <text:p>1279768</text:p>
          </table:table-cell>
          <table:table-cell table:formula="of:=[.A82]/1000/(60*60*24)" office:value-type="time" office:time-value="PT00H21M19.768S" calcext:value-type="time">
            <text:p>00:21:20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1" calcext:value-type="float">
            <text:p>327.01</text:p>
          </table:table-cell>
          <table:table-cell office:value-type="float" office:value="91.6" calcext:value-type="float">
            <text:p>91.6</text:p>
          </table:table-cell>
          <table:table-cell office:value-type="float" office:value="119.27" calcext:value-type="float">
            <text:p>119.27</text:p>
          </table:table-cell>
        </table:table-row>
        <table:table-row table:style-name="ro1">
          <table:table-cell office:value-type="float" office:value="1295768" calcext:value-type="float">
            <text:p>1295768</text:p>
          </table:table-cell>
          <table:table-cell table:formula="of:=[.A83]/1000/(60*60*24)" office:value-type="time" office:time-value="PT00H21M35.768S" calcext:value-type="time">
            <text:p>00:21:36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92.73" calcext:value-type="float">
            <text:p>92.73</text:p>
          </table:table-cell>
          <table:table-cell office:value-type="float" office:value="120.73" calcext:value-type="float">
            <text:p>120.73</text:p>
          </table:table-cell>
        </table:table-row>
        <table:table-row table:style-name="ro1">
          <table:table-cell office:value-type="float" office:value="1311768" calcext:value-type="float">
            <text:p>1311768</text:p>
          </table:table-cell>
          <table:table-cell table:formula="of:=[.A84]/1000/(60*60*24)" office:value-type="time" office:time-value="PT00H21M51.768S" calcext:value-type="time">
            <text:p>00:21:52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5.74" calcext:value-type="float">
            <text:p>325.74</text:p>
          </table:table-cell>
          <table:table-cell office:value-type="float" office:value="93.86" calcext:value-type="float">
            <text:p>93.86</text:p>
          </table:table-cell>
          <table:table-cell office:value-type="float" office:value="122.18" calcext:value-type="float">
            <text:p>122.18</text:p>
          </table:table-cell>
        </table:table-row>
        <table:table-row table:style-name="ro1">
          <table:table-cell office:value-type="float" office:value="1327768" calcext:value-type="float">
            <text:p>1327768</text:p>
          </table:table-cell>
          <table:table-cell table:formula="of:=[.A85]/1000/(60*60*24)" office:value-type="time" office:time-value="PT00H22M07.768S" calcext:value-type="time">
            <text:p>00:22:08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5.61" calcext:value-type="float">
            <text:p>325.61</text:p>
          </table:table-cell>
          <table:table-cell office:value-type="float" office:value="94.99" calcext:value-type="float">
            <text:p>94.99</text:p>
          </table:table-cell>
          <table:table-cell office:value-type="float" office:value="123.63" calcext:value-type="float">
            <text:p>123.63</text:p>
          </table:table-cell>
        </table:table-row>
        <table:table-row table:style-name="ro1">
          <table:table-cell office:value-type="float" office:value="1343768" calcext:value-type="float">
            <text:p>1343768</text:p>
          </table:table-cell>
          <table:table-cell table:formula="of:=[.A86]/1000/(60*60*24)" office:value-type="time" office:time-value="PT00H22M23.768S" calcext:value-type="time">
            <text:p>00:22:24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5.73" calcext:value-type="float">
            <text:p>325.73</text:p>
          </table:table-cell>
          <table:table-cell office:value-type="float" office:value="96.12" calcext:value-type="float">
            <text:p>96.12</text:p>
          </table:table-cell>
          <table:table-cell office:value-type="float" office:value="125.08" calcext:value-type="float">
            <text:p>125.08</text:p>
          </table:table-cell>
        </table:table-row>
        <table:table-row table:style-name="ro1">
          <table:table-cell office:value-type="float" office:value="1359768" calcext:value-type="float">
            <text:p>1359768</text:p>
          </table:table-cell>
          <table:table-cell table:formula="of:=[.A87]/1000/(60*60*24)" office:value-type="time" office:time-value="PT00H22M39.768S" calcext:value-type="time">
            <text:p>00:22:40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5.61" calcext:value-type="float">
            <text:p>325.61</text:p>
          </table:table-cell>
          <table:table-cell office:value-type="float" office:value="97.25" calcext:value-type="float">
            <text:p>97.25</text:p>
          </table:table-cell>
          <table:table-cell office:value-type="float" office:value="126.52" calcext:value-type="float">
            <text:p>126.52</text:p>
          </table:table-cell>
        </table:table-row>
        <table:table-row table:style-name="ro1">
          <table:table-cell office:value-type="float" office:value="1375768" calcext:value-type="float">
            <text:p>1375768</text:p>
          </table:table-cell>
          <table:table-cell table:formula="of:=[.A88]/1000/(60*60*24)" office:value-type="time" office:time-value="PT00H22M55.768S" calcext:value-type="time">
            <text:p>00:22:56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98.38" calcext:value-type="float">
            <text:p>98.38</text:p>
          </table:table-cell>
          <table:table-cell office:value-type="float" office:value="127.97" calcext:value-type="float">
            <text:p>127.97</text:p>
          </table:table-cell>
        </table:table-row>
        <table:table-row table:style-name="ro1">
          <table:table-cell office:value-type="float" office:value="1391768" calcext:value-type="float">
            <text:p>1391768</text:p>
          </table:table-cell>
          <table:table-cell table:formula="of:=[.A89]/1000/(60*60*24)" office:value-type="time" office:time-value="PT00H23M11.768S" calcext:value-type="time">
            <text:p>00:23:12</text:p>
          </table:table-cell>
          <table:table-cell office:value-type="float" office:value="1.29" calcext:value-type="float">
            <text:p>1.29</text:p>
          </table:table-cell>
          <table:table-cell office:value-type="float" office:value="253.9" calcext:value-type="float">
            <text:p>253.9</text:p>
          </table:table-cell>
          <table:table-cell office:value-type="float" office:value="326.36" calcext:value-type="float">
            <text:p>326.36</text:p>
          </table:table-cell>
          <table:table-cell office:value-type="float" office:value="99.51" calcext:value-type="float">
            <text:p>99.51</text:p>
          </table:table-cell>
          <table:table-cell office:value-type="float" office:value="129.42" calcext:value-type="float">
            <text:p>129.42</text:p>
          </table:table-cell>
        </table:table-row>
        <table:table-row table:style-name="ro1">
          <table:table-cell office:value-type="float" office:value="1407768" calcext:value-type="float">
            <text:p>1407768</text:p>
          </table:table-cell>
          <table:table-cell table:formula="of:=[.A90]/1000/(60*60*24)" office:value-type="time" office:time-value="PT00H23M27.768S" calcext:value-type="time">
            <text:p>00:23:28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00.64" calcext:value-type="float">
            <text:p>100.64</text:p>
          </table:table-cell>
          <table:table-cell office:value-type="float" office:value="130.87" calcext:value-type="float">
            <text:p>130.87</text:p>
          </table:table-cell>
        </table:table-row>
        <table:table-row table:style-name="ro1">
          <table:table-cell office:value-type="float" office:value="1423768" calcext:value-type="float">
            <text:p>1423768</text:p>
          </table:table-cell>
          <table:table-cell table:formula="of:=[.A91]/1000/(60*60*24)" office:value-type="time" office:time-value="PT00H23M43.768S" calcext:value-type="time">
            <text:p>00:23:44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101.77" calcext:value-type="float">
            <text:p>101.77</text:p>
          </table:table-cell>
          <table:table-cell office:value-type="float" office:value="132.31" calcext:value-type="float">
            <text:p>132.31</text:p>
          </table:table-cell>
        </table:table-row>
        <table:table-row table:style-name="ro1">
          <table:table-cell office:value-type="float" office:value="1439768" calcext:value-type="float">
            <text:p>1439768</text:p>
          </table:table-cell>
          <table:table-cell table:formula="of:=[.A92]/1000/(60*60*24)" office:value-type="time" office:time-value="PT00H23M59.768S" calcext:value-type="time">
            <text:p>00:24:00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102.89" calcext:value-type="float">
            <text:p>102.89</text:p>
          </table:table-cell>
          <table:table-cell office:value-type="float" office:value="133.76" calcext:value-type="float">
            <text:p>133.76</text:p>
          </table:table-cell>
        </table:table-row>
        <table:table-row table:style-name="ro1">
          <table:table-cell office:value-type="float" office:value="1455768" calcext:value-type="float">
            <text:p>1455768</text:p>
          </table:table-cell>
          <table:table-cell table:formula="of:=[.A93]/1000/(60*60*24)" office:value-type="time" office:time-value="PT00H24M15.768S" calcext:value-type="time">
            <text:p>00:24:16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04.02" calcext:value-type="float">
            <text:p>104.02</text:p>
          </table:table-cell>
          <table:table-cell office:value-type="float" office:value="135.21" calcext:value-type="float">
            <text:p>135.21</text:p>
          </table:table-cell>
        </table:table-row>
        <table:table-row table:style-name="ro1">
          <table:table-cell office:value-type="float" office:value="1471768" calcext:value-type="float">
            <text:p>1471768</text:p>
          </table:table-cell>
          <table:table-cell table:formula="of:=[.A94]/1000/(60*60*24)" office:value-type="time" office:time-value="PT00H24M31.768S" calcext:value-type="time">
            <text:p>00:24:32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05.15" calcext:value-type="float">
            <text:p>105.15</text:p>
          </table:table-cell>
          <table:table-cell office:value-type="float" office:value="136.65" calcext:value-type="float">
            <text:p>136.65</text:p>
          </table:table-cell>
        </table:table-row>
        <table:table-row table:style-name="ro1">
          <table:table-cell office:value-type="float" office:value="1487768" calcext:value-type="float">
            <text:p>1487768</text:p>
          </table:table-cell>
          <table:table-cell table:formula="of:=[.A95]/1000/(60*60*24)" office:value-type="time" office:time-value="PT00H24M47.768S" calcext:value-type="time">
            <text:p>00:24:48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06.28" calcext:value-type="float">
            <text:p>106.28</text:p>
          </table:table-cell>
          <table:table-cell office:value-type="float" office:value="138.09" calcext:value-type="float">
            <text:p>138.09</text:p>
          </table:table-cell>
        </table:table-row>
        <table:table-row table:style-name="ro1">
          <table:table-cell office:value-type="float" office:value="1503768" calcext:value-type="float">
            <text:p>1503768</text:p>
          </table:table-cell>
          <table:table-cell table:formula="of:=[.A96]/1000/(60*60*24)" office:value-type="time" office:time-value="PT00H25M03.768S" calcext:value-type="time">
            <text:p>00:25:04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107.4" calcext:value-type="float">
            <text:p>107.4</text:p>
          </table:table-cell>
          <table:table-cell office:value-type="float" office:value="139.54" calcext:value-type="float">
            <text:p>139.54</text:p>
          </table:table-cell>
        </table:table-row>
        <table:table-row table:style-name="ro1">
          <table:table-cell office:value-type="float" office:value="1519768" calcext:value-type="float">
            <text:p>1519768</text:p>
          </table:table-cell>
          <table:table-cell table:formula="of:=[.A97]/1000/(60*60*24)" office:value-type="time" office:time-value="PT00H25M19.768S" calcext:value-type="time">
            <text:p>00:25:20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108.53" calcext:value-type="float">
            <text:p>108.53</text:p>
          </table:table-cell>
          <table:table-cell office:value-type="float" office:value="140.98" calcext:value-type="float">
            <text:p>140.98</text:p>
          </table:table-cell>
        </table:table-row>
        <table:table-row table:style-name="ro1">
          <table:table-cell office:value-type="float" office:value="1535768" calcext:value-type="float">
            <text:p>1535768</text:p>
          </table:table-cell>
          <table:table-cell table:formula="of:=[.A98]/1000/(60*60*24)" office:value-type="time" office:time-value="PT00H25M35.768S" calcext:value-type="time">
            <text:p>00:25:36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109.66" calcext:value-type="float">
            <text:p>109.66</text:p>
          </table:table-cell>
          <table:table-cell office:value-type="float" office:value="142.42" calcext:value-type="float">
            <text:p>142.42</text:p>
          </table:table-cell>
        </table:table-row>
        <table:table-row table:style-name="ro1">
          <table:table-cell office:value-type="float" office:value="1551768" calcext:value-type="float">
            <text:p>1551768</text:p>
          </table:table-cell>
          <table:table-cell table:formula="of:=[.A99]/1000/(60*60*24)" office:value-type="time" office:time-value="PT00H25M51.768S" calcext:value-type="time">
            <text:p>00:25:52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110.78" calcext:value-type="float">
            <text:p>110.78</text:p>
          </table:table-cell>
          <table:table-cell office:value-type="float" office:value="143.86" calcext:value-type="float">
            <text:p>143.86</text:p>
          </table:table-cell>
        </table:table-row>
        <table:table-row table:style-name="ro1">
          <table:table-cell office:value-type="float" office:value="1567768" calcext:value-type="float">
            <text:p>1567768</text:p>
          </table:table-cell>
          <table:table-cell table:formula="of:=[.A100]/1000/(60*60*24)" office:value-type="time" office:time-value="PT00H26M07.768S" calcext:value-type="time">
            <text:p>00:26:08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4.56" calcext:value-type="float">
            <text:p>324.56</text:p>
          </table:table-cell>
          <table:table-cell office:value-type="float" office:value="111.91" calcext:value-type="float">
            <text:p>111.91</text:p>
          </table:table-cell>
          <table:table-cell office:value-type="float" office:value="145.31" calcext:value-type="float">
            <text:p>145.31</text:p>
          </table:table-cell>
        </table:table-row>
        <table:table-row table:style-name="ro1">
          <table:table-cell office:value-type="float" office:value="1583768" calcext:value-type="float">
            <text:p>1583768</text:p>
          </table:table-cell>
          <table:table-cell table:formula="of:=[.A101]/1000/(60*60*24)" office:value-type="time" office:time-value="PT00H26M23.768S" calcext:value-type="time">
            <text:p>00:26:24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113.04" calcext:value-type="float">
            <text:p>113.04</text:p>
          </table:table-cell>
          <table:table-cell office:value-type="float" office:value="146.75" calcext:value-type="float">
            <text:p>146.75</text:p>
          </table:table-cell>
        </table:table-row>
        <table:table-row table:style-name="ro1">
          <table:table-cell office:value-type="float" office:value="1599768" calcext:value-type="float">
            <text:p>1599768</text:p>
          </table:table-cell>
          <table:table-cell table:formula="of:=[.A102]/1000/(60*60*24)" office:value-type="time" office:time-value="PT00H26M39.768S" calcext:value-type="time">
            <text:p>00:26:40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114.16" calcext:value-type="float">
            <text:p>114.16</text:p>
          </table:table-cell>
          <table:table-cell office:value-type="float" office:value="148.19" calcext:value-type="float">
            <text:p>148.19</text:p>
          </table:table-cell>
        </table:table-row>
        <table:table-row table:style-name="ro1">
          <table:table-cell office:value-type="float" office:value="1615768" calcext:value-type="float">
            <text:p>1615768</text:p>
          </table:table-cell>
          <table:table-cell table:formula="of:=[.A103]/1000/(60*60*24)" office:value-type="time" office:time-value="PT00H26M55.768S" calcext:value-type="time">
            <text:p>00:26:56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4.43" calcext:value-type="float">
            <text:p>324.43</text:p>
          </table:table-cell>
          <table:table-cell office:value-type="float" office:value="115.29" calcext:value-type="float">
            <text:p>115.29</text:p>
          </table:table-cell>
          <table:table-cell office:value-type="float" office:value="149.63" calcext:value-type="float">
            <text:p>149.63</text:p>
          </table:table-cell>
        </table:table-row>
        <table:table-row table:style-name="ro1">
          <table:table-cell office:value-type="float" office:value="1631768" calcext:value-type="float">
            <text:p>1631768</text:p>
          </table:table-cell>
          <table:table-cell table:formula="of:=[.A104]/1000/(60*60*24)" office:value-type="time" office:time-value="PT00H27M11.768S" calcext:value-type="time">
            <text:p>00:27:12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1" calcext:value-type="float">
            <text:p>323.41</text:p>
          </table:table-cell>
          <table:table-cell office:value-type="float" office:value="116.41" calcext:value-type="float">
            <text:p>116.41</text:p>
          </table:table-cell>
          <table:table-cell office:value-type="float" office:value="151.06" calcext:value-type="float">
            <text:p>151.06</text:p>
          </table:table-cell>
        </table:table-row>
        <table:table-row table:style-name="ro1">
          <table:table-cell office:value-type="float" office:value="1647768" calcext:value-type="float">
            <text:p>1647768</text:p>
          </table:table-cell>
          <table:table-cell table:formula="of:=[.A105]/1000/(60*60*24)" office:value-type="time" office:time-value="PT00H27M27.768S" calcext:value-type="time">
            <text:p>00:27:28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17.54" calcext:value-type="float">
            <text:p>117.54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1">
          <table:table-cell office:value-type="float" office:value="1663768" calcext:value-type="float">
            <text:p>1663768</text:p>
          </table:table-cell>
          <table:table-cell table:formula="of:=[.A106]/1000/(60*60*24)" office:value-type="time" office:time-value="PT00H27M43.768S" calcext:value-type="time">
            <text:p>00:27:44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8" calcext:value-type="float">
            <text:p>323.28</text:p>
          </table:table-cell>
          <table:table-cell office:value-type="float" office:value="118.66" calcext:value-type="float">
            <text:p>118.66</text:p>
          </table:table-cell>
          <table:table-cell office:value-type="float" office:value="153.94" calcext:value-type="float">
            <text:p>153.94</text:p>
          </table:table-cell>
        </table:table-row>
        <table:table-row table:style-name="ro1">
          <table:table-cell office:value-type="float" office:value="1679768" calcext:value-type="float">
            <text:p>1679768</text:p>
          </table:table-cell>
          <table:table-cell table:formula="of:=[.A107]/1000/(60*60*24)" office:value-type="time" office:time-value="PT00H27M59.768S" calcext:value-type="time">
            <text:p>00:28:00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19.79" calcext:value-type="float">
            <text:p>119.79</text:p>
          </table:table-cell>
          <table:table-cell office:value-type="float" office:value="155.37" calcext:value-type="float">
            <text:p>155.37</text:p>
          </table:table-cell>
        </table:table-row>
        <table:table-row table:style-name="ro1">
          <table:table-cell office:value-type="float" office:value="1695768" calcext:value-type="float">
            <text:p>1695768</text:p>
          </table:table-cell>
          <table:table-cell table:formula="of:=[.A108]/1000/(60*60*24)" office:value-type="time" office:time-value="PT00H28M15.768S" calcext:value-type="time">
            <text:p>00:28:16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20.91" calcext:value-type="float">
            <text:p>120.91</text:p>
          </table:table-cell>
          <table:table-cell office:value-type="float" office:value="156.81" calcext:value-type="float">
            <text:p>156.81</text:p>
          </table:table-cell>
        </table:table-row>
        <table:table-row table:style-name="ro1">
          <table:table-cell office:value-type="float" office:value="1711768" calcext:value-type="float">
            <text:p>1711768</text:p>
          </table:table-cell>
          <table:table-cell table:formula="of:=[.A109]/1000/(60*60*24)" office:value-type="time" office:time-value="PT00H28M31.768S" calcext:value-type="time">
            <text:p>00:28:32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22.03" calcext:value-type="float">
            <text:p>122.03</text:p>
          </table:table-cell>
          <table:table-cell office:value-type="float" office:value="158.25" calcext:value-type="float">
            <text:p>158.25</text:p>
          </table:table-cell>
        </table:table-row>
        <table:table-row table:style-name="ro1">
          <table:table-cell office:value-type="float" office:value="1727768" calcext:value-type="float">
            <text:p>1727768</text:p>
          </table:table-cell>
          <table:table-cell table:formula="of:=[.A110]/1000/(60*60*24)" office:value-type="time" office:time-value="PT00H28M47.768S" calcext:value-type="time">
            <text:p>00:28:48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123.16" calcext:value-type="float">
            <text:p>123.16</text:p>
          </table:table-cell>
          <table:table-cell office:value-type="float" office:value="159.68" calcext:value-type="float">
            <text:p>159.68</text:p>
          </table:table-cell>
        </table:table-row>
        <table:table-row table:style-name="ro1">
          <table:table-cell office:value-type="float" office:value="1743768" calcext:value-type="float">
            <text:p>1743768</text:p>
          </table:table-cell>
          <table:table-cell table:formula="of:=[.A111]/1000/(60*60*24)" office:value-type="time" office:time-value="PT00H29M03.768S" calcext:value-type="time">
            <text:p>00:29:04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89" calcext:value-type="float">
            <text:p>322.89</text:p>
          </table:table-cell>
          <table:table-cell office:value-type="float" office:value="124.28" calcext:value-type="float">
            <text:p>124.28</text:p>
          </table:table-cell>
          <table:table-cell office:value-type="float" office:value="161.11" calcext:value-type="float">
            <text:p>161.11</text:p>
          </table:table-cell>
        </table:table-row>
        <table:table-row table:style-name="ro1">
          <table:table-cell office:value-type="float" office:value="1759768" calcext:value-type="float">
            <text:p>1759768</text:p>
          </table:table-cell>
          <table:table-cell table:formula="of:=[.A112]/1000/(60*60*24)" office:value-type="time" office:time-value="PT00H29M19.768S" calcext:value-type="time">
            <text:p>00:29:20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125.4" calcext:value-type="float">
            <text:p>125.4</text:p>
          </table:table-cell>
          <table:table-cell office:value-type="float" office:value="162.55" calcext:value-type="float">
            <text:p>162.55</text:p>
          </table:table-cell>
        </table:table-row>
        <table:table-row table:style-name="ro1">
          <table:table-cell office:value-type="float" office:value="1775768" calcext:value-type="float">
            <text:p>1775768</text:p>
          </table:table-cell>
          <table:table-cell table:formula="of:=[.A113]/1000/(60*60*24)" office:value-type="time" office:time-value="PT00H29M35.768S" calcext:value-type="time">
            <text:p>00:29:36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126.53" calcext:value-type="float">
            <text:p>126.53</text:p>
          </table:table-cell>
          <table:table-cell office:value-type="float" office:value="163.98" calcext:value-type="float">
            <text:p>163.98</text:p>
          </table:table-cell>
        </table:table-row>
        <table:table-row table:style-name="ro1">
          <table:table-cell office:value-type="float" office:value="1791768" calcext:value-type="float">
            <text:p>1791768</text:p>
          </table:table-cell>
          <table:table-cell table:formula="of:=[.A114]/1000/(60*60*24)" office:value-type="time" office:time-value="PT00H29M51.768S" calcext:value-type="time">
            <text:p>00:29:52</text:p>
          </table:table-cell>
          <table:table-cell office:value-type="float" office:value="1.28" calcext:value-type="float">
            <text:p>1.28</text:p>
          </table:table-cell>
          <table:table-cell office:value-type="float" office:value="252.6" calcext:value-type="float">
            <text:p>252.6</text:p>
          </table:table-cell>
          <table:table-cell office:value-type="float" office:value="322.64" calcext:value-type="float">
            <text:p>322.64</text:p>
          </table:table-cell>
          <table:table-cell office:value-type="float" office:value="127.65" calcext:value-type="float">
            <text:p>127.65</text:p>
          </table:table-cell>
          <table:table-cell office:value-type="float" office:value="165.42" calcext:value-type="float">
            <text:p>165.42</text:p>
          </table:table-cell>
        </table:table-row>
        <table:table-row table:style-name="ro1">
          <table:table-cell office:value-type="float" office:value="1807768" calcext:value-type="float">
            <text:p>1807768</text:p>
          </table:table-cell>
          <table:table-cell table:formula="of:=[.A115]/1000/(60*60*24)" office:value-type="time" office:time-value="PT00H30M07.768S" calcext:value-type="time">
            <text:p>00:30:08</text:p>
          </table:table-cell>
          <table:table-cell office:value-type="float" office:value="1.28" calcext:value-type="float">
            <text:p>1.28</text:p>
          </table:table-cell>
          <table:table-cell office:value-type="float" office:value="252.5" calcext:value-type="float">
            <text:p>252.5</text:p>
          </table:table-cell>
          <table:table-cell office:value-type="float" office:value="322.51" calcext:value-type="float">
            <text:p>322.51</text:p>
          </table:table-cell>
          <table:table-cell office:value-type="float" office:value="128.77" calcext:value-type="float">
            <text:p>128.77</text:p>
          </table:table-cell>
          <table:table-cell office:value-type="float" office:value="166.85" calcext:value-type="float">
            <text:p>166.85</text:p>
          </table:table-cell>
        </table:table-row>
        <table:table-row table:style-name="ro1">
          <table:table-cell office:value-type="float" office:value="1823768" calcext:value-type="float">
            <text:p>1823768</text:p>
          </table:table-cell>
          <table:table-cell table:formula="of:=[.A116]/1000/(60*60*24)" office:value-type="time" office:time-value="PT00H30M23.768S" calcext:value-type="time">
            <text:p>00:30:24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29.9" calcext:value-type="float">
            <text:p>129.9</text:p>
          </table:table-cell>
          <table:table-cell office:value-type="float" office:value="168.28" calcext:value-type="float">
            <text:p>168.28</text:p>
          </table:table-cell>
        </table:table-row>
        <table:table-row table:style-name="ro1">
          <table:table-cell office:value-type="float" office:value="1839768" calcext:value-type="float">
            <text:p>1839768</text:p>
          </table:table-cell>
          <table:table-cell table:formula="of:=[.A117]/1000/(60*60*24)" office:value-type="time" office:time-value="PT00H30M39.768S" calcext:value-type="time">
            <text:p>00:30:40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31.02" calcext:value-type="float">
            <text:p>131.02</text:p>
          </table:table-cell>
          <table:table-cell office:value-type="float" office:value="169.71" calcext:value-type="float">
            <text:p>169.71</text:p>
          </table:table-cell>
        </table:table-row>
        <table:table-row table:style-name="ro1">
          <table:table-cell office:value-type="float" office:value="1855768" calcext:value-type="float">
            <text:p>1855768</text:p>
          </table:table-cell>
          <table:table-cell table:formula="of:=[.A118]/1000/(60*60*24)" office:value-type="time" office:time-value="PT00H30M55.768S" calcext:value-type="time">
            <text:p>00:30:56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32.14" calcext:value-type="float">
            <text:p>132.14</text:p>
          </table:table-cell>
          <table:table-cell office:value-type="float" office:value="171.14" calcext:value-type="float">
            <text:p>171.14</text:p>
          </table:table-cell>
        </table:table-row>
        <table:table-row table:style-name="ro1">
          <table:table-cell office:value-type="float" office:value="1871768" calcext:value-type="float">
            <text:p>1871768</text:p>
          </table:table-cell>
          <table:table-cell table:formula="of:=[.A119]/1000/(60*60*24)" office:value-type="time" office:time-value="PT00H31M11.768S" calcext:value-type="time">
            <text:p>00:31:12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6" calcext:value-type="float">
            <text:p>321.36</text:p>
          </table:table-cell>
          <table:table-cell office:value-type="float" office:value="133.26" calcext:value-type="float">
            <text:p>133.26</text:p>
          </table:table-cell>
          <table:table-cell office:value-type="float" office:value="172.57" calcext:value-type="float">
            <text:p>172.57</text:p>
          </table:table-cell>
        </table:table-row>
        <table:table-row table:style-name="ro1">
          <table:table-cell office:value-type="float" office:value="1887767" calcext:value-type="float">
            <text:p>1887767</text:p>
          </table:table-cell>
          <table:table-cell table:formula="of:=[.A120]/1000/(60*60*24)" office:value-type="time" office:time-value="PT00H31M27.767S" calcext:value-type="time">
            <text:p>00:31:28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34.38" calcext:value-type="float">
            <text:p>134.3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903768" calcext:value-type="float">
            <text:p>1903768</text:p>
          </table:table-cell>
          <table:table-cell table:formula="of:=[.A121]/1000/(60*60*24)" office:value-type="time" office:time-value="PT00H31M43.768S" calcext:value-type="time">
            <text:p>00:31:44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35.5" calcext:value-type="float">
            <text:p>135.5</text:p>
          </table:table-cell>
          <table:table-cell office:value-type="float" office:value="175.42" calcext:value-type="float">
            <text:p>175.42</text:p>
          </table:table-cell>
        </table:table-row>
        <table:table-row table:style-name="ro1">
          <table:table-cell office:value-type="float" office:value="1919768" calcext:value-type="float">
            <text:p>1919768</text:p>
          </table:table-cell>
          <table:table-cell table:formula="of:=[.A122]/1000/(60*60*24)" office:value-type="time" office:time-value="PT00H31M59.768S" calcext:value-type="time">
            <text:p>00:32:00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3" calcext:value-type="float">
            <text:p>321.23</text:p>
          </table:table-cell>
          <table:table-cell office:value-type="float" office:value="136.63" calcext:value-type="float">
            <text:p>136.63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float" office:value="1935768" calcext:value-type="float">
            <text:p>1935768</text:p>
          </table:table-cell>
          <table:table-cell table:formula="of:=[.A123]/1000/(60*60*24)" office:value-type="time" office:time-value="PT00H32M15.768S" calcext:value-type="time">
            <text:p>00:32:16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37.75" calcext:value-type="float">
            <text:p>137.75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951768" calcext:value-type="float">
            <text:p>1951768</text:p>
          </table:table-cell>
          <table:table-cell table:formula="of:=[.A124]/1000/(60*60*24)" office:value-type="time" office:time-value="PT00H32M31.768S" calcext:value-type="time">
            <text:p>00:32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38.87" calcext:value-type="float">
            <text:p>138.87</text:p>
          </table:table-cell>
          <table:table-cell office:value-type="float" office:value="179.7" calcext:value-type="float">
            <text:p>179.7</text:p>
          </table:table-cell>
        </table:table-row>
        <table:table-row table:style-name="ro1">
          <table:table-cell office:value-type="float" office:value="1967768" calcext:value-type="float">
            <text:p>1967768</text:p>
          </table:table-cell>
          <table:table-cell table:formula="of:=[.A125]/1000/(60*60*24)" office:value-type="time" office:time-value="PT00H32M47.768S" calcext:value-type="time">
            <text:p>00:32:48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39.99" calcext:value-type="float">
            <text:p>139.99</text:p>
          </table:table-cell>
          <table:table-cell office:value-type="float" office:value="181.13" calcext:value-type="float">
            <text:p>181.13</text:p>
          </table:table-cell>
        </table:table-row>
        <table:table-row table:style-name="ro1">
          <table:table-cell office:value-type="float" office:value="1983768" calcext:value-type="float">
            <text:p>1983768</text:p>
          </table:table-cell>
          <table:table-cell table:formula="of:=[.A126]/1000/(60*60*24)" office:value-type="time" office:time-value="PT00H33M03.768S" calcext:value-type="time">
            <text:p>00:33:04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7" calcext:value-type="float">
            <text:p>320.9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82.56" calcext:value-type="float">
            <text:p>182.56</text:p>
          </table:table-cell>
        </table:table-row>
        <table:table-row table:style-name="ro1">
          <table:table-cell office:value-type="float" office:value="1999768" calcext:value-type="float">
            <text:p>1999768</text:p>
          </table:table-cell>
          <table:table-cell table:formula="of:=[.A127]/1000/(60*60*24)" office:value-type="time" office:time-value="PT00H33M19.768S" calcext:value-type="time">
            <text:p>00:33:20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4" calcext:value-type="float">
            <text:p>320.84</text:p>
          </table:table-cell>
          <table:table-cell office:value-type="float" office:value="142.23" calcext:value-type="float">
            <text:p>142.23</text:p>
          </table:table-cell>
          <table:table-cell office:value-type="float" office:value="183.98" calcext:value-type="float">
            <text:p>183.98</text:p>
          </table:table-cell>
        </table:table-row>
        <table:table-row table:style-name="ro1">
          <table:table-cell office:value-type="float" office:value="2015768" calcext:value-type="float">
            <text:p>2015768</text:p>
          </table:table-cell>
          <table:table-cell table:formula="of:=[.A128]/1000/(60*60*24)" office:value-type="time" office:time-value="PT00H33M35.768S" calcext:value-type="time">
            <text:p>00:33:36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4" calcext:value-type="float">
            <text:p>320.84</text:p>
          </table:table-cell>
          <table:table-cell office:value-type="float" office:value="143.35" calcext:value-type="float">
            <text:p>143.35</text:p>
          </table:table-cell>
          <table:table-cell office:value-type="float" office:value="185.41" calcext:value-type="float">
            <text:p>185.41</text:p>
          </table:table-cell>
        </table:table-row>
        <table:table-row table:style-name="ro1">
          <table:table-cell office:value-type="float" office:value="2031768" calcext:value-type="float">
            <text:p>2031768</text:p>
          </table:table-cell>
          <table:table-cell table:formula="of:=[.A129]/1000/(60*60*24)" office:value-type="time" office:time-value="PT00H33M51.768S" calcext:value-type="time">
            <text:p>00:33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44.47" calcext:value-type="float">
            <text:p>144.47</text:p>
          </table:table-cell>
          <table:table-cell office:value-type="float" office:value="186.83" calcext:value-type="float">
            <text:p>186.83</text:p>
          </table:table-cell>
        </table:table-row>
        <table:table-row table:style-name="ro1">
          <table:table-cell office:value-type="float" office:value="2047768" calcext:value-type="float">
            <text:p>2047768</text:p>
          </table:table-cell>
          <table:table-cell table:formula="of:=[.A130]/1000/(60*60*24)" office:value-type="time" office:time-value="PT00H34M07.768S" calcext:value-type="time">
            <text:p>00:34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45.59" calcext:value-type="float">
            <text:p>145.59</text:p>
          </table:table-cell>
          <table:table-cell office:value-type="float" office:value="188.25" calcext:value-type="float">
            <text:p>188.25</text:p>
          </table:table-cell>
        </table:table-row>
        <table:table-row table:style-name="ro1">
          <table:table-cell office:value-type="float" office:value="2063768" calcext:value-type="float">
            <text:p>2063768</text:p>
          </table:table-cell>
          <table:table-cell table:formula="of:=[.A131]/1000/(60*60*24)" office:value-type="time" office:time-value="PT00H34M23.768S" calcext:value-type="time">
            <text:p>00:34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20.59" calcext:value-type="float">
            <text:p>320.59</text:p>
          </table:table-cell>
          <table:table-cell office:value-type="float" office:value="146.71" calcext:value-type="float">
            <text:p>146.71</text:p>
          </table:table-cell>
          <table:table-cell office:value-type="float" office:value="189.68" calcext:value-type="float">
            <text:p>189.68</text:p>
          </table:table-cell>
        </table:table-row>
        <table:table-row table:style-name="ro1">
          <table:table-cell office:value-type="float" office:value="2079768" calcext:value-type="float">
            <text:p>2079768</text:p>
          </table:table-cell>
          <table:table-cell table:formula="of:=[.A132]/1000/(60*60*24)" office:value-type="time" office:time-value="PT00H34M39.768S" calcext:value-type="time">
            <text:p>00:34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47.82" calcext:value-type="float">
            <text:p>147.82</text:p>
          </table:table-cell>
          <table:table-cell office:value-type="float" office:value="191.1" calcext:value-type="float">
            <text:p>191.1</text:p>
          </table:table-cell>
        </table:table-row>
        <table:table-row table:style-name="ro1">
          <table:table-cell office:value-type="float" office:value="2095768" calcext:value-type="float">
            <text:p>2095768</text:p>
          </table:table-cell>
          <table:table-cell table:formula="of:=[.A133]/1000/(60*60*24)" office:value-type="time" office:time-value="PT00H34M55.768S" calcext:value-type="time">
            <text:p>00:34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48.94" calcext:value-type="float">
            <text:p>148.94</text:p>
          </table:table-cell>
          <table:table-cell office:value-type="float" office:value="192.52" calcext:value-type="float">
            <text:p>192.52</text:p>
          </table:table-cell>
        </table:table-row>
        <table:table-row table:style-name="ro1">
          <table:table-cell office:value-type="float" office:value="2111768" calcext:value-type="float">
            <text:p>2111768</text:p>
          </table:table-cell>
          <table:table-cell table:formula="of:=[.A134]/1000/(60*60*24)" office:value-type="time" office:time-value="PT00H35M11.768S" calcext:value-type="time">
            <text:p>00:35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20.46" calcext:value-type="float">
            <text:p>320.4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93.94" calcext:value-type="float">
            <text:p>193.94</text:p>
          </table:table-cell>
        </table:table-row>
        <table:table-row table:style-name="ro1">
          <table:table-cell office:value-type="float" office:value="2127768" calcext:value-type="float">
            <text:p>2127768</text:p>
          </table:table-cell>
          <table:table-cell table:formula="of:=[.A135]/1000/(60*60*24)" office:value-type="time" office:time-value="PT00H35M27.768S" calcext:value-type="time">
            <text:p>00:35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51.18" calcext:value-type="float">
            <text:p>151.18</text:p>
          </table:table-cell>
          <table:table-cell office:value-type="float" office:value="195.36" calcext:value-type="float">
            <text:p>195.36</text:p>
          </table:table-cell>
        </table:table-row>
        <table:table-row table:style-name="ro1">
          <table:table-cell office:value-type="float" office:value="2143768" calcext:value-type="float">
            <text:p>2143768</text:p>
          </table:table-cell>
          <table:table-cell table:formula="of:=[.A136]/1000/(60*60*24)" office:value-type="time" office:time-value="PT00H35M43.768S" calcext:value-type="time">
            <text:p>00:35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20.2" calcext:value-type="float">
            <text:p>320.2</text:p>
          </table:table-cell>
          <table:table-cell office:value-type="float" office:value="152.3" calcext:value-type="float">
            <text:p>152.3</text:p>
          </table:table-cell>
          <table:table-cell office:value-type="float" office:value="196.78" calcext:value-type="float">
            <text:p>196.78</text:p>
          </table:table-cell>
        </table:table-row>
        <table:table-row table:style-name="ro1">
          <table:table-cell office:value-type="float" office:value="2159768" calcext:value-type="float">
            <text:p>2159768</text:p>
          </table:table-cell>
          <table:table-cell table:formula="of:=[.A137]/1000/(60*60*24)" office:value-type="time" office:time-value="PT00H35M59.768S" calcext:value-type="time">
            <text:p>00:36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20.2" calcext:value-type="float">
            <text:p>320.2</text:p>
          </table:table-cell>
          <table:table-cell office:value-type="float" office:value="153.42" calcext:value-type="float">
            <text:p>153.42</text:p>
          </table:table-cell>
          <table:table-cell office:value-type="float" office:value="198.2" calcext:value-type="float">
            <text:p>198.2</text:p>
          </table:table-cell>
        </table:table-row>
        <table:table-row table:style-name="ro1">
          <table:table-cell office:value-type="float" office:value="2175768" calcext:value-type="float">
            <text:p>2175768</text:p>
          </table:table-cell>
          <table:table-cell table:formula="of:=[.A138]/1000/(60*60*24)" office:value-type="time" office:time-value="PT00H36M15.768S" calcext:value-type="time">
            <text:p>00:36:16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54.53" calcext:value-type="float">
            <text:p>154.53</text:p>
          </table:table-cell>
          <table:table-cell office:value-type="float" office:value="199.62" calcext:value-type="float">
            <text:p>199.62</text:p>
          </table:table-cell>
        </table:table-row>
        <table:table-row table:style-name="ro1">
          <table:table-cell office:value-type="float" office:value="2191768" calcext:value-type="float">
            <text:p>2191768</text:p>
          </table:table-cell>
          <table:table-cell table:formula="of:=[.A139]/1000/(60*60*24)" office:value-type="time" office:time-value="PT00H36M31.768S" calcext:value-type="time">
            <text:p>00:36:32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55.65" calcext:value-type="float">
            <text:p>155.65</text:p>
          </table:table-cell>
          <table:table-cell office:value-type="float" office:value="201.04" calcext:value-type="float">
            <text:p>201.04</text:p>
          </table:table-cell>
        </table:table-row>
        <table:table-row table:style-name="ro1">
          <table:table-cell office:value-type="float" office:value="2207768" calcext:value-type="float">
            <text:p>2207768</text:p>
          </table:table-cell>
          <table:table-cell table:formula="of:=[.A140]/1000/(60*60*24)" office:value-type="time" office:time-value="PT00H36M47.768S" calcext:value-type="time">
            <text:p>00:36:48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56.77" calcext:value-type="float">
            <text:p>156.77</text:p>
          </table:table-cell>
          <table:table-cell office:value-type="float" office:value="202.45" calcext:value-type="float">
            <text:p>202.45</text:p>
          </table:table-cell>
        </table:table-row>
        <table:table-row table:style-name="ro1">
          <table:table-cell office:value-type="float" office:value="2223768" calcext:value-type="float">
            <text:p>2223768</text:p>
          </table:table-cell>
          <table:table-cell table:formula="of:=[.A141]/1000/(60*60*24)" office:value-type="time" office:time-value="PT00H37M03.768S" calcext:value-type="time">
            <text:p>00:37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57.89" calcext:value-type="float">
            <text:p>157.89</text:p>
          </table:table-cell>
          <table:table-cell office:value-type="float" office:value="203.87" calcext:value-type="float">
            <text:p>203.87</text:p>
          </table:table-cell>
        </table:table-row>
        <table:table-row table:style-name="ro1">
          <table:table-cell office:value-type="float" office:value="2239768" calcext:value-type="float">
            <text:p>2239768</text:p>
          </table:table-cell>
          <table:table-cell table:formula="of:=[.A142]/1000/(60*60*24)" office:value-type="time" office:time-value="PT00H37M19.768S" calcext:value-type="time">
            <text:p>00:37:20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59" calcext:value-type="float">
            <text:p>159</text:p>
          </table:table-cell>
          <table:table-cell office:value-type="float" office:value="205.29" calcext:value-type="float">
            <text:p>205.29</text:p>
          </table:table-cell>
        </table:table-row>
        <table:table-row table:style-name="ro1">
          <table:table-cell office:value-type="float" office:value="2255768" calcext:value-type="float">
            <text:p>2255768</text:p>
          </table:table-cell>
          <table:table-cell table:formula="of:=[.A143]/1000/(60*60*24)" office:value-type="time" office:time-value="PT00H37M35.768S" calcext:value-type="time">
            <text:p>00:37:36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60.12" calcext:value-type="float">
            <text:p>160.12</text:p>
          </table:table-cell>
          <table:table-cell office:value-type="float" office:value="206.71" calcext:value-type="float">
            <text:p>206.71</text:p>
          </table:table-cell>
        </table:table-row>
        <table:table-row table:style-name="ro1">
          <table:table-cell office:value-type="float" office:value="2271768" calcext:value-type="float">
            <text:p>2271768</text:p>
          </table:table-cell>
          <table:table-cell table:formula="of:=[.A144]/1000/(60*60*24)" office:value-type="time" office:time-value="PT00H37M51.768S" calcext:value-type="time">
            <text:p>00:37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61.24" calcext:value-type="float">
            <text:p>161.24</text:p>
          </table:table-cell>
          <table:table-cell office:value-type="float" office:value="208.12" calcext:value-type="float">
            <text:p>208.12</text:p>
          </table:table-cell>
        </table:table-row>
        <table:table-row table:style-name="ro1">
          <table:table-cell office:value-type="float" office:value="2287768" calcext:value-type="float">
            <text:p>2287768</text:p>
          </table:table-cell>
          <table:table-cell table:formula="of:=[.A145]/1000/(60*60*24)" office:value-type="time" office:time-value="PT00H38M07.768S" calcext:value-type="time">
            <text:p>00:38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8" calcext:value-type="float">
            <text:p>318.68</text:p>
          </table:table-cell>
          <table:table-cell office:value-type="float" office:value="162.35" calcext:value-type="float">
            <text:p>162.35</text:p>
          </table:table-cell>
          <table:table-cell office:value-type="float" office:value="209.54" calcext:value-type="float">
            <text:p>209.54</text:p>
          </table:table-cell>
        </table:table-row>
        <table:table-row table:style-name="ro1">
          <table:table-cell office:value-type="float" office:value="2303768" calcext:value-type="float">
            <text:p>2303768</text:p>
          </table:table-cell>
          <table:table-cell table:formula="of:=[.A146]/1000/(60*60*24)" office:value-type="time" office:time-value="PT00H38M23.768S" calcext:value-type="time">
            <text:p>00:38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63.47" calcext:value-type="float">
            <text:p>163.47</text:p>
          </table:table-cell>
          <table:table-cell office:value-type="float" office:value="210.96" calcext:value-type="float">
            <text:p>210.96</text:p>
          </table:table-cell>
        </table:table-row>
        <table:table-row table:style-name="ro1">
          <table:table-cell office:value-type="float" office:value="2319768" calcext:value-type="float">
            <text:p>2319768</text:p>
          </table:table-cell>
          <table:table-cell table:formula="of:=[.A147]/1000/(60*60*24)" office:value-type="time" office:time-value="PT00H38M39.768S" calcext:value-type="time">
            <text:p>00:38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5" calcext:value-type="float">
            <text:p>318.55</text:p>
          </table:table-cell>
          <table:table-cell office:value-type="float" office:value="164.59" calcext:value-type="float">
            <text:p>164.59</text:p>
          </table:table-cell>
          <table:table-cell office:value-type="float" office:value="212.37" calcext:value-type="float">
            <text:p>212.37</text:p>
          </table:table-cell>
        </table:table-row>
        <table:table-row table:style-name="ro1">
          <table:table-cell office:value-type="float" office:value="2335768" calcext:value-type="float">
            <text:p>2335768</text:p>
          </table:table-cell>
          <table:table-cell table:formula="of:=[.A148]/1000/(60*60*24)" office:value-type="time" office:time-value="PT00H38M55.768S" calcext:value-type="time">
            <text:p>00:38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165.7" calcext:value-type="float">
            <text:p>165.7</text:p>
          </table:table-cell>
          <table:table-cell office:value-type="float" office:value="213.79" calcext:value-type="float">
            <text:p>213.79</text:p>
          </table:table-cell>
        </table:table-row>
        <table:table-row table:style-name="ro1">
          <table:table-cell office:value-type="float" office:value="2351768" calcext:value-type="float">
            <text:p>2351768</text:p>
          </table:table-cell>
          <table:table-cell table:formula="of:=[.A149]/1000/(60*60*24)" office:value-type="time" office:time-value="PT00H39M11.768S" calcext:value-type="time">
            <text:p>00:39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166.82" calcext:value-type="float">
            <text:p>166.82</text:p>
          </table:table-cell>
          <table:table-cell office:value-type="float" office:value="215.2" calcext:value-type="float">
            <text:p>215.2</text:p>
          </table:table-cell>
        </table:table-row>
        <table:table-row table:style-name="ro1">
          <table:table-cell office:value-type="float" office:value="2367768" calcext:value-type="float">
            <text:p>2367768</text:p>
          </table:table-cell>
          <table:table-cell table:formula="of:=[.A150]/1000/(60*60*24)" office:value-type="time" office:time-value="PT00H39M27.768S" calcext:value-type="time">
            <text:p>00:39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167.93" calcext:value-type="float">
            <text:p>167.93</text:p>
          </table:table-cell>
          <table:table-cell office:value-type="float" office:value="216.61" calcext:value-type="float">
            <text:p>216.61</text:p>
          </table:table-cell>
        </table:table-row>
        <table:table-row table:style-name="ro1">
          <table:table-cell office:value-type="float" office:value="2383768" calcext:value-type="float">
            <text:p>2383768</text:p>
          </table:table-cell>
          <table:table-cell table:formula="of:=[.A151]/1000/(60*60*24)" office:value-type="time" office:time-value="PT00H39M43.768S" calcext:value-type="time">
            <text:p>00:39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169.05" calcext:value-type="float">
            <text:p>169.05</text:p>
          </table:table-cell>
          <table:table-cell office:value-type="float" office:value="218.02" calcext:value-type="float">
            <text:p>218.02</text:p>
          </table:table-cell>
        </table:table-row>
        <table:table-row table:style-name="ro1">
          <table:table-cell office:value-type="float" office:value="2399768" calcext:value-type="float">
            <text:p>2399768</text:p>
          </table:table-cell>
          <table:table-cell table:formula="of:=[.A152]/1000/(60*60*24)" office:value-type="time" office:time-value="PT00H39M59.768S" calcext:value-type="time">
            <text:p>00:40:00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8.41" calcext:value-type="float">
            <text:p>318.41</text:p>
          </table:table-cell>
          <table:table-cell office:value-type="float" office:value="170.16" calcext:value-type="float">
            <text:p>170.16</text:p>
          </table:table-cell>
          <table:table-cell office:value-type="float" office:value="219.44" calcext:value-type="float">
            <text:p>219.44</text:p>
          </table:table-cell>
        </table:table-row>
        <table:table-row table:style-name="ro1">
          <table:table-cell office:value-type="float" office:value="2415768" calcext:value-type="float">
            <text:p>2415768</text:p>
          </table:table-cell>
          <table:table-cell table:formula="of:=[.A153]/1000/(60*60*24)" office:value-type="time" office:time-value="PT00H40M15.768S" calcext:value-type="time">
            <text:p>00:40:16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8.29" calcext:value-type="float">
            <text:p>318.29</text:p>
          </table:table-cell>
          <table:table-cell office:value-type="float" office:value="171.28" calcext:value-type="float">
            <text:p>171.28</text:p>
          </table:table-cell>
          <table:table-cell office:value-type="float" office:value="220.85" calcext:value-type="float">
            <text:p>220.85</text:p>
          </table:table-cell>
        </table:table-row>
        <table:table-row table:style-name="ro1">
          <table:table-cell office:value-type="float" office:value="2431768" calcext:value-type="float">
            <text:p>2431768</text:p>
          </table:table-cell>
          <table:table-cell table:formula="of:=[.A154]/1000/(60*60*24)" office:value-type="time" office:time-value="PT00H40M31.768S" calcext:value-type="time">
            <text:p>00:40:32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72.39" calcext:value-type="float">
            <text:p>172.39</text:p>
          </table:table-cell>
          <table:table-cell office:value-type="float" office:value="222.26" calcext:value-type="float">
            <text:p>222.26</text:p>
          </table:table-cell>
        </table:table-row>
        <table:table-row table:style-name="ro1">
          <table:table-cell office:value-type="float" office:value="2447768" calcext:value-type="float">
            <text:p>2447768</text:p>
          </table:table-cell>
          <table:table-cell table:formula="of:=[.A155]/1000/(60*60*24)" office:value-type="time" office:time-value="PT00H40M47.768S" calcext:value-type="time">
            <text:p>00:40:48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73.51" calcext:value-type="float">
            <text:p>173.51</text:p>
          </table:table-cell>
          <table:table-cell office:value-type="float" office:value="223.67" calcext:value-type="float">
            <text:p>223.67</text:p>
          </table:table-cell>
        </table:table-row>
        <table:table-row table:style-name="ro1">
          <table:table-cell office:value-type="float" office:value="2463768" calcext:value-type="float">
            <text:p>2463768</text:p>
          </table:table-cell>
          <table:table-cell table:formula="of:=[.A156]/1000/(60*60*24)" office:value-type="time" office:time-value="PT00H41M03.768S" calcext:value-type="time">
            <text:p>00:41:04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174.62" calcext:value-type="float">
            <text:p>174.62</text:p>
          </table:table-cell>
          <table:table-cell office:value-type="float" office:value="225.08" calcext:value-type="float">
            <text:p>225.08</text:p>
          </table:table-cell>
        </table:table-row>
        <table:table-row table:style-name="ro1">
          <table:table-cell office:value-type="float" office:value="2479768" calcext:value-type="float">
            <text:p>2479768</text:p>
          </table:table-cell>
          <table:table-cell table:formula="of:=[.A157]/1000/(60*60*24)" office:value-type="time" office:time-value="PT00H41M19.768S" calcext:value-type="time">
            <text:p>00:41:20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175.74" calcext:value-type="float">
            <text:p>175.74</text:p>
          </table:table-cell>
          <table:table-cell office:value-type="float" office:value="226.49" calcext:value-type="float">
            <text:p>226.49</text:p>
          </table:table-cell>
        </table:table-row>
        <table:table-row table:style-name="ro1">
          <table:table-cell office:value-type="float" office:value="2495768" calcext:value-type="float">
            <text:p>2495768</text:p>
          </table:table-cell>
          <table:table-cell table:formula="of:=[.A158]/1000/(60*60*24)" office:value-type="time" office:time-value="PT00H41M35.768S" calcext:value-type="time">
            <text:p>00:41:36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76.85" calcext:value-type="float">
            <text:p>176.85</text:p>
          </table:table-cell>
          <table:table-cell office:value-type="float" office:value="227.9" calcext:value-type="float">
            <text:p>227.9</text:p>
          </table:table-cell>
        </table:table-row>
        <table:table-row table:style-name="ro1">
          <table:table-cell office:value-type="float" office:value="2511768" calcext:value-type="float">
            <text:p>2511768</text:p>
          </table:table-cell>
          <table:table-cell table:formula="of:=[.A159]/1000/(60*60*24)" office:value-type="time" office:time-value="PT00H41M51.768S" calcext:value-type="time">
            <text:p>00:41:52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77.96" calcext:value-type="float">
            <text:p>177.96</text:p>
          </table:table-cell>
          <table:table-cell office:value-type="float" office:value="229.31" calcext:value-type="float">
            <text:p>229.31</text:p>
          </table:table-cell>
        </table:table-row>
        <table:table-row table:style-name="ro1">
          <table:table-cell office:value-type="float" office:value="2527768" calcext:value-type="float">
            <text:p>2527768</text:p>
          </table:table-cell>
          <table:table-cell table:formula="of:=[.A160]/1000/(60*60*24)" office:value-type="time" office:time-value="PT00H42M07.768S" calcext:value-type="time">
            <text:p>00:42:08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79.08" calcext:value-type="float">
            <text:p>179.08</text:p>
          </table:table-cell>
          <table:table-cell office:value-type="float" office:value="230.72" calcext:value-type="float">
            <text:p>230.72</text:p>
          </table:table-cell>
        </table:table-row>
        <table:table-row table:style-name="ro1">
          <table:table-cell office:value-type="float" office:value="2543768" calcext:value-type="float">
            <text:p>2543768</text:p>
          </table:table-cell>
          <table:table-cell table:formula="of:=[.A161]/1000/(60*60*24)" office:value-type="time" office:time-value="PT00H42M23.768S" calcext:value-type="time">
            <text:p>00:42:24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80.19" calcext:value-type="float">
            <text:p>180.19</text:p>
          </table:table-cell>
          <table:table-cell office:value-type="float" office:value="232.12" calcext:value-type="float">
            <text:p>232.12</text:p>
          </table:table-cell>
        </table:table-row>
        <table:table-row table:style-name="ro1">
          <table:table-cell office:value-type="float" office:value="2559768" calcext:value-type="float">
            <text:p>2559768</text:p>
          </table:table-cell>
          <table:table-cell table:formula="of:=[.A162]/1000/(60*60*24)" office:value-type="time" office:time-value="PT00H42M39.768S" calcext:value-type="time">
            <text:p>00:42:40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1.31" calcext:value-type="float">
            <text:p>181.31</text:p>
          </table:table-cell>
          <table:table-cell office:value-type="float" office:value="233.53" calcext:value-type="float">
            <text:p>233.53</text:p>
          </table:table-cell>
        </table:table-row>
        <table:table-row table:style-name="ro1">
          <table:table-cell office:value-type="float" office:value="2575768" calcext:value-type="float">
            <text:p>2575768</text:p>
          </table:table-cell>
          <table:table-cell table:formula="of:=[.A163]/1000/(60*60*24)" office:value-type="time" office:time-value="PT00H42M55.768S" calcext:value-type="time">
            <text:p>00:42:56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2.42" calcext:value-type="float">
            <text:p>182.42</text:p>
          </table:table-cell>
          <table:table-cell office:value-type="float" office:value="234.94" calcext:value-type="float">
            <text:p>234.94</text:p>
          </table:table-cell>
        </table:table-row>
        <table:table-row table:style-name="ro1">
          <table:table-cell office:value-type="float" office:value="2591768" calcext:value-type="float">
            <text:p>2591768</text:p>
          </table:table-cell>
          <table:table-cell table:formula="of:=[.A164]/1000/(60*60*24)" office:value-type="time" office:time-value="PT00H43M11.768S" calcext:value-type="time">
            <text:p>00:43:12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3.53" calcext:value-type="float">
            <text:p>183.53</text:p>
          </table:table-cell>
          <table:table-cell office:value-type="float" office:value="236.35" calcext:value-type="float">
            <text:p>236.35</text:p>
          </table:table-cell>
        </table:table-row>
        <table:table-row table:style-name="ro1">
          <table:table-cell office:value-type="float" office:value="2607768" calcext:value-type="float">
            <text:p>2607768</text:p>
          </table:table-cell>
          <table:table-cell table:formula="of:=[.A165]/1000/(60*60*24)" office:value-type="time" office:time-value="PT00H43M27.768S" calcext:value-type="time">
            <text:p>00:43:28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84.64" calcext:value-type="float">
            <text:p>184.64</text:p>
          </table:table-cell>
          <table:table-cell office:value-type="float" office:value="237.76" calcext:value-type="float">
            <text:p>237.76</text:p>
          </table:table-cell>
        </table:table-row>
        <table:table-row table:style-name="ro1">
          <table:table-cell office:value-type="float" office:value="2623768" calcext:value-type="float">
            <text:p>2623768</text:p>
          </table:table-cell>
          <table:table-cell table:formula="of:=[.A166]/1000/(60*60*24)" office:value-type="time" office:time-value="PT00H43M43.768S" calcext:value-type="time">
            <text:p>00:43:44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85.76" calcext:value-type="float">
            <text:p>185.76</text:p>
          </table:table-cell>
          <table:table-cell office:value-type="float" office:value="239.16" calcext:value-type="float">
            <text:p>239.16</text:p>
          </table:table-cell>
        </table:table-row>
        <table:table-row table:style-name="ro1">
          <table:table-cell office:value-type="float" office:value="2639768" calcext:value-type="float">
            <text:p>2639768</text:p>
          </table:table-cell>
          <table:table-cell table:formula="of:=[.A167]/1000/(60*60*24)" office:value-type="time" office:time-value="PT00H43M59.768S" calcext:value-type="time">
            <text:p>00:44:00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186.87" calcext:value-type="float">
            <text:p>186.87</text:p>
          </table:table-cell>
          <table:table-cell office:value-type="float" office:value="240.57" calcext:value-type="float">
            <text:p>240.57</text:p>
          </table:table-cell>
        </table:table-row>
        <table:table-row table:style-name="ro1">
          <table:table-cell office:value-type="float" office:value="2655768" calcext:value-type="float">
            <text:p>2655768</text:p>
          </table:table-cell>
          <table:table-cell table:formula="of:=[.A168]/1000/(60*60*24)" office:value-type="time" office:time-value="PT00H44M15.768S" calcext:value-type="time">
            <text:p>00:44:16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187.98" calcext:value-type="float">
            <text:p>187.98</text:p>
          </table:table-cell>
          <table:table-cell office:value-type="float" office:value="241.98" calcext:value-type="float">
            <text:p>241.98</text:p>
          </table:table-cell>
        </table:table-row>
        <table:table-row table:style-name="ro1">
          <table:table-cell office:value-type="float" office:value="2671768" calcext:value-type="float">
            <text:p>2671768</text:p>
          </table:table-cell>
          <table:table-cell table:formula="of:=[.A169]/1000/(60*60*24)" office:value-type="time" office:time-value="PT00H44M31.768S" calcext:value-type="time">
            <text:p>00:44:32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189.09" calcext:value-type="float">
            <text:p>189.09</text:p>
          </table:table-cell>
          <table:table-cell office:value-type="float" office:value="243.38" calcext:value-type="float">
            <text:p>243.38</text:p>
          </table:table-cell>
        </table:table-row>
        <table:table-row table:style-name="ro1">
          <table:table-cell office:value-type="float" office:value="2687768" calcext:value-type="float">
            <text:p>2687768</text:p>
          </table:table-cell>
          <table:table-cell table:formula="of:=[.A170]/1000/(60*60*24)" office:value-type="time" office:time-value="PT00H44M47.768S" calcext:value-type="time">
            <text:p>00:44:48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" calcext:value-type="float">
            <text:p>315.5</text:p>
          </table:table-cell>
          <table:table-cell office:value-type="float" office:value="190.2" calcext:value-type="float">
            <text:p>190.2</text:p>
          </table:table-cell>
          <table:table-cell office:value-type="float" office:value="244.79" calcext:value-type="float">
            <text:p>244.79</text:p>
          </table:table-cell>
        </table:table-row>
        <table:table-row table:style-name="ro1">
          <table:table-cell office:value-type="float" office:value="2703768" calcext:value-type="float">
            <text:p>2703768</text:p>
          </table:table-cell>
          <table:table-cell table:formula="of:=[.A171]/1000/(60*60*24)" office:value-type="time" office:time-value="PT00H45M03.768S" calcext:value-type="time">
            <text:p>00:45:04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" calcext:value-type="float">
            <text:p>315.5</text:p>
          </table:table-cell>
          <table:table-cell office:value-type="float" office:value="191.32" calcext:value-type="float">
            <text:p>191.32</text:p>
          </table:table-cell>
          <table:table-cell office:value-type="float" office:value="246.19" calcext:value-type="float">
            <text:p>246.19</text:p>
          </table:table-cell>
        </table:table-row>
        <table:table-row table:style-name="ro1">
          <table:table-cell office:value-type="float" office:value="2719768" calcext:value-type="float">
            <text:p>2719768</text:p>
          </table:table-cell>
          <table:table-cell table:formula="of:=[.A172]/1000/(60*60*24)" office:value-type="time" office:time-value="PT00H45M19.768S" calcext:value-type="time">
            <text:p>00:45:20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192.43" calcext:value-type="float">
            <text:p>192.43</text:p>
          </table:table-cell>
          <table:table-cell office:value-type="float" office:value="247.59" calcext:value-type="float">
            <text:p>247.59</text:p>
          </table:table-cell>
        </table:table-row>
        <table:table-row table:style-name="ro1">
          <table:table-cell office:value-type="float" office:value="2735768" calcext:value-type="float">
            <text:p>2735768</text:p>
          </table:table-cell>
          <table:table-cell table:formula="of:=[.A173]/1000/(60*60*24)" office:value-type="time" office:time-value="PT00H45M35.768S" calcext:value-type="time">
            <text:p>00:45:36</text:p>
          </table:table-cell>
          <table:table-cell office:value-type="float" office:value="1.27" calcext:value-type="float">
            <text:p>1.27</text:p>
          </table:table-cell>
          <table:table-cell office:value-type="float" office:value="250" calcext:value-type="float">
            <text:p>250</text:p>
          </table:table-cell>
          <table:table-cell office:value-type="float" office:value="316.25" calcext:value-type="float">
            <text:p>316.25</text:p>
          </table:table-cell>
          <table:table-cell office:value-type="float" office:value="193.54" calcext:value-type="float">
            <text:p>193.5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751768" calcext:value-type="float">
            <text:p>2751768</text:p>
          </table:table-cell>
          <table:table-cell table:formula="of:=[.A174]/1000/(60*60*24)" office:value-type="time" office:time-value="PT00H45M51.768S" calcext:value-type="time">
            <text:p>00:45:52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94.65" calcext:value-type="float">
            <text:p>194.65</text:p>
          </table:table-cell>
          <table:table-cell office:value-type="float" office:value="250.4" calcext:value-type="float">
            <text:p>250.4</text:p>
          </table:table-cell>
        </table:table-row>
        <table:table-row table:style-name="ro1">
          <table:table-cell office:value-type="float" office:value="2767768" calcext:value-type="float">
            <text:p>2767768</text:p>
          </table:table-cell>
          <table:table-cell table:formula="of:=[.A175]/1000/(60*60*24)" office:value-type="time" office:time-value="PT00H46M07.768S" calcext:value-type="time">
            <text:p>00:46:08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6.25" calcext:value-type="float">
            <text:p>316.25</text:p>
          </table:table-cell>
          <table:table-cell office:value-type="float" office:value="195.76" calcext:value-type="float">
            <text:p>195.76</text:p>
          </table:table-cell>
          <table:table-cell office:value-type="float" office:value="251.8" calcext:value-type="float">
            <text:p>251.8</text:p>
          </table:table-cell>
        </table:table-row>
        <table:table-row table:style-name="ro1">
          <table:table-cell office:value-type="float" office:value="2783768" calcext:value-type="float">
            <text:p>2783768</text:p>
          </table:table-cell>
          <table:table-cell table:formula="of:=[.A176]/1000/(60*60*24)" office:value-type="time" office:time-value="PT00H46M23.768S" calcext:value-type="time">
            <text:p>00:46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96.87" calcext:value-type="float">
            <text:p>196.87</text:p>
          </table:table-cell>
          <table:table-cell office:value-type="float" office:value="253.2" calcext:value-type="float">
            <text:p>253.2</text:p>
          </table:table-cell>
        </table:table-row>
        <table:table-row table:style-name="ro1">
          <table:table-cell office:value-type="float" office:value="2799768" calcext:value-type="float">
            <text:p>2799768</text:p>
          </table:table-cell>
          <table:table-cell table:formula="of:=[.A177]/1000/(60*60*24)" office:value-type="time" office:time-value="PT00H46M39.768S" calcext:value-type="time">
            <text:p>00:46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97.98" calcext:value-type="float">
            <text:p>197.98</text:p>
          </table:table-cell>
          <table:table-cell office:value-type="float" office:value="254.6" calcext:value-type="float">
            <text:p>254.6</text:p>
          </table:table-cell>
        </table:table-row>
        <table:table-row table:style-name="ro1">
          <table:table-cell office:value-type="float" office:value="2815768" calcext:value-type="float">
            <text:p>2815768</text:p>
          </table:table-cell>
          <table:table-cell table:formula="of:=[.A178]/1000/(60*60*24)" office:value-type="time" office:time-value="PT00H46M55.768S" calcext:value-type="time">
            <text:p>00:46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99.09" calcext:value-type="float">
            <text:p>199.09</text:p>
          </table:table-cell>
          <table:table-cell office:value-type="float" office:value="256.01" calcext:value-type="float">
            <text:p>256.01</text:p>
          </table:table-cell>
        </table:table-row>
        <table:table-row table:style-name="ro1">
          <table:table-cell office:value-type="float" office:value="2831768" calcext:value-type="float">
            <text:p>2831768</text:p>
          </table:table-cell>
          <table:table-cell table:formula="of:=[.A179]/1000/(60*60*24)" office:value-type="time" office:time-value="PT00H47M11.768S" calcext:value-type="time">
            <text:p>00:47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200.2" calcext:value-type="float">
            <text:p>200.2</text:p>
          </table:table-cell>
          <table:table-cell office:value-type="float" office:value="257.41" calcext:value-type="float">
            <text:p>257.41</text:p>
          </table:table-cell>
        </table:table-row>
        <table:table-row table:style-name="ro1">
          <table:table-cell office:value-type="float" office:value="2847768" calcext:value-type="float">
            <text:p>2847768</text:p>
          </table:table-cell>
          <table:table-cell table:formula="of:=[.A180]/1000/(60*60*24)" office:value-type="time" office:time-value="PT00H47M27.768S" calcext:value-type="time">
            <text:p>00:47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7" calcext:value-type="float">
            <text:p>314.87</text:p>
          </table:table-cell>
          <table:table-cell office:value-type="float" office:value="201.31" calcext:value-type="float">
            <text:p>201.31</text:p>
          </table:table-cell>
          <table:table-cell office:value-type="float" office:value="258.81" calcext:value-type="float">
            <text:p>258.81</text:p>
          </table:table-cell>
        </table:table-row>
        <table:table-row table:style-name="ro1">
          <table:table-cell office:value-type="float" office:value="2863768" calcext:value-type="float">
            <text:p>2863768</text:p>
          </table:table-cell>
          <table:table-cell table:formula="of:=[.A181]/1000/(60*60*24)" office:value-type="time" office:time-value="PT00H47M43.768S" calcext:value-type="time">
            <text:p>00:47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202.42" calcext:value-type="float">
            <text:p>202.42</text:p>
          </table:table-cell>
          <table:table-cell office:value-type="float" office:value="260.21" calcext:value-type="float">
            <text:p>260.21</text:p>
          </table:table-cell>
        </table:table-row>
        <table:table-row table:style-name="ro1">
          <table:table-cell office:value-type="float" office:value="2879768" calcext:value-type="float">
            <text:p>2879768</text:p>
          </table:table-cell>
          <table:table-cell table:formula="of:=[.A182]/1000/(60*60*24)" office:value-type="time" office:time-value="PT00H47M59.768S" calcext:value-type="time">
            <text:p>00:48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203.53" calcext:value-type="float">
            <text:p>203.53</text:p>
          </table:table-cell>
          <table:table-cell office:value-type="float" office:value="261.61" calcext:value-type="float">
            <text:p>261.61</text:p>
          </table:table-cell>
        </table:table-row>
        <table:table-row table:style-name="ro1">
          <table:table-cell office:value-type="float" office:value="2895768" calcext:value-type="float">
            <text:p>2895768</text:p>
          </table:table-cell>
          <table:table-cell table:formula="of:=[.A183]/1000/(60*60*24)" office:value-type="time" office:time-value="PT00H48M15.768S" calcext:value-type="time">
            <text:p>00:48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04.64" calcext:value-type="float">
            <text:p>204.6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911768" calcext:value-type="float">
            <text:p>2911768</text:p>
          </table:table-cell>
          <table:table-cell table:formula="of:=[.A184]/1000/(60*60*24)" office:value-type="time" office:time-value="PT00H48M31.768S" calcext:value-type="time">
            <text:p>00:48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05.75" calcext:value-type="float">
            <text:p>205.75</text:p>
          </table:table-cell>
          <table:table-cell office:value-type="float" office:value="264.4" calcext:value-type="float">
            <text:p>264.4</text:p>
          </table:table-cell>
        </table:table-row>
        <table:table-row table:style-name="ro1">
          <table:table-cell office:value-type="float" office:value="2927768" calcext:value-type="float">
            <text:p>2927768</text:p>
          </table:table-cell>
          <table:table-cell table:formula="of:=[.A185]/1000/(60*60*24)" office:value-type="time" office:time-value="PT00H48M47.768S" calcext:value-type="time">
            <text:p>00:48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06.86" calcext:value-type="float">
            <text:p>206.86</text:p>
          </table:table-cell>
          <table:table-cell office:value-type="float" office:value="265.8" calcext:value-type="float">
            <text:p>265.8</text:p>
          </table:table-cell>
        </table:table-row>
        <table:table-row table:style-name="ro1">
          <table:table-cell office:value-type="float" office:value="2943768" calcext:value-type="float">
            <text:p>2943768</text:p>
          </table:table-cell>
          <table:table-cell table:formula="of:=[.A186]/1000/(60*60*24)" office:value-type="time" office:time-value="PT00H49M03.768S" calcext:value-type="time">
            <text:p>00:49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07.97" calcext:value-type="float">
            <text:p>207.97</text:p>
          </table:table-cell>
          <table:table-cell office:value-type="float" office:value="267.2" calcext:value-type="float">
            <text:p>267.2</text:p>
          </table:table-cell>
        </table:table-row>
        <table:table-row table:style-name="ro1">
          <table:table-cell office:value-type="float" office:value="2959768" calcext:value-type="float">
            <text:p>2959768</text:p>
          </table:table-cell>
          <table:table-cell table:formula="of:=[.A187]/1000/(60*60*24)" office:value-type="time" office:time-value="PT00H49M19.768S" calcext:value-type="time">
            <text:p>00:49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209.08" calcext:value-type="float">
            <text:p>209.08</text:p>
          </table:table-cell>
          <table:table-cell office:value-type="float" office:value="268.6" calcext:value-type="float">
            <text:p>268.6</text:p>
          </table:table-cell>
        </table:table-row>
        <table:table-row table:style-name="ro1">
          <table:table-cell office:value-type="float" office:value="2975768" calcext:value-type="float">
            <text:p>2975768</text:p>
          </table:table-cell>
          <table:table-cell table:formula="of:=[.A188]/1000/(60*60*24)" office:value-type="time" office:time-value="PT00H49M35.768S" calcext:value-type="time">
            <text:p>00:49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210.19" calcext:value-type="float">
            <text:p>210.1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991768" calcext:value-type="float">
            <text:p>2991768</text:p>
          </table:table-cell>
          <table:table-cell table:formula="of:=[.A189]/1000/(60*60*24)" office:value-type="time" office:time-value="PT00H49M51.768S" calcext:value-type="time">
            <text:p>00:49:52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211.3" calcext:value-type="float">
            <text:p>211.3</text:p>
          </table:table-cell>
          <table:table-cell office:value-type="float" office:value="271.4" calcext:value-type="float">
            <text:p>271.4</text:p>
          </table:table-cell>
        </table:table-row>
        <table:table-row table:style-name="ro1">
          <table:table-cell office:value-type="float" office:value="3007768" calcext:value-type="float">
            <text:p>3007768</text:p>
          </table:table-cell>
          <table:table-cell table:formula="of:=[.A190]/1000/(60*60*24)" office:value-type="time" office:time-value="PT00H50M07.768S" calcext:value-type="time">
            <text:p>00:50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212.41" calcext:value-type="float">
            <text:p>212.41</text:p>
          </table:table-cell>
          <table:table-cell office:value-type="float" office:value="272.79" calcext:value-type="float">
            <text:p>272.79</text:p>
          </table:table-cell>
        </table:table-row>
        <table:table-row table:style-name="ro1">
          <table:table-cell office:value-type="float" office:value="3023768" calcext:value-type="float">
            <text:p>3023768</text:p>
          </table:table-cell>
          <table:table-cell table:formula="of:=[.A191]/1000/(60*60*24)" office:value-type="time" office:time-value="PT00H50M23.768S" calcext:value-type="time">
            <text:p>00:50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213.52" calcext:value-type="float">
            <text:p>213.52</text:p>
          </table:table-cell>
          <table:table-cell office:value-type="float" office:value="274.19" calcext:value-type="float">
            <text:p>274.19</text:p>
          </table:table-cell>
        </table:table-row>
        <table:table-row table:style-name="ro1">
          <table:table-cell office:value-type="float" office:value="3039768" calcext:value-type="float">
            <text:p>3039768</text:p>
          </table:table-cell>
          <table:table-cell table:formula="of:=[.A192]/1000/(60*60*24)" office:value-type="time" office:time-value="PT00H50M39.768S" calcext:value-type="time">
            <text:p>00:50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214.63" calcext:value-type="float">
            <text:p>214.63</text:p>
          </table:table-cell>
          <table:table-cell office:value-type="float" office:value="275.58" calcext:value-type="float">
            <text:p>275.58</text:p>
          </table:table-cell>
        </table:table-row>
        <table:table-row table:style-name="ro1">
          <table:table-cell office:value-type="float" office:value="3055768" calcext:value-type="float">
            <text:p>3055768</text:p>
          </table:table-cell>
          <table:table-cell table:formula="of:=[.A193]/1000/(60*60*24)" office:value-type="time" office:time-value="PT00H50M55.768S" calcext:value-type="time">
            <text:p>00:50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215.73" calcext:value-type="float">
            <text:p>215.73</text:p>
          </table:table-cell>
          <table:table-cell office:value-type="float" office:value="276.98" calcext:value-type="float">
            <text:p>276.98</text:p>
          </table:table-cell>
        </table:table-row>
        <table:table-row table:style-name="ro1">
          <table:table-cell office:value-type="float" office:value="3071768" calcext:value-type="float">
            <text:p>3071768</text:p>
          </table:table-cell>
          <table:table-cell table:formula="of:=[.A194]/1000/(60*60*24)" office:value-type="time" office:time-value="PT00H51M11.768S" calcext:value-type="time">
            <text:p>00:51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6" calcext:value-type="float">
            <text:p>313.36</text:p>
          </table:table-cell>
          <table:table-cell office:value-type="float" office:value="216.84" calcext:value-type="float">
            <text:p>216.84</text:p>
          </table:table-cell>
          <table:table-cell office:value-type="float" office:value="278.37" calcext:value-type="float">
            <text:p>278.37</text:p>
          </table:table-cell>
        </table:table-row>
        <table:table-row table:style-name="ro1">
          <table:table-cell office:value-type="float" office:value="3087768" calcext:value-type="float">
            <text:p>3087768</text:p>
          </table:table-cell>
          <table:table-cell table:formula="of:=[.A195]/1000/(60*60*24)" office:value-type="time" office:time-value="PT00H51M27.768S" calcext:value-type="time">
            <text:p>00:51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217.95" calcext:value-type="float">
            <text:p>217.95</text:p>
          </table:table-cell>
          <table:table-cell office:value-type="float" office:value="279.77" calcext:value-type="float">
            <text:p>279.77</text:p>
          </table:table-cell>
        </table:table-row>
        <table:table-row table:style-name="ro1">
          <table:table-cell office:value-type="float" office:value="3103768" calcext:value-type="float">
            <text:p>3103768</text:p>
          </table:table-cell>
          <table:table-cell table:formula="of:=[.A196]/1000/(60*60*24)" office:value-type="time" office:time-value="PT00H51M43.768S" calcext:value-type="time">
            <text:p>00:51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219.06" calcext:value-type="float">
            <text:p>219.06</text:p>
          </table:table-cell>
          <table:table-cell office:value-type="float" office:value="281.16" calcext:value-type="float">
            <text:p>281.16</text:p>
          </table:table-cell>
        </table:table-row>
        <table:table-row table:style-name="ro1">
          <table:table-cell office:value-type="float" office:value="3119768" calcext:value-type="float">
            <text:p>3119768</text:p>
          </table:table-cell>
          <table:table-cell table:formula="of:=[.A197]/1000/(60*60*24)" office:value-type="time" office:time-value="PT00H51M59.768S" calcext:value-type="time">
            <text:p>00:52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20.16" calcext:value-type="float">
            <text:p>220.16</text:p>
          </table:table-cell>
          <table:table-cell office:value-type="float" office:value="282.56" calcext:value-type="float">
            <text:p>282.56</text:p>
          </table:table-cell>
        </table:table-row>
        <table:table-row table:style-name="ro1">
          <table:table-cell office:value-type="float" office:value="3135768" calcext:value-type="float">
            <text:p>3135768</text:p>
          </table:table-cell>
          <table:table-cell table:formula="of:=[.A198]/1000/(60*60*24)" office:value-type="time" office:time-value="PT00H52M15.768S" calcext:value-type="time">
            <text:p>00:52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21.27" calcext:value-type="float">
            <text:p>221.27</text:p>
          </table:table-cell>
          <table:table-cell office:value-type="float" office:value="283.95" calcext:value-type="float">
            <text:p>283.95</text:p>
          </table:table-cell>
        </table:table-row>
        <table:table-row table:style-name="ro1">
          <table:table-cell office:value-type="float" office:value="3151768" calcext:value-type="float">
            <text:p>3151768</text:p>
          </table:table-cell>
          <table:table-cell table:formula="of:=[.A199]/1000/(60*60*24)" office:value-type="time" office:time-value="PT00H52M31.768S" calcext:value-type="time">
            <text:p>00:52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22.38" calcext:value-type="float">
            <text:p>222.38</text:p>
          </table:table-cell>
          <table:table-cell office:value-type="float" office:value="285.34" calcext:value-type="float">
            <text:p>285.34</text:p>
          </table:table-cell>
        </table:table-row>
        <table:table-row table:style-name="ro1">
          <table:table-cell office:value-type="float" office:value="3167768" calcext:value-type="float">
            <text:p>3167768</text:p>
          </table:table-cell>
          <table:table-cell table:formula="of:=[.A200]/1000/(60*60*24)" office:value-type="time" office:time-value="PT00H52M47.768S" calcext:value-type="time">
            <text:p>00:52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23.49" calcext:value-type="float">
            <text:p>223.49</text:p>
          </table:table-cell>
          <table:table-cell office:value-type="float" office:value="286.73" calcext:value-type="float">
            <text:p>286.73</text:p>
          </table:table-cell>
        </table:table-row>
        <table:table-row table:style-name="ro1">
          <table:table-cell office:value-type="float" office:value="3183768" calcext:value-type="float">
            <text:p>3183768</text:p>
          </table:table-cell>
          <table:table-cell table:formula="of:=[.A201]/1000/(60*60*24)" office:value-type="time" office:time-value="PT00H53M03.768S" calcext:value-type="time">
            <text:p>00:53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24.59" calcext:value-type="float">
            <text:p>224.59</text:p>
          </table:table-cell>
          <table:table-cell office:value-type="float" office:value="288.12" calcext:value-type="float">
            <text:p>288.12</text:p>
          </table:table-cell>
        </table:table-row>
        <table:table-row table:style-name="ro1">
          <table:table-cell office:value-type="float" office:value="3199768" calcext:value-type="float">
            <text:p>3199768</text:p>
          </table:table-cell>
          <table:table-cell table:formula="of:=[.A202]/1000/(60*60*24)" office:value-type="time" office:time-value="PT00H53M19.768S" calcext:value-type="time">
            <text:p>00:53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25.7" calcext:value-type="float">
            <text:p>225.7</text:p>
          </table:table-cell>
          <table:table-cell office:value-type="float" office:value="289.51" calcext:value-type="float">
            <text:p>289.51</text:p>
          </table:table-cell>
        </table:table-row>
        <table:table-row table:style-name="ro1">
          <table:table-cell office:value-type="float" office:value="3215768" calcext:value-type="float">
            <text:p>3215768</text:p>
          </table:table-cell>
          <table:table-cell table:formula="of:=[.A203]/1000/(60*60*24)" office:value-type="time" office:time-value="PT00H53M35.768S" calcext:value-type="time">
            <text:p>00:53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26.81" calcext:value-type="float">
            <text:p>226.81</text:p>
          </table:table-cell>
          <table:table-cell office:value-type="float" office:value="290.91" calcext:value-type="float">
            <text:p>290.91</text:p>
          </table:table-cell>
        </table:table-row>
        <table:table-row table:style-name="ro1">
          <table:table-cell office:value-type="float" office:value="3231768" calcext:value-type="float">
            <text:p>3231768</text:p>
          </table:table-cell>
          <table:table-cell table:formula="of:=[.A204]/1000/(60*60*24)" office:value-type="time" office:time-value="PT00H53M51.768S" calcext:value-type="time">
            <text:p>00:53:52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27.91" calcext:value-type="float">
            <text:p>227.91</text:p>
          </table:table-cell>
          <table:table-cell office:value-type="float" office:value="292.3" calcext:value-type="float">
            <text:p>292.3</text:p>
          </table:table-cell>
        </table:table-row>
        <table:table-row table:style-name="ro1">
          <table:table-cell office:value-type="float" office:value="3247768" calcext:value-type="float">
            <text:p>3247768</text:p>
          </table:table-cell>
          <table:table-cell table:formula="of:=[.A205]/1000/(60*60*24)" office:value-type="time" office:time-value="PT00H54M07.768S" calcext:value-type="time">
            <text:p>00:54:08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29.02" calcext:value-type="float">
            <text:p>229.02</text:p>
          </table:table-cell>
          <table:table-cell office:value-type="float" office:value="293.69" calcext:value-type="float">
            <text:p>293.69</text:p>
          </table:table-cell>
        </table:table-row>
        <table:table-row table:style-name="ro1">
          <table:table-cell office:value-type="float" office:value="3263767" calcext:value-type="float">
            <text:p>3263767</text:p>
          </table:table-cell>
          <table:table-cell table:formula="of:=[.A206]/1000/(60*60*24)" office:value-type="time" office:time-value="PT00H54M23.767S" calcext:value-type="time">
            <text:p>00:54:24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30.13" calcext:value-type="float">
            <text:p>230.13</text:p>
          </table:table-cell>
          <table:table-cell office:value-type="float" office:value="295.08" calcext:value-type="float">
            <text:p>295.08</text:p>
          </table:table-cell>
        </table:table-row>
        <table:table-row table:style-name="ro1">
          <table:table-cell office:value-type="float" office:value="3279768" calcext:value-type="float">
            <text:p>3279768</text:p>
          </table:table-cell>
          <table:table-cell table:formula="of:=[.A207]/1000/(60*60*24)" office:value-type="time" office:time-value="PT00H54M39.768S" calcext:value-type="time">
            <text:p>00:54:40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31.23" calcext:value-type="float">
            <text:p>231.23</text:p>
          </table:table-cell>
          <table:table-cell office:value-type="float" office:value="296.47" calcext:value-type="float">
            <text:p>296.47</text:p>
          </table:table-cell>
        </table:table-row>
        <table:table-row table:style-name="ro1">
          <table:table-cell office:value-type="float" office:value="3295768" calcext:value-type="float">
            <text:p>3295768</text:p>
          </table:table-cell>
          <table:table-cell table:formula="of:=[.A208]/1000/(60*60*24)" office:value-type="time" office:time-value="PT00H54M55.768S" calcext:value-type="time">
            <text:p>00:54:56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32.34" calcext:value-type="float">
            <text:p>232.34</text:p>
          </table:table-cell>
          <table:table-cell office:value-type="float" office:value="297.86" calcext:value-type="float">
            <text:p>297.86</text:p>
          </table:table-cell>
        </table:table-row>
        <table:table-row table:style-name="ro1">
          <table:table-cell office:value-type="float" office:value="3311768" calcext:value-type="float">
            <text:p>3311768</text:p>
          </table:table-cell>
          <table:table-cell table:formula="of:=[.A209]/1000/(60*60*24)" office:value-type="time" office:time-value="PT00H55M11.768S" calcext:value-type="time">
            <text:p>00:55:12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33.45" calcext:value-type="float">
            <text:p>233.45</text:p>
          </table:table-cell>
          <table:table-cell office:value-type="float" office:value="299.25" calcext:value-type="float">
            <text:p>299.25</text:p>
          </table:table-cell>
        </table:table-row>
        <table:table-row table:style-name="ro1">
          <table:table-cell office:value-type="float" office:value="3327768" calcext:value-type="float">
            <text:p>3327768</text:p>
          </table:table-cell>
          <table:table-cell table:formula="of:=[.A210]/1000/(60*60*24)" office:value-type="time" office:time-value="PT00H55M27.768S" calcext:value-type="time">
            <text:p>00:55:28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34.55" calcext:value-type="float">
            <text:p>234.55</text:p>
          </table:table-cell>
          <table:table-cell office:value-type="float" office:value="300.64" calcext:value-type="float">
            <text:p>300.64</text:p>
          </table:table-cell>
        </table:table-row>
        <table:table-row table:style-name="ro1">
          <table:table-cell office:value-type="float" office:value="3343768" calcext:value-type="float">
            <text:p>3343768</text:p>
          </table:table-cell>
          <table:table-cell table:formula="of:=[.A211]/1000/(60*60*24)" office:value-type="time" office:time-value="PT00H55M43.768S" calcext:value-type="time">
            <text:p>00:55:44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35.66" calcext:value-type="float">
            <text:p>235.66</text:p>
          </table:table-cell>
          <table:table-cell office:value-type="float" office:value="302.03" calcext:value-type="float">
            <text:p>302.03</text:p>
          </table:table-cell>
        </table:table-row>
        <table:table-row table:style-name="ro1">
          <table:table-cell office:value-type="float" office:value="3359768" calcext:value-type="float">
            <text:p>3359768</text:p>
          </table:table-cell>
          <table:table-cell table:formula="of:=[.A212]/1000/(60*60*24)" office:value-type="time" office:time-value="PT00H55M59.768S" calcext:value-type="time">
            <text:p>00:56:00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36.76" calcext:value-type="float">
            <text:p>236.76</text:p>
          </table:table-cell>
          <table:table-cell office:value-type="float" office:value="303.42" calcext:value-type="float">
            <text:p>303.42</text:p>
          </table:table-cell>
        </table:table-row>
        <table:table-row table:style-name="ro1">
          <table:table-cell office:value-type="float" office:value="3375768" calcext:value-type="float">
            <text:p>3375768</text:p>
          </table:table-cell>
          <table:table-cell table:formula="of:=[.A213]/1000/(60*60*24)" office:value-type="time" office:time-value="PT00H56M15.768S" calcext:value-type="time">
            <text:p>00:56:16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37.87" calcext:value-type="float">
            <text:p>237.87</text:p>
          </table:table-cell>
          <table:table-cell office:value-type="float" office:value="304.81" calcext:value-type="float">
            <text:p>304.81</text:p>
          </table:table-cell>
        </table:table-row>
        <table:table-row table:style-name="ro1">
          <table:table-cell office:value-type="float" office:value="3391768" calcext:value-type="float">
            <text:p>3391768</text:p>
          </table:table-cell>
          <table:table-cell table:formula="of:=[.A214]/1000/(60*60*24)" office:value-type="time" office:time-value="PT00H56M31.768S" calcext:value-type="time">
            <text:p>00:56:32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38.97" calcext:value-type="float">
            <text:p>238.97</text:p>
          </table:table-cell>
          <table:table-cell office:value-type="float" office:value="306.19" calcext:value-type="float">
            <text:p>306.19</text:p>
          </table:table-cell>
        </table:table-row>
        <table:table-row table:style-name="ro1">
          <table:table-cell office:value-type="float" office:value="3407768" calcext:value-type="float">
            <text:p>3407768</text:p>
          </table:table-cell>
          <table:table-cell table:formula="of:=[.A215]/1000/(60*60*24)" office:value-type="time" office:time-value="PT00H56M47.768S" calcext:value-type="time">
            <text:p>00:56:48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240.08" calcext:value-type="float">
            <text:p>240.08</text:p>
          </table:table-cell>
          <table:table-cell office:value-type="float" office:value="307.58" calcext:value-type="float">
            <text:p>307.58</text:p>
          </table:table-cell>
        </table:table-row>
        <table:table-row table:style-name="ro1">
          <table:table-cell office:value-type="float" office:value="3423768" calcext:value-type="float">
            <text:p>3423768</text:p>
          </table:table-cell>
          <table:table-cell table:formula="of:=[.A216]/1000/(60*60*24)" office:value-type="time" office:time-value="PT00H57M03.768S" calcext:value-type="time">
            <text:p>00:57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41.18" calcext:value-type="float">
            <text:p>241.18</text:p>
          </table:table-cell>
          <table:table-cell office:value-type="float" office:value="308.97" calcext:value-type="float">
            <text:p>308.97</text:p>
          </table:table-cell>
        </table:table-row>
        <table:table-row table:style-name="ro1">
          <table:table-cell office:value-type="float" office:value="3439768" calcext:value-type="float">
            <text:p>3439768</text:p>
          </table:table-cell>
          <table:table-cell table:formula="of:=[.A217]/1000/(60*60*24)" office:value-type="time" office:time-value="PT00H57M19.768S" calcext:value-type="time">
            <text:p>00:57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42.29" calcext:value-type="float">
            <text:p>242.29</text:p>
          </table:table-cell>
          <table:table-cell office:value-type="float" office:value="310.35" calcext:value-type="float">
            <text:p>310.35</text:p>
          </table:table-cell>
        </table:table-row>
        <table:table-row table:style-name="ro1">
          <table:table-cell office:value-type="float" office:value="3455768" calcext:value-type="float">
            <text:p>3455768</text:p>
          </table:table-cell>
          <table:table-cell table:formula="of:=[.A218]/1000/(60*60*24)" office:value-type="time" office:time-value="PT00H57M35.768S" calcext:value-type="time">
            <text:p>00:57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243.39" calcext:value-type="float">
            <text:p>243.39</text:p>
          </table:table-cell>
          <table:table-cell office:value-type="float" office:value="311.74" calcext:value-type="float">
            <text:p>311.74</text:p>
          </table:table-cell>
        </table:table-row>
        <table:table-row table:style-name="ro1">
          <table:table-cell office:value-type="float" office:value="3471768" calcext:value-type="float">
            <text:p>3471768</text:p>
          </table:table-cell>
          <table:table-cell table:formula="of:=[.A219]/1000/(60*60*24)" office:value-type="time" office:time-value="PT00H57M51.768S" calcext:value-type="time">
            <text:p>00:57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244.5" calcext:value-type="float">
            <text:p>244.5</text:p>
          </table:table-cell>
          <table:table-cell office:value-type="float" office:value="313.12" calcext:value-type="float">
            <text:p>313.12</text:p>
          </table:table-cell>
        </table:table-row>
        <table:table-row table:style-name="ro1">
          <table:table-cell office:value-type="float" office:value="3487768" calcext:value-type="float">
            <text:p>3487768</text:p>
          </table:table-cell>
          <table:table-cell table:formula="of:=[.A220]/1000/(60*60*24)" office:value-type="time" office:time-value="PT00H58M07.768S" calcext:value-type="time">
            <text:p>00:58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45.6" calcext:value-type="float">
            <text:p>245.6</text:p>
          </table:table-cell>
          <table:table-cell office:value-type="float" office:value="314.51" calcext:value-type="float">
            <text:p>314.51</text:p>
          </table:table-cell>
        </table:table-row>
        <table:table-row table:style-name="ro1">
          <table:table-cell office:value-type="float" office:value="3503768" calcext:value-type="float">
            <text:p>3503768</text:p>
          </table:table-cell>
          <table:table-cell table:formula="of:=[.A221]/1000/(60*60*24)" office:value-type="time" office:time-value="PT00H58M23.768S" calcext:value-type="time">
            <text:p>00:58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46.71" calcext:value-type="float">
            <text:p>246.71</text:p>
          </table:table-cell>
          <table:table-cell office:value-type="float" office:value="315.89" calcext:value-type="float">
            <text:p>315.89</text:p>
          </table:table-cell>
        </table:table-row>
        <table:table-row table:style-name="ro1">
          <table:table-cell office:value-type="float" office:value="3519768" calcext:value-type="float">
            <text:p>3519768</text:p>
          </table:table-cell>
          <table:table-cell table:formula="of:=[.A222]/1000/(60*60*24)" office:value-type="time" office:time-value="PT00H58M39.768S" calcext:value-type="time">
            <text:p>00:58:40</text:p>
          </table:table-cell>
          <table:table-cell office:value-type="float" office:value="1.26" calcext:value-type="float">
            <text:p>1.26</text:p>
          </table:table-cell>
          <table:table-cell office:value-type="float" office:value="248.4" calcext:value-type="float">
            <text:p>248.4</text:p>
          </table:table-cell>
          <table:table-cell office:value-type="float" office:value="312.2" calcext:value-type="float">
            <text:p>312.2</text:p>
          </table:table-cell>
          <table:table-cell office:value-type="float" office:value="247.81" calcext:value-type="float">
            <text:p>247.81</text:p>
          </table:table-cell>
          <table:table-cell office:value-type="float" office:value="317.28" calcext:value-type="float">
            <text:p>317.28</text:p>
          </table:table-cell>
        </table:table-row>
        <table:table-row table:style-name="ro1">
          <table:table-cell office:value-type="float" office:value="3535768" calcext:value-type="float">
            <text:p>3535768</text:p>
          </table:table-cell>
          <table:table-cell table:formula="of:=[.A223]/1000/(60*60*24)" office:value-type="time" office:time-value="PT00H58M55.768S" calcext:value-type="time">
            <text:p>00:58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48.91" calcext:value-type="float">
            <text:p>248.91</text:p>
          </table:table-cell>
          <table:table-cell office:value-type="float" office:value="318.66" calcext:value-type="float">
            <text:p>318.66</text:p>
          </table:table-cell>
        </table:table-row>
        <table:table-row table:style-name="ro1">
          <table:table-cell office:value-type="float" office:value="3551768" calcext:value-type="float">
            <text:p>3551768</text:p>
          </table:table-cell>
          <table:table-cell table:formula="of:=[.A224]/1000/(60*60*24)" office:value-type="time" office:time-value="PT00H59M11.768S" calcext:value-type="time">
            <text:p>00:59:12</text:p>
          </table:table-cell>
          <table:table-cell office:value-type="float" office:value="1.26" calcext:value-type="float">
            <text:p>1.26</text:p>
          </table:table-cell>
          <table:table-cell office:value-type="float" office:value="248.3" calcext:value-type="float">
            <text:p>248.3</text:p>
          </table:table-cell>
          <table:table-cell office:value-type="float" office:value="312.07" calcext:value-type="float">
            <text:p>312.07</text:p>
          </table:table-cell>
          <table:table-cell office:value-type="float" office:value="250.02" calcext:value-type="float">
            <text:p>250.02</text:p>
          </table:table-cell>
          <table:table-cell office:value-type="float" office:value="320.04" calcext:value-type="float">
            <text:p>320.04</text:p>
          </table:table-cell>
        </table:table-row>
        <table:table-row table:style-name="ro1">
          <table:table-cell office:value-type="float" office:value="3567768" calcext:value-type="float">
            <text:p>3567768</text:p>
          </table:table-cell>
          <table:table-cell table:formula="of:=[.A225]/1000/(60*60*24)" office:value-type="time" office:time-value="PT00H59M27.768S" calcext:value-type="time">
            <text:p>00:59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" calcext:value-type="float">
            <text:p>311.2</text:p>
          </table:table-cell>
          <table:table-cell office:value-type="float" office:value="251.12" calcext:value-type="float">
            <text:p>251.12</text:p>
          </table:table-cell>
          <table:table-cell office:value-type="float" office:value="321.43" calcext:value-type="float">
            <text:p>321.43</text:p>
          </table:table-cell>
        </table:table-row>
        <table:table-row table:style-name="ro1">
          <table:table-cell office:value-type="float" office:value="3583768" calcext:value-type="float">
            <text:p>3583768</text:p>
          </table:table-cell>
          <table:table-cell table:formula="of:=[.A226]/1000/(60*60*24)" office:value-type="time" office:time-value="PT00H59M43.768S" calcext:value-type="time">
            <text:p>00:59:44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52.23" calcext:value-type="float">
            <text:p>252.23</text:p>
          </table:table-cell>
          <table:table-cell office:value-type="float" office:value="322.81" calcext:value-type="float">
            <text:p>322.81</text:p>
          </table:table-cell>
        </table:table-row>
        <table:table-row table:style-name="ro1">
          <table:table-cell office:value-type="float" office:value="3599768" calcext:value-type="float">
            <text:p>3599768</text:p>
          </table:table-cell>
          <table:table-cell table:formula="of:=[.A227]/1000/(60*60*24)" office:value-type="time" office:time-value="PT00H59M59.768S" calcext:value-type="time">
            <text:p>01:00:00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53.33" calcext:value-type="float">
            <text:p>253.33</text:p>
          </table:table-cell>
          <table:table-cell office:value-type="float" office:value="324.19" calcext:value-type="float">
            <text:p>324.19</text:p>
          </table:table-cell>
        </table:table-row>
        <table:table-row table:style-name="ro1">
          <table:table-cell office:value-type="float" office:value="3615767" calcext:value-type="float">
            <text:p>3615767</text:p>
          </table:table-cell>
          <table:table-cell table:formula="of:=[.A228]/1000/(60*60*24)" office:value-type="time" office:time-value="PT01H00M15.767S" calcext:value-type="time">
            <text:p>01:00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54.43" calcext:value-type="float">
            <text:p>254.43</text:p>
          </table:table-cell>
          <table:table-cell office:value-type="float" office:value="325.58" calcext:value-type="float">
            <text:p>325.58</text:p>
          </table:table-cell>
        </table:table-row>
        <table:table-row table:style-name="ro1">
          <table:table-cell office:value-type="float" office:value="3631767" calcext:value-type="float">
            <text:p>3631767</text:p>
          </table:table-cell>
          <table:table-cell table:formula="of:=[.A229]/1000/(60*60*24)" office:value-type="time" office:time-value="PT01H00M31.767S" calcext:value-type="time">
            <text:p>01:00:32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55.54" calcext:value-type="float">
            <text:p>255.54</text:p>
          </table:table-cell>
          <table:table-cell office:value-type="float" office:value="326.96" calcext:value-type="float">
            <text:p>326.96</text:p>
          </table:table-cell>
        </table:table-row>
        <table:table-row table:style-name="ro1">
          <table:table-cell office:value-type="float" office:value="3647768" calcext:value-type="float">
            <text:p>3647768</text:p>
          </table:table-cell>
          <table:table-cell table:formula="of:=[.A230]/1000/(60*60*24)" office:value-type="time" office:time-value="PT01H00M47.768S" calcext:value-type="time">
            <text:p>01:00:48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56.64" calcext:value-type="float">
            <text:p>256.64</text:p>
          </table:table-cell>
          <table:table-cell office:value-type="float" office:value="328.34" calcext:value-type="float">
            <text:p>328.34</text:p>
          </table:table-cell>
        </table:table-row>
        <table:table-row table:style-name="ro1">
          <table:table-cell office:value-type="float" office:value="3663768" calcext:value-type="float">
            <text:p>3663768</text:p>
          </table:table-cell>
          <table:table-cell table:formula="of:=[.A231]/1000/(60*60*24)" office:value-type="time" office:time-value="PT01H01M03.768S" calcext:value-type="time">
            <text:p>01:01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57.74" calcext:value-type="float">
            <text:p>257.74</text:p>
          </table:table-cell>
          <table:table-cell office:value-type="float" office:value="329.72" calcext:value-type="float">
            <text:p>329.72</text:p>
          </table:table-cell>
        </table:table-row>
        <table:table-row table:style-name="ro1">
          <table:table-cell office:value-type="float" office:value="3679768" calcext:value-type="float">
            <text:p>3679768</text:p>
          </table:table-cell>
          <table:table-cell table:formula="of:=[.A232]/1000/(60*60*24)" office:value-type="time" office:time-value="PT01H01M19.768S" calcext:value-type="time">
            <text:p>01:01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58.85" calcext:value-type="float">
            <text:p>258.85</text:p>
          </table:table-cell>
          <table:table-cell office:value-type="float" office:value="331.1" calcext:value-type="float">
            <text:p>331.1</text:p>
          </table:table-cell>
        </table:table-row>
        <table:table-row table:style-name="ro1">
          <table:table-cell office:value-type="float" office:value="3695768" calcext:value-type="float">
            <text:p>3695768</text:p>
          </table:table-cell>
          <table:table-cell table:formula="of:=[.A233]/1000/(60*60*24)" office:value-type="time" office:time-value="PT01H01M35.768S" calcext:value-type="time">
            <text:p>01:01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59.95" calcext:value-type="float">
            <text:p>259.95</text:p>
          </table:table-cell>
          <table:table-cell office:value-type="float" office:value="332.49" calcext:value-type="float">
            <text:p>332.49</text:p>
          </table:table-cell>
        </table:table-row>
        <table:table-row table:style-name="ro1">
          <table:table-cell office:value-type="float" office:value="3711768" calcext:value-type="float">
            <text:p>3711768</text:p>
          </table:table-cell>
          <table:table-cell table:formula="of:=[.A234]/1000/(60*60*24)" office:value-type="time" office:time-value="PT01H01M51.768S" calcext:value-type="time">
            <text:p>01:01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61.05" calcext:value-type="float">
            <text:p>261.05</text:p>
          </table:table-cell>
          <table:table-cell office:value-type="float" office:value="333.87" calcext:value-type="float">
            <text:p>333.87</text:p>
          </table:table-cell>
        </table:table-row>
        <table:table-row table:style-name="ro1">
          <table:table-cell office:value-type="float" office:value="3727768" calcext:value-type="float">
            <text:p>3727768</text:p>
          </table:table-cell>
          <table:table-cell table:formula="of:=[.A235]/1000/(60*60*24)" office:value-type="time" office:time-value="PT01H02M07.768S" calcext:value-type="time">
            <text:p>01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62.15" calcext:value-type="float">
            <text:p>262.15</text:p>
          </table:table-cell>
          <table:table-cell office:value-type="float" office:value="335.25" calcext:value-type="float">
            <text:p>335.25</text:p>
          </table:table-cell>
        </table:table-row>
        <table:table-row table:style-name="ro1">
          <table:table-cell office:value-type="float" office:value="3743768" calcext:value-type="float">
            <text:p>3743768</text:p>
          </table:table-cell>
          <table:table-cell table:formula="of:=[.A236]/1000/(60*60*24)" office:value-type="time" office:time-value="PT01H02M23.768S" calcext:value-type="time">
            <text:p>01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7" calcext:value-type="float">
            <text:p>310.7</text:p>
          </table:table-cell>
          <table:table-cell office:value-type="float" office:value="263.26" calcext:value-type="float">
            <text:p>263.26</text:p>
          </table:table-cell>
          <table:table-cell office:value-type="float" office:value="336.63" calcext:value-type="float">
            <text:p>336.63</text:p>
          </table:table-cell>
        </table:table-row>
        <table:table-row table:style-name="ro1">
          <table:table-cell office:value-type="float" office:value="3759768" calcext:value-type="float">
            <text:p>3759768</text:p>
          </table:table-cell>
          <table:table-cell table:formula="of:=[.A237]/1000/(60*60*24)" office:value-type="time" office:time-value="PT01H02M39.768S" calcext:value-type="time">
            <text:p>01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64.36" calcext:value-type="float">
            <text:p>264.36</text:p>
          </table:table-cell>
          <table:table-cell office:value-type="float" office:value="338.01" calcext:value-type="float">
            <text:p>338.01</text:p>
          </table:table-cell>
        </table:table-row>
        <table:table-row table:style-name="ro1">
          <table:table-cell office:value-type="float" office:value="3775768" calcext:value-type="float">
            <text:p>3775768</text:p>
          </table:table-cell>
          <table:table-cell table:formula="of:=[.A238]/1000/(60*60*24)" office:value-type="time" office:time-value="PT01H02M55.768S" calcext:value-type="time">
            <text:p>01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65.46" calcext:value-type="float">
            <text:p>265.46</text:p>
          </table:table-cell>
          <table:table-cell office:value-type="float" office:value="339.39" calcext:value-type="float">
            <text:p>339.39</text:p>
          </table:table-cell>
        </table:table-row>
        <table:table-row table:style-name="ro1">
          <table:table-cell office:value-type="float" office:value="3791768" calcext:value-type="float">
            <text:p>3791768</text:p>
          </table:table-cell>
          <table:table-cell table:formula="of:=[.A239]/1000/(60*60*24)" office:value-type="time" office:time-value="PT01H03M11.768S" calcext:value-type="time">
            <text:p>01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66.56" calcext:value-type="float">
            <text:p>266.56</text:p>
          </table:table-cell>
          <table:table-cell office:value-type="float" office:value="340.77" calcext:value-type="float">
            <text:p>340.77</text:p>
          </table:table-cell>
        </table:table-row>
        <table:table-row table:style-name="ro1">
          <table:table-cell office:value-type="float" office:value="3807768" calcext:value-type="float">
            <text:p>3807768</text:p>
          </table:table-cell>
          <table:table-cell table:formula="of:=[.A240]/1000/(60*60*24)" office:value-type="time" office:time-value="PT01H03M27.768S" calcext:value-type="time">
            <text:p>01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67.66" calcext:value-type="float">
            <text:p>267.66</text:p>
          </table:table-cell>
          <table:table-cell office:value-type="float" office:value="342.15" calcext:value-type="float">
            <text:p>342.15</text:p>
          </table:table-cell>
        </table:table-row>
        <table:table-row table:style-name="ro1">
          <table:table-cell office:value-type="float" office:value="3823768" calcext:value-type="float">
            <text:p>3823768</text:p>
          </table:table-cell>
          <table:table-cell table:formula="of:=[.A241]/1000/(60*60*24)" office:value-type="time" office:time-value="PT01H03M43.768S" calcext:value-type="time">
            <text:p>01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268.77" calcext:value-type="float">
            <text:p>268.77</text:p>
          </table:table-cell>
          <table:table-cell office:value-type="float" office:value="343.53" calcext:value-type="float">
            <text:p>343.53</text:p>
          </table:table-cell>
        </table:table-row>
        <table:table-row table:style-name="ro1">
          <table:table-cell office:value-type="float" office:value="3839768" calcext:value-type="float">
            <text:p>3839768</text:p>
          </table:table-cell>
          <table:table-cell table:formula="of:=[.A242]/1000/(60*60*24)" office:value-type="time" office:time-value="PT01H03M59.768S" calcext:value-type="time">
            <text:p>01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69.87" calcext:value-type="float">
            <text:p>269.87</text:p>
          </table:table-cell>
          <table:table-cell office:value-type="float" office:value="344.91" calcext:value-type="float">
            <text:p>344.91</text:p>
          </table:table-cell>
        </table:table-row>
        <table:table-row table:style-name="ro1">
          <table:table-cell office:value-type="float" office:value="3855768" calcext:value-type="float">
            <text:p>3855768</text:p>
          </table:table-cell>
          <table:table-cell table:formula="of:=[.A243]/1000/(60*60*24)" office:value-type="time" office:time-value="PT01H04M15.768S" calcext:value-type="time">
            <text:p>01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7" calcext:value-type="float">
            <text:p>309.57</text:p>
          </table:table-cell>
          <table:table-cell office:value-type="float" office:value="270.97" calcext:value-type="float">
            <text:p>270.97</text:p>
          </table:table-cell>
          <table:table-cell office:value-type="float" office:value="346.29" calcext:value-type="float">
            <text:p>346.29</text:p>
          </table:table-cell>
        </table:table-row>
        <table:table-row table:style-name="ro1">
          <table:table-cell office:value-type="float" office:value="3871768" calcext:value-type="float">
            <text:p>3871768</text:p>
          </table:table-cell>
          <table:table-cell table:formula="of:=[.A244]/1000/(60*60*24)" office:value-type="time" office:time-value="PT01H04M31.768S" calcext:value-type="time">
            <text:p>01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72.07" calcext:value-type="float">
            <text:p>272.07</text:p>
          </table:table-cell>
          <table:table-cell office:value-type="float" office:value="347.66" calcext:value-type="float">
            <text:p>347.66</text:p>
          </table:table-cell>
        </table:table-row>
        <table:table-row table:style-name="ro1">
          <table:table-cell office:value-type="float" office:value="3887768" calcext:value-type="float">
            <text:p>3887768</text:p>
          </table:table-cell>
          <table:table-cell table:formula="of:=[.A245]/1000/(60*60*24)" office:value-type="time" office:time-value="PT01H04M47.768S" calcext:value-type="time">
            <text:p>01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73.17" calcext:value-type="float">
            <text:p>273.17</text:p>
          </table:table-cell>
          <table:table-cell office:value-type="float" office:value="349.04" calcext:value-type="float">
            <text:p>349.04</text:p>
          </table:table-cell>
        </table:table-row>
        <table:table-row table:style-name="ro1">
          <table:table-cell office:value-type="float" office:value="3903768" calcext:value-type="float">
            <text:p>3903768</text:p>
          </table:table-cell>
          <table:table-cell table:formula="of:=[.A246]/1000/(60*60*24)" office:value-type="time" office:time-value="PT01H05M03.768S" calcext:value-type="time">
            <text:p>01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74.27" calcext:value-type="float">
            <text:p>274.27</text:p>
          </table:table-cell>
          <table:table-cell office:value-type="float" office:value="350.42" calcext:value-type="float">
            <text:p>350.42</text:p>
          </table:table-cell>
        </table:table-row>
        <table:table-row table:style-name="ro1">
          <table:table-cell office:value-type="float" office:value="3919768" calcext:value-type="float">
            <text:p>3919768</text:p>
          </table:table-cell>
          <table:table-cell table:formula="of:=[.A247]/1000/(60*60*24)" office:value-type="time" office:time-value="PT01H05M19.768S" calcext:value-type="time">
            <text:p>01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75.38" calcext:value-type="float">
            <text:p>275.38</text:p>
          </table:table-cell>
          <table:table-cell office:value-type="float" office:value="351.8" calcext:value-type="float">
            <text:p>351.8</text:p>
          </table:table-cell>
        </table:table-row>
        <table:table-row table:style-name="ro1">
          <table:table-cell office:value-type="float" office:value="3935768" calcext:value-type="float">
            <text:p>3935768</text:p>
          </table:table-cell>
          <table:table-cell table:formula="of:=[.A248]/1000/(60*60*24)" office:value-type="time" office:time-value="PT01H05M35.768S" calcext:value-type="time">
            <text:p>01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76.48" calcext:value-type="float">
            <text:p>276.48</text:p>
          </table:table-cell>
          <table:table-cell office:value-type="float" office:value="353.17" calcext:value-type="float">
            <text:p>353.17</text:p>
          </table:table-cell>
        </table:table-row>
        <table:table-row table:style-name="ro1">
          <table:table-cell office:value-type="float" office:value="3951768" calcext:value-type="float">
            <text:p>3951768</text:p>
          </table:table-cell>
          <table:table-cell table:formula="of:=[.A249]/1000/(60*60*24)" office:value-type="time" office:time-value="PT01H05M51.768S" calcext:value-type="time">
            <text:p>01:05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77.58" calcext:value-type="float">
            <text:p>277.58</text:p>
          </table:table-cell>
          <table:table-cell office:value-type="float" office:value="354.55" calcext:value-type="float">
            <text:p>354.55</text:p>
          </table:table-cell>
        </table:table-row>
        <table:table-row table:style-name="ro1">
          <table:table-cell office:value-type="float" office:value="3967768" calcext:value-type="float">
            <text:p>3967768</text:p>
          </table:table-cell>
          <table:table-cell table:formula="of:=[.A250]/1000/(60*60*24)" office:value-type="time" office:time-value="PT01H06M07.768S" calcext:value-type="time">
            <text:p>01:06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78.68" calcext:value-type="float">
            <text:p>278.68</text:p>
          </table:table-cell>
          <table:table-cell office:value-type="float" office:value="355.92" calcext:value-type="float">
            <text:p>355.92</text:p>
          </table:table-cell>
        </table:table-row>
        <table:table-row table:style-name="ro1">
          <table:table-cell office:value-type="float" office:value="3983768" calcext:value-type="float">
            <text:p>3983768</text:p>
          </table:table-cell>
          <table:table-cell table:formula="of:=[.A251]/1000/(60*60*24)" office:value-type="time" office:time-value="PT01H06M23.768S" calcext:value-type="time">
            <text:p>01:06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279.78" calcext:value-type="float">
            <text:p>279.78</text:p>
          </table:table-cell>
          <table:table-cell office:value-type="float" office:value="357.3" calcext:value-type="float">
            <text:p>357.3</text:p>
          </table:table-cell>
        </table:table-row>
        <table:table-row table:style-name="ro1">
          <table:table-cell office:value-type="float" office:value="3999768" calcext:value-type="float">
            <text:p>3999768</text:p>
          </table:table-cell>
          <table:table-cell table:formula="of:=[.A252]/1000/(60*60*24)" office:value-type="time" office:time-value="PT01H06M39.768S" calcext:value-type="time">
            <text:p>01:06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2" calcext:value-type="float">
            <text:p>309.2</text:p>
          </table:table-cell>
          <table:table-cell office:value-type="float" office:value="280.88" calcext:value-type="float">
            <text:p>280.88</text:p>
          </table:table-cell>
          <table:table-cell office:value-type="float" office:value="358.67" calcext:value-type="float">
            <text:p>358.67</text:p>
          </table:table-cell>
        </table:table-row>
        <table:table-row table:style-name="ro1">
          <table:table-cell office:value-type="float" office:value="4015768" calcext:value-type="float">
            <text:p>4015768</text:p>
          </table:table-cell>
          <table:table-cell table:formula="of:=[.A253]/1000/(60*60*24)" office:value-type="time" office:time-value="PT01H06M55.768S" calcext:value-type="time">
            <text:p>01:06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81.98" calcext:value-type="float">
            <text:p>281.98</text:p>
          </table:table-cell>
          <table:table-cell office:value-type="float" office:value="360.05" calcext:value-type="float">
            <text:p>360.05</text:p>
          </table:table-cell>
        </table:table-row>
        <table:table-row table:style-name="ro1">
          <table:table-cell office:value-type="float" office:value="4031768" calcext:value-type="float">
            <text:p>4031768</text:p>
          </table:table-cell>
          <table:table-cell table:formula="of:=[.A254]/1000/(60*60*24)" office:value-type="time" office:time-value="PT01H07M11.768S" calcext:value-type="time">
            <text:p>01:07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83.08" calcext:value-type="float">
            <text:p>283.08</text:p>
          </table:table-cell>
          <table:table-cell office:value-type="float" office:value="361.42" calcext:value-type="float">
            <text:p>361.42</text:p>
          </table:table-cell>
        </table:table-row>
        <table:table-row table:style-name="ro1">
          <table:table-cell office:value-type="float" office:value="4047768" calcext:value-type="float">
            <text:p>4047768</text:p>
          </table:table-cell>
          <table:table-cell table:formula="of:=[.A255]/1000/(60*60*24)" office:value-type="time" office:time-value="PT01H07M27.768S" calcext:value-type="time">
            <text:p>01:07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84.18" calcext:value-type="float">
            <text:p>284.18</text:p>
          </table:table-cell>
          <table:table-cell office:value-type="float" office:value="362.8" calcext:value-type="float">
            <text:p>362.8</text:p>
          </table:table-cell>
        </table:table-row>
        <table:table-row table:style-name="ro1">
          <table:table-cell office:value-type="float" office:value="4063768" calcext:value-type="float">
            <text:p>4063768</text:p>
          </table:table-cell>
          <table:table-cell table:formula="of:=[.A256]/1000/(60*60*24)" office:value-type="time" office:time-value="PT01H07M43.768S" calcext:value-type="time">
            <text:p>01:07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85.28" calcext:value-type="float">
            <text:p>285.28</text:p>
          </table:table-cell>
          <table:table-cell office:value-type="float" office:value="364.17" calcext:value-type="float">
            <text:p>364.17</text:p>
          </table:table-cell>
        </table:table-row>
        <table:table-row table:style-name="ro1">
          <table:table-cell office:value-type="float" office:value="4079768" calcext:value-type="float">
            <text:p>4079768</text:p>
          </table:table-cell>
          <table:table-cell table:formula="of:=[.A257]/1000/(60*60*24)" office:value-type="time" office:time-value="PT01H07M59.768S" calcext:value-type="time">
            <text:p>01:08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86.38" calcext:value-type="float">
            <text:p>286.38</text:p>
          </table:table-cell>
          <table:table-cell office:value-type="float" office:value="365.55" calcext:value-type="float">
            <text:p>365.55</text:p>
          </table:table-cell>
        </table:table-row>
        <table:table-row table:style-name="ro1">
          <table:table-cell office:value-type="float" office:value="4095768" calcext:value-type="float">
            <text:p>4095768</text:p>
          </table:table-cell>
          <table:table-cell table:formula="of:=[.A258]/1000/(60*60*24)" office:value-type="time" office:time-value="PT01H08M15.768S" calcext:value-type="time">
            <text:p>01:08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87.48" calcext:value-type="float">
            <text:p>287.48</text:p>
          </table:table-cell>
          <table:table-cell office:value-type="float" office:value="366.92" calcext:value-type="float">
            <text:p>366.92</text:p>
          </table:table-cell>
        </table:table-row>
        <table:table-row table:style-name="ro1">
          <table:table-cell office:value-type="float" office:value="4111768" calcext:value-type="float">
            <text:p>4111768</text:p>
          </table:table-cell>
          <table:table-cell table:formula="of:=[.A259]/1000/(60*60*24)" office:value-type="time" office:time-value="PT01H08M31.768S" calcext:value-type="time">
            <text:p>01:08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88.58" calcext:value-type="float">
            <text:p>288.58</text:p>
          </table:table-cell>
          <table:table-cell office:value-type="float" office:value="368.29" calcext:value-type="float">
            <text:p>368.29</text:p>
          </table:table-cell>
        </table:table-row>
        <table:table-row table:style-name="ro1">
          <table:table-cell office:value-type="float" office:value="4127768" calcext:value-type="float">
            <text:p>4127768</text:p>
          </table:table-cell>
          <table:table-cell table:formula="of:=[.A260]/1000/(60*60*24)" office:value-type="time" office:time-value="PT01H08M47.768S" calcext:value-type="time">
            <text:p>01:08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89.68" calcext:value-type="float">
            <text:p>289.68</text:p>
          </table:table-cell>
          <table:table-cell office:value-type="float" office:value="369.67" calcext:value-type="float">
            <text:p>369.67</text:p>
          </table:table-cell>
        </table:table-row>
        <table:table-row table:style-name="ro1">
          <table:table-cell office:value-type="float" office:value="4143768" calcext:value-type="float">
            <text:p>4143768</text:p>
          </table:table-cell>
          <table:table-cell table:formula="of:=[.A261]/1000/(60*60*24)" office:value-type="time" office:time-value="PT01H09M03.768S" calcext:value-type="time">
            <text:p>01:09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90.78" calcext:value-type="float">
            <text:p>290.78</text:p>
          </table:table-cell>
          <table:table-cell office:value-type="float" office:value="371.04" calcext:value-type="float">
            <text:p>371.04</text:p>
          </table:table-cell>
        </table:table-row>
        <table:table-row table:style-name="ro1">
          <table:table-cell office:value-type="float" office:value="4159768" calcext:value-type="float">
            <text:p>4159768</text:p>
          </table:table-cell>
          <table:table-cell table:formula="of:=[.A262]/1000/(60*60*24)" office:value-type="time" office:time-value="PT01H09M19.768S" calcext:value-type="time">
            <text:p>01:09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291.88" calcext:value-type="float">
            <text:p>291.88</text:p>
          </table:table-cell>
          <table:table-cell office:value-type="float" office:value="372.41" calcext:value-type="float">
            <text:p>372.41</text:p>
          </table:table-cell>
        </table:table-row>
        <table:table-row table:style-name="ro1">
          <table:table-cell office:value-type="float" office:value="4175768" calcext:value-type="float">
            <text:p>4175768</text:p>
          </table:table-cell>
          <table:table-cell table:formula="of:=[.A263]/1000/(60*60*24)" office:value-type="time" office:time-value="PT01H09M35.768S" calcext:value-type="time">
            <text:p>01:09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92.98" calcext:value-type="float">
            <text:p>292.98</text:p>
          </table:table-cell>
          <table:table-cell office:value-type="float" office:value="373.79" calcext:value-type="float">
            <text:p>373.79</text:p>
          </table:table-cell>
        </table:table-row>
        <table:table-row table:style-name="ro1">
          <table:table-cell office:value-type="float" office:value="4191768" calcext:value-type="float">
            <text:p>4191768</text:p>
          </table:table-cell>
          <table:table-cell table:formula="of:=[.A264]/1000/(60*60*24)" office:value-type="time" office:time-value="PT01H09M51.768S" calcext:value-type="time">
            <text:p>01:09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94.08" calcext:value-type="float">
            <text:p>294.08</text:p>
          </table:table-cell>
          <table:table-cell office:value-type="float" office:value="375.16" calcext:value-type="float">
            <text:p>375.16</text:p>
          </table:table-cell>
        </table:table-row>
        <table:table-row table:style-name="ro1">
          <table:table-cell office:value-type="float" office:value="4207768" calcext:value-type="float">
            <text:p>4207768</text:p>
          </table:table-cell>
          <table:table-cell table:formula="of:=[.A265]/1000/(60*60*24)" office:value-type="time" office:time-value="PT01H10M07.768S" calcext:value-type="time">
            <text:p>01:10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95.18" calcext:value-type="float">
            <text:p>295.18</text:p>
          </table:table-cell>
          <table:table-cell office:value-type="float" office:value="376.53" calcext:value-type="float">
            <text:p>376.53</text:p>
          </table:table-cell>
        </table:table-row>
        <table:table-row table:style-name="ro1">
          <table:table-cell office:value-type="float" office:value="4223768" calcext:value-type="float">
            <text:p>4223768</text:p>
          </table:table-cell>
          <table:table-cell table:formula="of:=[.A266]/1000/(60*60*24)" office:value-type="time" office:time-value="PT01H10M23.768S" calcext:value-type="time">
            <text:p>01:10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96.28" calcext:value-type="float">
            <text:p>296.28</text:p>
          </table:table-cell>
          <table:table-cell office:value-type="float" office:value="377.91" calcext:value-type="float">
            <text:p>377.91</text:p>
          </table:table-cell>
        </table:table-row>
        <table:table-row table:style-name="ro1">
          <table:table-cell office:value-type="float" office:value="4239768" calcext:value-type="float">
            <text:p>4239768</text:p>
          </table:table-cell>
          <table:table-cell table:formula="of:=[.A267]/1000/(60*60*24)" office:value-type="time" office:time-value="PT01H10M39.768S" calcext:value-type="time">
            <text:p>01:10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97.38" calcext:value-type="float">
            <text:p>297.38</text:p>
          </table:table-cell>
          <table:table-cell office:value-type="float" office:value="379.28" calcext:value-type="float">
            <text:p>379.28</text:p>
          </table:table-cell>
        </table:table-row>
        <table:table-row table:style-name="ro1">
          <table:table-cell office:value-type="float" office:value="4255768" calcext:value-type="float">
            <text:p>4255768</text:p>
          </table:table-cell>
          <table:table-cell table:formula="of:=[.A268]/1000/(60*60*24)" office:value-type="time" office:time-value="PT01H10M55.768S" calcext:value-type="time">
            <text:p>01:10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98.48" calcext:value-type="float">
            <text:p>298.48</text:p>
          </table:table-cell>
          <table:table-cell office:value-type="float" office:value="380.65" calcext:value-type="float">
            <text:p>380.65</text:p>
          </table:table-cell>
        </table:table-row>
        <table:table-row table:style-name="ro1">
          <table:table-cell office:value-type="float" office:value="4271768" calcext:value-type="float">
            <text:p>4271768</text:p>
          </table:table-cell>
          <table:table-cell table:formula="of:=[.A269]/1000/(60*60*24)" office:value-type="time" office:time-value="PT01H11M11.768S" calcext:value-type="time">
            <text:p>01:11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99.58" calcext:value-type="float">
            <text:p>299.58</text:p>
          </table:table-cell>
          <table:table-cell office:value-type="float" office:value="382.02" calcext:value-type="float">
            <text:p>382.02</text:p>
          </table:table-cell>
        </table:table-row>
        <table:table-row table:style-name="ro1">
          <table:table-cell office:value-type="float" office:value="4287768" calcext:value-type="float">
            <text:p>4287768</text:p>
          </table:table-cell>
          <table:table-cell table:formula="of:=[.A270]/1000/(60*60*24)" office:value-type="time" office:time-value="PT01H11M27.768S" calcext:value-type="time">
            <text:p>01:11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300.68" calcext:value-type="float">
            <text:p>300.68</text:p>
          </table:table-cell>
          <table:table-cell office:value-type="float" office:value="383.4" calcext:value-type="float">
            <text:p>383.4</text:p>
          </table:table-cell>
        </table:table-row>
        <table:table-row table:style-name="ro1">
          <table:table-cell office:value-type="float" office:value="4303768" calcext:value-type="float">
            <text:p>4303768</text:p>
          </table:table-cell>
          <table:table-cell table:formula="of:=[.A271]/1000/(60*60*24)" office:value-type="time" office:time-value="PT01H11M43.768S" calcext:value-type="time">
            <text:p>01:11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1.78" calcext:value-type="float">
            <text:p>301.78</text:p>
          </table:table-cell>
          <table:table-cell office:value-type="float" office:value="384.77" calcext:value-type="float">
            <text:p>384.77</text:p>
          </table:table-cell>
        </table:table-row>
        <table:table-row table:style-name="ro1">
          <table:table-cell office:value-type="float" office:value="4319768" calcext:value-type="float">
            <text:p>4319768</text:p>
          </table:table-cell>
          <table:table-cell table:formula="of:=[.A272]/1000/(60*60*24)" office:value-type="time" office:time-value="PT01H11M59.768S" calcext:value-type="time">
            <text:p>01:12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2.88" calcext:value-type="float">
            <text:p>302.88</text:p>
          </table:table-cell>
          <table:table-cell office:value-type="float" office:value="386.14" calcext:value-type="float">
            <text:p>386.14</text:p>
          </table:table-cell>
        </table:table-row>
        <table:table-row table:style-name="ro1">
          <table:table-cell office:value-type="float" office:value="4335768" calcext:value-type="float">
            <text:p>4335768</text:p>
          </table:table-cell>
          <table:table-cell table:formula="of:=[.A273]/1000/(60*60*24)" office:value-type="time" office:time-value="PT01H12M15.768S" calcext:value-type="time">
            <text:p>01:1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303.97" calcext:value-type="float">
            <text:p>303.97</text:p>
          </table:table-cell>
          <table:table-cell office:value-type="float" office:value="387.51" calcext:value-type="float">
            <text:p>387.51</text:p>
          </table:table-cell>
        </table:table-row>
        <table:table-row table:style-name="ro1">
          <table:table-cell office:value-type="float" office:value="4351768" calcext:value-type="float">
            <text:p>4351768</text:p>
          </table:table-cell>
          <table:table-cell table:formula="of:=[.A274]/1000/(60*60*24)" office:value-type="time" office:time-value="PT01H12M31.768S" calcext:value-type="time">
            <text:p>01:12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5.07" calcext:value-type="float">
            <text:p>305.07</text:p>
          </table:table-cell>
          <table:table-cell office:value-type="float" office:value="388.88" calcext:value-type="float">
            <text:p>388.88</text:p>
          </table:table-cell>
        </table:table-row>
        <table:table-row table:style-name="ro1">
          <table:table-cell office:value-type="float" office:value="4367768" calcext:value-type="float">
            <text:p>4367768</text:p>
          </table:table-cell>
          <table:table-cell table:formula="of:=[.A275]/1000/(60*60*24)" office:value-type="time" office:time-value="PT01H12M47.768S" calcext:value-type="time">
            <text:p>01:12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6.17" calcext:value-type="float">
            <text:p>306.17</text:p>
          </table:table-cell>
          <table:table-cell office:value-type="float" office:value="390.25" calcext:value-type="float">
            <text:p>390.25</text:p>
          </table:table-cell>
        </table:table-row>
        <table:table-row table:style-name="ro1">
          <table:table-cell office:value-type="float" office:value="4383768" calcext:value-type="float">
            <text:p>4383768</text:p>
          </table:table-cell>
          <table:table-cell table:formula="of:=[.A276]/1000/(60*60*24)" office:value-type="time" office:time-value="PT01H13M03.768S" calcext:value-type="time">
            <text:p>01:13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7.27" calcext:value-type="float">
            <text:p>307.27</text:p>
          </table:table-cell>
          <table:table-cell office:value-type="float" office:value="391.62" calcext:value-type="float">
            <text:p>391.62</text:p>
          </table:table-cell>
        </table:table-row>
        <table:table-row table:style-name="ro1">
          <table:table-cell office:value-type="float" office:value="4399768" calcext:value-type="float">
            <text:p>4399768</text:p>
          </table:table-cell>
          <table:table-cell table:formula="of:=[.A277]/1000/(60*60*24)" office:value-type="time" office:time-value="PT01H13M19.768S" calcext:value-type="time">
            <text:p>01:1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308.37" calcext:value-type="float">
            <text:p>308.37</text:p>
          </table:table-cell>
          <table:table-cell office:value-type="float" office:value="392.99" calcext:value-type="float">
            <text:p>392.99</text:p>
          </table:table-cell>
        </table:table-row>
        <table:table-row table:style-name="ro1">
          <table:table-cell office:value-type="float" office:value="4415768" calcext:value-type="float">
            <text:p>4415768</text:p>
          </table:table-cell>
          <table:table-cell table:formula="of:=[.A278]/1000/(60*60*24)" office:value-type="time" office:time-value="PT01H13M35.768S" calcext:value-type="time">
            <text:p>01:1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309.47" calcext:value-type="float">
            <text:p>309.47</text:p>
          </table:table-cell>
          <table:table-cell office:value-type="float" office:value="394.36" calcext:value-type="float">
            <text:p>394.36</text:p>
          </table:table-cell>
        </table:table-row>
        <table:table-row table:style-name="ro1">
          <table:table-cell office:value-type="float" office:value="4431768" calcext:value-type="float">
            <text:p>4431768</text:p>
          </table:table-cell>
          <table:table-cell table:formula="of:=[.A279]/1000/(60*60*24)" office:value-type="time" office:time-value="PT01H13M51.768S" calcext:value-type="time">
            <text:p>01:13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5" calcext:value-type="float">
            <text:p>308.55</text:p>
          </table:table-cell>
          <table:table-cell office:value-type="float" office:value="310.56" calcext:value-type="float">
            <text:p>310.56</text:p>
          </table:table-cell>
          <table:table-cell office:value-type="float" office:value="395.73" calcext:value-type="float">
            <text:p>395.73</text:p>
          </table:table-cell>
        </table:table-row>
        <table:table-row table:style-name="ro1">
          <table:table-cell office:value-type="float" office:value="4447768" calcext:value-type="float">
            <text:p>4447768</text:p>
          </table:table-cell>
          <table:table-cell table:formula="of:=[.A280]/1000/(60*60*24)" office:value-type="time" office:time-value="PT01H14M07.768S" calcext:value-type="time">
            <text:p>01:14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11.66" calcext:value-type="float">
            <text:p>311.66</text:p>
          </table:table-cell>
          <table:table-cell office:value-type="float" office:value="397.1" calcext:value-type="float">
            <text:p>397.1</text:p>
          </table:table-cell>
        </table:table-row>
        <table:table-row table:style-name="ro1">
          <table:table-cell office:value-type="float" office:value="4463768" calcext:value-type="float">
            <text:p>4463768</text:p>
          </table:table-cell>
          <table:table-cell table:formula="of:=[.A281]/1000/(60*60*24)" office:value-type="time" office:time-value="PT01H14M23.768S" calcext:value-type="time">
            <text:p>01:14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12.76" calcext:value-type="float">
            <text:p>312.76</text:p>
          </table:table-cell>
          <table:table-cell office:value-type="float" office:value="398.47" calcext:value-type="float">
            <text:p>398.47</text:p>
          </table:table-cell>
        </table:table-row>
        <table:table-row table:style-name="ro1">
          <table:table-cell office:value-type="float" office:value="4479768" calcext:value-type="float">
            <text:p>4479768</text:p>
          </table:table-cell>
          <table:table-cell table:formula="of:=[.A282]/1000/(60*60*24)" office:value-type="time" office:time-value="PT01H14M39.768S" calcext:value-type="time">
            <text:p>01:14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13.86" calcext:value-type="float">
            <text:p>313.86</text:p>
          </table:table-cell>
          <table:table-cell office:value-type="float" office:value="399.84" calcext:value-type="float">
            <text:p>399.84</text:p>
          </table:table-cell>
        </table:table-row>
        <table:table-row table:style-name="ro1">
          <table:table-cell office:value-type="float" office:value="4495768" calcext:value-type="float">
            <text:p>4495768</text:p>
          </table:table-cell>
          <table:table-cell table:formula="of:=[.A283]/1000/(60*60*24)" office:value-type="time" office:time-value="PT01H14M55.768S" calcext:value-type="time">
            <text:p>01:14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14.96" calcext:value-type="float">
            <text:p>314.96</text:p>
          </table:table-cell>
          <table:table-cell office:value-type="float" office:value="401.21" calcext:value-type="float">
            <text:p>401.21</text:p>
          </table:table-cell>
        </table:table-row>
        <table:table-row table:style-name="ro1">
          <table:table-cell office:value-type="float" office:value="4511768" calcext:value-type="float">
            <text:p>4511768</text:p>
          </table:table-cell>
          <table:table-cell table:formula="of:=[.A284]/1000/(60*60*24)" office:value-type="time" office:time-value="PT01H15M11.768S" calcext:value-type="time">
            <text:p>01:15:12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16.05" calcext:value-type="float">
            <text:p>316.05</text:p>
          </table:table-cell>
          <table:table-cell office:value-type="float" office:value="402.58" calcext:value-type="float">
            <text:p>402.58</text:p>
          </table:table-cell>
        </table:table-row>
        <table:table-row table:style-name="ro1">
          <table:table-cell office:value-type="float" office:value="4527768" calcext:value-type="float">
            <text:p>4527768</text:p>
          </table:table-cell>
          <table:table-cell table:formula="of:=[.A285]/1000/(60*60*24)" office:value-type="time" office:time-value="PT01H15M27.768S" calcext:value-type="time">
            <text:p>01:1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17.15" calcext:value-type="float">
            <text:p>317.15</text:p>
          </table:table-cell>
          <table:table-cell office:value-type="float" office:value="403.95" calcext:value-type="float">
            <text:p>403.95</text:p>
          </table:table-cell>
        </table:table-row>
        <table:table-row table:style-name="ro1">
          <table:table-cell office:value-type="float" office:value="4543768" calcext:value-type="float">
            <text:p>4543768</text:p>
          </table:table-cell>
          <table:table-cell table:formula="of:=[.A286]/1000/(60*60*24)" office:value-type="time" office:time-value="PT01H15M43.768S" calcext:value-type="time">
            <text:p>01:15:44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18.25" calcext:value-type="float">
            <text:p>318.25</text:p>
          </table:table-cell>
          <table:table-cell office:value-type="float" office:value="405.32" calcext:value-type="float">
            <text:p>405.32</text:p>
          </table:table-cell>
        </table:table-row>
        <table:table-row table:style-name="ro1">
          <table:table-cell office:value-type="float" office:value="4559768" calcext:value-type="float">
            <text:p>4559768</text:p>
          </table:table-cell>
          <table:table-cell table:formula="of:=[.A287]/1000/(60*60*24)" office:value-type="time" office:time-value="PT01H15M59.768S" calcext:value-type="time">
            <text:p>01:16:00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19.35" calcext:value-type="float">
            <text:p>319.35</text:p>
          </table:table-cell>
          <table:table-cell office:value-type="float" office:value="406.69" calcext:value-type="float">
            <text:p>406.69</text:p>
          </table:table-cell>
        </table:table-row>
        <table:table-row table:style-name="ro1">
          <table:table-cell office:value-type="float" office:value="4575768" calcext:value-type="float">
            <text:p>4575768</text:p>
          </table:table-cell>
          <table:table-cell table:formula="of:=[.A288]/1000/(60*60*24)" office:value-type="time" office:time-value="PT01H16M15.768S" calcext:value-type="time">
            <text:p>01:1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20.44" calcext:value-type="float">
            <text:p>320.44</text:p>
          </table:table-cell>
          <table:table-cell office:value-type="float" office:value="408.06" calcext:value-type="float">
            <text:p>408.06</text:p>
          </table:table-cell>
        </table:table-row>
        <table:table-row table:style-name="ro1">
          <table:table-cell office:value-type="float" office:value="4591768" calcext:value-type="float">
            <text:p>4591768</text:p>
          </table:table-cell>
          <table:table-cell table:formula="of:=[.A289]/1000/(60*60*24)" office:value-type="time" office:time-value="PT01H16M31.768S" calcext:value-type="time">
            <text:p>01:1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21.54" calcext:value-type="float">
            <text:p>321.54</text:p>
          </table:table-cell>
          <table:table-cell office:value-type="float" office:value="409.42" calcext:value-type="float">
            <text:p>409.42</text:p>
          </table:table-cell>
        </table:table-row>
        <table:table-row table:style-name="ro1">
          <table:table-cell office:value-type="float" office:value="4607768" calcext:value-type="float">
            <text:p>4607768</text:p>
          </table:table-cell>
          <table:table-cell table:formula="of:=[.A290]/1000/(60*60*24)" office:value-type="time" office:time-value="PT01H16M47.768S" calcext:value-type="time">
            <text:p>01:1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22.64" calcext:value-type="float">
            <text:p>322.64</text:p>
          </table:table-cell>
          <table:table-cell office:value-type="float" office:value="410.79" calcext:value-type="float">
            <text:p>410.79</text:p>
          </table:table-cell>
        </table:table-row>
        <table:table-row table:style-name="ro1">
          <table:table-cell office:value-type="float" office:value="4623768" calcext:value-type="float">
            <text:p>4623768</text:p>
          </table:table-cell>
          <table:table-cell table:formula="of:=[.A291]/1000/(60*60*24)" office:value-type="time" office:time-value="PT01H17M03.768S" calcext:value-type="time">
            <text:p>01:1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23.73" calcext:value-type="float">
            <text:p>323.73</text:p>
          </table:table-cell>
          <table:table-cell office:value-type="float" office:value="412.16" calcext:value-type="float">
            <text:p>412.16</text:p>
          </table:table-cell>
        </table:table-row>
        <table:table-row table:style-name="ro1">
          <table:table-cell office:value-type="float" office:value="4639768" calcext:value-type="float">
            <text:p>4639768</text:p>
          </table:table-cell>
          <table:table-cell table:formula="of:=[.A292]/1000/(60*60*24)" office:value-type="time" office:time-value="PT01H17M19.768S" calcext:value-type="time">
            <text:p>01:17:20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324.83" calcext:value-type="float">
            <text:p>324.83</text:p>
          </table:table-cell>
          <table:table-cell office:value-type="float" office:value="413.52" calcext:value-type="float">
            <text:p>413.52</text:p>
          </table:table-cell>
        </table:table-row>
        <table:table-row table:style-name="ro1">
          <table:table-cell office:value-type="float" office:value="4655768" calcext:value-type="float">
            <text:p>4655768</text:p>
          </table:table-cell>
          <table:table-cell table:formula="of:=[.A293]/1000/(60*60*24)" office:value-type="time" office:time-value="PT01H17M35.768S" calcext:value-type="time">
            <text:p>01:17:36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325.93" calcext:value-type="float">
            <text:p>325.93</text:p>
          </table:table-cell>
          <table:table-cell office:value-type="float" office:value="414.89" calcext:value-type="float">
            <text:p>414.89</text:p>
          </table:table-cell>
        </table:table-row>
        <table:table-row table:style-name="ro1">
          <table:table-cell office:value-type="float" office:value="4671768" calcext:value-type="float">
            <text:p>4671768</text:p>
          </table:table-cell>
          <table:table-cell table:formula="of:=[.A294]/1000/(60*60*24)" office:value-type="time" office:time-value="PT01H17M51.768S" calcext:value-type="time">
            <text:p>01:1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27.02" calcext:value-type="float">
            <text:p>327.02</text:p>
          </table:table-cell>
          <table:table-cell office:value-type="float" office:value="416.26" calcext:value-type="float">
            <text:p>416.26</text:p>
          </table:table-cell>
        </table:table-row>
        <table:table-row table:style-name="ro1">
          <table:table-cell office:value-type="float" office:value="4687768" calcext:value-type="float">
            <text:p>4687768</text:p>
          </table:table-cell>
          <table:table-cell table:formula="of:=[.A295]/1000/(60*60*24)" office:value-type="time" office:time-value="PT01H18M07.768S" calcext:value-type="time">
            <text:p>01:18:08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328.12" calcext:value-type="float">
            <text:p>328.12</text:p>
          </table:table-cell>
          <table:table-cell office:value-type="float" office:value="417.62" calcext:value-type="float">
            <text:p>417.62</text:p>
          </table:table-cell>
        </table:table-row>
        <table:table-row table:style-name="ro1">
          <table:table-cell office:value-type="float" office:value="4703768" calcext:value-type="float">
            <text:p>4703768</text:p>
          </table:table-cell>
          <table:table-cell table:formula="of:=[.A296]/1000/(60*60*24)" office:value-type="time" office:time-value="PT01H18M23.768S" calcext:value-type="time">
            <text:p>01:1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29.22" calcext:value-type="float">
            <text:p>329.22</text:p>
          </table:table-cell>
          <table:table-cell office:value-type="float" office:value="418.99" calcext:value-type="float">
            <text:p>418.99</text:p>
          </table:table-cell>
        </table:table-row>
        <table:table-row table:style-name="ro1">
          <table:table-cell office:value-type="float" office:value="4719768" calcext:value-type="float">
            <text:p>4719768</text:p>
          </table:table-cell>
          <table:table-cell table:formula="of:=[.A297]/1000/(60*60*24)" office:value-type="time" office:time-value="PT01H18M39.768S" calcext:value-type="time">
            <text:p>01:1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0.31" calcext:value-type="float">
            <text:p>330.31</text:p>
          </table:table-cell>
          <table:table-cell office:value-type="float" office:value="420.35" calcext:value-type="float">
            <text:p>420.35</text:p>
          </table:table-cell>
        </table:table-row>
        <table:table-row table:style-name="ro1">
          <table:table-cell office:value-type="float" office:value="4735768" calcext:value-type="float">
            <text:p>4735768</text:p>
          </table:table-cell>
          <table:table-cell table:formula="of:=[.A298]/1000/(60*60*24)" office:value-type="time" office:time-value="PT01H18M55.768S" calcext:value-type="time">
            <text:p>01:18:56</text:p>
          </table:table-cell>
          <table:table-cell office:value-type="float" office:value="1.25" calcext:value-type="float">
            <text:p>1.25</text:p>
          </table:table-cell>
          <table:table-cell office:value-type="float" office:value="246.7" calcext:value-type="float">
            <text:p>246.7</text:p>
          </table:table-cell>
          <table:table-cell office:value-type="float" office:value="308.05" calcext:value-type="float">
            <text:p>308.05</text:p>
          </table:table-cell>
          <table:table-cell office:value-type="float" office:value="331.41" calcext:value-type="float">
            <text:p>331.41</text:p>
          </table:table-cell>
          <table:table-cell office:value-type="float" office:value="421.72" calcext:value-type="float">
            <text:p>421.72</text:p>
          </table:table-cell>
        </table:table-row>
        <table:table-row table:style-name="ro1">
          <table:table-cell office:value-type="float" office:value="4751768" calcext:value-type="float">
            <text:p>4751768</text:p>
          </table:table-cell>
          <table:table-cell table:formula="of:=[.A299]/1000/(60*60*24)" office:value-type="time" office:time-value="PT01H19M11.768S" calcext:value-type="time">
            <text:p>01:1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2.51" calcext:value-type="float">
            <text:p>332.51</text:p>
          </table:table-cell>
          <table:table-cell office:value-type="float" office:value="423.08" calcext:value-type="float">
            <text:p>423.08</text:p>
          </table:table-cell>
        </table:table-row>
        <table:table-row table:style-name="ro1">
          <table:table-cell office:value-type="float" office:value="4767768" calcext:value-type="float">
            <text:p>4767768</text:p>
          </table:table-cell>
          <table:table-cell table:formula="of:=[.A300]/1000/(60*60*24)" office:value-type="time" office:time-value="PT01H19M27.768S" calcext:value-type="time">
            <text:p>01:1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3.6" calcext:value-type="float">
            <text:p>333.6</text:p>
          </table:table-cell>
          <table:table-cell office:value-type="float" office:value="424.45" calcext:value-type="float">
            <text:p>424.45</text:p>
          </table:table-cell>
        </table:table-row>
        <table:table-row table:style-name="ro1">
          <table:table-cell office:value-type="float" office:value="4783768" calcext:value-type="float">
            <text:p>4783768</text:p>
          </table:table-cell>
          <table:table-cell table:formula="of:=[.A301]/1000/(60*60*24)" office:value-type="time" office:time-value="PT01H19M43.768S" calcext:value-type="time">
            <text:p>01:1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4.7" calcext:value-type="float">
            <text:p>334.7</text:p>
          </table:table-cell>
          <table:table-cell office:value-type="float" office:value="425.81" calcext:value-type="float">
            <text:p>425.81</text:p>
          </table:table-cell>
        </table:table-row>
        <table:table-row table:style-name="ro1">
          <table:table-cell office:value-type="float" office:value="4799768" calcext:value-type="float">
            <text:p>4799768</text:p>
          </table:table-cell>
          <table:table-cell table:formula="of:=[.A302]/1000/(60*60*24)" office:value-type="time" office:time-value="PT01H19M59.768S" calcext:value-type="time">
            <text:p>01:2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35.8" calcext:value-type="float">
            <text:p>335.8</text:p>
          </table:table-cell>
          <table:table-cell office:value-type="float" office:value="427.18" calcext:value-type="float">
            <text:p>427.18</text:p>
          </table:table-cell>
        </table:table-row>
        <table:table-row table:style-name="ro1">
          <table:table-cell office:value-type="float" office:value="4815768" calcext:value-type="float">
            <text:p>4815768</text:p>
          </table:table-cell>
          <table:table-cell table:formula="of:=[.A303]/1000/(60*60*24)" office:value-type="time" office:time-value="PT01H20M15.768S" calcext:value-type="time">
            <text:p>01:2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6.89" calcext:value-type="float">
            <text:p>336.89</text:p>
          </table:table-cell>
          <table:table-cell office:value-type="float" office:value="428.54" calcext:value-type="float">
            <text:p>428.54</text:p>
          </table:table-cell>
        </table:table-row>
        <table:table-row table:style-name="ro1">
          <table:table-cell office:value-type="float" office:value="4831768" calcext:value-type="float">
            <text:p>4831768</text:p>
          </table:table-cell>
          <table:table-cell table:formula="of:=[.A304]/1000/(60*60*24)" office:value-type="time" office:time-value="PT01H20M31.768S" calcext:value-type="time">
            <text:p>01:2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37.99" calcext:value-type="float">
            <text:p>337.99</text:p>
          </table:table-cell>
          <table:table-cell office:value-type="float" office:value="429.91" calcext:value-type="float">
            <text:p>429.91</text:p>
          </table:table-cell>
        </table:table-row>
        <table:table-row table:style-name="ro1">
          <table:table-cell office:value-type="float" office:value="4847768" calcext:value-type="float">
            <text:p>4847768</text:p>
          </table:table-cell>
          <table:table-cell table:formula="of:=[.A305]/1000/(60*60*24)" office:value-type="time" office:time-value="PT01H20M47.768S" calcext:value-type="time">
            <text:p>01:2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39.09" calcext:value-type="float">
            <text:p>339.09</text:p>
          </table:table-cell>
          <table:table-cell office:value-type="float" office:value="431.27" calcext:value-type="float">
            <text:p>431.27</text:p>
          </table:table-cell>
        </table:table-row>
        <table:table-row table:style-name="ro1">
          <table:table-cell office:value-type="float" office:value="4863768" calcext:value-type="float">
            <text:p>4863768</text:p>
          </table:table-cell>
          <table:table-cell table:formula="of:=[.A306]/1000/(60*60*24)" office:value-type="time" office:time-value="PT01H21M03.768S" calcext:value-type="time">
            <text:p>01:2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40.18" calcext:value-type="float">
            <text:p>340.18</text:p>
          </table:table-cell>
          <table:table-cell office:value-type="float" office:value="432.64" calcext:value-type="float">
            <text:p>432.64</text:p>
          </table:table-cell>
        </table:table-row>
        <table:table-row table:style-name="ro1">
          <table:table-cell office:value-type="float" office:value="4879768" calcext:value-type="float">
            <text:p>4879768</text:p>
          </table:table-cell>
          <table:table-cell table:formula="of:=[.A307]/1000/(60*60*24)" office:value-type="time" office:time-value="PT01H21M19.768S" calcext:value-type="time">
            <text:p>01:2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41.28" calcext:value-type="float">
            <text:p>341.2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895768" calcext:value-type="float">
            <text:p>4895768</text:p>
          </table:table-cell>
          <table:table-cell table:formula="of:=[.A308]/1000/(60*60*24)" office:value-type="time" office:time-value="PT01H21M35.768S" calcext:value-type="time">
            <text:p>01:2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42.37" calcext:value-type="float">
            <text:p>342.37</text:p>
          </table:table-cell>
          <table:table-cell office:value-type="float" office:value="435.36" calcext:value-type="float">
            <text:p>435.36</text:p>
          </table:table-cell>
        </table:table-row>
        <table:table-row table:style-name="ro1">
          <table:table-cell office:value-type="float" office:value="4911768" calcext:value-type="float">
            <text:p>4911768</text:p>
          </table:table-cell>
          <table:table-cell table:formula="of:=[.A309]/1000/(60*60*24)" office:value-type="time" office:time-value="PT01H21M51.768S" calcext:value-type="time">
            <text:p>01:2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43.47" calcext:value-type="float">
            <text:p>343.47</text:p>
          </table:table-cell>
          <table:table-cell office:value-type="float" office:value="436.73" calcext:value-type="float">
            <text:p>436.73</text:p>
          </table:table-cell>
        </table:table-row>
        <table:table-row table:style-name="ro1">
          <table:table-cell office:value-type="float" office:value="4927768" calcext:value-type="float">
            <text:p>4927768</text:p>
          </table:table-cell>
          <table:table-cell table:formula="of:=[.A310]/1000/(60*60*24)" office:value-type="time" office:time-value="PT01H22M07.768S" calcext:value-type="time">
            <text:p>01:2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44.57" calcext:value-type="float">
            <text:p>344.57</text:p>
          </table:table-cell>
          <table:table-cell office:value-type="float" office:value="438.09" calcext:value-type="float">
            <text:p>438.09</text:p>
          </table:table-cell>
        </table:table-row>
        <table:table-row table:style-name="ro1">
          <table:table-cell office:value-type="float" office:value="4943768" calcext:value-type="float">
            <text:p>4943768</text:p>
          </table:table-cell>
          <table:table-cell table:formula="of:=[.A311]/1000/(60*60*24)" office:value-type="time" office:time-value="PT01H22M23.768S" calcext:value-type="time">
            <text:p>01:2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45.66" calcext:value-type="float">
            <text:p>345.66</text:p>
          </table:table-cell>
          <table:table-cell office:value-type="float" office:value="439.46" calcext:value-type="float">
            <text:p>439.46</text:p>
          </table:table-cell>
        </table:table-row>
        <table:table-row table:style-name="ro1">
          <table:table-cell office:value-type="float" office:value="4959768" calcext:value-type="float">
            <text:p>4959768</text:p>
          </table:table-cell>
          <table:table-cell table:formula="of:=[.A312]/1000/(60*60*24)" office:value-type="time" office:time-value="PT01H22M39.768S" calcext:value-type="time">
            <text:p>01:2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46.76" calcext:value-type="float">
            <text:p>346.76</text:p>
          </table:table-cell>
          <table:table-cell office:value-type="float" office:value="440.82" calcext:value-type="float">
            <text:p>440.82</text:p>
          </table:table-cell>
        </table:table-row>
        <table:table-row table:style-name="ro1">
          <table:table-cell office:value-type="float" office:value="4975768" calcext:value-type="float">
            <text:p>4975768</text:p>
          </table:table-cell>
          <table:table-cell table:formula="of:=[.A313]/1000/(60*60*24)" office:value-type="time" office:time-value="PT01H22M55.768S" calcext:value-type="time">
            <text:p>01:2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47.85" calcext:value-type="float">
            <text:p>347.85</text:p>
          </table:table-cell>
          <table:table-cell office:value-type="float" office:value="442.18" calcext:value-type="float">
            <text:p>442.18</text:p>
          </table:table-cell>
        </table:table-row>
        <table:table-row table:style-name="ro1">
          <table:table-cell office:value-type="float" office:value="4991768" calcext:value-type="float">
            <text:p>4991768</text:p>
          </table:table-cell>
          <table:table-cell table:formula="of:=[.A314]/1000/(60*60*24)" office:value-type="time" office:time-value="PT01H23M11.768S" calcext:value-type="time">
            <text:p>01:2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48.95" calcext:value-type="float">
            <text:p>348.95</text:p>
          </table:table-cell>
          <table:table-cell office:value-type="float" office:value="443.55" calcext:value-type="float">
            <text:p>443.55</text:p>
          </table:table-cell>
        </table:table-row>
        <table:table-row table:style-name="ro1">
          <table:table-cell office:value-type="float" office:value="5007768" calcext:value-type="float">
            <text:p>5007768</text:p>
          </table:table-cell>
          <table:table-cell table:formula="of:=[.A315]/1000/(60*60*24)" office:value-type="time" office:time-value="PT01H23M27.768S" calcext:value-type="time">
            <text:p>01:2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50.04" calcext:value-type="float">
            <text:p>350.04</text:p>
          </table:table-cell>
          <table:table-cell office:value-type="float" office:value="444.91" calcext:value-type="float">
            <text:p>444.91</text:p>
          </table:table-cell>
        </table:table-row>
        <table:table-row table:style-name="ro1">
          <table:table-cell office:value-type="float" office:value="5023768" calcext:value-type="float">
            <text:p>5023768</text:p>
          </table:table-cell>
          <table:table-cell table:formula="of:=[.A316]/1000/(60*60*24)" office:value-type="time" office:time-value="PT01H23M43.768S" calcext:value-type="time">
            <text:p>01:2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1.14" calcext:value-type="float">
            <text:p>351.14</text:p>
          </table:table-cell>
          <table:table-cell office:value-type="float" office:value="446.27" calcext:value-type="float">
            <text:p>446.27</text:p>
          </table:table-cell>
        </table:table-row>
        <table:table-row table:style-name="ro1">
          <table:table-cell office:value-type="float" office:value="5039768" calcext:value-type="float">
            <text:p>5039768</text:p>
          </table:table-cell>
          <table:table-cell table:formula="of:=[.A317]/1000/(60*60*24)" office:value-type="time" office:time-value="PT01H23M59.768S" calcext:value-type="time">
            <text:p>01:2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2.23" calcext:value-type="float">
            <text:p>352.23</text:p>
          </table:table-cell>
          <table:table-cell office:value-type="float" office:value="447.63" calcext:value-type="float">
            <text:p>447.63</text:p>
          </table:table-cell>
        </table:table-row>
        <table:table-row table:style-name="ro1">
          <table:table-cell office:value-type="float" office:value="5055768" calcext:value-type="float">
            <text:p>5055768</text:p>
          </table:table-cell>
          <table:table-cell table:formula="of:=[.A318]/1000/(60*60*24)" office:value-type="time" office:time-value="PT01H24M15.768S" calcext:value-type="time">
            <text:p>01:2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3.33" calcext:value-type="float">
            <text:p>353.3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071768" calcext:value-type="float">
            <text:p>5071768</text:p>
          </table:table-cell>
          <table:table-cell table:formula="of:=[.A319]/1000/(60*60*24)" office:value-type="time" office:time-value="PT01H24M31.768S" calcext:value-type="time">
            <text:p>01:2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4.42" calcext:value-type="float">
            <text:p>354.42</text:p>
          </table:table-cell>
          <table:table-cell office:value-type="float" office:value="450.36" calcext:value-type="float">
            <text:p>450.36</text:p>
          </table:table-cell>
        </table:table-row>
        <table:table-row table:style-name="ro1">
          <table:table-cell office:value-type="float" office:value="5087768" calcext:value-type="float">
            <text:p>5087768</text:p>
          </table:table-cell>
          <table:table-cell table:formula="of:=[.A320]/1000/(60*60*24)" office:value-type="time" office:time-value="PT01H24M47.768S" calcext:value-type="time">
            <text:p>01:2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5.52" calcext:value-type="float">
            <text:p>355.52</text:p>
          </table:table-cell>
          <table:table-cell office:value-type="float" office:value="451.72" calcext:value-type="float">
            <text:p>451.72</text:p>
          </table:table-cell>
        </table:table-row>
        <table:table-row table:style-name="ro1">
          <table:table-cell office:value-type="float" office:value="5103768" calcext:value-type="float">
            <text:p>5103768</text:p>
          </table:table-cell>
          <table:table-cell table:formula="of:=[.A321]/1000/(60*60*24)" office:value-type="time" office:time-value="PT01H25M03.768S" calcext:value-type="time">
            <text:p>01:2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56.61" calcext:value-type="float">
            <text:p>356.61</text:p>
          </table:table-cell>
          <table:table-cell office:value-type="float" office:value="453.08" calcext:value-type="float">
            <text:p>453.08</text:p>
          </table:table-cell>
        </table:table-row>
        <table:table-row table:style-name="ro1">
          <table:table-cell office:value-type="float" office:value="5119768" calcext:value-type="float">
            <text:p>5119768</text:p>
          </table:table-cell>
          <table:table-cell table:formula="of:=[.A322]/1000/(60*60*24)" office:value-type="time" office:time-value="PT01H25M19.768S" calcext:value-type="time">
            <text:p>01:2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57.71" calcext:value-type="float">
            <text:p>357.71</text:p>
          </table:table-cell>
          <table:table-cell office:value-type="float" office:value="454.45" calcext:value-type="float">
            <text:p>454.45</text:p>
          </table:table-cell>
        </table:table-row>
        <table:table-row table:style-name="ro1">
          <table:table-cell office:value-type="float" office:value="5135768" calcext:value-type="float">
            <text:p>5135768</text:p>
          </table:table-cell>
          <table:table-cell table:formula="of:=[.A323]/1000/(60*60*24)" office:value-type="time" office:time-value="PT01H25M35.768S" calcext:value-type="time">
            <text:p>01:2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58.8" calcext:value-type="float">
            <text:p>358.8</text:p>
          </table:table-cell>
          <table:table-cell office:value-type="float" office:value="455.81" calcext:value-type="float">
            <text:p>455.81</text:p>
          </table:table-cell>
        </table:table-row>
        <table:table-row table:style-name="ro1">
          <table:table-cell office:value-type="float" office:value="5151768" calcext:value-type="float">
            <text:p>5151768</text:p>
          </table:table-cell>
          <table:table-cell table:formula="of:=[.A324]/1000/(60*60*24)" office:value-type="time" office:time-value="PT01H25M51.768S" calcext:value-type="time">
            <text:p>01:2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59.9" calcext:value-type="float">
            <text:p>359.9</text:p>
          </table:table-cell>
          <table:table-cell office:value-type="float" office:value="457.17" calcext:value-type="float">
            <text:p>457.17</text:p>
          </table:table-cell>
        </table:table-row>
        <table:table-row table:style-name="ro1">
          <table:table-cell office:value-type="float" office:value="5167768" calcext:value-type="float">
            <text:p>5167768</text:p>
          </table:table-cell>
          <table:table-cell table:formula="of:=[.A325]/1000/(60*60*24)" office:value-type="time" office:time-value="PT01H26M07.768S" calcext:value-type="time">
            <text:p>01:2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60.99" calcext:value-type="float">
            <text:p>360.99</text:p>
          </table:table-cell>
          <table:table-cell office:value-type="float" office:value="458.53" calcext:value-type="float">
            <text:p>458.53</text:p>
          </table:table-cell>
        </table:table-row>
        <table:table-row table:style-name="ro1">
          <table:table-cell office:value-type="float" office:value="5183768" calcext:value-type="float">
            <text:p>5183768</text:p>
          </table:table-cell>
          <table:table-cell table:formula="of:=[.A326]/1000/(60*60*24)" office:value-type="time" office:time-value="PT01H26M23.768S" calcext:value-type="time">
            <text:p>01:2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62.09" calcext:value-type="float">
            <text:p>362.09</text:p>
          </table:table-cell>
          <table:table-cell office:value-type="float" office:value="459.89" calcext:value-type="float">
            <text:p>459.89</text:p>
          </table:table-cell>
        </table:table-row>
        <table:table-row table:style-name="ro1">
          <table:table-cell office:value-type="float" office:value="5199768" calcext:value-type="float">
            <text:p>5199768</text:p>
          </table:table-cell>
          <table:table-cell table:formula="of:=[.A327]/1000/(60*60*24)" office:value-type="time" office:time-value="PT01H26M39.768S" calcext:value-type="time">
            <text:p>01:2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63.18" calcext:value-type="float">
            <text:p>363.18</text:p>
          </table:table-cell>
          <table:table-cell office:value-type="float" office:value="461.25" calcext:value-type="float">
            <text:p>461.25</text:p>
          </table:table-cell>
        </table:table-row>
        <table:table-row table:style-name="ro1">
          <table:table-cell office:value-type="float" office:value="5215768" calcext:value-type="float">
            <text:p>5215768</text:p>
          </table:table-cell>
          <table:table-cell table:formula="of:=[.A328]/1000/(60*60*24)" office:value-type="time" office:time-value="PT01H26M55.768S" calcext:value-type="time">
            <text:p>01:2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64.28" calcext:value-type="float">
            <text:p>364.28</text:p>
          </table:table-cell>
          <table:table-cell office:value-type="float" office:value="462.61" calcext:value-type="float">
            <text:p>462.61</text:p>
          </table:table-cell>
        </table:table-row>
        <table:table-row table:style-name="ro1">
          <table:table-cell office:value-type="float" office:value="5231768" calcext:value-type="float">
            <text:p>5231768</text:p>
          </table:table-cell>
          <table:table-cell table:formula="of:=[.A329]/1000/(60*60*24)" office:value-type="time" office:time-value="PT01H27M11.768S" calcext:value-type="time">
            <text:p>01:2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365.37" calcext:value-type="float">
            <text:p>365.37</text:p>
          </table:table-cell>
          <table:table-cell office:value-type="float" office:value="463.97" calcext:value-type="float">
            <text:p>463.97</text:p>
          </table:table-cell>
        </table:table-row>
        <table:table-row table:style-name="ro1">
          <table:table-cell office:value-type="float" office:value="5247768" calcext:value-type="float">
            <text:p>5247768</text:p>
          </table:table-cell>
          <table:table-cell table:formula="of:=[.A330]/1000/(60*60*24)" office:value-type="time" office:time-value="PT01H27M27.768S" calcext:value-type="time">
            <text:p>01:2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66.47" calcext:value-type="float">
            <text:p>366.47</text:p>
          </table:table-cell>
          <table:table-cell office:value-type="float" office:value="465.34" calcext:value-type="float">
            <text:p>465.34</text:p>
          </table:table-cell>
        </table:table-row>
        <table:table-row table:style-name="ro1">
          <table:table-cell office:value-type="float" office:value="5263768" calcext:value-type="float">
            <text:p>5263768</text:p>
          </table:table-cell>
          <table:table-cell table:formula="of:=[.A331]/1000/(60*60*24)" office:value-type="time" office:time-value="PT01H27M43.768S" calcext:value-type="time">
            <text:p>01:2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367.56" calcext:value-type="float">
            <text:p>367.56</text:p>
          </table:table-cell>
          <table:table-cell office:value-type="float" office:value="466.7" calcext:value-type="float">
            <text:p>466.7</text:p>
          </table:table-cell>
        </table:table-row>
        <table:table-row table:style-name="ro1">
          <table:table-cell office:value-type="float" office:value="5279768" calcext:value-type="float">
            <text:p>5279768</text:p>
          </table:table-cell>
          <table:table-cell table:formula="of:=[.A332]/1000/(60*60*24)" office:value-type="time" office:time-value="PT01H27M59.768S" calcext:value-type="time">
            <text:p>01:2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368.65" calcext:value-type="float">
            <text:p>368.65</text:p>
          </table:table-cell>
          <table:table-cell office:value-type="float" office:value="468.06" calcext:value-type="float">
            <text:p>468.06</text:p>
          </table:table-cell>
        </table:table-row>
        <table:table-row table:style-name="ro1">
          <table:table-cell office:value-type="float" office:value="5295768" calcext:value-type="float">
            <text:p>5295768</text:p>
          </table:table-cell>
          <table:table-cell table:formula="of:=[.A333]/1000/(60*60*24)" office:value-type="time" office:time-value="PT01H28M15.768S" calcext:value-type="time">
            <text:p>01:2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369.75" calcext:value-type="float">
            <text:p>369.75</text:p>
          </table:table-cell>
          <table:table-cell office:value-type="float" office:value="469.42" calcext:value-type="float">
            <text:p>469.42</text:p>
          </table:table-cell>
        </table:table-row>
        <table:table-row table:style-name="ro1">
          <table:table-cell office:value-type="float" office:value="5311768" calcext:value-type="float">
            <text:p>5311768</text:p>
          </table:table-cell>
          <table:table-cell table:formula="of:=[.A334]/1000/(60*60*24)" office:value-type="time" office:time-value="PT01H28M31.768S" calcext:value-type="time">
            <text:p>01:2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2" calcext:value-type="float">
            <text:p>306.42</text:p>
          </table:table-cell>
          <table:table-cell office:value-type="float" office:value="370.84" calcext:value-type="float">
            <text:p>370.84</text:p>
          </table:table-cell>
          <table:table-cell office:value-type="float" office:value="470.78" calcext:value-type="float">
            <text:p>470.78</text:p>
          </table:table-cell>
        </table:table-row>
        <table:table-row table:style-name="ro1">
          <table:table-cell office:value-type="float" office:value="5327768" calcext:value-type="float">
            <text:p>5327768</text:p>
          </table:table-cell>
          <table:table-cell table:formula="of:=[.A335]/1000/(60*60*24)" office:value-type="time" office:time-value="PT01H28M47.768S" calcext:value-type="time">
            <text:p>01:2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371.94" calcext:value-type="float">
            <text:p>371.94</text:p>
          </table:table-cell>
          <table:table-cell office:value-type="float" office:value="472.14" calcext:value-type="float">
            <text:p>472.14</text:p>
          </table:table-cell>
        </table:table-row>
        <table:table-row table:style-name="ro1">
          <table:table-cell office:value-type="float" office:value="5343768" calcext:value-type="float">
            <text:p>5343768</text:p>
          </table:table-cell>
          <table:table-cell table:formula="of:=[.A336]/1000/(60*60*24)" office:value-type="time" office:time-value="PT01H29M03.768S" calcext:value-type="time">
            <text:p>01:2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373.03" calcext:value-type="float">
            <text:p>373.03</text:p>
          </table:table-cell>
          <table:table-cell office:value-type="float" office:value="473.49" calcext:value-type="float">
            <text:p>473.49</text:p>
          </table:table-cell>
        </table:table-row>
        <table:table-row table:style-name="ro1">
          <table:table-cell office:value-type="float" office:value="5359768" calcext:value-type="float">
            <text:p>5359768</text:p>
          </table:table-cell>
          <table:table-cell table:formula="of:=[.A337]/1000/(60*60*24)" office:value-type="time" office:time-value="PT01H29M19.768S" calcext:value-type="time">
            <text:p>01:2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374.13" calcext:value-type="float">
            <text:p>374.13</text:p>
          </table:table-cell>
          <table:table-cell office:value-type="float" office:value="474.85" calcext:value-type="float">
            <text:p>474.85</text:p>
          </table:table-cell>
        </table:table-row>
        <table:table-row table:style-name="ro1">
          <table:table-cell office:value-type="float" office:value="5375768" calcext:value-type="float">
            <text:p>5375768</text:p>
          </table:table-cell>
          <table:table-cell table:formula="of:=[.A338]/1000/(60*60*24)" office:value-type="time" office:time-value="PT01H29M35.768S" calcext:value-type="time">
            <text:p>01:2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75.22" calcext:value-type="float">
            <text:p>375.22</text:p>
          </table:table-cell>
          <table:table-cell office:value-type="float" office:value="476.21" calcext:value-type="float">
            <text:p>476.21</text:p>
          </table:table-cell>
        </table:table-row>
        <table:table-row table:style-name="ro1">
          <table:table-cell office:value-type="float" office:value="5391768" calcext:value-type="float">
            <text:p>5391768</text:p>
          </table:table-cell>
          <table:table-cell table:formula="of:=[.A339]/1000/(60*60*24)" office:value-type="time" office:time-value="PT01H29M51.768S" calcext:value-type="time">
            <text:p>01:2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76.31" calcext:value-type="float">
            <text:p>376.31</text:p>
          </table:table-cell>
          <table:table-cell office:value-type="float" office:value="477.57" calcext:value-type="float">
            <text:p>477.57</text:p>
          </table:table-cell>
        </table:table-row>
        <table:table-row table:style-name="ro1">
          <table:table-cell office:value-type="float" office:value="5407768" calcext:value-type="float">
            <text:p>5407768</text:p>
          </table:table-cell>
          <table:table-cell table:formula="of:=[.A340]/1000/(60*60*24)" office:value-type="time" office:time-value="PT01H30M07.768S" calcext:value-type="time">
            <text:p>01:3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77.41" calcext:value-type="float">
            <text:p>377.41</text:p>
          </table:table-cell>
          <table:table-cell office:value-type="float" office:value="478.93" calcext:value-type="float">
            <text:p>478.93</text:p>
          </table:table-cell>
        </table:table-row>
        <table:table-row table:style-name="ro1">
          <table:table-cell office:value-type="float" office:value="5423768" calcext:value-type="float">
            <text:p>5423768</text:p>
          </table:table-cell>
          <table:table-cell table:formula="of:=[.A341]/1000/(60*60*24)" office:value-type="time" office:time-value="PT01H30M23.768S" calcext:value-type="time">
            <text:p>01:3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378.5" calcext:value-type="float">
            <text:p>378.5</text:p>
          </table:table-cell>
          <table:table-cell office:value-type="float" office:value="480.28" calcext:value-type="float">
            <text:p>480.28</text:p>
          </table:table-cell>
        </table:table-row>
        <table:table-row table:style-name="ro1">
          <table:table-cell office:value-type="float" office:value="5439768" calcext:value-type="float">
            <text:p>5439768</text:p>
          </table:table-cell>
          <table:table-cell table:formula="of:=[.A342]/1000/(60*60*24)" office:value-type="time" office:time-value="PT01H30M39.768S" calcext:value-type="time">
            <text:p>01:3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379.59" calcext:value-type="float">
            <text:p>379.59</text:p>
          </table:table-cell>
          <table:table-cell office:value-type="float" office:value="481.64" calcext:value-type="float">
            <text:p>481.64</text:p>
          </table:table-cell>
        </table:table-row>
        <table:table-row table:style-name="ro1">
          <table:table-cell office:value-type="float" office:value="5455768" calcext:value-type="float">
            <text:p>5455768</text:p>
          </table:table-cell>
          <table:table-cell table:formula="of:=[.A343]/1000/(60*60*24)" office:value-type="time" office:time-value="PT01H30M55.768S" calcext:value-type="time">
            <text:p>01:3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380.69" calcext:value-type="float">
            <text:p>380.6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471768" calcext:value-type="float">
            <text:p>5471768</text:p>
          </table:table-cell>
          <table:table-cell table:formula="of:=[.A344]/1000/(60*60*24)" office:value-type="time" office:time-value="PT01H31M11.768S" calcext:value-type="time">
            <text:p>01:3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1.78" calcext:value-type="float">
            <text:p>381.78</text:p>
          </table:table-cell>
          <table:table-cell office:value-type="float" office:value="484.36" calcext:value-type="float">
            <text:p>484.36</text:p>
          </table:table-cell>
        </table:table-row>
        <table:table-row table:style-name="ro1">
          <table:table-cell office:value-type="float" office:value="5487768" calcext:value-type="float">
            <text:p>5487768</text:p>
          </table:table-cell>
          <table:table-cell table:formula="of:=[.A345]/1000/(60*60*24)" office:value-type="time" office:time-value="PT01H31M27.768S" calcext:value-type="time">
            <text:p>01:3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2.87" calcext:value-type="float">
            <text:p>382.87</text:p>
          </table:table-cell>
          <table:table-cell office:value-type="float" office:value="485.72" calcext:value-type="float">
            <text:p>485.72</text:p>
          </table:table-cell>
        </table:table-row>
        <table:table-row table:style-name="ro1">
          <table:table-cell office:value-type="float" office:value="5503768" calcext:value-type="float">
            <text:p>5503768</text:p>
          </table:table-cell>
          <table:table-cell table:formula="of:=[.A346]/1000/(60*60*24)" office:value-type="time" office:time-value="PT01H31M43.768S" calcext:value-type="time">
            <text:p>01:3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3.97" calcext:value-type="float">
            <text:p>383.97</text:p>
          </table:table-cell>
          <table:table-cell office:value-type="float" office:value="487.07" calcext:value-type="float">
            <text:p>487.07</text:p>
          </table:table-cell>
        </table:table-row>
        <table:table-row table:style-name="ro1">
          <table:table-cell office:value-type="float" office:value="5519768" calcext:value-type="float">
            <text:p>5519768</text:p>
          </table:table-cell>
          <table:table-cell table:formula="of:=[.A347]/1000/(60*60*24)" office:value-type="time" office:time-value="PT01H31M59.768S" calcext:value-type="time">
            <text:p>01:3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5.06" calcext:value-type="float">
            <text:p>385.06</text:p>
          </table:table-cell>
          <table:table-cell office:value-type="float" office:value="488.43" calcext:value-type="float">
            <text:p>488.43</text:p>
          </table:table-cell>
        </table:table-row>
        <table:table-row table:style-name="ro1">
          <table:table-cell office:value-type="float" office:value="5535768" calcext:value-type="float">
            <text:p>5535768</text:p>
          </table:table-cell>
          <table:table-cell table:formula="of:=[.A348]/1000/(60*60*24)" office:value-type="time" office:time-value="PT01H32M15.768S" calcext:value-type="time">
            <text:p>01:3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6.15" calcext:value-type="float">
            <text:p>386.15</text:p>
          </table:table-cell>
          <table:table-cell office:value-type="float" office:value="489.79" calcext:value-type="float">
            <text:p>489.79</text:p>
          </table:table-cell>
        </table:table-row>
        <table:table-row table:style-name="ro1">
          <table:table-cell office:value-type="float" office:value="5551768" calcext:value-type="float">
            <text:p>5551768</text:p>
          </table:table-cell>
          <table:table-cell table:formula="of:=[.A349]/1000/(60*60*24)" office:value-type="time" office:time-value="PT01H32M31.768S" calcext:value-type="time">
            <text:p>01:3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7.25" calcext:value-type="float">
            <text:p>387.25</text:p>
          </table:table-cell>
          <table:table-cell office:value-type="float" office:value="491.14" calcext:value-type="float">
            <text:p>491.14</text:p>
          </table:table-cell>
        </table:table-row>
        <table:table-row table:style-name="ro1">
          <table:table-cell office:value-type="float" office:value="5567768" calcext:value-type="float">
            <text:p>5567768</text:p>
          </table:table-cell>
          <table:table-cell table:formula="of:=[.A350]/1000/(60*60*24)" office:value-type="time" office:time-value="PT01H32M47.768S" calcext:value-type="time">
            <text:p>01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88.34" calcext:value-type="float">
            <text:p>388.34</text:p>
          </table:table-cell>
          <table:table-cell office:value-type="float" office:value="492.5" calcext:value-type="float">
            <text:p>492.5</text:p>
          </table:table-cell>
        </table:table-row>
        <table:table-row table:style-name="ro1">
          <table:table-cell office:value-type="float" office:value="5583768" calcext:value-type="float">
            <text:p>5583768</text:p>
          </table:table-cell>
          <table:table-cell table:formula="of:=[.A351]/1000/(60*60*24)" office:value-type="time" office:time-value="PT01H33M03.768S" calcext:value-type="time">
            <text:p>01:33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89.43" calcext:value-type="float">
            <text:p>389.43</text:p>
          </table:table-cell>
          <table:table-cell office:value-type="float" office:value="493.86" calcext:value-type="float">
            <text:p>493.86</text:p>
          </table:table-cell>
        </table:table-row>
        <table:table-row table:style-name="ro1">
          <table:table-cell office:value-type="float" office:value="5599768" calcext:value-type="float">
            <text:p>5599768</text:p>
          </table:table-cell>
          <table:table-cell table:formula="of:=[.A352]/1000/(60*60*24)" office:value-type="time" office:time-value="PT01H33M19.768S" calcext:value-type="time">
            <text:p>01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90.53" calcext:value-type="float">
            <text:p>390.53</text:p>
          </table:table-cell>
          <table:table-cell office:value-type="float" office:value="495.21" calcext:value-type="float">
            <text:p>495.21</text:p>
          </table:table-cell>
        </table:table-row>
        <table:table-row table:style-name="ro1">
          <table:table-cell office:value-type="float" office:value="5615768" calcext:value-type="float">
            <text:p>5615768</text:p>
          </table:table-cell>
          <table:table-cell table:formula="of:=[.A353]/1000/(60*60*24)" office:value-type="time" office:time-value="PT01H33M35.768S" calcext:value-type="time">
            <text:p>01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1.62" calcext:value-type="float">
            <text:p>391.62</text:p>
          </table:table-cell>
          <table:table-cell office:value-type="float" office:value="496.57" calcext:value-type="float">
            <text:p>496.57</text:p>
          </table:table-cell>
        </table:table-row>
        <table:table-row table:style-name="ro1">
          <table:table-cell office:value-type="float" office:value="5631768" calcext:value-type="float">
            <text:p>5631768</text:p>
          </table:table-cell>
          <table:table-cell table:formula="of:=[.A354]/1000/(60*60*24)" office:value-type="time" office:time-value="PT01H33M51.768S" calcext:value-type="time">
            <text:p>01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2.71" calcext:value-type="float">
            <text:p>392.71</text:p>
          </table:table-cell>
          <table:table-cell office:value-type="float" office:value="497.93" calcext:value-type="float">
            <text:p>497.93</text:p>
          </table:table-cell>
        </table:table-row>
        <table:table-row table:style-name="ro1">
          <table:table-cell office:value-type="float" office:value="5647768" calcext:value-type="float">
            <text:p>5647768</text:p>
          </table:table-cell>
          <table:table-cell table:formula="of:=[.A355]/1000/(60*60*24)" office:value-type="time" office:time-value="PT01H34M07.768S" calcext:value-type="time">
            <text:p>01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3.81" calcext:value-type="float">
            <text:p>393.81</text:p>
          </table:table-cell>
          <table:table-cell office:value-type="float" office:value="499.28" calcext:value-type="float">
            <text:p>499.28</text:p>
          </table:table-cell>
        </table:table-row>
        <table:table-row table:style-name="ro1">
          <table:table-cell office:value-type="float" office:value="5663768" calcext:value-type="float">
            <text:p>5663768</text:p>
          </table:table-cell>
          <table:table-cell table:formula="of:=[.A356]/1000/(60*60*24)" office:value-type="time" office:time-value="PT01H34M23.768S" calcext:value-type="time">
            <text:p>01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94.9" calcext:value-type="float">
            <text:p>394.9</text:p>
          </table:table-cell>
          <table:table-cell office:value-type="float" office:value="500.64" calcext:value-type="float">
            <text:p>500.64</text:p>
          </table:table-cell>
        </table:table-row>
        <table:table-row table:style-name="ro1">
          <table:table-cell office:value-type="float" office:value="5679768" calcext:value-type="float">
            <text:p>5679768</text:p>
          </table:table-cell>
          <table:table-cell table:formula="of:=[.A357]/1000/(60*60*24)" office:value-type="time" office:time-value="PT01H34M39.768S" calcext:value-type="time">
            <text:p>01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5.99" calcext:value-type="float">
            <text:p>395.99</text:p>
          </table:table-cell>
          <table:table-cell office:value-type="float" office:value="501.99" calcext:value-type="float">
            <text:p>501.99</text:p>
          </table:table-cell>
        </table:table-row>
        <table:table-row table:style-name="ro1">
          <table:table-cell office:value-type="float" office:value="5695768" calcext:value-type="float">
            <text:p>5695768</text:p>
          </table:table-cell>
          <table:table-cell table:formula="of:=[.A358]/1000/(60*60*24)" office:value-type="time" office:time-value="PT01H34M55.768S" calcext:value-type="time">
            <text:p>01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7.08" calcext:value-type="float">
            <text:p>397.08</text:p>
          </table:table-cell>
          <table:table-cell office:value-type="float" office:value="503.35" calcext:value-type="float">
            <text:p>503.35</text:p>
          </table:table-cell>
        </table:table-row>
        <table:table-row table:style-name="ro1">
          <table:table-cell office:value-type="float" office:value="5711768" calcext:value-type="float">
            <text:p>5711768</text:p>
          </table:table-cell>
          <table:table-cell table:formula="of:=[.A359]/1000/(60*60*24)" office:value-type="time" office:time-value="PT01H35M11.768S" calcext:value-type="time">
            <text:p>01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8.18" calcext:value-type="float">
            <text:p>398.18</text:p>
          </table:table-cell>
          <table:table-cell office:value-type="float" office:value="504.7" calcext:value-type="float">
            <text:p>504.7</text:p>
          </table:table-cell>
        </table:table-row>
        <table:table-row table:style-name="ro1">
          <table:table-cell office:value-type="float" office:value="5727768" calcext:value-type="float">
            <text:p>5727768</text:p>
          </table:table-cell>
          <table:table-cell table:formula="of:=[.A360]/1000/(60*60*24)" office:value-type="time" office:time-value="PT01H35M27.768S" calcext:value-type="time">
            <text:p>01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9.27" calcext:value-type="float">
            <text:p>399.27</text:p>
          </table:table-cell>
          <table:table-cell office:value-type="float" office:value="506.06" calcext:value-type="float">
            <text:p>506.06</text:p>
          </table:table-cell>
        </table:table-row>
        <table:table-row table:style-name="ro1">
          <table:table-cell office:value-type="float" office:value="5743768" calcext:value-type="float">
            <text:p>5743768</text:p>
          </table:table-cell>
          <table:table-cell table:formula="of:=[.A361]/1000/(60*60*24)" office:value-type="time" office:time-value="PT01H35M43.768S" calcext:value-type="time">
            <text:p>01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0.36" calcext:value-type="float">
            <text:p>400.36</text:p>
          </table:table-cell>
          <table:table-cell office:value-type="float" office:value="507.42" calcext:value-type="float">
            <text:p>507.42</text:p>
          </table:table-cell>
        </table:table-row>
        <table:table-row table:style-name="ro1">
          <table:table-cell office:value-type="float" office:value="5759768" calcext:value-type="float">
            <text:p>5759768</text:p>
          </table:table-cell>
          <table:table-cell table:formula="of:=[.A362]/1000/(60*60*24)" office:value-type="time" office:time-value="PT01H35M59.768S" calcext:value-type="time">
            <text:p>01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01.45" calcext:value-type="float">
            <text:p>401.45</text:p>
          </table:table-cell>
          <table:table-cell office:value-type="float" office:value="508.77" calcext:value-type="float">
            <text:p>508.77</text:p>
          </table:table-cell>
        </table:table-row>
        <table:table-row table:style-name="ro1">
          <table:table-cell office:value-type="float" office:value="5775768" calcext:value-type="float">
            <text:p>5775768</text:p>
          </table:table-cell>
          <table:table-cell table:formula="of:=[.A363]/1000/(60*60*24)" office:value-type="time" office:time-value="PT01H36M15.768S" calcext:value-type="time">
            <text:p>01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02.55" calcext:value-type="float">
            <text:p>402.55</text:p>
          </table:table-cell>
          <table:table-cell office:value-type="float" office:value="510.13" calcext:value-type="float">
            <text:p>510.13</text:p>
          </table:table-cell>
        </table:table-row>
        <table:table-row table:style-name="ro1">
          <table:table-cell office:value-type="float" office:value="5791768" calcext:value-type="float">
            <text:p>5791768</text:p>
          </table:table-cell>
          <table:table-cell table:formula="of:=[.A364]/1000/(60*60*24)" office:value-type="time" office:time-value="PT01H36M31.768S" calcext:value-type="time">
            <text:p>01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03.64" calcext:value-type="float">
            <text:p>403.64</text:p>
          </table:table-cell>
          <table:table-cell office:value-type="float" office:value="511.48" calcext:value-type="float">
            <text:p>511.48</text:p>
          </table:table-cell>
        </table:table-row>
        <table:table-row table:style-name="ro1">
          <table:table-cell office:value-type="float" office:value="5807768" calcext:value-type="float">
            <text:p>5807768</text:p>
          </table:table-cell>
          <table:table-cell table:formula="of:=[.A365]/1000/(60*60*24)" office:value-type="time" office:time-value="PT01H36M47.768S" calcext:value-type="time">
            <text:p>01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4.73" calcext:value-type="float">
            <text:p>404.73</text:p>
          </table:table-cell>
          <table:table-cell office:value-type="float" office:value="512.84" calcext:value-type="float">
            <text:p>512.84</text:p>
          </table:table-cell>
        </table:table-row>
        <table:table-row table:style-name="ro1">
          <table:table-cell office:value-type="float" office:value="5823768" calcext:value-type="float">
            <text:p>5823768</text:p>
          </table:table-cell>
          <table:table-cell table:formula="of:=[.A366]/1000/(60*60*24)" office:value-type="time" office:time-value="PT01H37M03.768S" calcext:value-type="time">
            <text:p>01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5.82" calcext:value-type="float">
            <text:p>405.82</text:p>
          </table:table-cell>
          <table:table-cell office:value-type="float" office:value="514.19" calcext:value-type="float">
            <text:p>514.19</text:p>
          </table:table-cell>
        </table:table-row>
        <table:table-row table:style-name="ro1">
          <table:table-cell office:value-type="float" office:value="5839768" calcext:value-type="float">
            <text:p>5839768</text:p>
          </table:table-cell>
          <table:table-cell table:formula="of:=[.A367]/1000/(60*60*24)" office:value-type="time" office:time-value="PT01H37M19.768S" calcext:value-type="time">
            <text:p>01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6.92" calcext:value-type="float">
            <text:p>406.92</text:p>
          </table:table-cell>
          <table:table-cell office:value-type="float" office:value="515.55" calcext:value-type="float">
            <text:p>515.55</text:p>
          </table:table-cell>
        </table:table-row>
        <table:table-row table:style-name="ro1">
          <table:table-cell office:value-type="float" office:value="5855768" calcext:value-type="float">
            <text:p>5855768</text:p>
          </table:table-cell>
          <table:table-cell table:formula="of:=[.A368]/1000/(60*60*24)" office:value-type="time" office:time-value="PT01H37M35.768S" calcext:value-type="time">
            <text:p>01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8.01" calcext:value-type="float">
            <text:p>408.01</text:p>
          </table:table-cell>
          <table:table-cell office:value-type="float" office:value="516.9" calcext:value-type="float">
            <text:p>516.9</text:p>
          </table:table-cell>
        </table:table-row>
        <table:table-row table:style-name="ro1">
          <table:table-cell office:value-type="float" office:value="5871768" calcext:value-type="float">
            <text:p>5871768</text:p>
          </table:table-cell>
          <table:table-cell table:formula="of:=[.A369]/1000/(60*60*24)" office:value-type="time" office:time-value="PT01H37M51.768S" calcext:value-type="time">
            <text:p>01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9.1" calcext:value-type="float">
            <text:p>409.1</text:p>
          </table:table-cell>
          <table:table-cell office:value-type="float" office:value="518.26" calcext:value-type="float">
            <text:p>518.26</text:p>
          </table:table-cell>
        </table:table-row>
        <table:table-row table:style-name="ro1">
          <table:table-cell office:value-type="float" office:value="5887768" calcext:value-type="float">
            <text:p>5887768</text:p>
          </table:table-cell>
          <table:table-cell table:formula="of:=[.A370]/1000/(60*60*24)" office:value-type="time" office:time-value="PT01H38M07.768S" calcext:value-type="time">
            <text:p>01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10.19" calcext:value-type="float">
            <text:p>410.19</text:p>
          </table:table-cell>
          <table:table-cell office:value-type="float" office:value="519.61" calcext:value-type="float">
            <text:p>519.61</text:p>
          </table:table-cell>
        </table:table-row>
        <table:table-row table:style-name="ro1">
          <table:table-cell office:value-type="float" office:value="5903768" calcext:value-type="float">
            <text:p>5903768</text:p>
          </table:table-cell>
          <table:table-cell table:formula="of:=[.A371]/1000/(60*60*24)" office:value-type="time" office:time-value="PT01H38M23.768S" calcext:value-type="time">
            <text:p>01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11.29" calcext:value-type="float">
            <text:p>411.29</text:p>
          </table:table-cell>
          <table:table-cell office:value-type="float" office:value="520.97" calcext:value-type="float">
            <text:p>520.97</text:p>
          </table:table-cell>
        </table:table-row>
        <table:table-row table:style-name="ro1">
          <table:table-cell office:value-type="float" office:value="5919768" calcext:value-type="float">
            <text:p>5919768</text:p>
          </table:table-cell>
          <table:table-cell table:formula="of:=[.A372]/1000/(60*60*24)" office:value-type="time" office:time-value="PT01H38M39.768S" calcext:value-type="time">
            <text:p>01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2.38" calcext:value-type="float">
            <text:p>412.38</text:p>
          </table:table-cell>
          <table:table-cell office:value-type="float" office:value="522.32" calcext:value-type="float">
            <text:p>522.32</text:p>
          </table:table-cell>
        </table:table-row>
        <table:table-row table:style-name="ro1">
          <table:table-cell office:value-type="float" office:value="5935768" calcext:value-type="float">
            <text:p>5935768</text:p>
          </table:table-cell>
          <table:table-cell table:formula="of:=[.A373]/1000/(60*60*24)" office:value-type="time" office:time-value="PT01H38M55.768S" calcext:value-type="time">
            <text:p>01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3.47" calcext:value-type="float">
            <text:p>413.47</text:p>
          </table:table-cell>
          <table:table-cell office:value-type="float" office:value="523.68" calcext:value-type="float">
            <text:p>523.68</text:p>
          </table:table-cell>
        </table:table-row>
        <table:table-row table:style-name="ro1">
          <table:table-cell office:value-type="float" office:value="5951768" calcext:value-type="float">
            <text:p>5951768</text:p>
          </table:table-cell>
          <table:table-cell table:formula="of:=[.A374]/1000/(60*60*24)" office:value-type="time" office:time-value="PT01H39M11.768S" calcext:value-type="time">
            <text:p>01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14.56" calcext:value-type="float">
            <text:p>414.56</text:p>
          </table:table-cell>
          <table:table-cell office:value-type="float" office:value="525.03" calcext:value-type="float">
            <text:p>525.03</text:p>
          </table:table-cell>
        </table:table-row>
        <table:table-row table:style-name="ro1">
          <table:table-cell office:value-type="float" office:value="5967768" calcext:value-type="float">
            <text:p>5967768</text:p>
          </table:table-cell>
          <table:table-cell table:formula="of:=[.A375]/1000/(60*60*24)" office:value-type="time" office:time-value="PT01H39M27.768S" calcext:value-type="time">
            <text:p>01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5.65" calcext:value-type="float">
            <text:p>415.65</text:p>
          </table:table-cell>
          <table:table-cell office:value-type="float" office:value="526.39" calcext:value-type="float">
            <text:p>526.39</text:p>
          </table:table-cell>
        </table:table-row>
        <table:table-row table:style-name="ro1">
          <table:table-cell office:value-type="float" office:value="5983768" calcext:value-type="float">
            <text:p>5983768</text:p>
          </table:table-cell>
          <table:table-cell table:formula="of:=[.A376]/1000/(60*60*24)" office:value-type="time" office:time-value="PT01H39M43.768S" calcext:value-type="time">
            <text:p>01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6.74" calcext:value-type="float">
            <text:p>416.74</text:p>
          </table:table-cell>
          <table:table-cell office:value-type="float" office:value="527.74" calcext:value-type="float">
            <text:p>527.74</text:p>
          </table:table-cell>
        </table:table-row>
        <table:table-row table:style-name="ro1">
          <table:table-cell office:value-type="float" office:value="5999768" calcext:value-type="float">
            <text:p>5999768</text:p>
          </table:table-cell>
          <table:table-cell table:formula="of:=[.A377]/1000/(60*60*24)" office:value-type="time" office:time-value="PT01H39M59.768S" calcext:value-type="time">
            <text:p>01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7.84" calcext:value-type="float">
            <text:p>417.84</text:p>
          </table:table-cell>
          <table:table-cell office:value-type="float" office:value="529.1" calcext:value-type="float">
            <text:p>529.1</text:p>
          </table:table-cell>
        </table:table-row>
        <table:table-row table:style-name="ro1">
          <table:table-cell office:value-type="float" office:value="6015768" calcext:value-type="float">
            <text:p>6015768</text:p>
          </table:table-cell>
          <table:table-cell table:formula="of:=[.A378]/1000/(60*60*24)" office:value-type="time" office:time-value="PT01H40M15.768S" calcext:value-type="time">
            <text:p>01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418.93" calcext:value-type="float">
            <text:p>418.93</text:p>
          </table:table-cell>
          <table:table-cell office:value-type="float" office:value="530.45" calcext:value-type="float">
            <text:p>530.45</text:p>
          </table:table-cell>
        </table:table-row>
        <table:table-row table:style-name="ro1">
          <table:table-cell office:value-type="float" office:value="6031768" calcext:value-type="float">
            <text:p>6031768</text:p>
          </table:table-cell>
          <table:table-cell table:formula="of:=[.A379]/1000/(60*60*24)" office:value-type="time" office:time-value="PT01H40M31.768S" calcext:value-type="time">
            <text:p>01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20.02" calcext:value-type="float">
            <text:p>420.02</text:p>
          </table:table-cell>
          <table:table-cell office:value-type="float" office:value="531.81" calcext:value-type="float">
            <text:p>531.81</text:p>
          </table:table-cell>
        </table:table-row>
        <table:table-row table:style-name="ro1">
          <table:table-cell office:value-type="float" office:value="6047768" calcext:value-type="float">
            <text:p>6047768</text:p>
          </table:table-cell>
          <table:table-cell table:formula="of:=[.A380]/1000/(60*60*24)" office:value-type="time" office:time-value="PT01H40M47.768S" calcext:value-type="time">
            <text:p>01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1.11" calcext:value-type="float">
            <text:p>421.11</text:p>
          </table:table-cell>
          <table:table-cell office:value-type="float" office:value="533.16" calcext:value-type="float">
            <text:p>533.16</text:p>
          </table:table-cell>
        </table:table-row>
        <table:table-row table:style-name="ro1">
          <table:table-cell office:value-type="float" office:value="6063768" calcext:value-type="float">
            <text:p>6063768</text:p>
          </table:table-cell>
          <table:table-cell table:formula="of:=[.A381]/1000/(60*60*24)" office:value-type="time" office:time-value="PT01H41M03.768S" calcext:value-type="time">
            <text:p>01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2.2" calcext:value-type="float">
            <text:p>422.2</text:p>
          </table:table-cell>
          <table:table-cell office:value-type="float" office:value="534.51" calcext:value-type="float">
            <text:p>534.51</text:p>
          </table:table-cell>
        </table:table-row>
        <table:table-row table:style-name="ro1">
          <table:table-cell office:value-type="float" office:value="6079768" calcext:value-type="float">
            <text:p>6079768</text:p>
          </table:table-cell>
          <table:table-cell table:formula="of:=[.A382]/1000/(60*60*24)" office:value-type="time" office:time-value="PT01H41M19.768S" calcext:value-type="time">
            <text:p>01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23.3" calcext:value-type="float">
            <text:p>423.3</text:p>
          </table:table-cell>
          <table:table-cell office:value-type="float" office:value="535.87" calcext:value-type="float">
            <text:p>535.87</text:p>
          </table:table-cell>
        </table:table-row>
        <table:table-row table:style-name="ro1">
          <table:table-cell office:value-type="float" office:value="6095768" calcext:value-type="float">
            <text:p>6095768</text:p>
          </table:table-cell>
          <table:table-cell table:formula="of:=[.A383]/1000/(60*60*24)" office:value-type="time" office:time-value="PT01H41M35.768S" calcext:value-type="time">
            <text:p>01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4.39" calcext:value-type="float">
            <text:p>424.39</text:p>
          </table:table-cell>
          <table:table-cell office:value-type="float" office:value="537.22" calcext:value-type="float">
            <text:p>537.22</text:p>
          </table:table-cell>
        </table:table-row>
        <table:table-row table:style-name="ro1">
          <table:table-cell office:value-type="float" office:value="6111768" calcext:value-type="float">
            <text:p>6111768</text:p>
          </table:table-cell>
          <table:table-cell table:formula="of:=[.A384]/1000/(60*60*24)" office:value-type="time" office:time-value="PT01H41M51.768S" calcext:value-type="time">
            <text:p>01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425.48" calcext:value-type="float">
            <text:p>425.48</text:p>
          </table:table-cell>
          <table:table-cell office:value-type="float" office:value="538.57" calcext:value-type="float">
            <text:p>538.57</text:p>
          </table:table-cell>
        </table:table-row>
        <table:table-row table:style-name="ro1">
          <table:table-cell office:value-type="float" office:value="6127768" calcext:value-type="float">
            <text:p>6127768</text:p>
          </table:table-cell>
          <table:table-cell table:formula="of:=[.A385]/1000/(60*60*24)" office:value-type="time" office:time-value="PT01H42M07.768S" calcext:value-type="time">
            <text:p>01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26.57" calcext:value-type="float">
            <text:p>426.57</text:p>
          </table:table-cell>
          <table:table-cell office:value-type="float" office:value="539.93" calcext:value-type="float">
            <text:p>539.93</text:p>
          </table:table-cell>
        </table:table-row>
        <table:table-row table:style-name="ro1">
          <table:table-cell office:value-type="float" office:value="6143768" calcext:value-type="float">
            <text:p>6143768</text:p>
          </table:table-cell>
          <table:table-cell table:formula="of:=[.A386]/1000/(60*60*24)" office:value-type="time" office:time-value="PT01H42M23.768S" calcext:value-type="time">
            <text:p>01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427.66" calcext:value-type="float">
            <text:p>427.66</text:p>
          </table:table-cell>
          <table:table-cell office:value-type="float" office:value="541.28" calcext:value-type="float">
            <text:p>541.28</text:p>
          </table:table-cell>
        </table:table-row>
        <table:table-row table:style-name="ro1">
          <table:table-cell office:value-type="float" office:value="6159768" calcext:value-type="float">
            <text:p>6159768</text:p>
          </table:table-cell>
          <table:table-cell table:formula="of:=[.A387]/1000/(60*60*24)" office:value-type="time" office:time-value="PT01H42M39.768S" calcext:value-type="time">
            <text:p>01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28.75" calcext:value-type="float">
            <text:p>428.75</text:p>
          </table:table-cell>
          <table:table-cell office:value-type="float" office:value="542.64" calcext:value-type="float">
            <text:p>542.64</text:p>
          </table:table-cell>
        </table:table-row>
        <table:table-row table:style-name="ro1">
          <table:table-cell office:value-type="float" office:value="6175768" calcext:value-type="float">
            <text:p>6175768</text:p>
          </table:table-cell>
          <table:table-cell table:formula="of:=[.A388]/1000/(60*60*24)" office:value-type="time" office:time-value="PT01H42M55.768S" calcext:value-type="time">
            <text:p>01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29.85" calcext:value-type="float">
            <text:p>429.85</text:p>
          </table:table-cell>
          <table:table-cell office:value-type="float" office:value="543.99" calcext:value-type="float">
            <text:p>543.99</text:p>
          </table:table-cell>
        </table:table-row>
        <table:table-row table:style-name="ro1">
          <table:table-cell office:value-type="float" office:value="6191768" calcext:value-type="float">
            <text:p>6191768</text:p>
          </table:table-cell>
          <table:table-cell table:formula="of:=[.A389]/1000/(60*60*24)" office:value-type="time" office:time-value="PT01H43M11.768S" calcext:value-type="time">
            <text:p>01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30.94" calcext:value-type="float">
            <text:p>430.94</text:p>
          </table:table-cell>
          <table:table-cell office:value-type="float" office:value="545.34" calcext:value-type="float">
            <text:p>545.34</text:p>
          </table:table-cell>
        </table:table-row>
        <table:table-row table:style-name="ro1">
          <table:table-cell office:value-type="float" office:value="6207768" calcext:value-type="float">
            <text:p>6207768</text:p>
          </table:table-cell>
          <table:table-cell table:formula="of:=[.A390]/1000/(60*60*24)" office:value-type="time" office:time-value="PT01H43M27.768S" calcext:value-type="time">
            <text:p>01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32.03" calcext:value-type="float">
            <text:p>432.03</text:p>
          </table:table-cell>
          <table:table-cell office:value-type="float" office:value="546.7" calcext:value-type="float">
            <text:p>546.7</text:p>
          </table:table-cell>
        </table:table-row>
        <table:table-row table:style-name="ro1">
          <table:table-cell office:value-type="float" office:value="6223768" calcext:value-type="float">
            <text:p>6223768</text:p>
          </table:table-cell>
          <table:table-cell table:formula="of:=[.A391]/1000/(60*60*24)" office:value-type="time" office:time-value="PT01H43M43.768S" calcext:value-type="time">
            <text:p>01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33.12" calcext:value-type="float">
            <text:p>433.12</text:p>
          </table:table-cell>
          <table:table-cell office:value-type="float" office:value="548.05" calcext:value-type="float">
            <text:p>548.05</text:p>
          </table:table-cell>
        </table:table-row>
        <table:table-row table:style-name="ro1">
          <table:table-cell office:value-type="float" office:value="6239768" calcext:value-type="float">
            <text:p>6239768</text:p>
          </table:table-cell>
          <table:table-cell table:formula="of:=[.A392]/1000/(60*60*24)" office:value-type="time" office:time-value="PT01H43M59.768S" calcext:value-type="time">
            <text:p>01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34.21" calcext:value-type="float">
            <text:p>434.21</text:p>
          </table:table-cell>
          <table:table-cell office:value-type="float" office:value="549.4" calcext:value-type="float">
            <text:p>549.4</text:p>
          </table:table-cell>
        </table:table-row>
        <table:table-row table:style-name="ro1">
          <table:table-cell office:value-type="float" office:value="6255768" calcext:value-type="float">
            <text:p>6255768</text:p>
          </table:table-cell>
          <table:table-cell table:formula="of:=[.A393]/1000/(60*60*24)" office:value-type="time" office:time-value="PT01H44M15.768S" calcext:value-type="time">
            <text:p>01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35.3" calcext:value-type="float">
            <text:p>435.3</text:p>
          </table:table-cell>
          <table:table-cell office:value-type="float" office:value="550.75" calcext:value-type="float">
            <text:p>550.75</text:p>
          </table:table-cell>
        </table:table-row>
        <table:table-row table:style-name="ro1">
          <table:table-cell office:value-type="float" office:value="6271768" calcext:value-type="float">
            <text:p>6271768</text:p>
          </table:table-cell>
          <table:table-cell table:formula="of:=[.A394]/1000/(60*60*24)" office:value-type="time" office:time-value="PT01H44M31.768S" calcext:value-type="time">
            <text:p>01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36.4" calcext:value-type="float">
            <text:p>436.4</text:p>
          </table:table-cell>
          <table:table-cell office:value-type="float" office:value="552.11" calcext:value-type="float">
            <text:p>552.11</text:p>
          </table:table-cell>
        </table:table-row>
        <table:table-row table:style-name="ro1">
          <table:table-cell office:value-type="float" office:value="6287768" calcext:value-type="float">
            <text:p>6287768</text:p>
          </table:table-cell>
          <table:table-cell table:formula="of:=[.A395]/1000/(60*60*24)" office:value-type="time" office:time-value="PT01H44M47.768S" calcext:value-type="time">
            <text:p>01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37.49" calcext:value-type="float">
            <text:p>437.49</text:p>
          </table:table-cell>
          <table:table-cell office:value-type="float" office:value="553.46" calcext:value-type="float">
            <text:p>553.46</text:p>
          </table:table-cell>
        </table:table-row>
        <table:table-row table:style-name="ro1">
          <table:table-cell office:value-type="float" office:value="6303768" calcext:value-type="float">
            <text:p>6303768</text:p>
          </table:table-cell>
          <table:table-cell table:formula="of:=[.A396]/1000/(60*60*24)" office:value-type="time" office:time-value="PT01H45M03.768S" calcext:value-type="time">
            <text:p>01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438.58" calcext:value-type="float">
            <text:p>438.58</text:p>
          </table:table-cell>
          <table:table-cell office:value-type="float" office:value="554.81" calcext:value-type="float">
            <text:p>554.81</text:p>
          </table:table-cell>
        </table:table-row>
        <table:table-row table:style-name="ro1">
          <table:table-cell office:value-type="float" office:value="6319768" calcext:value-type="float">
            <text:p>6319768</text:p>
          </table:table-cell>
          <table:table-cell table:formula="of:=[.A397]/1000/(60*60*24)" office:value-type="time" office:time-value="PT01H45M19.768S" calcext:value-type="time">
            <text:p>01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39.67" calcext:value-type="float">
            <text:p>439.67</text:p>
          </table:table-cell>
          <table:table-cell office:value-type="float" office:value="556.16" calcext:value-type="float">
            <text:p>556.16</text:p>
          </table:table-cell>
        </table:table-row>
        <table:table-row table:style-name="ro1">
          <table:table-cell office:value-type="float" office:value="6335768" calcext:value-type="float">
            <text:p>6335768</text:p>
          </table:table-cell>
          <table:table-cell table:formula="of:=[.A398]/1000/(60*60*24)" office:value-type="time" office:time-value="PT01H45M35.768S" calcext:value-type="time">
            <text:p>01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440.76" calcext:value-type="float">
            <text:p>440.76</text:p>
          </table:table-cell>
          <table:table-cell office:value-type="float" office:value="557.51" calcext:value-type="float">
            <text:p>557.51</text:p>
          </table:table-cell>
        </table:table-row>
        <table:table-row table:style-name="ro1">
          <table:table-cell office:value-type="float" office:value="6351768" calcext:value-type="float">
            <text:p>6351768</text:p>
          </table:table-cell>
          <table:table-cell table:formula="of:=[.A399]/1000/(60*60*24)" office:value-type="time" office:time-value="PT01H45M51.768S" calcext:value-type="time">
            <text:p>01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1.85" calcext:value-type="float">
            <text:p>441.85</text:p>
          </table:table-cell>
          <table:table-cell office:value-type="float" office:value="558.87" calcext:value-type="float">
            <text:p>558.87</text:p>
          </table:table-cell>
        </table:table-row>
        <table:table-row table:style-name="ro1">
          <table:table-cell office:value-type="float" office:value="6367768" calcext:value-type="float">
            <text:p>6367768</text:p>
          </table:table-cell>
          <table:table-cell table:formula="of:=[.A400]/1000/(60*60*24)" office:value-type="time" office:time-value="PT01H46M07.768S" calcext:value-type="time">
            <text:p>01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42.94" calcext:value-type="float">
            <text:p>442.94</text:p>
          </table:table-cell>
          <table:table-cell office:value-type="float" office:value="560.22" calcext:value-type="float">
            <text:p>560.22</text:p>
          </table:table-cell>
        </table:table-row>
        <table:table-row table:style-name="ro1">
          <table:table-cell office:value-type="float" office:value="6383768" calcext:value-type="float">
            <text:p>6383768</text:p>
          </table:table-cell>
          <table:table-cell table:formula="of:=[.A401]/1000/(60*60*24)" office:value-type="time" office:time-value="PT01H46M23.768S" calcext:value-type="time">
            <text:p>01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44.03" calcext:value-type="float">
            <text:p>444.03</text:p>
          </table:table-cell>
          <table:table-cell office:value-type="float" office:value="561.57" calcext:value-type="float">
            <text:p>561.57</text:p>
          </table:table-cell>
        </table:table-row>
        <table:table-row table:style-name="ro1">
          <table:table-cell office:value-type="float" office:value="6399768" calcext:value-type="float">
            <text:p>6399768</text:p>
          </table:table-cell>
          <table:table-cell table:formula="of:=[.A402]/1000/(60*60*24)" office:value-type="time" office:time-value="PT01H46M39.768S" calcext:value-type="time">
            <text:p>01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45.12" calcext:value-type="float">
            <text:p>445.12</text:p>
          </table:table-cell>
          <table:table-cell office:value-type="float" office:value="562.92" calcext:value-type="float">
            <text:p>562.92</text:p>
          </table:table-cell>
        </table:table-row>
        <table:table-row table:style-name="ro1">
          <table:table-cell office:value-type="float" office:value="6415768" calcext:value-type="float">
            <text:p>6415768</text:p>
          </table:table-cell>
          <table:table-cell table:formula="of:=[.A403]/1000/(60*60*24)" office:value-type="time" office:time-value="PT01H46M55.768S" calcext:value-type="time">
            <text:p>01:4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5" calcext:value-type="float">
            <text:p>304.55</text:p>
          </table:table-cell>
          <table:table-cell office:value-type="float" office:value="446.22" calcext:value-type="float">
            <text:p>446.22</text:p>
          </table:table-cell>
          <table:table-cell office:value-type="float" office:value="564.28" calcext:value-type="float">
            <text:p>564.28</text:p>
          </table:table-cell>
        </table:table-row>
        <table:table-row table:style-name="ro1">
          <table:table-cell office:value-type="float" office:value="6431768" calcext:value-type="float">
            <text:p>6431768</text:p>
          </table:table-cell>
          <table:table-cell table:formula="of:=[.A404]/1000/(60*60*24)" office:value-type="time" office:time-value="PT01H47M11.768S" calcext:value-type="time">
            <text:p>01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47.31" calcext:value-type="float">
            <text:p>447.31</text:p>
          </table:table-cell>
          <table:table-cell office:value-type="float" office:value="565.63" calcext:value-type="float">
            <text:p>565.63</text:p>
          </table:table-cell>
        </table:table-row>
        <table:table-row table:style-name="ro1">
          <table:table-cell office:value-type="float" office:value="6447768" calcext:value-type="float">
            <text:p>6447768</text:p>
          </table:table-cell>
          <table:table-cell table:formula="of:=[.A405]/1000/(60*60*24)" office:value-type="time" office:time-value="PT01H47M27.768S" calcext:value-type="time">
            <text:p>01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5" calcext:value-type="float">
            <text:p>304.55</text:p>
          </table:table-cell>
          <table:table-cell office:value-type="float" office:value="448.4" calcext:value-type="float">
            <text:p>448.4</text:p>
          </table:table-cell>
          <table:table-cell office:value-type="float" office:value="566.98" calcext:value-type="float">
            <text:p>566.98</text:p>
          </table:table-cell>
        </table:table-row>
        <table:table-row table:style-name="ro1">
          <table:table-cell office:value-type="float" office:value="6463768" calcext:value-type="float">
            <text:p>6463768</text:p>
          </table:table-cell>
          <table:table-cell table:formula="of:=[.A406]/1000/(60*60*24)" office:value-type="time" office:time-value="PT01H47M43.768S" calcext:value-type="time">
            <text:p>01:4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5" calcext:value-type="float">
            <text:p>304.55</text:p>
          </table:table-cell>
          <table:table-cell office:value-type="float" office:value="449.49" calcext:value-type="float">
            <text:p>449.49</text:p>
          </table:table-cell>
          <table:table-cell office:value-type="float" office:value="568.33" calcext:value-type="float">
            <text:p>568.33</text:p>
          </table:table-cell>
        </table:table-row>
        <table:table-row table:style-name="ro1">
          <table:table-cell office:value-type="float" office:value="6479768" calcext:value-type="float">
            <text:p>6479768</text:p>
          </table:table-cell>
          <table:table-cell table:formula="of:=[.A407]/1000/(60*60*24)" office:value-type="time" office:time-value="PT01H47M59.768S" calcext:value-type="time">
            <text:p>01:4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0.58" calcext:value-type="float">
            <text:p>450.58</text:p>
          </table:table-cell>
          <table:table-cell office:value-type="float" office:value="569.69" calcext:value-type="float">
            <text:p>569.69</text:p>
          </table:table-cell>
        </table:table-row>
        <table:table-row table:style-name="ro1">
          <table:table-cell office:value-type="float" office:value="6495768" calcext:value-type="float">
            <text:p>6495768</text:p>
          </table:table-cell>
          <table:table-cell table:formula="of:=[.A408]/1000/(60*60*24)" office:value-type="time" office:time-value="PT01H48M15.768S" calcext:value-type="time">
            <text:p>01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51.67" calcext:value-type="float">
            <text:p>451.67</text:p>
          </table:table-cell>
          <table:table-cell office:value-type="float" office:value="571.04" calcext:value-type="float">
            <text:p>571.04</text:p>
          </table:table-cell>
        </table:table-row>
        <table:table-row table:style-name="ro1">
          <table:table-cell office:value-type="float" office:value="6511768" calcext:value-type="float">
            <text:p>6511768</text:p>
          </table:table-cell>
          <table:table-cell table:formula="of:=[.A409]/1000/(60*60*24)" office:value-type="time" office:time-value="PT01H48M31.768S" calcext:value-type="time">
            <text:p>01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52.76" calcext:value-type="float">
            <text:p>452.76</text:p>
          </table:table-cell>
          <table:table-cell office:value-type="float" office:value="572.39" calcext:value-type="float">
            <text:p>572.39</text:p>
          </table:table-cell>
        </table:table-row>
        <table:table-row table:style-name="ro1">
          <table:table-cell office:value-type="float" office:value="6527768" calcext:value-type="float">
            <text:p>6527768</text:p>
          </table:table-cell>
          <table:table-cell table:formula="of:=[.A410]/1000/(60*60*24)" office:value-type="time" office:time-value="PT01H48M47.768S" calcext:value-type="time">
            <text:p>01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53.85" calcext:value-type="float">
            <text:p>453.85</text:p>
          </table:table-cell>
          <table:table-cell office:value-type="float" office:value="573.74" calcext:value-type="float">
            <text:p>573.74</text:p>
          </table:table-cell>
        </table:table-row>
        <table:table-row table:style-name="ro1">
          <table:table-cell office:value-type="float" office:value="6543768" calcext:value-type="float">
            <text:p>6543768</text:p>
          </table:table-cell>
          <table:table-cell table:formula="of:=[.A411]/1000/(60*60*24)" office:value-type="time" office:time-value="PT01H49M03.768S" calcext:value-type="time">
            <text:p>01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54.94" calcext:value-type="float">
            <text:p>454.94</text:p>
          </table:table-cell>
          <table:table-cell office:value-type="float" office:value="575.09" calcext:value-type="float">
            <text:p>575.09</text:p>
          </table:table-cell>
        </table:table-row>
        <table:table-row table:style-name="ro1">
          <table:table-cell office:value-type="float" office:value="6559768" calcext:value-type="float">
            <text:p>6559768</text:p>
          </table:table-cell>
          <table:table-cell table:formula="of:=[.A412]/1000/(60*60*24)" office:value-type="time" office:time-value="PT01H49M19.768S" calcext:value-type="time">
            <text:p>01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6.03" calcext:value-type="float">
            <text:p>456.03</text:p>
          </table:table-cell>
          <table:table-cell office:value-type="float" office:value="576.44" calcext:value-type="float">
            <text:p>576.44</text:p>
          </table:table-cell>
        </table:table-row>
        <table:table-row table:style-name="ro1">
          <table:table-cell office:value-type="float" office:value="6575768" calcext:value-type="float">
            <text:p>6575768</text:p>
          </table:table-cell>
          <table:table-cell table:formula="of:=[.A413]/1000/(60*60*24)" office:value-type="time" office:time-value="PT01H49M35.768S" calcext:value-type="time">
            <text:p>01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57.12" calcext:value-type="float">
            <text:p>457.12</text:p>
          </table:table-cell>
          <table:table-cell office:value-type="float" office:value="577.79" calcext:value-type="float">
            <text:p>577.79</text:p>
          </table:table-cell>
        </table:table-row>
        <table:table-row table:style-name="ro1">
          <table:table-cell office:value-type="float" office:value="6591768" calcext:value-type="float">
            <text:p>6591768</text:p>
          </table:table-cell>
          <table:table-cell table:formula="of:=[.A414]/1000/(60*60*24)" office:value-type="time" office:time-value="PT01H49M51.768S" calcext:value-type="time">
            <text:p>01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8.21" calcext:value-type="float">
            <text:p>458.21</text:p>
          </table:table-cell>
          <table:table-cell office:value-type="float" office:value="579.14" calcext:value-type="float">
            <text:p>579.14</text:p>
          </table:table-cell>
        </table:table-row>
        <table:table-row table:style-name="ro1">
          <table:table-cell office:value-type="float" office:value="6607768" calcext:value-type="float">
            <text:p>6607768</text:p>
          </table:table-cell>
          <table:table-cell table:formula="of:=[.A415]/1000/(60*60*24)" office:value-type="time" office:time-value="PT01H50M07.768S" calcext:value-type="time">
            <text:p>01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59.3" calcext:value-type="float">
            <text:p>459.3</text:p>
          </table:table-cell>
          <table:table-cell office:value-type="float" office:value="580.49" calcext:value-type="float">
            <text:p>580.49</text:p>
          </table:table-cell>
        </table:table-row>
        <table:table-row table:style-name="ro1">
          <table:table-cell office:value-type="float" office:value="6623768" calcext:value-type="float">
            <text:p>6623768</text:p>
          </table:table-cell>
          <table:table-cell table:formula="of:=[.A416]/1000/(60*60*24)" office:value-type="time" office:time-value="PT01H50M23.768S" calcext:value-type="time">
            <text:p>01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60.4" calcext:value-type="float">
            <text:p>460.4</text:p>
          </table:table-cell>
          <table:table-cell office:value-type="float" office:value="581.84" calcext:value-type="float">
            <text:p>581.84</text:p>
          </table:table-cell>
        </table:table-row>
        <table:table-row table:style-name="ro1">
          <table:table-cell office:value-type="float" office:value="6639768" calcext:value-type="float">
            <text:p>6639768</text:p>
          </table:table-cell>
          <table:table-cell table:formula="of:=[.A417]/1000/(60*60*24)" office:value-type="time" office:time-value="PT01H50M39.768S" calcext:value-type="time">
            <text:p>01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61.49" calcext:value-type="float">
            <text:p>461.49</text:p>
          </table:table-cell>
          <table:table-cell office:value-type="float" office:value="583.19" calcext:value-type="float">
            <text:p>583.19</text:p>
          </table:table-cell>
        </table:table-row>
        <table:table-row table:style-name="ro1">
          <table:table-cell office:value-type="float" office:value="6655768" calcext:value-type="float">
            <text:p>6655768</text:p>
          </table:table-cell>
          <table:table-cell table:formula="of:=[.A418]/1000/(60*60*24)" office:value-type="time" office:time-value="PT01H50M55.768S" calcext:value-type="time">
            <text:p>01:5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2.58" calcext:value-type="float">
            <text:p>462.58</text:p>
          </table:table-cell>
          <table:table-cell office:value-type="float" office:value="584.54" calcext:value-type="float">
            <text:p>584.54</text:p>
          </table:table-cell>
        </table:table-row>
        <table:table-row table:style-name="ro1">
          <table:table-cell office:value-type="float" office:value="6671768" calcext:value-type="float">
            <text:p>6671768</text:p>
          </table:table-cell>
          <table:table-cell table:formula="of:=[.A419]/1000/(60*60*24)" office:value-type="time" office:time-value="PT01H51M11.768S" calcext:value-type="time">
            <text:p>01:5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63.67" calcext:value-type="float">
            <text:p>463.67</text:p>
          </table:table-cell>
          <table:table-cell office:value-type="float" office:value="585.89" calcext:value-type="float">
            <text:p>585.89</text:p>
          </table:table-cell>
        </table:table-row>
        <table:table-row table:style-name="ro1">
          <table:table-cell office:value-type="float" office:value="6687768" calcext:value-type="float">
            <text:p>6687768</text:p>
          </table:table-cell>
          <table:table-cell table:formula="of:=[.A420]/1000/(60*60*24)" office:value-type="time" office:time-value="PT01H51M27.768S" calcext:value-type="time">
            <text:p>01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4.76" calcext:value-type="float">
            <text:p>464.76</text:p>
          </table:table-cell>
          <table:table-cell office:value-type="float" office:value="587.25" calcext:value-type="float">
            <text:p>587.25</text:p>
          </table:table-cell>
        </table:table-row>
        <table:table-row table:style-name="ro1">
          <table:table-cell office:value-type="float" office:value="6703768" calcext:value-type="float">
            <text:p>6703768</text:p>
          </table:table-cell>
          <table:table-cell table:formula="of:=[.A421]/1000/(60*60*24)" office:value-type="time" office:time-value="PT01H51M43.768S" calcext:value-type="time">
            <text:p>01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5.85" calcext:value-type="float">
            <text:p>465.85</text:p>
          </table:table-cell>
          <table:table-cell office:value-type="float" office:value="588.59" calcext:value-type="float">
            <text:p>588.59</text:p>
          </table:table-cell>
        </table:table-row>
        <table:table-row table:style-name="ro1">
          <table:table-cell office:value-type="float" office:value="6719768" calcext:value-type="float">
            <text:p>6719768</text:p>
          </table:table-cell>
          <table:table-cell table:formula="of:=[.A422]/1000/(60*60*24)" office:value-type="time" office:time-value="PT01H51M59.768S" calcext:value-type="time">
            <text:p>01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6.94" calcext:value-type="float">
            <text:p>466.94</text:p>
          </table:table-cell>
          <table:table-cell office:value-type="float" office:value="589.94" calcext:value-type="float">
            <text:p>589.94</text:p>
          </table:table-cell>
        </table:table-row>
        <table:table-row table:style-name="ro1">
          <table:table-cell office:value-type="float" office:value="6735768" calcext:value-type="float">
            <text:p>6735768</text:p>
          </table:table-cell>
          <table:table-cell table:formula="of:=[.A423]/1000/(60*60*24)" office:value-type="time" office:time-value="PT01H52M15.768S" calcext:value-type="time">
            <text:p>01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8.03" calcext:value-type="float">
            <text:p>468.03</text:p>
          </table:table-cell>
          <table:table-cell office:value-type="float" office:value="591.29" calcext:value-type="float">
            <text:p>591.29</text:p>
          </table:table-cell>
        </table:table-row>
        <table:table-row table:style-name="ro1">
          <table:table-cell office:value-type="float" office:value="6751768" calcext:value-type="float">
            <text:p>6751768</text:p>
          </table:table-cell>
          <table:table-cell table:formula="of:=[.A424]/1000/(60*60*24)" office:value-type="time" office:time-value="PT01H52M31.768S" calcext:value-type="time">
            <text:p>01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9.12" calcext:value-type="float">
            <text:p>469.12</text:p>
          </table:table-cell>
          <table:table-cell office:value-type="float" office:value="592.64" calcext:value-type="float">
            <text:p>592.64</text:p>
          </table:table-cell>
        </table:table-row>
        <table:table-row table:style-name="ro1">
          <table:table-cell office:value-type="float" office:value="6767768" calcext:value-type="float">
            <text:p>6767768</text:p>
          </table:table-cell>
          <table:table-cell table:formula="of:=[.A425]/1000/(60*60*24)" office:value-type="time" office:time-value="PT01H52M47.768S" calcext:value-type="time">
            <text:p>01:5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0.21" calcext:value-type="float">
            <text:p>470.21</text:p>
          </table:table-cell>
          <table:table-cell office:value-type="float" office:value="593.99" calcext:value-type="float">
            <text:p>593.99</text:p>
          </table:table-cell>
        </table:table-row>
        <table:table-row table:style-name="ro1">
          <table:table-cell office:value-type="float" office:value="6783768" calcext:value-type="float">
            <text:p>6783768</text:p>
          </table:table-cell>
          <table:table-cell table:formula="of:=[.A426]/1000/(60*60*24)" office:value-type="time" office:time-value="PT01H53M03.768S" calcext:value-type="time">
            <text:p>01:53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471.3" calcext:value-type="float">
            <text:p>471.3</text:p>
          </table:table-cell>
          <table:table-cell office:value-type="float" office:value="595.34" calcext:value-type="float">
            <text:p>595.34</text:p>
          </table:table-cell>
        </table:table-row>
        <table:table-row table:style-name="ro1">
          <table:table-cell office:value-type="float" office:value="6799767" calcext:value-type="float">
            <text:p>6799767</text:p>
          </table:table-cell>
          <table:table-cell table:formula="of:=[.A427]/1000/(60*60*24)" office:value-type="time" office:time-value="PT01H53M19.767S" calcext:value-type="time">
            <text:p>01:5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2.39" calcext:value-type="float">
            <text:p>472.39</text:p>
          </table:table-cell>
          <table:table-cell office:value-type="float" office:value="596.69" calcext:value-type="float">
            <text:p>596.69</text:p>
          </table:table-cell>
        </table:table-row>
        <table:table-row table:style-name="ro1">
          <table:table-cell office:value-type="float" office:value="6815768" calcext:value-type="float">
            <text:p>6815768</text:p>
          </table:table-cell>
          <table:table-cell table:formula="of:=[.A428]/1000/(60*60*24)" office:value-type="time" office:time-value="PT01H53M35.768S" calcext:value-type="time">
            <text:p>01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73.48" calcext:value-type="float">
            <text:p>473.48</text:p>
          </table:table-cell>
          <table:table-cell office:value-type="float" office:value="598.04" calcext:value-type="float">
            <text:p>598.04</text:p>
          </table:table-cell>
        </table:table-row>
        <table:table-row table:style-name="ro1">
          <table:table-cell office:value-type="float" office:value="6831768" calcext:value-type="float">
            <text:p>6831768</text:p>
          </table:table-cell>
          <table:table-cell table:formula="of:=[.A429]/1000/(60*60*24)" office:value-type="time" office:time-value="PT01H53M51.768S" calcext:value-type="time">
            <text:p>01:53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4.57" calcext:value-type="float">
            <text:p>474.57</text:p>
          </table:table-cell>
          <table:table-cell office:value-type="float" office:value="599.39" calcext:value-type="float">
            <text:p>599.39</text:p>
          </table:table-cell>
        </table:table-row>
        <table:table-row table:style-name="ro1">
          <table:table-cell office:value-type="float" office:value="6847768" calcext:value-type="float">
            <text:p>6847768</text:p>
          </table:table-cell>
          <table:table-cell table:formula="of:=[.A430]/1000/(60*60*24)" office:value-type="time" office:time-value="PT01H54M07.768S" calcext:value-type="time">
            <text:p>01:5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475.66" calcext:value-type="float">
            <text:p>475.66</text:p>
          </table:table-cell>
          <table:table-cell office:value-type="float" office:value="600.74" calcext:value-type="float">
            <text:p>600.74</text:p>
          </table:table-cell>
        </table:table-row>
        <table:table-row table:style-name="ro1">
          <table:table-cell office:value-type="float" office:value="6863768" calcext:value-type="float">
            <text:p>6863768</text:p>
          </table:table-cell>
          <table:table-cell table:formula="of:=[.A431]/1000/(60*60*24)" office:value-type="time" office:time-value="PT01H54M23.768S" calcext:value-type="time">
            <text:p>01:54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76.75" calcext:value-type="float">
            <text:p>476.75</text:p>
          </table:table-cell>
          <table:table-cell office:value-type="float" office:value="602.09" calcext:value-type="float">
            <text:p>602.09</text:p>
          </table:table-cell>
        </table:table-row>
        <table:table-row table:style-name="ro1">
          <table:table-cell office:value-type="float" office:value="6879768" calcext:value-type="float">
            <text:p>6879768</text:p>
          </table:table-cell>
          <table:table-cell table:formula="of:=[.A432]/1000/(60*60*24)" office:value-type="time" office:time-value="PT01H54M39.768S" calcext:value-type="time">
            <text:p>01:54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477.84" calcext:value-type="float">
            <text:p>477.84</text:p>
          </table:table-cell>
          <table:table-cell office:value-type="float" office:value="603.44" calcext:value-type="float">
            <text:p>603.44</text:p>
          </table:table-cell>
        </table:table-row>
        <table:table-row table:style-name="ro1">
          <table:table-cell office:value-type="float" office:value="6895768" calcext:value-type="float">
            <text:p>6895768</text:p>
          </table:table-cell>
          <table:table-cell table:formula="of:=[.A433]/1000/(60*60*24)" office:value-type="time" office:time-value="PT01H54M55.768S" calcext:value-type="time">
            <text:p>01:54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78.93" calcext:value-type="float">
            <text:p>478.93</text:p>
          </table:table-cell>
          <table:table-cell office:value-type="float" office:value="604.78" calcext:value-type="float">
            <text:p>604.78</text:p>
          </table:table-cell>
        </table:table-row>
        <table:table-row table:style-name="ro1">
          <table:table-cell office:value-type="float" office:value="6911768" calcext:value-type="float">
            <text:p>6911768</text:p>
          </table:table-cell>
          <table:table-cell table:formula="of:=[.A434]/1000/(60*60*24)" office:value-type="time" office:time-value="PT01H55M11.768S" calcext:value-type="time">
            <text:p>01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80.02" calcext:value-type="float">
            <text:p>480.02</text:p>
          </table:table-cell>
          <table:table-cell office:value-type="float" office:value="606.13" calcext:value-type="float">
            <text:p>606.13</text:p>
          </table:table-cell>
        </table:table-row>
        <table:table-row table:style-name="ro1">
          <table:table-cell office:value-type="float" office:value="6927768" calcext:value-type="float">
            <text:p>6927768</text:p>
          </table:table-cell>
          <table:table-cell table:formula="of:=[.A435]/1000/(60*60*24)" office:value-type="time" office:time-value="PT01H55M27.768S" calcext:value-type="time">
            <text:p>01:5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1.11" calcext:value-type="float">
            <text:p>481.11</text:p>
          </table:table-cell>
          <table:table-cell office:value-type="float" office:value="607.48" calcext:value-type="float">
            <text:p>607.48</text:p>
          </table:table-cell>
        </table:table-row>
        <table:table-row table:style-name="ro1">
          <table:table-cell office:value-type="float" office:value="6943768" calcext:value-type="float">
            <text:p>6943768</text:p>
          </table:table-cell>
          <table:table-cell table:formula="of:=[.A436]/1000/(60*60*24)" office:value-type="time" office:time-value="PT01H55M43.768S" calcext:value-type="time">
            <text:p>01:5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2.2" calcext:value-type="float">
            <text:p>482.2</text:p>
          </table:table-cell>
          <table:table-cell office:value-type="float" office:value="608.83" calcext:value-type="float">
            <text:p>608.83</text:p>
          </table:table-cell>
        </table:table-row>
        <table:table-row table:style-name="ro1">
          <table:table-cell office:value-type="float" office:value="6959768" calcext:value-type="float">
            <text:p>6959768</text:p>
          </table:table-cell>
          <table:table-cell table:formula="of:=[.A437]/1000/(60*60*24)" office:value-type="time" office:time-value="PT01H55M59.768S" calcext:value-type="time">
            <text:p>01:5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3.29" calcext:value-type="float">
            <text:p>483.29</text:p>
          </table:table-cell>
          <table:table-cell office:value-type="float" office:value="610.18" calcext:value-type="float">
            <text:p>610.18</text:p>
          </table:table-cell>
        </table:table-row>
        <table:table-row table:style-name="ro1">
          <table:table-cell office:value-type="float" office:value="6975768" calcext:value-type="float">
            <text:p>6975768</text:p>
          </table:table-cell>
          <table:table-cell table:formula="of:=[.A438]/1000/(60*60*24)" office:value-type="time" office:time-value="PT01H56M15.768S" calcext:value-type="time">
            <text:p>01:5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484.38" calcext:value-type="float">
            <text:p>484.38</text:p>
          </table:table-cell>
          <table:table-cell office:value-type="float" office:value="611.53" calcext:value-type="float">
            <text:p>611.53</text:p>
          </table:table-cell>
        </table:table-row>
        <table:table-row table:style-name="ro1">
          <table:table-cell office:value-type="float" office:value="6991768" calcext:value-type="float">
            <text:p>6991768</text:p>
          </table:table-cell>
          <table:table-cell table:formula="of:=[.A439]/1000/(60*60*24)" office:value-type="time" office:time-value="PT01H56M31.768S" calcext:value-type="time">
            <text:p>01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5.47" calcext:value-type="float">
            <text:p>485.47</text:p>
          </table:table-cell>
          <table:table-cell office:value-type="float" office:value="612.87" calcext:value-type="float">
            <text:p>612.87</text:p>
          </table:table-cell>
        </table:table-row>
        <table:table-row table:style-name="ro1">
          <table:table-cell office:value-type="float" office:value="7007768" calcext:value-type="float">
            <text:p>7007768</text:p>
          </table:table-cell>
          <table:table-cell table:formula="of:=[.A440]/1000/(60*60*24)" office:value-type="time" office:time-value="PT01H56M47.768S" calcext:value-type="time">
            <text:p>01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86.56" calcext:value-type="float">
            <text:p>486.56</text:p>
          </table:table-cell>
          <table:table-cell office:value-type="float" office:value="614.22" calcext:value-type="float">
            <text:p>614.22</text:p>
          </table:table-cell>
        </table:table-row>
        <table:table-row table:style-name="ro1">
          <table:table-cell office:value-type="float" office:value="7023768" calcext:value-type="float">
            <text:p>7023768</text:p>
          </table:table-cell>
          <table:table-cell table:formula="of:=[.A441]/1000/(60*60*24)" office:value-type="time" office:time-value="PT01H57M03.768S" calcext:value-type="time">
            <text:p>01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7.65" calcext:value-type="float">
            <text:p>487.65</text:p>
          </table:table-cell>
          <table:table-cell office:value-type="float" office:value="615.57" calcext:value-type="float">
            <text:p>615.57</text:p>
          </table:table-cell>
        </table:table-row>
        <table:table-row table:style-name="ro1">
          <table:table-cell office:value-type="float" office:value="7039768" calcext:value-type="float">
            <text:p>7039768</text:p>
          </table:table-cell>
          <table:table-cell table:formula="of:=[.A442]/1000/(60*60*24)" office:value-type="time" office:time-value="PT01H57M19.768S" calcext:value-type="time">
            <text:p>01:57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8.74" calcext:value-type="float">
            <text:p>488.74</text:p>
          </table:table-cell>
          <table:table-cell office:value-type="float" office:value="616.92" calcext:value-type="float">
            <text:p>616.92</text:p>
          </table:table-cell>
        </table:table-row>
        <table:table-row table:style-name="ro1">
          <table:table-cell office:value-type="float" office:value="7055768" calcext:value-type="float">
            <text:p>7055768</text:p>
          </table:table-cell>
          <table:table-cell table:formula="of:=[.A443]/1000/(60*60*24)" office:value-type="time" office:time-value="PT01H57M35.768S" calcext:value-type="time">
            <text:p>01:5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9.83" calcext:value-type="float">
            <text:p>489.83</text:p>
          </table:table-cell>
          <table:table-cell office:value-type="float" office:value="618.27" calcext:value-type="float">
            <text:p>618.27</text:p>
          </table:table-cell>
        </table:table-row>
        <table:table-row table:style-name="ro1">
          <table:table-cell office:value-type="float" office:value="7071768" calcext:value-type="float">
            <text:p>7071768</text:p>
          </table:table-cell>
          <table:table-cell table:formula="of:=[.A444]/1000/(60*60*24)" office:value-type="time" office:time-value="PT01H57M51.768S" calcext:value-type="time">
            <text:p>01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0.92" calcext:value-type="float">
            <text:p>490.92</text:p>
          </table:table-cell>
          <table:table-cell office:value-type="float" office:value="619.61" calcext:value-type="float">
            <text:p>619.61</text:p>
          </table:table-cell>
        </table:table-row>
        <table:table-row table:style-name="ro1">
          <table:table-cell office:value-type="float" office:value="7087768" calcext:value-type="float">
            <text:p>7087768</text:p>
          </table:table-cell>
          <table:table-cell table:formula="of:=[.A445]/1000/(60*60*24)" office:value-type="time" office:time-value="PT01H58M07.768S" calcext:value-type="time">
            <text:p>01:5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2.01" calcext:value-type="float">
            <text:p>492.01</text:p>
          </table:table-cell>
          <table:table-cell office:value-type="float" office:value="620.96" calcext:value-type="float">
            <text:p>620.96</text:p>
          </table:table-cell>
        </table:table-row>
        <table:table-row table:style-name="ro1">
          <table:table-cell office:value-type="float" office:value="7103768" calcext:value-type="float">
            <text:p>7103768</text:p>
          </table:table-cell>
          <table:table-cell table:formula="of:=[.A446]/1000/(60*60*24)" office:value-type="time" office:time-value="PT01H58M23.768S" calcext:value-type="time">
            <text:p>01:5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93.1" calcext:value-type="float">
            <text:p>493.1</text:p>
          </table:table-cell>
          <table:table-cell office:value-type="float" office:value="622.31" calcext:value-type="float">
            <text:p>622.31</text:p>
          </table:table-cell>
        </table:table-row>
        <table:table-row table:style-name="ro1">
          <table:table-cell office:value-type="float" office:value="7119768" calcext:value-type="float">
            <text:p>7119768</text:p>
          </table:table-cell>
          <table:table-cell table:formula="of:=[.A447]/1000/(60*60*24)" office:value-type="time" office:time-value="PT01H58M39.768S" calcext:value-type="time">
            <text:p>01:5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94.19" calcext:value-type="float">
            <text:p>494.19</text:p>
          </table:table-cell>
          <table:table-cell office:value-type="float" office:value="623.66" calcext:value-type="float">
            <text:p>623.66</text:p>
          </table:table-cell>
        </table:table-row>
        <table:table-row table:style-name="ro1">
          <table:table-cell office:value-type="float" office:value="7135768" calcext:value-type="float">
            <text:p>7135768</text:p>
          </table:table-cell>
          <table:table-cell table:formula="of:=[.A448]/1000/(60*60*24)" office:value-type="time" office:time-value="PT01H58M55.768S" calcext:value-type="time">
            <text:p>01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95.28" calcext:value-type="float">
            <text:p>495.2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7151768" calcext:value-type="float">
            <text:p>7151768</text:p>
          </table:table-cell>
          <table:table-cell table:formula="of:=[.A449]/1000/(60*60*24)" office:value-type="time" office:time-value="PT01H59M11.768S" calcext:value-type="time">
            <text:p>01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96.37" calcext:value-type="float">
            <text:p>496.37</text:p>
          </table:table-cell>
          <table:table-cell office:value-type="float" office:value="626.35" calcext:value-type="float">
            <text:p>626.35</text:p>
          </table:table-cell>
        </table:table-row>
        <table:table-row table:style-name="ro1">
          <table:table-cell office:value-type="float" office:value="7167768" calcext:value-type="float">
            <text:p>7167768</text:p>
          </table:table-cell>
          <table:table-cell table:formula="of:=[.A450]/1000/(60*60*24)" office:value-type="time" office:time-value="PT01H59M27.768S" calcext:value-type="time">
            <text:p>01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97.45" calcext:value-type="float">
            <text:p>497.45</text:p>
          </table:table-cell>
          <table:table-cell office:value-type="float" office:value="627.7" calcext:value-type="float">
            <text:p>627.7</text:p>
          </table:table-cell>
        </table:table-row>
        <table:table-row table:style-name="ro1">
          <table:table-cell office:value-type="float" office:value="7183768" calcext:value-type="float">
            <text:p>7183768</text:p>
          </table:table-cell>
          <table:table-cell table:formula="of:=[.A451]/1000/(60*60*24)" office:value-type="time" office:time-value="PT01H59M43.768S" calcext:value-type="time">
            <text:p>01:5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8.54" calcext:value-type="float">
            <text:p>498.54</text:p>
          </table:table-cell>
          <table:table-cell office:value-type="float" office:value="629.05" calcext:value-type="float">
            <text:p>629.05</text:p>
          </table:table-cell>
        </table:table-row>
        <table:table-row table:style-name="ro1">
          <table:table-cell office:value-type="float" office:value="7199768" calcext:value-type="float">
            <text:p>7199768</text:p>
          </table:table-cell>
          <table:table-cell table:formula="of:=[.A452]/1000/(60*60*24)" office:value-type="time" office:time-value="PT01H59M59.768S" calcext:value-type="time">
            <text:p>02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99.63" calcext:value-type="float">
            <text:p>499.63</text:p>
          </table:table-cell>
          <table:table-cell office:value-type="float" office:value="630.39" calcext:value-type="float">
            <text:p>630.39</text:p>
          </table:table-cell>
        </table:table-row>
        <table:table-row table:style-name="ro1">
          <table:table-cell office:value-type="float" office:value="7215768" calcext:value-type="float">
            <text:p>7215768</text:p>
          </table:table-cell>
          <table:table-cell table:formula="of:=[.A453]/1000/(60*60*24)" office:value-type="time" office:time-value="PT02H00M15.768S" calcext:value-type="time">
            <text:p>02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631.74" calcext:value-type="float">
            <text:p>631.74</text:p>
          </table:table-cell>
        </table:table-row>
        <table:table-row table:style-name="ro1">
          <table:table-cell office:value-type="float" office:value="7231768" calcext:value-type="float">
            <text:p>7231768</text:p>
          </table:table-cell>
          <table:table-cell table:formula="of:=[.A454]/1000/(60*60*24)" office:value-type="time" office:time-value="PT02H00M31.768S" calcext:value-type="time">
            <text:p>02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1.81" calcext:value-type="float">
            <text:p>501.81</text:p>
          </table:table-cell>
          <table:table-cell office:value-type="float" office:value="633.09" calcext:value-type="float">
            <text:p>633.09</text:p>
          </table:table-cell>
        </table:table-row>
        <table:table-row table:style-name="ro1">
          <table:table-cell office:value-type="float" office:value="7247768" calcext:value-type="float">
            <text:p>7247768</text:p>
          </table:table-cell>
          <table:table-cell table:formula="of:=[.A455]/1000/(60*60*24)" office:value-type="time" office:time-value="PT02H00M47.768S" calcext:value-type="time">
            <text:p>02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2.9" calcext:value-type="float">
            <text:p>502.9</text:p>
          </table:table-cell>
          <table:table-cell office:value-type="float" office:value="634.43" calcext:value-type="float">
            <text:p>634.43</text:p>
          </table:table-cell>
        </table:table-row>
        <table:table-row table:style-name="ro1">
          <table:table-cell office:value-type="float" office:value="7263768" calcext:value-type="float">
            <text:p>7263768</text:p>
          </table:table-cell>
          <table:table-cell table:formula="of:=[.A456]/1000/(60*60*24)" office:value-type="time" office:time-value="PT02H01M03.768S" calcext:value-type="time">
            <text:p>02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03.99" calcext:value-type="float">
            <text:p>503.99</text:p>
          </table:table-cell>
          <table:table-cell office:value-type="float" office:value="635.78" calcext:value-type="float">
            <text:p>635.78</text:p>
          </table:table-cell>
        </table:table-row>
        <table:table-row table:style-name="ro1">
          <table:table-cell office:value-type="float" office:value="7279768" calcext:value-type="float">
            <text:p>7279768</text:p>
          </table:table-cell>
          <table:table-cell table:formula="of:=[.A457]/1000/(60*60*24)" office:value-type="time" office:time-value="PT02H01M19.768S" calcext:value-type="time">
            <text:p>02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5.08" calcext:value-type="float">
            <text:p>505.08</text:p>
          </table:table-cell>
          <table:table-cell office:value-type="float" office:value="637.13" calcext:value-type="float">
            <text:p>637.13</text:p>
          </table:table-cell>
        </table:table-row>
        <table:table-row table:style-name="ro1">
          <table:table-cell office:value-type="float" office:value="7295768" calcext:value-type="float">
            <text:p>7295768</text:p>
          </table:table-cell>
          <table:table-cell table:formula="of:=[.A458]/1000/(60*60*24)" office:value-type="time" office:time-value="PT02H01M35.768S" calcext:value-type="time">
            <text:p>02:0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6.17" calcext:value-type="float">
            <text:p>506.17</text:p>
          </table:table-cell>
          <table:table-cell office:value-type="float" office:value="638.47" calcext:value-type="float">
            <text:p>638.47</text:p>
          </table:table-cell>
        </table:table-row>
        <table:table-row table:style-name="ro1">
          <table:table-cell office:value-type="float" office:value="7311768" calcext:value-type="float">
            <text:p>7311768</text:p>
          </table:table-cell>
          <table:table-cell table:formula="of:=[.A459]/1000/(60*60*24)" office:value-type="time" office:time-value="PT02H01M51.768S" calcext:value-type="time">
            <text:p>02:0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07.26" calcext:value-type="float">
            <text:p>507.26</text:p>
          </table:table-cell>
          <table:table-cell office:value-type="float" office:value="639.82" calcext:value-type="float">
            <text:p>639.82</text:p>
          </table:table-cell>
        </table:table-row>
        <table:table-row table:style-name="ro1">
          <table:table-cell office:value-type="float" office:value="7327768" calcext:value-type="float">
            <text:p>7327768</text:p>
          </table:table-cell>
          <table:table-cell table:formula="of:=[.A460]/1000/(60*60*24)" office:value-type="time" office:time-value="PT02H02M07.768S" calcext:value-type="time">
            <text:p>02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8.35" calcext:value-type="float">
            <text:p>508.35</text:p>
          </table:table-cell>
          <table:table-cell office:value-type="float" office:value="641.17" calcext:value-type="float">
            <text:p>641.17</text:p>
          </table:table-cell>
        </table:table-row>
        <table:table-row table:style-name="ro1">
          <table:table-cell office:value-type="float" office:value="7343768" calcext:value-type="float">
            <text:p>7343768</text:p>
          </table:table-cell>
          <table:table-cell table:formula="of:=[.A461]/1000/(60*60*24)" office:value-type="time" office:time-value="PT02H02M23.768S" calcext:value-type="time">
            <text:p>02:0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9.44" calcext:value-type="float">
            <text:p>509.44</text:p>
          </table:table-cell>
          <table:table-cell office:value-type="float" office:value="642.51" calcext:value-type="float">
            <text:p>642.51</text:p>
          </table:table-cell>
        </table:table-row>
        <table:table-row table:style-name="ro1">
          <table:table-cell office:value-type="float" office:value="7359768" calcext:value-type="float">
            <text:p>7359768</text:p>
          </table:table-cell>
          <table:table-cell table:formula="of:=[.A462]/1000/(60*60*24)" office:value-type="time" office:time-value="PT02H02M39.768S" calcext:value-type="time">
            <text:p>02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10.53" calcext:value-type="float">
            <text:p>510.53</text:p>
          </table:table-cell>
          <table:table-cell office:value-type="float" office:value="643.86" calcext:value-type="float">
            <text:p>643.86</text:p>
          </table:table-cell>
        </table:table-row>
        <table:table-row table:style-name="ro1">
          <table:table-cell office:value-type="float" office:value="7375768" calcext:value-type="float">
            <text:p>7375768</text:p>
          </table:table-cell>
          <table:table-cell table:formula="of:=[.A463]/1000/(60*60*24)" office:value-type="time" office:time-value="PT02H02M55.768S" calcext:value-type="time">
            <text:p>02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11.61" calcext:value-type="float">
            <text:p>511.61</text:p>
          </table:table-cell>
          <table:table-cell office:value-type="float" office:value="645.21" calcext:value-type="float">
            <text:p>645.21</text:p>
          </table:table-cell>
        </table:table-row>
        <table:table-row table:style-name="ro1">
          <table:table-cell office:value-type="float" office:value="7391768" calcext:value-type="float">
            <text:p>7391768</text:p>
          </table:table-cell>
          <table:table-cell table:formula="of:=[.A464]/1000/(60*60*24)" office:value-type="time" office:time-value="PT02H03M11.768S" calcext:value-type="time">
            <text:p>02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2.7" calcext:value-type="float">
            <text:p>512.7</text:p>
          </table:table-cell>
          <table:table-cell office:value-type="float" office:value="646.55" calcext:value-type="float">
            <text:p>646.55</text:p>
          </table:table-cell>
        </table:table-row>
        <table:table-row table:style-name="ro1">
          <table:table-cell office:value-type="float" office:value="7407768" calcext:value-type="float">
            <text:p>7407768</text:p>
          </table:table-cell>
          <table:table-cell table:formula="of:=[.A465]/1000/(60*60*24)" office:value-type="time" office:time-value="PT02H03M27.768S" calcext:value-type="time">
            <text:p>02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3.79" calcext:value-type="float">
            <text:p>513.79</text:p>
          </table:table-cell>
          <table:table-cell office:value-type="float" office:value="647.9" calcext:value-type="float">
            <text:p>647.9</text:p>
          </table:table-cell>
        </table:table-row>
        <table:table-row table:style-name="ro1">
          <table:table-cell office:value-type="float" office:value="7423768" calcext:value-type="float">
            <text:p>7423768</text:p>
          </table:table-cell>
          <table:table-cell table:formula="of:=[.A466]/1000/(60*60*24)" office:value-type="time" office:time-value="PT02H03M43.768S" calcext:value-type="time">
            <text:p>02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4.88" calcext:value-type="float">
            <text:p>514.88</text:p>
          </table:table-cell>
          <table:table-cell office:value-type="float" office:value="649.25" calcext:value-type="float">
            <text:p>649.25</text:p>
          </table:table-cell>
        </table:table-row>
        <table:table-row table:style-name="ro1">
          <table:table-cell office:value-type="float" office:value="7439768" calcext:value-type="float">
            <text:p>7439768</text:p>
          </table:table-cell>
          <table:table-cell table:formula="of:=[.A467]/1000/(60*60*24)" office:value-type="time" office:time-value="PT02H03M59.768S" calcext:value-type="time">
            <text:p>02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15.97" calcext:value-type="float">
            <text:p>515.97</text:p>
          </table:table-cell>
          <table:table-cell office:value-type="float" office:value="650.59" calcext:value-type="float">
            <text:p>650.59</text:p>
          </table:table-cell>
        </table:table-row>
        <table:table-row table:style-name="ro1">
          <table:table-cell office:value-type="float" office:value="7455768" calcext:value-type="float">
            <text:p>7455768</text:p>
          </table:table-cell>
          <table:table-cell table:formula="of:=[.A468]/1000/(60*60*24)" office:value-type="time" office:time-value="PT02H04M15.768S" calcext:value-type="time">
            <text:p>02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7.06" calcext:value-type="float">
            <text:p>517.06</text:p>
          </table:table-cell>
          <table:table-cell office:value-type="float" office:value="651.94" calcext:value-type="float">
            <text:p>651.94</text:p>
          </table:table-cell>
        </table:table-row>
        <table:table-row table:style-name="ro1">
          <table:table-cell office:value-type="float" office:value="7471768" calcext:value-type="float">
            <text:p>7471768</text:p>
          </table:table-cell>
          <table:table-cell table:formula="of:=[.A469]/1000/(60*60*24)" office:value-type="time" office:time-value="PT02H04M31.768S" calcext:value-type="time">
            <text:p>02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18.15" calcext:value-type="float">
            <text:p>518.15</text:p>
          </table:table-cell>
          <table:table-cell office:value-type="float" office:value="653.29" calcext:value-type="float">
            <text:p>653.29</text:p>
          </table:table-cell>
        </table:table-row>
        <table:table-row table:style-name="ro1">
          <table:table-cell office:value-type="float" office:value="7487768" calcext:value-type="float">
            <text:p>7487768</text:p>
          </table:table-cell>
          <table:table-cell table:formula="of:=[.A470]/1000/(60*60*24)" office:value-type="time" office:time-value="PT02H04M47.768S" calcext:value-type="time">
            <text:p>02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19.24" calcext:value-type="float">
            <text:p>519.24</text:p>
          </table:table-cell>
          <table:table-cell office:value-type="float" office:value="654.63" calcext:value-type="float">
            <text:p>654.63</text:p>
          </table:table-cell>
        </table:table-row>
        <table:table-row table:style-name="ro1">
          <table:table-cell office:value-type="float" office:value="7503768" calcext:value-type="float">
            <text:p>7503768</text:p>
          </table:table-cell>
          <table:table-cell table:formula="of:=[.A471]/1000/(60*60*24)" office:value-type="time" office:time-value="PT02H05M03.768S" calcext:value-type="time">
            <text:p>02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0.33" calcext:value-type="float">
            <text:p>520.33</text:p>
          </table:table-cell>
          <table:table-cell office:value-type="float" office:value="655.98" calcext:value-type="float">
            <text:p>655.98</text:p>
          </table:table-cell>
        </table:table-row>
        <table:table-row table:style-name="ro1">
          <table:table-cell office:value-type="float" office:value="7519768" calcext:value-type="float">
            <text:p>7519768</text:p>
          </table:table-cell>
          <table:table-cell table:formula="of:=[.A472]/1000/(60*60*24)" office:value-type="time" office:time-value="PT02H05M19.768S" calcext:value-type="time">
            <text:p>02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1.41" calcext:value-type="float">
            <text:p>521.41</text:p>
          </table:table-cell>
          <table:table-cell office:value-type="float" office:value="657.33" calcext:value-type="float">
            <text:p>657.33</text:p>
          </table:table-cell>
        </table:table-row>
        <table:table-row table:style-name="ro1">
          <table:table-cell office:value-type="float" office:value="7535768" calcext:value-type="float">
            <text:p>7535768</text:p>
          </table:table-cell>
          <table:table-cell table:formula="of:=[.A473]/1000/(60*60*24)" office:value-type="time" office:time-value="PT02H05M35.768S" calcext:value-type="time">
            <text:p>02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22.5" calcext:value-type="float">
            <text:p>522.5</text:p>
          </table:table-cell>
          <table:table-cell office:value-type="float" office:value="658.67" calcext:value-type="float">
            <text:p>658.67</text:p>
          </table:table-cell>
        </table:table-row>
        <table:table-row table:style-name="ro1">
          <table:table-cell office:value-type="float" office:value="7551768" calcext:value-type="float">
            <text:p>7551768</text:p>
          </table:table-cell>
          <table:table-cell table:formula="of:=[.A474]/1000/(60*60*24)" office:value-type="time" office:time-value="PT02H05M51.768S" calcext:value-type="time">
            <text:p>02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23.59" calcext:value-type="float">
            <text:p>523.59</text:p>
          </table:table-cell>
          <table:table-cell office:value-type="float" office:value="660.02" calcext:value-type="float">
            <text:p>660.02</text:p>
          </table:table-cell>
        </table:table-row>
        <table:table-row table:style-name="ro1">
          <table:table-cell office:value-type="float" office:value="7567768" calcext:value-type="float">
            <text:p>7567768</text:p>
          </table:table-cell>
          <table:table-cell table:formula="of:=[.A475]/1000/(60*60*24)" office:value-type="time" office:time-value="PT02H06M07.768S" calcext:value-type="time">
            <text:p>02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24.68" calcext:value-type="float">
            <text:p>524.68</text:p>
          </table:table-cell>
          <table:table-cell office:value-type="float" office:value="661.37" calcext:value-type="float">
            <text:p>661.37</text:p>
          </table:table-cell>
        </table:table-row>
        <table:table-row table:style-name="ro1">
          <table:table-cell office:value-type="float" office:value="7583768" calcext:value-type="float">
            <text:p>7583768</text:p>
          </table:table-cell>
          <table:table-cell table:formula="of:=[.A476]/1000/(60*60*24)" office:value-type="time" office:time-value="PT02H06M23.768S" calcext:value-type="time">
            <text:p>02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5.77" calcext:value-type="float">
            <text:p>525.77</text:p>
          </table:table-cell>
          <table:table-cell office:value-type="float" office:value="662.71" calcext:value-type="float">
            <text:p>662.71</text:p>
          </table:table-cell>
        </table:table-row>
        <table:table-row table:style-name="ro1">
          <table:table-cell office:value-type="float" office:value="7599768" calcext:value-type="float">
            <text:p>7599768</text:p>
          </table:table-cell>
          <table:table-cell table:formula="of:=[.A477]/1000/(60*60*24)" office:value-type="time" office:time-value="PT02H06M39.768S" calcext:value-type="time">
            <text:p>02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664.06" calcext:value-type="float">
            <text:p>664.06</text:p>
          </table:table-cell>
        </table:table-row>
        <table:table-row table:style-name="ro1">
          <table:table-cell office:value-type="float" office:value="7615768" calcext:value-type="float">
            <text:p>7615768</text:p>
          </table:table-cell>
          <table:table-cell table:formula="of:=[.A478]/1000/(60*60*24)" office:value-type="time" office:time-value="PT02H06M55.768S" calcext:value-type="time">
            <text:p>02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7.95" calcext:value-type="float">
            <text:p>527.95</text:p>
          </table:table-cell>
          <table:table-cell office:value-type="float" office:value="665.4" calcext:value-type="float">
            <text:p>665.4</text:p>
          </table:table-cell>
        </table:table-row>
        <table:table-row table:style-name="ro1">
          <table:table-cell office:value-type="float" office:value="7631768" calcext:value-type="float">
            <text:p>7631768</text:p>
          </table:table-cell>
          <table:table-cell table:formula="of:=[.A479]/1000/(60*60*24)" office:value-type="time" office:time-value="PT02H07M11.768S" calcext:value-type="time">
            <text:p>02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29.04" calcext:value-type="float">
            <text:p>529.04</text:p>
          </table:table-cell>
          <table:table-cell office:value-type="float" office:value="666.75" calcext:value-type="float">
            <text:p>666.75</text:p>
          </table:table-cell>
        </table:table-row>
        <table:table-row table:style-name="ro1">
          <table:table-cell office:value-type="float" office:value="7647768" calcext:value-type="float">
            <text:p>7647768</text:p>
          </table:table-cell>
          <table:table-cell table:formula="of:=[.A480]/1000/(60*60*24)" office:value-type="time" office:time-value="PT02H07M27.768S" calcext:value-type="time">
            <text:p>02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0.13" calcext:value-type="float">
            <text:p>530.13</text:p>
          </table:table-cell>
          <table:table-cell office:value-type="float" office:value="668.09" calcext:value-type="float">
            <text:p>668.09</text:p>
          </table:table-cell>
        </table:table-row>
        <table:table-row table:style-name="ro1">
          <table:table-cell office:value-type="float" office:value="7663768" calcext:value-type="float">
            <text:p>7663768</text:p>
          </table:table-cell>
          <table:table-cell table:formula="of:=[.A481]/1000/(60*60*24)" office:value-type="time" office:time-value="PT02H07M43.768S" calcext:value-type="time">
            <text:p>02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1.21" calcext:value-type="float">
            <text:p>531.21</text:p>
          </table:table-cell>
          <table:table-cell office:value-type="float" office:value="669.44" calcext:value-type="float">
            <text:p>669.44</text:p>
          </table:table-cell>
        </table:table-row>
        <table:table-row table:style-name="ro1">
          <table:table-cell office:value-type="float" office:value="7679768" calcext:value-type="float">
            <text:p>7679768</text:p>
          </table:table-cell>
          <table:table-cell table:formula="of:=[.A482]/1000/(60*60*24)" office:value-type="time" office:time-value="PT02H07M59.768S" calcext:value-type="time">
            <text:p>02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2.3" calcext:value-type="float">
            <text:p>532.3</text:p>
          </table:table-cell>
          <table:table-cell office:value-type="float" office:value="670.79" calcext:value-type="float">
            <text:p>670.79</text:p>
          </table:table-cell>
        </table:table-row>
        <table:table-row table:style-name="ro1">
          <table:table-cell office:value-type="float" office:value="7695768" calcext:value-type="float">
            <text:p>7695768</text:p>
          </table:table-cell>
          <table:table-cell table:formula="of:=[.A483]/1000/(60*60*24)" office:value-type="time" office:time-value="PT02H08M15.768S" calcext:value-type="time">
            <text:p>02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3.39" calcext:value-type="float">
            <text:p>533.39</text:p>
          </table:table-cell>
          <table:table-cell office:value-type="float" office:value="672.13" calcext:value-type="float">
            <text:p>672.13</text:p>
          </table:table-cell>
        </table:table-row>
        <table:table-row table:style-name="ro1">
          <table:table-cell office:value-type="float" office:value="7711768" calcext:value-type="float">
            <text:p>7711768</text:p>
          </table:table-cell>
          <table:table-cell table:formula="of:=[.A484]/1000/(60*60*24)" office:value-type="time" office:time-value="PT02H08M31.768S" calcext:value-type="time">
            <text:p>02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4.48" calcext:value-type="float">
            <text:p>534.48</text:p>
          </table:table-cell>
          <table:table-cell office:value-type="float" office:value="673.48" calcext:value-type="float">
            <text:p>673.48</text:p>
          </table:table-cell>
        </table:table-row>
        <table:table-row table:style-name="ro1">
          <table:table-cell office:value-type="float" office:value="7727768" calcext:value-type="float">
            <text:p>7727768</text:p>
          </table:table-cell>
          <table:table-cell table:formula="of:=[.A485]/1000/(60*60*24)" office:value-type="time" office:time-value="PT02H08M47.768S" calcext:value-type="time">
            <text:p>02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35.57" calcext:value-type="float">
            <text:p>535.57</text:p>
          </table:table-cell>
          <table:table-cell office:value-type="float" office:value="674.82" calcext:value-type="float">
            <text:p>674.82</text:p>
          </table:table-cell>
        </table:table-row>
        <table:table-row table:style-name="ro1">
          <table:table-cell office:value-type="float" office:value="7743768" calcext:value-type="float">
            <text:p>7743768</text:p>
          </table:table-cell>
          <table:table-cell table:formula="of:=[.A486]/1000/(60*60*24)" office:value-type="time" office:time-value="PT02H09M03.768S" calcext:value-type="time">
            <text:p>02:0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6.66" calcext:value-type="float">
            <text:p>536.66</text:p>
          </table:table-cell>
          <table:table-cell office:value-type="float" office:value="676.17" calcext:value-type="float">
            <text:p>676.17</text:p>
          </table:table-cell>
        </table:table-row>
        <table:table-row table:style-name="ro1">
          <table:table-cell office:value-type="float" office:value="7759768" calcext:value-type="float">
            <text:p>7759768</text:p>
          </table:table-cell>
          <table:table-cell table:formula="of:=[.A487]/1000/(60*60*24)" office:value-type="time" office:time-value="PT02H09M19.768S" calcext:value-type="time">
            <text:p>02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7.75" calcext:value-type="float">
            <text:p>537.75</text:p>
          </table:table-cell>
          <table:table-cell office:value-type="float" office:value="677.51" calcext:value-type="float">
            <text:p>677.51</text:p>
          </table:table-cell>
        </table:table-row>
        <table:table-row table:style-name="ro1">
          <table:table-cell office:value-type="float" office:value="7775768" calcext:value-type="float">
            <text:p>7775768</text:p>
          </table:table-cell>
          <table:table-cell table:formula="of:=[.A488]/1000/(60*60*24)" office:value-type="time" office:time-value="PT02H09M35.768S" calcext:value-type="time">
            <text:p>02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8.84" calcext:value-type="float">
            <text:p>538.84</text:p>
          </table:table-cell>
          <table:table-cell office:value-type="float" office:value="678.86" calcext:value-type="float">
            <text:p>678.86</text:p>
          </table:table-cell>
        </table:table-row>
        <table:table-row table:style-name="ro1">
          <table:table-cell office:value-type="float" office:value="7791768" calcext:value-type="float">
            <text:p>7791768</text:p>
          </table:table-cell>
          <table:table-cell table:formula="of:=[.A489]/1000/(60*60*24)" office:value-type="time" office:time-value="PT02H09M51.768S" calcext:value-type="time">
            <text:p>02:0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9.92" calcext:value-type="float">
            <text:p>539.92</text:p>
          </table:table-cell>
          <table:table-cell office:value-type="float" office:value="680.21" calcext:value-type="float">
            <text:p>680.21</text:p>
          </table:table-cell>
        </table:table-row>
        <table:table-row table:style-name="ro1">
          <table:table-cell office:value-type="float" office:value="7807768" calcext:value-type="float">
            <text:p>7807768</text:p>
          </table:table-cell>
          <table:table-cell table:formula="of:=[.A490]/1000/(60*60*24)" office:value-type="time" office:time-value="PT02H10M07.768S" calcext:value-type="time">
            <text:p>02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41.01" calcext:value-type="float">
            <text:p>541.01</text:p>
          </table:table-cell>
          <table:table-cell office:value-type="float" office:value="681.55" calcext:value-type="float">
            <text:p>681.55</text:p>
          </table:table-cell>
        </table:table-row>
        <table:table-row table:style-name="ro1">
          <table:table-cell office:value-type="float" office:value="7823768" calcext:value-type="float">
            <text:p>7823768</text:p>
          </table:table-cell>
          <table:table-cell table:formula="of:=[.A491]/1000/(60*60*24)" office:value-type="time" office:time-value="PT02H10M23.768S" calcext:value-type="time">
            <text:p>02:1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2.1" calcext:value-type="float">
            <text:p>542.1</text:p>
          </table:table-cell>
          <table:table-cell office:value-type="float" office:value="682.9" calcext:value-type="float">
            <text:p>682.9</text:p>
          </table:table-cell>
        </table:table-row>
        <table:table-row table:style-name="ro1">
          <table:table-cell office:value-type="float" office:value="7839768" calcext:value-type="float">
            <text:p>7839768</text:p>
          </table:table-cell>
          <table:table-cell table:formula="of:=[.A492]/1000/(60*60*24)" office:value-type="time" office:time-value="PT02H10M39.768S" calcext:value-type="time">
            <text:p>02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43.19" calcext:value-type="float">
            <text:p>543.19</text:p>
          </table:table-cell>
          <table:table-cell office:value-type="float" office:value="684.24" calcext:value-type="float">
            <text:p>684.24</text:p>
          </table:table-cell>
        </table:table-row>
        <table:table-row table:style-name="ro1">
          <table:table-cell office:value-type="float" office:value="7855768" calcext:value-type="float">
            <text:p>7855768</text:p>
          </table:table-cell>
          <table:table-cell table:formula="of:=[.A493]/1000/(60*60*24)" office:value-type="time" office:time-value="PT02H10M55.768S" calcext:value-type="time">
            <text:p>02:1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44.28" calcext:value-type="float">
            <text:p>544.28</text:p>
          </table:table-cell>
          <table:table-cell office:value-type="float" office:value="685.59" calcext:value-type="float">
            <text:p>685.59</text:p>
          </table:table-cell>
        </table:table-row>
        <table:table-row table:style-name="ro1">
          <table:table-cell office:value-type="float" office:value="7871768" calcext:value-type="float">
            <text:p>7871768</text:p>
          </table:table-cell>
          <table:table-cell table:formula="of:=[.A494]/1000/(60*60*24)" office:value-type="time" office:time-value="PT02H11M11.768S" calcext:value-type="time">
            <text:p>02:1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45.37" calcext:value-type="float">
            <text:p>545.37</text:p>
          </table:table-cell>
          <table:table-cell office:value-type="float" office:value="686.93" calcext:value-type="float">
            <text:p>686.93</text:p>
          </table:table-cell>
        </table:table-row>
        <table:table-row table:style-name="ro1">
          <table:table-cell office:value-type="float" office:value="7887768" calcext:value-type="float">
            <text:p>7887768</text:p>
          </table:table-cell>
          <table:table-cell table:formula="of:=[.A495]/1000/(60*60*24)" office:value-type="time" office:time-value="PT02H11M27.768S" calcext:value-type="time">
            <text:p>02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46.46" calcext:value-type="float">
            <text:p>546.46</text:p>
          </table:table-cell>
          <table:table-cell office:value-type="float" office:value="688.28" calcext:value-type="float">
            <text:p>688.28</text:p>
          </table:table-cell>
        </table:table-row>
        <table:table-row table:style-name="ro1">
          <table:table-cell office:value-type="float" office:value="7903768" calcext:value-type="float">
            <text:p>7903768</text:p>
          </table:table-cell>
          <table:table-cell table:formula="of:=[.A496]/1000/(60*60*24)" office:value-type="time" office:time-value="PT02H11M43.768S" calcext:value-type="time">
            <text:p>02:1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47.54" calcext:value-type="float">
            <text:p>547.54</text:p>
          </table:table-cell>
          <table:table-cell office:value-type="float" office:value="689.62" calcext:value-type="float">
            <text:p>689.62</text:p>
          </table:table-cell>
        </table:table-row>
        <table:table-row table:style-name="ro1">
          <table:table-cell office:value-type="float" office:value="7919768" calcext:value-type="float">
            <text:p>7919768</text:p>
          </table:table-cell>
          <table:table-cell table:formula="of:=[.A497]/1000/(60*60*24)" office:value-type="time" office:time-value="PT02H11M59.768S" calcext:value-type="time">
            <text:p>02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48.63" calcext:value-type="float">
            <text:p>548.63</text:p>
          </table:table-cell>
          <table:table-cell office:value-type="float" office:value="690.97" calcext:value-type="float">
            <text:p>690.97</text:p>
          </table:table-cell>
        </table:table-row>
        <table:table-row table:style-name="ro1">
          <table:table-cell office:value-type="float" office:value="7935768" calcext:value-type="float">
            <text:p>7935768</text:p>
          </table:table-cell>
          <table:table-cell table:formula="of:=[.A498]/1000/(60*60*24)" office:value-type="time" office:time-value="PT02H12M15.768S" calcext:value-type="time">
            <text:p>02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49.72" calcext:value-type="float">
            <text:p>549.72</text:p>
          </table:table-cell>
          <table:table-cell office:value-type="float" office:value="692.31" calcext:value-type="float">
            <text:p>692.31</text:p>
          </table:table-cell>
        </table:table-row>
        <table:table-row table:style-name="ro1">
          <table:table-cell office:value-type="float" office:value="7951768" calcext:value-type="float">
            <text:p>7951768</text:p>
          </table:table-cell>
          <table:table-cell table:formula="of:=[.A499]/1000/(60*60*24)" office:value-type="time" office:time-value="PT02H12M31.768S" calcext:value-type="time">
            <text:p>02:1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0.81" calcext:value-type="float">
            <text:p>550.81</text:p>
          </table:table-cell>
          <table:table-cell office:value-type="float" office:value="693.66" calcext:value-type="float">
            <text:p>693.66</text:p>
          </table:table-cell>
        </table:table-row>
        <table:table-row table:style-name="ro1">
          <table:table-cell office:value-type="float" office:value="7967768" calcext:value-type="float">
            <text:p>7967768</text:p>
          </table:table-cell>
          <table:table-cell table:formula="of:=[.A500]/1000/(60*60*24)" office:value-type="time" office:time-value="PT02H12M47.768S" calcext:value-type="time">
            <text:p>02:1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1.9" calcext:value-type="float">
            <text:p>551.9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7983768" calcext:value-type="float">
            <text:p>7983768</text:p>
          </table:table-cell>
          <table:table-cell table:formula="of:=[.A501]/1000/(60*60*24)" office:value-type="time" office:time-value="PT02H13M03.768S" calcext:value-type="time">
            <text:p>02:13:04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2.98" calcext:value-type="float">
            <text:p>552.98</text:p>
          </table:table-cell>
          <table:table-cell office:value-type="float" office:value="696.34" calcext:value-type="float">
            <text:p>696.34</text:p>
          </table:table-cell>
        </table:table-row>
        <table:table-row table:style-name="ro1">
          <table:table-cell office:value-type="float" office:value="7999768" calcext:value-type="float">
            <text:p>7999768</text:p>
          </table:table-cell>
          <table:table-cell table:formula="of:=[.A502]/1000/(60*60*24)" office:value-type="time" office:time-value="PT02H13M19.768S" calcext:value-type="time">
            <text:p>02:1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4.07" calcext:value-type="float">
            <text:p>554.07</text:p>
          </table:table-cell>
          <table:table-cell office:value-type="float" office:value="697.69" calcext:value-type="float">
            <text:p>697.69</text:p>
          </table:table-cell>
        </table:table-row>
        <table:table-row table:style-name="ro1">
          <table:table-cell office:value-type="float" office:value="8015768" calcext:value-type="float">
            <text:p>8015768</text:p>
          </table:table-cell>
          <table:table-cell table:formula="of:=[.A503]/1000/(60*60*24)" office:value-type="time" office:time-value="PT02H13M35.768S" calcext:value-type="time">
            <text:p>02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55.16" calcext:value-type="float">
            <text:p>555.16</text:p>
          </table:table-cell>
          <table:table-cell office:value-type="float" office:value="699.03" calcext:value-type="float">
            <text:p>699.03</text:p>
          </table:table-cell>
        </table:table-row>
        <table:table-row table:style-name="ro1">
          <table:table-cell office:value-type="float" office:value="8031768" calcext:value-type="float">
            <text:p>8031768</text:p>
          </table:table-cell>
          <table:table-cell table:formula="of:=[.A504]/1000/(60*60*24)" office:value-type="time" office:time-value="PT02H13M51.768S" calcext:value-type="time">
            <text:p>02:13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6.25" calcext:value-type="float">
            <text:p>556.25</text:p>
          </table:table-cell>
          <table:table-cell office:value-type="float" office:value="700.38" calcext:value-type="float">
            <text:p>700.38</text:p>
          </table:table-cell>
        </table:table-row>
        <table:table-row table:style-name="ro1">
          <table:table-cell office:value-type="float" office:value="8047768" calcext:value-type="float">
            <text:p>8047768</text:p>
          </table:table-cell>
          <table:table-cell table:formula="of:=[.A505]/1000/(60*60*24)" office:value-type="time" office:time-value="PT02H14M07.768S" calcext:value-type="time">
            <text:p>02:1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7.34" calcext:value-type="float">
            <text:p>557.34</text:p>
          </table:table-cell>
          <table:table-cell office:value-type="float" office:value="701.72" calcext:value-type="float">
            <text:p>701.72</text:p>
          </table:table-cell>
        </table:table-row>
        <table:table-row table:style-name="ro1">
          <table:table-cell office:value-type="float" office:value="8063768" calcext:value-type="float">
            <text:p>8063768</text:p>
          </table:table-cell>
          <table:table-cell table:formula="of:=[.A506]/1000/(60*60*24)" office:value-type="time" office:time-value="PT02H14M23.768S" calcext:value-type="time">
            <text:p>02:14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8.42" calcext:value-type="float">
            <text:p>558.42</text:p>
          </table:table-cell>
          <table:table-cell office:value-type="float" office:value="703.07" calcext:value-type="float">
            <text:p>703.07</text:p>
          </table:table-cell>
        </table:table-row>
        <table:table-row table:style-name="ro1">
          <table:table-cell office:value-type="float" office:value="8079767" calcext:value-type="float">
            <text:p>8079767</text:p>
          </table:table-cell>
          <table:table-cell table:formula="of:=[.A507]/1000/(60*60*24)" office:value-type="time" office:time-value="PT02H14M39.767S" calcext:value-type="time">
            <text:p>02:14:40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9.51" calcext:value-type="float">
            <text:p>559.51</text:p>
          </table:table-cell>
          <table:table-cell office:value-type="float" office:value="704.41" calcext:value-type="float">
            <text:p>704.41</text:p>
          </table:table-cell>
        </table:table-row>
        <table:table-row table:style-name="ro1">
          <table:table-cell office:value-type="float" office:value="8095767" calcext:value-type="float">
            <text:p>8095767</text:p>
          </table:table-cell>
          <table:table-cell table:formula="of:=[.A508]/1000/(60*60*24)" office:value-type="time" office:time-value="PT02H14M55.767S" calcext:value-type="time">
            <text:p>02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60.6" calcext:value-type="float">
            <text:p>560.6</text:p>
          </table:table-cell>
          <table:table-cell office:value-type="float" office:value="705.75" calcext:value-type="float">
            <text:p>705.75</text:p>
          </table:table-cell>
        </table:table-row>
        <table:table-row table:style-name="ro1">
          <table:table-cell office:value-type="float" office:value="8111768" calcext:value-type="float">
            <text:p>8111768</text:p>
          </table:table-cell>
          <table:table-cell table:formula="of:=[.A509]/1000/(60*60*24)" office:value-type="time" office:time-value="PT02H15M11.768S" calcext:value-type="time">
            <text:p>02:1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61.69" calcext:value-type="float">
            <text:p>561.69</text:p>
          </table:table-cell>
          <table:table-cell office:value-type="float" office:value="707.1" calcext:value-type="float">
            <text:p>707.1</text:p>
          </table:table-cell>
        </table:table-row>
        <table:table-row table:style-name="ro1">
          <table:table-cell office:value-type="float" office:value="8127768" calcext:value-type="float">
            <text:p>8127768</text:p>
          </table:table-cell>
          <table:table-cell table:formula="of:=[.A510]/1000/(60*60*24)" office:value-type="time" office:time-value="PT02H15M27.768S" calcext:value-type="time">
            <text:p>02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62.77" calcext:value-type="float">
            <text:p>562.77</text:p>
          </table:table-cell>
          <table:table-cell office:value-type="float" office:value="708.44" calcext:value-type="float">
            <text:p>708.44</text:p>
          </table:table-cell>
        </table:table-row>
        <table:table-row table:style-name="ro1">
          <table:table-cell office:value-type="float" office:value="8143768" calcext:value-type="float">
            <text:p>8143768</text:p>
          </table:table-cell>
          <table:table-cell table:formula="of:=[.A511]/1000/(60*60*24)" office:value-type="time" office:time-value="PT02H15M43.768S" calcext:value-type="time">
            <text:p>02:1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63.86" calcext:value-type="float">
            <text:p>563.86</text:p>
          </table:table-cell>
          <table:table-cell office:value-type="float" office:value="709.79" calcext:value-type="float">
            <text:p>709.79</text:p>
          </table:table-cell>
        </table:table-row>
        <table:table-row table:style-name="ro1">
          <table:table-cell office:value-type="float" office:value="8159768" calcext:value-type="float">
            <text:p>8159768</text:p>
          </table:table-cell>
          <table:table-cell table:formula="of:=[.A512]/1000/(60*60*24)" office:value-type="time" office:time-value="PT02H15M59.768S" calcext:value-type="time">
            <text:p>02:1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64.95" calcext:value-type="float">
            <text:p>564.95</text:p>
          </table:table-cell>
          <table:table-cell office:value-type="float" office:value="711.13" calcext:value-type="float">
            <text:p>711.13</text:p>
          </table:table-cell>
        </table:table-row>
        <table:table-row table:style-name="ro1">
          <table:table-cell office:value-type="float" office:value="8175768" calcext:value-type="float">
            <text:p>8175768</text:p>
          </table:table-cell>
          <table:table-cell table:formula="of:=[.A513]/1000/(60*60*24)" office:value-type="time" office:time-value="PT02H16M15.768S" calcext:value-type="time">
            <text:p>02:1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566.04" calcext:value-type="float">
            <text:p>566.04</text:p>
          </table:table-cell>
          <table:table-cell office:value-type="float" office:value="712.47" calcext:value-type="float">
            <text:p>712.47</text:p>
          </table:table-cell>
        </table:table-row>
        <table:table-row table:style-name="ro1">
          <table:table-cell office:value-type="float" office:value="8191768" calcext:value-type="float">
            <text:p>8191768</text:p>
          </table:table-cell>
          <table:table-cell table:formula="of:=[.A514]/1000/(60*60*24)" office:value-type="time" office:time-value="PT02H16M31.768S" calcext:value-type="time">
            <text:p>02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567.13" calcext:value-type="float">
            <text:p>567.13</text:p>
          </table:table-cell>
          <table:table-cell office:value-type="float" office:value="713.82" calcext:value-type="float">
            <text:p>713.82</text:p>
          </table:table-cell>
        </table:table-row>
        <table:table-row table:style-name="ro1">
          <table:table-cell office:value-type="float" office:value="8207768" calcext:value-type="float">
            <text:p>8207768</text:p>
          </table:table-cell>
          <table:table-cell table:formula="of:=[.A515]/1000/(60*60*24)" office:value-type="time" office:time-value="PT02H16M47.768S" calcext:value-type="time">
            <text:p>02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568.21" calcext:value-type="float">
            <text:p>568.21</text:p>
          </table:table-cell>
          <table:table-cell office:value-type="float" office:value="715.16" calcext:value-type="float">
            <text:p>715.16</text:p>
          </table:table-cell>
        </table:table-row>
        <table:table-row table:style-name="ro1">
          <table:table-cell office:value-type="float" office:value="8223768" calcext:value-type="float">
            <text:p>8223768</text:p>
          </table:table-cell>
          <table:table-cell table:formula="of:=[.A516]/1000/(60*60*24)" office:value-type="time" office:time-value="PT02H17M03.768S" calcext:value-type="time">
            <text:p>02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569.3" calcext:value-type="float">
            <text:p>569.3</text:p>
          </table:table-cell>
          <table:table-cell office:value-type="float" office:value="716.5" calcext:value-type="float">
            <text:p>716.5</text:p>
          </table:table-cell>
        </table:table-row>
        <table:table-row table:style-name="ro1">
          <table:table-cell office:value-type="float" office:value="8239768" calcext:value-type="float">
            <text:p>8239768</text:p>
          </table:table-cell>
          <table:table-cell table:formula="of:=[.A517]/1000/(60*60*24)" office:value-type="time" office:time-value="PT02H17M19.768S" calcext:value-type="time">
            <text:p>02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570.39" calcext:value-type="float">
            <text:p>570.39</text:p>
          </table:table-cell>
          <table:table-cell office:value-type="float" office:value="717.85" calcext:value-type="float">
            <text:p>717.85</text:p>
          </table:table-cell>
        </table:table-row>
        <table:table-row table:style-name="ro1">
          <table:table-cell office:value-type="float" office:value="8255768" calcext:value-type="float">
            <text:p>8255768</text:p>
          </table:table-cell>
          <table:table-cell table:formula="of:=[.A518]/1000/(60*60*24)" office:value-type="time" office:time-value="PT02H17M35.768S" calcext:value-type="time">
            <text:p>02:1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71.48" calcext:value-type="float">
            <text:p>571.48</text:p>
          </table:table-cell>
          <table:table-cell office:value-type="float" office:value="719.19" calcext:value-type="float">
            <text:p>719.19</text:p>
          </table:table-cell>
        </table:table-row>
        <table:table-row table:style-name="ro1">
          <table:table-cell office:value-type="float" office:value="8271768" calcext:value-type="float">
            <text:p>8271768</text:p>
          </table:table-cell>
          <table:table-cell table:formula="of:=[.A519]/1000/(60*60*24)" office:value-type="time" office:time-value="PT02H17M51.768S" calcext:value-type="time">
            <text:p>02:1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72.57" calcext:value-type="float">
            <text:p>572.57</text:p>
          </table:table-cell>
          <table:table-cell office:value-type="float" office:value="720.53" calcext:value-type="float">
            <text:p>720.53</text:p>
          </table:table-cell>
        </table:table-row>
        <table:table-row table:style-name="ro1">
          <table:table-cell office:value-type="float" office:value="8287768" calcext:value-type="float">
            <text:p>8287768</text:p>
          </table:table-cell>
          <table:table-cell table:formula="of:=[.A520]/1000/(60*60*24)" office:value-type="time" office:time-value="PT02H18M07.768S" calcext:value-type="time">
            <text:p>02:1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73.65" calcext:value-type="float">
            <text:p>573.65</text:p>
          </table:table-cell>
          <table:table-cell office:value-type="float" office:value="721.88" calcext:value-type="float">
            <text:p>721.88</text:p>
          </table:table-cell>
        </table:table-row>
        <table:table-row table:style-name="ro1">
          <table:table-cell office:value-type="float" office:value="8303768" calcext:value-type="float">
            <text:p>8303768</text:p>
          </table:table-cell>
          <table:table-cell table:formula="of:=[.A521]/1000/(60*60*24)" office:value-type="time" office:time-value="PT02H18M23.768S" calcext:value-type="time">
            <text:p>02:1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74.74" calcext:value-type="float">
            <text:p>574.74</text:p>
          </table:table-cell>
          <table:table-cell office:value-type="float" office:value="723.22" calcext:value-type="float">
            <text:p>723.22</text:p>
          </table:table-cell>
        </table:table-row>
        <table:table-row table:style-name="ro1">
          <table:table-cell office:value-type="float" office:value="8319768" calcext:value-type="float">
            <text:p>8319768</text:p>
          </table:table-cell>
          <table:table-cell table:formula="of:=[.A522]/1000/(60*60*24)" office:value-type="time" office:time-value="PT02H18M39.768S" calcext:value-type="time">
            <text:p>02:1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75.83" calcext:value-type="float">
            <text:p>575.83</text:p>
          </table:table-cell>
          <table:table-cell office:value-type="float" office:value="724.56" calcext:value-type="float">
            <text:p>724.56</text:p>
          </table:table-cell>
        </table:table-row>
        <table:table-row table:style-name="ro1">
          <table:table-cell office:value-type="float" office:value="8335768" calcext:value-type="float">
            <text:p>8335768</text:p>
          </table:table-cell>
          <table:table-cell table:formula="of:=[.A523]/1000/(60*60*24)" office:value-type="time" office:time-value="PT02H18M55.768S" calcext:value-type="time">
            <text:p>02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576.92" calcext:value-type="float">
            <text:p>576.92</text:p>
          </table:table-cell>
          <table:table-cell office:value-type="float" office:value="725.91" calcext:value-type="float">
            <text:p>725.91</text:p>
          </table:table-cell>
        </table:table-row>
        <table:table-row table:style-name="ro1">
          <table:table-cell office:value-type="float" office:value="8351768" calcext:value-type="float">
            <text:p>8351768</text:p>
          </table:table-cell>
          <table:table-cell table:formula="of:=[.A524]/1000/(60*60*24)" office:value-type="time" office:time-value="PT02H19M11.768S" calcext:value-type="time">
            <text:p>02:1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78.01" calcext:value-type="float">
            <text:p>578.01</text:p>
          </table:table-cell>
          <table:table-cell office:value-type="float" office:value="727.25" calcext:value-type="float">
            <text:p>727.25</text:p>
          </table:table-cell>
        </table:table-row>
        <table:table-row table:style-name="ro1">
          <table:table-cell office:value-type="float" office:value="8367768" calcext:value-type="float">
            <text:p>8367768</text:p>
          </table:table-cell>
          <table:table-cell table:formula="of:=[.A525]/1000/(60*60*24)" office:value-type="time" office:time-value="PT02H19M27.768S" calcext:value-type="time">
            <text:p>02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579.09" calcext:value-type="float">
            <text:p>579.09</text:p>
          </table:table-cell>
          <table:table-cell office:value-type="float" office:value="728.59" calcext:value-type="float">
            <text:p>728.59</text:p>
          </table:table-cell>
        </table:table-row>
        <table:table-row table:style-name="ro1">
          <table:table-cell office:value-type="float" office:value="8383767" calcext:value-type="float">
            <text:p>8383767</text:p>
          </table:table-cell>
          <table:table-cell table:formula="of:=[.A526]/1000/(60*60*24)" office:value-type="time" office:time-value="PT02H19M43.767S" calcext:value-type="time">
            <text:p>02:1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80.18" calcext:value-type="float">
            <text:p>580.18</text:p>
          </table:table-cell>
          <table:table-cell office:value-type="float" office:value="729.94" calcext:value-type="float">
            <text:p>729.94</text:p>
          </table:table-cell>
        </table:table-row>
        <table:table-row table:style-name="ro1">
          <table:table-cell office:value-type="float" office:value="8399768" calcext:value-type="float">
            <text:p>8399768</text:p>
          </table:table-cell>
          <table:table-cell table:formula="of:=[.A527]/1000/(60*60*24)" office:value-type="time" office:time-value="PT02H19M59.768S" calcext:value-type="time">
            <text:p>02:2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81.27" calcext:value-type="float">
            <text:p>581.27</text:p>
          </table:table-cell>
          <table:table-cell office:value-type="float" office:value="731.28" calcext:value-type="float">
            <text:p>731.28</text:p>
          </table:table-cell>
        </table:table-row>
        <table:table-row table:style-name="ro1">
          <table:table-cell office:value-type="float" office:value="8415768" calcext:value-type="float">
            <text:p>8415768</text:p>
          </table:table-cell>
          <table:table-cell table:formula="of:=[.A528]/1000/(60*60*24)" office:value-type="time" office:time-value="PT02H20M15.768S" calcext:value-type="time">
            <text:p>02:2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82.36" calcext:value-type="float">
            <text:p>582.36</text:p>
          </table:table-cell>
          <table:table-cell office:value-type="float" office:value="732.62" calcext:value-type="float">
            <text:p>732.62</text:p>
          </table:table-cell>
        </table:table-row>
        <table:table-row table:style-name="ro1">
          <table:table-cell office:value-type="float" office:value="8431768" calcext:value-type="float">
            <text:p>8431768</text:p>
          </table:table-cell>
          <table:table-cell table:formula="of:=[.A529]/1000/(60*60*24)" office:value-type="time" office:time-value="PT02H20M31.768S" calcext:value-type="time">
            <text:p>02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583.44" calcext:value-type="float">
            <text:p>583.44</text:p>
          </table:table-cell>
          <table:table-cell office:value-type="float" office:value="733.97" calcext:value-type="float">
            <text:p>733.97</text:p>
          </table:table-cell>
        </table:table-row>
        <table:table-row table:style-name="ro1">
          <table:table-cell office:value-type="float" office:value="8447768" calcext:value-type="float">
            <text:p>8447768</text:p>
          </table:table-cell>
          <table:table-cell table:formula="of:=[.A530]/1000/(60*60*24)" office:value-type="time" office:time-value="PT02H20M47.768S" calcext:value-type="time">
            <text:p>02:2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84.53" calcext:value-type="float">
            <text:p>584.53</text:p>
          </table:table-cell>
          <table:table-cell office:value-type="float" office:value="735.31" calcext:value-type="float">
            <text:p>735.31</text:p>
          </table:table-cell>
        </table:table-row>
        <table:table-row table:style-name="ro1">
          <table:table-cell office:value-type="float" office:value="8463768" calcext:value-type="float">
            <text:p>8463768</text:p>
          </table:table-cell>
          <table:table-cell table:formula="of:=[.A531]/1000/(60*60*24)" office:value-type="time" office:time-value="PT02H21M03.768S" calcext:value-type="time">
            <text:p>02:2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585.62" calcext:value-type="float">
            <text:p>585.62</text:p>
          </table:table-cell>
          <table:table-cell office:value-type="float" office:value="736.65" calcext:value-type="float">
            <text:p>736.65</text:p>
          </table:table-cell>
        </table:table-row>
        <table:table-row table:style-name="ro1">
          <table:table-cell office:value-type="float" office:value="8479768" calcext:value-type="float">
            <text:p>8479768</text:p>
          </table:table-cell>
          <table:table-cell table:formula="of:=[.A532]/1000/(60*60*24)" office:value-type="time" office:time-value="PT02H21M19.768S" calcext:value-type="time">
            <text:p>02:2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86.71" calcext:value-type="float">
            <text:p>586.7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8495768" calcext:value-type="float">
            <text:p>8495768</text:p>
          </table:table-cell>
          <table:table-cell table:formula="of:=[.A533]/1000/(60*60*24)" office:value-type="time" office:time-value="PT02H21M35.768S" calcext:value-type="time">
            <text:p>02:2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87.79" calcext:value-type="float">
            <text:p>587.79</text:p>
          </table:table-cell>
          <table:table-cell office:value-type="float" office:value="739.34" calcext:value-type="float">
            <text:p>739.34</text:p>
          </table:table-cell>
        </table:table-row>
        <table:table-row table:style-name="ro1">
          <table:table-cell office:value-type="float" office:value="8511768" calcext:value-type="float">
            <text:p>8511768</text:p>
          </table:table-cell>
          <table:table-cell table:formula="of:=[.A534]/1000/(60*60*24)" office:value-type="time" office:time-value="PT02H21M51.768S" calcext:value-type="time">
            <text:p>02:2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588.88" calcext:value-type="float">
            <text:p>588.88</text:p>
          </table:table-cell>
          <table:table-cell office:value-type="float" office:value="740.68" calcext:value-type="float">
            <text:p>740.68</text:p>
          </table:table-cell>
        </table:table-row>
        <table:table-row table:style-name="ro1">
          <table:table-cell office:value-type="float" office:value="8527768" calcext:value-type="float">
            <text:p>8527768</text:p>
          </table:table-cell>
          <table:table-cell table:formula="of:=[.A535]/1000/(60*60*24)" office:value-type="time" office:time-value="PT02H22M07.768S" calcext:value-type="time">
            <text:p>02:2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589.97" calcext:value-type="float">
            <text:p>589.97</text:p>
          </table:table-cell>
          <table:table-cell office:value-type="float" office:value="742.03" calcext:value-type="float">
            <text:p>742.03</text:p>
          </table:table-cell>
        </table:table-row>
        <table:table-row table:style-name="ro1">
          <table:table-cell office:value-type="float" office:value="8543768" calcext:value-type="float">
            <text:p>8543768</text:p>
          </table:table-cell>
          <table:table-cell table:formula="of:=[.A536]/1000/(60*60*24)" office:value-type="time" office:time-value="PT02H22M23.768S" calcext:value-type="time">
            <text:p>02:2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91.05" calcext:value-type="float">
            <text:p>591.05</text:p>
          </table:table-cell>
          <table:table-cell office:value-type="float" office:value="743.37" calcext:value-type="float">
            <text:p>743.37</text:p>
          </table:table-cell>
        </table:table-row>
        <table:table-row table:style-name="ro1">
          <table:table-cell office:value-type="float" office:value="8559768" calcext:value-type="float">
            <text:p>8559768</text:p>
          </table:table-cell>
          <table:table-cell table:formula="of:=[.A537]/1000/(60*60*24)" office:value-type="time" office:time-value="PT02H22M39.768S" calcext:value-type="time">
            <text:p>02:2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592.14" calcext:value-type="float">
            <text:p>592.14</text:p>
          </table:table-cell>
          <table:table-cell office:value-type="float" office:value="744.71" calcext:value-type="float">
            <text:p>744.71</text:p>
          </table:table-cell>
        </table:table-row>
        <table:table-row table:style-name="ro1">
          <table:table-cell office:value-type="float" office:value="8575768" calcext:value-type="float">
            <text:p>8575768</text:p>
          </table:table-cell>
          <table:table-cell table:formula="of:=[.A538]/1000/(60*60*24)" office:value-type="time" office:time-value="PT02H22M55.768S" calcext:value-type="time">
            <text:p>02:2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593.23" calcext:value-type="float">
            <text:p>593.23</text:p>
          </table:table-cell>
          <table:table-cell office:value-type="float" office:value="746.05" calcext:value-type="float">
            <text:p>746.05</text:p>
          </table:table-cell>
        </table:table-row>
        <table:table-row table:style-name="ro1">
          <table:table-cell office:value-type="float" office:value="8591768" calcext:value-type="float">
            <text:p>8591768</text:p>
          </table:table-cell>
          <table:table-cell table:formula="of:=[.A539]/1000/(60*60*24)" office:value-type="time" office:time-value="PT02H23M11.768S" calcext:value-type="time">
            <text:p>02:2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4.32" calcext:value-type="float">
            <text:p>594.32</text:p>
          </table:table-cell>
          <table:table-cell office:value-type="float" office:value="747.4" calcext:value-type="float">
            <text:p>747.4</text:p>
          </table:table-cell>
        </table:table-row>
        <table:table-row table:style-name="ro1">
          <table:table-cell office:value-type="float" office:value="8607768" calcext:value-type="float">
            <text:p>8607768</text:p>
          </table:table-cell>
          <table:table-cell table:formula="of:=[.A540]/1000/(60*60*24)" office:value-type="time" office:time-value="PT02H23M27.768S" calcext:value-type="time">
            <text:p>02:2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95.4" calcext:value-type="float">
            <text:p>595.4</text:p>
          </table:table-cell>
          <table:table-cell office:value-type="float" office:value="748.74" calcext:value-type="float">
            <text:p>748.74</text:p>
          </table:table-cell>
        </table:table-row>
        <table:table-row table:style-name="ro1">
          <table:table-cell office:value-type="float" office:value="8623768" calcext:value-type="float">
            <text:p>8623768</text:p>
          </table:table-cell>
          <table:table-cell table:formula="of:=[.A541]/1000/(60*60*24)" office:value-type="time" office:time-value="PT02H23M43.768S" calcext:value-type="time">
            <text:p>02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596.49" calcext:value-type="float">
            <text:p>596.49</text:p>
          </table:table-cell>
          <table:table-cell office:value-type="float" office:value="750.08" calcext:value-type="float">
            <text:p>750.08</text:p>
          </table:table-cell>
        </table:table-row>
        <table:table-row table:style-name="ro1">
          <table:table-cell office:value-type="float" office:value="8639768" calcext:value-type="float">
            <text:p>8639768</text:p>
          </table:table-cell>
          <table:table-cell table:formula="of:=[.A542]/1000/(60*60*24)" office:value-type="time" office:time-value="PT02H23M59.768S" calcext:value-type="time">
            <text:p>02:2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7.58" calcext:value-type="float">
            <text:p>597.58</text:p>
          </table:table-cell>
          <table:table-cell office:value-type="float" office:value="751.42" calcext:value-type="float">
            <text:p>751.42</text:p>
          </table:table-cell>
        </table:table-row>
        <table:table-row table:style-name="ro1">
          <table:table-cell office:value-type="float" office:value="8655768" calcext:value-type="float">
            <text:p>8655768</text:p>
          </table:table-cell>
          <table:table-cell table:formula="of:=[.A543]/1000/(60*60*24)" office:value-type="time" office:time-value="PT02H24M15.768S" calcext:value-type="time">
            <text:p>02:2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598.66" calcext:value-type="float">
            <text:p>598.66</text:p>
          </table:table-cell>
          <table:table-cell office:value-type="float" office:value="752.76" calcext:value-type="float">
            <text:p>752.76</text:p>
          </table:table-cell>
        </table:table-row>
        <table:table-row table:style-name="ro1">
          <table:table-cell office:value-type="float" office:value="8671768" calcext:value-type="float">
            <text:p>8671768</text:p>
          </table:table-cell>
          <table:table-cell table:formula="of:=[.A544]/1000/(60*60*24)" office:value-type="time" office:time-value="PT02H24M31.768S" calcext:value-type="time">
            <text:p>02:2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99.75" calcext:value-type="float">
            <text:p>599.75</text:p>
          </table:table-cell>
          <table:table-cell office:value-type="float" office:value="754.1" calcext:value-type="float">
            <text:p>754.1</text:p>
          </table:table-cell>
        </table:table-row>
        <table:table-row table:style-name="ro1">
          <table:table-cell office:value-type="float" office:value="8687768" calcext:value-type="float">
            <text:p>8687768</text:p>
          </table:table-cell>
          <table:table-cell table:formula="of:=[.A545]/1000/(60*60*24)" office:value-type="time" office:time-value="PT02H24M47.768S" calcext:value-type="time">
            <text:p>02:2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00.84" calcext:value-type="float">
            <text:p>600.84</text:p>
          </table:table-cell>
          <table:table-cell office:value-type="float" office:value="755.44" calcext:value-type="float">
            <text:p>755.44</text:p>
          </table:table-cell>
        </table:table-row>
        <table:table-row table:style-name="ro1">
          <table:table-cell office:value-type="float" office:value="8703767" calcext:value-type="float">
            <text:p>8703767</text:p>
          </table:table-cell>
          <table:table-cell table:formula="of:=[.A546]/1000/(60*60*24)" office:value-type="time" office:time-value="PT02H25M03.767S" calcext:value-type="time">
            <text:p>02:2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601.92" calcext:value-type="float">
            <text:p>601.92</text:p>
          </table:table-cell>
          <table:table-cell office:value-type="float" office:value="756.79" calcext:value-type="float">
            <text:p>756.79</text:p>
          </table:table-cell>
        </table:table-row>
        <table:table-row table:style-name="ro1">
          <table:table-cell office:value-type="float" office:value="8719768" calcext:value-type="float">
            <text:p>8719768</text:p>
          </table:table-cell>
          <table:table-cell table:formula="of:=[.A547]/1000/(60*60*24)" office:value-type="time" office:time-value="PT02H25M19.768S" calcext:value-type="time">
            <text:p>02:2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03.01" calcext:value-type="float">
            <text:p>603.01</text:p>
          </table:table-cell>
          <table:table-cell office:value-type="float" office:value="758.13" calcext:value-type="float">
            <text:p>758.13</text:p>
          </table:table-cell>
        </table:table-row>
        <table:table-row table:style-name="ro1">
          <table:table-cell office:value-type="float" office:value="8735768" calcext:value-type="float">
            <text:p>8735768</text:p>
          </table:table-cell>
          <table:table-cell table:formula="of:=[.A548]/1000/(60*60*24)" office:value-type="time" office:time-value="PT02H25M35.768S" calcext:value-type="time">
            <text:p>02:2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04.1" calcext:value-type="float">
            <text:p>604.1</text:p>
          </table:table-cell>
          <table:table-cell office:value-type="float" office:value="759.47" calcext:value-type="float">
            <text:p>759.47</text:p>
          </table:table-cell>
        </table:table-row>
        <table:table-row table:style-name="ro1">
          <table:table-cell office:value-type="float" office:value="8751768" calcext:value-type="float">
            <text:p>8751768</text:p>
          </table:table-cell>
          <table:table-cell table:formula="of:=[.A549]/1000/(60*60*24)" office:value-type="time" office:time-value="PT02H25M51.768S" calcext:value-type="time">
            <text:p>02:2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605.18" calcext:value-type="float">
            <text:p>605.18</text:p>
          </table:table-cell>
          <table:table-cell office:value-type="float" office:value="760.81" calcext:value-type="float">
            <text:p>760.81</text:p>
          </table:table-cell>
        </table:table-row>
        <table:table-row table:style-name="ro1">
          <table:table-cell office:value-type="float" office:value="8767768" calcext:value-type="float">
            <text:p>8767768</text:p>
          </table:table-cell>
          <table:table-cell table:formula="of:=[.A550]/1000/(60*60*24)" office:value-type="time" office:time-value="PT02H26M07.768S" calcext:value-type="time">
            <text:p>02:2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06.27" calcext:value-type="float">
            <text:p>606.27</text:p>
          </table:table-cell>
          <table:table-cell office:value-type="float" office:value="762.15" calcext:value-type="float">
            <text:p>762.15</text:p>
          </table:table-cell>
        </table:table-row>
        <table:table-row table:style-name="ro1">
          <table:table-cell office:value-type="float" office:value="8783768" calcext:value-type="float">
            <text:p>8783768</text:p>
          </table:table-cell>
          <table:table-cell table:formula="of:=[.A551]/1000/(60*60*24)" office:value-type="time" office:time-value="PT02H26M23.768S" calcext:value-type="time">
            <text:p>02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07.36" calcext:value-type="float">
            <text:p>607.36</text:p>
          </table:table-cell>
          <table:table-cell office:value-type="float" office:value="763.49" calcext:value-type="float">
            <text:p>763.49</text:p>
          </table:table-cell>
        </table:table-row>
        <table:table-row table:style-name="ro1">
          <table:table-cell office:value-type="float" office:value="8799768" calcext:value-type="float">
            <text:p>8799768</text:p>
          </table:table-cell>
          <table:table-cell table:formula="of:=[.A552]/1000/(60*60*24)" office:value-type="time" office:time-value="PT02H26M39.768S" calcext:value-type="time">
            <text:p>02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08.45" calcext:value-type="float">
            <text:p>608.45</text:p>
          </table:table-cell>
          <table:table-cell office:value-type="float" office:value="764.83" calcext:value-type="float">
            <text:p>764.83</text:p>
          </table:table-cell>
        </table:table-row>
        <table:table-row table:style-name="ro1">
          <table:table-cell office:value-type="float" office:value="8815768" calcext:value-type="float">
            <text:p>8815768</text:p>
          </table:table-cell>
          <table:table-cell table:formula="of:=[.A553]/1000/(60*60*24)" office:value-type="time" office:time-value="PT02H26M55.768S" calcext:value-type="time">
            <text:p>02:26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09.53" calcext:value-type="float">
            <text:p>609.53</text:p>
          </table:table-cell>
          <table:table-cell office:value-type="float" office:value="766.17" calcext:value-type="float">
            <text:p>766.17</text:p>
          </table:table-cell>
        </table:table-row>
        <table:table-row table:style-name="ro1">
          <table:table-cell office:value-type="float" office:value="8831768" calcext:value-type="float">
            <text:p>8831768</text:p>
          </table:table-cell>
          <table:table-cell table:formula="of:=[.A554]/1000/(60*60*24)" office:value-type="time" office:time-value="PT02H27M11.768S" calcext:value-type="time">
            <text:p>02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610.62" calcext:value-type="float">
            <text:p>610.62</text:p>
          </table:table-cell>
          <table:table-cell office:value-type="float" office:value="767.51" calcext:value-type="float">
            <text:p>767.51</text:p>
          </table:table-cell>
        </table:table-row>
        <table:table-row table:style-name="ro1">
          <table:table-cell office:value-type="float" office:value="8847768" calcext:value-type="float">
            <text:p>8847768</text:p>
          </table:table-cell>
          <table:table-cell table:formula="of:=[.A555]/1000/(60*60*24)" office:value-type="time" office:time-value="PT02H27M27.768S" calcext:value-type="time">
            <text:p>02:2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11.71" calcext:value-type="float">
            <text:p>611.71</text:p>
          </table:table-cell>
          <table:table-cell office:value-type="float" office:value="768.85" calcext:value-type="float">
            <text:p>768.85</text:p>
          </table:table-cell>
        </table:table-row>
        <table:table-row table:style-name="ro1">
          <table:table-cell office:value-type="float" office:value="8863768" calcext:value-type="float">
            <text:p>8863768</text:p>
          </table:table-cell>
          <table:table-cell table:formula="of:=[.A556]/1000/(60*60*24)" office:value-type="time" office:time-value="PT02H27M43.768S" calcext:value-type="time">
            <text:p>02:2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12.79" calcext:value-type="float">
            <text:p>612.79</text:p>
          </table:table-cell>
          <table:table-cell office:value-type="float" office:value="770.19" calcext:value-type="float">
            <text:p>770.19</text:p>
          </table:table-cell>
        </table:table-row>
        <table:table-row table:style-name="ro1">
          <table:table-cell office:value-type="float" office:value="8879768" calcext:value-type="float">
            <text:p>8879768</text:p>
          </table:table-cell>
          <table:table-cell table:formula="of:=[.A557]/1000/(60*60*24)" office:value-type="time" office:time-value="PT02H27M59.768S" calcext:value-type="time">
            <text:p>02:2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13.88" calcext:value-type="float">
            <text:p>613.88</text:p>
          </table:table-cell>
          <table:table-cell office:value-type="float" office:value="771.53" calcext:value-type="float">
            <text:p>771.53</text:p>
          </table:table-cell>
        </table:table-row>
        <table:table-row table:style-name="ro1">
          <table:table-cell office:value-type="float" office:value="8895768" calcext:value-type="float">
            <text:p>8895768</text:p>
          </table:table-cell>
          <table:table-cell table:formula="of:=[.A558]/1000/(60*60*24)" office:value-type="time" office:time-value="PT02H28M15.768S" calcext:value-type="time">
            <text:p>02:2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14.97" calcext:value-type="float">
            <text:p>614.97</text:p>
          </table:table-cell>
          <table:table-cell office:value-type="float" office:value="772.87" calcext:value-type="float">
            <text:p>772.87</text:p>
          </table:table-cell>
        </table:table-row>
        <table:table-row table:style-name="ro1">
          <table:table-cell office:value-type="float" office:value="8911768" calcext:value-type="float">
            <text:p>8911768</text:p>
          </table:table-cell>
          <table:table-cell table:formula="of:=[.A559]/1000/(60*60*24)" office:value-type="time" office:time-value="PT02H28M31.768S" calcext:value-type="time">
            <text:p>02:2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16.05" calcext:value-type="float">
            <text:p>616.05</text:p>
          </table:table-cell>
          <table:table-cell office:value-type="float" office:value="774.22" calcext:value-type="float">
            <text:p>774.22</text:p>
          </table:table-cell>
        </table:table-row>
        <table:table-row table:style-name="ro1">
          <table:table-cell office:value-type="float" office:value="8927768" calcext:value-type="float">
            <text:p>8927768</text:p>
          </table:table-cell>
          <table:table-cell table:formula="of:=[.A560]/1000/(60*60*24)" office:value-type="time" office:time-value="PT02H28M47.768S" calcext:value-type="time">
            <text:p>02:2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17.14" calcext:value-type="float">
            <text:p>617.14</text:p>
          </table:table-cell>
          <table:table-cell office:value-type="float" office:value="775.56" calcext:value-type="float">
            <text:p>775.56</text:p>
          </table:table-cell>
        </table:table-row>
        <table:table-row table:style-name="ro1">
          <table:table-cell office:value-type="float" office:value="8943768" calcext:value-type="float">
            <text:p>8943768</text:p>
          </table:table-cell>
          <table:table-cell table:formula="of:=[.A561]/1000/(60*60*24)" office:value-type="time" office:time-value="PT02H29M03.768S" calcext:value-type="time">
            <text:p>02:2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18.23" calcext:value-type="float">
            <text:p>618.23</text:p>
          </table:table-cell>
          <table:table-cell office:value-type="float" office:value="776.9" calcext:value-type="float">
            <text:p>776.9</text:p>
          </table:table-cell>
        </table:table-row>
        <table:table-row table:style-name="ro1">
          <table:table-cell office:value-type="float" office:value="8959768" calcext:value-type="float">
            <text:p>8959768</text:p>
          </table:table-cell>
          <table:table-cell table:formula="of:=[.A562]/1000/(60*60*24)" office:value-type="time" office:time-value="PT02H29M19.768S" calcext:value-type="time">
            <text:p>02:2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19.31" calcext:value-type="float">
            <text:p>619.31</text:p>
          </table:table-cell>
          <table:table-cell office:value-type="float" office:value="778.24" calcext:value-type="float">
            <text:p>778.24</text:p>
          </table:table-cell>
        </table:table-row>
        <table:table-row table:style-name="ro1">
          <table:table-cell office:value-type="float" office:value="8975768" calcext:value-type="float">
            <text:p>8975768</text:p>
          </table:table-cell>
          <table:table-cell table:formula="of:=[.A563]/1000/(60*60*24)" office:value-type="time" office:time-value="PT02H29M35.768S" calcext:value-type="time">
            <text:p>02:2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20.4" calcext:value-type="float">
            <text:p>620.4</text:p>
          </table:table-cell>
          <table:table-cell office:value-type="float" office:value="779.58" calcext:value-type="float">
            <text:p>779.58</text:p>
          </table:table-cell>
        </table:table-row>
        <table:table-row table:style-name="ro1">
          <table:table-cell office:value-type="float" office:value="8991768" calcext:value-type="float">
            <text:p>8991768</text:p>
          </table:table-cell>
          <table:table-cell table:formula="of:=[.A564]/1000/(60*60*24)" office:value-type="time" office:time-value="PT02H29M51.768S" calcext:value-type="time">
            <text:p>02:2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21.49" calcext:value-type="float">
            <text:p>621.49</text:p>
          </table:table-cell>
          <table:table-cell office:value-type="float" office:value="780.92" calcext:value-type="float">
            <text:p>780.92</text:p>
          </table:table-cell>
        </table:table-row>
        <table:table-row table:style-name="ro1">
          <table:table-cell office:value-type="float" office:value="9007768" calcext:value-type="float">
            <text:p>9007768</text:p>
          </table:table-cell>
          <table:table-cell table:formula="of:=[.A565]/1000/(60*60*24)" office:value-type="time" office:time-value="PT02H30M07.768S" calcext:value-type="time">
            <text:p>02:3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22.58" calcext:value-type="float">
            <text:p>622.58</text:p>
          </table:table-cell>
          <table:table-cell office:value-type="float" office:value="782.25" calcext:value-type="float">
            <text:p>782.25</text:p>
          </table:table-cell>
        </table:table-row>
        <table:table-row table:style-name="ro1">
          <table:table-cell office:value-type="float" office:value="9023768" calcext:value-type="float">
            <text:p>9023768</text:p>
          </table:table-cell>
          <table:table-cell table:formula="of:=[.A566]/1000/(60*60*24)" office:value-type="time" office:time-value="PT02H30M23.768S" calcext:value-type="time">
            <text:p>02:3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23.66" calcext:value-type="float">
            <text:p>623.66</text:p>
          </table:table-cell>
          <table:table-cell office:value-type="float" office:value="783.59" calcext:value-type="float">
            <text:p>783.59</text:p>
          </table:table-cell>
        </table:table-row>
        <table:table-row table:style-name="ro1">
          <table:table-cell office:value-type="float" office:value="9039768" calcext:value-type="float">
            <text:p>9039768</text:p>
          </table:table-cell>
          <table:table-cell table:formula="of:=[.A567]/1000/(60*60*24)" office:value-type="time" office:time-value="PT02H30M39.768S" calcext:value-type="time">
            <text:p>02:3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24.75" calcext:value-type="float">
            <text:p>624.75</text:p>
          </table:table-cell>
          <table:table-cell office:value-type="float" office:value="784.93" calcext:value-type="float">
            <text:p>784.93</text:p>
          </table:table-cell>
        </table:table-row>
        <table:table-row table:style-name="ro1">
          <table:table-cell office:value-type="float" office:value="9055768" calcext:value-type="float">
            <text:p>9055768</text:p>
          </table:table-cell>
          <table:table-cell table:formula="of:=[.A568]/1000/(60*60*24)" office:value-type="time" office:time-value="PT02H30M55.768S" calcext:value-type="time">
            <text:p>02:3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25.84" calcext:value-type="float">
            <text:p>625.84</text:p>
          </table:table-cell>
          <table:table-cell office:value-type="float" office:value="786.27" calcext:value-type="float">
            <text:p>786.27</text:p>
          </table:table-cell>
        </table:table-row>
        <table:table-row table:style-name="ro1">
          <table:table-cell office:value-type="float" office:value="9071768" calcext:value-type="float">
            <text:p>9071768</text:p>
          </table:table-cell>
          <table:table-cell table:formula="of:=[.A569]/1000/(60*60*24)" office:value-type="time" office:time-value="PT02H31M11.768S" calcext:value-type="time">
            <text:p>02:3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26.92" calcext:value-type="float">
            <text:p>626.92</text:p>
          </table:table-cell>
          <table:table-cell office:value-type="float" office:value="787.61" calcext:value-type="float">
            <text:p>787.61</text:p>
          </table:table-cell>
        </table:table-row>
        <table:table-row table:style-name="ro1">
          <table:table-cell office:value-type="float" office:value="9087768" calcext:value-type="float">
            <text:p>9087768</text:p>
          </table:table-cell>
          <table:table-cell table:formula="of:=[.A570]/1000/(60*60*24)" office:value-type="time" office:time-value="PT02H31M27.768S" calcext:value-type="time">
            <text:p>02:3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28.01" calcext:value-type="float">
            <text:p>628.01</text:p>
          </table:table-cell>
          <table:table-cell office:value-type="float" office:value="788.95" calcext:value-type="float">
            <text:p>788.95</text:p>
          </table:table-cell>
        </table:table-row>
        <table:table-row table:style-name="ro1">
          <table:table-cell office:value-type="float" office:value="9103768" calcext:value-type="float">
            <text:p>9103768</text:p>
          </table:table-cell>
          <table:table-cell table:formula="of:=[.A571]/1000/(60*60*24)" office:value-type="time" office:time-value="PT02H31M43.768S" calcext:value-type="time">
            <text:p>02:3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29.1" calcext:value-type="float">
            <text:p>629.1</text:p>
          </table:table-cell>
          <table:table-cell office:value-type="float" office:value="790.29" calcext:value-type="float">
            <text:p>790.29</text:p>
          </table:table-cell>
        </table:table-row>
        <table:table-row table:style-name="ro1">
          <table:table-cell office:value-type="float" office:value="9119768" calcext:value-type="float">
            <text:p>9119768</text:p>
          </table:table-cell>
          <table:table-cell table:formula="of:=[.A572]/1000/(60*60*24)" office:value-type="time" office:time-value="PT02H31M59.768S" calcext:value-type="time">
            <text:p>02:3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0.18" calcext:value-type="float">
            <text:p>630.18</text:p>
          </table:table-cell>
          <table:table-cell office:value-type="float" office:value="791.63" calcext:value-type="float">
            <text:p>791.63</text:p>
          </table:table-cell>
        </table:table-row>
        <table:table-row table:style-name="ro1">
          <table:table-cell office:value-type="float" office:value="9135768" calcext:value-type="float">
            <text:p>9135768</text:p>
          </table:table-cell>
          <table:table-cell table:formula="of:=[.A573]/1000/(60*60*24)" office:value-type="time" office:time-value="PT02H32M15.768S" calcext:value-type="time">
            <text:p>02:3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1.27" calcext:value-type="float">
            <text:p>631.27</text:p>
          </table:table-cell>
          <table:table-cell office:value-type="float" office:value="792.97" calcext:value-type="float">
            <text:p>792.97</text:p>
          </table:table-cell>
        </table:table-row>
        <table:table-row table:style-name="ro1">
          <table:table-cell office:value-type="float" office:value="9151768" calcext:value-type="float">
            <text:p>9151768</text:p>
          </table:table-cell>
          <table:table-cell table:formula="of:=[.A574]/1000/(60*60*24)" office:value-type="time" office:time-value="PT02H32M31.768S" calcext:value-type="time">
            <text:p>02:3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32.35" calcext:value-type="float">
            <text:p>632.35</text:p>
          </table:table-cell>
          <table:table-cell office:value-type="float" office:value="794.31" calcext:value-type="float">
            <text:p>794.31</text:p>
          </table:table-cell>
        </table:table-row>
        <table:table-row table:style-name="ro1">
          <table:table-cell office:value-type="float" office:value="9167768" calcext:value-type="float">
            <text:p>9167768</text:p>
          </table:table-cell>
          <table:table-cell table:formula="of:=[.A575]/1000/(60*60*24)" office:value-type="time" office:time-value="PT02H32M47.768S" calcext:value-type="time">
            <text:p>02:3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3.44" calcext:value-type="float">
            <text:p>633.44</text:p>
          </table:table-cell>
          <table:table-cell office:value-type="float" office:value="795.65" calcext:value-type="float">
            <text:p>795.65</text:p>
          </table:table-cell>
        </table:table-row>
        <table:table-row table:style-name="ro1">
          <table:table-cell office:value-type="float" office:value="9183768" calcext:value-type="float">
            <text:p>9183768</text:p>
          </table:table-cell>
          <table:table-cell table:formula="of:=[.A576]/1000/(60*60*24)" office:value-type="time" office:time-value="PT02H33M03.768S" calcext:value-type="time">
            <text:p>02:3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4.53" calcext:value-type="float">
            <text:p>634.53</text:p>
          </table:table-cell>
          <table:table-cell office:value-type="float" office:value="796.99" calcext:value-type="float">
            <text:p>796.99</text:p>
          </table:table-cell>
        </table:table-row>
        <table:table-row table:style-name="ro1">
          <table:table-cell office:value-type="float" office:value="9199768" calcext:value-type="float">
            <text:p>9199768</text:p>
          </table:table-cell>
          <table:table-cell table:formula="of:=[.A577]/1000/(60*60*24)" office:value-type="time" office:time-value="PT02H33M19.768S" calcext:value-type="time">
            <text:p>02:3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35.61" calcext:value-type="float">
            <text:p>635.61</text:p>
          </table:table-cell>
          <table:table-cell office:value-type="float" office:value="798.33" calcext:value-type="float">
            <text:p>798.33</text:p>
          </table:table-cell>
        </table:table-row>
        <table:table-row table:style-name="ro1">
          <table:table-cell office:value-type="float" office:value="9215768" calcext:value-type="float">
            <text:p>9215768</text:p>
          </table:table-cell>
          <table:table-cell table:formula="of:=[.A578]/1000/(60*60*24)" office:value-type="time" office:time-value="PT02H33M35.768S" calcext:value-type="time">
            <text:p>02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636.7" calcext:value-type="float">
            <text:p>636.7</text:p>
          </table:table-cell>
          <table:table-cell office:value-type="float" office:value="799.67" calcext:value-type="float">
            <text:p>799.67</text:p>
          </table:table-cell>
        </table:table-row>
        <table:table-row table:style-name="ro1">
          <table:table-cell office:value-type="float" office:value="9231768" calcext:value-type="float">
            <text:p>9231768</text:p>
          </table:table-cell>
          <table:table-cell table:formula="of:=[.A579]/1000/(60*60*24)" office:value-type="time" office:time-value="PT02H33M51.768S" calcext:value-type="time">
            <text:p>02:3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37.79" calcext:value-type="float">
            <text:p>637.79</text:p>
          </table:table-cell>
          <table:table-cell office:value-type="float" office:value="801.01" calcext:value-type="float">
            <text:p>801.01</text:p>
          </table:table-cell>
        </table:table-row>
        <table:table-row table:style-name="ro1">
          <table:table-cell office:value-type="float" office:value="9247768" calcext:value-type="float">
            <text:p>9247768</text:p>
          </table:table-cell>
          <table:table-cell table:formula="of:=[.A580]/1000/(60*60*24)" office:value-type="time" office:time-value="PT02H34M07.768S" calcext:value-type="time">
            <text:p>02:3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38.87" calcext:value-type="float">
            <text:p>638.87</text:p>
          </table:table-cell>
          <table:table-cell office:value-type="float" office:value="802.34" calcext:value-type="float">
            <text:p>802.34</text:p>
          </table:table-cell>
        </table:table-row>
        <table:table-row table:style-name="ro1">
          <table:table-cell office:value-type="float" office:value="9263768" calcext:value-type="float">
            <text:p>9263768</text:p>
          </table:table-cell>
          <table:table-cell table:formula="of:=[.A581]/1000/(60*60*24)" office:value-type="time" office:time-value="PT02H34M23.768S" calcext:value-type="time">
            <text:p>02:3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39.96" calcext:value-type="float">
            <text:p>639.96</text:p>
          </table:table-cell>
          <table:table-cell office:value-type="float" office:value="803.68" calcext:value-type="float">
            <text:p>803.68</text:p>
          </table:table-cell>
        </table:table-row>
        <table:table-row table:style-name="ro1">
          <table:table-cell office:value-type="float" office:value="9279768" calcext:value-type="float">
            <text:p>9279768</text:p>
          </table:table-cell>
          <table:table-cell table:formula="of:=[.A582]/1000/(60*60*24)" office:value-type="time" office:time-value="PT02H34M39.768S" calcext:value-type="time">
            <text:p>02:3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1.04" calcext:value-type="float">
            <text:p>641.04</text:p>
          </table:table-cell>
          <table:table-cell office:value-type="float" office:value="805.02" calcext:value-type="float">
            <text:p>805.02</text:p>
          </table:table-cell>
        </table:table-row>
        <table:table-row table:style-name="ro1">
          <table:table-cell office:value-type="float" office:value="9295768" calcext:value-type="float">
            <text:p>9295768</text:p>
          </table:table-cell>
          <table:table-cell table:formula="of:=[.A583]/1000/(60*60*24)" office:value-type="time" office:time-value="PT02H34M55.768S" calcext:value-type="time">
            <text:p>02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42.13" calcext:value-type="float">
            <text:p>642.13</text:p>
          </table:table-cell>
          <table:table-cell office:value-type="float" office:value="806.36" calcext:value-type="float">
            <text:p>806.36</text:p>
          </table:table-cell>
        </table:table-row>
        <table:table-row table:style-name="ro1">
          <table:table-cell office:value-type="float" office:value="9311768" calcext:value-type="float">
            <text:p>9311768</text:p>
          </table:table-cell>
          <table:table-cell table:formula="of:=[.A584]/1000/(60*60*24)" office:value-type="time" office:time-value="PT02H35M11.768S" calcext:value-type="time">
            <text:p>02:3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3.22" calcext:value-type="float">
            <text:p>643.22</text:p>
          </table:table-cell>
          <table:table-cell office:value-type="float" office:value="807.7" calcext:value-type="float">
            <text:p>807.7</text:p>
          </table:table-cell>
        </table:table-row>
        <table:table-row table:style-name="ro1">
          <table:table-cell office:value-type="float" office:value="9327768" calcext:value-type="float">
            <text:p>9327768</text:p>
          </table:table-cell>
          <table:table-cell table:formula="of:=[.A585]/1000/(60*60*24)" office:value-type="time" office:time-value="PT02H35M27.768S" calcext:value-type="time">
            <text:p>02:3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4.3" calcext:value-type="float">
            <text:p>644.3</text:p>
          </table:table-cell>
          <table:table-cell office:value-type="float" office:value="809.04" calcext:value-type="float">
            <text:p>809.04</text:p>
          </table:table-cell>
        </table:table-row>
        <table:table-row table:style-name="ro1">
          <table:table-cell office:value-type="float" office:value="9343768" calcext:value-type="float">
            <text:p>9343768</text:p>
          </table:table-cell>
          <table:table-cell table:formula="of:=[.A586]/1000/(60*60*24)" office:value-type="time" office:time-value="PT02H35M43.768S" calcext:value-type="time">
            <text:p>02:3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5.39" calcext:value-type="float">
            <text:p>645.39</text:p>
          </table:table-cell>
          <table:table-cell office:value-type="float" office:value="810.38" calcext:value-type="float">
            <text:p>810.38</text:p>
          </table:table-cell>
        </table:table-row>
        <table:table-row table:style-name="ro1">
          <table:table-cell office:value-type="float" office:value="9359768" calcext:value-type="float">
            <text:p>9359768</text:p>
          </table:table-cell>
          <table:table-cell table:formula="of:=[.A587]/1000/(60*60*24)" office:value-type="time" office:time-value="PT02H35M59.768S" calcext:value-type="time">
            <text:p>02:3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6.47" calcext:value-type="float">
            <text:p>646.47</text:p>
          </table:table-cell>
          <table:table-cell office:value-type="float" office:value="811.72" calcext:value-type="float">
            <text:p>811.72</text:p>
          </table:table-cell>
        </table:table-row>
        <table:table-row table:style-name="ro1">
          <table:table-cell office:value-type="float" office:value="9375768" calcext:value-type="float">
            <text:p>9375768</text:p>
          </table:table-cell>
          <table:table-cell table:formula="of:=[.A588]/1000/(60*60*24)" office:value-type="time" office:time-value="PT02H36M15.768S" calcext:value-type="time">
            <text:p>02:3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7.56" calcext:value-type="float">
            <text:p>647.56</text:p>
          </table:table-cell>
          <table:table-cell office:value-type="float" office:value="813.06" calcext:value-type="float">
            <text:p>813.06</text:p>
          </table:table-cell>
        </table:table-row>
        <table:table-row table:style-name="ro1">
          <table:table-cell office:value-type="float" office:value="9391768" calcext:value-type="float">
            <text:p>9391768</text:p>
          </table:table-cell>
          <table:table-cell table:formula="of:=[.A589]/1000/(60*60*24)" office:value-type="time" office:time-value="PT02H36M31.768S" calcext:value-type="time">
            <text:p>02:3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48.65" calcext:value-type="float">
            <text:p>648.65</text:p>
          </table:table-cell>
          <table:table-cell office:value-type="float" office:value="814.4" calcext:value-type="float">
            <text:p>814.4</text:p>
          </table:table-cell>
        </table:table-row>
        <table:table-row table:style-name="ro1">
          <table:table-cell office:value-type="float" office:value="9407768" calcext:value-type="float">
            <text:p>9407768</text:p>
          </table:table-cell>
          <table:table-cell table:formula="of:=[.A590]/1000/(60*60*24)" office:value-type="time" office:time-value="PT02H36M47.768S" calcext:value-type="time">
            <text:p>02:3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649.73" calcext:value-type="float">
            <text:p>649.73</text:p>
          </table:table-cell>
          <table:table-cell office:value-type="float" office:value="815.73" calcext:value-type="float">
            <text:p>815.73</text:p>
          </table:table-cell>
        </table:table-row>
        <table:table-row table:style-name="ro1">
          <table:table-cell office:value-type="float" office:value="9423768" calcext:value-type="float">
            <text:p>9423768</text:p>
          </table:table-cell>
          <table:table-cell table:formula="of:=[.A591]/1000/(60*60*24)" office:value-type="time" office:time-value="PT02H37M03.768S" calcext:value-type="time">
            <text:p>02:3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0.82" calcext:value-type="float">
            <text:p>650.82</text:p>
          </table:table-cell>
          <table:table-cell office:value-type="float" office:value="817.07" calcext:value-type="float">
            <text:p>817.07</text:p>
          </table:table-cell>
        </table:table-row>
        <table:table-row table:style-name="ro1">
          <table:table-cell office:value-type="float" office:value="9439768" calcext:value-type="float">
            <text:p>9439768</text:p>
          </table:table-cell>
          <table:table-cell table:formula="of:=[.A592]/1000/(60*60*24)" office:value-type="time" office:time-value="PT02H37M19.768S" calcext:value-type="time">
            <text:p>02:3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1.9" calcext:value-type="float">
            <text:p>651.9</text:p>
          </table:table-cell>
          <table:table-cell office:value-type="float" office:value="818.41" calcext:value-type="float">
            <text:p>818.41</text:p>
          </table:table-cell>
        </table:table-row>
        <table:table-row table:style-name="ro1">
          <table:table-cell office:value-type="float" office:value="9455768" calcext:value-type="float">
            <text:p>9455768</text:p>
          </table:table-cell>
          <table:table-cell table:formula="of:=[.A593]/1000/(60*60*24)" office:value-type="time" office:time-value="PT02H37M35.768S" calcext:value-type="time">
            <text:p>02:3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2.99" calcext:value-type="float">
            <text:p>652.99</text:p>
          </table:table-cell>
          <table:table-cell office:value-type="float" office:value="819.75" calcext:value-type="float">
            <text:p>819.75</text:p>
          </table:table-cell>
        </table:table-row>
        <table:table-row table:style-name="ro1">
          <table:table-cell office:value-type="float" office:value="9471768" calcext:value-type="float">
            <text:p>9471768</text:p>
          </table:table-cell>
          <table:table-cell table:formula="of:=[.A594]/1000/(60*60*24)" office:value-type="time" office:time-value="PT02H37M51.768S" calcext:value-type="time">
            <text:p>02:3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54.08" calcext:value-type="float">
            <text:p>654.08</text:p>
          </table:table-cell>
          <table:table-cell office:value-type="float" office:value="821.09" calcext:value-type="float">
            <text:p>821.09</text:p>
          </table:table-cell>
        </table:table-row>
        <table:table-row table:style-name="ro1">
          <table:table-cell office:value-type="float" office:value="9487768" calcext:value-type="float">
            <text:p>9487768</text:p>
          </table:table-cell>
          <table:table-cell table:formula="of:=[.A595]/1000/(60*60*24)" office:value-type="time" office:time-value="PT02H38M07.768S" calcext:value-type="time">
            <text:p>02:3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5.16" calcext:value-type="float">
            <text:p>655.16</text:p>
          </table:table-cell>
          <table:table-cell office:value-type="float" office:value="822.43" calcext:value-type="float">
            <text:p>822.43</text:p>
          </table:table-cell>
        </table:table-row>
        <table:table-row table:style-name="ro1">
          <table:table-cell office:value-type="float" office:value="9503768" calcext:value-type="float">
            <text:p>9503768</text:p>
          </table:table-cell>
          <table:table-cell table:formula="of:=[.A596]/1000/(60*60*24)" office:value-type="time" office:time-value="PT02H38M23.768S" calcext:value-type="time">
            <text:p>02:3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6.25" calcext:value-type="float">
            <text:p>656.25</text:p>
          </table:table-cell>
          <table:table-cell office:value-type="float" office:value="823.77" calcext:value-type="float">
            <text:p>823.77</text:p>
          </table:table-cell>
        </table:table-row>
        <table:table-row table:style-name="ro1">
          <table:table-cell office:value-type="float" office:value="9519768" calcext:value-type="float">
            <text:p>9519768</text:p>
          </table:table-cell>
          <table:table-cell table:formula="of:=[.A597]/1000/(60*60*24)" office:value-type="time" office:time-value="PT02H38M39.768S" calcext:value-type="time">
            <text:p>02:3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57.33" calcext:value-type="float">
            <text:p>657.33</text:p>
          </table:table-cell>
          <table:table-cell office:value-type="float" office:value="825.1" calcext:value-type="float">
            <text:p>825.1</text:p>
          </table:table-cell>
        </table:table-row>
        <table:table-row table:style-name="ro1">
          <table:table-cell office:value-type="float" office:value="9535768" calcext:value-type="float">
            <text:p>9535768</text:p>
          </table:table-cell>
          <table:table-cell table:formula="of:=[.A598]/1000/(60*60*24)" office:value-type="time" office:time-value="PT02H38M55.768S" calcext:value-type="time">
            <text:p>02:3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8.42" calcext:value-type="float">
            <text:p>658.42</text:p>
          </table:table-cell>
          <table:table-cell office:value-type="float" office:value="826.44" calcext:value-type="float">
            <text:p>826.44</text:p>
          </table:table-cell>
        </table:table-row>
        <table:table-row table:style-name="ro1">
          <table:table-cell office:value-type="float" office:value="9551768" calcext:value-type="float">
            <text:p>9551768</text:p>
          </table:table-cell>
          <table:table-cell table:formula="of:=[.A599]/1000/(60*60*24)" office:value-type="time" office:time-value="PT02H39M11.768S" calcext:value-type="time">
            <text:p>02:3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59.5" calcext:value-type="float">
            <text:p>659.5</text:p>
          </table:table-cell>
          <table:table-cell office:value-type="float" office:value="827.78" calcext:value-type="float">
            <text:p>827.78</text:p>
          </table:table-cell>
        </table:table-row>
        <table:table-row table:style-name="ro1">
          <table:table-cell office:value-type="float" office:value="9567768" calcext:value-type="float">
            <text:p>9567768</text:p>
          </table:table-cell>
          <table:table-cell table:formula="of:=[.A600]/1000/(60*60*24)" office:value-type="time" office:time-value="PT02H39M27.768S" calcext:value-type="time">
            <text:p>02:3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0.59" calcext:value-type="float">
            <text:p>660.59</text:p>
          </table:table-cell>
          <table:table-cell office:value-type="float" office:value="829.12" calcext:value-type="float">
            <text:p>829.12</text:p>
          </table:table-cell>
        </table:table-row>
        <table:table-row table:style-name="ro1">
          <table:table-cell office:value-type="float" office:value="9583768" calcext:value-type="float">
            <text:p>9583768</text:p>
          </table:table-cell>
          <table:table-cell table:formula="of:=[.A601]/1000/(60*60*24)" office:value-type="time" office:time-value="PT02H39M43.768S" calcext:value-type="time">
            <text:p>02:3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661.68" calcext:value-type="float">
            <text:p>661.68</text:p>
          </table:table-cell>
          <table:table-cell office:value-type="float" office:value="830.46" calcext:value-type="float">
            <text:p>830.46</text:p>
          </table:table-cell>
        </table:table-row>
        <table:table-row table:style-name="ro1">
          <table:table-cell office:value-type="float" office:value="9599768" calcext:value-type="float">
            <text:p>9599768</text:p>
          </table:table-cell>
          <table:table-cell table:formula="of:=[.A602]/1000/(60*60*24)" office:value-type="time" office:time-value="PT02H39M59.768S" calcext:value-type="time">
            <text:p>02:4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2.76" calcext:value-type="float">
            <text:p>662.76</text:p>
          </table:table-cell>
          <table:table-cell office:value-type="float" office:value="831.8" calcext:value-type="float">
            <text:p>831.8</text:p>
          </table:table-cell>
        </table:table-row>
        <table:table-row table:style-name="ro1">
          <table:table-cell office:value-type="float" office:value="9615768" calcext:value-type="float">
            <text:p>9615768</text:p>
          </table:table-cell>
          <table:table-cell table:formula="of:=[.A603]/1000/(60*60*24)" office:value-type="time" office:time-value="PT02H40M15.768S" calcext:value-type="time">
            <text:p>02:4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3.85" calcext:value-type="float">
            <text:p>663.85</text:p>
          </table:table-cell>
          <table:table-cell office:value-type="float" office:value="833.13" calcext:value-type="float">
            <text:p>833.13</text:p>
          </table:table-cell>
        </table:table-row>
        <table:table-row table:style-name="ro1">
          <table:table-cell office:value-type="float" office:value="9631768" calcext:value-type="float">
            <text:p>9631768</text:p>
          </table:table-cell>
          <table:table-cell table:formula="of:=[.A604]/1000/(60*60*24)" office:value-type="time" office:time-value="PT02H40M31.768S" calcext:value-type="time">
            <text:p>02:4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4.93" calcext:value-type="float">
            <text:p>664.93</text:p>
          </table:table-cell>
          <table:table-cell office:value-type="float" office:value="834.47" calcext:value-type="float">
            <text:p>834.47</text:p>
          </table:table-cell>
        </table:table-row>
        <table:table-row table:style-name="ro1">
          <table:table-cell office:value-type="float" office:value="9647768" calcext:value-type="float">
            <text:p>9647768</text:p>
          </table:table-cell>
          <table:table-cell table:formula="of:=[.A605]/1000/(60*60*24)" office:value-type="time" office:time-value="PT02H40M47.768S" calcext:value-type="time">
            <text:p>02:4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6.02" calcext:value-type="float">
            <text:p>666.02</text:p>
          </table:table-cell>
          <table:table-cell office:value-type="float" office:value="835.81" calcext:value-type="float">
            <text:p>835.81</text:p>
          </table:table-cell>
        </table:table-row>
        <table:table-row table:style-name="ro1">
          <table:table-cell office:value-type="float" office:value="9663768" calcext:value-type="float">
            <text:p>9663768</text:p>
          </table:table-cell>
          <table:table-cell table:formula="of:=[.A606]/1000/(60*60*24)" office:value-type="time" office:time-value="PT02H41M03.768S" calcext:value-type="time">
            <text:p>02:4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7.11" calcext:value-type="float">
            <text:p>667.11</text:p>
          </table:table-cell>
          <table:table-cell office:value-type="float" office:value="837.15" calcext:value-type="float">
            <text:p>837.15</text:p>
          </table:table-cell>
        </table:table-row>
        <table:table-row table:style-name="ro1">
          <table:table-cell office:value-type="float" office:value="9679768" calcext:value-type="float">
            <text:p>9679768</text:p>
          </table:table-cell>
          <table:table-cell table:formula="of:=[.A607]/1000/(60*60*24)" office:value-type="time" office:time-value="PT02H41M19.768S" calcext:value-type="time">
            <text:p>02:4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8.19" calcext:value-type="float">
            <text:p>668.19</text:p>
          </table:table-cell>
          <table:table-cell office:value-type="float" office:value="838.49" calcext:value-type="float">
            <text:p>838.49</text:p>
          </table:table-cell>
        </table:table-row>
        <table:table-row table:style-name="ro1">
          <table:table-cell office:value-type="float" office:value="9695768" calcext:value-type="float">
            <text:p>9695768</text:p>
          </table:table-cell>
          <table:table-cell table:formula="of:=[.A608]/1000/(60*60*24)" office:value-type="time" office:time-value="PT02H41M35.768S" calcext:value-type="time">
            <text:p>02:4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69.28" calcext:value-type="float">
            <text:p>669.28</text:p>
          </table:table-cell>
          <table:table-cell office:value-type="float" office:value="839.82" calcext:value-type="float">
            <text:p>839.82</text:p>
          </table:table-cell>
        </table:table-row>
        <table:table-row table:style-name="ro1">
          <table:table-cell office:value-type="float" office:value="9711768" calcext:value-type="float">
            <text:p>9711768</text:p>
          </table:table-cell>
          <table:table-cell table:formula="of:=[.A609]/1000/(60*60*24)" office:value-type="time" office:time-value="PT02H41M51.768S" calcext:value-type="time">
            <text:p>02:4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0.36" calcext:value-type="float">
            <text:p>670.36</text:p>
          </table:table-cell>
          <table:table-cell office:value-type="float" office:value="841.16" calcext:value-type="float">
            <text:p>841.16</text:p>
          </table:table-cell>
        </table:table-row>
        <table:table-row table:style-name="ro1">
          <table:table-cell office:value-type="float" office:value="9727768" calcext:value-type="float">
            <text:p>9727768</text:p>
          </table:table-cell>
          <table:table-cell table:formula="of:=[.A610]/1000/(60*60*24)" office:value-type="time" office:time-value="PT02H42M07.768S" calcext:value-type="time">
            <text:p>02:4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1.45" calcext:value-type="float">
            <text:p>671.45</text:p>
          </table:table-cell>
          <table:table-cell office:value-type="float" office:value="842.5" calcext:value-type="float">
            <text:p>842.5</text:p>
          </table:table-cell>
        </table:table-row>
        <table:table-row table:style-name="ro1">
          <table:table-cell office:value-type="float" office:value="9743768" calcext:value-type="float">
            <text:p>9743768</text:p>
          </table:table-cell>
          <table:table-cell table:formula="of:=[.A611]/1000/(60*60*24)" office:value-type="time" office:time-value="PT02H42M23.768S" calcext:value-type="time">
            <text:p>02:4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2.54" calcext:value-type="float">
            <text:p>672.54</text:p>
          </table:table-cell>
          <table:table-cell office:value-type="float" office:value="843.84" calcext:value-type="float">
            <text:p>843.84</text:p>
          </table:table-cell>
        </table:table-row>
        <table:table-row table:style-name="ro1">
          <table:table-cell office:value-type="float" office:value="9759768" calcext:value-type="float">
            <text:p>9759768</text:p>
          </table:table-cell>
          <table:table-cell table:formula="of:=[.A612]/1000/(60*60*24)" office:value-type="time" office:time-value="PT02H42M39.768S" calcext:value-type="time">
            <text:p>02:4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3.62" calcext:value-type="float">
            <text:p>673.62</text:p>
          </table:table-cell>
          <table:table-cell office:value-type="float" office:value="845.18" calcext:value-type="float">
            <text:p>845.18</text:p>
          </table:table-cell>
        </table:table-row>
        <table:table-row table:style-name="ro1">
          <table:table-cell office:value-type="float" office:value="9775768" calcext:value-type="float">
            <text:p>9775768</text:p>
          </table:table-cell>
          <table:table-cell table:formula="of:=[.A613]/1000/(60*60*24)" office:value-type="time" office:time-value="PT02H42M55.768S" calcext:value-type="time">
            <text:p>02:4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4.71" calcext:value-type="float">
            <text:p>674.71</text:p>
          </table:table-cell>
          <table:table-cell office:value-type="float" office:value="846.51" calcext:value-type="float">
            <text:p>846.51</text:p>
          </table:table-cell>
        </table:table-row>
        <table:table-row table:style-name="ro1">
          <table:table-cell office:value-type="float" office:value="9791768" calcext:value-type="float">
            <text:p>9791768</text:p>
          </table:table-cell>
          <table:table-cell table:formula="of:=[.A614]/1000/(60*60*24)" office:value-type="time" office:time-value="PT02H43M11.768S" calcext:value-type="time">
            <text:p>02:4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5.79" calcext:value-type="float">
            <text:p>675.79</text:p>
          </table:table-cell>
          <table:table-cell office:value-type="float" office:value="847.85" calcext:value-type="float">
            <text:p>847.85</text:p>
          </table:table-cell>
        </table:table-row>
        <table:table-row table:style-name="ro1">
          <table:table-cell office:value-type="float" office:value="9807768" calcext:value-type="float">
            <text:p>9807768</text:p>
          </table:table-cell>
          <table:table-cell table:formula="of:=[.A615]/1000/(60*60*24)" office:value-type="time" office:time-value="PT02H43M27.768S" calcext:value-type="time">
            <text:p>02:4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6.88" calcext:value-type="float">
            <text:p>676.88</text:p>
          </table:table-cell>
          <table:table-cell office:value-type="float" office:value="849.19" calcext:value-type="float">
            <text:p>849.19</text:p>
          </table:table-cell>
        </table:table-row>
        <table:table-row table:style-name="ro1">
          <table:table-cell office:value-type="float" office:value="9823768" calcext:value-type="float">
            <text:p>9823768</text:p>
          </table:table-cell>
          <table:table-cell table:formula="of:=[.A616]/1000/(60*60*24)" office:value-type="time" office:time-value="PT02H43M43.768S" calcext:value-type="time">
            <text:p>02:4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77.96" calcext:value-type="float">
            <text:p>677.96</text:p>
          </table:table-cell>
          <table:table-cell office:value-type="float" office:value="850.53" calcext:value-type="float">
            <text:p>850.53</text:p>
          </table:table-cell>
        </table:table-row>
        <table:table-row table:style-name="ro1">
          <table:table-cell office:value-type="float" office:value="9839768" calcext:value-type="float">
            <text:p>9839768</text:p>
          </table:table-cell>
          <table:table-cell table:formula="of:=[.A617]/1000/(60*60*24)" office:value-type="time" office:time-value="PT02H43M59.768S" calcext:value-type="time">
            <text:p>02:4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79.05" calcext:value-type="float">
            <text:p>679.05</text:p>
          </table:table-cell>
          <table:table-cell office:value-type="float" office:value="851.87" calcext:value-type="float">
            <text:p>851.87</text:p>
          </table:table-cell>
        </table:table-row>
        <table:table-row table:style-name="ro1">
          <table:table-cell office:value-type="float" office:value="9855768" calcext:value-type="float">
            <text:p>9855768</text:p>
          </table:table-cell>
          <table:table-cell table:formula="of:=[.A618]/1000/(60*60*24)" office:value-type="time" office:time-value="PT02H44M15.768S" calcext:value-type="time">
            <text:p>02:4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0.13" calcext:value-type="float">
            <text:p>680.13</text:p>
          </table:table-cell>
          <table:table-cell office:value-type="float" office:value="853.2" calcext:value-type="float">
            <text:p>853.2</text:p>
          </table:table-cell>
        </table:table-row>
        <table:table-row table:style-name="ro1">
          <table:table-cell office:value-type="float" office:value="9871768" calcext:value-type="float">
            <text:p>9871768</text:p>
          </table:table-cell>
          <table:table-cell table:formula="of:=[.A619]/1000/(60*60*24)" office:value-type="time" office:time-value="PT02H44M31.768S" calcext:value-type="time">
            <text:p>02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1.22" calcext:value-type="float">
            <text:p>681.22</text:p>
          </table:table-cell>
          <table:table-cell office:value-type="float" office:value="854.54" calcext:value-type="float">
            <text:p>854.54</text:p>
          </table:table-cell>
        </table:table-row>
        <table:table-row table:style-name="ro1">
          <table:table-cell office:value-type="float" office:value="9887768" calcext:value-type="float">
            <text:p>9887768</text:p>
          </table:table-cell>
          <table:table-cell table:formula="of:=[.A620]/1000/(60*60*24)" office:value-type="time" office:time-value="PT02H44M47.768S" calcext:value-type="time">
            <text:p>02:4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2.31" calcext:value-type="float">
            <text:p>682.31</text:p>
          </table:table-cell>
          <table:table-cell office:value-type="float" office:value="855.88" calcext:value-type="float">
            <text:p>855.88</text:p>
          </table:table-cell>
        </table:table-row>
        <table:table-row table:style-name="ro1">
          <table:table-cell office:value-type="float" office:value="9903768" calcext:value-type="float">
            <text:p>9903768</text:p>
          </table:table-cell>
          <table:table-cell table:formula="of:=[.A621]/1000/(60*60*24)" office:value-type="time" office:time-value="PT02H45M03.768S" calcext:value-type="time">
            <text:p>02:4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3.39" calcext:value-type="float">
            <text:p>683.39</text:p>
          </table:table-cell>
          <table:table-cell office:value-type="float" office:value="857.22" calcext:value-type="float">
            <text:p>857.22</text:p>
          </table:table-cell>
        </table:table-row>
        <table:table-row table:style-name="ro1">
          <table:table-cell office:value-type="float" office:value="9919768" calcext:value-type="float">
            <text:p>9919768</text:p>
          </table:table-cell>
          <table:table-cell table:formula="of:=[.A622]/1000/(60*60*24)" office:value-type="time" office:time-value="PT02H45M19.768S" calcext:value-type="time">
            <text:p>02:4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4.48" calcext:value-type="float">
            <text:p>684.48</text:p>
          </table:table-cell>
          <table:table-cell office:value-type="float" office:value="858.56" calcext:value-type="float">
            <text:p>858.56</text:p>
          </table:table-cell>
        </table:table-row>
        <table:table-row table:style-name="ro1">
          <table:table-cell office:value-type="float" office:value="9935768" calcext:value-type="float">
            <text:p>9935768</text:p>
          </table:table-cell>
          <table:table-cell table:formula="of:=[.A623]/1000/(60*60*24)" office:value-type="time" office:time-value="PT02H45M35.768S" calcext:value-type="time">
            <text:p>02:4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5.56" calcext:value-type="float">
            <text:p>685.56</text:p>
          </table:table-cell>
          <table:table-cell office:value-type="float" office:value="859.89" calcext:value-type="float">
            <text:p>859.89</text:p>
          </table:table-cell>
        </table:table-row>
        <table:table-row table:style-name="ro1">
          <table:table-cell office:value-type="float" office:value="9951768" calcext:value-type="float">
            <text:p>9951768</text:p>
          </table:table-cell>
          <table:table-cell table:formula="of:=[.A624]/1000/(60*60*24)" office:value-type="time" office:time-value="PT02H45M51.768S" calcext:value-type="time">
            <text:p>02:4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6.65" calcext:value-type="float">
            <text:p>686.65</text:p>
          </table:table-cell>
          <table:table-cell office:value-type="float" office:value="861.23" calcext:value-type="float">
            <text:p>861.23</text:p>
          </table:table-cell>
        </table:table-row>
        <table:table-row table:style-name="ro1">
          <table:table-cell office:value-type="float" office:value="9967768" calcext:value-type="float">
            <text:p>9967768</text:p>
          </table:table-cell>
          <table:table-cell table:formula="of:=[.A625]/1000/(60*60*24)" office:value-type="time" office:time-value="PT02H46M07.768S" calcext:value-type="time">
            <text:p>02:4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7.73" calcext:value-type="float">
            <text:p>687.73</text:p>
          </table:table-cell>
          <table:table-cell office:value-type="float" office:value="862.57" calcext:value-type="float">
            <text:p>862.57</text:p>
          </table:table-cell>
        </table:table-row>
        <table:table-row table:style-name="ro1">
          <table:table-cell office:value-type="float" office:value="9983768" calcext:value-type="float">
            <text:p>9983768</text:p>
          </table:table-cell>
          <table:table-cell table:formula="of:=[.A626]/1000/(60*60*24)" office:value-type="time" office:time-value="PT02H46M23.768S" calcext:value-type="time">
            <text:p>02:4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8.82" calcext:value-type="float">
            <text:p>688.82</text:p>
          </table:table-cell>
          <table:table-cell office:value-type="float" office:value="863.91" calcext:value-type="float">
            <text:p>863.91</text:p>
          </table:table-cell>
        </table:table-row>
        <table:table-row table:style-name="ro1">
          <table:table-cell office:value-type="float" office:value="9999768" calcext:value-type="float">
            <text:p>9999768</text:p>
          </table:table-cell>
          <table:table-cell table:formula="of:=[.A627]/1000/(60*60*24)" office:value-type="time" office:time-value="PT02H46M39.768S" calcext:value-type="time">
            <text:p>02:4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89.9" calcext:value-type="float">
            <text:p>689.9</text:p>
          </table:table-cell>
          <table:table-cell office:value-type="float" office:value="865.24" calcext:value-type="float">
            <text:p>865.24</text:p>
          </table:table-cell>
        </table:table-row>
        <table:table-row table:style-name="ro1">
          <table:table-cell office:value-type="float" office:value="10015768" calcext:value-type="float">
            <text:p>10015768</text:p>
          </table:table-cell>
          <table:table-cell table:formula="of:=[.A628]/1000/(60*60*24)" office:value-type="time" office:time-value="PT02H46M55.768S" calcext:value-type="time">
            <text:p>02:46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690.99" calcext:value-type="float">
            <text:p>690.99</text:p>
          </table:table-cell>
          <table:table-cell office:value-type="float" office:value="866.58" calcext:value-type="float">
            <text:p>866.58</text:p>
          </table:table-cell>
        </table:table-row>
        <table:table-row table:style-name="ro1">
          <table:table-cell office:value-type="float" office:value="10031768" calcext:value-type="float">
            <text:p>10031768</text:p>
          </table:table-cell>
          <table:table-cell table:formula="of:=[.A629]/1000/(60*60*24)" office:value-type="time" office:time-value="PT02H47M11.768S" calcext:value-type="time">
            <text:p>02:4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2.07" calcext:value-type="float">
            <text:p>692.07</text:p>
          </table:table-cell>
          <table:table-cell office:value-type="float" office:value="867.92" calcext:value-type="float">
            <text:p>867.92</text:p>
          </table:table-cell>
        </table:table-row>
        <table:table-row table:style-name="ro1">
          <table:table-cell office:value-type="float" office:value="10047768" calcext:value-type="float">
            <text:p>10047768</text:p>
          </table:table-cell>
          <table:table-cell table:formula="of:=[.A630]/1000/(60*60*24)" office:value-type="time" office:time-value="PT02H47M27.768S" calcext:value-type="time">
            <text:p>02:4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3.16" calcext:value-type="float">
            <text:p>693.16</text:p>
          </table:table-cell>
          <table:table-cell office:value-type="float" office:value="869.26" calcext:value-type="float">
            <text:p>869.26</text:p>
          </table:table-cell>
        </table:table-row>
        <table:table-row table:style-name="ro1">
          <table:table-cell office:value-type="float" office:value="10063768" calcext:value-type="float">
            <text:p>10063768</text:p>
          </table:table-cell>
          <table:table-cell table:formula="of:=[.A631]/1000/(60*60*24)" office:value-type="time" office:time-value="PT02H47M43.768S" calcext:value-type="time">
            <text:p>02:4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4.24" calcext:value-type="float">
            <text:p>694.24</text:p>
          </table:table-cell>
          <table:table-cell office:value-type="float" office:value="870.59" calcext:value-type="float">
            <text:p>870.59</text:p>
          </table:table-cell>
        </table:table-row>
        <table:table-row table:style-name="ro1">
          <table:table-cell office:value-type="float" office:value="10079768" calcext:value-type="float">
            <text:p>10079768</text:p>
          </table:table-cell>
          <table:table-cell table:formula="of:=[.A632]/1000/(60*60*24)" office:value-type="time" office:time-value="PT02H47M59.768S" calcext:value-type="time">
            <text:p>02:4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695.33" calcext:value-type="float">
            <text:p>695.33</text:p>
          </table:table-cell>
          <table:table-cell office:value-type="float" office:value="871.93" calcext:value-type="float">
            <text:p>871.93</text:p>
          </table:table-cell>
        </table:table-row>
        <table:table-row table:style-name="ro1">
          <table:table-cell office:value-type="float" office:value="10095768" calcext:value-type="float">
            <text:p>10095768</text:p>
          </table:table-cell>
          <table:table-cell table:formula="of:=[.A633]/1000/(60*60*24)" office:value-type="time" office:time-value="PT02H48M15.768S" calcext:value-type="time">
            <text:p>02:4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6.41" calcext:value-type="float">
            <text:p>696.41</text:p>
          </table:table-cell>
          <table:table-cell office:value-type="float" office:value="873.27" calcext:value-type="float">
            <text:p>873.27</text:p>
          </table:table-cell>
        </table:table-row>
        <table:table-row table:style-name="ro1">
          <table:table-cell office:value-type="float" office:value="10111768" calcext:value-type="float">
            <text:p>10111768</text:p>
          </table:table-cell>
          <table:table-cell table:formula="of:=[.A634]/1000/(60*60*24)" office:value-type="time" office:time-value="PT02H48M31.768S" calcext:value-type="time">
            <text:p>02:4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7.5" calcext:value-type="float">
            <text:p>697.5</text:p>
          </table:table-cell>
          <table:table-cell office:value-type="float" office:value="874.61" calcext:value-type="float">
            <text:p>874.61</text:p>
          </table:table-cell>
        </table:table-row>
        <table:table-row table:style-name="ro1">
          <table:table-cell office:value-type="float" office:value="10127768" calcext:value-type="float">
            <text:p>10127768</text:p>
          </table:table-cell>
          <table:table-cell table:formula="of:=[.A635]/1000/(60*60*24)" office:value-type="time" office:time-value="PT02H48M47.768S" calcext:value-type="time">
            <text:p>02:4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8.58" calcext:value-type="float">
            <text:p>698.58</text:p>
          </table:table-cell>
          <table:table-cell office:value-type="float" office:value="875.94" calcext:value-type="float">
            <text:p>875.94</text:p>
          </table:table-cell>
        </table:table-row>
        <table:table-row table:style-name="ro1">
          <table:table-cell office:value-type="float" office:value="10143768" calcext:value-type="float">
            <text:p>10143768</text:p>
          </table:table-cell>
          <table:table-cell table:formula="of:=[.A636]/1000/(60*60*24)" office:value-type="time" office:time-value="PT02H49M03.768S" calcext:value-type="time">
            <text:p>02:4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699.67" calcext:value-type="float">
            <text:p>699.67</text:p>
          </table:table-cell>
          <table:table-cell office:value-type="float" office:value="877.28" calcext:value-type="float">
            <text:p>877.28</text:p>
          </table:table-cell>
        </table:table-row>
        <table:table-row table:style-name="ro1">
          <table:table-cell office:value-type="float" office:value="10159768" calcext:value-type="float">
            <text:p>10159768</text:p>
          </table:table-cell>
          <table:table-cell table:formula="of:=[.A637]/1000/(60*60*24)" office:value-type="time" office:time-value="PT02H49M19.768S" calcext:value-type="time">
            <text:p>02:4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00.75" calcext:value-type="float">
            <text:p>700.75</text:p>
          </table:table-cell>
          <table:table-cell office:value-type="float" office:value="878.62" calcext:value-type="float">
            <text:p>878.62</text:p>
          </table:table-cell>
        </table:table-row>
        <table:table-row table:style-name="ro1">
          <table:table-cell office:value-type="float" office:value="10175768" calcext:value-type="float">
            <text:p>10175768</text:p>
          </table:table-cell>
          <table:table-cell table:formula="of:=[.A638]/1000/(60*60*24)" office:value-type="time" office:time-value="PT02H49M35.768S" calcext:value-type="time">
            <text:p>02:4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1.84" calcext:value-type="float">
            <text:p>701.84</text:p>
          </table:table-cell>
          <table:table-cell office:value-type="float" office:value="879.95" calcext:value-type="float">
            <text:p>879.95</text:p>
          </table:table-cell>
        </table:table-row>
        <table:table-row table:style-name="ro1">
          <table:table-cell office:value-type="float" office:value="10191768" calcext:value-type="float">
            <text:p>10191768</text:p>
          </table:table-cell>
          <table:table-cell table:formula="of:=[.A639]/1000/(60*60*24)" office:value-type="time" office:time-value="PT02H49M51.768S" calcext:value-type="time">
            <text:p>02:4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2.92" calcext:value-type="float">
            <text:p>702.92</text:p>
          </table:table-cell>
          <table:table-cell office:value-type="float" office:value="881.29" calcext:value-type="float">
            <text:p>881.29</text:p>
          </table:table-cell>
        </table:table-row>
        <table:table-row table:style-name="ro1">
          <table:table-cell office:value-type="float" office:value="10207768" calcext:value-type="float">
            <text:p>10207768</text:p>
          </table:table-cell>
          <table:table-cell table:formula="of:=[.A640]/1000/(60*60*24)" office:value-type="time" office:time-value="PT02H50M07.768S" calcext:value-type="time">
            <text:p>02:5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4.01" calcext:value-type="float">
            <text:p>704.01</text:p>
          </table:table-cell>
          <table:table-cell office:value-type="float" office:value="882.63" calcext:value-type="float">
            <text:p>882.63</text:p>
          </table:table-cell>
        </table:table-row>
        <table:table-row table:style-name="ro1">
          <table:table-cell office:value-type="float" office:value="10223768" calcext:value-type="float">
            <text:p>10223768</text:p>
          </table:table-cell>
          <table:table-cell table:formula="of:=[.A641]/1000/(60*60*24)" office:value-type="time" office:time-value="PT02H50M23.768S" calcext:value-type="time">
            <text:p>02:5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5.09" calcext:value-type="float">
            <text:p>705.09</text:p>
          </table:table-cell>
          <table:table-cell office:value-type="float" office:value="883.96" calcext:value-type="float">
            <text:p>883.96</text:p>
          </table:table-cell>
        </table:table-row>
        <table:table-row table:style-name="ro1">
          <table:table-cell office:value-type="float" office:value="10239768" calcext:value-type="float">
            <text:p>10239768</text:p>
          </table:table-cell>
          <table:table-cell table:formula="of:=[.A642]/1000/(60*60*24)" office:value-type="time" office:time-value="PT02H50M39.768S" calcext:value-type="time">
            <text:p>02:5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706.18" calcext:value-type="float">
            <text:p>706.18</text:p>
          </table:table-cell>
          <table:table-cell office:value-type="float" office:value="885.3" calcext:value-type="float">
            <text:p>885.3</text:p>
          </table:table-cell>
        </table:table-row>
        <table:table-row table:style-name="ro1">
          <table:table-cell office:value-type="float" office:value="10255768" calcext:value-type="float">
            <text:p>10255768</text:p>
          </table:table-cell>
          <table:table-cell table:formula="of:=[.A643]/1000/(60*60*24)" office:value-type="time" office:time-value="PT02H50M55.768S" calcext:value-type="time">
            <text:p>02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7.26" calcext:value-type="float">
            <text:p>707.26</text:p>
          </table:table-cell>
          <table:table-cell office:value-type="float" office:value="886.64" calcext:value-type="float">
            <text:p>886.64</text:p>
          </table:table-cell>
        </table:table-row>
        <table:table-row table:style-name="ro1">
          <table:table-cell office:value-type="float" office:value="10271768" calcext:value-type="float">
            <text:p>10271768</text:p>
          </table:table-cell>
          <table:table-cell table:formula="of:=[.A644]/1000/(60*60*24)" office:value-type="time" office:time-value="PT02H51M11.768S" calcext:value-type="time">
            <text:p>02:5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8.35" calcext:value-type="float">
            <text:p>708.35</text:p>
          </table:table-cell>
          <table:table-cell office:value-type="float" office:value="887.98" calcext:value-type="float">
            <text:p>887.98</text:p>
          </table:table-cell>
        </table:table-row>
        <table:table-row table:style-name="ro1">
          <table:table-cell office:value-type="float" office:value="10287768" calcext:value-type="float">
            <text:p>10287768</text:p>
          </table:table-cell>
          <table:table-cell table:formula="of:=[.A645]/1000/(60*60*24)" office:value-type="time" office:time-value="PT02H51M27.768S" calcext:value-type="time">
            <text:p>02:5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09.43" calcext:value-type="float">
            <text:p>709.43</text:p>
          </table:table-cell>
          <table:table-cell office:value-type="float" office:value="889.31" calcext:value-type="float">
            <text:p>889.31</text:p>
          </table:table-cell>
        </table:table-row>
        <table:table-row table:style-name="ro1">
          <table:table-cell office:value-type="float" office:value="10303768" calcext:value-type="float">
            <text:p>10303768</text:p>
          </table:table-cell>
          <table:table-cell table:formula="of:=[.A646]/1000/(60*60*24)" office:value-type="time" office:time-value="PT02H51M43.768S" calcext:value-type="time">
            <text:p>02:5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0.52" calcext:value-type="float">
            <text:p>710.52</text:p>
          </table:table-cell>
          <table:table-cell office:value-type="float" office:value="890.65" calcext:value-type="float">
            <text:p>890.65</text:p>
          </table:table-cell>
        </table:table-row>
        <table:table-row table:style-name="ro1">
          <table:table-cell office:value-type="float" office:value="10319768" calcext:value-type="float">
            <text:p>10319768</text:p>
          </table:table-cell>
          <table:table-cell table:formula="of:=[.A647]/1000/(60*60*24)" office:value-type="time" office:time-value="PT02H51M59.768S" calcext:value-type="time">
            <text:p>02:5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1.6" calcext:value-type="float">
            <text:p>711.6</text:p>
          </table:table-cell>
          <table:table-cell office:value-type="float" office:value="891.99" calcext:value-type="float">
            <text:p>891.99</text:p>
          </table:table-cell>
        </table:table-row>
        <table:table-row table:style-name="ro1">
          <table:table-cell office:value-type="float" office:value="10335768" calcext:value-type="float">
            <text:p>10335768</text:p>
          </table:table-cell>
          <table:table-cell table:formula="of:=[.A648]/1000/(60*60*24)" office:value-type="time" office:time-value="PT02H52M15.768S" calcext:value-type="time">
            <text:p>02:5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2.69" calcext:value-type="float">
            <text:p>712.69</text:p>
          </table:table-cell>
          <table:table-cell office:value-type="float" office:value="893.32" calcext:value-type="float">
            <text:p>893.32</text:p>
          </table:table-cell>
        </table:table-row>
        <table:table-row table:style-name="ro1">
          <table:table-cell office:value-type="float" office:value="10351768" calcext:value-type="float">
            <text:p>10351768</text:p>
          </table:table-cell>
          <table:table-cell table:formula="of:=[.A649]/1000/(60*60*24)" office:value-type="time" office:time-value="PT02H52M31.768S" calcext:value-type="time">
            <text:p>02:5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3.77" calcext:value-type="float">
            <text:p>713.77</text:p>
          </table:table-cell>
          <table:table-cell office:value-type="float" office:value="894.66" calcext:value-type="float">
            <text:p>894.66</text:p>
          </table:table-cell>
        </table:table-row>
        <table:table-row table:style-name="ro1">
          <table:table-cell office:value-type="float" office:value="10367768" calcext:value-type="float">
            <text:p>10367768</text:p>
          </table:table-cell>
          <table:table-cell table:formula="of:=[.A650]/1000/(60*60*24)" office:value-type="time" office:time-value="PT02H52M47.768S" calcext:value-type="time">
            <text:p>02:5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4.86" calcext:value-type="float">
            <text:p>714.8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0383768" calcext:value-type="float">
            <text:p>10383768</text:p>
          </table:table-cell>
          <table:table-cell table:formula="of:=[.A651]/1000/(60*60*24)" office:value-type="time" office:time-value="PT02H53M03.768S" calcext:value-type="time">
            <text:p>02:5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5.94" calcext:value-type="float">
            <text:p>715.94</text:p>
          </table:table-cell>
          <table:table-cell office:value-type="float" office:value="897.33" calcext:value-type="float">
            <text:p>897.33</text:p>
          </table:table-cell>
        </table:table-row>
        <table:table-row table:style-name="ro1">
          <table:table-cell office:value-type="float" office:value="10399768" calcext:value-type="float">
            <text:p>10399768</text:p>
          </table:table-cell>
          <table:table-cell table:formula="of:=[.A652]/1000/(60*60*24)" office:value-type="time" office:time-value="PT02H53M19.768S" calcext:value-type="time">
            <text:p>02:5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17.03" calcext:value-type="float">
            <text:p>717.03</text:p>
          </table:table-cell>
          <table:table-cell office:value-type="float" office:value="898.67" calcext:value-type="float">
            <text:p>898.67</text:p>
          </table:table-cell>
        </table:table-row>
        <table:table-row table:style-name="ro1">
          <table:table-cell office:value-type="float" office:value="10415768" calcext:value-type="float">
            <text:p>10415768</text:p>
          </table:table-cell>
          <table:table-cell table:formula="of:=[.A653]/1000/(60*60*24)" office:value-type="time" office:time-value="PT02H53M35.768S" calcext:value-type="time">
            <text:p>02:5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18.11" calcext:value-type="float">
            <text:p>718.11</text:p>
          </table:table-cell>
          <table:table-cell office:value-type="float" office:value="900.01" calcext:value-type="float">
            <text:p>900.01</text:p>
          </table:table-cell>
        </table:table-row>
        <table:table-row table:style-name="ro1">
          <table:table-cell office:value-type="float" office:value="10431768" calcext:value-type="float">
            <text:p>10431768</text:p>
          </table:table-cell>
          <table:table-cell table:formula="of:=[.A654]/1000/(60*60*24)" office:value-type="time" office:time-value="PT02H53M51.768S" calcext:value-type="time">
            <text:p>02:5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19.19" calcext:value-type="float">
            <text:p>719.19</text:p>
          </table:table-cell>
          <table:table-cell office:value-type="float" office:value="901.34" calcext:value-type="float">
            <text:p>901.34</text:p>
          </table:table-cell>
        </table:table-row>
        <table:table-row table:style-name="ro1">
          <table:table-cell office:value-type="float" office:value="10447768" calcext:value-type="float">
            <text:p>10447768</text:p>
          </table:table-cell>
          <table:table-cell table:formula="of:=[.A655]/1000/(60*60*24)" office:value-type="time" office:time-value="PT02H54M07.768S" calcext:value-type="time">
            <text:p>02:5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0.28" calcext:value-type="float">
            <text:p>720.28</text:p>
          </table:table-cell>
          <table:table-cell office:value-type="float" office:value="902.68" calcext:value-type="float">
            <text:p>902.68</text:p>
          </table:table-cell>
        </table:table-row>
        <table:table-row table:style-name="ro1">
          <table:table-cell office:value-type="float" office:value="10463768" calcext:value-type="float">
            <text:p>10463768</text:p>
          </table:table-cell>
          <table:table-cell table:formula="of:=[.A656]/1000/(60*60*24)" office:value-type="time" office:time-value="PT02H54M23.768S" calcext:value-type="time">
            <text:p>02:5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1.36" calcext:value-type="float">
            <text:p>721.36</text:p>
          </table:table-cell>
          <table:table-cell office:value-type="float" office:value="904.02" calcext:value-type="float">
            <text:p>904.02</text:p>
          </table:table-cell>
        </table:table-row>
        <table:table-row table:style-name="ro1">
          <table:table-cell office:value-type="float" office:value="10479767" calcext:value-type="float">
            <text:p>10479767</text:p>
          </table:table-cell>
          <table:table-cell table:formula="of:=[.A657]/1000/(60*60*24)" office:value-type="time" office:time-value="PT02H54M39.767S" calcext:value-type="time">
            <text:p>02:5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22.45" calcext:value-type="float">
            <text:p>722.45</text:p>
          </table:table-cell>
          <table:table-cell office:value-type="float" office:value="905.35" calcext:value-type="float">
            <text:p>905.35</text:p>
          </table:table-cell>
        </table:table-row>
        <table:table-row table:style-name="ro1">
          <table:table-cell office:value-type="float" office:value="10495768" calcext:value-type="float">
            <text:p>10495768</text:p>
          </table:table-cell>
          <table:table-cell table:formula="of:=[.A658]/1000/(60*60*24)" office:value-type="time" office:time-value="PT02H54M55.768S" calcext:value-type="time">
            <text:p>02:5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3.53" calcext:value-type="float">
            <text:p>723.53</text:p>
          </table:table-cell>
          <table:table-cell office:value-type="float" office:value="906.69" calcext:value-type="float">
            <text:p>906.69</text:p>
          </table:table-cell>
        </table:table-row>
        <table:table-row table:style-name="ro1">
          <table:table-cell office:value-type="float" office:value="10511768" calcext:value-type="float">
            <text:p>10511768</text:p>
          </table:table-cell>
          <table:table-cell table:formula="of:=[.A659]/1000/(60*60*24)" office:value-type="time" office:time-value="PT02H55M11.768S" calcext:value-type="time">
            <text:p>02:5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24.62" calcext:value-type="float">
            <text:p>724.62</text:p>
          </table:table-cell>
          <table:table-cell office:value-type="float" office:value="908.03" calcext:value-type="float">
            <text:p>908.03</text:p>
          </table:table-cell>
        </table:table-row>
        <table:table-row table:style-name="ro1">
          <table:table-cell office:value-type="float" office:value="10527768" calcext:value-type="float">
            <text:p>10527768</text:p>
          </table:table-cell>
          <table:table-cell table:formula="of:=[.A660]/1000/(60*60*24)" office:value-type="time" office:time-value="PT02H55M27.768S" calcext:value-type="time">
            <text:p>02:5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5.7" calcext:value-type="float">
            <text:p>725.7</text:p>
          </table:table-cell>
          <table:table-cell office:value-type="float" office:value="909.36" calcext:value-type="float">
            <text:p>909.36</text:p>
          </table:table-cell>
        </table:table-row>
        <table:table-row table:style-name="ro1">
          <table:table-cell office:value-type="float" office:value="10543768" calcext:value-type="float">
            <text:p>10543768</text:p>
          </table:table-cell>
          <table:table-cell table:formula="of:=[.A661]/1000/(60*60*24)" office:value-type="time" office:time-value="PT02H55M43.768S" calcext:value-type="time">
            <text:p>02:5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6.79" calcext:value-type="float">
            <text:p>726.79</text:p>
          </table:table-cell>
          <table:table-cell office:value-type="float" office:value="910.7" calcext:value-type="float">
            <text:p>910.7</text:p>
          </table:table-cell>
        </table:table-row>
        <table:table-row table:style-name="ro1">
          <table:table-cell office:value-type="float" office:value="10559768" calcext:value-type="float">
            <text:p>10559768</text:p>
          </table:table-cell>
          <table:table-cell table:formula="of:=[.A662]/1000/(60*60*24)" office:value-type="time" office:time-value="PT02H55M59.768S" calcext:value-type="time">
            <text:p>02:5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7.87" calcext:value-type="float">
            <text:p>727.87</text:p>
          </table:table-cell>
          <table:table-cell office:value-type="float" office:value="912.04" calcext:value-type="float">
            <text:p>912.04</text:p>
          </table:table-cell>
        </table:table-row>
        <table:table-row table:style-name="ro1">
          <table:table-cell office:value-type="float" office:value="10575768" calcext:value-type="float">
            <text:p>10575768</text:p>
          </table:table-cell>
          <table:table-cell table:formula="of:=[.A663]/1000/(60*60*24)" office:value-type="time" office:time-value="PT02H56M15.768S" calcext:value-type="time">
            <text:p>02:5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28.96" calcext:value-type="float">
            <text:p>728.96</text:p>
          </table:table-cell>
          <table:table-cell office:value-type="float" office:value="913.37" calcext:value-type="float">
            <text:p>913.37</text:p>
          </table:table-cell>
        </table:table-row>
        <table:table-row table:style-name="ro1">
          <table:table-cell office:value-type="float" office:value="10591768" calcext:value-type="float">
            <text:p>10591768</text:p>
          </table:table-cell>
          <table:table-cell table:formula="of:=[.A664]/1000/(60*60*24)" office:value-type="time" office:time-value="PT02H56M31.768S" calcext:value-type="time">
            <text:p>02:5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0.04" calcext:value-type="float">
            <text:p>730.04</text:p>
          </table:table-cell>
          <table:table-cell office:value-type="float" office:value="914.71" calcext:value-type="float">
            <text:p>914.71</text:p>
          </table:table-cell>
        </table:table-row>
        <table:table-row table:style-name="ro1">
          <table:table-cell office:value-type="float" office:value="10607768" calcext:value-type="float">
            <text:p>10607768</text:p>
          </table:table-cell>
          <table:table-cell table:formula="of:=[.A665]/1000/(60*60*24)" office:value-type="time" office:time-value="PT02H56M47.768S" calcext:value-type="time">
            <text:p>02:5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1.12" calcext:value-type="float">
            <text:p>731.12</text:p>
          </table:table-cell>
          <table:table-cell office:value-type="float" office:value="916.04" calcext:value-type="float">
            <text:p>916.04</text:p>
          </table:table-cell>
        </table:table-row>
        <table:table-row table:style-name="ro1">
          <table:table-cell office:value-type="float" office:value="10623768" calcext:value-type="float">
            <text:p>10623768</text:p>
          </table:table-cell>
          <table:table-cell table:formula="of:=[.A666]/1000/(60*60*24)" office:value-type="time" office:time-value="PT02H57M03.768S" calcext:value-type="time">
            <text:p>02:5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2.21" calcext:value-type="float">
            <text:p>732.21</text:p>
          </table:table-cell>
          <table:table-cell office:value-type="float" office:value="917.38" calcext:value-type="float">
            <text:p>917.38</text:p>
          </table:table-cell>
        </table:table-row>
        <table:table-row table:style-name="ro1">
          <table:table-cell office:value-type="float" office:value="10639768" calcext:value-type="float">
            <text:p>10639768</text:p>
          </table:table-cell>
          <table:table-cell table:formula="of:=[.A667]/1000/(60*60*24)" office:value-type="time" office:time-value="PT02H57M19.768S" calcext:value-type="time">
            <text:p>02:5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3.29" calcext:value-type="float">
            <text:p>733.29</text:p>
          </table:table-cell>
          <table:table-cell office:value-type="float" office:value="918.72" calcext:value-type="float">
            <text:p>918.72</text:p>
          </table:table-cell>
        </table:table-row>
        <table:table-row table:style-name="ro1">
          <table:table-cell office:value-type="float" office:value="10655768" calcext:value-type="float">
            <text:p>10655768</text:p>
          </table:table-cell>
          <table:table-cell table:formula="of:=[.A668]/1000/(60*60*24)" office:value-type="time" office:time-value="PT02H57M35.768S" calcext:value-type="time">
            <text:p>02:5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4.38" calcext:value-type="float">
            <text:p>734.38</text:p>
          </table:table-cell>
          <table:table-cell office:value-type="float" office:value="920.05" calcext:value-type="float">
            <text:p>920.05</text:p>
          </table:table-cell>
        </table:table-row>
        <table:table-row table:style-name="ro1">
          <table:table-cell office:value-type="float" office:value="10671768" calcext:value-type="float">
            <text:p>10671768</text:p>
          </table:table-cell>
          <table:table-cell table:formula="of:=[.A669]/1000/(60*60*24)" office:value-type="time" office:time-value="PT02H57M51.768S" calcext:value-type="time">
            <text:p>02:5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35.46" calcext:value-type="float">
            <text:p>735.46</text:p>
          </table:table-cell>
          <table:table-cell office:value-type="float" office:value="921.39" calcext:value-type="float">
            <text:p>921.39</text:p>
          </table:table-cell>
        </table:table-row>
        <table:table-row table:style-name="ro1">
          <table:table-cell office:value-type="float" office:value="10687768" calcext:value-type="float">
            <text:p>10687768</text:p>
          </table:table-cell>
          <table:table-cell table:formula="of:=[.A670]/1000/(60*60*24)" office:value-type="time" office:time-value="PT02H58M07.768S" calcext:value-type="time">
            <text:p>02:5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6.55" calcext:value-type="float">
            <text:p>736.55</text:p>
          </table:table-cell>
          <table:table-cell office:value-type="float" office:value="922.73" calcext:value-type="float">
            <text:p>922.73</text:p>
          </table:table-cell>
        </table:table-row>
        <table:table-row table:style-name="ro1">
          <table:table-cell office:value-type="float" office:value="10703768" calcext:value-type="float">
            <text:p>10703768</text:p>
          </table:table-cell>
          <table:table-cell table:formula="of:=[.A671]/1000/(60*60*24)" office:value-type="time" office:time-value="PT02H58M23.768S" calcext:value-type="time">
            <text:p>02:5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37.63" calcext:value-type="float">
            <text:p>737.63</text:p>
          </table:table-cell>
          <table:table-cell office:value-type="float" office:value="924.06" calcext:value-type="float">
            <text:p>924.06</text:p>
          </table:table-cell>
        </table:table-row>
        <table:table-row table:style-name="ro1">
          <table:table-cell office:value-type="float" office:value="10719768" calcext:value-type="float">
            <text:p>10719768</text:p>
          </table:table-cell>
          <table:table-cell table:formula="of:=[.A672]/1000/(60*60*24)" office:value-type="time" office:time-value="PT02H58M39.768S" calcext:value-type="time">
            <text:p>02:5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8.71" calcext:value-type="float">
            <text:p>738.71</text:p>
          </table:table-cell>
          <table:table-cell office:value-type="float" office:value="925.4" calcext:value-type="float">
            <text:p>925.4</text:p>
          </table:table-cell>
        </table:table-row>
        <table:table-row table:style-name="ro1">
          <table:table-cell office:value-type="float" office:value="10735768" calcext:value-type="float">
            <text:p>10735768</text:p>
          </table:table-cell>
          <table:table-cell table:formula="of:=[.A673]/1000/(60*60*24)" office:value-type="time" office:time-value="PT02H58M55.768S" calcext:value-type="time">
            <text:p>02:5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39.8" calcext:value-type="float">
            <text:p>739.8</text:p>
          </table:table-cell>
          <table:table-cell office:value-type="float" office:value="926.73" calcext:value-type="float">
            <text:p>926.73</text:p>
          </table:table-cell>
        </table:table-row>
        <table:table-row table:style-name="ro1">
          <table:table-cell office:value-type="float" office:value="10751768" calcext:value-type="float">
            <text:p>10751768</text:p>
          </table:table-cell>
          <table:table-cell table:formula="of:=[.A674]/1000/(60*60*24)" office:value-type="time" office:time-value="PT02H59M11.768S" calcext:value-type="time">
            <text:p>02:5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40.88" calcext:value-type="float">
            <text:p>740.88</text:p>
          </table:table-cell>
          <table:table-cell office:value-type="float" office:value="928.07" calcext:value-type="float">
            <text:p>928.07</text:p>
          </table:table-cell>
        </table:table-row>
        <table:table-row table:style-name="ro1">
          <table:table-cell office:value-type="float" office:value="10767768" calcext:value-type="float">
            <text:p>10767768</text:p>
          </table:table-cell>
          <table:table-cell table:formula="of:=[.A675]/1000/(60*60*24)" office:value-type="time" office:time-value="PT02H59M27.768S" calcext:value-type="time">
            <text:p>02:5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41.97" calcext:value-type="float">
            <text:p>741.97</text:p>
          </table:table-cell>
          <table:table-cell office:value-type="float" office:value="929.4" calcext:value-type="float">
            <text:p>929.4</text:p>
          </table:table-cell>
        </table:table-row>
        <table:table-row table:style-name="ro1">
          <table:table-cell office:value-type="float" office:value="10783768" calcext:value-type="float">
            <text:p>10783768</text:p>
          </table:table-cell>
          <table:table-cell table:formula="of:=[.A676]/1000/(60*60*24)" office:value-type="time" office:time-value="PT02H59M43.768S" calcext:value-type="time">
            <text:p>02:5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743.05" calcext:value-type="float">
            <text:p>743.05</text:p>
          </table:table-cell>
          <table:table-cell office:value-type="float" office:value="930.74" calcext:value-type="float">
            <text:p>930.74</text:p>
          </table:table-cell>
        </table:table-row>
        <table:table-row table:style-name="ro1">
          <table:table-cell office:value-type="float" office:value="10799768" calcext:value-type="float">
            <text:p>10799768</text:p>
          </table:table-cell>
          <table:table-cell table:formula="of:=[.A677]/1000/(60*60*24)" office:value-type="time" office:time-value="PT02H59M59.768S" calcext:value-type="time">
            <text:p>03:0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44.14" calcext:value-type="float">
            <text:p>744.14</text:p>
          </table:table-cell>
          <table:table-cell office:value-type="float" office:value="932.08" calcext:value-type="float">
            <text:p>932.08</text:p>
          </table:table-cell>
        </table:table-row>
        <table:table-row table:style-name="ro1">
          <table:table-cell office:value-type="float" office:value="10815768" calcext:value-type="float">
            <text:p>10815768</text:p>
          </table:table-cell>
          <table:table-cell table:formula="of:=[.A678]/1000/(60*60*24)" office:value-type="time" office:time-value="PT03H00M15.768S" calcext:value-type="time">
            <text:p>03:0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45.22" calcext:value-type="float">
            <text:p>745.22</text:p>
          </table:table-cell>
          <table:table-cell office:value-type="float" office:value="933.41" calcext:value-type="float">
            <text:p>933.41</text:p>
          </table:table-cell>
        </table:table-row>
        <table:table-row table:style-name="ro1">
          <table:table-cell office:value-type="float" office:value="10831768" calcext:value-type="float">
            <text:p>10831768</text:p>
          </table:table-cell>
          <table:table-cell table:formula="of:=[.A679]/1000/(60*60*24)" office:value-type="time" office:time-value="PT03H00M31.768S" calcext:value-type="time">
            <text:p>03:0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46.3" calcext:value-type="float">
            <text:p>746.3</text:p>
          </table:table-cell>
          <table:table-cell office:value-type="float" office:value="934.75" calcext:value-type="float">
            <text:p>934.75</text:p>
          </table:table-cell>
        </table:table-row>
        <table:table-row table:style-name="ro1">
          <table:table-cell office:value-type="float" office:value="10847768" calcext:value-type="float">
            <text:p>10847768</text:p>
          </table:table-cell>
          <table:table-cell table:formula="of:=[.A680]/1000/(60*60*24)" office:value-type="time" office:time-value="PT03H00M47.768S" calcext:value-type="time">
            <text:p>03:0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47.39" calcext:value-type="float">
            <text:p>747.39</text:p>
          </table:table-cell>
          <table:table-cell office:value-type="float" office:value="936.09" calcext:value-type="float">
            <text:p>936.09</text:p>
          </table:table-cell>
        </table:table-row>
        <table:table-row table:style-name="ro1">
          <table:table-cell office:value-type="float" office:value="10863768" calcext:value-type="float">
            <text:p>10863768</text:p>
          </table:table-cell>
          <table:table-cell table:formula="of:=[.A681]/1000/(60*60*24)" office:value-type="time" office:time-value="PT03H01M03.768S" calcext:value-type="time">
            <text:p>03:0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48.47" calcext:value-type="float">
            <text:p>748.47</text:p>
          </table:table-cell>
          <table:table-cell office:value-type="float" office:value="937.42" calcext:value-type="float">
            <text:p>937.42</text:p>
          </table:table-cell>
        </table:table-row>
        <table:table-row table:style-name="ro1">
          <table:table-cell office:value-type="float" office:value="10879768" calcext:value-type="float">
            <text:p>10879768</text:p>
          </table:table-cell>
          <table:table-cell table:formula="of:=[.A682]/1000/(60*60*24)" office:value-type="time" office:time-value="PT03H01M19.768S" calcext:value-type="time">
            <text:p>03:0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49.56" calcext:value-type="float">
            <text:p>749.56</text:p>
          </table:table-cell>
          <table:table-cell office:value-type="float" office:value="938.76" calcext:value-type="float">
            <text:p>938.76</text:p>
          </table:table-cell>
        </table:table-row>
        <table:table-row table:style-name="ro1">
          <table:table-cell office:value-type="float" office:value="10895768" calcext:value-type="float">
            <text:p>10895768</text:p>
          </table:table-cell>
          <table:table-cell table:formula="of:=[.A683]/1000/(60*60*24)" office:value-type="time" office:time-value="PT03H01M35.768S" calcext:value-type="time">
            <text:p>03:0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50.64" calcext:value-type="float">
            <text:p>750.64</text:p>
          </table:table-cell>
          <table:table-cell office:value-type="float" office:value="940.09" calcext:value-type="float">
            <text:p>940.09</text:p>
          </table:table-cell>
        </table:table-row>
        <table:table-row table:style-name="ro1">
          <table:table-cell office:value-type="float" office:value="10911768" calcext:value-type="float">
            <text:p>10911768</text:p>
          </table:table-cell>
          <table:table-cell table:formula="of:=[.A684]/1000/(60*60*24)" office:value-type="time" office:time-value="PT03H01M51.768S" calcext:value-type="time">
            <text:p>03:0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51.72" calcext:value-type="float">
            <text:p>751.72</text:p>
          </table:table-cell>
          <table:table-cell office:value-type="float" office:value="941.43" calcext:value-type="float">
            <text:p>941.43</text:p>
          </table:table-cell>
        </table:table-row>
        <table:table-row table:style-name="ro1">
          <table:table-cell office:value-type="float" office:value="10927768" calcext:value-type="float">
            <text:p>10927768</text:p>
          </table:table-cell>
          <table:table-cell table:formula="of:=[.A685]/1000/(60*60*24)" office:value-type="time" office:time-value="PT03H02M07.768S" calcext:value-type="time">
            <text:p>03:0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52.81" calcext:value-type="float">
            <text:p>752.81</text:p>
          </table:table-cell>
          <table:table-cell office:value-type="float" office:value="942.76" calcext:value-type="float">
            <text:p>942.76</text:p>
          </table:table-cell>
        </table:table-row>
        <table:table-row table:style-name="ro1">
          <table:table-cell office:value-type="float" office:value="10943768" calcext:value-type="float">
            <text:p>10943768</text:p>
          </table:table-cell>
          <table:table-cell table:formula="of:=[.A686]/1000/(60*60*24)" office:value-type="time" office:time-value="PT03H02M23.768S" calcext:value-type="time">
            <text:p>03:0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753.89" calcext:value-type="float">
            <text:p>753.89</text:p>
          </table:table-cell>
          <table:table-cell office:value-type="float" office:value="944.09" calcext:value-type="float">
            <text:p>944.09</text:p>
          </table:table-cell>
        </table:table-row>
        <table:table-row table:style-name="ro1">
          <table:table-cell office:value-type="float" office:value="10959768" calcext:value-type="float">
            <text:p>10959768</text:p>
          </table:table-cell>
          <table:table-cell table:formula="of:=[.A687]/1000/(60*60*24)" office:value-type="time" office:time-value="PT03H02M39.768S" calcext:value-type="time">
            <text:p>03:0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54.98" calcext:value-type="float">
            <text:p>754.98</text:p>
          </table:table-cell>
          <table:table-cell office:value-type="float" office:value="945.43" calcext:value-type="float">
            <text:p>945.43</text:p>
          </table:table-cell>
        </table:table-row>
        <table:table-row table:style-name="ro1">
          <table:table-cell office:value-type="float" office:value="10975768" calcext:value-type="float">
            <text:p>10975768</text:p>
          </table:table-cell>
          <table:table-cell table:formula="of:=[.A688]/1000/(60*60*24)" office:value-type="time" office:time-value="PT03H02M55.768S" calcext:value-type="time">
            <text:p>03:0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56.06" calcext:value-type="float">
            <text:p>756.06</text:p>
          </table:table-cell>
          <table:table-cell office:value-type="float" office:value="946.76" calcext:value-type="float">
            <text:p>946.76</text:p>
          </table:table-cell>
        </table:table-row>
        <table:table-row table:style-name="ro1">
          <table:table-cell office:value-type="float" office:value="10991768" calcext:value-type="float">
            <text:p>10991768</text:p>
          </table:table-cell>
          <table:table-cell table:formula="of:=[.A689]/1000/(60*60*24)" office:value-type="time" office:time-value="PT03H03M11.768S" calcext:value-type="time">
            <text:p>03:0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57.14" calcext:value-type="float">
            <text:p>757.14</text:p>
          </table:table-cell>
          <table:table-cell office:value-type="float" office:value="948.1" calcext:value-type="float">
            <text:p>948.1</text:p>
          </table:table-cell>
        </table:table-row>
        <table:table-row table:style-name="ro1">
          <table:table-cell office:value-type="float" office:value="11007768" calcext:value-type="float">
            <text:p>11007768</text:p>
          </table:table-cell>
          <table:table-cell table:formula="of:=[.A690]/1000/(60*60*24)" office:value-type="time" office:time-value="PT03H03M27.768S" calcext:value-type="time">
            <text:p>03:0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58.23" calcext:value-type="float">
            <text:p>758.23</text:p>
          </table:table-cell>
          <table:table-cell office:value-type="float" office:value="949.43" calcext:value-type="float">
            <text:p>949.43</text:p>
          </table:table-cell>
        </table:table-row>
        <table:table-row table:style-name="ro1">
          <table:table-cell office:value-type="float" office:value="11023768" calcext:value-type="float">
            <text:p>11023768</text:p>
          </table:table-cell>
          <table:table-cell table:formula="of:=[.A691]/1000/(60*60*24)" office:value-type="time" office:time-value="PT03H03M43.768S" calcext:value-type="time">
            <text:p>03:0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59.31" calcext:value-type="float">
            <text:p>759.31</text:p>
          </table:table-cell>
          <table:table-cell office:value-type="float" office:value="950.77" calcext:value-type="float">
            <text:p>950.77</text:p>
          </table:table-cell>
        </table:table-row>
        <table:table-row table:style-name="ro1">
          <table:table-cell office:value-type="float" office:value="11039768" calcext:value-type="float">
            <text:p>11039768</text:p>
          </table:table-cell>
          <table:table-cell table:formula="of:=[.A692]/1000/(60*60*24)" office:value-type="time" office:time-value="PT03H03M59.768S" calcext:value-type="time">
            <text:p>03:0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60.4" calcext:value-type="float">
            <text:p>760.4</text:p>
          </table:table-cell>
          <table:table-cell office:value-type="float" office:value="952.1" calcext:value-type="float">
            <text:p>952.1</text:p>
          </table:table-cell>
        </table:table-row>
        <table:table-row table:style-name="ro1">
          <table:table-cell office:value-type="float" office:value="11055768" calcext:value-type="float">
            <text:p>11055768</text:p>
          </table:table-cell>
          <table:table-cell table:formula="of:=[.A693]/1000/(60*60*24)" office:value-type="time" office:time-value="PT03H04M15.768S" calcext:value-type="time">
            <text:p>03:0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61.48" calcext:value-type="float">
            <text:p>761.48</text:p>
          </table:table-cell>
          <table:table-cell office:value-type="float" office:value="953.44" calcext:value-type="float">
            <text:p>953.44</text:p>
          </table:table-cell>
        </table:table-row>
        <table:table-row table:style-name="ro1">
          <table:table-cell office:value-type="float" office:value="11071768" calcext:value-type="float">
            <text:p>11071768</text:p>
          </table:table-cell>
          <table:table-cell table:formula="of:=[.A694]/1000/(60*60*24)" office:value-type="time" office:time-value="PT03H04M31.768S" calcext:value-type="time">
            <text:p>03:0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62.56" calcext:value-type="float">
            <text:p>762.56</text:p>
          </table:table-cell>
          <table:table-cell office:value-type="float" office:value="954.77" calcext:value-type="float">
            <text:p>954.77</text:p>
          </table:table-cell>
        </table:table-row>
        <table:table-row table:style-name="ro1">
          <table:table-cell office:value-type="float" office:value="11087768" calcext:value-type="float">
            <text:p>11087768</text:p>
          </table:table-cell>
          <table:table-cell table:formula="of:=[.A695]/1000/(60*60*24)" office:value-type="time" office:time-value="PT03H04M47.768S" calcext:value-type="time">
            <text:p>03:0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63.65" calcext:value-type="float">
            <text:p>763.65</text:p>
          </table:table-cell>
          <table:table-cell office:value-type="float" office:value="956.11" calcext:value-type="float">
            <text:p>956.11</text:p>
          </table:table-cell>
        </table:table-row>
        <table:table-row table:style-name="ro1">
          <table:table-cell office:value-type="float" office:value="11103768" calcext:value-type="float">
            <text:p>11103768</text:p>
          </table:table-cell>
          <table:table-cell table:formula="of:=[.A696]/1000/(60*60*24)" office:value-type="time" office:time-value="PT03H05M03.768S" calcext:value-type="time">
            <text:p>03:0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64.73" calcext:value-type="float">
            <text:p>764.73</text:p>
          </table:table-cell>
          <table:table-cell office:value-type="float" office:value="957.44" calcext:value-type="float">
            <text:p>957.44</text:p>
          </table:table-cell>
        </table:table-row>
        <table:table-row table:style-name="ro1">
          <table:table-cell office:value-type="float" office:value="11119768" calcext:value-type="float">
            <text:p>11119768</text:p>
          </table:table-cell>
          <table:table-cell table:formula="of:=[.A697]/1000/(60*60*24)" office:value-type="time" office:time-value="PT03H05M19.768S" calcext:value-type="time">
            <text:p>03:0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65.82" calcext:value-type="float">
            <text:p>765.82</text:p>
          </table:table-cell>
          <table:table-cell office:value-type="float" office:value="958.77" calcext:value-type="float">
            <text:p>958.77</text:p>
          </table:table-cell>
        </table:table-row>
        <table:table-row table:style-name="ro1">
          <table:table-cell office:value-type="float" office:value="11135768" calcext:value-type="float">
            <text:p>11135768</text:p>
          </table:table-cell>
          <table:table-cell table:formula="of:=[.A698]/1000/(60*60*24)" office:value-type="time" office:time-value="PT03H05M35.768S" calcext:value-type="time">
            <text:p>03:0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766.9" calcext:value-type="float">
            <text:p>766.9</text:p>
          </table:table-cell>
          <table:table-cell office:value-type="float" office:value="960.11" calcext:value-type="float">
            <text:p>960.11</text:p>
          </table:table-cell>
        </table:table-row>
        <table:table-row table:style-name="ro1">
          <table:table-cell office:value-type="float" office:value="11151768" calcext:value-type="float">
            <text:p>11151768</text:p>
          </table:table-cell>
          <table:table-cell table:formula="of:=[.A699]/1000/(60*60*24)" office:value-type="time" office:time-value="PT03H05M51.768S" calcext:value-type="time">
            <text:p>03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67.98" calcext:value-type="float">
            <text:p>767.98</text:p>
          </table:table-cell>
          <table:table-cell office:value-type="float" office:value="961.44" calcext:value-type="float">
            <text:p>961.44</text:p>
          </table:table-cell>
        </table:table-row>
        <table:table-row table:style-name="ro1">
          <table:table-cell office:value-type="float" office:value="11167768" calcext:value-type="float">
            <text:p>11167768</text:p>
          </table:table-cell>
          <table:table-cell table:formula="of:=[.A700]/1000/(60*60*24)" office:value-type="time" office:time-value="PT03H06M07.768S" calcext:value-type="time">
            <text:p>03:0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69.07" calcext:value-type="float">
            <text:p>769.07</text:p>
          </table:table-cell>
          <table:table-cell office:value-type="float" office:value="962.78" calcext:value-type="float">
            <text:p>962.78</text:p>
          </table:table-cell>
        </table:table-row>
        <table:table-row table:style-name="ro1">
          <table:table-cell office:value-type="float" office:value="11183768" calcext:value-type="float">
            <text:p>11183768</text:p>
          </table:table-cell>
          <table:table-cell table:formula="of:=[.A701]/1000/(60*60*24)" office:value-type="time" office:time-value="PT03H06M23.768S" calcext:value-type="time">
            <text:p>03:0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70.15" calcext:value-type="float">
            <text:p>770.15</text:p>
          </table:table-cell>
          <table:table-cell office:value-type="float" office:value="964.11" calcext:value-type="float">
            <text:p>964.11</text:p>
          </table:table-cell>
        </table:table-row>
        <table:table-row table:style-name="ro1">
          <table:table-cell office:value-type="float" office:value="11199768" calcext:value-type="float">
            <text:p>11199768</text:p>
          </table:table-cell>
          <table:table-cell table:formula="of:=[.A702]/1000/(60*60*24)" office:value-type="time" office:time-value="PT03H06M39.768S" calcext:value-type="time">
            <text:p>03:0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71.24" calcext:value-type="float">
            <text:p>771.24</text:p>
          </table:table-cell>
          <table:table-cell office:value-type="float" office:value="965.45" calcext:value-type="float">
            <text:p>965.45</text:p>
          </table:table-cell>
        </table:table-row>
        <table:table-row table:style-name="ro1">
          <table:table-cell office:value-type="float" office:value="11215768" calcext:value-type="float">
            <text:p>11215768</text:p>
          </table:table-cell>
          <table:table-cell table:formula="of:=[.A703]/1000/(60*60*24)" office:value-type="time" office:time-value="PT03H06M55.768S" calcext:value-type="time">
            <text:p>03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72.32" calcext:value-type="float">
            <text:p>772.32</text:p>
          </table:table-cell>
          <table:table-cell office:value-type="float" office:value="966.78" calcext:value-type="float">
            <text:p>966.78</text:p>
          </table:table-cell>
        </table:table-row>
        <table:table-row table:style-name="ro1">
          <table:table-cell office:value-type="float" office:value="11231768" calcext:value-type="float">
            <text:p>11231768</text:p>
          </table:table-cell>
          <table:table-cell table:formula="of:=[.A704]/1000/(60*60*24)" office:value-type="time" office:time-value="PT03H07M11.768S" calcext:value-type="time">
            <text:p>03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73.4" calcext:value-type="float">
            <text:p>773.4</text:p>
          </table:table-cell>
          <table:table-cell office:value-type="float" office:value="968.11" calcext:value-type="float">
            <text:p>968.11</text:p>
          </table:table-cell>
        </table:table-row>
        <table:table-row table:style-name="ro1">
          <table:table-cell office:value-type="float" office:value="11247767" calcext:value-type="float">
            <text:p>11247767</text:p>
          </table:table-cell>
          <table:table-cell table:formula="of:=[.A705]/1000/(60*60*24)" office:value-type="time" office:time-value="PT03H07M27.767S" calcext:value-type="time">
            <text:p>03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774.49" calcext:value-type="float">
            <text:p>774.49</text:p>
          </table:table-cell>
          <table:table-cell office:value-type="float" office:value="969.45" calcext:value-type="float">
            <text:p>969.45</text:p>
          </table:table-cell>
        </table:table-row>
        <table:table-row table:style-name="ro1">
          <table:table-cell office:value-type="float" office:value="11263768" calcext:value-type="float">
            <text:p>11263768</text:p>
          </table:table-cell>
          <table:table-cell table:formula="of:=[.A706]/1000/(60*60*24)" office:value-type="time" office:time-value="PT03H07M43.768S" calcext:value-type="time">
            <text:p>03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75.57" calcext:value-type="float">
            <text:p>775.57</text:p>
          </table:table-cell>
          <table:table-cell office:value-type="float" office:value="970.78" calcext:value-type="float">
            <text:p>970.78</text:p>
          </table:table-cell>
        </table:table-row>
        <table:table-row table:style-name="ro1">
          <table:table-cell office:value-type="float" office:value="11279768" calcext:value-type="float">
            <text:p>11279768</text:p>
          </table:table-cell>
          <table:table-cell table:formula="of:=[.A707]/1000/(60*60*24)" office:value-type="time" office:time-value="PT03H07M59.768S" calcext:value-type="time">
            <text:p>03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76.66" calcext:value-type="float">
            <text:p>776.66</text:p>
          </table:table-cell>
          <table:table-cell office:value-type="float" office:value="972.11" calcext:value-type="float">
            <text:p>972.11</text:p>
          </table:table-cell>
        </table:table-row>
        <table:table-row table:style-name="ro1">
          <table:table-cell office:value-type="float" office:value="11295768" calcext:value-type="float">
            <text:p>11295768</text:p>
          </table:table-cell>
          <table:table-cell table:formula="of:=[.A708]/1000/(60*60*24)" office:value-type="time" office:time-value="PT03H08M15.768S" calcext:value-type="time">
            <text:p>03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77.74" calcext:value-type="float">
            <text:p>777.74</text:p>
          </table:table-cell>
          <table:table-cell office:value-type="float" office:value="973.45" calcext:value-type="float">
            <text:p>973.45</text:p>
          </table:table-cell>
        </table:table-row>
        <table:table-row table:style-name="ro1">
          <table:table-cell office:value-type="float" office:value="11311768" calcext:value-type="float">
            <text:p>11311768</text:p>
          </table:table-cell>
          <table:table-cell table:formula="of:=[.A709]/1000/(60*60*24)" office:value-type="time" office:time-value="PT03H08M31.768S" calcext:value-type="time">
            <text:p>03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78.82" calcext:value-type="float">
            <text:p>778.82</text:p>
          </table:table-cell>
          <table:table-cell office:value-type="float" office:value="974.78" calcext:value-type="float">
            <text:p>974.78</text:p>
          </table:table-cell>
        </table:table-row>
        <table:table-row table:style-name="ro1">
          <table:table-cell office:value-type="float" office:value="11327768" calcext:value-type="float">
            <text:p>11327768</text:p>
          </table:table-cell>
          <table:table-cell table:formula="of:=[.A710]/1000/(60*60*24)" office:value-type="time" office:time-value="PT03H08M47.768S" calcext:value-type="time">
            <text:p>03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79.91" calcext:value-type="float">
            <text:p>779.91</text:p>
          </table:table-cell>
          <table:table-cell office:value-type="float" office:value="976.11" calcext:value-type="float">
            <text:p>976.11</text:p>
          </table:table-cell>
        </table:table-row>
        <table:table-row table:style-name="ro1">
          <table:table-cell office:value-type="float" office:value="11343768" calcext:value-type="float">
            <text:p>11343768</text:p>
          </table:table-cell>
          <table:table-cell table:formula="of:=[.A711]/1000/(60*60*24)" office:value-type="time" office:time-value="PT03H09M03.768S" calcext:value-type="time">
            <text:p>03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80.99" calcext:value-type="float">
            <text:p>780.99</text:p>
          </table:table-cell>
          <table:table-cell office:value-type="float" office:value="977.44" calcext:value-type="float">
            <text:p>977.44</text:p>
          </table:table-cell>
        </table:table-row>
        <table:table-row table:style-name="ro1">
          <table:table-cell office:value-type="float" office:value="11359768" calcext:value-type="float">
            <text:p>11359768</text:p>
          </table:table-cell>
          <table:table-cell table:formula="of:=[.A712]/1000/(60*60*24)" office:value-type="time" office:time-value="PT03H09M19.768S" calcext:value-type="time">
            <text:p>03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82.07" calcext:value-type="float">
            <text:p>782.07</text:p>
          </table:table-cell>
          <table:table-cell office:value-type="float" office:value="978.78" calcext:value-type="float">
            <text:p>978.78</text:p>
          </table:table-cell>
        </table:table-row>
        <table:table-row table:style-name="ro1">
          <table:table-cell office:value-type="float" office:value="11375768" calcext:value-type="float">
            <text:p>11375768</text:p>
          </table:table-cell>
          <table:table-cell table:formula="of:=[.A713]/1000/(60*60*24)" office:value-type="time" office:time-value="PT03H09M35.768S" calcext:value-type="time">
            <text:p>03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83.16" calcext:value-type="float">
            <text:p>783.16</text:p>
          </table:table-cell>
          <table:table-cell office:value-type="float" office:value="980.11" calcext:value-type="float">
            <text:p>980.11</text:p>
          </table:table-cell>
        </table:table-row>
        <table:table-row table:style-name="ro1">
          <table:table-cell office:value-type="float" office:value="11391768" calcext:value-type="float">
            <text:p>11391768</text:p>
          </table:table-cell>
          <table:table-cell table:formula="of:=[.A714]/1000/(60*60*24)" office:value-type="time" office:time-value="PT03H09M51.768S" calcext:value-type="time">
            <text:p>03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84.24" calcext:value-type="float">
            <text:p>784.24</text:p>
          </table:table-cell>
          <table:table-cell office:value-type="float" office:value="981.44" calcext:value-type="float">
            <text:p>981.44</text:p>
          </table:table-cell>
        </table:table-row>
        <table:table-row table:style-name="ro1">
          <table:table-cell office:value-type="float" office:value="11407768" calcext:value-type="float">
            <text:p>11407768</text:p>
          </table:table-cell>
          <table:table-cell table:formula="of:=[.A715]/1000/(60*60*24)" office:value-type="time" office:time-value="PT03H10M07.768S" calcext:value-type="time">
            <text:p>03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85.33" calcext:value-type="float">
            <text:p>785.33</text:p>
          </table:table-cell>
          <table:table-cell office:value-type="float" office:value="982.78" calcext:value-type="float">
            <text:p>982.78</text:p>
          </table:table-cell>
        </table:table-row>
        <table:table-row table:style-name="ro1">
          <table:table-cell office:value-type="float" office:value="11423768" calcext:value-type="float">
            <text:p>11423768</text:p>
          </table:table-cell>
          <table:table-cell table:formula="of:=[.A716]/1000/(60*60*24)" office:value-type="time" office:time-value="PT03H10M23.768S" calcext:value-type="time">
            <text:p>03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86.41" calcext:value-type="float">
            <text:p>786.41</text:p>
          </table:table-cell>
          <table:table-cell office:value-type="float" office:value="984.11" calcext:value-type="float">
            <text:p>984.11</text:p>
          </table:table-cell>
        </table:table-row>
        <table:table-row table:style-name="ro1">
          <table:table-cell office:value-type="float" office:value="11439768" calcext:value-type="float">
            <text:p>11439768</text:p>
          </table:table-cell>
          <table:table-cell table:formula="of:=[.A717]/1000/(60*60*24)" office:value-type="time" office:time-value="PT03H10M39.768S" calcext:value-type="time">
            <text:p>03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87.49" calcext:value-type="float">
            <text:p>787.49</text:p>
          </table:table-cell>
          <table:table-cell office:value-type="float" office:value="985.44" calcext:value-type="float">
            <text:p>985.44</text:p>
          </table:table-cell>
        </table:table-row>
        <table:table-row table:style-name="ro1">
          <table:table-cell office:value-type="float" office:value="11455768" calcext:value-type="float">
            <text:p>11455768</text:p>
          </table:table-cell>
          <table:table-cell table:formula="of:=[.A718]/1000/(60*60*24)" office:value-type="time" office:time-value="PT03H10M55.768S" calcext:value-type="time">
            <text:p>03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788.58" calcext:value-type="float">
            <text:p>788.58</text:p>
          </table:table-cell>
          <table:table-cell office:value-type="float" office:value="986.77" calcext:value-type="float">
            <text:p>986.77</text:p>
          </table:table-cell>
        </table:table-row>
        <table:table-row table:style-name="ro1">
          <table:table-cell office:value-type="float" office:value="11471768" calcext:value-type="float">
            <text:p>11471768</text:p>
          </table:table-cell>
          <table:table-cell table:formula="of:=[.A719]/1000/(60*60*24)" office:value-type="time" office:time-value="PT03H11M11.768S" calcext:value-type="time">
            <text:p>03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89.66" calcext:value-type="float">
            <text:p>789.66</text:p>
          </table:table-cell>
          <table:table-cell office:value-type="float" office:value="988.11" calcext:value-type="float">
            <text:p>988.11</text:p>
          </table:table-cell>
        </table:table-row>
        <table:table-row table:style-name="ro1">
          <table:table-cell office:value-type="float" office:value="11487768" calcext:value-type="float">
            <text:p>11487768</text:p>
          </table:table-cell>
          <table:table-cell table:formula="of:=[.A720]/1000/(60*60*24)" office:value-type="time" office:time-value="PT03H11M27.768S" calcext:value-type="time">
            <text:p>03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0.75" calcext:value-type="float">
            <text:p>790.75</text:p>
          </table:table-cell>
          <table:table-cell office:value-type="float" office:value="989.44" calcext:value-type="float">
            <text:p>989.44</text:p>
          </table:table-cell>
        </table:table-row>
        <table:table-row table:style-name="ro1">
          <table:table-cell office:value-type="float" office:value="11503768" calcext:value-type="float">
            <text:p>11503768</text:p>
          </table:table-cell>
          <table:table-cell table:formula="of:=[.A721]/1000/(60*60*24)" office:value-type="time" office:time-value="PT03H11M43.768S" calcext:value-type="time">
            <text:p>03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1.83" calcext:value-type="float">
            <text:p>791.83</text:p>
          </table:table-cell>
          <table:table-cell office:value-type="float" office:value="990.77" calcext:value-type="float">
            <text:p>990.77</text:p>
          </table:table-cell>
        </table:table-row>
        <table:table-row table:style-name="ro1">
          <table:table-cell office:value-type="float" office:value="11519768" calcext:value-type="float">
            <text:p>11519768</text:p>
          </table:table-cell>
          <table:table-cell table:formula="of:=[.A722]/1000/(60*60*24)" office:value-type="time" office:time-value="PT03H11M59.768S" calcext:value-type="time">
            <text:p>03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2.91" calcext:value-type="float">
            <text:p>792.91</text:p>
          </table:table-cell>
          <table:table-cell office:value-type="float" office:value="992.1" calcext:value-type="float">
            <text:p>992.1</text:p>
          </table:table-cell>
        </table:table-row>
        <table:table-row table:style-name="ro1">
          <table:table-cell office:value-type="float" office:value="11535768" calcext:value-type="float">
            <text:p>11535768</text:p>
          </table:table-cell>
          <table:table-cell table:formula="of:=[.A723]/1000/(60*60*24)" office:value-type="time" office:time-value="PT03H12M15.768S" calcext:value-type="time">
            <text:p>03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4" calcext:value-type="float">
            <text:p>794</text:p>
          </table:table-cell>
          <table:table-cell office:value-type="float" office:value="993.43" calcext:value-type="float">
            <text:p>993.43</text:p>
          </table:table-cell>
        </table:table-row>
        <table:table-row table:style-name="ro1">
          <table:table-cell office:value-type="float" office:value="11551768" calcext:value-type="float">
            <text:p>11551768</text:p>
          </table:table-cell>
          <table:table-cell table:formula="of:=[.A724]/1000/(60*60*24)" office:value-type="time" office:time-value="PT03H12M31.768S" calcext:value-type="time">
            <text:p>03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5.08" calcext:value-type="float">
            <text:p>795.08</text:p>
          </table:table-cell>
          <table:table-cell office:value-type="float" office:value="994.76" calcext:value-type="float">
            <text:p>994.76</text:p>
          </table:table-cell>
        </table:table-row>
        <table:table-row table:style-name="ro1">
          <table:table-cell office:value-type="float" office:value="11567768" calcext:value-type="float">
            <text:p>11567768</text:p>
          </table:table-cell>
          <table:table-cell table:formula="of:=[.A725]/1000/(60*60*24)" office:value-type="time" office:time-value="PT03H12M47.768S" calcext:value-type="time">
            <text:p>03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6.16" calcext:value-type="float">
            <text:p>796.16</text:p>
          </table:table-cell>
          <table:table-cell office:value-type="float" office:value="996.1" calcext:value-type="float">
            <text:p>996.1</text:p>
          </table:table-cell>
        </table:table-row>
        <table:table-row table:style-name="ro1">
          <table:table-cell office:value-type="float" office:value="11583768" calcext:value-type="float">
            <text:p>11583768</text:p>
          </table:table-cell>
          <table:table-cell table:formula="of:=[.A726]/1000/(60*60*24)" office:value-type="time" office:time-value="PT03H13M03.768S" calcext:value-type="time">
            <text:p>03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7.25" calcext:value-type="float">
            <text:p>797.25</text:p>
          </table:table-cell>
          <table:table-cell office:value-type="float" office:value="997.43" calcext:value-type="float">
            <text:p>997.43</text:p>
          </table:table-cell>
        </table:table-row>
        <table:table-row table:style-name="ro1">
          <table:table-cell office:value-type="float" office:value="11599768" calcext:value-type="float">
            <text:p>11599768</text:p>
          </table:table-cell>
          <table:table-cell table:formula="of:=[.A727]/1000/(60*60*24)" office:value-type="time" office:time-value="PT03H13M19.768S" calcext:value-type="time">
            <text:p>03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8.33" calcext:value-type="float">
            <text:p>798.33</text:p>
          </table:table-cell>
          <table:table-cell office:value-type="float" office:value="998.76" calcext:value-type="float">
            <text:p>998.76</text:p>
          </table:table-cell>
        </table:table-row>
        <table:table-row table:style-name="ro1">
          <table:table-cell office:value-type="float" office:value="11615768" calcext:value-type="float">
            <text:p>11615768</text:p>
          </table:table-cell>
          <table:table-cell table:formula="of:=[.A728]/1000/(60*60*24)" office:value-type="time" office:time-value="PT03H13M35.768S" calcext:value-type="time">
            <text:p>03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799.42" calcext:value-type="float">
            <text:p>799.42</text:p>
          </table:table-cell>
          <table:table-cell office:value-type="float" office:value="1000.09" calcext:value-type="float">
            <text:p>1000.09</text:p>
          </table:table-cell>
        </table:table-row>
        <table:table-row table:style-name="ro1">
          <table:table-cell office:value-type="float" office:value="11631768" calcext:value-type="float">
            <text:p>11631768</text:p>
          </table:table-cell>
          <table:table-cell table:formula="of:=[.A729]/1000/(60*60*24)" office:value-type="time" office:time-value="PT03H13M51.768S" calcext:value-type="time">
            <text:p>03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00.5" calcext:value-type="float">
            <text:p>800.5</text:p>
          </table:table-cell>
          <table:table-cell office:value-type="float" office:value="1001.43" calcext:value-type="float">
            <text:p>1001.43</text:p>
          </table:table-cell>
        </table:table-row>
        <table:table-row table:style-name="ro1">
          <table:table-cell office:value-type="float" office:value="11647768" calcext:value-type="float">
            <text:p>11647768</text:p>
          </table:table-cell>
          <table:table-cell table:formula="of:=[.A730]/1000/(60*60*24)" office:value-type="time" office:time-value="PT03H14M07.768S" calcext:value-type="time">
            <text:p>03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01.58" calcext:value-type="float">
            <text:p>801.58</text:p>
          </table:table-cell>
          <table:table-cell office:value-type="float" office:value="1002.76" calcext:value-type="float">
            <text:p>1002.76</text:p>
          </table:table-cell>
        </table:table-row>
        <table:table-row table:style-name="ro1">
          <table:table-cell office:value-type="float" office:value="11663768" calcext:value-type="float">
            <text:p>11663768</text:p>
          </table:table-cell>
          <table:table-cell table:formula="of:=[.A731]/1000/(60*60*24)" office:value-type="time" office:time-value="PT03H14M23.768S" calcext:value-type="time">
            <text:p>03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02.67" calcext:value-type="float">
            <text:p>802.67</text:p>
          </table:table-cell>
          <table:table-cell office:value-type="float" office:value="1004.09" calcext:value-type="float">
            <text:p>1004.09</text:p>
          </table:table-cell>
        </table:table-row>
        <table:table-row table:style-name="ro1">
          <table:table-cell office:value-type="float" office:value="11679768" calcext:value-type="float">
            <text:p>11679768</text:p>
          </table:table-cell>
          <table:table-cell table:formula="of:=[.A732]/1000/(60*60*24)" office:value-type="time" office:time-value="PT03H14M39.768S" calcext:value-type="time">
            <text:p>03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03.75" calcext:value-type="float">
            <text:p>803.75</text:p>
          </table:table-cell>
          <table:table-cell office:value-type="float" office:value="1005.42" calcext:value-type="float">
            <text:p>1005.42</text:p>
          </table:table-cell>
        </table:table-row>
        <table:table-row table:style-name="ro1">
          <table:table-cell office:value-type="float" office:value="11695768" calcext:value-type="float">
            <text:p>11695768</text:p>
          </table:table-cell>
          <table:table-cell table:formula="of:=[.A733]/1000/(60*60*24)" office:value-type="time" office:time-value="PT03H14M55.768S" calcext:value-type="time">
            <text:p>03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804.83" calcext:value-type="float">
            <text:p>804.83</text:p>
          </table:table-cell>
          <table:table-cell office:value-type="float" office:value="1006.75" calcext:value-type="float">
            <text:p>1006.75</text:p>
          </table:table-cell>
        </table:table-row>
        <table:table-row table:style-name="ro1">
          <table:table-cell office:value-type="float" office:value="11711768" calcext:value-type="float">
            <text:p>11711768</text:p>
          </table:table-cell>
          <table:table-cell table:formula="of:=[.A734]/1000/(60*60*24)" office:value-type="time" office:time-value="PT03H15M11.768S" calcext:value-type="time">
            <text:p>03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05.92" calcext:value-type="float">
            <text:p>805.92</text:p>
          </table:table-cell>
          <table:table-cell office:value-type="float" office:value="1008.08" calcext:value-type="float">
            <text:p>1008.08</text:p>
          </table:table-cell>
        </table:table-row>
        <table:table-row table:style-name="ro1">
          <table:table-cell office:value-type="float" office:value="11727768" calcext:value-type="float">
            <text:p>11727768</text:p>
          </table:table-cell>
          <table:table-cell table:formula="of:=[.A735]/1000/(60*60*24)" office:value-type="time" office:time-value="PT03H15M27.768S" calcext:value-type="time">
            <text:p>03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07" calcext:value-type="float">
            <text:p>807</text:p>
          </table:table-cell>
          <table:table-cell office:value-type="float" office:value="1009.41" calcext:value-type="float">
            <text:p>1009.41</text:p>
          </table:table-cell>
        </table:table-row>
        <table:table-row table:style-name="ro1">
          <table:table-cell office:value-type="float" office:value="11743768" calcext:value-type="float">
            <text:p>11743768</text:p>
          </table:table-cell>
          <table:table-cell table:formula="of:=[.A736]/1000/(60*60*24)" office:value-type="time" office:time-value="PT03H15M43.768S" calcext:value-type="time">
            <text:p>03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08.08" calcext:value-type="float">
            <text:p>808.08</text:p>
          </table:table-cell>
          <table:table-cell office:value-type="float" office:value="1010.75" calcext:value-type="float">
            <text:p>1010.75</text:p>
          </table:table-cell>
        </table:table-row>
        <table:table-row table:style-name="ro1">
          <table:table-cell office:value-type="float" office:value="11759768" calcext:value-type="float">
            <text:p>11759768</text:p>
          </table:table-cell>
          <table:table-cell table:formula="of:=[.A737]/1000/(60*60*24)" office:value-type="time" office:time-value="PT03H15M59.768S" calcext:value-type="time">
            <text:p>03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09.17" calcext:value-type="float">
            <text:p>809.17</text:p>
          </table:table-cell>
          <table:table-cell office:value-type="float" office:value="1012.08" calcext:value-type="float">
            <text:p>1012.08</text:p>
          </table:table-cell>
        </table:table-row>
        <table:table-row table:style-name="ro1">
          <table:table-cell office:value-type="float" office:value="11775768" calcext:value-type="float">
            <text:p>11775768</text:p>
          </table:table-cell>
          <table:table-cell table:formula="of:=[.A738]/1000/(60*60*24)" office:value-type="time" office:time-value="PT03H16M15.768S" calcext:value-type="time">
            <text:p>03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10.25" calcext:value-type="float">
            <text:p>810.25</text:p>
          </table:table-cell>
          <table:table-cell office:value-type="float" office:value="1013.41" calcext:value-type="float">
            <text:p>1013.41</text:p>
          </table:table-cell>
        </table:table-row>
        <table:table-row table:style-name="ro1">
          <table:table-cell office:value-type="float" office:value="11791768" calcext:value-type="float">
            <text:p>11791768</text:p>
          </table:table-cell>
          <table:table-cell table:formula="of:=[.A739]/1000/(60*60*24)" office:value-type="time" office:time-value="PT03H16M31.768S" calcext:value-type="time">
            <text:p>03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11.33" calcext:value-type="float">
            <text:p>811.33</text:p>
          </table:table-cell>
          <table:table-cell office:value-type="float" office:value="1014.74" calcext:value-type="float">
            <text:p>1014.74</text:p>
          </table:table-cell>
        </table:table-row>
        <table:table-row table:style-name="ro1">
          <table:table-cell office:value-type="float" office:value="11807768" calcext:value-type="float">
            <text:p>11807768</text:p>
          </table:table-cell>
          <table:table-cell table:formula="of:=[.A740]/1000/(60*60*24)" office:value-type="time" office:time-value="PT03H16M47.768S" calcext:value-type="time">
            <text:p>03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12.41" calcext:value-type="float">
            <text:p>812.41</text:p>
          </table:table-cell>
          <table:table-cell office:value-type="float" office:value="1016.07" calcext:value-type="float">
            <text:p>1016.07</text:p>
          </table:table-cell>
        </table:table-row>
        <table:table-row table:style-name="ro1">
          <table:table-cell office:value-type="float" office:value="11823768" calcext:value-type="float">
            <text:p>11823768</text:p>
          </table:table-cell>
          <table:table-cell table:formula="of:=[.A741]/1000/(60*60*24)" office:value-type="time" office:time-value="PT03H17M03.768S" calcext:value-type="time">
            <text:p>03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13.5" calcext:value-type="float">
            <text:p>813.5</text:p>
          </table:table-cell>
          <table:table-cell office:value-type="float" office:value="1017.41" calcext:value-type="float">
            <text:p>1017.41</text:p>
          </table:table-cell>
        </table:table-row>
        <table:table-row table:style-name="ro1">
          <table:table-cell office:value-type="float" office:value="11839768" calcext:value-type="float">
            <text:p>11839768</text:p>
          </table:table-cell>
          <table:table-cell table:formula="of:=[.A742]/1000/(60*60*24)" office:value-type="time" office:time-value="PT03H17M19.768S" calcext:value-type="time">
            <text:p>03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14.58" calcext:value-type="float">
            <text:p>814.58</text:p>
          </table:table-cell>
          <table:table-cell office:value-type="float" office:value="1018.74" calcext:value-type="float">
            <text:p>1018.74</text:p>
          </table:table-cell>
        </table:table-row>
        <table:table-row table:style-name="ro1">
          <table:table-cell office:value-type="float" office:value="11855768" calcext:value-type="float">
            <text:p>11855768</text:p>
          </table:table-cell>
          <table:table-cell table:formula="of:=[.A743]/1000/(60*60*24)" office:value-type="time" office:time-value="PT03H17M35.768S" calcext:value-type="time">
            <text:p>03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15.66" calcext:value-type="float">
            <text:p>815.66</text:p>
          </table:table-cell>
          <table:table-cell office:value-type="float" office:value="1020.07" calcext:value-type="float">
            <text:p>1020.07</text:p>
          </table:table-cell>
        </table:table-row>
        <table:table-row table:style-name="ro1">
          <table:table-cell office:value-type="float" office:value="11871768" calcext:value-type="float">
            <text:p>11871768</text:p>
          </table:table-cell>
          <table:table-cell table:formula="of:=[.A744]/1000/(60*60*24)" office:value-type="time" office:time-value="PT03H17M51.768S" calcext:value-type="time">
            <text:p>03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16.75" calcext:value-type="float">
            <text:p>816.75</text:p>
          </table:table-cell>
          <table:table-cell office:value-type="float" office:value="1021.4" calcext:value-type="float">
            <text:p>1021.4</text:p>
          </table:table-cell>
        </table:table-row>
        <table:table-row table:style-name="ro1">
          <table:table-cell office:value-type="float" office:value="11887768" calcext:value-type="float">
            <text:p>11887768</text:p>
          </table:table-cell>
          <table:table-cell table:formula="of:=[.A745]/1000/(60*60*24)" office:value-type="time" office:time-value="PT03H18M07.768S" calcext:value-type="time">
            <text:p>03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17.83" calcext:value-type="float">
            <text:p>817.83</text:p>
          </table:table-cell>
          <table:table-cell office:value-type="float" office:value="1022.73" calcext:value-type="float">
            <text:p>1022.73</text:p>
          </table:table-cell>
        </table:table-row>
        <table:table-row table:style-name="ro1">
          <table:table-cell office:value-type="float" office:value="11903768" calcext:value-type="float">
            <text:p>11903768</text:p>
          </table:table-cell>
          <table:table-cell table:formula="of:=[.A746]/1000/(60*60*24)" office:value-type="time" office:time-value="PT03H18M23.768S" calcext:value-type="time">
            <text:p>03:1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18.91" calcext:value-type="float">
            <text:p>818.91</text:p>
          </table:table-cell>
          <table:table-cell office:value-type="float" office:value="1024.06" calcext:value-type="float">
            <text:p>1024.06</text:p>
          </table:table-cell>
        </table:table-row>
        <table:table-row table:style-name="ro1">
          <table:table-cell office:value-type="float" office:value="11919768" calcext:value-type="float">
            <text:p>11919768</text:p>
          </table:table-cell>
          <table:table-cell table:formula="of:=[.A747]/1000/(60*60*24)" office:value-type="time" office:time-value="PT03H18M39.768S" calcext:value-type="time">
            <text:p>03:1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20" calcext:value-type="float">
            <text:p>820</text:p>
          </table:table-cell>
          <table:table-cell office:value-type="float" office:value="1025.39" calcext:value-type="float">
            <text:p>1025.39</text:p>
          </table:table-cell>
        </table:table-row>
        <table:table-row table:style-name="ro1">
          <table:table-cell office:value-type="float" office:value="11935768" calcext:value-type="float">
            <text:p>11935768</text:p>
          </table:table-cell>
          <table:table-cell table:formula="of:=[.A748]/1000/(60*60*24)" office:value-type="time" office:time-value="PT03H18M55.768S" calcext:value-type="time">
            <text:p>03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21.08" calcext:value-type="float">
            <text:p>821.08</text:p>
          </table:table-cell>
          <table:table-cell office:value-type="float" office:value="1026.72" calcext:value-type="float">
            <text:p>1026.72</text:p>
          </table:table-cell>
        </table:table-row>
        <table:table-row table:style-name="ro1">
          <table:table-cell office:value-type="float" office:value="11951768" calcext:value-type="float">
            <text:p>11951768</text:p>
          </table:table-cell>
          <table:table-cell table:formula="of:=[.A749]/1000/(60*60*24)" office:value-type="time" office:time-value="PT03H19M11.768S" calcext:value-type="time">
            <text:p>03:1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22.16" calcext:value-type="float">
            <text:p>822.16</text:p>
          </table:table-cell>
          <table:table-cell office:value-type="float" office:value="1028.05" calcext:value-type="float">
            <text:p>1028.05</text:p>
          </table:table-cell>
        </table:table-row>
        <table:table-row table:style-name="ro1">
          <table:table-cell office:value-type="float" office:value="11967768" calcext:value-type="float">
            <text:p>11967768</text:p>
          </table:table-cell>
          <table:table-cell table:formula="of:=[.A750]/1000/(60*60*24)" office:value-type="time" office:time-value="PT03H19M27.768S" calcext:value-type="time">
            <text:p>03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23.24" calcext:value-type="float">
            <text:p>823.24</text:p>
          </table:table-cell>
          <table:table-cell office:value-type="float" office:value="1029.39" calcext:value-type="float">
            <text:p>1029.39</text:p>
          </table:table-cell>
        </table:table-row>
        <table:table-row table:style-name="ro1">
          <table:table-cell office:value-type="float" office:value="11983768" calcext:value-type="float">
            <text:p>11983768</text:p>
          </table:table-cell>
          <table:table-cell table:formula="of:=[.A751]/1000/(60*60*24)" office:value-type="time" office:time-value="PT03H19M43.768S" calcext:value-type="time">
            <text:p>03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24.33" calcext:value-type="float">
            <text:p>824.33</text:p>
          </table:table-cell>
          <table:table-cell office:value-type="float" office:value="1030.72" calcext:value-type="float">
            <text:p>1030.72</text:p>
          </table:table-cell>
        </table:table-row>
        <table:table-row table:style-name="ro1">
          <table:table-cell office:value-type="float" office:value="11999768" calcext:value-type="float">
            <text:p>11999768</text:p>
          </table:table-cell>
          <table:table-cell table:formula="of:=[.A752]/1000/(60*60*24)" office:value-type="time" office:time-value="PT03H19M59.768S" calcext:value-type="time">
            <text:p>03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25.41" calcext:value-type="float">
            <text:p>825.41</text:p>
          </table:table-cell>
          <table:table-cell office:value-type="float" office:value="1032.05" calcext:value-type="float">
            <text:p>1032.05</text:p>
          </table:table-cell>
        </table:table-row>
        <table:table-row table:style-name="ro1">
          <table:table-cell office:value-type="float" office:value="12015768" calcext:value-type="float">
            <text:p>12015768</text:p>
          </table:table-cell>
          <table:table-cell table:formula="of:=[.A753]/1000/(60*60*24)" office:value-type="time" office:time-value="PT03H20M15.768S" calcext:value-type="time">
            <text:p>03:2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26.49" calcext:value-type="float">
            <text:p>826.49</text:p>
          </table:table-cell>
          <table:table-cell office:value-type="float" office:value="1033.38" calcext:value-type="float">
            <text:p>1033.38</text:p>
          </table:table-cell>
        </table:table-row>
        <table:table-row table:style-name="ro1">
          <table:table-cell office:value-type="float" office:value="12031768" calcext:value-type="float">
            <text:p>12031768</text:p>
          </table:table-cell>
          <table:table-cell table:formula="of:=[.A754]/1000/(60*60*24)" office:value-type="time" office:time-value="PT03H20M31.768S" calcext:value-type="time">
            <text:p>03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27.58" calcext:value-type="float">
            <text:p>827.58</text:p>
          </table:table-cell>
          <table:table-cell office:value-type="float" office:value="1034.71" calcext:value-type="float">
            <text:p>1034.71</text:p>
          </table:table-cell>
        </table:table-row>
        <table:table-row table:style-name="ro1">
          <table:table-cell office:value-type="float" office:value="12047768" calcext:value-type="float">
            <text:p>12047768</text:p>
          </table:table-cell>
          <table:table-cell table:formula="of:=[.A755]/1000/(60*60*24)" office:value-type="time" office:time-value="PT03H20M47.768S" calcext:value-type="time">
            <text:p>03:2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28.66" calcext:value-type="float">
            <text:p>828.66</text:p>
          </table:table-cell>
          <table:table-cell office:value-type="float" office:value="1036.04" calcext:value-type="float">
            <text:p>1036.04</text:p>
          </table:table-cell>
        </table:table-row>
        <table:table-row table:style-name="ro1">
          <table:table-cell office:value-type="float" office:value="12063768" calcext:value-type="float">
            <text:p>12063768</text:p>
          </table:table-cell>
          <table:table-cell table:formula="of:=[.A756]/1000/(60*60*24)" office:value-type="time" office:time-value="PT03H21M03.768S" calcext:value-type="time">
            <text:p>03:2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29.74" calcext:value-type="float">
            <text:p>829.74</text:p>
          </table:table-cell>
          <table:table-cell office:value-type="float" office:value="1037.37" calcext:value-type="float">
            <text:p>1037.37</text:p>
          </table:table-cell>
        </table:table-row>
        <table:table-row table:style-name="ro1">
          <table:table-cell office:value-type="float" office:value="12079768" calcext:value-type="float">
            <text:p>12079768</text:p>
          </table:table-cell>
          <table:table-cell table:formula="of:=[.A757]/1000/(60*60*24)" office:value-type="time" office:time-value="PT03H21M19.768S" calcext:value-type="time">
            <text:p>03:2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30.83" calcext:value-type="float">
            <text:p>830.83</text:p>
          </table:table-cell>
          <table:table-cell office:value-type="float" office:value="1038.7" calcext:value-type="float">
            <text:p>1038.7</text:p>
          </table:table-cell>
        </table:table-row>
        <table:table-row table:style-name="ro1">
          <table:table-cell office:value-type="float" office:value="12095767" calcext:value-type="float">
            <text:p>12095767</text:p>
          </table:table-cell>
          <table:table-cell table:formula="of:=[.A758]/1000/(60*60*24)" office:value-type="time" office:time-value="PT03H21M35.767S" calcext:value-type="time">
            <text:p>03:2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31.91" calcext:value-type="float">
            <text:p>831.91</text:p>
          </table:table-cell>
          <table:table-cell office:value-type="float" office:value="1040.03" calcext:value-type="float">
            <text:p>1040.03</text:p>
          </table:table-cell>
        </table:table-row>
        <table:table-row table:style-name="ro1">
          <table:table-cell office:value-type="float" office:value="12111768" calcext:value-type="float">
            <text:p>12111768</text:p>
          </table:table-cell>
          <table:table-cell table:formula="of:=[.A759]/1000/(60*60*24)" office:value-type="time" office:time-value="PT03H21M51.768S" calcext:value-type="time">
            <text:p>03:2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32.99" calcext:value-type="float">
            <text:p>832.99</text:p>
          </table:table-cell>
          <table:table-cell office:value-type="float" office:value="1041.36" calcext:value-type="float">
            <text:p>1041.36</text:p>
          </table:table-cell>
        </table:table-row>
        <table:table-row table:style-name="ro1">
          <table:table-cell office:value-type="float" office:value="12127768" calcext:value-type="float">
            <text:p>12127768</text:p>
          </table:table-cell>
          <table:table-cell table:formula="of:=[.A760]/1000/(60*60*24)" office:value-type="time" office:time-value="PT03H22M07.768S" calcext:value-type="time">
            <text:p>03:2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34.07" calcext:value-type="float">
            <text:p>834.07</text:p>
          </table:table-cell>
          <table:table-cell office:value-type="float" office:value="1042.69" calcext:value-type="float">
            <text:p>1042.69</text:p>
          </table:table-cell>
        </table:table-row>
        <table:table-row table:style-name="ro1">
          <table:table-cell office:value-type="float" office:value="12143768" calcext:value-type="float">
            <text:p>12143768</text:p>
          </table:table-cell>
          <table:table-cell table:formula="of:=[.A761]/1000/(60*60*24)" office:value-type="time" office:time-value="PT03H22M23.768S" calcext:value-type="time">
            <text:p>03:2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" calcext:value-type="float">
            <text:p>300.2</text:p>
          </table:table-cell>
          <table:table-cell office:value-type="float" office:value="835.16" calcext:value-type="float">
            <text:p>835.16</text:p>
          </table:table-cell>
          <table:table-cell office:value-type="float" office:value="1044.02" calcext:value-type="float">
            <text:p>1044.02</text:p>
          </table:table-cell>
        </table:table-row>
        <table:table-row table:style-name="ro1">
          <table:table-cell office:value-type="float" office:value="12159768" calcext:value-type="float">
            <text:p>12159768</text:p>
          </table:table-cell>
          <table:table-cell table:formula="of:=[.A762]/1000/(60*60*24)" office:value-type="time" office:time-value="PT03H22M39.768S" calcext:value-type="time">
            <text:p>03:2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" calcext:value-type="float">
            <text:p>300.2</text:p>
          </table:table-cell>
          <table:table-cell office:value-type="float" office:value="836.24" calcext:value-type="float">
            <text:p>836.24</text:p>
          </table:table-cell>
          <table:table-cell office:value-type="float" office:value="1045.35" calcext:value-type="float">
            <text:p>1045.35</text:p>
          </table:table-cell>
        </table:table-row>
        <table:table-row table:style-name="ro1">
          <table:table-cell office:value-type="float" office:value="12175768" calcext:value-type="float">
            <text:p>12175768</text:p>
          </table:table-cell>
          <table:table-cell table:formula="of:=[.A763]/1000/(60*60*24)" office:value-type="time" office:time-value="PT03H22M55.768S" calcext:value-type="time">
            <text:p>03:2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37.32" calcext:value-type="float">
            <text:p>837.32</text:p>
          </table:table-cell>
          <table:table-cell office:value-type="float" office:value="1046.69" calcext:value-type="float">
            <text:p>1046.69</text:p>
          </table:table-cell>
        </table:table-row>
        <table:table-row table:style-name="ro1">
          <table:table-cell office:value-type="float" office:value="12191768" calcext:value-type="float">
            <text:p>12191768</text:p>
          </table:table-cell>
          <table:table-cell table:formula="of:=[.A764]/1000/(60*60*24)" office:value-type="time" office:time-value="PT03H23M11.768S" calcext:value-type="time">
            <text:p>03:2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38.41" calcext:value-type="float">
            <text:p>838.41</text:p>
          </table:table-cell>
          <table:table-cell office:value-type="float" office:value="1048.02" calcext:value-type="float">
            <text:p>1048.02</text:p>
          </table:table-cell>
        </table:table-row>
        <table:table-row table:style-name="ro1">
          <table:table-cell office:value-type="float" office:value="12207768" calcext:value-type="float">
            <text:p>12207768</text:p>
          </table:table-cell>
          <table:table-cell table:formula="of:=[.A765]/1000/(60*60*24)" office:value-type="time" office:time-value="PT03H23M27.768S" calcext:value-type="time">
            <text:p>03:2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" calcext:value-type="float">
            <text:p>300.2</text:p>
          </table:table-cell>
          <table:table-cell office:value-type="float" office:value="839.49" calcext:value-type="float">
            <text:p>839.49</text:p>
          </table:table-cell>
          <table:table-cell office:value-type="float" office:value="1049.35" calcext:value-type="float">
            <text:p>1049.35</text:p>
          </table:table-cell>
        </table:table-row>
        <table:table-row table:style-name="ro1">
          <table:table-cell office:value-type="float" office:value="12223768" calcext:value-type="float">
            <text:p>12223768</text:p>
          </table:table-cell>
          <table:table-cell table:formula="of:=[.A766]/1000/(60*60*24)" office:value-type="time" office:time-value="PT03H23M43.768S" calcext:value-type="time">
            <text:p>03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40.57" calcext:value-type="float">
            <text:p>840.57</text:p>
          </table:table-cell>
          <table:table-cell office:value-type="float" office:value="1050.68" calcext:value-type="float">
            <text:p>1050.68</text:p>
          </table:table-cell>
        </table:table-row>
        <table:table-row table:style-name="ro1">
          <table:table-cell office:value-type="float" office:value="12239768" calcext:value-type="float">
            <text:p>12239768</text:p>
          </table:table-cell>
          <table:table-cell table:formula="of:=[.A767]/1000/(60*60*24)" office:value-type="time" office:time-value="PT03H23M59.768S" calcext:value-type="time">
            <text:p>03:2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41.66" calcext:value-type="float">
            <text:p>841.66</text:p>
          </table:table-cell>
          <table:table-cell office:value-type="float" office:value="1052.01" calcext:value-type="float">
            <text:p>1052.01</text:p>
          </table:table-cell>
        </table:table-row>
        <table:table-row table:style-name="ro1">
          <table:table-cell office:value-type="float" office:value="12255768" calcext:value-type="float">
            <text:p>12255768</text:p>
          </table:table-cell>
          <table:table-cell table:formula="of:=[.A768]/1000/(60*60*24)" office:value-type="time" office:time-value="PT03H24M15.768S" calcext:value-type="time">
            <text:p>03:2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42.74" calcext:value-type="float">
            <text:p>842.74</text:p>
          </table:table-cell>
          <table:table-cell office:value-type="float" office:value="1053.34" calcext:value-type="float">
            <text:p>1053.34</text:p>
          </table:table-cell>
        </table:table-row>
        <table:table-row table:style-name="ro1">
          <table:table-cell office:value-type="float" office:value="12271768" calcext:value-type="float">
            <text:p>12271768</text:p>
          </table:table-cell>
          <table:table-cell table:formula="of:=[.A769]/1000/(60*60*24)" office:value-type="time" office:time-value="PT03H24M31.768S" calcext:value-type="time">
            <text:p>03:2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43.82" calcext:value-type="float">
            <text:p>843.82</text:p>
          </table:table-cell>
          <table:table-cell office:value-type="float" office:value="1054.67" calcext:value-type="float">
            <text:p>1054.67</text:p>
          </table:table-cell>
        </table:table-row>
        <table:table-row table:style-name="ro1">
          <table:table-cell office:value-type="float" office:value="12287768" calcext:value-type="float">
            <text:p>12287768</text:p>
          </table:table-cell>
          <table:table-cell table:formula="of:=[.A770]/1000/(60*60*24)" office:value-type="time" office:time-value="PT03H24M47.768S" calcext:value-type="time">
            <text:p>03:2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44.9" calcext:value-type="float">
            <text:p>844.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2303768" calcext:value-type="float">
            <text:p>12303768</text:p>
          </table:table-cell>
          <table:table-cell table:formula="of:=[.A771]/1000/(60*60*24)" office:value-type="time" office:time-value="PT03H25M03.768S" calcext:value-type="time">
            <text:p>03:2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45.99" calcext:value-type="float">
            <text:p>845.99</text:p>
          </table:table-cell>
          <table:table-cell office:value-type="float" office:value="1057.33" calcext:value-type="float">
            <text:p>1057.33</text:p>
          </table:table-cell>
        </table:table-row>
        <table:table-row table:style-name="ro1">
          <table:table-cell office:value-type="float" office:value="12319768" calcext:value-type="float">
            <text:p>12319768</text:p>
          </table:table-cell>
          <table:table-cell table:formula="of:=[.A772]/1000/(60*60*24)" office:value-type="time" office:time-value="PT03H25M19.768S" calcext:value-type="time">
            <text:p>03:2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47.07" calcext:value-type="float">
            <text:p>847.07</text:p>
          </table:table-cell>
          <table:table-cell office:value-type="float" office:value="1058.66" calcext:value-type="float">
            <text:p>1058.66</text:p>
          </table:table-cell>
        </table:table-row>
        <table:table-row table:style-name="ro1">
          <table:table-cell office:value-type="float" office:value="12335768" calcext:value-type="float">
            <text:p>12335768</text:p>
          </table:table-cell>
          <table:table-cell table:formula="of:=[.A773]/1000/(60*60*24)" office:value-type="time" office:time-value="PT03H25M35.768S" calcext:value-type="time">
            <text:p>03:2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48.15" calcext:value-type="float">
            <text:p>848.15</text:p>
          </table:table-cell>
          <table:table-cell office:value-type="float" office:value="1059.99" calcext:value-type="float">
            <text:p>1059.99</text:p>
          </table:table-cell>
        </table:table-row>
        <table:table-row table:style-name="ro1">
          <table:table-cell office:value-type="float" office:value="12351768" calcext:value-type="float">
            <text:p>12351768</text:p>
          </table:table-cell>
          <table:table-cell table:formula="of:=[.A774]/1000/(60*60*24)" office:value-type="time" office:time-value="PT03H25M51.768S" calcext:value-type="time">
            <text:p>03:2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49.23" calcext:value-type="float">
            <text:p>849.23</text:p>
          </table:table-cell>
          <table:table-cell office:value-type="float" office:value="1061.32" calcext:value-type="float">
            <text:p>1061.32</text:p>
          </table:table-cell>
        </table:table-row>
        <table:table-row table:style-name="ro1">
          <table:table-cell office:value-type="float" office:value="12367768" calcext:value-type="float">
            <text:p>12367768</text:p>
          </table:table-cell>
          <table:table-cell table:formula="of:=[.A775]/1000/(60*60*24)" office:value-type="time" office:time-value="PT03H26M07.768S" calcext:value-type="time">
            <text:p>03:2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50.32" calcext:value-type="float">
            <text:p>850.32</text:p>
          </table:table-cell>
          <table:table-cell office:value-type="float" office:value="1062.65" calcext:value-type="float">
            <text:p>1062.65</text:p>
          </table:table-cell>
        </table:table-row>
        <table:table-row table:style-name="ro1">
          <table:table-cell office:value-type="float" office:value="12383768" calcext:value-type="float">
            <text:p>12383768</text:p>
          </table:table-cell>
          <table:table-cell table:formula="of:=[.A776]/1000/(60*60*24)" office:value-type="time" office:time-value="PT03H26M23.768S" calcext:value-type="time">
            <text:p>03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51.4" calcext:value-type="float">
            <text:p>851.4</text:p>
          </table:table-cell>
          <table:table-cell office:value-type="float" office:value="1063.98" calcext:value-type="float">
            <text:p>1063.98</text:p>
          </table:table-cell>
        </table:table-row>
        <table:table-row table:style-name="ro1">
          <table:table-cell office:value-type="float" office:value="12399768" calcext:value-type="float">
            <text:p>12399768</text:p>
          </table:table-cell>
          <table:table-cell table:formula="of:=[.A777]/1000/(60*60*24)" office:value-type="time" office:time-value="PT03H26M39.768S" calcext:value-type="time">
            <text:p>03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52.48" calcext:value-type="float">
            <text:p>852.48</text:p>
          </table:table-cell>
          <table:table-cell office:value-type="float" office:value="1065.31" calcext:value-type="float">
            <text:p>1065.31</text:p>
          </table:table-cell>
        </table:table-row>
        <table:table-row table:style-name="ro1">
          <table:table-cell office:value-type="float" office:value="12415768" calcext:value-type="float">
            <text:p>12415768</text:p>
          </table:table-cell>
          <table:table-cell table:formula="of:=[.A778]/1000/(60*60*24)" office:value-type="time" office:time-value="PT03H26M55.768S" calcext:value-type="time">
            <text:p>03:26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53.56" calcext:value-type="float">
            <text:p>853.56</text:p>
          </table:table-cell>
          <table:table-cell office:value-type="float" office:value="1066.64" calcext:value-type="float">
            <text:p>1066.64</text:p>
          </table:table-cell>
        </table:table-row>
        <table:table-row table:style-name="ro1">
          <table:table-cell office:value-type="float" office:value="12431768" calcext:value-type="float">
            <text:p>12431768</text:p>
          </table:table-cell>
          <table:table-cell table:formula="of:=[.A779]/1000/(60*60*24)" office:value-type="time" office:time-value="PT03H27M11.768S" calcext:value-type="time">
            <text:p>03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54.65" calcext:value-type="float">
            <text:p>854.65</text:p>
          </table:table-cell>
          <table:table-cell office:value-type="float" office:value="1067.97" calcext:value-type="float">
            <text:p>1067.97</text:p>
          </table:table-cell>
        </table:table-row>
        <table:table-row table:style-name="ro1">
          <table:table-cell office:value-type="float" office:value="12447768" calcext:value-type="float">
            <text:p>12447768</text:p>
          </table:table-cell>
          <table:table-cell table:formula="of:=[.A780]/1000/(60*60*24)" office:value-type="time" office:time-value="PT03H27M27.768S" calcext:value-type="time">
            <text:p>03:2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55.73" calcext:value-type="float">
            <text:p>855.73</text:p>
          </table:table-cell>
          <table:table-cell office:value-type="float" office:value="1069.3" calcext:value-type="float">
            <text:p>1069.3</text:p>
          </table:table-cell>
        </table:table-row>
        <table:table-row table:style-name="ro1">
          <table:table-cell office:value-type="float" office:value="12463768" calcext:value-type="float">
            <text:p>12463768</text:p>
          </table:table-cell>
          <table:table-cell table:formula="of:=[.A781]/1000/(60*60*24)" office:value-type="time" office:time-value="PT03H27M43.768S" calcext:value-type="time">
            <text:p>03:2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56.81" calcext:value-type="float">
            <text:p>856.81</text:p>
          </table:table-cell>
          <table:table-cell office:value-type="float" office:value="1070.63" calcext:value-type="float">
            <text:p>1070.63</text:p>
          </table:table-cell>
        </table:table-row>
        <table:table-row table:style-name="ro1">
          <table:table-cell office:value-type="float" office:value="12479768" calcext:value-type="float">
            <text:p>12479768</text:p>
          </table:table-cell>
          <table:table-cell table:formula="of:=[.A782]/1000/(60*60*24)" office:value-type="time" office:time-value="PT03H27M59.768S" calcext:value-type="time">
            <text:p>03:2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57.89" calcext:value-type="float">
            <text:p>857.89</text:p>
          </table:table-cell>
          <table:table-cell office:value-type="float" office:value="1071.96" calcext:value-type="float">
            <text:p>1071.96</text:p>
          </table:table-cell>
        </table:table-row>
        <table:table-row table:style-name="ro1">
          <table:table-cell office:value-type="float" office:value="12495768" calcext:value-type="float">
            <text:p>12495768</text:p>
          </table:table-cell>
          <table:table-cell table:formula="of:=[.A783]/1000/(60*60*24)" office:value-type="time" office:time-value="PT03H28M15.768S" calcext:value-type="time">
            <text:p>03:2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58.98" calcext:value-type="float">
            <text:p>858.98</text:p>
          </table:table-cell>
          <table:table-cell office:value-type="float" office:value="1073.29" calcext:value-type="float">
            <text:p>1073.29</text:p>
          </table:table-cell>
        </table:table-row>
        <table:table-row table:style-name="ro1">
          <table:table-cell office:value-type="float" office:value="12511768" calcext:value-type="float">
            <text:p>12511768</text:p>
          </table:table-cell>
          <table:table-cell table:formula="of:=[.A784]/1000/(60*60*24)" office:value-type="time" office:time-value="PT03H28M31.768S" calcext:value-type="time">
            <text:p>03:2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60.06" calcext:value-type="float">
            <text:p>860.06</text:p>
          </table:table-cell>
          <table:table-cell office:value-type="float" office:value="1074.62" calcext:value-type="float">
            <text:p>1074.62</text:p>
          </table:table-cell>
        </table:table-row>
        <table:table-row table:style-name="ro1">
          <table:table-cell office:value-type="float" office:value="12527768" calcext:value-type="float">
            <text:p>12527768</text:p>
          </table:table-cell>
          <table:table-cell table:formula="of:=[.A785]/1000/(60*60*24)" office:value-type="time" office:time-value="PT03H28M47.768S" calcext:value-type="time">
            <text:p>03:2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61.14" calcext:value-type="float">
            <text:p>861.14</text:p>
          </table:table-cell>
          <table:table-cell office:value-type="float" office:value="1075.95" calcext:value-type="float">
            <text:p>1075.95</text:p>
          </table:table-cell>
        </table:table-row>
        <table:table-row table:style-name="ro1">
          <table:table-cell office:value-type="float" office:value="12543768" calcext:value-type="float">
            <text:p>12543768</text:p>
          </table:table-cell>
          <table:table-cell table:formula="of:=[.A786]/1000/(60*60*24)" office:value-type="time" office:time-value="PT03H29M03.768S" calcext:value-type="time">
            <text:p>03:2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62.22" calcext:value-type="float">
            <text:p>862.22</text:p>
          </table:table-cell>
          <table:table-cell office:value-type="float" office:value="1077.28" calcext:value-type="float">
            <text:p>1077.28</text:p>
          </table:table-cell>
        </table:table-row>
        <table:table-row table:style-name="ro1">
          <table:table-cell office:value-type="float" office:value="12559768" calcext:value-type="float">
            <text:p>12559768</text:p>
          </table:table-cell>
          <table:table-cell table:formula="of:=[.A787]/1000/(60*60*24)" office:value-type="time" office:time-value="PT03H29M19.768S" calcext:value-type="time">
            <text:p>03:2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63.3" calcext:value-type="float">
            <text:p>863.3</text:p>
          </table:table-cell>
          <table:table-cell office:value-type="float" office:value="1078.61" calcext:value-type="float">
            <text:p>1078.61</text:p>
          </table:table-cell>
        </table:table-row>
        <table:table-row table:style-name="ro1">
          <table:table-cell office:value-type="float" office:value="12575768" calcext:value-type="float">
            <text:p>12575768</text:p>
          </table:table-cell>
          <table:table-cell table:formula="of:=[.A788]/1000/(60*60*24)" office:value-type="time" office:time-value="PT03H29M35.768S" calcext:value-type="time">
            <text:p>03:2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64.39" calcext:value-type="float">
            <text:p>864.39</text:p>
          </table:table-cell>
          <table:table-cell office:value-type="float" office:value="1079.94" calcext:value-type="float">
            <text:p>1079.94</text:p>
          </table:table-cell>
        </table:table-row>
        <table:table-row table:style-name="ro1">
          <table:table-cell office:value-type="float" office:value="12591768" calcext:value-type="float">
            <text:p>12591768</text:p>
          </table:table-cell>
          <table:table-cell table:formula="of:=[.A789]/1000/(60*60*24)" office:value-type="time" office:time-value="PT03H29M51.768S" calcext:value-type="time">
            <text:p>03:2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65.47" calcext:value-type="float">
            <text:p>865.47</text:p>
          </table:table-cell>
          <table:table-cell office:value-type="float" office:value="1081.27" calcext:value-type="float">
            <text:p>1081.27</text:p>
          </table:table-cell>
        </table:table-row>
        <table:table-row table:style-name="ro1">
          <table:table-cell office:value-type="float" office:value="12607768" calcext:value-type="float">
            <text:p>12607768</text:p>
          </table:table-cell>
          <table:table-cell table:formula="of:=[.A790]/1000/(60*60*24)" office:value-type="time" office:time-value="PT03H30M07.768S" calcext:value-type="time">
            <text:p>03:3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66.55" calcext:value-type="float">
            <text:p>866.55</text:p>
          </table:table-cell>
          <table:table-cell office:value-type="float" office:value="1082.6" calcext:value-type="float">
            <text:p>1082.6</text:p>
          </table:table-cell>
        </table:table-row>
        <table:table-row table:style-name="ro1">
          <table:table-cell office:value-type="float" office:value="12623768" calcext:value-type="float">
            <text:p>12623768</text:p>
          </table:table-cell>
          <table:table-cell table:formula="of:=[.A791]/1000/(60*60*24)" office:value-type="time" office:time-value="PT03H30M23.768S" calcext:value-type="time">
            <text:p>03:3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67.63" calcext:value-type="float">
            <text:p>867.63</text:p>
          </table:table-cell>
          <table:table-cell office:value-type="float" office:value="1083.93" calcext:value-type="float">
            <text:p>1083.93</text:p>
          </table:table-cell>
        </table:table-row>
        <table:table-row table:style-name="ro1">
          <table:table-cell office:value-type="float" office:value="12639768" calcext:value-type="float">
            <text:p>12639768</text:p>
          </table:table-cell>
          <table:table-cell table:formula="of:=[.A792]/1000/(60*60*24)" office:value-type="time" office:time-value="PT03H30M39.768S" calcext:value-type="time">
            <text:p>03:3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68.71" calcext:value-type="float">
            <text:p>868.71</text:p>
          </table:table-cell>
          <table:table-cell office:value-type="float" office:value="1085.25" calcext:value-type="float">
            <text:p>1085.25</text:p>
          </table:table-cell>
        </table:table-row>
        <table:table-row table:style-name="ro1">
          <table:table-cell office:value-type="float" office:value="12655768" calcext:value-type="float">
            <text:p>12655768</text:p>
          </table:table-cell>
          <table:table-cell table:formula="of:=[.A793]/1000/(60*60*24)" office:value-type="time" office:time-value="PT03H30M55.768S" calcext:value-type="time">
            <text:p>03:3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69.8" calcext:value-type="float">
            <text:p>869.8</text:p>
          </table:table-cell>
          <table:table-cell office:value-type="float" office:value="1086.58" calcext:value-type="float">
            <text:p>1086.58</text:p>
          </table:table-cell>
        </table:table-row>
        <table:table-row table:style-name="ro1">
          <table:table-cell office:value-type="float" office:value="12671767" calcext:value-type="float">
            <text:p>12671767</text:p>
          </table:table-cell>
          <table:table-cell table:formula="of:=[.A794]/1000/(60*60*24)" office:value-type="time" office:time-value="PT03H31M11.767S" calcext:value-type="time">
            <text:p>03:3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70.88" calcext:value-type="float">
            <text:p>870.88</text:p>
          </table:table-cell>
          <table:table-cell office:value-type="float" office:value="1087.91" calcext:value-type="float">
            <text:p>1087.91</text:p>
          </table:table-cell>
        </table:table-row>
        <table:table-row table:style-name="ro1">
          <table:table-cell office:value-type="float" office:value="12687768" calcext:value-type="float">
            <text:p>12687768</text:p>
          </table:table-cell>
          <table:table-cell table:formula="of:=[.A795]/1000/(60*60*24)" office:value-type="time" office:time-value="PT03H31M27.768S" calcext:value-type="time">
            <text:p>03:3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71.96" calcext:value-type="float">
            <text:p>871.96</text:p>
          </table:table-cell>
          <table:table-cell office:value-type="float" office:value="1089.24" calcext:value-type="float">
            <text:p>1089.24</text:p>
          </table:table-cell>
        </table:table-row>
        <table:table-row table:style-name="ro1">
          <table:table-cell office:value-type="float" office:value="12703768" calcext:value-type="float">
            <text:p>12703768</text:p>
          </table:table-cell>
          <table:table-cell table:formula="of:=[.A796]/1000/(60*60*24)" office:value-type="time" office:time-value="PT03H31M43.768S" calcext:value-type="time">
            <text:p>03:3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73.04" calcext:value-type="float">
            <text:p>873.04</text:p>
          </table:table-cell>
          <table:table-cell office:value-type="float" office:value="1090.57" calcext:value-type="float">
            <text:p>1090.57</text:p>
          </table:table-cell>
        </table:table-row>
        <table:table-row table:style-name="ro1">
          <table:table-cell office:value-type="float" office:value="12719768" calcext:value-type="float">
            <text:p>12719768</text:p>
          </table:table-cell>
          <table:table-cell table:formula="of:=[.A797]/1000/(60*60*24)" office:value-type="time" office:time-value="PT03H31M59.768S" calcext:value-type="time">
            <text:p>03:3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74.12" calcext:value-type="float">
            <text:p>874.12</text:p>
          </table:table-cell>
          <table:table-cell office:value-type="float" office:value="1091.9" calcext:value-type="float">
            <text:p>1091.9</text:p>
          </table:table-cell>
        </table:table-row>
        <table:table-row table:style-name="ro1">
          <table:table-cell office:value-type="float" office:value="12735768" calcext:value-type="float">
            <text:p>12735768</text:p>
          </table:table-cell>
          <table:table-cell table:formula="of:=[.A798]/1000/(60*60*24)" office:value-type="time" office:time-value="PT03H32M15.768S" calcext:value-type="time">
            <text:p>03:3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75.21" calcext:value-type="float">
            <text:p>875.21</text:p>
          </table:table-cell>
          <table:table-cell office:value-type="float" office:value="1093.23" calcext:value-type="float">
            <text:p>1093.23</text:p>
          </table:table-cell>
        </table:table-row>
        <table:table-row table:style-name="ro1">
          <table:table-cell office:value-type="float" office:value="12751768" calcext:value-type="float">
            <text:p>12751768</text:p>
          </table:table-cell>
          <table:table-cell table:formula="of:=[.A799]/1000/(60*60*24)" office:value-type="time" office:time-value="PT03H32M31.768S" calcext:value-type="time">
            <text:p>03:3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76.29" calcext:value-type="float">
            <text:p>876.29</text:p>
          </table:table-cell>
          <table:table-cell office:value-type="float" office:value="1094.56" calcext:value-type="float">
            <text:p>1094.56</text:p>
          </table:table-cell>
        </table:table-row>
        <table:table-row table:style-name="ro1">
          <table:table-cell office:value-type="float" office:value="12767768" calcext:value-type="float">
            <text:p>12767768</text:p>
          </table:table-cell>
          <table:table-cell table:formula="of:=[.A800]/1000/(60*60*24)" office:value-type="time" office:time-value="PT03H32M47.768S" calcext:value-type="time">
            <text:p>03:3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77.37" calcext:value-type="float">
            <text:p>877.37</text:p>
          </table:table-cell>
          <table:table-cell office:value-type="float" office:value="1095.89" calcext:value-type="float">
            <text:p>1095.89</text:p>
          </table:table-cell>
        </table:table-row>
        <table:table-row table:style-name="ro1">
          <table:table-cell office:value-type="float" office:value="12783768" calcext:value-type="float">
            <text:p>12783768</text:p>
          </table:table-cell>
          <table:table-cell table:formula="of:=[.A801]/1000/(60*60*24)" office:value-type="time" office:time-value="PT03H33M03.768S" calcext:value-type="time">
            <text:p>03:3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78.45" calcext:value-type="float">
            <text:p>878.45</text:p>
          </table:table-cell>
          <table:table-cell office:value-type="float" office:value="1097.22" calcext:value-type="float">
            <text:p>1097.22</text:p>
          </table:table-cell>
        </table:table-row>
        <table:table-row table:style-name="ro1">
          <table:table-cell office:value-type="float" office:value="12799768" calcext:value-type="float">
            <text:p>12799768</text:p>
          </table:table-cell>
          <table:table-cell table:formula="of:=[.A802]/1000/(60*60*24)" office:value-type="time" office:time-value="PT03H33M19.768S" calcext:value-type="time">
            <text:p>03:3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79.53" calcext:value-type="float">
            <text:p>879.53</text:p>
          </table:table-cell>
          <table:table-cell office:value-type="float" office:value="1098.55" calcext:value-type="float">
            <text:p>1098.55</text:p>
          </table:table-cell>
        </table:table-row>
        <table:table-row table:style-name="ro1">
          <table:table-cell office:value-type="float" office:value="12815768" calcext:value-type="float">
            <text:p>12815768</text:p>
          </table:table-cell>
          <table:table-cell table:formula="of:=[.A803]/1000/(60*60*24)" office:value-type="time" office:time-value="PT03H33M35.768S" calcext:value-type="time">
            <text:p>03:3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80.62" calcext:value-type="float">
            <text:p>880.62</text:p>
          </table:table-cell>
          <table:table-cell office:value-type="float" office:value="1099.88" calcext:value-type="float">
            <text:p>1099.88</text:p>
          </table:table-cell>
        </table:table-row>
        <table:table-row table:style-name="ro1">
          <table:table-cell office:value-type="float" office:value="12831768" calcext:value-type="float">
            <text:p>12831768</text:p>
          </table:table-cell>
          <table:table-cell table:formula="of:=[.A804]/1000/(60*60*24)" office:value-type="time" office:time-value="PT03H33M51.768S" calcext:value-type="time">
            <text:p>03:3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81.7" calcext:value-type="float">
            <text:p>881.7</text:p>
          </table:table-cell>
          <table:table-cell office:value-type="float" office:value="1101.2" calcext:value-type="float">
            <text:p>1101.2</text:p>
          </table:table-cell>
        </table:table-row>
        <table:table-row table:style-name="ro1">
          <table:table-cell office:value-type="float" office:value="12847768" calcext:value-type="float">
            <text:p>12847768</text:p>
          </table:table-cell>
          <table:table-cell table:formula="of:=[.A805]/1000/(60*60*24)" office:value-type="time" office:time-value="PT03H34M07.768S" calcext:value-type="time">
            <text:p>03:3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82.78" calcext:value-type="float">
            <text:p>882.78</text:p>
          </table:table-cell>
          <table:table-cell office:value-type="float" office:value="1102.53" calcext:value-type="float">
            <text:p>1102.53</text:p>
          </table:table-cell>
        </table:table-row>
        <table:table-row table:style-name="ro1">
          <table:table-cell office:value-type="float" office:value="12863768" calcext:value-type="float">
            <text:p>12863768</text:p>
          </table:table-cell>
          <table:table-cell table:formula="of:=[.A806]/1000/(60*60*24)" office:value-type="time" office:time-value="PT03H34M23.768S" calcext:value-type="time">
            <text:p>03:3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83.86" calcext:value-type="float">
            <text:p>883.86</text:p>
          </table:table-cell>
          <table:table-cell office:value-type="float" office:value="1103.86" calcext:value-type="float">
            <text:p>1103.86</text:p>
          </table:table-cell>
        </table:table-row>
        <table:table-row table:style-name="ro1">
          <table:table-cell office:value-type="float" office:value="12879768" calcext:value-type="float">
            <text:p>12879768</text:p>
          </table:table-cell>
          <table:table-cell table:formula="of:=[.A807]/1000/(60*60*24)" office:value-type="time" office:time-value="PT03H34M39.768S" calcext:value-type="time">
            <text:p>03:3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84.94" calcext:value-type="float">
            <text:p>884.94</text:p>
          </table:table-cell>
          <table:table-cell office:value-type="float" office:value="1105.19" calcext:value-type="float">
            <text:p>1105.19</text:p>
          </table:table-cell>
        </table:table-row>
        <table:table-row table:style-name="ro1">
          <table:table-cell office:value-type="float" office:value="12895768" calcext:value-type="float">
            <text:p>12895768</text:p>
          </table:table-cell>
          <table:table-cell table:formula="of:=[.A808]/1000/(60*60*24)" office:value-type="time" office:time-value="PT03H34M55.768S" calcext:value-type="time">
            <text:p>03:3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86.03" calcext:value-type="float">
            <text:p>886.03</text:p>
          </table:table-cell>
          <table:table-cell office:value-type="float" office:value="1106.52" calcext:value-type="float">
            <text:p>1106.52</text:p>
          </table:table-cell>
        </table:table-row>
        <table:table-row table:style-name="ro1">
          <table:table-cell office:value-type="float" office:value="12911768" calcext:value-type="float">
            <text:p>12911768</text:p>
          </table:table-cell>
          <table:table-cell table:formula="of:=[.A809]/1000/(60*60*24)" office:value-type="time" office:time-value="PT03H35M11.768S" calcext:value-type="time">
            <text:p>03:3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87.11" calcext:value-type="float">
            <text:p>887.11</text:p>
          </table:table-cell>
          <table:table-cell office:value-type="float" office:value="1107.85" calcext:value-type="float">
            <text:p>1107.85</text:p>
          </table:table-cell>
        </table:table-row>
        <table:table-row table:style-name="ro1">
          <table:table-cell office:value-type="float" office:value="12927768" calcext:value-type="float">
            <text:p>12927768</text:p>
          </table:table-cell>
          <table:table-cell table:formula="of:=[.A810]/1000/(60*60*24)" office:value-type="time" office:time-value="PT03H35M27.768S" calcext:value-type="time">
            <text:p>03:3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888.19" calcext:value-type="float">
            <text:p>888.19</text:p>
          </table:table-cell>
          <table:table-cell office:value-type="float" office:value="1109.18" calcext:value-type="float">
            <text:p>1109.18</text:p>
          </table:table-cell>
        </table:table-row>
        <table:table-row table:style-name="ro1">
          <table:table-cell office:value-type="float" office:value="12943768" calcext:value-type="float">
            <text:p>12943768</text:p>
          </table:table-cell>
          <table:table-cell table:formula="of:=[.A811]/1000/(60*60*24)" office:value-type="time" office:time-value="PT03H35M43.768S" calcext:value-type="time">
            <text:p>03:3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89.27" calcext:value-type="float">
            <text:p>889.27</text:p>
          </table:table-cell>
          <table:table-cell office:value-type="float" office:value="1110.5" calcext:value-type="float">
            <text:p>1110.5</text:p>
          </table:table-cell>
        </table:table-row>
        <table:table-row table:style-name="ro1">
          <table:table-cell office:value-type="float" office:value="12959768" calcext:value-type="float">
            <text:p>12959768</text:p>
          </table:table-cell>
          <table:table-cell table:formula="of:=[.A812]/1000/(60*60*24)" office:value-type="time" office:time-value="PT03H35M59.768S" calcext:value-type="time">
            <text:p>03:3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890.35" calcext:value-type="float">
            <text:p>890.35</text:p>
          </table:table-cell>
          <table:table-cell office:value-type="float" office:value="1111.83" calcext:value-type="float">
            <text:p>1111.83</text:p>
          </table:table-cell>
        </table:table-row>
        <table:table-row table:style-name="ro1">
          <table:table-cell office:value-type="float" office:value="12975768" calcext:value-type="float">
            <text:p>12975768</text:p>
          </table:table-cell>
          <table:table-cell table:formula="of:=[.A813]/1000/(60*60*24)" office:value-type="time" office:time-value="PT03H36M15.768S" calcext:value-type="time">
            <text:p>03:3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91.44" calcext:value-type="float">
            <text:p>891.44</text:p>
          </table:table-cell>
          <table:table-cell office:value-type="float" office:value="1113.16" calcext:value-type="float">
            <text:p>1113.16</text:p>
          </table:table-cell>
        </table:table-row>
        <table:table-row table:style-name="ro1">
          <table:table-cell office:value-type="float" office:value="12991768" calcext:value-type="float">
            <text:p>12991768</text:p>
          </table:table-cell>
          <table:table-cell table:formula="of:=[.A814]/1000/(60*60*24)" office:value-type="time" office:time-value="PT03H36M31.768S" calcext:value-type="time">
            <text:p>03:3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892.52" calcext:value-type="float">
            <text:p>892.52</text:p>
          </table:table-cell>
          <table:table-cell office:value-type="float" office:value="1114.49" calcext:value-type="float">
            <text:p>1114.49</text:p>
          </table:table-cell>
        </table:table-row>
        <table:table-row table:style-name="ro1">
          <table:table-cell office:value-type="float" office:value="13007768" calcext:value-type="float">
            <text:p>13007768</text:p>
          </table:table-cell>
          <table:table-cell table:formula="of:=[.A815]/1000/(60*60*24)" office:value-type="time" office:time-value="PT03H36M47.768S" calcext:value-type="time">
            <text:p>03:3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93.6" calcext:value-type="float">
            <text:p>893.6</text:p>
          </table:table-cell>
          <table:table-cell office:value-type="float" office:value="1115.82" calcext:value-type="float">
            <text:p>1115.82</text:p>
          </table:table-cell>
        </table:table-row>
        <table:table-row table:style-name="ro1">
          <table:table-cell office:value-type="float" office:value="13023768" calcext:value-type="float">
            <text:p>13023768</text:p>
          </table:table-cell>
          <table:table-cell table:formula="of:=[.A816]/1000/(60*60*24)" office:value-type="time" office:time-value="PT03H37M03.768S" calcext:value-type="time">
            <text:p>03:3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94.68" calcext:value-type="float">
            <text:p>894.68</text:p>
          </table:table-cell>
          <table:table-cell office:value-type="float" office:value="1117.14" calcext:value-type="float">
            <text:p>1117.14</text:p>
          </table:table-cell>
        </table:table-row>
        <table:table-row table:style-name="ro1">
          <table:table-cell office:value-type="float" office:value="13039768" calcext:value-type="float">
            <text:p>13039768</text:p>
          </table:table-cell>
          <table:table-cell table:formula="of:=[.A817]/1000/(60*60*24)" office:value-type="time" office:time-value="PT03H37M19.768S" calcext:value-type="time">
            <text:p>03:3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95.76" calcext:value-type="float">
            <text:p>895.76</text:p>
          </table:table-cell>
          <table:table-cell office:value-type="float" office:value="1118.47" calcext:value-type="float">
            <text:p>1118.47</text:p>
          </table:table-cell>
        </table:table-row>
        <table:table-row table:style-name="ro1">
          <table:table-cell office:value-type="float" office:value="13055768" calcext:value-type="float">
            <text:p>13055768</text:p>
          </table:table-cell>
          <table:table-cell table:formula="of:=[.A818]/1000/(60*60*24)" office:value-type="time" office:time-value="PT03H37M35.768S" calcext:value-type="time">
            <text:p>03:3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96.84" calcext:value-type="float">
            <text:p>896.84</text:p>
          </table:table-cell>
          <table:table-cell office:value-type="float" office:value="1119.8" calcext:value-type="float">
            <text:p>1119.8</text:p>
          </table:table-cell>
        </table:table-row>
        <table:table-row table:style-name="ro1">
          <table:table-cell office:value-type="float" office:value="13071768" calcext:value-type="float">
            <text:p>13071768</text:p>
          </table:table-cell>
          <table:table-cell table:formula="of:=[.A819]/1000/(60*60*24)" office:value-type="time" office:time-value="PT03H37M51.768S" calcext:value-type="time">
            <text:p>03:3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897.93" calcext:value-type="float">
            <text:p>897.93</text:p>
          </table:table-cell>
          <table:table-cell office:value-type="float" office:value="1121.13" calcext:value-type="float">
            <text:p>1121.13</text:p>
          </table:table-cell>
        </table:table-row>
        <table:table-row table:style-name="ro1">
          <table:table-cell office:value-type="float" office:value="13087768" calcext:value-type="float">
            <text:p>13087768</text:p>
          </table:table-cell>
          <table:table-cell table:formula="of:=[.A820]/1000/(60*60*24)" office:value-type="time" office:time-value="PT03H38M07.768S" calcext:value-type="time">
            <text:p>03:3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899.01" calcext:value-type="float">
            <text:p>899.01</text:p>
          </table:table-cell>
          <table:table-cell office:value-type="float" office:value="1122.46" calcext:value-type="float">
            <text:p>1122.46</text:p>
          </table:table-cell>
        </table:table-row>
        <table:table-row table:style-name="ro1">
          <table:table-cell office:value-type="float" office:value="13103768" calcext:value-type="float">
            <text:p>13103768</text:p>
          </table:table-cell>
          <table:table-cell table:formula="of:=[.A821]/1000/(60*60*24)" office:value-type="time" office:time-value="PT03H38M23.768S" calcext:value-type="time">
            <text:p>03:3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00.09" calcext:value-type="float">
            <text:p>900.09</text:p>
          </table:table-cell>
          <table:table-cell office:value-type="float" office:value="1123.79" calcext:value-type="float">
            <text:p>1123.79</text:p>
          </table:table-cell>
        </table:table-row>
        <table:table-row table:style-name="ro1">
          <table:table-cell office:value-type="float" office:value="13119768" calcext:value-type="float">
            <text:p>13119768</text:p>
          </table:table-cell>
          <table:table-cell table:formula="of:=[.A822]/1000/(60*60*24)" office:value-type="time" office:time-value="PT03H38M39.768S" calcext:value-type="time">
            <text:p>03:3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01.17" calcext:value-type="float">
            <text:p>901.17</text:p>
          </table:table-cell>
          <table:table-cell office:value-type="float" office:value="1125.11" calcext:value-type="float">
            <text:p>1125.11</text:p>
          </table:table-cell>
        </table:table-row>
        <table:table-row table:style-name="ro1">
          <table:table-cell office:value-type="float" office:value="13135768" calcext:value-type="float">
            <text:p>13135768</text:p>
          </table:table-cell>
          <table:table-cell table:formula="of:=[.A823]/1000/(60*60*24)" office:value-type="time" office:time-value="PT03H38M55.768S" calcext:value-type="time">
            <text:p>03:3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02.25" calcext:value-type="float">
            <text:p>902.25</text:p>
          </table:table-cell>
          <table:table-cell office:value-type="float" office:value="1126.44" calcext:value-type="float">
            <text:p>1126.44</text:p>
          </table:table-cell>
        </table:table-row>
        <table:table-row table:style-name="ro1">
          <table:table-cell office:value-type="float" office:value="13151768" calcext:value-type="float">
            <text:p>13151768</text:p>
          </table:table-cell>
          <table:table-cell table:formula="of:=[.A824]/1000/(60*60*24)" office:value-type="time" office:time-value="PT03H39M11.768S" calcext:value-type="time">
            <text:p>03:3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03.33" calcext:value-type="float">
            <text:p>903.33</text:p>
          </table:table-cell>
          <table:table-cell office:value-type="float" office:value="1127.77" calcext:value-type="float">
            <text:p>1127.77</text:p>
          </table:table-cell>
        </table:table-row>
        <table:table-row table:style-name="ro1">
          <table:table-cell office:value-type="float" office:value="13167768" calcext:value-type="float">
            <text:p>13167768</text:p>
          </table:table-cell>
          <table:table-cell table:formula="of:=[.A825]/1000/(60*60*24)" office:value-type="time" office:time-value="PT03H39M27.768S" calcext:value-type="time">
            <text:p>03:3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04.41" calcext:value-type="float">
            <text:p>904.41</text:p>
          </table:table-cell>
          <table:table-cell office:value-type="float" office:value="1129.1" calcext:value-type="float">
            <text:p>1129.1</text:p>
          </table:table-cell>
        </table:table-row>
        <table:table-row table:style-name="ro1">
          <table:table-cell office:value-type="float" office:value="13183768" calcext:value-type="float">
            <text:p>13183768</text:p>
          </table:table-cell>
          <table:table-cell table:formula="of:=[.A826]/1000/(60*60*24)" office:value-type="time" office:time-value="PT03H39M43.768S" calcext:value-type="time">
            <text:p>03:3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05.49" calcext:value-type="float">
            <text:p>905.49</text:p>
          </table:table-cell>
          <table:table-cell office:value-type="float" office:value="1130.43" calcext:value-type="float">
            <text:p>1130.43</text:p>
          </table:table-cell>
        </table:table-row>
        <table:table-row table:style-name="ro1">
          <table:table-cell office:value-type="float" office:value="13199768" calcext:value-type="float">
            <text:p>13199768</text:p>
          </table:table-cell>
          <table:table-cell table:formula="of:=[.A827]/1000/(60*60*24)" office:value-type="time" office:time-value="PT03H39M59.768S" calcext:value-type="time">
            <text:p>03:4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06.57" calcext:value-type="float">
            <text:p>906.57</text:p>
          </table:table-cell>
          <table:table-cell office:value-type="float" office:value="1131.75" calcext:value-type="float">
            <text:p>1131.75</text:p>
          </table:table-cell>
        </table:table-row>
        <table:table-row table:style-name="ro1">
          <table:table-cell office:value-type="float" office:value="13215767" calcext:value-type="float">
            <text:p>13215767</text:p>
          </table:table-cell>
          <table:table-cell table:formula="of:=[.A828]/1000/(60*60*24)" office:value-type="time" office:time-value="PT03H40M15.767S" calcext:value-type="time">
            <text:p>03:4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07.66" calcext:value-type="float">
            <text:p>907.66</text:p>
          </table:table-cell>
          <table:table-cell office:value-type="float" office:value="1133.08" calcext:value-type="float">
            <text:p>1133.08</text:p>
          </table:table-cell>
        </table:table-row>
        <table:table-row table:style-name="ro1">
          <table:table-cell office:value-type="float" office:value="13231768" calcext:value-type="float">
            <text:p>13231768</text:p>
          </table:table-cell>
          <table:table-cell table:formula="of:=[.A829]/1000/(60*60*24)" office:value-type="time" office:time-value="PT03H40M31.768S" calcext:value-type="time">
            <text:p>03:4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08.74" calcext:value-type="float">
            <text:p>908.74</text:p>
          </table:table-cell>
          <table:table-cell office:value-type="float" office:value="1134.41" calcext:value-type="float">
            <text:p>1134.41</text:p>
          </table:table-cell>
        </table:table-row>
        <table:table-row table:style-name="ro1">
          <table:table-cell office:value-type="float" office:value="13247768" calcext:value-type="float">
            <text:p>13247768</text:p>
          </table:table-cell>
          <table:table-cell table:formula="of:=[.A830]/1000/(60*60*24)" office:value-type="time" office:time-value="PT03H40M47.768S" calcext:value-type="time">
            <text:p>03:4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09.82" calcext:value-type="float">
            <text:p>909.82</text:p>
          </table:table-cell>
          <table:table-cell office:value-type="float" office:value="1135.74" calcext:value-type="float">
            <text:p>1135.74</text:p>
          </table:table-cell>
        </table:table-row>
        <table:table-row table:style-name="ro1">
          <table:table-cell office:value-type="float" office:value="13263768" calcext:value-type="float">
            <text:p>13263768</text:p>
          </table:table-cell>
          <table:table-cell table:formula="of:=[.A831]/1000/(60*60*24)" office:value-type="time" office:time-value="PT03H41M03.768S" calcext:value-type="time">
            <text:p>03:4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10.9" calcext:value-type="float">
            <text:p>910.9</text:p>
          </table:table-cell>
          <table:table-cell office:value-type="float" office:value="1137.06" calcext:value-type="float">
            <text:p>1137.06</text:p>
          </table:table-cell>
        </table:table-row>
        <table:table-row table:style-name="ro1">
          <table:table-cell office:value-type="float" office:value="13279768" calcext:value-type="float">
            <text:p>13279768</text:p>
          </table:table-cell>
          <table:table-cell table:formula="of:=[.A832]/1000/(60*60*24)" office:value-type="time" office:time-value="PT03H41M19.768S" calcext:value-type="time">
            <text:p>03:4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11.98" calcext:value-type="float">
            <text:p>911.98</text:p>
          </table:table-cell>
          <table:table-cell office:value-type="float" office:value="1138.39" calcext:value-type="float">
            <text:p>1138.39</text:p>
          </table:table-cell>
        </table:table-row>
        <table:table-row table:style-name="ro1">
          <table:table-cell office:value-type="float" office:value="13295768" calcext:value-type="float">
            <text:p>13295768</text:p>
          </table:table-cell>
          <table:table-cell table:formula="of:=[.A833]/1000/(60*60*24)" office:value-type="time" office:time-value="PT03H41M35.768S" calcext:value-type="time">
            <text:p>03:4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13.06" calcext:value-type="float">
            <text:p>913.06</text:p>
          </table:table-cell>
          <table:table-cell office:value-type="float" office:value="1139.72" calcext:value-type="float">
            <text:p>1139.72</text:p>
          </table:table-cell>
        </table:table-row>
        <table:table-row table:style-name="ro1">
          <table:table-cell office:value-type="float" office:value="13311768" calcext:value-type="float">
            <text:p>13311768</text:p>
          </table:table-cell>
          <table:table-cell table:formula="of:=[.A834]/1000/(60*60*24)" office:value-type="time" office:time-value="PT03H41M51.768S" calcext:value-type="time">
            <text:p>03:4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14.14" calcext:value-type="float">
            <text:p>914.14</text:p>
          </table:table-cell>
          <table:table-cell office:value-type="float" office:value="1141.05" calcext:value-type="float">
            <text:p>1141.05</text:p>
          </table:table-cell>
        </table:table-row>
        <table:table-row table:style-name="ro1">
          <table:table-cell office:value-type="float" office:value="13327768" calcext:value-type="float">
            <text:p>13327768</text:p>
          </table:table-cell>
          <table:table-cell table:formula="of:=[.A835]/1000/(60*60*24)" office:value-type="time" office:time-value="PT03H42M07.768S" calcext:value-type="time">
            <text:p>03:4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15.22" calcext:value-type="float">
            <text:p>915.22</text:p>
          </table:table-cell>
          <table:table-cell office:value-type="float" office:value="1142.38" calcext:value-type="float">
            <text:p>1142.38</text:p>
          </table:table-cell>
        </table:table-row>
        <table:table-row table:style-name="ro1">
          <table:table-cell office:value-type="float" office:value="13343768" calcext:value-type="float">
            <text:p>13343768</text:p>
          </table:table-cell>
          <table:table-cell table:formula="of:=[.A836]/1000/(60*60*24)" office:value-type="time" office:time-value="PT03H42M23.768S" calcext:value-type="time">
            <text:p>03:4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16.3" calcext:value-type="float">
            <text:p>916.3</text:p>
          </table:table-cell>
          <table:table-cell office:value-type="float" office:value="1143.7" calcext:value-type="float">
            <text:p>1143.7</text:p>
          </table:table-cell>
        </table:table-row>
        <table:table-row table:style-name="ro1">
          <table:table-cell office:value-type="float" office:value="13359768" calcext:value-type="float">
            <text:p>13359768</text:p>
          </table:table-cell>
          <table:table-cell table:formula="of:=[.A837]/1000/(60*60*24)" office:value-type="time" office:time-value="PT03H42M39.768S" calcext:value-type="time">
            <text:p>03:4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17.39" calcext:value-type="float">
            <text:p>917.39</text:p>
          </table:table-cell>
          <table:table-cell office:value-type="float" office:value="1145.03" calcext:value-type="float">
            <text:p>1145.03</text:p>
          </table:table-cell>
        </table:table-row>
        <table:table-row table:style-name="ro1">
          <table:table-cell office:value-type="float" office:value="13375768" calcext:value-type="float">
            <text:p>13375768</text:p>
          </table:table-cell>
          <table:table-cell table:formula="of:=[.A838]/1000/(60*60*24)" office:value-type="time" office:time-value="PT03H42M55.768S" calcext:value-type="time">
            <text:p>03:4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18.47" calcext:value-type="float">
            <text:p>918.47</text:p>
          </table:table-cell>
          <table:table-cell office:value-type="float" office:value="1146.36" calcext:value-type="float">
            <text:p>1146.36</text:p>
          </table:table-cell>
        </table:table-row>
        <table:table-row table:style-name="ro1">
          <table:table-cell office:value-type="float" office:value="13391768" calcext:value-type="float">
            <text:p>13391768</text:p>
          </table:table-cell>
          <table:table-cell table:formula="of:=[.A839]/1000/(60*60*24)" office:value-type="time" office:time-value="PT03H43M11.768S" calcext:value-type="time">
            <text:p>03:4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19.55" calcext:value-type="float">
            <text:p>919.55</text:p>
          </table:table-cell>
          <table:table-cell office:value-type="float" office:value="1147.69" calcext:value-type="float">
            <text:p>1147.69</text:p>
          </table:table-cell>
        </table:table-row>
        <table:table-row table:style-name="ro1">
          <table:table-cell office:value-type="float" office:value="13407768" calcext:value-type="float">
            <text:p>13407768</text:p>
          </table:table-cell>
          <table:table-cell table:formula="of:=[.A840]/1000/(60*60*24)" office:value-type="time" office:time-value="PT03H43M27.768S" calcext:value-type="time">
            <text:p>03:4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20.63" calcext:value-type="float">
            <text:p>920.63</text:p>
          </table:table-cell>
          <table:table-cell office:value-type="float" office:value="1149.01" calcext:value-type="float">
            <text:p>1149.01</text:p>
          </table:table-cell>
        </table:table-row>
        <table:table-row table:style-name="ro1">
          <table:table-cell office:value-type="float" office:value="13423768" calcext:value-type="float">
            <text:p>13423768</text:p>
          </table:table-cell>
          <table:table-cell table:formula="of:=[.A841]/1000/(60*60*24)" office:value-type="time" office:time-value="PT03H43M43.768S" calcext:value-type="time">
            <text:p>03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21.71" calcext:value-type="float">
            <text:p>921.71</text:p>
          </table:table-cell>
          <table:table-cell office:value-type="float" office:value="1150.34" calcext:value-type="float">
            <text:p>1150.34</text:p>
          </table:table-cell>
        </table:table-row>
        <table:table-row table:style-name="ro1">
          <table:table-cell office:value-type="float" office:value="13439768" calcext:value-type="float">
            <text:p>13439768</text:p>
          </table:table-cell>
          <table:table-cell table:formula="of:=[.A842]/1000/(60*60*24)" office:value-type="time" office:time-value="PT03H43M59.768S" calcext:value-type="time">
            <text:p>03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22.79" calcext:value-type="float">
            <text:p>922.79</text:p>
          </table:table-cell>
          <table:table-cell office:value-type="float" office:value="1151.67" calcext:value-type="float">
            <text:p>1151.67</text:p>
          </table:table-cell>
        </table:table-row>
        <table:table-row table:style-name="ro1">
          <table:table-cell office:value-type="float" office:value="13455768" calcext:value-type="float">
            <text:p>13455768</text:p>
          </table:table-cell>
          <table:table-cell table:formula="of:=[.A843]/1000/(60*60*24)" office:value-type="time" office:time-value="PT03H44M15.768S" calcext:value-type="time">
            <text:p>03:4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23.87" calcext:value-type="float">
            <text:p>923.87</text:p>
          </table:table-cell>
          <table:table-cell office:value-type="float" office:value="1152.99" calcext:value-type="float">
            <text:p>1152.99</text:p>
          </table:table-cell>
        </table:table-row>
        <table:table-row table:style-name="ro1">
          <table:table-cell office:value-type="float" office:value="13471768" calcext:value-type="float">
            <text:p>13471768</text:p>
          </table:table-cell>
          <table:table-cell table:formula="of:=[.A844]/1000/(60*60*24)" office:value-type="time" office:time-value="PT03H44M31.768S" calcext:value-type="time">
            <text:p>03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24.95" calcext:value-type="float">
            <text:p>924.95</text:p>
          </table:table-cell>
          <table:table-cell office:value-type="float" office:value="1154.32" calcext:value-type="float">
            <text:p>1154.32</text:p>
          </table:table-cell>
        </table:table-row>
        <table:table-row table:style-name="ro1">
          <table:table-cell office:value-type="float" office:value="13487768" calcext:value-type="float">
            <text:p>13487768</text:p>
          </table:table-cell>
          <table:table-cell table:formula="of:=[.A845]/1000/(60*60*24)" office:value-type="time" office:time-value="PT03H44M47.768S" calcext:value-type="time">
            <text:p>03:4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26.03" calcext:value-type="float">
            <text:p>926.03</text:p>
          </table:table-cell>
          <table:table-cell office:value-type="float" office:value="1155.65" calcext:value-type="float">
            <text:p>1155.65</text:p>
          </table:table-cell>
        </table:table-row>
        <table:table-row table:style-name="ro1">
          <table:table-cell office:value-type="float" office:value="13503768" calcext:value-type="float">
            <text:p>13503768</text:p>
          </table:table-cell>
          <table:table-cell table:formula="of:=[.A846]/1000/(60*60*24)" office:value-type="time" office:time-value="PT03H45M03.768S" calcext:value-type="time">
            <text:p>03:4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27.11" calcext:value-type="float">
            <text:p>927.11</text:p>
          </table:table-cell>
          <table:table-cell office:value-type="float" office:value="1156.97" calcext:value-type="float">
            <text:p>1156.97</text:p>
          </table:table-cell>
        </table:table-row>
        <table:table-row table:style-name="ro1">
          <table:table-cell office:value-type="float" office:value="13519768" calcext:value-type="float">
            <text:p>13519768</text:p>
          </table:table-cell>
          <table:table-cell table:formula="of:=[.A847]/1000/(60*60*24)" office:value-type="time" office:time-value="PT03H45M19.768S" calcext:value-type="time">
            <text:p>03:4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28.2" calcext:value-type="float">
            <text:p>928.2</text:p>
          </table:table-cell>
          <table:table-cell office:value-type="float" office:value="1158.3" calcext:value-type="float">
            <text:p>1158.3</text:p>
          </table:table-cell>
        </table:table-row>
        <table:table-row table:style-name="ro1">
          <table:table-cell office:value-type="float" office:value="13535768" calcext:value-type="float">
            <text:p>13535768</text:p>
          </table:table-cell>
          <table:table-cell table:formula="of:=[.A848]/1000/(60*60*24)" office:value-type="time" office:time-value="PT03H45M35.768S" calcext:value-type="time">
            <text:p>03:4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29.28" calcext:value-type="float">
            <text:p>929.28</text:p>
          </table:table-cell>
          <table:table-cell office:value-type="float" office:value="1159.63" calcext:value-type="float">
            <text:p>1159.63</text:p>
          </table:table-cell>
        </table:table-row>
        <table:table-row table:style-name="ro1">
          <table:table-cell office:value-type="float" office:value="13551768" calcext:value-type="float">
            <text:p>13551768</text:p>
          </table:table-cell>
          <table:table-cell table:formula="of:=[.A849]/1000/(60*60*24)" office:value-type="time" office:time-value="PT03H45M51.768S" calcext:value-type="time">
            <text:p>03:4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30.36" calcext:value-type="float">
            <text:p>930.36</text:p>
          </table:table-cell>
          <table:table-cell office:value-type="float" office:value="1160.96" calcext:value-type="float">
            <text:p>1160.96</text:p>
          </table:table-cell>
        </table:table-row>
        <table:table-row table:style-name="ro1">
          <table:table-cell office:value-type="float" office:value="13567768" calcext:value-type="float">
            <text:p>13567768</text:p>
          </table:table-cell>
          <table:table-cell table:formula="of:=[.A850]/1000/(60*60*24)" office:value-type="time" office:time-value="PT03H46M07.768S" calcext:value-type="time">
            <text:p>03:4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31.44" calcext:value-type="float">
            <text:p>931.44</text:p>
          </table:table-cell>
          <table:table-cell office:value-type="float" office:value="1162.28" calcext:value-type="float">
            <text:p>1162.28</text:p>
          </table:table-cell>
        </table:table-row>
        <table:table-row table:style-name="ro1">
          <table:table-cell office:value-type="float" office:value="13583768" calcext:value-type="float">
            <text:p>13583768</text:p>
          </table:table-cell>
          <table:table-cell table:formula="of:=[.A851]/1000/(60*60*24)" office:value-type="time" office:time-value="PT03H46M23.768S" calcext:value-type="time">
            <text:p>03:4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32.52" calcext:value-type="float">
            <text:p>932.52</text:p>
          </table:table-cell>
          <table:table-cell office:value-type="float" office:value="1163.61" calcext:value-type="float">
            <text:p>1163.61</text:p>
          </table:table-cell>
        </table:table-row>
        <table:table-row table:style-name="ro1">
          <table:table-cell office:value-type="float" office:value="13599768" calcext:value-type="float">
            <text:p>13599768</text:p>
          </table:table-cell>
          <table:table-cell table:formula="of:=[.A852]/1000/(60*60*24)" office:value-type="time" office:time-value="PT03H46M39.768S" calcext:value-type="time">
            <text:p>03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33.6" calcext:value-type="float">
            <text:p>933.6</text:p>
          </table:table-cell>
          <table:table-cell office:value-type="float" office:value="1164.93" calcext:value-type="float">
            <text:p>1164.93</text:p>
          </table:table-cell>
        </table:table-row>
        <table:table-row table:style-name="ro1">
          <table:table-cell office:value-type="float" office:value="13615768" calcext:value-type="float">
            <text:p>13615768</text:p>
          </table:table-cell>
          <table:table-cell table:formula="of:=[.A853]/1000/(60*60*24)" office:value-type="time" office:time-value="PT03H46M55.768S" calcext:value-type="time">
            <text:p>03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34.68" calcext:value-type="float">
            <text:p>934.68</text:p>
          </table:table-cell>
          <table:table-cell office:value-type="float" office:value="1166.26" calcext:value-type="float">
            <text:p>1166.26</text:p>
          </table:table-cell>
        </table:table-row>
        <table:table-row table:style-name="ro1">
          <table:table-cell office:value-type="float" office:value="13631768" calcext:value-type="float">
            <text:p>13631768</text:p>
          </table:table-cell>
          <table:table-cell table:formula="of:=[.A854]/1000/(60*60*24)" office:value-type="time" office:time-value="PT03H47M11.768S" calcext:value-type="time">
            <text:p>03:4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35.76" calcext:value-type="float">
            <text:p>935.76</text:p>
          </table:table-cell>
          <table:table-cell office:value-type="float" office:value="1167.58" calcext:value-type="float">
            <text:p>1167.58</text:p>
          </table:table-cell>
        </table:table-row>
        <table:table-row table:style-name="ro1">
          <table:table-cell office:value-type="float" office:value="13647768" calcext:value-type="float">
            <text:p>13647768</text:p>
          </table:table-cell>
          <table:table-cell table:formula="of:=[.A855]/1000/(60*60*24)" office:value-type="time" office:time-value="PT03H47M27.768S" calcext:value-type="time">
            <text:p>03:4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36.84" calcext:value-type="float">
            <text:p>936.84</text:p>
          </table:table-cell>
          <table:table-cell office:value-type="float" office:value="1168.91" calcext:value-type="float">
            <text:p>1168.91</text:p>
          </table:table-cell>
        </table:table-row>
        <table:table-row table:style-name="ro1">
          <table:table-cell office:value-type="float" office:value="13663768" calcext:value-type="float">
            <text:p>13663768</text:p>
          </table:table-cell>
          <table:table-cell table:formula="of:=[.A856]/1000/(60*60*24)" office:value-type="time" office:time-value="PT03H47M43.768S" calcext:value-type="time">
            <text:p>03:4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37.92" calcext:value-type="float">
            <text:p>937.92</text:p>
          </table:table-cell>
          <table:table-cell office:value-type="float" office:value="1170.24" calcext:value-type="float">
            <text:p>1170.24</text:p>
          </table:table-cell>
        </table:table-row>
        <table:table-row table:style-name="ro1">
          <table:table-cell office:value-type="float" office:value="13679768" calcext:value-type="float">
            <text:p>13679768</text:p>
          </table:table-cell>
          <table:table-cell table:formula="of:=[.A857]/1000/(60*60*24)" office:value-type="time" office:time-value="PT03H47M59.768S" calcext:value-type="time">
            <text:p>03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39" calcext:value-type="float">
            <text:p>939</text:p>
          </table:table-cell>
          <table:table-cell office:value-type="float" office:value="1171.56" calcext:value-type="float">
            <text:p>1171.56</text:p>
          </table:table-cell>
        </table:table-row>
        <table:table-row table:style-name="ro1">
          <table:table-cell office:value-type="float" office:value="13695768" calcext:value-type="float">
            <text:p>13695768</text:p>
          </table:table-cell>
          <table:table-cell table:formula="of:=[.A858]/1000/(60*60*24)" office:value-type="time" office:time-value="PT03H48M15.768S" calcext:value-type="time">
            <text:p>03:4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40.08" calcext:value-type="float">
            <text:p>940.08</text:p>
          </table:table-cell>
          <table:table-cell office:value-type="float" office:value="1172.89" calcext:value-type="float">
            <text:p>1172.89</text:p>
          </table:table-cell>
        </table:table-row>
        <table:table-row table:style-name="ro1">
          <table:table-cell office:value-type="float" office:value="13711768" calcext:value-type="float">
            <text:p>13711768</text:p>
          </table:table-cell>
          <table:table-cell table:formula="of:=[.A859]/1000/(60*60*24)" office:value-type="time" office:time-value="PT03H48M31.768S" calcext:value-type="time">
            <text:p>03:4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41.16" calcext:value-type="float">
            <text:p>941.16</text:p>
          </table:table-cell>
          <table:table-cell office:value-type="float" office:value="1174.21" calcext:value-type="float">
            <text:p>1174.21</text:p>
          </table:table-cell>
        </table:table-row>
        <table:table-row table:style-name="ro1">
          <table:table-cell office:value-type="float" office:value="13727768" calcext:value-type="float">
            <text:p>13727768</text:p>
          </table:table-cell>
          <table:table-cell table:formula="of:=[.A860]/1000/(60*60*24)" office:value-type="time" office:time-value="PT03H48M47.768S" calcext:value-type="time">
            <text:p>03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42.24" calcext:value-type="float">
            <text:p>942.24</text:p>
          </table:table-cell>
          <table:table-cell office:value-type="float" office:value="1175.54" calcext:value-type="float">
            <text:p>1175.54</text:p>
          </table:table-cell>
        </table:table-row>
        <table:table-row table:style-name="ro1">
          <table:table-cell office:value-type="float" office:value="13743768" calcext:value-type="float">
            <text:p>13743768</text:p>
          </table:table-cell>
          <table:table-cell table:formula="of:=[.A861]/1000/(60*60*24)" office:value-type="time" office:time-value="PT03H49M03.768S" calcext:value-type="time">
            <text:p>03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43.32" calcext:value-type="float">
            <text:p>943.32</text:p>
          </table:table-cell>
          <table:table-cell office:value-type="float" office:value="1176.86" calcext:value-type="float">
            <text:p>1176.86</text:p>
          </table:table-cell>
        </table:table-row>
        <table:table-row table:style-name="ro1">
          <table:table-cell office:value-type="float" office:value="13759768" calcext:value-type="float">
            <text:p>13759768</text:p>
          </table:table-cell>
          <table:table-cell table:formula="of:=[.A862]/1000/(60*60*24)" office:value-type="time" office:time-value="PT03H49M19.768S" calcext:value-type="time">
            <text:p>03:4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44.4" calcext:value-type="float">
            <text:p>944.4</text:p>
          </table:table-cell>
          <table:table-cell office:value-type="float" office:value="1178.19" calcext:value-type="float">
            <text:p>1178.19</text:p>
          </table:table-cell>
        </table:table-row>
        <table:table-row table:style-name="ro1">
          <table:table-cell office:value-type="float" office:value="13775768" calcext:value-type="float">
            <text:p>13775768</text:p>
          </table:table-cell>
          <table:table-cell table:formula="of:=[.A863]/1000/(60*60*24)" office:value-type="time" office:time-value="PT03H49M35.768S" calcext:value-type="time">
            <text:p>03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45.48" calcext:value-type="float">
            <text:p>945.48</text:p>
          </table:table-cell>
          <table:table-cell office:value-type="float" office:value="1179.51" calcext:value-type="float">
            <text:p>1179.51</text:p>
          </table:table-cell>
        </table:table-row>
        <table:table-row table:style-name="ro1">
          <table:table-cell office:value-type="float" office:value="13791768" calcext:value-type="float">
            <text:p>13791768</text:p>
          </table:table-cell>
          <table:table-cell table:formula="of:=[.A864]/1000/(60*60*24)" office:value-type="time" office:time-value="PT03H49M51.768S" calcext:value-type="time">
            <text:p>03:4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46.56" calcext:value-type="float">
            <text:p>946.56</text:p>
          </table:table-cell>
          <table:table-cell office:value-type="float" office:value="1180.84" calcext:value-type="float">
            <text:p>1180.84</text:p>
          </table:table-cell>
        </table:table-row>
        <table:table-row table:style-name="ro1">
          <table:table-cell office:value-type="float" office:value="13807768" calcext:value-type="float">
            <text:p>13807768</text:p>
          </table:table-cell>
          <table:table-cell table:formula="of:=[.A865]/1000/(60*60*24)" office:value-type="time" office:time-value="PT03H50M07.768S" calcext:value-type="time">
            <text:p>03:5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47.64" calcext:value-type="float">
            <text:p>947.64</text:p>
          </table:table-cell>
          <table:table-cell office:value-type="float" office:value="1182.16" calcext:value-type="float">
            <text:p>1182.16</text:p>
          </table:table-cell>
        </table:table-row>
        <table:table-row table:style-name="ro1">
          <table:table-cell office:value-type="float" office:value="13823768" calcext:value-type="float">
            <text:p>13823768</text:p>
          </table:table-cell>
          <table:table-cell table:formula="of:=[.A866]/1000/(60*60*24)" office:value-type="time" office:time-value="PT03H50M23.768S" calcext:value-type="time">
            <text:p>03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48.72" calcext:value-type="float">
            <text:p>948.72</text:p>
          </table:table-cell>
          <table:table-cell office:value-type="float" office:value="1183.49" calcext:value-type="float">
            <text:p>1183.49</text:p>
          </table:table-cell>
        </table:table-row>
        <table:table-row table:style-name="ro1">
          <table:table-cell office:value-type="float" office:value="13839768" calcext:value-type="float">
            <text:p>13839768</text:p>
          </table:table-cell>
          <table:table-cell table:formula="of:=[.A867]/1000/(60*60*24)" office:value-type="time" office:time-value="PT03H50M39.768S" calcext:value-type="time">
            <text:p>03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49.8" calcext:value-type="float">
            <text:p>949.8</text:p>
          </table:table-cell>
          <table:table-cell office:value-type="float" office:value="1184.81" calcext:value-type="float">
            <text:p>1184.81</text:p>
          </table:table-cell>
        </table:table-row>
        <table:table-row table:style-name="ro1">
          <table:table-cell office:value-type="float" office:value="13855768" calcext:value-type="float">
            <text:p>13855768</text:p>
          </table:table-cell>
          <table:table-cell table:formula="of:=[.A868]/1000/(60*60*24)" office:value-type="time" office:time-value="PT03H50M55.768S" calcext:value-type="time">
            <text:p>03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50.88" calcext:value-type="float">
            <text:p>950.88</text:p>
          </table:table-cell>
          <table:table-cell office:value-type="float" office:value="1186.14" calcext:value-type="float">
            <text:p>1186.14</text:p>
          </table:table-cell>
        </table:table-row>
        <table:table-row table:style-name="ro1">
          <table:table-cell office:value-type="float" office:value="13871768" calcext:value-type="float">
            <text:p>13871768</text:p>
          </table:table-cell>
          <table:table-cell table:formula="of:=[.A869]/1000/(60*60*24)" office:value-type="time" office:time-value="PT03H51M11.768S" calcext:value-type="time">
            <text:p>03:5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51.96" calcext:value-type="float">
            <text:p>951.96</text:p>
          </table:table-cell>
          <table:table-cell office:value-type="float" office:value="1187.46" calcext:value-type="float">
            <text:p>1187.46</text:p>
          </table:table-cell>
        </table:table-row>
        <table:table-row table:style-name="ro1">
          <table:table-cell office:value-type="float" office:value="13887768" calcext:value-type="float">
            <text:p>13887768</text:p>
          </table:table-cell>
          <table:table-cell table:formula="of:=[.A870]/1000/(60*60*24)" office:value-type="time" office:time-value="PT03H51M27.768S" calcext:value-type="time">
            <text:p>03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953.04" calcext:value-type="float">
            <text:p>953.04</text:p>
          </table:table-cell>
          <table:table-cell office:value-type="float" office:value="1188.78" calcext:value-type="float">
            <text:p>1188.78</text:p>
          </table:table-cell>
        </table:table-row>
        <table:table-row table:style-name="ro1">
          <table:table-cell office:value-type="float" office:value="13903768" calcext:value-type="float">
            <text:p>13903768</text:p>
          </table:table-cell>
          <table:table-cell table:formula="of:=[.A871]/1000/(60*60*24)" office:value-type="time" office:time-value="PT03H51M43.768S" calcext:value-type="time">
            <text:p>03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54.13" calcext:value-type="float">
            <text:p>954.13</text:p>
          </table:table-cell>
          <table:table-cell office:value-type="float" office:value="1190.11" calcext:value-type="float">
            <text:p>1190.11</text:p>
          </table:table-cell>
        </table:table-row>
        <table:table-row table:style-name="ro1">
          <table:table-cell office:value-type="float" office:value="13919768" calcext:value-type="float">
            <text:p>13919768</text:p>
          </table:table-cell>
          <table:table-cell table:formula="of:=[.A872]/1000/(60*60*24)" office:value-type="time" office:time-value="PT03H51M59.768S" calcext:value-type="time">
            <text:p>03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55.21" calcext:value-type="float">
            <text:p>955.21</text:p>
          </table:table-cell>
          <table:table-cell office:value-type="float" office:value="1191.43" calcext:value-type="float">
            <text:p>1191.43</text:p>
          </table:table-cell>
        </table:table-row>
        <table:table-row table:style-name="ro1">
          <table:table-cell office:value-type="float" office:value="13935768" calcext:value-type="float">
            <text:p>13935768</text:p>
          </table:table-cell>
          <table:table-cell table:formula="of:=[.A873]/1000/(60*60*24)" office:value-type="time" office:time-value="PT03H52M15.768S" calcext:value-type="time">
            <text:p>03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56.29" calcext:value-type="float">
            <text:p>956.29</text:p>
          </table:table-cell>
          <table:table-cell office:value-type="float" office:value="1192.76" calcext:value-type="float">
            <text:p>1192.76</text:p>
          </table:table-cell>
        </table:table-row>
        <table:table-row table:style-name="ro1">
          <table:table-cell office:value-type="float" office:value="13951768" calcext:value-type="float">
            <text:p>13951768</text:p>
          </table:table-cell>
          <table:table-cell table:formula="of:=[.A874]/1000/(60*60*24)" office:value-type="time" office:time-value="PT03H52M31.768S" calcext:value-type="time">
            <text:p>03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57.37" calcext:value-type="float">
            <text:p>957.37</text:p>
          </table:table-cell>
          <table:table-cell office:value-type="float" office:value="1194.08" calcext:value-type="float">
            <text:p>1194.08</text:p>
          </table:table-cell>
        </table:table-row>
        <table:table-row table:style-name="ro1">
          <table:table-cell office:value-type="float" office:value="13967768" calcext:value-type="float">
            <text:p>13967768</text:p>
          </table:table-cell>
          <table:table-cell table:formula="of:=[.A875]/1000/(60*60*24)" office:value-type="time" office:time-value="PT03H52M47.768S" calcext:value-type="time">
            <text:p>03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58.45" calcext:value-type="float">
            <text:p>958.45</text:p>
          </table:table-cell>
          <table:table-cell office:value-type="float" office:value="1195.4" calcext:value-type="float">
            <text:p>1195.4</text:p>
          </table:table-cell>
        </table:table-row>
        <table:table-row table:style-name="ro1">
          <table:table-cell office:value-type="float" office:value="13983768" calcext:value-type="float">
            <text:p>13983768</text:p>
          </table:table-cell>
          <table:table-cell table:formula="of:=[.A876]/1000/(60*60*24)" office:value-type="time" office:time-value="PT03H53M03.768S" calcext:value-type="time">
            <text:p>03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59.53" calcext:value-type="float">
            <text:p>959.53</text:p>
          </table:table-cell>
          <table:table-cell office:value-type="float" office:value="1196.73" calcext:value-type="float">
            <text:p>1196.73</text:p>
          </table:table-cell>
        </table:table-row>
        <table:table-row table:style-name="ro1">
          <table:table-cell office:value-type="float" office:value="13999768" calcext:value-type="float">
            <text:p>13999768</text:p>
          </table:table-cell>
          <table:table-cell table:formula="of:=[.A877]/1000/(60*60*24)" office:value-type="time" office:time-value="PT03H53M19.768S" calcext:value-type="time">
            <text:p>03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60.61" calcext:value-type="float">
            <text:p>960.61</text:p>
          </table:table-cell>
          <table:table-cell office:value-type="float" office:value="1198.05" calcext:value-type="float">
            <text:p>1198.05</text:p>
          </table:table-cell>
        </table:table-row>
        <table:table-row table:style-name="ro1">
          <table:table-cell office:value-type="float" office:value="14015768" calcext:value-type="float">
            <text:p>14015768</text:p>
          </table:table-cell>
          <table:table-cell table:formula="of:=[.A878]/1000/(60*60*24)" office:value-type="time" office:time-value="PT03H53M35.768S" calcext:value-type="time">
            <text:p>03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61.69" calcext:value-type="float">
            <text:p>961.69</text:p>
          </table:table-cell>
          <table:table-cell office:value-type="float" office:value="1199.37" calcext:value-type="float">
            <text:p>1199.37</text:p>
          </table:table-cell>
        </table:table-row>
        <table:table-row table:style-name="ro1">
          <table:table-cell office:value-type="float" office:value="14031768" calcext:value-type="float">
            <text:p>14031768</text:p>
          </table:table-cell>
          <table:table-cell table:formula="of:=[.A879]/1000/(60*60*24)" office:value-type="time" office:time-value="PT03H53M51.768S" calcext:value-type="time">
            <text:p>03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62.77" calcext:value-type="float">
            <text:p>962.77</text:p>
          </table:table-cell>
          <table:table-cell office:value-type="float" office:value="1200.7" calcext:value-type="float">
            <text:p>1200.7</text:p>
          </table:table-cell>
        </table:table-row>
        <table:table-row table:style-name="ro1">
          <table:table-cell office:value-type="float" office:value="14047768" calcext:value-type="float">
            <text:p>14047768</text:p>
          </table:table-cell>
          <table:table-cell table:formula="of:=[.A880]/1000/(60*60*24)" office:value-type="time" office:time-value="PT03H54M07.768S" calcext:value-type="time">
            <text:p>03:5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963.85" calcext:value-type="float">
            <text:p>963.85</text:p>
          </table:table-cell>
          <table:table-cell office:value-type="float" office:value="1202.02" calcext:value-type="float">
            <text:p>1202.02</text:p>
          </table:table-cell>
        </table:table-row>
        <table:table-row table:style-name="ro1">
          <table:table-cell office:value-type="float" office:value="14063768" calcext:value-type="float">
            <text:p>14063768</text:p>
          </table:table-cell>
          <table:table-cell table:formula="of:=[.A881]/1000/(60*60*24)" office:value-type="time" office:time-value="PT03H54M23.768S" calcext:value-type="time">
            <text:p>03:5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964.93" calcext:value-type="float">
            <text:p>964.93</text:p>
          </table:table-cell>
          <table:table-cell office:value-type="float" office:value="1203.35" calcext:value-type="float">
            <text:p>1203.35</text:p>
          </table:table-cell>
        </table:table-row>
        <table:table-row table:style-name="ro1">
          <table:table-cell office:value-type="float" office:value="14079768" calcext:value-type="float">
            <text:p>14079768</text:p>
          </table:table-cell>
          <table:table-cell table:formula="of:=[.A882]/1000/(60*60*24)" office:value-type="time" office:time-value="PT03H54M39.768S" calcext:value-type="time">
            <text:p>03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66.01" calcext:value-type="float">
            <text:p>966.01</text:p>
          </table:table-cell>
          <table:table-cell office:value-type="float" office:value="1204.67" calcext:value-type="float">
            <text:p>1204.67</text:p>
          </table:table-cell>
        </table:table-row>
        <table:table-row table:style-name="ro1">
          <table:table-cell office:value-type="float" office:value="14095768" calcext:value-type="float">
            <text:p>14095768</text:p>
          </table:table-cell>
          <table:table-cell table:formula="of:=[.A883]/1000/(60*60*24)" office:value-type="time" office:time-value="PT03H54M55.768S" calcext:value-type="time">
            <text:p>03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67.09" calcext:value-type="float">
            <text:p>967.09</text:p>
          </table:table-cell>
          <table:table-cell office:value-type="float" office:value="1205.99" calcext:value-type="float">
            <text:p>1205.99</text:p>
          </table:table-cell>
        </table:table-row>
        <table:table-row table:style-name="ro1">
          <table:table-cell office:value-type="float" office:value="14111768" calcext:value-type="float">
            <text:p>14111768</text:p>
          </table:table-cell>
          <table:table-cell table:formula="of:=[.A884]/1000/(60*60*24)" office:value-type="time" office:time-value="PT03H55M11.768S" calcext:value-type="time">
            <text:p>03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68.17" calcext:value-type="float">
            <text:p>968.17</text:p>
          </table:table-cell>
          <table:table-cell office:value-type="float" office:value="1207.31" calcext:value-type="float">
            <text:p>1207.31</text:p>
          </table:table-cell>
        </table:table-row>
        <table:table-row table:style-name="ro1">
          <table:table-cell office:value-type="float" office:value="14127768" calcext:value-type="float">
            <text:p>14127768</text:p>
          </table:table-cell>
          <table:table-cell table:formula="of:=[.A885]/1000/(60*60*24)" office:value-type="time" office:time-value="PT03H55M27.768S" calcext:value-type="time">
            <text:p>03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69.25" calcext:value-type="float">
            <text:p>969.25</text:p>
          </table:table-cell>
          <table:table-cell office:value-type="float" office:value="1208.64" calcext:value-type="float">
            <text:p>1208.64</text:p>
          </table:table-cell>
        </table:table-row>
        <table:table-row table:style-name="ro1">
          <table:table-cell office:value-type="float" office:value="14143768" calcext:value-type="float">
            <text:p>14143768</text:p>
          </table:table-cell>
          <table:table-cell table:formula="of:=[.A886]/1000/(60*60*24)" office:value-type="time" office:time-value="PT03H55M43.768S" calcext:value-type="time">
            <text:p>03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70.33" calcext:value-type="float">
            <text:p>970.33</text:p>
          </table:table-cell>
          <table:table-cell office:value-type="float" office:value="1209.96" calcext:value-type="float">
            <text:p>1209.96</text:p>
          </table:table-cell>
        </table:table-row>
        <table:table-row table:style-name="ro1">
          <table:table-cell office:value-type="float" office:value="14159768" calcext:value-type="float">
            <text:p>14159768</text:p>
          </table:table-cell>
          <table:table-cell table:formula="of:=[.A887]/1000/(60*60*24)" office:value-type="time" office:time-value="PT03H55M59.768S" calcext:value-type="time">
            <text:p>03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71.41" calcext:value-type="float">
            <text:p>971.41</text:p>
          </table:table-cell>
          <table:table-cell office:value-type="float" office:value="1211.28" calcext:value-type="float">
            <text:p>1211.28</text:p>
          </table:table-cell>
        </table:table-row>
        <table:table-row table:style-name="ro1">
          <table:table-cell office:value-type="float" office:value="14175768" calcext:value-type="float">
            <text:p>14175768</text:p>
          </table:table-cell>
          <table:table-cell table:formula="of:=[.A888]/1000/(60*60*24)" office:value-type="time" office:time-value="PT03H56M15.768S" calcext:value-type="time">
            <text:p>03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72.49" calcext:value-type="float">
            <text:p>972.49</text:p>
          </table:table-cell>
          <table:table-cell office:value-type="float" office:value="1212.61" calcext:value-type="float">
            <text:p>1212.61</text:p>
          </table:table-cell>
        </table:table-row>
        <table:table-row table:style-name="ro1">
          <table:table-cell office:value-type="float" office:value="14191768" calcext:value-type="float">
            <text:p>14191768</text:p>
          </table:table-cell>
          <table:table-cell table:formula="of:=[.A889]/1000/(60*60*24)" office:value-type="time" office:time-value="PT03H56M31.768S" calcext:value-type="time">
            <text:p>03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73.57" calcext:value-type="float">
            <text:p>973.57</text:p>
          </table:table-cell>
          <table:table-cell office:value-type="float" office:value="1213.93" calcext:value-type="float">
            <text:p>1213.93</text:p>
          </table:table-cell>
        </table:table-row>
        <table:table-row table:style-name="ro1">
          <table:table-cell office:value-type="float" office:value="14207768" calcext:value-type="float">
            <text:p>14207768</text:p>
          </table:table-cell>
          <table:table-cell table:formula="of:=[.A890]/1000/(60*60*24)" office:value-type="time" office:time-value="PT03H56M47.768S" calcext:value-type="time">
            <text:p>03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74.65" calcext:value-type="float">
            <text:p>974.65</text:p>
          </table:table-cell>
          <table:table-cell office:value-type="float" office:value="1215.25" calcext:value-type="float">
            <text:p>1215.25</text:p>
          </table:table-cell>
        </table:table-row>
        <table:table-row table:style-name="ro1">
          <table:table-cell office:value-type="float" office:value="14223768" calcext:value-type="float">
            <text:p>14223768</text:p>
          </table:table-cell>
          <table:table-cell table:formula="of:=[.A891]/1000/(60*60*24)" office:value-type="time" office:time-value="PT03H57M03.768S" calcext:value-type="time">
            <text:p>03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75.73" calcext:value-type="float">
            <text:p>975.73</text:p>
          </table:table-cell>
          <table:table-cell office:value-type="float" office:value="1216.57" calcext:value-type="float">
            <text:p>1216.57</text:p>
          </table:table-cell>
        </table:table-row>
        <table:table-row table:style-name="ro1">
          <table:table-cell office:value-type="float" office:value="14239768" calcext:value-type="float">
            <text:p>14239768</text:p>
          </table:table-cell>
          <table:table-cell table:formula="of:=[.A892]/1000/(60*60*24)" office:value-type="time" office:time-value="PT03H57M19.768S" calcext:value-type="time">
            <text:p>03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76.81" calcext:value-type="float">
            <text:p>976.81</text:p>
          </table:table-cell>
          <table:table-cell office:value-type="float" office:value="1217.9" calcext:value-type="float">
            <text:p>1217.9</text:p>
          </table:table-cell>
        </table:table-row>
        <table:table-row table:style-name="ro1">
          <table:table-cell office:value-type="float" office:value="14255768" calcext:value-type="float">
            <text:p>14255768</text:p>
          </table:table-cell>
          <table:table-cell table:formula="of:=[.A893]/1000/(60*60*24)" office:value-type="time" office:time-value="PT03H57M35.768S" calcext:value-type="time">
            <text:p>03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77.88" calcext:value-type="float">
            <text:p>977.88</text:p>
          </table:table-cell>
          <table:table-cell office:value-type="float" office:value="1219.22" calcext:value-type="float">
            <text:p>1219.22</text:p>
          </table:table-cell>
        </table:table-row>
        <table:table-row table:style-name="ro1">
          <table:table-cell office:value-type="float" office:value="14271768" calcext:value-type="float">
            <text:p>14271768</text:p>
          </table:table-cell>
          <table:table-cell table:formula="of:=[.A894]/1000/(60*60*24)" office:value-type="time" office:time-value="PT03H57M51.768S" calcext:value-type="time">
            <text:p>03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78.96" calcext:value-type="float">
            <text:p>978.96</text:p>
          </table:table-cell>
          <table:table-cell office:value-type="float" office:value="1220.54" calcext:value-type="float">
            <text:p>1220.54</text:p>
          </table:table-cell>
        </table:table-row>
        <table:table-row table:style-name="ro1">
          <table:table-cell office:value-type="float" office:value="14287768" calcext:value-type="float">
            <text:p>14287768</text:p>
          </table:table-cell>
          <table:table-cell table:formula="of:=[.A895]/1000/(60*60*24)" office:value-type="time" office:time-value="PT03H58M07.768S" calcext:value-type="time">
            <text:p>03:5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980.04" calcext:value-type="float">
            <text:p>980.04</text:p>
          </table:table-cell>
          <table:table-cell office:value-type="float" office:value="1221.87" calcext:value-type="float">
            <text:p>1221.87</text:p>
          </table:table-cell>
        </table:table-row>
        <table:table-row table:style-name="ro1">
          <table:table-cell office:value-type="float" office:value="14303768" calcext:value-type="float">
            <text:p>14303768</text:p>
          </table:table-cell>
          <table:table-cell table:formula="of:=[.A896]/1000/(60*60*24)" office:value-type="time" office:time-value="PT03H58M23.768S" calcext:value-type="time">
            <text:p>03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81.12" calcext:value-type="float">
            <text:p>981.12</text:p>
          </table:table-cell>
          <table:table-cell office:value-type="float" office:value="1223.19" calcext:value-type="float">
            <text:p>1223.19</text:p>
          </table:table-cell>
        </table:table-row>
        <table:table-row table:style-name="ro1">
          <table:table-cell office:value-type="float" office:value="14319768" calcext:value-type="float">
            <text:p>14319768</text:p>
          </table:table-cell>
          <table:table-cell table:formula="of:=[.A897]/1000/(60*60*24)" office:value-type="time" office:time-value="PT03H58M39.768S" calcext:value-type="time">
            <text:p>03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82.2" calcext:value-type="float">
            <text:p>982.2</text:p>
          </table:table-cell>
          <table:table-cell office:value-type="float" office:value="1224.51" calcext:value-type="float">
            <text:p>1224.51</text:p>
          </table:table-cell>
        </table:table-row>
        <table:table-row table:style-name="ro1">
          <table:table-cell office:value-type="float" office:value="14335768" calcext:value-type="float">
            <text:p>14335768</text:p>
          </table:table-cell>
          <table:table-cell table:formula="of:=[.A898]/1000/(60*60*24)" office:value-type="time" office:time-value="PT03H58M55.768S" calcext:value-type="time">
            <text:p>03:5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7" calcext:value-type="float">
            <text:p>298.47</text:p>
          </table:table-cell>
          <table:table-cell office:value-type="float" office:value="983.28" calcext:value-type="float">
            <text:p>983.28</text:p>
          </table:table-cell>
          <table:table-cell office:value-type="float" office:value="1225.84" calcext:value-type="float">
            <text:p>1225.84</text:p>
          </table:table-cell>
        </table:table-row>
        <table:table-row table:style-name="ro1">
          <table:table-cell office:value-type="float" office:value="14351768" calcext:value-type="float">
            <text:p>14351768</text:p>
          </table:table-cell>
          <table:table-cell table:formula="of:=[.A899]/1000/(60*60*24)" office:value-type="time" office:time-value="PT03H59M11.768S" calcext:value-type="time">
            <text:p>03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84.36" calcext:value-type="float">
            <text:p>984.36</text:p>
          </table:table-cell>
          <table:table-cell office:value-type="float" office:value="1227.16" calcext:value-type="float">
            <text:p>1227.16</text:p>
          </table:table-cell>
        </table:table-row>
        <table:table-row table:style-name="ro1">
          <table:table-cell office:value-type="float" office:value="14367768" calcext:value-type="float">
            <text:p>14367768</text:p>
          </table:table-cell>
          <table:table-cell table:formula="of:=[.A900]/1000/(60*60*24)" office:value-type="time" office:time-value="PT03H59M27.768S" calcext:value-type="time">
            <text:p>03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985.44" calcext:value-type="float">
            <text:p>985.44</text:p>
          </table:table-cell>
          <table:table-cell office:value-type="float" office:value="1228.49" calcext:value-type="float">
            <text:p>1228.49</text:p>
          </table:table-cell>
        </table:table-row>
        <table:table-row table:style-name="ro1">
          <table:table-cell office:value-type="float" office:value="14383768" calcext:value-type="float">
            <text:p>14383768</text:p>
          </table:table-cell>
          <table:table-cell table:formula="of:=[.A901]/1000/(60*60*24)" office:value-type="time" office:time-value="PT03H59M43.768S" calcext:value-type="time">
            <text:p>03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86.52" calcext:value-type="float">
            <text:p>986.52</text:p>
          </table:table-cell>
          <table:table-cell office:value-type="float" office:value="1229.81" calcext:value-type="float">
            <text:p>1229.81</text:p>
          </table:table-cell>
        </table:table-row>
        <table:table-row table:style-name="ro1">
          <table:table-cell office:value-type="float" office:value="14399768" calcext:value-type="float">
            <text:p>14399768</text:p>
          </table:table-cell>
          <table:table-cell table:formula="of:=[.A902]/1000/(60*60*24)" office:value-type="time" office:time-value="PT03H59M59.768S" calcext:value-type="time">
            <text:p>04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87.6" calcext:value-type="float">
            <text:p>987.6</text:p>
          </table:table-cell>
          <table:table-cell office:value-type="float" office:value="1231.13" calcext:value-type="float">
            <text:p>1231.13</text:p>
          </table:table-cell>
        </table:table-row>
        <table:table-row table:style-name="ro1">
          <table:table-cell office:value-type="float" office:value="14415768" calcext:value-type="float">
            <text:p>14415768</text:p>
          </table:table-cell>
          <table:table-cell table:formula="of:=[.A903]/1000/(60*60*24)" office:value-type="time" office:time-value="PT04H00M15.768S" calcext:value-type="time">
            <text:p>04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88.68" calcext:value-type="float">
            <text:p>988.68</text:p>
          </table:table-cell>
          <table:table-cell office:value-type="float" office:value="1232.45" calcext:value-type="float">
            <text:p>1232.45</text:p>
          </table:table-cell>
        </table:table-row>
        <table:table-row table:style-name="ro1">
          <table:table-cell office:value-type="float" office:value="14431768" calcext:value-type="float">
            <text:p>14431768</text:p>
          </table:table-cell>
          <table:table-cell table:formula="of:=[.A904]/1000/(60*60*24)" office:value-type="time" office:time-value="PT04H00M31.768S" calcext:value-type="time">
            <text:p>04:0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989.76" calcext:value-type="float">
            <text:p>989.76</text:p>
          </table:table-cell>
          <table:table-cell office:value-type="float" office:value="1233.78" calcext:value-type="float">
            <text:p>1233.78</text:p>
          </table:table-cell>
        </table:table-row>
        <table:table-row table:style-name="ro1">
          <table:table-cell office:value-type="float" office:value="14447768" calcext:value-type="float">
            <text:p>14447768</text:p>
          </table:table-cell>
          <table:table-cell table:formula="of:=[.A905]/1000/(60*60*24)" office:value-type="time" office:time-value="PT04H00M47.768S" calcext:value-type="time">
            <text:p>04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90.84" calcext:value-type="float">
            <text:p>990.84</text:p>
          </table:table-cell>
          <table:table-cell office:value-type="float" office:value="1235.1" calcext:value-type="float">
            <text:p>1235.1</text:p>
          </table:table-cell>
        </table:table-row>
        <table:table-row table:style-name="ro1">
          <table:table-cell office:value-type="float" office:value="14463768" calcext:value-type="float">
            <text:p>14463768</text:p>
          </table:table-cell>
          <table:table-cell table:formula="of:=[.A906]/1000/(60*60*24)" office:value-type="time" office:time-value="PT04H01M03.768S" calcext:value-type="time">
            <text:p>04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91.92" calcext:value-type="float">
            <text:p>991.92</text:p>
          </table:table-cell>
          <table:table-cell office:value-type="float" office:value="1236.42" calcext:value-type="float">
            <text:p>1236.42</text:p>
          </table:table-cell>
        </table:table-row>
        <table:table-row table:style-name="ro1">
          <table:table-cell office:value-type="float" office:value="14479768" calcext:value-type="float">
            <text:p>14479768</text:p>
          </table:table-cell>
          <table:table-cell table:formula="of:=[.A907]/1000/(60*60*24)" office:value-type="time" office:time-value="PT04H01M19.768S" calcext:value-type="time">
            <text:p>04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93" calcext:value-type="float">
            <text:p>993</text:p>
          </table:table-cell>
          <table:table-cell office:value-type="float" office:value="1237.74" calcext:value-type="float">
            <text:p>1237.74</text:p>
          </table:table-cell>
        </table:table-row>
        <table:table-row table:style-name="ro1">
          <table:table-cell office:value-type="float" office:value="14495768" calcext:value-type="float">
            <text:p>14495768</text:p>
          </table:table-cell>
          <table:table-cell table:formula="of:=[.A908]/1000/(60*60*24)" office:value-type="time" office:time-value="PT04H01M35.768S" calcext:value-type="time">
            <text:p>04:0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994.07" calcext:value-type="float">
            <text:p>994.07</text:p>
          </table:table-cell>
          <table:table-cell office:value-type="float" office:value="1239.07" calcext:value-type="float">
            <text:p>1239.07</text:p>
          </table:table-cell>
        </table:table-row>
        <table:table-row table:style-name="ro1">
          <table:table-cell office:value-type="float" office:value="14511768" calcext:value-type="float">
            <text:p>14511768</text:p>
          </table:table-cell>
          <table:table-cell table:formula="of:=[.A909]/1000/(60*60*24)" office:value-type="time" office:time-value="PT04H01M51.768S" calcext:value-type="time">
            <text:p>04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95.15" calcext:value-type="float">
            <text:p>995.15</text:p>
          </table:table-cell>
          <table:table-cell office:value-type="float" office:value="1240.39" calcext:value-type="float">
            <text:p>1240.39</text:p>
          </table:table-cell>
        </table:table-row>
        <table:table-row table:style-name="ro1">
          <table:table-cell office:value-type="float" office:value="14527768" calcext:value-type="float">
            <text:p>14527768</text:p>
          </table:table-cell>
          <table:table-cell table:formula="of:=[.A910]/1000/(60*60*24)" office:value-type="time" office:time-value="PT04H02M07.768S" calcext:value-type="time">
            <text:p>04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96.23" calcext:value-type="float">
            <text:p>996.23</text:p>
          </table:table-cell>
          <table:table-cell office:value-type="float" office:value="1241.71" calcext:value-type="float">
            <text:p>1241.71</text:p>
          </table:table-cell>
        </table:table-row>
        <table:table-row table:style-name="ro1">
          <table:table-cell office:value-type="float" office:value="14543768" calcext:value-type="float">
            <text:p>14543768</text:p>
          </table:table-cell>
          <table:table-cell table:formula="of:=[.A911]/1000/(60*60*24)" office:value-type="time" office:time-value="PT04H02M23.768S" calcext:value-type="time">
            <text:p>04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97.31" calcext:value-type="float">
            <text:p>997.31</text:p>
          </table:table-cell>
          <table:table-cell office:value-type="float" office:value="1243.03" calcext:value-type="float">
            <text:p>1243.03</text:p>
          </table:table-cell>
        </table:table-row>
        <table:table-row table:style-name="ro1">
          <table:table-cell office:value-type="float" office:value="14559768" calcext:value-type="float">
            <text:p>14559768</text:p>
          </table:table-cell>
          <table:table-cell table:formula="of:=[.A912]/1000/(60*60*24)" office:value-type="time" office:time-value="PT04H02M39.768S" calcext:value-type="time">
            <text:p>04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98.39" calcext:value-type="float">
            <text:p>998.39</text:p>
          </table:table-cell>
          <table:table-cell office:value-type="float" office:value="1244.36" calcext:value-type="float">
            <text:p>1244.36</text:p>
          </table:table-cell>
        </table:table-row>
        <table:table-row table:style-name="ro1">
          <table:table-cell office:value-type="float" office:value="14575768" calcext:value-type="float">
            <text:p>14575768</text:p>
          </table:table-cell>
          <table:table-cell table:formula="of:=[.A913]/1000/(60*60*24)" office:value-type="time" office:time-value="PT04H02M55.768S" calcext:value-type="time">
            <text:p>04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99.47" calcext:value-type="float">
            <text:p>999.47</text:p>
          </table:table-cell>
          <table:table-cell office:value-type="float" office:value="1245.68" calcext:value-type="float">
            <text:p>1245.68</text:p>
          </table:table-cell>
        </table:table-row>
        <table:table-row table:style-name="ro1">
          <table:table-cell office:value-type="float" office:value="14591768" calcext:value-type="float">
            <text:p>14591768</text:p>
          </table:table-cell>
          <table:table-cell table:formula="of:=[.A914]/1000/(60*60*24)" office:value-type="time" office:time-value="PT04H03M11.768S" calcext:value-type="time">
            <text:p>04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00.55" calcext:value-type="float">
            <text:p>1000.5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4607768" calcext:value-type="float">
            <text:p>14607768</text:p>
          </table:table-cell>
          <table:table-cell table:formula="of:=[.A915]/1000/(60*60*24)" office:value-type="time" office:time-value="PT04H03M27.768S" calcext:value-type="time">
            <text:p>04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01.63" calcext:value-type="float">
            <text:p>1001.63</text:p>
          </table:table-cell>
          <table:table-cell office:value-type="float" office:value="1248.32" calcext:value-type="float">
            <text:p>1248.32</text:p>
          </table:table-cell>
        </table:table-row>
        <table:table-row table:style-name="ro1">
          <table:table-cell office:value-type="float" office:value="14623768" calcext:value-type="float">
            <text:p>14623768</text:p>
          </table:table-cell>
          <table:table-cell table:formula="of:=[.A916]/1000/(60*60*24)" office:value-type="time" office:time-value="PT04H03M43.768S" calcext:value-type="time">
            <text:p>04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02.71" calcext:value-type="float">
            <text:p>1002.71</text:p>
          </table:table-cell>
          <table:table-cell office:value-type="float" office:value="1249.64" calcext:value-type="float">
            <text:p>1249.64</text:p>
          </table:table-cell>
        </table:table-row>
        <table:table-row table:style-name="ro1">
          <table:table-cell office:value-type="float" office:value="14639768" calcext:value-type="float">
            <text:p>14639768</text:p>
          </table:table-cell>
          <table:table-cell table:formula="of:=[.A917]/1000/(60*60*24)" office:value-type="time" office:time-value="PT04H03M59.768S" calcext:value-type="time">
            <text:p>04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03.79" calcext:value-type="float">
            <text:p>1003.79</text:p>
          </table:table-cell>
          <table:table-cell office:value-type="float" office:value="1250.96" calcext:value-type="float">
            <text:p>1250.96</text:p>
          </table:table-cell>
        </table:table-row>
        <table:table-row table:style-name="ro1">
          <table:table-cell office:value-type="float" office:value="14655768" calcext:value-type="float">
            <text:p>14655768</text:p>
          </table:table-cell>
          <table:table-cell table:formula="of:=[.A918]/1000/(60*60*24)" office:value-type="time" office:time-value="PT04H04M15.768S" calcext:value-type="time">
            <text:p>04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04.87" calcext:value-type="float">
            <text:p>1004.87</text:p>
          </table:table-cell>
          <table:table-cell office:value-type="float" office:value="1252.29" calcext:value-type="float">
            <text:p>1252.29</text:p>
          </table:table-cell>
        </table:table-row>
        <table:table-row table:style-name="ro1">
          <table:table-cell office:value-type="float" office:value="14671768" calcext:value-type="float">
            <text:p>14671768</text:p>
          </table:table-cell>
          <table:table-cell table:formula="of:=[.A919]/1000/(60*60*24)" office:value-type="time" office:time-value="PT04H04M31.768S" calcext:value-type="time">
            <text:p>04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05.95" calcext:value-type="float">
            <text:p>1005.95</text:p>
          </table:table-cell>
          <table:table-cell office:value-type="float" office:value="1253.61" calcext:value-type="float">
            <text:p>1253.61</text:p>
          </table:table-cell>
        </table:table-row>
        <table:table-row table:style-name="ro1">
          <table:table-cell office:value-type="float" office:value="14687768" calcext:value-type="float">
            <text:p>14687768</text:p>
          </table:table-cell>
          <table:table-cell table:formula="of:=[.A920]/1000/(60*60*24)" office:value-type="time" office:time-value="PT04H04M47.768S" calcext:value-type="time">
            <text:p>04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07.02" calcext:value-type="float">
            <text:p>1007.02</text:p>
          </table:table-cell>
          <table:table-cell office:value-type="float" office:value="1254.93" calcext:value-type="float">
            <text:p>1254.93</text:p>
          </table:table-cell>
        </table:table-row>
        <table:table-row table:style-name="ro1">
          <table:table-cell office:value-type="float" office:value="14703768" calcext:value-type="float">
            <text:p>14703768</text:p>
          </table:table-cell>
          <table:table-cell table:formula="of:=[.A921]/1000/(60*60*24)" office:value-type="time" office:time-value="PT04H05M03.768S" calcext:value-type="time">
            <text:p>04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08.1" calcext:value-type="float">
            <text:p>1008.1</text:p>
          </table:table-cell>
          <table:table-cell office:value-type="float" office:value="1256.25" calcext:value-type="float">
            <text:p>1256.25</text:p>
          </table:table-cell>
        </table:table-row>
        <table:table-row table:style-name="ro1">
          <table:table-cell office:value-type="float" office:value="14719768" calcext:value-type="float">
            <text:p>14719768</text:p>
          </table:table-cell>
          <table:table-cell table:formula="of:=[.A922]/1000/(60*60*24)" office:value-type="time" office:time-value="PT04H05M19.768S" calcext:value-type="time">
            <text:p>04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09.18" calcext:value-type="float">
            <text:p>1009.18</text:p>
          </table:table-cell>
          <table:table-cell office:value-type="float" office:value="1257.57" calcext:value-type="float">
            <text:p>1257.57</text:p>
          </table:table-cell>
        </table:table-row>
        <table:table-row table:style-name="ro1">
          <table:table-cell office:value-type="float" office:value="14735768" calcext:value-type="float">
            <text:p>14735768</text:p>
          </table:table-cell>
          <table:table-cell table:formula="of:=[.A923]/1000/(60*60*24)" office:value-type="time" office:time-value="PT04H05M35.768S" calcext:value-type="time">
            <text:p>04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10.26" calcext:value-type="float">
            <text:p>1010.26</text:p>
          </table:table-cell>
          <table:table-cell office:value-type="float" office:value="1258.89" calcext:value-type="float">
            <text:p>1258.89</text:p>
          </table:table-cell>
        </table:table-row>
        <table:table-row table:style-name="ro1">
          <table:table-cell office:value-type="float" office:value="14751768" calcext:value-type="float">
            <text:p>14751768</text:p>
          </table:table-cell>
          <table:table-cell table:formula="of:=[.A924]/1000/(60*60*24)" office:value-type="time" office:time-value="PT04H05M51.768S" calcext:value-type="time">
            <text:p>04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11.34" calcext:value-type="float">
            <text:p>1011.34</text:p>
          </table:table-cell>
          <table:table-cell office:value-type="float" office:value="1260.21" calcext:value-type="float">
            <text:p>1260.21</text:p>
          </table:table-cell>
        </table:table-row>
        <table:table-row table:style-name="ro1">
          <table:table-cell office:value-type="float" office:value="14767768" calcext:value-type="float">
            <text:p>14767768</text:p>
          </table:table-cell>
          <table:table-cell table:formula="of:=[.A925]/1000/(60*60*24)" office:value-type="time" office:time-value="PT04H06M07.768S" calcext:value-type="time">
            <text:p>04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12.42" calcext:value-type="float">
            <text:p>1012.42</text:p>
          </table:table-cell>
          <table:table-cell office:value-type="float" office:value="1261.53" calcext:value-type="float">
            <text:p>1261.53</text:p>
          </table:table-cell>
        </table:table-row>
        <table:table-row table:style-name="ro1">
          <table:table-cell office:value-type="float" office:value="14783768" calcext:value-type="float">
            <text:p>14783768</text:p>
          </table:table-cell>
          <table:table-cell table:formula="of:=[.A926]/1000/(60*60*24)" office:value-type="time" office:time-value="PT04H06M23.768S" calcext:value-type="time">
            <text:p>04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13.5" calcext:value-type="float">
            <text:p>1013.5</text:p>
          </table:table-cell>
          <table:table-cell office:value-type="float" office:value="1262.85" calcext:value-type="float">
            <text:p>1262.85</text:p>
          </table:table-cell>
        </table:table-row>
        <table:table-row table:style-name="ro1">
          <table:table-cell office:value-type="float" office:value="14799768" calcext:value-type="float">
            <text:p>14799768</text:p>
          </table:table-cell>
          <table:table-cell table:formula="of:=[.A927]/1000/(60*60*24)" office:value-type="time" office:time-value="PT04H06M39.768S" calcext:value-type="time">
            <text:p>04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014.58" calcext:value-type="float">
            <text:p>1014.58</text:p>
          </table:table-cell>
          <table:table-cell office:value-type="float" office:value="1264.17" calcext:value-type="float">
            <text:p>1264.17</text:p>
          </table:table-cell>
        </table:table-row>
        <table:table-row table:style-name="ro1">
          <table:table-cell office:value-type="float" office:value="14815768" calcext:value-type="float">
            <text:p>14815768</text:p>
          </table:table-cell>
          <table:table-cell table:formula="of:=[.A928]/1000/(60*60*24)" office:value-type="time" office:time-value="PT04H06M55.768S" calcext:value-type="time">
            <text:p>04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15.66" calcext:value-type="float">
            <text:p>1015.66</text:p>
          </table:table-cell>
          <table:table-cell office:value-type="float" office:value="1265.49" calcext:value-type="float">
            <text:p>1265.49</text:p>
          </table:table-cell>
        </table:table-row>
        <table:table-row table:style-name="ro1">
          <table:table-cell office:value-type="float" office:value="14831768" calcext:value-type="float">
            <text:p>14831768</text:p>
          </table:table-cell>
          <table:table-cell table:formula="of:=[.A929]/1000/(60*60*24)" office:value-type="time" office:time-value="PT04H07M11.768S" calcext:value-type="time">
            <text:p>04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2.8" calcext:value-type="float">
            <text:p>242.8</text:p>
          </table:table-cell>
          <table:table-cell office:value-type="float" office:value="298.23" calcext:value-type="float">
            <text:p>298.23</text:p>
          </table:table-cell>
          <table:table-cell office:value-type="float" office:value="1016.74" calcext:value-type="float">
            <text:p>1016.74</text:p>
          </table:table-cell>
          <table:table-cell office:value-type="float" office:value="1266.81" calcext:value-type="float">
            <text:p>1266.81</text:p>
          </table:table-cell>
        </table:table-row>
        <table:table-row table:style-name="ro1">
          <table:table-cell office:value-type="float" office:value="14847768" calcext:value-type="float">
            <text:p>14847768</text:p>
          </table:table-cell>
          <table:table-cell table:formula="of:=[.A930]/1000/(60*60*24)" office:value-type="time" office:time-value="PT04H07M27.768S" calcext:value-type="time">
            <text:p>04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17.82" calcext:value-type="float">
            <text:p>1017.82</text:p>
          </table:table-cell>
          <table:table-cell office:value-type="float" office:value="1268.13" calcext:value-type="float">
            <text:p>1268.13</text:p>
          </table:table-cell>
        </table:table-row>
        <table:table-row table:style-name="ro1">
          <table:table-cell office:value-type="float" office:value="14863768" calcext:value-type="float">
            <text:p>14863768</text:p>
          </table:table-cell>
          <table:table-cell table:formula="of:=[.A931]/1000/(60*60*24)" office:value-type="time" office:time-value="PT04H07M43.768S" calcext:value-type="time">
            <text:p>04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18.89" calcext:value-type="float">
            <text:p>1018.89</text:p>
          </table:table-cell>
          <table:table-cell office:value-type="float" office:value="1269.45" calcext:value-type="float">
            <text:p>1269.45</text:p>
          </table:table-cell>
        </table:table-row>
        <table:table-row table:style-name="ro1">
          <table:table-cell office:value-type="float" office:value="14879768" calcext:value-type="float">
            <text:p>14879768</text:p>
          </table:table-cell>
          <table:table-cell table:formula="of:=[.A932]/1000/(60*60*24)" office:value-type="time" office:time-value="PT04H07M59.768S" calcext:value-type="time">
            <text:p>04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19.97" calcext:value-type="float">
            <text:p>1019.97</text:p>
          </table:table-cell>
          <table:table-cell office:value-type="float" office:value="1270.78" calcext:value-type="float">
            <text:p>1270.78</text:p>
          </table:table-cell>
        </table:table-row>
        <table:table-row table:style-name="ro1">
          <table:table-cell office:value-type="float" office:value="14895768" calcext:value-type="float">
            <text:p>14895768</text:p>
          </table:table-cell>
          <table:table-cell table:formula="of:=[.A933]/1000/(60*60*24)" office:value-type="time" office:time-value="PT04H08M15.768S" calcext:value-type="time">
            <text:p>04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21.05" calcext:value-type="float">
            <text:p>1021.05</text:p>
          </table:table-cell>
          <table:table-cell office:value-type="float" office:value="1272.1" calcext:value-type="float">
            <text:p>1272.1</text:p>
          </table:table-cell>
        </table:table-row>
        <table:table-row table:style-name="ro1">
          <table:table-cell office:value-type="float" office:value="14911768" calcext:value-type="float">
            <text:p>14911768</text:p>
          </table:table-cell>
          <table:table-cell table:formula="of:=[.A934]/1000/(60*60*24)" office:value-type="time" office:time-value="PT04H08M31.768S" calcext:value-type="time">
            <text:p>04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1273.42" calcext:value-type="float">
            <text:p>1273.42</text:p>
          </table:table-cell>
        </table:table-row>
        <table:table-row table:style-name="ro1">
          <table:table-cell office:value-type="float" office:value="14927768" calcext:value-type="float">
            <text:p>14927768</text:p>
          </table:table-cell>
          <table:table-cell table:formula="of:=[.A935]/1000/(60*60*24)" office:value-type="time" office:time-value="PT04H08M47.768S" calcext:value-type="time">
            <text:p>04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23.21" calcext:value-type="float">
            <text:p>1023.21</text:p>
          </table:table-cell>
          <table:table-cell office:value-type="float" office:value="1274.74" calcext:value-type="float">
            <text:p>1274.74</text:p>
          </table:table-cell>
        </table:table-row>
        <table:table-row table:style-name="ro1">
          <table:table-cell office:value-type="float" office:value="14943768" calcext:value-type="float">
            <text:p>14943768</text:p>
          </table:table-cell>
          <table:table-cell table:formula="of:=[.A936]/1000/(60*60*24)" office:value-type="time" office:time-value="PT04H09M03.768S" calcext:value-type="time">
            <text:p>04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24.29" calcext:value-type="float">
            <text:p>1024.29</text:p>
          </table:table-cell>
          <table:table-cell office:value-type="float" office:value="1276.06" calcext:value-type="float">
            <text:p>1276.06</text:p>
          </table:table-cell>
        </table:table-row>
        <table:table-row table:style-name="ro1">
          <table:table-cell office:value-type="float" office:value="14959768" calcext:value-type="float">
            <text:p>14959768</text:p>
          </table:table-cell>
          <table:table-cell table:formula="of:=[.A937]/1000/(60*60*24)" office:value-type="time" office:time-value="PT04H09M19.768S" calcext:value-type="time">
            <text:p>04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25.37" calcext:value-type="float">
            <text:p>1025.37</text:p>
          </table:table-cell>
          <table:table-cell office:value-type="float" office:value="1277.38" calcext:value-type="float">
            <text:p>1277.38</text:p>
          </table:table-cell>
        </table:table-row>
        <table:table-row table:style-name="ro1">
          <table:table-cell office:value-type="float" office:value="14975768" calcext:value-type="float">
            <text:p>14975768</text:p>
          </table:table-cell>
          <table:table-cell table:formula="of:=[.A938]/1000/(60*60*24)" office:value-type="time" office:time-value="PT04H09M35.768S" calcext:value-type="time">
            <text:p>04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26.45" calcext:value-type="float">
            <text:p>1026.45</text:p>
          </table:table-cell>
          <table:table-cell office:value-type="float" office:value="1278.7" calcext:value-type="float">
            <text:p>1278.7</text:p>
          </table:table-cell>
        </table:table-row>
        <table:table-row table:style-name="ro1">
          <table:table-cell office:value-type="float" office:value="14991768" calcext:value-type="float">
            <text:p>14991768</text:p>
          </table:table-cell>
          <table:table-cell table:formula="of:=[.A939]/1000/(60*60*24)" office:value-type="time" office:time-value="PT04H09M51.768S" calcext:value-type="time">
            <text:p>04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1280.02" calcext:value-type="float">
            <text:p>1280.02</text:p>
          </table:table-cell>
        </table:table-row>
        <table:table-row table:style-name="ro1">
          <table:table-cell office:value-type="float" office:value="15007768" calcext:value-type="float">
            <text:p>15007768</text:p>
          </table:table-cell>
          <table:table-cell table:formula="of:=[.A940]/1000/(60*60*24)" office:value-type="time" office:time-value="PT04H10M07.768S" calcext:value-type="time">
            <text:p>04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28.6" calcext:value-type="float">
            <text:p>1028.6</text:p>
          </table:table-cell>
          <table:table-cell office:value-type="float" office:value="1281.34" calcext:value-type="float">
            <text:p>1281.34</text:p>
          </table:table-cell>
        </table:table-row>
        <table:table-row table:style-name="ro1">
          <table:table-cell office:value-type="float" office:value="15023768" calcext:value-type="float">
            <text:p>15023768</text:p>
          </table:table-cell>
          <table:table-cell table:formula="of:=[.A941]/1000/(60*60*24)" office:value-type="time" office:time-value="PT04H10M23.768S" calcext:value-type="time">
            <text:p>04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29.68" calcext:value-type="float">
            <text:p>1029.68</text:p>
          </table:table-cell>
          <table:table-cell office:value-type="float" office:value="1282.66" calcext:value-type="float">
            <text:p>1282.66</text:p>
          </table:table-cell>
        </table:table-row>
        <table:table-row table:style-name="ro1">
          <table:table-cell office:value-type="float" office:value="15039768" calcext:value-type="float">
            <text:p>15039768</text:p>
          </table:table-cell>
          <table:table-cell table:formula="of:=[.A942]/1000/(60*60*24)" office:value-type="time" office:time-value="PT04H10M39.768S" calcext:value-type="time">
            <text:p>04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30.76" calcext:value-type="float">
            <text:p>1030.76</text:p>
          </table:table-cell>
          <table:table-cell office:value-type="float" office:value="1283.98" calcext:value-type="float">
            <text:p>1283.98</text:p>
          </table:table-cell>
        </table:table-row>
        <table:table-row table:style-name="ro1">
          <table:table-cell office:value-type="float" office:value="15055768" calcext:value-type="float">
            <text:p>15055768</text:p>
          </table:table-cell>
          <table:table-cell table:formula="of:=[.A943]/1000/(60*60*24)" office:value-type="time" office:time-value="PT04H10M55.768S" calcext:value-type="time">
            <text:p>04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31.84" calcext:value-type="float">
            <text:p>1031.84</text:p>
          </table:table-cell>
          <table:table-cell office:value-type="float" office:value="1285.3" calcext:value-type="float">
            <text:p>1285.3</text:p>
          </table:table-cell>
        </table:table-row>
        <table:table-row table:style-name="ro1">
          <table:table-cell office:value-type="float" office:value="15071768" calcext:value-type="float">
            <text:p>15071768</text:p>
          </table:table-cell>
          <table:table-cell table:formula="of:=[.A944]/1000/(60*60*24)" office:value-type="time" office:time-value="PT04H11M11.768S" calcext:value-type="time">
            <text:p>04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32.92" calcext:value-type="float">
            <text:p>1032.92</text:p>
          </table:table-cell>
          <table:table-cell office:value-type="float" office:value="1286.62" calcext:value-type="float">
            <text:p>1286.62</text:p>
          </table:table-cell>
        </table:table-row>
        <table:table-row table:style-name="ro1">
          <table:table-cell office:value-type="float" office:value="15087768" calcext:value-type="float">
            <text:p>15087768</text:p>
          </table:table-cell>
          <table:table-cell table:formula="of:=[.A945]/1000/(60*60*24)" office:value-type="time" office:time-value="PT04H11M27.768S" calcext:value-type="time">
            <text:p>04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34" calcext:value-type="float">
            <text:p>1034</text:p>
          </table:table-cell>
          <table:table-cell office:value-type="float" office:value="1287.94" calcext:value-type="float">
            <text:p>1287.94</text:p>
          </table:table-cell>
        </table:table-row>
        <table:table-row table:style-name="ro1">
          <table:table-cell office:value-type="float" office:value="15103768" calcext:value-type="float">
            <text:p>15103768</text:p>
          </table:table-cell>
          <table:table-cell table:formula="of:=[.A946]/1000/(60*60*24)" office:value-type="time" office:time-value="PT04H11M43.768S" calcext:value-type="time">
            <text:p>04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35.07" calcext:value-type="float">
            <text:p>1035.07</text:p>
          </table:table-cell>
          <table:table-cell office:value-type="float" office:value="1289.26" calcext:value-type="float">
            <text:p>1289.26</text:p>
          </table:table-cell>
        </table:table-row>
        <table:table-row table:style-name="ro1">
          <table:table-cell office:value-type="float" office:value="15119768" calcext:value-type="float">
            <text:p>15119768</text:p>
          </table:table-cell>
          <table:table-cell table:formula="of:=[.A947]/1000/(60*60*24)" office:value-type="time" office:time-value="PT04H11M59.768S" calcext:value-type="time">
            <text:p>04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36.15" calcext:value-type="float">
            <text:p>1036.15</text:p>
          </table:table-cell>
          <table:table-cell office:value-type="float" office:value="1290.58" calcext:value-type="float">
            <text:p>1290.58</text:p>
          </table:table-cell>
        </table:table-row>
        <table:table-row table:style-name="ro1">
          <table:table-cell office:value-type="float" office:value="15135768" calcext:value-type="float">
            <text:p>15135768</text:p>
          </table:table-cell>
          <table:table-cell table:formula="of:=[.A948]/1000/(60*60*24)" office:value-type="time" office:time-value="PT04H12M15.768S" calcext:value-type="time">
            <text:p>04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37.23" calcext:value-type="float">
            <text:p>1037.23</text:p>
          </table:table-cell>
          <table:table-cell office:value-type="float" office:value="1291.9" calcext:value-type="float">
            <text:p>1291.9</text:p>
          </table:table-cell>
        </table:table-row>
        <table:table-row table:style-name="ro1">
          <table:table-cell office:value-type="float" office:value="15151768" calcext:value-type="float">
            <text:p>15151768</text:p>
          </table:table-cell>
          <table:table-cell table:formula="of:=[.A949]/1000/(60*60*24)" office:value-type="time" office:time-value="PT04H12M31.768S" calcext:value-type="time">
            <text:p>04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38.31" calcext:value-type="float">
            <text:p>1038.31</text:p>
          </table:table-cell>
          <table:table-cell office:value-type="float" office:value="1293.22" calcext:value-type="float">
            <text:p>1293.22</text:p>
          </table:table-cell>
        </table:table-row>
        <table:table-row table:style-name="ro1">
          <table:table-cell office:value-type="float" office:value="15167768" calcext:value-type="float">
            <text:p>15167768</text:p>
          </table:table-cell>
          <table:table-cell table:formula="of:=[.A950]/1000/(60*60*24)" office:value-type="time" office:time-value="PT04H12M47.768S" calcext:value-type="time">
            <text:p>04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39.39" calcext:value-type="float">
            <text:p>1039.39</text:p>
          </table:table-cell>
          <table:table-cell office:value-type="float" office:value="1294.54" calcext:value-type="float">
            <text:p>1294.54</text:p>
          </table:table-cell>
        </table:table-row>
        <table:table-row table:style-name="ro1">
          <table:table-cell office:value-type="float" office:value="15183768" calcext:value-type="float">
            <text:p>15183768</text:p>
          </table:table-cell>
          <table:table-cell table:formula="of:=[.A951]/1000/(60*60*24)" office:value-type="time" office:time-value="PT04H13M03.768S" calcext:value-type="time">
            <text:p>04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40.47" calcext:value-type="float">
            <text:p>1040.47</text:p>
          </table:table-cell>
          <table:table-cell office:value-type="float" office:value="1295.86" calcext:value-type="float">
            <text:p>1295.86</text:p>
          </table:table-cell>
        </table:table-row>
        <table:table-row table:style-name="ro1">
          <table:table-cell office:value-type="float" office:value="15199768" calcext:value-type="float">
            <text:p>15199768</text:p>
          </table:table-cell>
          <table:table-cell table:formula="of:=[.A952]/1000/(60*60*24)" office:value-type="time" office:time-value="PT04H13M19.768S" calcext:value-type="time">
            <text:p>04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41.54" calcext:value-type="float">
            <text:p>1041.54</text:p>
          </table:table-cell>
          <table:table-cell office:value-type="float" office:value="1297.18" calcext:value-type="float">
            <text:p>1297.18</text:p>
          </table:table-cell>
        </table:table-row>
        <table:table-row table:style-name="ro1">
          <table:table-cell office:value-type="float" office:value="15215768" calcext:value-type="float">
            <text:p>15215768</text:p>
          </table:table-cell>
          <table:table-cell table:formula="of:=[.A953]/1000/(60*60*24)" office:value-type="time" office:time-value="PT04H13M35.768S" calcext:value-type="time">
            <text:p>04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42.62" calcext:value-type="float">
            <text:p>1042.62</text:p>
          </table:table-cell>
          <table:table-cell office:value-type="float" office:value="1298.5" calcext:value-type="float">
            <text:p>1298.5</text:p>
          </table:table-cell>
        </table:table-row>
        <table:table-row table:style-name="ro1">
          <table:table-cell office:value-type="float" office:value="15231768" calcext:value-type="float">
            <text:p>15231768</text:p>
          </table:table-cell>
          <table:table-cell table:formula="of:=[.A954]/1000/(60*60*24)" office:value-type="time" office:time-value="PT04H13M51.768S" calcext:value-type="time">
            <text:p>04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43.7" calcext:value-type="float">
            <text:p>1043.7</text:p>
          </table:table-cell>
          <table:table-cell office:value-type="float" office:value="1299.82" calcext:value-type="float">
            <text:p>1299.82</text:p>
          </table:table-cell>
        </table:table-row>
        <table:table-row table:style-name="ro1">
          <table:table-cell office:value-type="float" office:value="15247768" calcext:value-type="float">
            <text:p>15247768</text:p>
          </table:table-cell>
          <table:table-cell table:formula="of:=[.A955]/1000/(60*60*24)" office:value-type="time" office:time-value="PT04H14M07.768S" calcext:value-type="time">
            <text:p>04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44.78" calcext:value-type="float">
            <text:p>1044.78</text:p>
          </table:table-cell>
          <table:table-cell office:value-type="float" office:value="1301.14" calcext:value-type="float">
            <text:p>1301.14</text:p>
          </table:table-cell>
        </table:table-row>
        <table:table-row table:style-name="ro1">
          <table:table-cell office:value-type="float" office:value="15263768" calcext:value-type="float">
            <text:p>15263768</text:p>
          </table:table-cell>
          <table:table-cell table:formula="of:=[.A956]/1000/(60*60*24)" office:value-type="time" office:time-value="PT04H14M23.768S" calcext:value-type="time">
            <text:p>04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45.86" calcext:value-type="float">
            <text:p>1045.86</text:p>
          </table:table-cell>
          <table:table-cell office:value-type="float" office:value="1302.46" calcext:value-type="float">
            <text:p>1302.46</text:p>
          </table:table-cell>
        </table:table-row>
        <table:table-row table:style-name="ro1">
          <table:table-cell office:value-type="float" office:value="15279768" calcext:value-type="float">
            <text:p>15279768</text:p>
          </table:table-cell>
          <table:table-cell table:formula="of:=[.A957]/1000/(60*60*24)" office:value-type="time" office:time-value="PT04H14M39.768S" calcext:value-type="time">
            <text:p>04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46.93" calcext:value-type="float">
            <text:p>1046.93</text:p>
          </table:table-cell>
          <table:table-cell office:value-type="float" office:value="1303.78" calcext:value-type="float">
            <text:p>1303.78</text:p>
          </table:table-cell>
        </table:table-row>
        <table:table-row table:style-name="ro1">
          <table:table-cell office:value-type="float" office:value="15295768" calcext:value-type="float">
            <text:p>15295768</text:p>
          </table:table-cell>
          <table:table-cell table:formula="of:=[.A958]/1000/(60*60*24)" office:value-type="time" office:time-value="PT04H14M55.768S" calcext:value-type="time">
            <text:p>04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48.01" calcext:value-type="float">
            <text:p>1048.01</text:p>
          </table:table-cell>
          <table:table-cell office:value-type="float" office:value="1305.1" calcext:value-type="float">
            <text:p>1305.1</text:p>
          </table:table-cell>
        </table:table-row>
        <table:table-row table:style-name="ro1">
          <table:table-cell office:value-type="float" office:value="15311768" calcext:value-type="float">
            <text:p>15311768</text:p>
          </table:table-cell>
          <table:table-cell table:formula="of:=[.A959]/1000/(60*60*24)" office:value-type="time" office:time-value="PT04H15M11.768S" calcext:value-type="time">
            <text:p>04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49.09" calcext:value-type="float">
            <text:p>1049.09</text:p>
          </table:table-cell>
          <table:table-cell office:value-type="float" office:value="1306.42" calcext:value-type="float">
            <text:p>1306.42</text:p>
          </table:table-cell>
        </table:table-row>
        <table:table-row table:style-name="ro1">
          <table:table-cell office:value-type="float" office:value="15327768" calcext:value-type="float">
            <text:p>15327768</text:p>
          </table:table-cell>
          <table:table-cell table:formula="of:=[.A960]/1000/(60*60*24)" office:value-type="time" office:time-value="PT04H15M27.768S" calcext:value-type="time">
            <text:p>04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50.17" calcext:value-type="float">
            <text:p>1050.17</text:p>
          </table:table-cell>
          <table:table-cell office:value-type="float" office:value="1307.74" calcext:value-type="float">
            <text:p>1307.74</text:p>
          </table:table-cell>
        </table:table-row>
        <table:table-row table:style-name="ro1">
          <table:table-cell office:value-type="float" office:value="15343768" calcext:value-type="float">
            <text:p>15343768</text:p>
          </table:table-cell>
          <table:table-cell table:formula="of:=[.A961]/1000/(60*60*24)" office:value-type="time" office:time-value="PT04H15M43.768S" calcext:value-type="time">
            <text:p>04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51.25" calcext:value-type="float">
            <text:p>1051.25</text:p>
          </table:table-cell>
          <table:table-cell office:value-type="float" office:value="1309.06" calcext:value-type="float">
            <text:p>1309.06</text:p>
          </table:table-cell>
        </table:table-row>
        <table:table-row table:style-name="ro1">
          <table:table-cell office:value-type="float" office:value="15359768" calcext:value-type="float">
            <text:p>15359768</text:p>
          </table:table-cell>
          <table:table-cell table:formula="of:=[.A962]/1000/(60*60*24)" office:value-type="time" office:time-value="PT04H15M59.768S" calcext:value-type="time">
            <text:p>04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52.32" calcext:value-type="float">
            <text:p>1052.32</text:p>
          </table:table-cell>
          <table:table-cell office:value-type="float" office:value="1310.38" calcext:value-type="float">
            <text:p>1310.38</text:p>
          </table:table-cell>
        </table:table-row>
        <table:table-row table:style-name="ro1">
          <table:table-cell office:value-type="float" office:value="15375768" calcext:value-type="float">
            <text:p>15375768</text:p>
          </table:table-cell>
          <table:table-cell table:formula="of:=[.A963]/1000/(60*60*24)" office:value-type="time" office:time-value="PT04H16M15.768S" calcext:value-type="time">
            <text:p>04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1053.4" calcext:value-type="float">
            <text:p>1053.4</text:p>
          </table:table-cell>
          <table:table-cell office:value-type="float" office:value="1311.7" calcext:value-type="float">
            <text:p>1311.7</text:p>
          </table:table-cell>
        </table:table-row>
        <table:table-row table:style-name="ro1">
          <table:table-cell office:value-type="float" office:value="15391768" calcext:value-type="float">
            <text:p>15391768</text:p>
          </table:table-cell>
          <table:table-cell table:formula="of:=[.A964]/1000/(60*60*24)" office:value-type="time" office:time-value="PT04H16M31.768S" calcext:value-type="time">
            <text:p>04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54.48" calcext:value-type="float">
            <text:p>1054.48</text:p>
          </table:table-cell>
          <table:table-cell office:value-type="float" office:value="1313.02" calcext:value-type="float">
            <text:p>1313.02</text:p>
          </table:table-cell>
        </table:table-row>
        <table:table-row table:style-name="ro1">
          <table:table-cell office:value-type="float" office:value="15407768" calcext:value-type="float">
            <text:p>15407768</text:p>
          </table:table-cell>
          <table:table-cell table:formula="of:=[.A965]/1000/(60*60*24)" office:value-type="time" office:time-value="PT04H16M47.768S" calcext:value-type="time">
            <text:p>04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55.56" calcext:value-type="float">
            <text:p>1055.56</text:p>
          </table:table-cell>
          <table:table-cell office:value-type="float" office:value="1314.34" calcext:value-type="float">
            <text:p>1314.34</text:p>
          </table:table-cell>
        </table:table-row>
        <table:table-row table:style-name="ro1">
          <table:table-cell office:value-type="float" office:value="15423768" calcext:value-type="float">
            <text:p>15423768</text:p>
          </table:table-cell>
          <table:table-cell table:formula="of:=[.A966]/1000/(60*60*24)" office:value-type="time" office:time-value="PT04H17M03.768S" calcext:value-type="time">
            <text:p>04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56.64" calcext:value-type="float">
            <text:p>1056.64</text:p>
          </table:table-cell>
          <table:table-cell office:value-type="float" office:value="1315.66" calcext:value-type="float">
            <text:p>1315.66</text:p>
          </table:table-cell>
        </table:table-row>
        <table:table-row table:style-name="ro1">
          <table:table-cell office:value-type="float" office:value="15439768" calcext:value-type="float">
            <text:p>15439768</text:p>
          </table:table-cell>
          <table:table-cell table:formula="of:=[.A967]/1000/(60*60*24)" office:value-type="time" office:time-value="PT04H17M19.768S" calcext:value-type="time">
            <text:p>04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57.71" calcext:value-type="float">
            <text:p>1057.71</text:p>
          </table:table-cell>
          <table:table-cell office:value-type="float" office:value="1316.98" calcext:value-type="float">
            <text:p>1316.98</text:p>
          </table:table-cell>
        </table:table-row>
        <table:table-row table:style-name="ro1">
          <table:table-cell office:value-type="float" office:value="15455768" calcext:value-type="float">
            <text:p>15455768</text:p>
          </table:table-cell>
          <table:table-cell table:formula="of:=[.A968]/1000/(60*60*24)" office:value-type="time" office:time-value="PT04H17M35.768S" calcext:value-type="time">
            <text:p>04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58.79" calcext:value-type="float">
            <text:p>1058.79</text:p>
          </table:table-cell>
          <table:table-cell office:value-type="float" office:value="1318.3" calcext:value-type="float">
            <text:p>1318.3</text:p>
          </table:table-cell>
        </table:table-row>
        <table:table-row table:style-name="ro1">
          <table:table-cell office:value-type="float" office:value="15471768" calcext:value-type="float">
            <text:p>15471768</text:p>
          </table:table-cell>
          <table:table-cell table:formula="of:=[.A969]/1000/(60*60*24)" office:value-type="time" office:time-value="PT04H17M51.768S" calcext:value-type="time">
            <text:p>04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59.87" calcext:value-type="float">
            <text:p>1059.87</text:p>
          </table:table-cell>
          <table:table-cell office:value-type="float" office:value="1319.63" calcext:value-type="float">
            <text:p>1319.63</text:p>
          </table:table-cell>
        </table:table-row>
        <table:table-row table:style-name="ro1">
          <table:table-cell office:value-type="float" office:value="15487768" calcext:value-type="float">
            <text:p>15487768</text:p>
          </table:table-cell>
          <table:table-cell table:formula="of:=[.A970]/1000/(60*60*24)" office:value-type="time" office:time-value="PT04H18M07.768S" calcext:value-type="time">
            <text:p>04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60.95" calcext:value-type="float">
            <text:p>1060.95</text:p>
          </table:table-cell>
          <table:table-cell office:value-type="float" office:value="1320.94" calcext:value-type="float">
            <text:p>1320.94</text:p>
          </table:table-cell>
        </table:table-row>
        <table:table-row table:style-name="ro1">
          <table:table-cell office:value-type="float" office:value="15503768" calcext:value-type="float">
            <text:p>15503768</text:p>
          </table:table-cell>
          <table:table-cell table:formula="of:=[.A971]/1000/(60*60*24)" office:value-type="time" office:time-value="PT04H18M23.768S" calcext:value-type="time">
            <text:p>04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62.03" calcext:value-type="float">
            <text:p>1062.03</text:p>
          </table:table-cell>
          <table:table-cell office:value-type="float" office:value="1322.26" calcext:value-type="float">
            <text:p>1322.26</text:p>
          </table:table-cell>
        </table:table-row>
        <table:table-row table:style-name="ro1">
          <table:table-cell office:value-type="float" office:value="15519768" calcext:value-type="float">
            <text:p>15519768</text:p>
          </table:table-cell>
          <table:table-cell table:formula="of:=[.A972]/1000/(60*60*24)" office:value-type="time" office:time-value="PT04H18M39.768S" calcext:value-type="time">
            <text:p>04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63.1" calcext:value-type="float">
            <text:p>1063.1</text:p>
          </table:table-cell>
          <table:table-cell office:value-type="float" office:value="1323.58" calcext:value-type="float">
            <text:p>1323.58</text:p>
          </table:table-cell>
        </table:table-row>
        <table:table-row table:style-name="ro1">
          <table:table-cell office:value-type="float" office:value="15535768" calcext:value-type="float">
            <text:p>15535768</text:p>
          </table:table-cell>
          <table:table-cell table:formula="of:=[.A973]/1000/(60*60*24)" office:value-type="time" office:time-value="PT04H18M55.768S" calcext:value-type="time">
            <text:p>04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64.18" calcext:value-type="float">
            <text:p>1064.18</text:p>
          </table:table-cell>
          <table:table-cell office:value-type="float" office:value="1324.9" calcext:value-type="float">
            <text:p>1324.9</text:p>
          </table:table-cell>
        </table:table-row>
        <table:table-row table:style-name="ro1">
          <table:table-cell office:value-type="float" office:value="15551768" calcext:value-type="float">
            <text:p>15551768</text:p>
          </table:table-cell>
          <table:table-cell table:formula="of:=[.A974]/1000/(60*60*24)" office:value-type="time" office:time-value="PT04H19M11.768S" calcext:value-type="time">
            <text:p>04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65.26" calcext:value-type="float">
            <text:p>1065.26</text:p>
          </table:table-cell>
          <table:table-cell office:value-type="float" office:value="1326.22" calcext:value-type="float">
            <text:p>1326.22</text:p>
          </table:table-cell>
        </table:table-row>
        <table:table-row table:style-name="ro1">
          <table:table-cell office:value-type="float" office:value="15567768" calcext:value-type="float">
            <text:p>15567768</text:p>
          </table:table-cell>
          <table:table-cell table:formula="of:=[.A975]/1000/(60*60*24)" office:value-type="time" office:time-value="PT04H19M27.768S" calcext:value-type="time">
            <text:p>04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66.34" calcext:value-type="float">
            <text:p>1066.34</text:p>
          </table:table-cell>
          <table:table-cell office:value-type="float" office:value="1327.54" calcext:value-type="float">
            <text:p>1327.54</text:p>
          </table:table-cell>
        </table:table-row>
        <table:table-row table:style-name="ro1">
          <table:table-cell office:value-type="float" office:value="15583768" calcext:value-type="float">
            <text:p>15583768</text:p>
          </table:table-cell>
          <table:table-cell table:formula="of:=[.A976]/1000/(60*60*24)" office:value-type="time" office:time-value="PT04H19M43.768S" calcext:value-type="time">
            <text:p>04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67.42" calcext:value-type="float">
            <text:p>1067.42</text:p>
          </table:table-cell>
          <table:table-cell office:value-type="float" office:value="1328.86" calcext:value-type="float">
            <text:p>1328.86</text:p>
          </table:table-cell>
        </table:table-row>
        <table:table-row table:style-name="ro1">
          <table:table-cell office:value-type="float" office:value="15599768" calcext:value-type="float">
            <text:p>15599768</text:p>
          </table:table-cell>
          <table:table-cell table:formula="of:=[.A977]/1000/(60*60*24)" office:value-type="time" office:time-value="PT04H19M59.768S" calcext:value-type="time">
            <text:p>04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68.49" calcext:value-type="float">
            <text:p>1068.49</text:p>
          </table:table-cell>
          <table:table-cell office:value-type="float" office:value="1330.18" calcext:value-type="float">
            <text:p>1330.18</text:p>
          </table:table-cell>
        </table:table-row>
        <table:table-row table:style-name="ro1">
          <table:table-cell office:value-type="float" office:value="15615768" calcext:value-type="float">
            <text:p>15615768</text:p>
          </table:table-cell>
          <table:table-cell table:formula="of:=[.A978]/1000/(60*60*24)" office:value-type="time" office:time-value="PT04H20M15.768S" calcext:value-type="time">
            <text:p>04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69.57" calcext:value-type="float">
            <text:p>1069.57</text:p>
          </table:table-cell>
          <table:table-cell office:value-type="float" office:value="1331.5" calcext:value-type="float">
            <text:p>1331.5</text:p>
          </table:table-cell>
        </table:table-row>
        <table:table-row table:style-name="ro1">
          <table:table-cell office:value-type="float" office:value="15631768" calcext:value-type="float">
            <text:p>15631768</text:p>
          </table:table-cell>
          <table:table-cell table:formula="of:=[.A979]/1000/(60*60*24)" office:value-type="time" office:time-value="PT04H20M31.768S" calcext:value-type="time">
            <text:p>04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70.65" calcext:value-type="float">
            <text:p>1070.65</text:p>
          </table:table-cell>
          <table:table-cell office:value-type="float" office:value="1332.82" calcext:value-type="float">
            <text:p>1332.82</text:p>
          </table:table-cell>
        </table:table-row>
        <table:table-row table:style-name="ro1">
          <table:table-cell office:value-type="float" office:value="15647768" calcext:value-type="float">
            <text:p>15647768</text:p>
          </table:table-cell>
          <table:table-cell table:formula="of:=[.A980]/1000/(60*60*24)" office:value-type="time" office:time-value="PT04H20M47.768S" calcext:value-type="time">
            <text:p>04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71.73" calcext:value-type="float">
            <text:p>1071.73</text:p>
          </table:table-cell>
          <table:table-cell office:value-type="float" office:value="1334.14" calcext:value-type="float">
            <text:p>1334.14</text:p>
          </table:table-cell>
        </table:table-row>
        <table:table-row table:style-name="ro1">
          <table:table-cell office:value-type="float" office:value="15663768" calcext:value-type="float">
            <text:p>15663768</text:p>
          </table:table-cell>
          <table:table-cell table:formula="of:=[.A981]/1000/(60*60*24)" office:value-type="time" office:time-value="PT04H21M03.768S" calcext:value-type="time">
            <text:p>04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72.81" calcext:value-type="float">
            <text:p>1072.81</text:p>
          </table:table-cell>
          <table:table-cell office:value-type="float" office:value="1335.46" calcext:value-type="float">
            <text:p>1335.46</text:p>
          </table:table-cell>
        </table:table-row>
        <table:table-row table:style-name="ro1">
          <table:table-cell office:value-type="float" office:value="15679768" calcext:value-type="float">
            <text:p>15679768</text:p>
          </table:table-cell>
          <table:table-cell table:formula="of:=[.A982]/1000/(60*60*24)" office:value-type="time" office:time-value="PT04H21M19.768S" calcext:value-type="time">
            <text:p>04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73.88" calcext:value-type="float">
            <text:p>1073.88</text:p>
          </table:table-cell>
          <table:table-cell office:value-type="float" office:value="1336.78" calcext:value-type="float">
            <text:p>1336.78</text:p>
          </table:table-cell>
        </table:table-row>
        <table:table-row table:style-name="ro1">
          <table:table-cell office:value-type="float" office:value="15695768" calcext:value-type="float">
            <text:p>15695768</text:p>
          </table:table-cell>
          <table:table-cell table:formula="of:=[.A983]/1000/(60*60*24)" office:value-type="time" office:time-value="PT04H21M35.768S" calcext:value-type="time">
            <text:p>04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74.96" calcext:value-type="float">
            <text:p>1074.96</text:p>
          </table:table-cell>
          <table:table-cell office:value-type="float" office:value="1338.1" calcext:value-type="float">
            <text:p>1338.1</text:p>
          </table:table-cell>
        </table:table-row>
        <table:table-row table:style-name="ro1">
          <table:table-cell office:value-type="float" office:value="15711768" calcext:value-type="float">
            <text:p>15711768</text:p>
          </table:table-cell>
          <table:table-cell table:formula="of:=[.A984]/1000/(60*60*24)" office:value-type="time" office:time-value="PT04H21M51.768S" calcext:value-type="time">
            <text:p>04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76.04" calcext:value-type="float">
            <text:p>1076.04</text:p>
          </table:table-cell>
          <table:table-cell office:value-type="float" office:value="1339.42" calcext:value-type="float">
            <text:p>1339.42</text:p>
          </table:table-cell>
        </table:table-row>
        <table:table-row table:style-name="ro1">
          <table:table-cell office:value-type="float" office:value="15727768" calcext:value-type="float">
            <text:p>15727768</text:p>
          </table:table-cell>
          <table:table-cell table:formula="of:=[.A985]/1000/(60*60*24)" office:value-type="time" office:time-value="PT04H22M07.768S" calcext:value-type="time">
            <text:p>04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077.12" calcext:value-type="float">
            <text:p>1077.12</text:p>
          </table:table-cell>
          <table:table-cell office:value-type="float" office:value="1340.74" calcext:value-type="float">
            <text:p>1340.74</text:p>
          </table:table-cell>
        </table:table-row>
        <table:table-row table:style-name="ro1">
          <table:table-cell office:value-type="float" office:value="15743768" calcext:value-type="float">
            <text:p>15743768</text:p>
          </table:table-cell>
          <table:table-cell table:formula="of:=[.A986]/1000/(60*60*24)" office:value-type="time" office:time-value="PT04H22M23.768S" calcext:value-type="time">
            <text:p>04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78.19" calcext:value-type="float">
            <text:p>1078.19</text:p>
          </table:table-cell>
          <table:table-cell office:value-type="float" office:value="1342.06" calcext:value-type="float">
            <text:p>1342.06</text:p>
          </table:table-cell>
        </table:table-row>
        <table:table-row table:style-name="ro1">
          <table:table-cell office:value-type="float" office:value="15759768" calcext:value-type="float">
            <text:p>15759768</text:p>
          </table:table-cell>
          <table:table-cell table:formula="of:=[.A987]/1000/(60*60*24)" office:value-type="time" office:time-value="PT04H22M39.768S" calcext:value-type="time">
            <text:p>04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79.27" calcext:value-type="float">
            <text:p>1079.27</text:p>
          </table:table-cell>
          <table:table-cell office:value-type="float" office:value="1343.37" calcext:value-type="float">
            <text:p>1343.37</text:p>
          </table:table-cell>
        </table:table-row>
        <table:table-row table:style-name="ro1">
          <table:table-cell office:value-type="float" office:value="15775768" calcext:value-type="float">
            <text:p>15775768</text:p>
          </table:table-cell>
          <table:table-cell table:formula="of:=[.A988]/1000/(60*60*24)" office:value-type="time" office:time-value="PT04H22M55.768S" calcext:value-type="time">
            <text:p>04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80.35" calcext:value-type="float">
            <text:p>1080.35</text:p>
          </table:table-cell>
          <table:table-cell office:value-type="float" office:value="1344.69" calcext:value-type="float">
            <text:p>1344.69</text:p>
          </table:table-cell>
        </table:table-row>
        <table:table-row table:style-name="ro1">
          <table:table-cell office:value-type="float" office:value="15791768" calcext:value-type="float">
            <text:p>15791768</text:p>
          </table:table-cell>
          <table:table-cell table:formula="of:=[.A989]/1000/(60*60*24)" office:value-type="time" office:time-value="PT04H23M11.768S" calcext:value-type="time">
            <text:p>04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81.43" calcext:value-type="float">
            <text:p>1081.43</text:p>
          </table:table-cell>
          <table:table-cell office:value-type="float" office:value="1346.01" calcext:value-type="float">
            <text:p>1346.01</text:p>
          </table:table-cell>
        </table:table-row>
        <table:table-row table:style-name="ro1">
          <table:table-cell office:value-type="float" office:value="15807768" calcext:value-type="float">
            <text:p>15807768</text:p>
          </table:table-cell>
          <table:table-cell table:formula="of:=[.A990]/1000/(60*60*24)" office:value-type="time" office:time-value="PT04H23M27.768S" calcext:value-type="time">
            <text:p>04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82.51" calcext:value-type="float">
            <text:p>1082.51</text:p>
          </table:table-cell>
          <table:table-cell office:value-type="float" office:value="1347.33" calcext:value-type="float">
            <text:p>1347.33</text:p>
          </table:table-cell>
        </table:table-row>
        <table:table-row table:style-name="ro1">
          <table:table-cell office:value-type="float" office:value="15823768" calcext:value-type="float">
            <text:p>15823768</text:p>
          </table:table-cell>
          <table:table-cell table:formula="of:=[.A991]/1000/(60*60*24)" office:value-type="time" office:time-value="PT04H23M43.768S" calcext:value-type="time">
            <text:p>04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83.58" calcext:value-type="float">
            <text:p>1083.58</text:p>
          </table:table-cell>
          <table:table-cell office:value-type="float" office:value="1348.65" calcext:value-type="float">
            <text:p>1348.65</text:p>
          </table:table-cell>
        </table:table-row>
        <table:table-row table:style-name="ro1">
          <table:table-cell office:value-type="float" office:value="15839768" calcext:value-type="float">
            <text:p>15839768</text:p>
          </table:table-cell>
          <table:table-cell table:formula="of:=[.A992]/1000/(60*60*24)" office:value-type="time" office:time-value="PT04H23M59.768S" calcext:value-type="time">
            <text:p>04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84.66" calcext:value-type="float">
            <text:p>1084.66</text:p>
          </table:table-cell>
          <table:table-cell office:value-type="float" office:value="1349.97" calcext:value-type="float">
            <text:p>1349.97</text:p>
          </table:table-cell>
        </table:table-row>
        <table:table-row table:style-name="ro1">
          <table:table-cell office:value-type="float" office:value="15855768" calcext:value-type="float">
            <text:p>15855768</text:p>
          </table:table-cell>
          <table:table-cell table:formula="of:=[.A993]/1000/(60*60*24)" office:value-type="time" office:time-value="PT04H24M15.768S" calcext:value-type="time">
            <text:p>04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85.74" calcext:value-type="float">
            <text:p>1085.74</text:p>
          </table:table-cell>
          <table:table-cell office:value-type="float" office:value="1351.28" calcext:value-type="float">
            <text:p>1351.28</text:p>
          </table:table-cell>
        </table:table-row>
        <table:table-row table:style-name="ro1">
          <table:table-cell office:value-type="float" office:value="15871768" calcext:value-type="float">
            <text:p>15871768</text:p>
          </table:table-cell>
          <table:table-cell table:formula="of:=[.A994]/1000/(60*60*24)" office:value-type="time" office:time-value="PT04H24M31.768S" calcext:value-type="time">
            <text:p>04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86.82" calcext:value-type="float">
            <text:p>1086.82</text:p>
          </table:table-cell>
          <table:table-cell office:value-type="float" office:value="1352.6" calcext:value-type="float">
            <text:p>1352.6</text:p>
          </table:table-cell>
        </table:table-row>
        <table:table-row table:style-name="ro1">
          <table:table-cell office:value-type="float" office:value="15887768" calcext:value-type="float">
            <text:p>15887768</text:p>
          </table:table-cell>
          <table:table-cell table:formula="of:=[.A995]/1000/(60*60*24)" office:value-type="time" office:time-value="PT04H24M47.768S" calcext:value-type="time">
            <text:p>04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87.9" calcext:value-type="float">
            <text:p>1087.9</text:p>
          </table:table-cell>
          <table:table-cell office:value-type="float" office:value="1353.92" calcext:value-type="float">
            <text:p>1353.92</text:p>
          </table:table-cell>
        </table:table-row>
        <table:table-row table:style-name="ro1">
          <table:table-cell office:value-type="float" office:value="15903768" calcext:value-type="float">
            <text:p>15903768</text:p>
          </table:table-cell>
          <table:table-cell table:formula="of:=[.A996]/1000/(60*60*24)" office:value-type="time" office:time-value="PT04H25M03.768S" calcext:value-type="time">
            <text:p>04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88.97" calcext:value-type="float">
            <text:p>1088.97</text:p>
          </table:table-cell>
          <table:table-cell office:value-type="float" office:value="1355.24" calcext:value-type="float">
            <text:p>1355.24</text:p>
          </table:table-cell>
        </table:table-row>
        <table:table-row table:style-name="ro1">
          <table:table-cell office:value-type="float" office:value="15919768" calcext:value-type="float">
            <text:p>15919768</text:p>
          </table:table-cell>
          <table:table-cell table:formula="of:=[.A997]/1000/(60*60*24)" office:value-type="time" office:time-value="PT04H25M19.768S" calcext:value-type="time">
            <text:p>04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90.05" calcext:value-type="float">
            <text:p>1090.05</text:p>
          </table:table-cell>
          <table:table-cell office:value-type="float" office:value="1356.55" calcext:value-type="float">
            <text:p>1356.55</text:p>
          </table:table-cell>
        </table:table-row>
        <table:table-row table:style-name="ro1">
          <table:table-cell office:value-type="float" office:value="15935768" calcext:value-type="float">
            <text:p>15935768</text:p>
          </table:table-cell>
          <table:table-cell table:formula="of:=[.A998]/1000/(60*60*24)" office:value-type="time" office:time-value="PT04H25M35.768S" calcext:value-type="time">
            <text:p>04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91.13" calcext:value-type="float">
            <text:p>1091.13</text:p>
          </table:table-cell>
          <table:table-cell office:value-type="float" office:value="1357.87" calcext:value-type="float">
            <text:p>1357.87</text:p>
          </table:table-cell>
        </table:table-row>
        <table:table-row table:style-name="ro1">
          <table:table-cell office:value-type="float" office:value="15951768" calcext:value-type="float">
            <text:p>15951768</text:p>
          </table:table-cell>
          <table:table-cell table:formula="of:=[.A999]/1000/(60*60*24)" office:value-type="time" office:time-value="PT04H25M51.768S" calcext:value-type="time">
            <text:p>04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092.21" calcext:value-type="float">
            <text:p>1092.21</text:p>
          </table:table-cell>
          <table:table-cell office:value-type="float" office:value="1359.19" calcext:value-type="float">
            <text:p>1359.19</text:p>
          </table:table-cell>
        </table:table-row>
        <table:table-row table:style-name="ro1">
          <table:table-cell office:value-type="float" office:value="15967768" calcext:value-type="float">
            <text:p>15967768</text:p>
          </table:table-cell>
          <table:table-cell table:formula="of:=[.A1000]/1000/(60*60*24)" office:value-type="time" office:time-value="PT04H26M07.768S" calcext:value-type="time">
            <text:p>04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93.28" calcext:value-type="float">
            <text:p>1093.28</text:p>
          </table:table-cell>
          <table:table-cell office:value-type="float" office:value="1360.51" calcext:value-type="float">
            <text:p>1360.51</text:p>
          </table:table-cell>
        </table:table-row>
        <table:table-row table:style-name="ro1">
          <table:table-cell office:value-type="float" office:value="15983768" calcext:value-type="float">
            <text:p>15983768</text:p>
          </table:table-cell>
          <table:table-cell table:formula="of:=[.A1001]/1000/(60*60*24)" office:value-type="time" office:time-value="PT04H26M23.768S" calcext:value-type="time">
            <text:p>04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94.36" calcext:value-type="float">
            <text:p>1094.36</text:p>
          </table:table-cell>
          <table:table-cell office:value-type="float" office:value="1361.82" calcext:value-type="float">
            <text:p>1361.82</text:p>
          </table:table-cell>
        </table:table-row>
        <table:table-row table:style-name="ro1">
          <table:table-cell office:value-type="float" office:value="15999768" calcext:value-type="float">
            <text:p>15999768</text:p>
          </table:table-cell>
          <table:table-cell table:formula="of:=[.A1002]/1000/(60*60*24)" office:value-type="time" office:time-value="PT04H26M39.768S" calcext:value-type="time">
            <text:p>04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95.44" calcext:value-type="float">
            <text:p>1095.44</text:p>
          </table:table-cell>
          <table:table-cell office:value-type="float" office:value="1363.14" calcext:value-type="float">
            <text:p>1363.14</text:p>
          </table:table-cell>
        </table:table-row>
        <table:table-row table:style-name="ro1">
          <table:table-cell office:value-type="float" office:value="16015768" calcext:value-type="float">
            <text:p>16015768</text:p>
          </table:table-cell>
          <table:table-cell table:formula="of:=[.A1003]/1000/(60*60*24)" office:value-type="time" office:time-value="PT04H26M55.768S" calcext:value-type="time">
            <text:p>04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96.51" calcext:value-type="float">
            <text:p>1096.51</text:p>
          </table:table-cell>
          <table:table-cell office:value-type="float" office:value="1364.46" calcext:value-type="float">
            <text:p>1364.46</text:p>
          </table:table-cell>
        </table:table-row>
        <table:table-row table:style-name="ro1">
          <table:table-cell office:value-type="float" office:value="16031768" calcext:value-type="float">
            <text:p>16031768</text:p>
          </table:table-cell>
          <table:table-cell table:formula="of:=[.A1004]/1000/(60*60*24)" office:value-type="time" office:time-value="PT04H27M11.768S" calcext:value-type="time">
            <text:p>04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97.59" calcext:value-type="float">
            <text:p>1097.59</text:p>
          </table:table-cell>
          <table:table-cell office:value-type="float" office:value="1365.78" calcext:value-type="float">
            <text:p>1365.78</text:p>
          </table:table-cell>
        </table:table-row>
        <table:table-row table:style-name="ro1">
          <table:table-cell office:value-type="float" office:value="16047768" calcext:value-type="float">
            <text:p>16047768</text:p>
          </table:table-cell>
          <table:table-cell table:formula="of:=[.A1005]/1000/(60*60*24)" office:value-type="time" office:time-value="PT04H27M27.768S" calcext:value-type="time">
            <text:p>04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98.67" calcext:value-type="float">
            <text:p>1098.67</text:p>
          </table:table-cell>
          <table:table-cell office:value-type="float" office:value="1367.09" calcext:value-type="float">
            <text:p>1367.09</text:p>
          </table:table-cell>
        </table:table-row>
        <table:table-row table:style-name="ro1">
          <table:table-cell office:value-type="float" office:value="16063768" calcext:value-type="float">
            <text:p>16063768</text:p>
          </table:table-cell>
          <table:table-cell table:formula="of:=[.A1006]/1000/(60*60*24)" office:value-type="time" office:time-value="PT04H27M43.768S" calcext:value-type="time">
            <text:p>04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99.74" calcext:value-type="float">
            <text:p>1099.74</text:p>
          </table:table-cell>
          <table:table-cell office:value-type="float" office:value="1368.41" calcext:value-type="float">
            <text:p>1368.41</text:p>
          </table:table-cell>
        </table:table-row>
        <table:table-row table:style-name="ro1">
          <table:table-cell office:value-type="float" office:value="16079768" calcext:value-type="float">
            <text:p>16079768</text:p>
          </table:table-cell>
          <table:table-cell table:formula="of:=[.A1007]/1000/(60*60*24)" office:value-type="time" office:time-value="PT04H27M59.768S" calcext:value-type="time">
            <text:p>04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00.82" calcext:value-type="float">
            <text:p>1100.82</text:p>
          </table:table-cell>
          <table:table-cell office:value-type="float" office:value="1369.72" calcext:value-type="float">
            <text:p>1369.72</text:p>
          </table:table-cell>
        </table:table-row>
        <table:table-row table:style-name="ro1">
          <table:table-cell office:value-type="float" office:value="16095768" calcext:value-type="float">
            <text:p>16095768</text:p>
          </table:table-cell>
          <table:table-cell table:formula="of:=[.A1008]/1000/(60*60*24)" office:value-type="time" office:time-value="PT04H28M15.768S" calcext:value-type="time">
            <text:p>04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01.9" calcext:value-type="float">
            <text:p>1101.9</text:p>
          </table:table-cell>
          <table:table-cell office:value-type="float" office:value="1371.04" calcext:value-type="float">
            <text:p>1371.04</text:p>
          </table:table-cell>
        </table:table-row>
        <table:table-row table:style-name="ro1">
          <table:table-cell office:value-type="float" office:value="16111768" calcext:value-type="float">
            <text:p>16111768</text:p>
          </table:table-cell>
          <table:table-cell table:formula="of:=[.A1009]/1000/(60*60*24)" office:value-type="time" office:time-value="PT04H28M31.768S" calcext:value-type="time">
            <text:p>04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02.97" calcext:value-type="float">
            <text:p>1102.97</text:p>
          </table:table-cell>
          <table:table-cell office:value-type="float" office:value="1372.36" calcext:value-type="float">
            <text:p>1372.36</text:p>
          </table:table-cell>
        </table:table-row>
        <table:table-row table:style-name="ro1">
          <table:table-cell office:value-type="float" office:value="16127768" calcext:value-type="float">
            <text:p>16127768</text:p>
          </table:table-cell>
          <table:table-cell table:formula="of:=[.A1010]/1000/(60*60*24)" office:value-type="time" office:time-value="PT04H28M47.768S" calcext:value-type="time">
            <text:p>04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04.05" calcext:value-type="float">
            <text:p>1104.05</text:p>
          </table:table-cell>
          <table:table-cell office:value-type="float" office:value="1373.67" calcext:value-type="float">
            <text:p>1373.67</text:p>
          </table:table-cell>
        </table:table-row>
        <table:table-row table:style-name="ro1">
          <table:table-cell office:value-type="float" office:value="16143768" calcext:value-type="float">
            <text:p>16143768</text:p>
          </table:table-cell>
          <table:table-cell table:formula="of:=[.A1011]/1000/(60*60*24)" office:value-type="time" office:time-value="PT04H29M03.768S" calcext:value-type="time">
            <text:p>04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05.13" calcext:value-type="float">
            <text:p>1105.13</text:p>
          </table:table-cell>
          <table:table-cell office:value-type="float" office:value="1374.99" calcext:value-type="float">
            <text:p>1374.99</text:p>
          </table:table-cell>
        </table:table-row>
        <table:table-row table:style-name="ro1">
          <table:table-cell office:value-type="float" office:value="16159768" calcext:value-type="float">
            <text:p>16159768</text:p>
          </table:table-cell>
          <table:table-cell table:formula="of:=[.A1012]/1000/(60*60*24)" office:value-type="time" office:time-value="PT04H29M19.768S" calcext:value-type="time">
            <text:p>04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06.2" calcext:value-type="float">
            <text:p>1106.2</text:p>
          </table:table-cell>
          <table:table-cell office:value-type="float" office:value="1376.31" calcext:value-type="float">
            <text:p>1376.31</text:p>
          </table:table-cell>
        </table:table-row>
        <table:table-row table:style-name="ro1">
          <table:table-cell office:value-type="float" office:value="16175768" calcext:value-type="float">
            <text:p>16175768</text:p>
          </table:table-cell>
          <table:table-cell table:formula="of:=[.A1013]/1000/(60*60*24)" office:value-type="time" office:time-value="PT04H29M35.768S" calcext:value-type="time">
            <text:p>04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07.28" calcext:value-type="float">
            <text:p>1107.28</text:p>
          </table:table-cell>
          <table:table-cell office:value-type="float" office:value="1377.62" calcext:value-type="float">
            <text:p>1377.62</text:p>
          </table:table-cell>
        </table:table-row>
        <table:table-row table:style-name="ro1">
          <table:table-cell office:value-type="float" office:value="16191768" calcext:value-type="float">
            <text:p>16191768</text:p>
          </table:table-cell>
          <table:table-cell table:formula="of:=[.A1014]/1000/(60*60*24)" office:value-type="time" office:time-value="PT04H29M51.768S" calcext:value-type="time">
            <text:p>04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08.36" calcext:value-type="float">
            <text:p>1108.36</text:p>
          </table:table-cell>
          <table:table-cell office:value-type="float" office:value="1378.94" calcext:value-type="float">
            <text:p>1378.94</text:p>
          </table:table-cell>
        </table:table-row>
        <table:table-row table:style-name="ro1">
          <table:table-cell office:value-type="float" office:value="16207768" calcext:value-type="float">
            <text:p>16207768</text:p>
          </table:table-cell>
          <table:table-cell table:formula="of:=[.A1015]/1000/(60*60*24)" office:value-type="time" office:time-value="PT04H30M07.768S" calcext:value-type="time">
            <text:p>04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09.43" calcext:value-type="float">
            <text:p>1109.43</text:p>
          </table:table-cell>
          <table:table-cell office:value-type="float" office:value="1380.25" calcext:value-type="float">
            <text:p>1380.25</text:p>
          </table:table-cell>
        </table:table-row>
        <table:table-row table:style-name="ro1">
          <table:table-cell office:value-type="float" office:value="16223768" calcext:value-type="float">
            <text:p>16223768</text:p>
          </table:table-cell>
          <table:table-cell table:formula="of:=[.A1016]/1000/(60*60*24)" office:value-type="time" office:time-value="PT04H30M23.768S" calcext:value-type="time">
            <text:p>04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10.51" calcext:value-type="float">
            <text:p>1110.51</text:p>
          </table:table-cell>
          <table:table-cell office:value-type="float" office:value="1381.57" calcext:value-type="float">
            <text:p>1381.57</text:p>
          </table:table-cell>
        </table:table-row>
        <table:table-row table:style-name="ro1">
          <table:table-cell office:value-type="float" office:value="16239768" calcext:value-type="float">
            <text:p>16239768</text:p>
          </table:table-cell>
          <table:table-cell table:formula="of:=[.A1017]/1000/(60*60*24)" office:value-type="time" office:time-value="PT04H30M39.768S" calcext:value-type="time">
            <text:p>04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11.59" calcext:value-type="float">
            <text:p>1111.59</text:p>
          </table:table-cell>
          <table:table-cell office:value-type="float" office:value="1382.89" calcext:value-type="float">
            <text:p>1382.89</text:p>
          </table:table-cell>
        </table:table-row>
        <table:table-row table:style-name="ro1">
          <table:table-cell office:value-type="float" office:value="16255768" calcext:value-type="float">
            <text:p>16255768</text:p>
          </table:table-cell>
          <table:table-cell table:formula="of:=[.A1018]/1000/(60*60*24)" office:value-type="time" office:time-value="PT04H30M55.768S" calcext:value-type="time">
            <text:p>04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12.66" calcext:value-type="float">
            <text:p>1112.66</text:p>
          </table:table-cell>
          <table:table-cell office:value-type="float" office:value="1384.2" calcext:value-type="float">
            <text:p>1384.2</text:p>
          </table:table-cell>
        </table:table-row>
        <table:table-row table:style-name="ro1">
          <table:table-cell office:value-type="float" office:value="16271768" calcext:value-type="float">
            <text:p>16271768</text:p>
          </table:table-cell>
          <table:table-cell table:formula="of:=[.A1019]/1000/(60*60*24)" office:value-type="time" office:time-value="PT04H31M11.768S" calcext:value-type="time">
            <text:p>04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13.74" calcext:value-type="float">
            <text:p>1113.74</text:p>
          </table:table-cell>
          <table:table-cell office:value-type="float" office:value="1385.52" calcext:value-type="float">
            <text:p>1385.52</text:p>
          </table:table-cell>
        </table:table-row>
        <table:table-row table:style-name="ro1">
          <table:table-cell office:value-type="float" office:value="16287768" calcext:value-type="float">
            <text:p>16287768</text:p>
          </table:table-cell>
          <table:table-cell table:formula="of:=[.A1020]/1000/(60*60*24)" office:value-type="time" office:time-value="PT04H31M27.768S" calcext:value-type="time">
            <text:p>04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14.82" calcext:value-type="float">
            <text:p>1114.82</text:p>
          </table:table-cell>
          <table:table-cell office:value-type="float" office:value="1386.83" calcext:value-type="float">
            <text:p>1386.83</text:p>
          </table:table-cell>
        </table:table-row>
        <table:table-row table:style-name="ro1">
          <table:table-cell office:value-type="float" office:value="16303768" calcext:value-type="float">
            <text:p>16303768</text:p>
          </table:table-cell>
          <table:table-cell table:formula="of:=[.A1021]/1000/(60*60*24)" office:value-type="time" office:time-value="PT04H31M43.768S" calcext:value-type="time">
            <text:p>04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15.89" calcext:value-type="float">
            <text:p>1115.89</text:p>
          </table:table-cell>
          <table:table-cell office:value-type="float" office:value="1388.15" calcext:value-type="float">
            <text:p>1388.15</text:p>
          </table:table-cell>
        </table:table-row>
        <table:table-row table:style-name="ro1">
          <table:table-cell office:value-type="float" office:value="16319768" calcext:value-type="float">
            <text:p>16319768</text:p>
          </table:table-cell>
          <table:table-cell table:formula="of:=[.A1022]/1000/(60*60*24)" office:value-type="time" office:time-value="PT04H31M59.768S" calcext:value-type="time">
            <text:p>04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16.97" calcext:value-type="float">
            <text:p>1116.97</text:p>
          </table:table-cell>
          <table:table-cell office:value-type="float" office:value="1389.46" calcext:value-type="float">
            <text:p>1389.46</text:p>
          </table:table-cell>
        </table:table-row>
        <table:table-row table:style-name="ro1">
          <table:table-cell office:value-type="float" office:value="16335768" calcext:value-type="float">
            <text:p>16335768</text:p>
          </table:table-cell>
          <table:table-cell table:formula="of:=[.A1023]/1000/(60*60*24)" office:value-type="time" office:time-value="PT04H32M15.768S" calcext:value-type="time">
            <text:p>04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18.04" calcext:value-type="float">
            <text:p>1118.04</text:p>
          </table:table-cell>
          <table:table-cell office:value-type="float" office:value="1390.78" calcext:value-type="float">
            <text:p>1390.78</text:p>
          </table:table-cell>
        </table:table-row>
        <table:table-row table:style-name="ro1">
          <table:table-cell office:value-type="float" office:value="16351768" calcext:value-type="float">
            <text:p>16351768</text:p>
          </table:table-cell>
          <table:table-cell table:formula="of:=[.A1024]/1000/(60*60*24)" office:value-type="time" office:time-value="PT04H32M31.768S" calcext:value-type="time">
            <text:p>04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19.12" calcext:value-type="float">
            <text:p>1119.12</text:p>
          </table:table-cell>
          <table:table-cell office:value-type="float" office:value="1392.09" calcext:value-type="float">
            <text:p>1392.09</text:p>
          </table:table-cell>
        </table:table-row>
        <table:table-row table:style-name="ro1">
          <table:table-cell office:value-type="float" office:value="16367768" calcext:value-type="float">
            <text:p>16367768</text:p>
          </table:table-cell>
          <table:table-cell table:formula="of:=[.A1025]/1000/(60*60*24)" office:value-type="time" office:time-value="PT04H32M47.768S" calcext:value-type="time">
            <text:p>04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20.2" calcext:value-type="float">
            <text:p>1120.2</text:p>
          </table:table-cell>
          <table:table-cell office:value-type="float" office:value="1393.41" calcext:value-type="float">
            <text:p>1393.41</text:p>
          </table:table-cell>
        </table:table-row>
        <table:table-row table:style-name="ro1">
          <table:table-cell office:value-type="float" office:value="16383768" calcext:value-type="float">
            <text:p>16383768</text:p>
          </table:table-cell>
          <table:table-cell table:formula="of:=[.A1026]/1000/(60*60*24)" office:value-type="time" office:time-value="PT04H33M03.768S" calcext:value-type="time">
            <text:p>04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21.27" calcext:value-type="float">
            <text:p>1121.27</text:p>
          </table:table-cell>
          <table:table-cell office:value-type="float" office:value="1394.72" calcext:value-type="float">
            <text:p>1394.72</text:p>
          </table:table-cell>
        </table:table-row>
        <table:table-row table:style-name="ro1">
          <table:table-cell office:value-type="float" office:value="16399768" calcext:value-type="float">
            <text:p>16399768</text:p>
          </table:table-cell>
          <table:table-cell table:formula="of:=[.A1027]/1000/(60*60*24)" office:value-type="time" office:time-value="PT04H33M19.768S" calcext:value-type="time">
            <text:p>04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22.35" calcext:value-type="float">
            <text:p>1122.35</text:p>
          </table:table-cell>
          <table:table-cell office:value-type="float" office:value="1396.04" calcext:value-type="float">
            <text:p>1396.04</text:p>
          </table:table-cell>
        </table:table-row>
        <table:table-row table:style-name="ro1">
          <table:table-cell office:value-type="float" office:value="16415768" calcext:value-type="float">
            <text:p>16415768</text:p>
          </table:table-cell>
          <table:table-cell table:formula="of:=[.A1028]/1000/(60*60*24)" office:value-type="time" office:time-value="PT04H33M35.768S" calcext:value-type="time">
            <text:p>04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23.43" calcext:value-type="float">
            <text:p>1123.43</text:p>
          </table:table-cell>
          <table:table-cell office:value-type="float" office:value="1397.35" calcext:value-type="float">
            <text:p>1397.35</text:p>
          </table:table-cell>
        </table:table-row>
        <table:table-row table:style-name="ro1">
          <table:table-cell office:value-type="float" office:value="16431768" calcext:value-type="float">
            <text:p>16431768</text:p>
          </table:table-cell>
          <table:table-cell table:formula="of:=[.A1029]/1000/(60*60*24)" office:value-type="time" office:time-value="PT04H33M51.768S" calcext:value-type="time">
            <text:p>04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24.5" calcext:value-type="float">
            <text:p>1124.5</text:p>
          </table:table-cell>
          <table:table-cell office:value-type="float" office:value="1398.67" calcext:value-type="float">
            <text:p>1398.67</text:p>
          </table:table-cell>
        </table:table-row>
        <table:table-row table:style-name="ro1">
          <table:table-cell office:value-type="float" office:value="16447768" calcext:value-type="float">
            <text:p>16447768</text:p>
          </table:table-cell>
          <table:table-cell table:formula="of:=[.A1030]/1000/(60*60*24)" office:value-type="time" office:time-value="PT04H34M07.768S" calcext:value-type="time">
            <text:p>04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25.58" calcext:value-type="float">
            <text:p>1125.58</text:p>
          </table:table-cell>
          <table:table-cell office:value-type="float" office:value="1399.99" calcext:value-type="float">
            <text:p>1399.99</text:p>
          </table:table-cell>
        </table:table-row>
        <table:table-row table:style-name="ro1">
          <table:table-cell office:value-type="float" office:value="16463768" calcext:value-type="float">
            <text:p>16463768</text:p>
          </table:table-cell>
          <table:table-cell table:formula="of:=[.A1031]/1000/(60*60*24)" office:value-type="time" office:time-value="PT04H34M23.768S" calcext:value-type="time">
            <text:p>04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26.66" calcext:value-type="float">
            <text:p>1126.66</text:p>
          </table:table-cell>
          <table:table-cell office:value-type="float" office:value="1401.3" calcext:value-type="float">
            <text:p>1401.3</text:p>
          </table:table-cell>
        </table:table-row>
        <table:table-row table:style-name="ro1">
          <table:table-cell office:value-type="float" office:value="16479768" calcext:value-type="float">
            <text:p>16479768</text:p>
          </table:table-cell>
          <table:table-cell table:formula="of:=[.A1032]/1000/(60*60*24)" office:value-type="time" office:time-value="PT04H34M39.768S" calcext:value-type="time">
            <text:p>04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27.73" calcext:value-type="float">
            <text:p>1127.73</text:p>
          </table:table-cell>
          <table:table-cell office:value-type="float" office:value="1402.62" calcext:value-type="float">
            <text:p>1402.62</text:p>
          </table:table-cell>
        </table:table-row>
        <table:table-row table:style-name="ro1">
          <table:table-cell office:value-type="float" office:value="16495768" calcext:value-type="float">
            <text:p>16495768</text:p>
          </table:table-cell>
          <table:table-cell table:formula="of:=[.A1033]/1000/(60*60*24)" office:value-type="time" office:time-value="PT04H34M55.768S" calcext:value-type="time">
            <text:p>04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28.81" calcext:value-type="float">
            <text:p>1128.81</text:p>
          </table:table-cell>
          <table:table-cell office:value-type="float" office:value="1403.93" calcext:value-type="float">
            <text:p>1403.93</text:p>
          </table:table-cell>
        </table:table-row>
        <table:table-row table:style-name="ro1">
          <table:table-cell office:value-type="float" office:value="16511768" calcext:value-type="float">
            <text:p>16511768</text:p>
          </table:table-cell>
          <table:table-cell table:formula="of:=[.A1034]/1000/(60*60*24)" office:value-type="time" office:time-value="PT04H35M11.768S" calcext:value-type="time">
            <text:p>04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129.89" calcext:value-type="float">
            <text:p>1129.89</text:p>
          </table:table-cell>
          <table:table-cell office:value-type="float" office:value="1405.25" calcext:value-type="float">
            <text:p>1405.25</text:p>
          </table:table-cell>
        </table:table-row>
        <table:table-row table:style-name="ro1">
          <table:table-cell office:value-type="float" office:value="16527768" calcext:value-type="float">
            <text:p>16527768</text:p>
          </table:table-cell>
          <table:table-cell table:formula="of:=[.A1035]/1000/(60*60*24)" office:value-type="time" office:time-value="PT04H35M27.768S" calcext:value-type="time">
            <text:p>04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30.96" calcext:value-type="float">
            <text:p>1130.96</text:p>
          </table:table-cell>
          <table:table-cell office:value-type="float" office:value="1406.56" calcext:value-type="float">
            <text:p>1406.56</text:p>
          </table:table-cell>
        </table:table-row>
        <table:table-row table:style-name="ro1">
          <table:table-cell office:value-type="float" office:value="16543768" calcext:value-type="float">
            <text:p>16543768</text:p>
          </table:table-cell>
          <table:table-cell table:formula="of:=[.A1036]/1000/(60*60*24)" office:value-type="time" office:time-value="PT04H35M43.768S" calcext:value-type="time">
            <text:p>04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32.04" calcext:value-type="float">
            <text:p>1132.04</text:p>
          </table:table-cell>
          <table:table-cell office:value-type="float" office:value="1407.87" calcext:value-type="float">
            <text:p>1407.87</text:p>
          </table:table-cell>
        </table:table-row>
        <table:table-row table:style-name="ro1">
          <table:table-cell office:value-type="float" office:value="16559768" calcext:value-type="float">
            <text:p>16559768</text:p>
          </table:table-cell>
          <table:table-cell table:formula="of:=[.A1037]/1000/(60*60*24)" office:value-type="time" office:time-value="PT04H35M59.768S" calcext:value-type="time">
            <text:p>04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133.11" calcext:value-type="float">
            <text:p>1133.11</text:p>
          </table:table-cell>
          <table:table-cell office:value-type="float" office:value="1409.19" calcext:value-type="float">
            <text:p>1409.19</text:p>
          </table:table-cell>
        </table:table-row>
        <table:table-row table:style-name="ro1">
          <table:table-cell office:value-type="float" office:value="16575767" calcext:value-type="float">
            <text:p>16575767</text:p>
          </table:table-cell>
          <table:table-cell table:formula="of:=[.A1038]/1000/(60*60*24)" office:value-type="time" office:time-value="PT04H36M15.767S" calcext:value-type="time">
            <text:p>04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34.19" calcext:value-type="float">
            <text:p>1134.19</text:p>
          </table:table-cell>
          <table:table-cell office:value-type="float" office:value="1410.51" calcext:value-type="float">
            <text:p>1410.51</text:p>
          </table:table-cell>
        </table:table-row>
        <table:table-row table:style-name="ro1">
          <table:table-cell office:value-type="float" office:value="16591768" calcext:value-type="float">
            <text:p>16591768</text:p>
          </table:table-cell>
          <table:table-cell table:formula="of:=[.A1039]/1000/(60*60*24)" office:value-type="time" office:time-value="PT04H36M31.768S" calcext:value-type="time">
            <text:p>04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1135.27" calcext:value-type="float">
            <text:p>1135.27</text:p>
          </table:table-cell>
          <table:table-cell office:value-type="float" office:value="1411.82" calcext:value-type="float">
            <text:p>1411.82</text:p>
          </table:table-cell>
        </table:table-row>
        <table:table-row table:style-name="ro1">
          <table:table-cell office:value-type="float" office:value="16607768" calcext:value-type="float">
            <text:p>16607768</text:p>
          </table:table-cell>
          <table:table-cell table:formula="of:=[.A1040]/1000/(60*60*24)" office:value-type="time" office:time-value="PT04H36M47.768S" calcext:value-type="time">
            <text:p>04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136.34" calcext:value-type="float">
            <text:p>1136.34</text:p>
          </table:table-cell>
          <table:table-cell office:value-type="float" office:value="1413.13" calcext:value-type="float">
            <text:p>1413.13</text:p>
          </table:table-cell>
        </table:table-row>
        <table:table-row table:style-name="ro1">
          <table:table-cell office:value-type="float" office:value="16623768" calcext:value-type="float">
            <text:p>16623768</text:p>
          </table:table-cell>
          <table:table-cell table:formula="of:=[.A1041]/1000/(60*60*24)" office:value-type="time" office:time-value="PT04H37M03.768S" calcext:value-type="time">
            <text:p>04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37.42" calcext:value-type="float">
            <text:p>1137.42</text:p>
          </table:table-cell>
          <table:table-cell office:value-type="float" office:value="1414.45" calcext:value-type="float">
            <text:p>1414.45</text:p>
          </table:table-cell>
        </table:table-row>
        <table:table-row table:style-name="ro1">
          <table:table-cell office:value-type="float" office:value="16639768" calcext:value-type="float">
            <text:p>16639768</text:p>
          </table:table-cell>
          <table:table-cell table:formula="of:=[.A1042]/1000/(60*60*24)" office:value-type="time" office:time-value="PT04H37M19.768S" calcext:value-type="time">
            <text:p>04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38.49" calcext:value-type="float">
            <text:p>1138.49</text:p>
          </table:table-cell>
          <table:table-cell office:value-type="float" office:value="1415.76" calcext:value-type="float">
            <text:p>1415.76</text:p>
          </table:table-cell>
        </table:table-row>
        <table:table-row table:style-name="ro1">
          <table:table-cell office:value-type="float" office:value="16655768" calcext:value-type="float">
            <text:p>16655768</text:p>
          </table:table-cell>
          <table:table-cell table:formula="of:=[.A1043]/1000/(60*60*24)" office:value-type="time" office:time-value="PT04H37M35.768S" calcext:value-type="time">
            <text:p>04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39.57" calcext:value-type="float">
            <text:p>1139.57</text:p>
          </table:table-cell>
          <table:table-cell office:value-type="float" office:value="1417.08" calcext:value-type="float">
            <text:p>1417.08</text:p>
          </table:table-cell>
        </table:table-row>
        <table:table-row table:style-name="ro1">
          <table:table-cell office:value-type="float" office:value="16671768" calcext:value-type="float">
            <text:p>16671768</text:p>
          </table:table-cell>
          <table:table-cell table:formula="of:=[.A1044]/1000/(60*60*24)" office:value-type="time" office:time-value="PT04H37M51.768S" calcext:value-type="time">
            <text:p>04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40.65" calcext:value-type="float">
            <text:p>1140.65</text:p>
          </table:table-cell>
          <table:table-cell office:value-type="float" office:value="1418.39" calcext:value-type="float">
            <text:p>1418.39</text:p>
          </table:table-cell>
        </table:table-row>
        <table:table-row table:style-name="ro1">
          <table:table-cell office:value-type="float" office:value="16687768" calcext:value-type="float">
            <text:p>16687768</text:p>
          </table:table-cell>
          <table:table-cell table:formula="of:=[.A1045]/1000/(60*60*24)" office:value-type="time" office:time-value="PT04H38M07.768S" calcext:value-type="time">
            <text:p>04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41.72" calcext:value-type="float">
            <text:p>1141.72</text:p>
          </table:table-cell>
          <table:table-cell office:value-type="float" office:value="1419.7" calcext:value-type="float">
            <text:p>1419.7</text:p>
          </table:table-cell>
        </table:table-row>
        <table:table-row table:style-name="ro1">
          <table:table-cell office:value-type="float" office:value="16703768" calcext:value-type="float">
            <text:p>16703768</text:p>
          </table:table-cell>
          <table:table-cell table:formula="of:=[.A1046]/1000/(60*60*24)" office:value-type="time" office:time-value="PT04H38M23.768S" calcext:value-type="time">
            <text:p>04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42.8" calcext:value-type="float">
            <text:p>1142.8</text:p>
          </table:table-cell>
          <table:table-cell office:value-type="float" office:value="1421.02" calcext:value-type="float">
            <text:p>1421.02</text:p>
          </table:table-cell>
        </table:table-row>
        <table:table-row table:style-name="ro1">
          <table:table-cell office:value-type="float" office:value="16719768" calcext:value-type="float">
            <text:p>16719768</text:p>
          </table:table-cell>
          <table:table-cell table:formula="of:=[.A1047]/1000/(60*60*24)" office:value-type="time" office:time-value="PT04H38M39.768S" calcext:value-type="time">
            <text:p>04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43.87" calcext:value-type="float">
            <text:p>1143.87</text:p>
          </table:table-cell>
          <table:table-cell office:value-type="float" office:value="1422.33" calcext:value-type="float">
            <text:p>1422.33</text:p>
          </table:table-cell>
        </table:table-row>
        <table:table-row table:style-name="ro1">
          <table:table-cell office:value-type="float" office:value="16735768" calcext:value-type="float">
            <text:p>16735768</text:p>
          </table:table-cell>
          <table:table-cell table:formula="of:=[.A1048]/1000/(60*60*24)" office:value-type="time" office:time-value="PT04H38M55.768S" calcext:value-type="time">
            <text:p>04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44.95" calcext:value-type="float">
            <text:p>1144.95</text:p>
          </table:table-cell>
          <table:table-cell office:value-type="float" office:value="1423.64" calcext:value-type="float">
            <text:p>1423.64</text:p>
          </table:table-cell>
        </table:table-row>
        <table:table-row table:style-name="ro1">
          <table:table-cell office:value-type="float" office:value="16751768" calcext:value-type="float">
            <text:p>16751768</text:p>
          </table:table-cell>
          <table:table-cell table:formula="of:=[.A1049]/1000/(60*60*24)" office:value-type="time" office:time-value="PT04H39M11.768S" calcext:value-type="time">
            <text:p>04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46.03" calcext:value-type="float">
            <text:p>1146.03</text:p>
          </table:table-cell>
          <table:table-cell office:value-type="float" office:value="1424.96" calcext:value-type="float">
            <text:p>1424.96</text:p>
          </table:table-cell>
        </table:table-row>
        <table:table-row table:style-name="ro1">
          <table:table-cell office:value-type="float" office:value="16767768" calcext:value-type="float">
            <text:p>16767768</text:p>
          </table:table-cell>
          <table:table-cell table:formula="of:=[.A1050]/1000/(60*60*24)" office:value-type="time" office:time-value="PT04H39M27.768S" calcext:value-type="time">
            <text:p>04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47.1" calcext:value-type="float">
            <text:p>1147.1</text:p>
          </table:table-cell>
          <table:table-cell office:value-type="float" office:value="1426.27" calcext:value-type="float">
            <text:p>1426.27</text:p>
          </table:table-cell>
        </table:table-row>
        <table:table-row table:style-name="ro1">
          <table:table-cell office:value-type="float" office:value="16783768" calcext:value-type="float">
            <text:p>16783768</text:p>
          </table:table-cell>
          <table:table-cell table:formula="of:=[.A1051]/1000/(60*60*24)" office:value-type="time" office:time-value="PT04H39M43.768S" calcext:value-type="time">
            <text:p>04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48.18" calcext:value-type="float">
            <text:p>1148.18</text:p>
          </table:table-cell>
          <table:table-cell office:value-type="float" office:value="1427.58" calcext:value-type="float">
            <text:p>1427.58</text:p>
          </table:table-cell>
        </table:table-row>
        <table:table-row table:style-name="ro1">
          <table:table-cell office:value-type="float" office:value="16799768" calcext:value-type="float">
            <text:p>16799768</text:p>
          </table:table-cell>
          <table:table-cell table:formula="of:=[.A1052]/1000/(60*60*24)" office:value-type="time" office:time-value="PT04H39M59.768S" calcext:value-type="time">
            <text:p>04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49.25" calcext:value-type="float">
            <text:p>1149.25</text:p>
          </table:table-cell>
          <table:table-cell office:value-type="float" office:value="1428.9" calcext:value-type="float">
            <text:p>1428.9</text:p>
          </table:table-cell>
        </table:table-row>
        <table:table-row table:style-name="ro1">
          <table:table-cell office:value-type="float" office:value="16815768" calcext:value-type="float">
            <text:p>16815768</text:p>
          </table:table-cell>
          <table:table-cell table:formula="of:=[.A1053]/1000/(60*60*24)" office:value-type="time" office:time-value="PT04H40M15.768S" calcext:value-type="time">
            <text:p>04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150.33" calcext:value-type="float">
            <text:p>1150.33</text:p>
          </table:table-cell>
          <table:table-cell office:value-type="float" office:value="1430.21" calcext:value-type="float">
            <text:p>1430.21</text:p>
          </table:table-cell>
        </table:table-row>
        <table:table-row table:style-name="ro1">
          <table:table-cell office:value-type="float" office:value="16831768" calcext:value-type="float">
            <text:p>16831768</text:p>
          </table:table-cell>
          <table:table-cell table:formula="of:=[.A1054]/1000/(60*60*24)" office:value-type="time" office:time-value="PT04H40M31.768S" calcext:value-type="time">
            <text:p>04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1151.4" calcext:value-type="float">
            <text:p>1151.4</text:p>
          </table:table-cell>
          <table:table-cell office:value-type="float" office:value="1431.52" calcext:value-type="float">
            <text:p>1431.52</text:p>
          </table:table-cell>
        </table:table-row>
        <table:table-row table:style-name="ro1">
          <table:table-cell office:value-type="float" office:value="16847768" calcext:value-type="float">
            <text:p>16847768</text:p>
          </table:table-cell>
          <table:table-cell table:formula="of:=[.A1055]/1000/(60*60*24)" office:value-type="time" office:time-value="PT04H40M47.768S" calcext:value-type="time">
            <text:p>04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52.48" calcext:value-type="float">
            <text:p>1152.48</text:p>
          </table:table-cell>
          <table:table-cell office:value-type="float" office:value="1432.84" calcext:value-type="float">
            <text:p>1432.84</text:p>
          </table:table-cell>
        </table:table-row>
        <table:table-row table:style-name="ro1">
          <table:table-cell office:value-type="float" office:value="16863768" calcext:value-type="float">
            <text:p>16863768</text:p>
          </table:table-cell>
          <table:table-cell table:formula="of:=[.A1056]/1000/(60*60*24)" office:value-type="time" office:time-value="PT04H41M03.768S" calcext:value-type="time">
            <text:p>04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53.56" calcext:value-type="float">
            <text:p>1153.56</text:p>
          </table:table-cell>
          <table:table-cell office:value-type="float" office:value="1434.15" calcext:value-type="float">
            <text:p>1434.15</text:p>
          </table:table-cell>
        </table:table-row>
        <table:table-row table:style-name="ro1">
          <table:table-cell office:value-type="float" office:value="16879768" calcext:value-type="float">
            <text:p>16879768</text:p>
          </table:table-cell>
          <table:table-cell table:formula="of:=[.A1057]/1000/(60*60*24)" office:value-type="time" office:time-value="PT04H41M19.768S" calcext:value-type="time">
            <text:p>04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54.63" calcext:value-type="float">
            <text:p>1154.63</text:p>
          </table:table-cell>
          <table:table-cell office:value-type="float" office:value="1435.46" calcext:value-type="float">
            <text:p>1435.46</text:p>
          </table:table-cell>
        </table:table-row>
        <table:table-row table:style-name="ro1">
          <table:table-cell office:value-type="float" office:value="16895768" calcext:value-type="float">
            <text:p>16895768</text:p>
          </table:table-cell>
          <table:table-cell table:formula="of:=[.A1058]/1000/(60*60*24)" office:value-type="time" office:time-value="PT04H41M35.768S" calcext:value-type="time">
            <text:p>04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55.71" calcext:value-type="float">
            <text:p>1155.71</text:p>
          </table:table-cell>
          <table:table-cell office:value-type="float" office:value="1436.78" calcext:value-type="float">
            <text:p>1436.78</text:p>
          </table:table-cell>
        </table:table-row>
        <table:table-row table:style-name="ro1">
          <table:table-cell office:value-type="float" office:value="16911768" calcext:value-type="float">
            <text:p>16911768</text:p>
          </table:table-cell>
          <table:table-cell table:formula="of:=[.A1059]/1000/(60*60*24)" office:value-type="time" office:time-value="PT04H41M51.768S" calcext:value-type="time">
            <text:p>04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156.78" calcext:value-type="float">
            <text:p>1156.78</text:p>
          </table:table-cell>
          <table:table-cell office:value-type="float" office:value="1438.09" calcext:value-type="float">
            <text:p>1438.09</text:p>
          </table:table-cell>
        </table:table-row>
        <table:table-row table:style-name="ro1">
          <table:table-cell office:value-type="float" office:value="16927768" calcext:value-type="float">
            <text:p>16927768</text:p>
          </table:table-cell>
          <table:table-cell table:formula="of:=[.A1060]/1000/(60*60*24)" office:value-type="time" office:time-value="PT04H42M07.768S" calcext:value-type="time">
            <text:p>04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57.86" calcext:value-type="float">
            <text:p>1157.86</text:p>
          </table:table-cell>
          <table:table-cell office:value-type="float" office:value="1439.4" calcext:value-type="float">
            <text:p>1439.4</text:p>
          </table:table-cell>
        </table:table-row>
        <table:table-row table:style-name="ro1">
          <table:table-cell office:value-type="float" office:value="16943768" calcext:value-type="float">
            <text:p>16943768</text:p>
          </table:table-cell>
          <table:table-cell table:formula="of:=[.A1061]/1000/(60*60*24)" office:value-type="time" office:time-value="PT04H42M23.768S" calcext:value-type="time">
            <text:p>04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58.94" calcext:value-type="float">
            <text:p>1158.94</text:p>
          </table:table-cell>
          <table:table-cell office:value-type="float" office:value="1440.71" calcext:value-type="float">
            <text:p>1440.71</text:p>
          </table:table-cell>
        </table:table-row>
        <table:table-row table:style-name="ro1">
          <table:table-cell office:value-type="float" office:value="16959768" calcext:value-type="float">
            <text:p>16959768</text:p>
          </table:table-cell>
          <table:table-cell table:formula="of:=[.A1062]/1000/(60*60*24)" office:value-type="time" office:time-value="PT04H42M39.768S" calcext:value-type="time">
            <text:p>04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0.01" calcext:value-type="float">
            <text:p>1160.01</text:p>
          </table:table-cell>
          <table:table-cell office:value-type="float" office:value="1442.03" calcext:value-type="float">
            <text:p>1442.03</text:p>
          </table:table-cell>
        </table:table-row>
        <table:table-row table:style-name="ro1">
          <table:table-cell office:value-type="float" office:value="16975768" calcext:value-type="float">
            <text:p>16975768</text:p>
          </table:table-cell>
          <table:table-cell table:formula="of:=[.A1063]/1000/(60*60*24)" office:value-type="time" office:time-value="PT04H42M55.768S" calcext:value-type="time">
            <text:p>04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1.09" calcext:value-type="float">
            <text:p>1161.09</text:p>
          </table:table-cell>
          <table:table-cell office:value-type="float" office:value="1443.34" calcext:value-type="float">
            <text:p>1443.34</text:p>
          </table:table-cell>
        </table:table-row>
        <table:table-row table:style-name="ro1">
          <table:table-cell office:value-type="float" office:value="16991768" calcext:value-type="float">
            <text:p>16991768</text:p>
          </table:table-cell>
          <table:table-cell table:formula="of:=[.A1064]/1000/(60*60*24)" office:value-type="time" office:time-value="PT04H43M11.768S" calcext:value-type="time">
            <text:p>04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1162.16" calcext:value-type="float">
            <text:p>1162.16</text:p>
          </table:table-cell>
          <table:table-cell office:value-type="float" office:value="1444.65" calcext:value-type="float">
            <text:p>1444.65</text:p>
          </table:table-cell>
        </table:table-row>
        <table:table-row table:style-name="ro1">
          <table:table-cell office:value-type="float" office:value="17007768" calcext:value-type="float">
            <text:p>17007768</text:p>
          </table:table-cell>
          <table:table-cell table:formula="of:=[.A1065]/1000/(60*60*24)" office:value-type="time" office:time-value="PT04H43M27.768S" calcext:value-type="time">
            <text:p>04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3.24" calcext:value-type="float">
            <text:p>1163.24</text:p>
          </table:table-cell>
          <table:table-cell office:value-type="float" office:value="1445.97" calcext:value-type="float">
            <text:p>1445.97</text:p>
          </table:table-cell>
        </table:table-row>
        <table:table-row table:style-name="ro1">
          <table:table-cell office:value-type="float" office:value="17023768" calcext:value-type="float">
            <text:p>17023768</text:p>
          </table:table-cell>
          <table:table-cell table:formula="of:=[.A1066]/1000/(60*60*24)" office:value-type="time" office:time-value="PT04H43M43.768S" calcext:value-type="time">
            <text:p>04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4.32" calcext:value-type="float">
            <text:p>1164.32</text:p>
          </table:table-cell>
          <table:table-cell office:value-type="float" office:value="1447.28" calcext:value-type="float">
            <text:p>1447.28</text:p>
          </table:table-cell>
        </table:table-row>
        <table:table-row table:style-name="ro1">
          <table:table-cell office:value-type="float" office:value="17039768" calcext:value-type="float">
            <text:p>17039768</text:p>
          </table:table-cell>
          <table:table-cell table:formula="of:=[.A1067]/1000/(60*60*24)" office:value-type="time" office:time-value="PT04H43M59.768S" calcext:value-type="time">
            <text:p>04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5.39" calcext:value-type="float">
            <text:p>1165.39</text:p>
          </table:table-cell>
          <table:table-cell office:value-type="float" office:value="1448.59" calcext:value-type="float">
            <text:p>1448.59</text:p>
          </table:table-cell>
        </table:table-row>
        <table:table-row table:style-name="ro1">
          <table:table-cell office:value-type="float" office:value="17055768" calcext:value-type="float">
            <text:p>17055768</text:p>
          </table:table-cell>
          <table:table-cell table:formula="of:=[.A1068]/1000/(60*60*24)" office:value-type="time" office:time-value="PT04H44M15.768S" calcext:value-type="time">
            <text:p>04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6.47" calcext:value-type="float">
            <text:p>1166.47</text:p>
          </table:table-cell>
          <table:table-cell office:value-type="float" office:value="1449.9" calcext:value-type="float">
            <text:p>1449.9</text:p>
          </table:table-cell>
        </table:table-row>
        <table:table-row table:style-name="ro1">
          <table:table-cell office:value-type="float" office:value="17071767" calcext:value-type="float">
            <text:p>17071767</text:p>
          </table:table-cell>
          <table:table-cell table:formula="of:=[.A1069]/1000/(60*60*24)" office:value-type="time" office:time-value="PT04H44M31.767S" calcext:value-type="time">
            <text:p>04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7.54" calcext:value-type="float">
            <text:p>1167.54</text:p>
          </table:table-cell>
          <table:table-cell office:value-type="float" office:value="1451.21" calcext:value-type="float">
            <text:p>1451.21</text:p>
          </table:table-cell>
        </table:table-row>
        <table:table-row table:style-name="ro1">
          <table:table-cell office:value-type="float" office:value="17087768" calcext:value-type="float">
            <text:p>17087768</text:p>
          </table:table-cell>
          <table:table-cell table:formula="of:=[.A1070]/1000/(60*60*24)" office:value-type="time" office:time-value="PT04H44M47.768S" calcext:value-type="time">
            <text:p>04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8.62" calcext:value-type="float">
            <text:p>1168.62</text:p>
          </table:table-cell>
          <table:table-cell office:value-type="float" office:value="1452.53" calcext:value-type="float">
            <text:p>1452.53</text:p>
          </table:table-cell>
        </table:table-row>
        <table:table-row table:style-name="ro1">
          <table:table-cell office:value-type="float" office:value="17103768" calcext:value-type="float">
            <text:p>17103768</text:p>
          </table:table-cell>
          <table:table-cell table:formula="of:=[.A1071]/1000/(60*60*24)" office:value-type="time" office:time-value="PT04H45M03.768S" calcext:value-type="time">
            <text:p>04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69.69" calcext:value-type="float">
            <text:p>1169.69</text:p>
          </table:table-cell>
          <table:table-cell office:value-type="float" office:value="1453.84" calcext:value-type="float">
            <text:p>1453.84</text:p>
          </table:table-cell>
        </table:table-row>
        <table:table-row table:style-name="ro1">
          <table:table-cell office:value-type="float" office:value="17119768" calcext:value-type="float">
            <text:p>17119768</text:p>
          </table:table-cell>
          <table:table-cell table:formula="of:=[.A1072]/1000/(60*60*24)" office:value-type="time" office:time-value="PT04H45M19.768S" calcext:value-type="time">
            <text:p>04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170.77" calcext:value-type="float">
            <text:p>1170.77</text:p>
          </table:table-cell>
          <table:table-cell office:value-type="float" office:value="1455.15" calcext:value-type="float">
            <text:p>1455.15</text:p>
          </table:table-cell>
        </table:table-row>
        <table:table-row table:style-name="ro1">
          <table:table-cell office:value-type="float" office:value="17135768" calcext:value-type="float">
            <text:p>17135768</text:p>
          </table:table-cell>
          <table:table-cell table:formula="of:=[.A1073]/1000/(60*60*24)" office:value-type="time" office:time-value="PT04H45M35.768S" calcext:value-type="time">
            <text:p>04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71.84" calcext:value-type="float">
            <text:p>1171.84</text:p>
          </table:table-cell>
          <table:table-cell office:value-type="float" office:value="1456.47" calcext:value-type="float">
            <text:p>1456.47</text:p>
          </table:table-cell>
        </table:table-row>
        <table:table-row table:style-name="ro1">
          <table:table-cell office:value-type="float" office:value="17151768" calcext:value-type="float">
            <text:p>17151768</text:p>
          </table:table-cell>
          <table:table-cell table:formula="of:=[.A1074]/1000/(60*60*24)" office:value-type="time" office:time-value="PT04H45M51.768S" calcext:value-type="time">
            <text:p>04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72.92" calcext:value-type="float">
            <text:p>1172.92</text:p>
          </table:table-cell>
          <table:table-cell office:value-type="float" office:value="1457.78" calcext:value-type="float">
            <text:p>1457.78</text:p>
          </table:table-cell>
        </table:table-row>
        <table:table-row table:style-name="ro1">
          <table:table-cell office:value-type="float" office:value="17167768" calcext:value-type="float">
            <text:p>17167768</text:p>
          </table:table-cell>
          <table:table-cell table:formula="of:=[.A1075]/1000/(60*60*24)" office:value-type="time" office:time-value="PT04H46M07.768S" calcext:value-type="time">
            <text:p>04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73.99" calcext:value-type="float">
            <text:p>1173.99</text:p>
          </table:table-cell>
          <table:table-cell office:value-type="float" office:value="1459.09" calcext:value-type="float">
            <text:p>1459.09</text:p>
          </table:table-cell>
        </table:table-row>
        <table:table-row table:style-name="ro1">
          <table:table-cell office:value-type="float" office:value="17183768" calcext:value-type="float">
            <text:p>17183768</text:p>
          </table:table-cell>
          <table:table-cell table:formula="of:=[.A1076]/1000/(60*60*24)" office:value-type="time" office:time-value="PT04H46M23.768S" calcext:value-type="time">
            <text:p>04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75.07" calcext:value-type="float">
            <text:p>1175.07</text:p>
          </table:table-cell>
          <table:table-cell office:value-type="float" office:value="1460.4" calcext:value-type="float">
            <text:p>1460.4</text:p>
          </table:table-cell>
        </table:table-row>
        <table:table-row table:style-name="ro1">
          <table:table-cell office:value-type="float" office:value="17199768" calcext:value-type="float">
            <text:p>17199768</text:p>
          </table:table-cell>
          <table:table-cell table:formula="of:=[.A1077]/1000/(60*60*24)" office:value-type="time" office:time-value="PT04H46M39.768S" calcext:value-type="time">
            <text:p>04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76.14" calcext:value-type="float">
            <text:p>1176.14</text:p>
          </table:table-cell>
          <table:table-cell office:value-type="float" office:value="1461.71" calcext:value-type="float">
            <text:p>1461.71</text:p>
          </table:table-cell>
        </table:table-row>
        <table:table-row table:style-name="ro1">
          <table:table-cell office:value-type="float" office:value="17215768" calcext:value-type="float">
            <text:p>17215768</text:p>
          </table:table-cell>
          <table:table-cell table:formula="of:=[.A1078]/1000/(60*60*24)" office:value-type="time" office:time-value="PT04H46M55.768S" calcext:value-type="time">
            <text:p>04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77.22" calcext:value-type="float">
            <text:p>1177.22</text:p>
          </table:table-cell>
          <table:table-cell office:value-type="float" office:value="1463.03" calcext:value-type="float">
            <text:p>1463.03</text:p>
          </table:table-cell>
        </table:table-row>
        <table:table-row table:style-name="ro1">
          <table:table-cell office:value-type="float" office:value="17231768" calcext:value-type="float">
            <text:p>17231768</text:p>
          </table:table-cell>
          <table:table-cell table:formula="of:=[.A1079]/1000/(60*60*24)" office:value-type="time" office:time-value="PT04H47M11.768S" calcext:value-type="time">
            <text:p>04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78.29" calcext:value-type="float">
            <text:p>1178.29</text:p>
          </table:table-cell>
          <table:table-cell office:value-type="float" office:value="1464.34" calcext:value-type="float">
            <text:p>1464.34</text:p>
          </table:table-cell>
        </table:table-row>
        <table:table-row table:style-name="ro1">
          <table:table-cell office:value-type="float" office:value="17247768" calcext:value-type="float">
            <text:p>17247768</text:p>
          </table:table-cell>
          <table:table-cell table:formula="of:=[.A1080]/1000/(60*60*24)" office:value-type="time" office:time-value="PT04H47M27.768S" calcext:value-type="time">
            <text:p>04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79.37" calcext:value-type="float">
            <text:p>1179.37</text:p>
          </table:table-cell>
          <table:table-cell office:value-type="float" office:value="1465.65" calcext:value-type="float">
            <text:p>1465.65</text:p>
          </table:table-cell>
        </table:table-row>
        <table:table-row table:style-name="ro1">
          <table:table-cell office:value-type="float" office:value="17263768" calcext:value-type="float">
            <text:p>17263768</text:p>
          </table:table-cell>
          <table:table-cell table:formula="of:=[.A1081]/1000/(60*60*24)" office:value-type="time" office:time-value="PT04H47M43.768S" calcext:value-type="time">
            <text:p>04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80.44" calcext:value-type="float">
            <text:p>1180.44</text:p>
          </table:table-cell>
          <table:table-cell office:value-type="float" office:value="1466.96" calcext:value-type="float">
            <text:p>1466.96</text:p>
          </table:table-cell>
        </table:table-row>
        <table:table-row table:style-name="ro1">
          <table:table-cell office:value-type="float" office:value="17279768" calcext:value-type="float">
            <text:p>17279768</text:p>
          </table:table-cell>
          <table:table-cell table:formula="of:=[.A1082]/1000/(60*60*24)" office:value-type="time" office:time-value="PT04H47M59.768S" calcext:value-type="time">
            <text:p>04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81.52" calcext:value-type="float">
            <text:p>1181.52</text:p>
          </table:table-cell>
          <table:table-cell office:value-type="float" office:value="1468.28" calcext:value-type="float">
            <text:p>1468.28</text:p>
          </table:table-cell>
        </table:table-row>
        <table:table-row table:style-name="ro1">
          <table:table-cell office:value-type="float" office:value="17295768" calcext:value-type="float">
            <text:p>17295768</text:p>
          </table:table-cell>
          <table:table-cell table:formula="of:=[.A1083]/1000/(60*60*24)" office:value-type="time" office:time-value="PT04H48M15.768S" calcext:value-type="time">
            <text:p>04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82.59" calcext:value-type="float">
            <text:p>1182.59</text:p>
          </table:table-cell>
          <table:table-cell office:value-type="float" office:value="1469.59" calcext:value-type="float">
            <text:p>1469.59</text:p>
          </table:table-cell>
        </table:table-row>
        <table:table-row table:style-name="ro1">
          <table:table-cell office:value-type="float" office:value="17311768" calcext:value-type="float">
            <text:p>17311768</text:p>
          </table:table-cell>
          <table:table-cell table:formula="of:=[.A1084]/1000/(60*60*24)" office:value-type="time" office:time-value="PT04H48M31.768S" calcext:value-type="time">
            <text:p>04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83.67" calcext:value-type="float">
            <text:p>1183.67</text:p>
          </table:table-cell>
          <table:table-cell office:value-type="float" office:value="1470.9" calcext:value-type="float">
            <text:p>1470.9</text:p>
          </table:table-cell>
        </table:table-row>
        <table:table-row table:style-name="ro1">
          <table:table-cell office:value-type="float" office:value="17327768" calcext:value-type="float">
            <text:p>17327768</text:p>
          </table:table-cell>
          <table:table-cell table:formula="of:=[.A1085]/1000/(60*60*24)" office:value-type="time" office:time-value="PT04H48M47.768S" calcext:value-type="time">
            <text:p>04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84.74" calcext:value-type="float">
            <text:p>1184.74</text:p>
          </table:table-cell>
          <table:table-cell office:value-type="float" office:value="1472.21" calcext:value-type="float">
            <text:p>1472.21</text:p>
          </table:table-cell>
        </table:table-row>
        <table:table-row table:style-name="ro1">
          <table:table-cell office:value-type="float" office:value="17343768" calcext:value-type="float">
            <text:p>17343768</text:p>
          </table:table-cell>
          <table:table-cell table:formula="of:=[.A1086]/1000/(60*60*24)" office:value-type="time" office:time-value="PT04H49M03.768S" calcext:value-type="time">
            <text:p>04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85.81" calcext:value-type="float">
            <text:p>1185.81</text:p>
          </table:table-cell>
          <table:table-cell office:value-type="float" office:value="1473.52" calcext:value-type="float">
            <text:p>1473.52</text:p>
          </table:table-cell>
        </table:table-row>
        <table:table-row table:style-name="ro1">
          <table:table-cell office:value-type="float" office:value="17359768" calcext:value-type="float">
            <text:p>17359768</text:p>
          </table:table-cell>
          <table:table-cell table:formula="of:=[.A1087]/1000/(60*60*24)" office:value-type="time" office:time-value="PT04H49M19.768S" calcext:value-type="time">
            <text:p>04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86.89" calcext:value-type="float">
            <text:p>1186.89</text:p>
          </table:table-cell>
          <table:table-cell office:value-type="float" office:value="1474.84" calcext:value-type="float">
            <text:p>1474.84</text:p>
          </table:table-cell>
        </table:table-row>
        <table:table-row table:style-name="ro1">
          <table:table-cell office:value-type="float" office:value="17375768" calcext:value-type="float">
            <text:p>17375768</text:p>
          </table:table-cell>
          <table:table-cell table:formula="of:=[.A1088]/1000/(60*60*24)" office:value-type="time" office:time-value="PT04H49M35.768S" calcext:value-type="time">
            <text:p>04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87.96" calcext:value-type="float">
            <text:p>1187.96</text:p>
          </table:table-cell>
          <table:table-cell office:value-type="float" office:value="1476.15" calcext:value-type="float">
            <text:p>1476.15</text:p>
          </table:table-cell>
        </table:table-row>
        <table:table-row table:style-name="ro1">
          <table:table-cell office:value-type="float" office:value="17391768" calcext:value-type="float">
            <text:p>17391768</text:p>
          </table:table-cell>
          <table:table-cell table:formula="of:=[.A1089]/1000/(60*60*24)" office:value-type="time" office:time-value="PT04H49M51.768S" calcext:value-type="time">
            <text:p>04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89.04" calcext:value-type="float">
            <text:p>1189.04</text:p>
          </table:table-cell>
          <table:table-cell office:value-type="float" office:value="1477.46" calcext:value-type="float">
            <text:p>1477.46</text:p>
          </table:table-cell>
        </table:table-row>
        <table:table-row table:style-name="ro1">
          <table:table-cell office:value-type="float" office:value="17407768" calcext:value-type="float">
            <text:p>17407768</text:p>
          </table:table-cell>
          <table:table-cell table:formula="of:=[.A1090]/1000/(60*60*24)" office:value-type="time" office:time-value="PT04H50M07.768S" calcext:value-type="time">
            <text:p>04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90.11" calcext:value-type="float">
            <text:p>1190.11</text:p>
          </table:table-cell>
          <table:table-cell office:value-type="float" office:value="1478.77" calcext:value-type="float">
            <text:p>1478.77</text:p>
          </table:table-cell>
        </table:table-row>
        <table:table-row table:style-name="ro1">
          <table:table-cell office:value-type="float" office:value="17423768" calcext:value-type="float">
            <text:p>17423768</text:p>
          </table:table-cell>
          <table:table-cell table:formula="of:=[.A1091]/1000/(60*60*24)" office:value-type="time" office:time-value="PT04H50M23.768S" calcext:value-type="time">
            <text:p>04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91.19" calcext:value-type="float">
            <text:p>1191.19</text:p>
          </table:table-cell>
          <table:table-cell office:value-type="float" office:value="1480.08" calcext:value-type="float">
            <text:p>1480.08</text:p>
          </table:table-cell>
        </table:table-row>
        <table:table-row table:style-name="ro1">
          <table:table-cell office:value-type="float" office:value="17439768" calcext:value-type="float">
            <text:p>17439768</text:p>
          </table:table-cell>
          <table:table-cell table:formula="of:=[.A1092]/1000/(60*60*24)" office:value-type="time" office:time-value="PT04H50M39.768S" calcext:value-type="time">
            <text:p>04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92.26" calcext:value-type="float">
            <text:p>1192.26</text:p>
          </table:table-cell>
          <table:table-cell office:value-type="float" office:value="1481.39" calcext:value-type="float">
            <text:p>1481.39</text:p>
          </table:table-cell>
        </table:table-row>
        <table:table-row table:style-name="ro1">
          <table:table-cell office:value-type="float" office:value="17455768" calcext:value-type="float">
            <text:p>17455768</text:p>
          </table:table-cell>
          <table:table-cell table:formula="of:=[.A1093]/1000/(60*60*24)" office:value-type="time" office:time-value="PT04H50M55.768S" calcext:value-type="time">
            <text:p>04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93.34" calcext:value-type="float">
            <text:p>1193.34</text:p>
          </table:table-cell>
          <table:table-cell office:value-type="float" office:value="1482.7" calcext:value-type="float">
            <text:p>1482.7</text:p>
          </table:table-cell>
        </table:table-row>
        <table:table-row table:style-name="ro1">
          <table:table-cell office:value-type="float" office:value="17471768" calcext:value-type="float">
            <text:p>17471768</text:p>
          </table:table-cell>
          <table:table-cell table:formula="of:=[.A1094]/1000/(60*60*24)" office:value-type="time" office:time-value="PT04H51M11.768S" calcext:value-type="time">
            <text:p>04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94.41" calcext:value-type="float">
            <text:p>1194.41</text:p>
          </table:table-cell>
          <table:table-cell office:value-type="float" office:value="1484.02" calcext:value-type="float">
            <text:p>1484.02</text:p>
          </table:table-cell>
        </table:table-row>
        <table:table-row table:style-name="ro1">
          <table:table-cell office:value-type="float" office:value="17487768" calcext:value-type="float">
            <text:p>17487768</text:p>
          </table:table-cell>
          <table:table-cell table:formula="of:=[.A1095]/1000/(60*60*24)" office:value-type="time" office:time-value="PT04H51M27.768S" calcext:value-type="time">
            <text:p>04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95.48" calcext:value-type="float">
            <text:p>1195.48</text:p>
          </table:table-cell>
          <table:table-cell office:value-type="float" office:value="1485.33" calcext:value-type="float">
            <text:p>1485.33</text:p>
          </table:table-cell>
        </table:table-row>
        <table:table-row table:style-name="ro1">
          <table:table-cell office:value-type="float" office:value="17503768" calcext:value-type="float">
            <text:p>17503768</text:p>
          </table:table-cell>
          <table:table-cell table:formula="of:=[.A1096]/1000/(60*60*24)" office:value-type="time" office:time-value="PT04H51M43.768S" calcext:value-type="time">
            <text:p>04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96.56" calcext:value-type="float">
            <text:p>1196.56</text:p>
          </table:table-cell>
          <table:table-cell office:value-type="float" office:value="1486.64" calcext:value-type="float">
            <text:p>1486.64</text:p>
          </table:table-cell>
        </table:table-row>
        <table:table-row table:style-name="ro1">
          <table:table-cell office:value-type="float" office:value="17519768" calcext:value-type="float">
            <text:p>17519768</text:p>
          </table:table-cell>
          <table:table-cell table:formula="of:=[.A1097]/1000/(60*60*24)" office:value-type="time" office:time-value="PT04H51M59.768S" calcext:value-type="time">
            <text:p>04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97.63" calcext:value-type="float">
            <text:p>1197.63</text:p>
          </table:table-cell>
          <table:table-cell office:value-type="float" office:value="1487.95" calcext:value-type="float">
            <text:p>1487.95</text:p>
          </table:table-cell>
        </table:table-row>
        <table:table-row table:style-name="ro1">
          <table:table-cell office:value-type="float" office:value="17535768" calcext:value-type="float">
            <text:p>17535768</text:p>
          </table:table-cell>
          <table:table-cell table:formula="of:=[.A1098]/1000/(60*60*24)" office:value-type="time" office:time-value="PT04H52M15.768S" calcext:value-type="time">
            <text:p>04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98.71" calcext:value-type="float">
            <text:p>1198.71</text:p>
          </table:table-cell>
          <table:table-cell office:value-type="float" office:value="1489.26" calcext:value-type="float">
            <text:p>1489.26</text:p>
          </table:table-cell>
        </table:table-row>
        <table:table-row table:style-name="ro1">
          <table:table-cell office:value-type="float" office:value="17551768" calcext:value-type="float">
            <text:p>17551768</text:p>
          </table:table-cell>
          <table:table-cell table:formula="of:=[.A1099]/1000/(60*60*24)" office:value-type="time" office:time-value="PT04H52M31.768S" calcext:value-type="time">
            <text:p>04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99.78" calcext:value-type="float">
            <text:p>1199.78</text:p>
          </table:table-cell>
          <table:table-cell office:value-type="float" office:value="1490.57" calcext:value-type="float">
            <text:p>1490.57</text:p>
          </table:table-cell>
        </table:table-row>
        <table:table-row table:style-name="ro1">
          <table:table-cell office:value-type="float" office:value="17567768" calcext:value-type="float">
            <text:p>17567768</text:p>
          </table:table-cell>
          <table:table-cell table:formula="of:=[.A1100]/1000/(60*60*24)" office:value-type="time" office:time-value="PT04H52M47.768S" calcext:value-type="time">
            <text:p>04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0.86" calcext:value-type="float">
            <text:p>1200.86</text:p>
          </table:table-cell>
          <table:table-cell office:value-type="float" office:value="1491.88" calcext:value-type="float">
            <text:p>1491.88</text:p>
          </table:table-cell>
        </table:table-row>
        <table:table-row table:style-name="ro1">
          <table:table-cell office:value-type="float" office:value="17583768" calcext:value-type="float">
            <text:p>17583768</text:p>
          </table:table-cell>
          <table:table-cell table:formula="of:=[.A1101]/1000/(60*60*24)" office:value-type="time" office:time-value="PT04H53M03.768S" calcext:value-type="time">
            <text:p>04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1.93" calcext:value-type="float">
            <text:p>1201.93</text:p>
          </table:table-cell>
          <table:table-cell office:value-type="float" office:value="1493.19" calcext:value-type="float">
            <text:p>1493.19</text:p>
          </table:table-cell>
        </table:table-row>
        <table:table-row table:style-name="ro1">
          <table:table-cell office:value-type="float" office:value="17599768" calcext:value-type="float">
            <text:p>17599768</text:p>
          </table:table-cell>
          <table:table-cell table:formula="of:=[.A1102]/1000/(60*60*24)" office:value-type="time" office:time-value="PT04H53M19.768S" calcext:value-type="time">
            <text:p>04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3.01" calcext:value-type="float">
            <text:p>1203.01</text:p>
          </table:table-cell>
          <table:table-cell office:value-type="float" office:value="1494.5" calcext:value-type="float">
            <text:p>1494.5</text:p>
          </table:table-cell>
        </table:table-row>
        <table:table-row table:style-name="ro1">
          <table:table-cell office:value-type="float" office:value="17615768" calcext:value-type="float">
            <text:p>17615768</text:p>
          </table:table-cell>
          <table:table-cell table:formula="of:=[.A1103]/1000/(60*60*24)" office:value-type="time" office:time-value="PT04H53M35.768S" calcext:value-type="time">
            <text:p>04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4.08" calcext:value-type="float">
            <text:p>1204.08</text:p>
          </table:table-cell>
          <table:table-cell office:value-type="float" office:value="1495.81" calcext:value-type="float">
            <text:p>1495.81</text:p>
          </table:table-cell>
        </table:table-row>
        <table:table-row table:style-name="ro1">
          <table:table-cell office:value-type="float" office:value="17631768" calcext:value-type="float">
            <text:p>17631768</text:p>
          </table:table-cell>
          <table:table-cell table:formula="of:=[.A1104]/1000/(60*60*24)" office:value-type="time" office:time-value="PT04H53M51.768S" calcext:value-type="time">
            <text:p>04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5.15" calcext:value-type="float">
            <text:p>1205.15</text:p>
          </table:table-cell>
          <table:table-cell office:value-type="float" office:value="1497.12" calcext:value-type="float">
            <text:p>1497.12</text:p>
          </table:table-cell>
        </table:table-row>
        <table:table-row table:style-name="ro1">
          <table:table-cell office:value-type="float" office:value="17647768" calcext:value-type="float">
            <text:p>17647768</text:p>
          </table:table-cell>
          <table:table-cell table:formula="of:=[.A1105]/1000/(60*60*24)" office:value-type="time" office:time-value="PT04H54M07.768S" calcext:value-type="time">
            <text:p>04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6.23" calcext:value-type="float">
            <text:p>1206.23</text:p>
          </table:table-cell>
          <table:table-cell office:value-type="float" office:value="1498.43" calcext:value-type="float">
            <text:p>1498.43</text:p>
          </table:table-cell>
        </table:table-row>
        <table:table-row table:style-name="ro1">
          <table:table-cell office:value-type="float" office:value="17663768" calcext:value-type="float">
            <text:p>17663768</text:p>
          </table:table-cell>
          <table:table-cell table:formula="of:=[.A1106]/1000/(60*60*24)" office:value-type="time" office:time-value="PT04H54M23.768S" calcext:value-type="time">
            <text:p>04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7.3" calcext:value-type="float">
            <text:p>1207.3</text:p>
          </table:table-cell>
          <table:table-cell office:value-type="float" office:value="1499.74" calcext:value-type="float">
            <text:p>1499.74</text:p>
          </table:table-cell>
        </table:table-row>
        <table:table-row table:style-name="ro1">
          <table:table-cell office:value-type="float" office:value="17679768" calcext:value-type="float">
            <text:p>17679768</text:p>
          </table:table-cell>
          <table:table-cell table:formula="of:=[.A1107]/1000/(60*60*24)" office:value-type="time" office:time-value="PT04H54M39.768S" calcext:value-type="time">
            <text:p>04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8.38" calcext:value-type="float">
            <text:p>1208.38</text:p>
          </table:table-cell>
          <table:table-cell office:value-type="float" office:value="1501.05" calcext:value-type="float">
            <text:p>1501.05</text:p>
          </table:table-cell>
        </table:table-row>
        <table:table-row table:style-name="ro1">
          <table:table-cell office:value-type="float" office:value="17695768" calcext:value-type="float">
            <text:p>17695768</text:p>
          </table:table-cell>
          <table:table-cell table:formula="of:=[.A1108]/1000/(60*60*24)" office:value-type="time" office:time-value="PT04H54M55.768S" calcext:value-type="time">
            <text:p>04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09.45" calcext:value-type="float">
            <text:p>1209.45</text:p>
          </table:table-cell>
          <table:table-cell office:value-type="float" office:value="1502.36" calcext:value-type="float">
            <text:p>1502.36</text:p>
          </table:table-cell>
        </table:table-row>
        <table:table-row table:style-name="ro1">
          <table:table-cell office:value-type="float" office:value="17711768" calcext:value-type="float">
            <text:p>17711768</text:p>
          </table:table-cell>
          <table:table-cell table:formula="of:=[.A1109]/1000/(60*60*24)" office:value-type="time" office:time-value="PT04H55M11.768S" calcext:value-type="time">
            <text:p>04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10.53" calcext:value-type="float">
            <text:p>1210.53</text:p>
          </table:table-cell>
          <table:table-cell office:value-type="float" office:value="1503.67" calcext:value-type="float">
            <text:p>1503.67</text:p>
          </table:table-cell>
        </table:table-row>
        <table:table-row table:style-name="ro1">
          <table:table-cell office:value-type="float" office:value="17727768" calcext:value-type="float">
            <text:p>17727768</text:p>
          </table:table-cell>
          <table:table-cell table:formula="of:=[.A1110]/1000/(60*60*24)" office:value-type="time" office:time-value="PT04H55M27.768S" calcext:value-type="time">
            <text:p>04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11.6" calcext:value-type="float">
            <text:p>1211.6</text:p>
          </table:table-cell>
          <table:table-cell office:value-type="float" office:value="1504.98" calcext:value-type="float">
            <text:p>1504.98</text:p>
          </table:table-cell>
        </table:table-row>
        <table:table-row table:style-name="ro1">
          <table:table-cell office:value-type="float" office:value="17743768" calcext:value-type="float">
            <text:p>17743768</text:p>
          </table:table-cell>
          <table:table-cell table:formula="of:=[.A1111]/1000/(60*60*24)" office:value-type="time" office:time-value="PT04H55M43.768S" calcext:value-type="time">
            <text:p>04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12.68" calcext:value-type="float">
            <text:p>1212.68</text:p>
          </table:table-cell>
          <table:table-cell office:value-type="float" office:value="1506.29" calcext:value-type="float">
            <text:p>1506.29</text:p>
          </table:table-cell>
        </table:table-row>
        <table:table-row table:style-name="ro1">
          <table:table-cell office:value-type="float" office:value="17759768" calcext:value-type="float">
            <text:p>17759768</text:p>
          </table:table-cell>
          <table:table-cell table:formula="of:=[.A1112]/1000/(60*60*24)" office:value-type="time" office:time-value="PT04H55M59.768S" calcext:value-type="time">
            <text:p>04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13.75" calcext:value-type="float">
            <text:p>1213.75</text:p>
          </table:table-cell>
          <table:table-cell office:value-type="float" office:value="1507.6" calcext:value-type="float">
            <text:p>1507.6</text:p>
          </table:table-cell>
        </table:table-row>
        <table:table-row table:style-name="ro1">
          <table:table-cell office:value-type="float" office:value="17775768" calcext:value-type="float">
            <text:p>17775768</text:p>
          </table:table-cell>
          <table:table-cell table:formula="of:=[.A1113]/1000/(60*60*24)" office:value-type="time" office:time-value="PT04H56M15.768S" calcext:value-type="time">
            <text:p>04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14.82" calcext:value-type="float">
            <text:p>1214.82</text:p>
          </table:table-cell>
          <table:table-cell office:value-type="float" office:value="1508.91" calcext:value-type="float">
            <text:p>1508.91</text:p>
          </table:table-cell>
        </table:table-row>
        <table:table-row table:style-name="ro1">
          <table:table-cell office:value-type="float" office:value="17791768" calcext:value-type="float">
            <text:p>17791768</text:p>
          </table:table-cell>
          <table:table-cell table:formula="of:=[.A1114]/1000/(60*60*24)" office:value-type="time" office:time-value="PT04H56M31.768S" calcext:value-type="time">
            <text:p>04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15.9" calcext:value-type="float">
            <text:p>1215.9</text:p>
          </table:table-cell>
          <table:table-cell office:value-type="float" office:value="1510.22" calcext:value-type="float">
            <text:p>1510.22</text:p>
          </table:table-cell>
        </table:table-row>
        <table:table-row table:style-name="ro1">
          <table:table-cell office:value-type="float" office:value="17807768" calcext:value-type="float">
            <text:p>17807768</text:p>
          </table:table-cell>
          <table:table-cell table:formula="of:=[.A1115]/1000/(60*60*24)" office:value-type="time" office:time-value="PT04H56M47.768S" calcext:value-type="time">
            <text:p>04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216.97" calcext:value-type="float">
            <text:p>1216.97</text:p>
          </table:table-cell>
          <table:table-cell office:value-type="float" office:value="1511.54" calcext:value-type="float">
            <text:p>1511.54</text:p>
          </table:table-cell>
        </table:table-row>
        <table:table-row table:style-name="ro1">
          <table:table-cell office:value-type="float" office:value="17823768" calcext:value-type="float">
            <text:p>17823768</text:p>
          </table:table-cell>
          <table:table-cell table:formula="of:=[.A1116]/1000/(60*60*24)" office:value-type="time" office:time-value="PT04H57M03.768S" calcext:value-type="time">
            <text:p>04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18.05" calcext:value-type="float">
            <text:p>1218.05</text:p>
          </table:table-cell>
          <table:table-cell office:value-type="float" office:value="1512.85" calcext:value-type="float">
            <text:p>1512.85</text:p>
          </table:table-cell>
        </table:table-row>
        <table:table-row table:style-name="ro1">
          <table:table-cell office:value-type="float" office:value="17839768" calcext:value-type="float">
            <text:p>17839768</text:p>
          </table:table-cell>
          <table:table-cell table:formula="of:=[.A1117]/1000/(60*60*24)" office:value-type="time" office:time-value="PT04H57M19.768S" calcext:value-type="time">
            <text:p>04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219.12" calcext:value-type="float">
            <text:p>1219.12</text:p>
          </table:table-cell>
          <table:table-cell office:value-type="float" office:value="1514.15" calcext:value-type="float">
            <text:p>1514.15</text:p>
          </table:table-cell>
        </table:table-row>
        <table:table-row table:style-name="ro1">
          <table:table-cell office:value-type="float" office:value="17855768" calcext:value-type="float">
            <text:p>17855768</text:p>
          </table:table-cell>
          <table:table-cell table:formula="of:=[.A1118]/1000/(60*60*24)" office:value-type="time" office:time-value="PT04H57M35.768S" calcext:value-type="time">
            <text:p>04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220.19" calcext:value-type="float">
            <text:p>1220.19</text:p>
          </table:table-cell>
          <table:table-cell office:value-type="float" office:value="1515.46" calcext:value-type="float">
            <text:p>1515.46</text:p>
          </table:table-cell>
        </table:table-row>
        <table:table-row table:style-name="ro1">
          <table:table-cell office:value-type="float" office:value="17871768" calcext:value-type="float">
            <text:p>17871768</text:p>
          </table:table-cell>
          <table:table-cell table:formula="of:=[.A1119]/1000/(60*60*24)" office:value-type="time" office:time-value="PT04H57M51.768S" calcext:value-type="time">
            <text:p>04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21.27" calcext:value-type="float">
            <text:p>1221.27</text:p>
          </table:table-cell>
          <table:table-cell office:value-type="float" office:value="1516.77" calcext:value-type="float">
            <text:p>1516.77</text:p>
          </table:table-cell>
        </table:table-row>
        <table:table-row table:style-name="ro1">
          <table:table-cell office:value-type="float" office:value="17887768" calcext:value-type="float">
            <text:p>17887768</text:p>
          </table:table-cell>
          <table:table-cell table:formula="of:=[.A1120]/1000/(60*60*24)" office:value-type="time" office:time-value="PT04H58M07.768S" calcext:value-type="time">
            <text:p>04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22.34" calcext:value-type="float">
            <text:p>1222.34</text:p>
          </table:table-cell>
          <table:table-cell office:value-type="float" office:value="1518.08" calcext:value-type="float">
            <text:p>1518.08</text:p>
          </table:table-cell>
        </table:table-row>
        <table:table-row table:style-name="ro1">
          <table:table-cell office:value-type="float" office:value="17903768" calcext:value-type="float">
            <text:p>17903768</text:p>
          </table:table-cell>
          <table:table-cell table:formula="of:=[.A1121]/1000/(60*60*24)" office:value-type="time" office:time-value="PT04H58M23.768S" calcext:value-type="time">
            <text:p>04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23.42" calcext:value-type="float">
            <text:p>1223.42</text:p>
          </table:table-cell>
          <table:table-cell office:value-type="float" office:value="1519.39" calcext:value-type="float">
            <text:p>1519.39</text:p>
          </table:table-cell>
        </table:table-row>
        <table:table-row table:style-name="ro1">
          <table:table-cell office:value-type="float" office:value="17919768" calcext:value-type="float">
            <text:p>17919768</text:p>
          </table:table-cell>
          <table:table-cell table:formula="of:=[.A1122]/1000/(60*60*24)" office:value-type="time" office:time-value="PT04H58M39.768S" calcext:value-type="time">
            <text:p>04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24.49" calcext:value-type="float">
            <text:p>1224.49</text:p>
          </table:table-cell>
          <table:table-cell office:value-type="float" office:value="1520.7" calcext:value-type="float">
            <text:p>1520.7</text:p>
          </table:table-cell>
        </table:table-row>
        <table:table-row table:style-name="ro1">
          <table:table-cell office:value-type="float" office:value="17935768" calcext:value-type="float">
            <text:p>17935768</text:p>
          </table:table-cell>
          <table:table-cell table:formula="of:=[.A1123]/1000/(60*60*24)" office:value-type="time" office:time-value="PT04H58M55.768S" calcext:value-type="time">
            <text:p>04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225.57" calcext:value-type="float">
            <text:p>1225.57</text:p>
          </table:table-cell>
          <table:table-cell office:value-type="float" office:value="1522.01" calcext:value-type="float">
            <text:p>1522.01</text:p>
          </table:table-cell>
        </table:table-row>
        <table:table-row table:style-name="ro1">
          <table:table-cell office:value-type="float" office:value="17951768" calcext:value-type="float">
            <text:p>17951768</text:p>
          </table:table-cell>
          <table:table-cell table:formula="of:=[.A1124]/1000/(60*60*24)" office:value-type="time" office:time-value="PT04H59M11.768S" calcext:value-type="time">
            <text:p>04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26.64" calcext:value-type="float">
            <text:p>1226.64</text:p>
          </table:table-cell>
          <table:table-cell office:value-type="float" office:value="1523.32" calcext:value-type="float">
            <text:p>1523.32</text:p>
          </table:table-cell>
        </table:table-row>
        <table:table-row table:style-name="ro1">
          <table:table-cell office:value-type="float" office:value="17967768" calcext:value-type="float">
            <text:p>17967768</text:p>
          </table:table-cell>
          <table:table-cell table:formula="of:=[.A1125]/1000/(60*60*24)" office:value-type="time" office:time-value="PT04H59M27.768S" calcext:value-type="time">
            <text:p>04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27.71" calcext:value-type="float">
            <text:p>1227.71</text:p>
          </table:table-cell>
          <table:table-cell office:value-type="float" office:value="1524.63" calcext:value-type="float">
            <text:p>1524.63</text:p>
          </table:table-cell>
        </table:table-row>
        <table:table-row table:style-name="ro1">
          <table:table-cell office:value-type="float" office:value="17983768" calcext:value-type="float">
            <text:p>17983768</text:p>
          </table:table-cell>
          <table:table-cell table:formula="of:=[.A1126]/1000/(60*60*24)" office:value-type="time" office:time-value="PT04H59M43.768S" calcext:value-type="time">
            <text:p>04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28.79" calcext:value-type="float">
            <text:p>1228.79</text:p>
          </table:table-cell>
          <table:table-cell office:value-type="float" office:value="1525.94" calcext:value-type="float">
            <text:p>1525.94</text:p>
          </table:table-cell>
        </table:table-row>
        <table:table-row table:style-name="ro1">
          <table:table-cell office:value-type="float" office:value="17999768" calcext:value-type="float">
            <text:p>17999768</text:p>
          </table:table-cell>
          <table:table-cell table:formula="of:=[.A1127]/1000/(60*60*24)" office:value-type="time" office:time-value="PT04H59M59.768S" calcext:value-type="time">
            <text:p>05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29.86" calcext:value-type="float">
            <text:p>1229.86</text:p>
          </table:table-cell>
          <table:table-cell office:value-type="float" office:value="1527.25" calcext:value-type="float">
            <text:p>1527.25</text:p>
          </table:table-cell>
        </table:table-row>
        <table:table-row table:style-name="ro1">
          <table:table-cell office:value-type="float" office:value="18015768" calcext:value-type="float">
            <text:p>18015768</text:p>
          </table:table-cell>
          <table:table-cell table:formula="of:=[.A1128]/1000/(60*60*24)" office:value-type="time" office:time-value="PT05H00M15.768S" calcext:value-type="time">
            <text:p>05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30.93" calcext:value-type="float">
            <text:p>1230.93</text:p>
          </table:table-cell>
          <table:table-cell office:value-type="float" office:value="1528.56" calcext:value-type="float">
            <text:p>1528.56</text:p>
          </table:table-cell>
        </table:table-row>
        <table:table-row table:style-name="ro1">
          <table:table-cell office:value-type="float" office:value="18031768" calcext:value-type="float">
            <text:p>18031768</text:p>
          </table:table-cell>
          <table:table-cell table:formula="of:=[.A1129]/1000/(60*60*24)" office:value-type="time" office:time-value="PT05H00M31.768S" calcext:value-type="time">
            <text:p>05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32.01" calcext:value-type="float">
            <text:p>1232.01</text:p>
          </table:table-cell>
          <table:table-cell office:value-type="float" office:value="1529.87" calcext:value-type="float">
            <text:p>1529.87</text:p>
          </table:table-cell>
        </table:table-row>
        <table:table-row table:style-name="ro1">
          <table:table-cell office:value-type="float" office:value="18047768" calcext:value-type="float">
            <text:p>18047768</text:p>
          </table:table-cell>
          <table:table-cell table:formula="of:=[.A1130]/1000/(60*60*24)" office:value-type="time" office:time-value="PT05H00M47.768S" calcext:value-type="time">
            <text:p>05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33.08" calcext:value-type="float">
            <text:p>1233.08</text:p>
          </table:table-cell>
          <table:table-cell office:value-type="float" office:value="1531.18" calcext:value-type="float">
            <text:p>1531.18</text:p>
          </table:table-cell>
        </table:table-row>
        <table:table-row table:style-name="ro1">
          <table:table-cell office:value-type="float" office:value="18063768" calcext:value-type="float">
            <text:p>18063768</text:p>
          </table:table-cell>
          <table:table-cell table:formula="of:=[.A1131]/1000/(60*60*24)" office:value-type="time" office:time-value="PT05H01M03.768S" calcext:value-type="time">
            <text:p>05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34.16" calcext:value-type="float">
            <text:p>1234.16</text:p>
          </table:table-cell>
          <table:table-cell office:value-type="float" office:value="1532.48" calcext:value-type="float">
            <text:p>1532.48</text:p>
          </table:table-cell>
        </table:table-row>
        <table:table-row table:style-name="ro1">
          <table:table-cell office:value-type="float" office:value="18079768" calcext:value-type="float">
            <text:p>18079768</text:p>
          </table:table-cell>
          <table:table-cell table:formula="of:=[.A1132]/1000/(60*60*24)" office:value-type="time" office:time-value="PT05H01M19.768S" calcext:value-type="time">
            <text:p>05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1533.79" calcext:value-type="float">
            <text:p>1533.79</text:p>
          </table:table-cell>
        </table:table-row>
        <table:table-row table:style-name="ro1">
          <table:table-cell office:value-type="float" office:value="18095768" calcext:value-type="float">
            <text:p>18095768</text:p>
          </table:table-cell>
          <table:table-cell table:formula="of:=[.A1133]/1000/(60*60*24)" office:value-type="time" office:time-value="PT05H01M35.768S" calcext:value-type="time">
            <text:p>05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36.3" calcext:value-type="float">
            <text:p>1236.3</text:p>
          </table:table-cell>
          <table:table-cell office:value-type="float" office:value="1535.1" calcext:value-type="float">
            <text:p>1535.1</text:p>
          </table:table-cell>
        </table:table-row>
        <table:table-row table:style-name="ro1">
          <table:table-cell office:value-type="float" office:value="18111768" calcext:value-type="float">
            <text:p>18111768</text:p>
          </table:table-cell>
          <table:table-cell table:formula="of:=[.A1134]/1000/(60*60*24)" office:value-type="time" office:time-value="PT05H01M51.768S" calcext:value-type="time">
            <text:p>05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37.38" calcext:value-type="float">
            <text:p>1237.38</text:p>
          </table:table-cell>
          <table:table-cell office:value-type="float" office:value="1536.41" calcext:value-type="float">
            <text:p>1536.41</text:p>
          </table:table-cell>
        </table:table-row>
        <table:table-row table:style-name="ro1">
          <table:table-cell office:value-type="float" office:value="18127768" calcext:value-type="float">
            <text:p>18127768</text:p>
          </table:table-cell>
          <table:table-cell table:formula="of:=[.A1135]/1000/(60*60*24)" office:value-type="time" office:time-value="PT05H02M07.768S" calcext:value-type="time">
            <text:p>05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38.45" calcext:value-type="float">
            <text:p>1238.45</text:p>
          </table:table-cell>
          <table:table-cell office:value-type="float" office:value="1537.72" calcext:value-type="float">
            <text:p>1537.72</text:p>
          </table:table-cell>
        </table:table-row>
        <table:table-row table:style-name="ro1">
          <table:table-cell office:value-type="float" office:value="18143768" calcext:value-type="float">
            <text:p>18143768</text:p>
          </table:table-cell>
          <table:table-cell table:formula="of:=[.A1136]/1000/(60*60*24)" office:value-type="time" office:time-value="PT05H02M23.768S" calcext:value-type="time">
            <text:p>05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39.53" calcext:value-type="float">
            <text:p>1239.53</text:p>
          </table:table-cell>
          <table:table-cell office:value-type="float" office:value="1539.03" calcext:value-type="float">
            <text:p>1539.03</text:p>
          </table:table-cell>
        </table:table-row>
        <table:table-row table:style-name="ro1">
          <table:table-cell office:value-type="float" office:value="18159768" calcext:value-type="float">
            <text:p>18159768</text:p>
          </table:table-cell>
          <table:table-cell table:formula="of:=[.A1137]/1000/(60*60*24)" office:value-type="time" office:time-value="PT05H02M39.768S" calcext:value-type="time">
            <text:p>05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40.6" calcext:value-type="float">
            <text:p>1240.6</text:p>
          </table:table-cell>
          <table:table-cell office:value-type="float" office:value="1540.34" calcext:value-type="float">
            <text:p>1540.34</text:p>
          </table:table-cell>
        </table:table-row>
        <table:table-row table:style-name="ro1">
          <table:table-cell office:value-type="float" office:value="18175768" calcext:value-type="float">
            <text:p>18175768</text:p>
          </table:table-cell>
          <table:table-cell table:formula="of:=[.A1138]/1000/(60*60*24)" office:value-type="time" office:time-value="PT05H02M55.768S" calcext:value-type="time">
            <text:p>05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41.67" calcext:value-type="float">
            <text:p>1241.67</text:p>
          </table:table-cell>
          <table:table-cell office:value-type="float" office:value="1541.65" calcext:value-type="float">
            <text:p>1541.65</text:p>
          </table:table-cell>
        </table:table-row>
        <table:table-row table:style-name="ro1">
          <table:table-cell office:value-type="float" office:value="18191768" calcext:value-type="float">
            <text:p>18191768</text:p>
          </table:table-cell>
          <table:table-cell table:formula="of:=[.A1139]/1000/(60*60*24)" office:value-type="time" office:time-value="PT05H03M11.768S" calcext:value-type="time">
            <text:p>05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42.75" calcext:value-type="float">
            <text:p>1242.75</text:p>
          </table:table-cell>
          <table:table-cell office:value-type="float" office:value="1542.95" calcext:value-type="float">
            <text:p>1542.95</text:p>
          </table:table-cell>
        </table:table-row>
        <table:table-row table:style-name="ro1">
          <table:table-cell office:value-type="float" office:value="18207767" calcext:value-type="float">
            <text:p>18207767</text:p>
          </table:table-cell>
          <table:table-cell table:formula="of:=[.A1140]/1000/(60*60*24)" office:value-type="time" office:time-value="PT05H03M27.767S" calcext:value-type="time">
            <text:p>05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43.82" calcext:value-type="float">
            <text:p>1243.82</text:p>
          </table:table-cell>
          <table:table-cell office:value-type="float" office:value="1544.26" calcext:value-type="float">
            <text:p>1544.26</text:p>
          </table:table-cell>
        </table:table-row>
        <table:table-row table:style-name="ro1">
          <table:table-cell office:value-type="float" office:value="18223768" calcext:value-type="float">
            <text:p>18223768</text:p>
          </table:table-cell>
          <table:table-cell table:formula="of:=[.A1141]/1000/(60*60*24)" office:value-type="time" office:time-value="PT05H03M43.768S" calcext:value-type="time">
            <text:p>05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44.9" calcext:value-type="float">
            <text:p>1244.9</text:p>
          </table:table-cell>
          <table:table-cell office:value-type="float" office:value="1545.57" calcext:value-type="float">
            <text:p>1545.57</text:p>
          </table:table-cell>
        </table:table-row>
        <table:table-row table:style-name="ro1">
          <table:table-cell office:value-type="float" office:value="18239768" calcext:value-type="float">
            <text:p>18239768</text:p>
          </table:table-cell>
          <table:table-cell table:formula="of:=[.A1142]/1000/(60*60*24)" office:value-type="time" office:time-value="PT05H03M59.768S" calcext:value-type="time">
            <text:p>05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45.97" calcext:value-type="float">
            <text:p>1245.97</text:p>
          </table:table-cell>
          <table:table-cell office:value-type="float" office:value="1546.87" calcext:value-type="float">
            <text:p>1546.87</text:p>
          </table:table-cell>
        </table:table-row>
        <table:table-row table:style-name="ro1">
          <table:table-cell office:value-type="float" office:value="18255767" calcext:value-type="float">
            <text:p>18255767</text:p>
          </table:table-cell>
          <table:table-cell table:formula="of:=[.A1143]/1000/(60*60*24)" office:value-type="time" office:time-value="PT05H04M15.767S" calcext:value-type="time">
            <text:p>05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47.04" calcext:value-type="float">
            <text:p>1247.04</text:p>
          </table:table-cell>
          <table:table-cell office:value-type="float" office:value="1548.18" calcext:value-type="float">
            <text:p>1548.18</text:p>
          </table:table-cell>
        </table:table-row>
        <table:table-row table:style-name="ro1">
          <table:table-cell office:value-type="float" office:value="18271768" calcext:value-type="float">
            <text:p>18271768</text:p>
          </table:table-cell>
          <table:table-cell table:formula="of:=[.A1144]/1000/(60*60*24)" office:value-type="time" office:time-value="PT05H04M31.768S" calcext:value-type="time">
            <text:p>05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48.12" calcext:value-type="float">
            <text:p>1248.12</text:p>
          </table:table-cell>
          <table:table-cell office:value-type="float" office:value="1549.49" calcext:value-type="float">
            <text:p>1549.49</text:p>
          </table:table-cell>
        </table:table-row>
        <table:table-row table:style-name="ro1">
          <table:table-cell office:value-type="float" office:value="18287768" calcext:value-type="float">
            <text:p>18287768</text:p>
          </table:table-cell>
          <table:table-cell table:formula="of:=[.A1145]/1000/(60*60*24)" office:value-type="time" office:time-value="PT05H04M47.768S" calcext:value-type="time">
            <text:p>05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49.19" calcext:value-type="float">
            <text:p>1249.19</text:p>
          </table:table-cell>
          <table:table-cell office:value-type="float" office:value="1550.8" calcext:value-type="float">
            <text:p>1550.8</text:p>
          </table:table-cell>
        </table:table-row>
        <table:table-row table:style-name="ro1">
          <table:table-cell office:value-type="float" office:value="18303768" calcext:value-type="float">
            <text:p>18303768</text:p>
          </table:table-cell>
          <table:table-cell table:formula="of:=[.A1146]/1000/(60*60*24)" office:value-type="time" office:time-value="PT05H05M03.768S" calcext:value-type="time">
            <text:p>05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50.26" calcext:value-type="float">
            <text:p>1250.26</text:p>
          </table:table-cell>
          <table:table-cell office:value-type="float" office:value="1552.1" calcext:value-type="float">
            <text:p>1552.1</text:p>
          </table:table-cell>
        </table:table-row>
        <table:table-row table:style-name="ro1">
          <table:table-cell office:value-type="float" office:value="18319768" calcext:value-type="float">
            <text:p>18319768</text:p>
          </table:table-cell>
          <table:table-cell table:formula="of:=[.A1147]/1000/(60*60*24)" office:value-type="time" office:time-value="PT05H05M19.768S" calcext:value-type="time">
            <text:p>05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51.34" calcext:value-type="float">
            <text:p>1251.34</text:p>
          </table:table-cell>
          <table:table-cell office:value-type="float" office:value="1553.41" calcext:value-type="float">
            <text:p>1553.41</text:p>
          </table:table-cell>
        </table:table-row>
        <table:table-row table:style-name="ro1">
          <table:table-cell office:value-type="float" office:value="18335768" calcext:value-type="float">
            <text:p>18335768</text:p>
          </table:table-cell>
          <table:table-cell table:formula="of:=[.A1148]/1000/(60*60*24)" office:value-type="time" office:time-value="PT05H05M35.768S" calcext:value-type="time">
            <text:p>05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52.41" calcext:value-type="float">
            <text:p>1252.41</text:p>
          </table:table-cell>
          <table:table-cell office:value-type="float" office:value="1554.72" calcext:value-type="float">
            <text:p>1554.72</text:p>
          </table:table-cell>
        </table:table-row>
        <table:table-row table:style-name="ro1">
          <table:table-cell office:value-type="float" office:value="18351768" calcext:value-type="float">
            <text:p>18351768</text:p>
          </table:table-cell>
          <table:table-cell table:formula="of:=[.A1149]/1000/(60*60*24)" office:value-type="time" office:time-value="PT05H05M51.768S" calcext:value-type="time">
            <text:p>05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53.49" calcext:value-type="float">
            <text:p>1253.49</text:p>
          </table:table-cell>
          <table:table-cell office:value-type="float" office:value="1556.02" calcext:value-type="float">
            <text:p>1556.02</text:p>
          </table:table-cell>
        </table:table-row>
        <table:table-row table:style-name="ro1">
          <table:table-cell office:value-type="float" office:value="18367768" calcext:value-type="float">
            <text:p>18367768</text:p>
          </table:table-cell>
          <table:table-cell table:formula="of:=[.A1150]/1000/(60*60*24)" office:value-type="time" office:time-value="PT05H06M07.768S" calcext:value-type="time">
            <text:p>05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54.56" calcext:value-type="float">
            <text:p>1254.56</text:p>
          </table:table-cell>
          <table:table-cell office:value-type="float" office:value="1557.33" calcext:value-type="float">
            <text:p>1557.33</text:p>
          </table:table-cell>
        </table:table-row>
        <table:table-row table:style-name="ro1">
          <table:table-cell office:value-type="float" office:value="18383768" calcext:value-type="float">
            <text:p>18383768</text:p>
          </table:table-cell>
          <table:table-cell table:formula="of:=[.A1151]/1000/(60*60*24)" office:value-type="time" office:time-value="PT05H06M23.768S" calcext:value-type="time">
            <text:p>05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55.63" calcext:value-type="float">
            <text:p>1255.63</text:p>
          </table:table-cell>
          <table:table-cell office:value-type="float" office:value="1558.63" calcext:value-type="float">
            <text:p>1558.63</text:p>
          </table:table-cell>
        </table:table-row>
        <table:table-row table:style-name="ro1">
          <table:table-cell office:value-type="float" office:value="18399768" calcext:value-type="float">
            <text:p>18399768</text:p>
          </table:table-cell>
          <table:table-cell table:formula="of:=[.A1152]/1000/(60*60*24)" office:value-type="time" office:time-value="PT05H06M39.768S" calcext:value-type="time">
            <text:p>05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56.7" calcext:value-type="float">
            <text:p>1256.7</text:p>
          </table:table-cell>
          <table:table-cell office:value-type="float" office:value="1559.94" calcext:value-type="float">
            <text:p>1559.94</text:p>
          </table:table-cell>
        </table:table-row>
        <table:table-row table:style-name="ro1">
          <table:table-cell office:value-type="float" office:value="18415768" calcext:value-type="float">
            <text:p>18415768</text:p>
          </table:table-cell>
          <table:table-cell table:formula="of:=[.A1153]/1000/(60*60*24)" office:value-type="time" office:time-value="PT05H06M55.768S" calcext:value-type="time">
            <text:p>05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57.78" calcext:value-type="float">
            <text:p>1257.78</text:p>
          </table:table-cell>
          <table:table-cell office:value-type="float" office:value="1561.24" calcext:value-type="float">
            <text:p>1561.24</text:p>
          </table:table-cell>
        </table:table-row>
        <table:table-row table:style-name="ro1">
          <table:table-cell office:value-type="float" office:value="18431768" calcext:value-type="float">
            <text:p>18431768</text:p>
          </table:table-cell>
          <table:table-cell table:formula="of:=[.A1154]/1000/(60*60*24)" office:value-type="time" office:time-value="PT05H07M11.768S" calcext:value-type="time">
            <text:p>05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58.85" calcext:value-type="float">
            <text:p>1258.85</text:p>
          </table:table-cell>
          <table:table-cell office:value-type="float" office:value="1562.55" calcext:value-type="float">
            <text:p>1562.55</text:p>
          </table:table-cell>
        </table:table-row>
        <table:table-row table:style-name="ro1">
          <table:table-cell office:value-type="float" office:value="18447768" calcext:value-type="float">
            <text:p>18447768</text:p>
          </table:table-cell>
          <table:table-cell table:formula="of:=[.A1155]/1000/(60*60*24)" office:value-type="time" office:time-value="PT05H07M27.768S" calcext:value-type="time">
            <text:p>05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59.92" calcext:value-type="float">
            <text:p>1259.92</text:p>
          </table:table-cell>
          <table:table-cell office:value-type="float" office:value="1563.85" calcext:value-type="float">
            <text:p>1563.85</text:p>
          </table:table-cell>
        </table:table-row>
        <table:table-row table:style-name="ro1">
          <table:table-cell office:value-type="float" office:value="18463768" calcext:value-type="float">
            <text:p>18463768</text:p>
          </table:table-cell>
          <table:table-cell table:formula="of:=[.A1156]/1000/(60*60*24)" office:value-type="time" office:time-value="PT05H07M43.768S" calcext:value-type="time">
            <text:p>05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261" calcext:value-type="float">
            <text:p>1261</text:p>
          </table:table-cell>
          <table:table-cell office:value-type="float" office:value="1565.16" calcext:value-type="float">
            <text:p>1565.16</text:p>
          </table:table-cell>
        </table:table-row>
        <table:table-row table:style-name="ro1">
          <table:table-cell office:value-type="float" office:value="18479768" calcext:value-type="float">
            <text:p>18479768</text:p>
          </table:table-cell>
          <table:table-cell table:formula="of:=[.A1157]/1000/(60*60*24)" office:value-type="time" office:time-value="PT05H07M59.768S" calcext:value-type="time">
            <text:p>05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62.07" calcext:value-type="float">
            <text:p>1262.07</text:p>
          </table:table-cell>
          <table:table-cell office:value-type="float" office:value="1566.47" calcext:value-type="float">
            <text:p>1566.47</text:p>
          </table:table-cell>
        </table:table-row>
        <table:table-row table:style-name="ro1">
          <table:table-cell office:value-type="float" office:value="18495768" calcext:value-type="float">
            <text:p>18495768</text:p>
          </table:table-cell>
          <table:table-cell table:formula="of:=[.A1158]/1000/(60*60*24)" office:value-type="time" office:time-value="PT05H08M15.768S" calcext:value-type="time">
            <text:p>05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63.14" calcext:value-type="float">
            <text:p>1263.14</text:p>
          </table:table-cell>
          <table:table-cell office:value-type="float" office:value="1567.77" calcext:value-type="float">
            <text:p>1567.77</text:p>
          </table:table-cell>
        </table:table-row>
        <table:table-row table:style-name="ro1">
          <table:table-cell office:value-type="float" office:value="18511768" calcext:value-type="float">
            <text:p>18511768</text:p>
          </table:table-cell>
          <table:table-cell table:formula="of:=[.A1159]/1000/(60*60*24)" office:value-type="time" office:time-value="PT05H08M31.768S" calcext:value-type="time">
            <text:p>05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64.21" calcext:value-type="float">
            <text:p>1264.21</text:p>
          </table:table-cell>
          <table:table-cell office:value-type="float" office:value="1569.08" calcext:value-type="float">
            <text:p>1569.08</text:p>
          </table:table-cell>
        </table:table-row>
        <table:table-row table:style-name="ro1">
          <table:table-cell office:value-type="float" office:value="18527768" calcext:value-type="float">
            <text:p>18527768</text:p>
          </table:table-cell>
          <table:table-cell table:formula="of:=[.A1160]/1000/(60*60*24)" office:value-type="time" office:time-value="PT05H08M47.768S" calcext:value-type="time">
            <text:p>05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65.29" calcext:value-type="float">
            <text:p>1265.29</text:p>
          </table:table-cell>
          <table:table-cell office:value-type="float" office:value="1570.38" calcext:value-type="float">
            <text:p>1570.38</text:p>
          </table:table-cell>
        </table:table-row>
        <table:table-row table:style-name="ro1">
          <table:table-cell office:value-type="float" office:value="18543768" calcext:value-type="float">
            <text:p>18543768</text:p>
          </table:table-cell>
          <table:table-cell table:formula="of:=[.A1161]/1000/(60*60*24)" office:value-type="time" office:time-value="PT05H09M03.768S" calcext:value-type="time">
            <text:p>05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266.36" calcext:value-type="float">
            <text:p>1266.36</text:p>
          </table:table-cell>
          <table:table-cell office:value-type="float" office:value="1571.69" calcext:value-type="float">
            <text:p>1571.69</text:p>
          </table:table-cell>
        </table:table-row>
        <table:table-row table:style-name="ro1">
          <table:table-cell office:value-type="float" office:value="18559768" calcext:value-type="float">
            <text:p>18559768</text:p>
          </table:table-cell>
          <table:table-cell table:formula="of:=[.A1162]/1000/(60*60*24)" office:value-type="time" office:time-value="PT05H09M19.768S" calcext:value-type="time">
            <text:p>05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267.43" calcext:value-type="float">
            <text:p>1267.43</text:p>
          </table:table-cell>
          <table:table-cell office:value-type="float" office:value="1572.99" calcext:value-type="float">
            <text:p>1572.99</text:p>
          </table:table-cell>
        </table:table-row>
        <table:table-row table:style-name="ro1">
          <table:table-cell office:value-type="float" office:value="18575768" calcext:value-type="float">
            <text:p>18575768</text:p>
          </table:table-cell>
          <table:table-cell table:formula="of:=[.A1163]/1000/(60*60*24)" office:value-type="time" office:time-value="PT05H09M35.768S" calcext:value-type="time">
            <text:p>05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574.3" calcext:value-type="float">
            <text:p>1574.3</text:p>
          </table:table-cell>
        </table:table-row>
        <table:table-row table:style-name="ro1">
          <table:table-cell office:value-type="float" office:value="18591768" calcext:value-type="float">
            <text:p>18591768</text:p>
          </table:table-cell>
          <table:table-cell table:formula="of:=[.A1164]/1000/(60*60*24)" office:value-type="time" office:time-value="PT05H09M51.768S" calcext:value-type="time">
            <text:p>05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69.58" calcext:value-type="float">
            <text:p>1269.58</text:p>
          </table:table-cell>
          <table:table-cell office:value-type="float" office:value="1575.6" calcext:value-type="float">
            <text:p>1575.6</text:p>
          </table:table-cell>
        </table:table-row>
        <table:table-row table:style-name="ro1">
          <table:table-cell office:value-type="float" office:value="18607768" calcext:value-type="float">
            <text:p>18607768</text:p>
          </table:table-cell>
          <table:table-cell table:formula="of:=[.A1165]/1000/(60*60*24)" office:value-type="time" office:time-value="PT05H10M07.768S" calcext:value-type="time">
            <text:p>05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70.65" calcext:value-type="float">
            <text:p>1270.65</text:p>
          </table:table-cell>
          <table:table-cell office:value-type="float" office:value="1576.91" calcext:value-type="float">
            <text:p>1576.91</text:p>
          </table:table-cell>
        </table:table-row>
        <table:table-row table:style-name="ro1">
          <table:table-cell office:value-type="float" office:value="18623768" calcext:value-type="float">
            <text:p>18623768</text:p>
          </table:table-cell>
          <table:table-cell table:formula="of:=[.A1166]/1000/(60*60*24)" office:value-type="time" office:time-value="PT05H10M23.768S" calcext:value-type="time">
            <text:p>05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71.72" calcext:value-type="float">
            <text:p>1271.72</text:p>
          </table:table-cell>
          <table:table-cell office:value-type="float" office:value="1578.21" calcext:value-type="float">
            <text:p>1578.21</text:p>
          </table:table-cell>
        </table:table-row>
        <table:table-row table:style-name="ro1">
          <table:table-cell office:value-type="float" office:value="18639768" calcext:value-type="float">
            <text:p>18639768</text:p>
          </table:table-cell>
          <table:table-cell table:formula="of:=[.A1167]/1000/(60*60*24)" office:value-type="time" office:time-value="PT05H10M39.768S" calcext:value-type="time">
            <text:p>05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272.79" calcext:value-type="float">
            <text:p>1272.79</text:p>
          </table:table-cell>
          <table:table-cell office:value-type="float" office:value="1579.52" calcext:value-type="float">
            <text:p>1579.52</text:p>
          </table:table-cell>
        </table:table-row>
        <table:table-row table:style-name="ro1">
          <table:table-cell office:value-type="float" office:value="18655768" calcext:value-type="float">
            <text:p>18655768</text:p>
          </table:table-cell>
          <table:table-cell table:formula="of:=[.A1168]/1000/(60*60*24)" office:value-type="time" office:time-value="PT05H10M55.768S" calcext:value-type="time">
            <text:p>05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73.87" calcext:value-type="float">
            <text:p>1273.87</text:p>
          </table:table-cell>
          <table:table-cell office:value-type="float" office:value="1580.82" calcext:value-type="float">
            <text:p>1580.82</text:p>
          </table:table-cell>
        </table:table-row>
        <table:table-row table:style-name="ro1">
          <table:table-cell office:value-type="float" office:value="18671768" calcext:value-type="float">
            <text:p>18671768</text:p>
          </table:table-cell>
          <table:table-cell table:formula="of:=[.A1169]/1000/(60*60*24)" office:value-type="time" office:time-value="PT05H11M11.768S" calcext:value-type="time">
            <text:p>05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74.94" calcext:value-type="float">
            <text:p>1274.94</text:p>
          </table:table-cell>
          <table:table-cell office:value-type="float" office:value="1582.13" calcext:value-type="float">
            <text:p>1582.13</text:p>
          </table:table-cell>
        </table:table-row>
        <table:table-row table:style-name="ro1">
          <table:table-cell office:value-type="float" office:value="18687768" calcext:value-type="float">
            <text:p>18687768</text:p>
          </table:table-cell>
          <table:table-cell table:formula="of:=[.A1170]/1000/(60*60*24)" office:value-type="time" office:time-value="PT05H11M27.768S" calcext:value-type="time">
            <text:p>05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76.01" calcext:value-type="float">
            <text:p>1276.01</text:p>
          </table:table-cell>
          <table:table-cell office:value-type="float" office:value="1583.43" calcext:value-type="float">
            <text:p>1583.43</text:p>
          </table:table-cell>
        </table:table-row>
        <table:table-row table:style-name="ro1">
          <table:table-cell office:value-type="float" office:value="18703768" calcext:value-type="float">
            <text:p>18703768</text:p>
          </table:table-cell>
          <table:table-cell table:formula="of:=[.A1171]/1000/(60*60*24)" office:value-type="time" office:time-value="PT05H11M43.768S" calcext:value-type="time">
            <text:p>05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77.08" calcext:value-type="float">
            <text:p>1277.08</text:p>
          </table:table-cell>
          <table:table-cell office:value-type="float" office:value="1584.74" calcext:value-type="float">
            <text:p>1584.74</text:p>
          </table:table-cell>
        </table:table-row>
        <table:table-row table:style-name="ro1">
          <table:table-cell office:value-type="float" office:value="18719768" calcext:value-type="float">
            <text:p>18719768</text:p>
          </table:table-cell>
          <table:table-cell table:formula="of:=[.A1172]/1000/(60*60*24)" office:value-type="time" office:time-value="PT05H11M59.768S" calcext:value-type="time">
            <text:p>05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78.16" calcext:value-type="float">
            <text:p>1278.16</text:p>
          </table:table-cell>
          <table:table-cell office:value-type="float" office:value="1586.04" calcext:value-type="float">
            <text:p>1586.04</text:p>
          </table:table-cell>
        </table:table-row>
        <table:table-row table:style-name="ro1">
          <table:table-cell office:value-type="float" office:value="18735768" calcext:value-type="float">
            <text:p>18735768</text:p>
          </table:table-cell>
          <table:table-cell table:formula="of:=[.A1173]/1000/(60*60*24)" office:value-type="time" office:time-value="PT05H12M15.768S" calcext:value-type="time">
            <text:p>05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79.23" calcext:value-type="float">
            <text:p>1279.23</text:p>
          </table:table-cell>
          <table:table-cell office:value-type="float" office:value="1587.35" calcext:value-type="float">
            <text:p>1587.35</text:p>
          </table:table-cell>
        </table:table-row>
        <table:table-row table:style-name="ro1">
          <table:table-cell office:value-type="float" office:value="18751768" calcext:value-type="float">
            <text:p>18751768</text:p>
          </table:table-cell>
          <table:table-cell table:formula="of:=[.A1174]/1000/(60*60*24)" office:value-type="time" office:time-value="PT05H12M31.768S" calcext:value-type="time">
            <text:p>05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80.3" calcext:value-type="float">
            <text:p>1280.3</text:p>
          </table:table-cell>
          <table:table-cell office:value-type="float" office:value="1588.65" calcext:value-type="float">
            <text:p>1588.65</text:p>
          </table:table-cell>
        </table:table-row>
        <table:table-row table:style-name="ro1">
          <table:table-cell office:value-type="float" office:value="18767768" calcext:value-type="float">
            <text:p>18767768</text:p>
          </table:table-cell>
          <table:table-cell table:formula="of:=[.A1175]/1000/(60*60*24)" office:value-type="time" office:time-value="PT05H12M47.768S" calcext:value-type="time">
            <text:p>05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1.37" calcext:value-type="float">
            <text:p>1281.37</text:p>
          </table:table-cell>
          <table:table-cell office:value-type="float" office:value="1589.95" calcext:value-type="float">
            <text:p>1589.95</text:p>
          </table:table-cell>
        </table:table-row>
        <table:table-row table:style-name="ro1">
          <table:table-cell office:value-type="float" office:value="18783768" calcext:value-type="float">
            <text:p>18783768</text:p>
          </table:table-cell>
          <table:table-cell table:formula="of:=[.A1176]/1000/(60*60*24)" office:value-type="time" office:time-value="PT05H13M03.768S" calcext:value-type="time">
            <text:p>05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82.45" calcext:value-type="float">
            <text:p>1282.45</text:p>
          </table:table-cell>
          <table:table-cell office:value-type="float" office:value="1591.26" calcext:value-type="float">
            <text:p>1591.26</text:p>
          </table:table-cell>
        </table:table-row>
        <table:table-row table:style-name="ro1">
          <table:table-cell office:value-type="float" office:value="18799768" calcext:value-type="float">
            <text:p>18799768</text:p>
          </table:table-cell>
          <table:table-cell table:formula="of:=[.A1177]/1000/(60*60*24)" office:value-type="time" office:time-value="PT05H13M19.768S" calcext:value-type="time">
            <text:p>05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3.52" calcext:value-type="float">
            <text:p>1283.52</text:p>
          </table:table-cell>
          <table:table-cell office:value-type="float" office:value="1592.56" calcext:value-type="float">
            <text:p>1592.56</text:p>
          </table:table-cell>
        </table:table-row>
        <table:table-row table:style-name="ro1">
          <table:table-cell office:value-type="float" office:value="18815768" calcext:value-type="float">
            <text:p>18815768</text:p>
          </table:table-cell>
          <table:table-cell table:formula="of:=[.A1178]/1000/(60*60*24)" office:value-type="time" office:time-value="PT05H13M35.768S" calcext:value-type="time">
            <text:p>05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4.59" calcext:value-type="float">
            <text:p>1284.59</text:p>
          </table:table-cell>
          <table:table-cell office:value-type="float" office:value="1593.87" calcext:value-type="float">
            <text:p>1593.87</text:p>
          </table:table-cell>
        </table:table-row>
        <table:table-row table:style-name="ro1">
          <table:table-cell office:value-type="float" office:value="18831768" calcext:value-type="float">
            <text:p>18831768</text:p>
          </table:table-cell>
          <table:table-cell table:formula="of:=[.A1179]/1000/(60*60*24)" office:value-type="time" office:time-value="PT05H13M51.768S" calcext:value-type="time">
            <text:p>05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5.66" calcext:value-type="float">
            <text:p>1285.66</text:p>
          </table:table-cell>
          <table:table-cell office:value-type="float" office:value="1595.17" calcext:value-type="float">
            <text:p>1595.17</text:p>
          </table:table-cell>
        </table:table-row>
        <table:table-row table:style-name="ro1">
          <table:table-cell office:value-type="float" office:value="18847768" calcext:value-type="float">
            <text:p>18847768</text:p>
          </table:table-cell>
          <table:table-cell table:formula="of:=[.A1180]/1000/(60*60*24)" office:value-type="time" office:time-value="PT05H14M07.768S" calcext:value-type="time">
            <text:p>05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6.73" calcext:value-type="float">
            <text:p>1286.73</text:p>
          </table:table-cell>
          <table:table-cell office:value-type="float" office:value="1596.47" calcext:value-type="float">
            <text:p>1596.47</text:p>
          </table:table-cell>
        </table:table-row>
        <table:table-row table:style-name="ro1">
          <table:table-cell office:value-type="float" office:value="18863768" calcext:value-type="float">
            <text:p>18863768</text:p>
          </table:table-cell>
          <table:table-cell table:formula="of:=[.A1181]/1000/(60*60*24)" office:value-type="time" office:time-value="PT05H14M23.768S" calcext:value-type="time">
            <text:p>05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7.81" calcext:value-type="float">
            <text:p>1287.81</text:p>
          </table:table-cell>
          <table:table-cell office:value-type="float" office:value="1597.78" calcext:value-type="float">
            <text:p>1597.78</text:p>
          </table:table-cell>
        </table:table-row>
        <table:table-row table:style-name="ro1">
          <table:table-cell office:value-type="float" office:value="18879768" calcext:value-type="float">
            <text:p>18879768</text:p>
          </table:table-cell>
          <table:table-cell table:formula="of:=[.A1182]/1000/(60*60*24)" office:value-type="time" office:time-value="PT05H14M39.768S" calcext:value-type="time">
            <text:p>05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8.88" calcext:value-type="float">
            <text:p>1288.88</text:p>
          </table:table-cell>
          <table:table-cell office:value-type="float" office:value="1599.08" calcext:value-type="float">
            <text:p>1599.08</text:p>
          </table:table-cell>
        </table:table-row>
        <table:table-row table:style-name="ro1">
          <table:table-cell office:value-type="float" office:value="18895768" calcext:value-type="float">
            <text:p>18895768</text:p>
          </table:table-cell>
          <table:table-cell table:formula="of:=[.A1183]/1000/(60*60*24)" office:value-type="time" office:time-value="PT05H14M55.768S" calcext:value-type="time">
            <text:p>05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9.95" calcext:value-type="float">
            <text:p>1289.95</text:p>
          </table:table-cell>
          <table:table-cell office:value-type="float" office:value="1600.38" calcext:value-type="float">
            <text:p>1600.38</text:p>
          </table:table-cell>
        </table:table-row>
        <table:table-row table:style-name="ro1">
          <table:table-cell office:value-type="float" office:value="18911768" calcext:value-type="float">
            <text:p>18911768</text:p>
          </table:table-cell>
          <table:table-cell table:formula="of:=[.A1184]/1000/(60*60*24)" office:value-type="time" office:time-value="PT05H15M11.768S" calcext:value-type="time">
            <text:p>05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91.02" calcext:value-type="float">
            <text:p>1291.02</text:p>
          </table:table-cell>
          <table:table-cell office:value-type="float" office:value="1601.69" calcext:value-type="float">
            <text:p>1601.69</text:p>
          </table:table-cell>
        </table:table-row>
        <table:table-row table:style-name="ro1">
          <table:table-cell office:value-type="float" office:value="18927768" calcext:value-type="float">
            <text:p>18927768</text:p>
          </table:table-cell>
          <table:table-cell table:formula="of:=[.A1185]/1000/(60*60*24)" office:value-type="time" office:time-value="PT05H15M27.768S" calcext:value-type="time">
            <text:p>05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92.09" calcext:value-type="float">
            <text:p>1292.09</text:p>
          </table:table-cell>
          <table:table-cell office:value-type="float" office:value="1602.99" calcext:value-type="float">
            <text:p>1602.99</text:p>
          </table:table-cell>
        </table:table-row>
        <table:table-row table:style-name="ro1">
          <table:table-cell office:value-type="float" office:value="18943768" calcext:value-type="float">
            <text:p>18943768</text:p>
          </table:table-cell>
          <table:table-cell table:formula="of:=[.A1186]/1000/(60*60*24)" office:value-type="time" office:time-value="PT05H15M43.768S" calcext:value-type="time">
            <text:p>05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93.17" calcext:value-type="float">
            <text:p>1293.17</text:p>
          </table:table-cell>
          <table:table-cell office:value-type="float" office:value="1604.29" calcext:value-type="float">
            <text:p>1604.29</text:p>
          </table:table-cell>
        </table:table-row>
        <table:table-row table:style-name="ro1">
          <table:table-cell office:value-type="float" office:value="18959768" calcext:value-type="float">
            <text:p>18959768</text:p>
          </table:table-cell>
          <table:table-cell table:formula="of:=[.A1187]/1000/(60*60*24)" office:value-type="time" office:time-value="PT05H15M59.768S" calcext:value-type="time">
            <text:p>05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294.24" calcext:value-type="float">
            <text:p>1294.24</text:p>
          </table:table-cell>
          <table:table-cell office:value-type="float" office:value="1605.6" calcext:value-type="float">
            <text:p>1605.6</text:p>
          </table:table-cell>
        </table:table-row>
        <table:table-row table:style-name="ro1">
          <table:table-cell office:value-type="float" office:value="18975768" calcext:value-type="float">
            <text:p>18975768</text:p>
          </table:table-cell>
          <table:table-cell table:formula="of:=[.A1188]/1000/(60*60*24)" office:value-type="time" office:time-value="PT05H16M15.768S" calcext:value-type="time">
            <text:p>05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95.31" calcext:value-type="float">
            <text:p>1295.31</text:p>
          </table:table-cell>
          <table:table-cell office:value-type="float" office:value="1606.9" calcext:value-type="float">
            <text:p>1606.9</text:p>
          </table:table-cell>
        </table:table-row>
        <table:table-row table:style-name="ro1">
          <table:table-cell office:value-type="float" office:value="18991768" calcext:value-type="float">
            <text:p>18991768</text:p>
          </table:table-cell>
          <table:table-cell table:formula="of:=[.A1189]/1000/(60*60*24)" office:value-type="time" office:time-value="PT05H16M31.768S" calcext:value-type="time">
            <text:p>05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96.38" calcext:value-type="float">
            <text:p>1296.38</text:p>
          </table:table-cell>
          <table:table-cell office:value-type="float" office:value="1608.2" calcext:value-type="float">
            <text:p>1608.2</text:p>
          </table:table-cell>
        </table:table-row>
        <table:table-row table:style-name="ro1">
          <table:table-cell office:value-type="float" office:value="19007768" calcext:value-type="float">
            <text:p>19007768</text:p>
          </table:table-cell>
          <table:table-cell table:formula="of:=[.A1190]/1000/(60*60*24)" office:value-type="time" office:time-value="PT05H16M47.768S" calcext:value-type="time">
            <text:p>05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97.45" calcext:value-type="float">
            <text:p>1297.45</text:p>
          </table:table-cell>
          <table:table-cell office:value-type="float" office:value="1609.5" calcext:value-type="float">
            <text:p>1609.5</text:p>
          </table:table-cell>
        </table:table-row>
        <table:table-row table:style-name="ro1">
          <table:table-cell office:value-type="float" office:value="19023768" calcext:value-type="float">
            <text:p>19023768</text:p>
          </table:table-cell>
          <table:table-cell table:formula="of:=[.A1191]/1000/(60*60*24)" office:value-type="time" office:time-value="PT05H17M03.768S" calcext:value-type="time">
            <text:p>05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98.53" calcext:value-type="float">
            <text:p>1298.53</text:p>
          </table:table-cell>
          <table:table-cell office:value-type="float" office:value="1610.81" calcext:value-type="float">
            <text:p>1610.81</text:p>
          </table:table-cell>
        </table:table-row>
        <table:table-row table:style-name="ro1">
          <table:table-cell office:value-type="float" office:value="19039768" calcext:value-type="float">
            <text:p>19039768</text:p>
          </table:table-cell>
          <table:table-cell table:formula="of:=[.A1192]/1000/(60*60*24)" office:value-type="time" office:time-value="PT05H17M19.768S" calcext:value-type="time">
            <text:p>05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99.6" calcext:value-type="float">
            <text:p>1299.6</text:p>
          </table:table-cell>
          <table:table-cell office:value-type="float" office:value="1612.11" calcext:value-type="float">
            <text:p>1612.11</text:p>
          </table:table-cell>
        </table:table-row>
        <table:table-row table:style-name="ro1">
          <table:table-cell office:value-type="float" office:value="19055768" calcext:value-type="float">
            <text:p>19055768</text:p>
          </table:table-cell>
          <table:table-cell table:formula="of:=[.A1193]/1000/(60*60*24)" office:value-type="time" office:time-value="PT05H17M35.768S" calcext:value-type="time">
            <text:p>05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300.67" calcext:value-type="float">
            <text:p>1300.67</text:p>
          </table:table-cell>
          <table:table-cell office:value-type="float" office:value="1613.41" calcext:value-type="float">
            <text:p>1613.41</text:p>
          </table:table-cell>
        </table:table-row>
        <table:table-row table:style-name="ro1">
          <table:table-cell office:value-type="float" office:value="19071768" calcext:value-type="float">
            <text:p>19071768</text:p>
          </table:table-cell>
          <table:table-cell table:formula="of:=[.A1194]/1000/(60*60*24)" office:value-type="time" office:time-value="PT05H17M51.768S" calcext:value-type="time">
            <text:p>05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01.74" calcext:value-type="float">
            <text:p>1301.74</text:p>
          </table:table-cell>
          <table:table-cell office:value-type="float" office:value="1614.72" calcext:value-type="float">
            <text:p>1614.72</text:p>
          </table:table-cell>
        </table:table-row>
        <table:table-row table:style-name="ro1">
          <table:table-cell office:value-type="float" office:value="19087768" calcext:value-type="float">
            <text:p>19087768</text:p>
          </table:table-cell>
          <table:table-cell table:formula="of:=[.A1195]/1000/(60*60*24)" office:value-type="time" office:time-value="PT05H18M07.768S" calcext:value-type="time">
            <text:p>05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02.81" calcext:value-type="float">
            <text:p>1302.81</text:p>
          </table:table-cell>
          <table:table-cell office:value-type="float" office:value="1616.02" calcext:value-type="float">
            <text:p>1616.02</text:p>
          </table:table-cell>
        </table:table-row>
        <table:table-row table:style-name="ro1">
          <table:table-cell office:value-type="float" office:value="19103768" calcext:value-type="float">
            <text:p>19103768</text:p>
          </table:table-cell>
          <table:table-cell table:formula="of:=[.A1196]/1000/(60*60*24)" office:value-type="time" office:time-value="PT05H18M23.768S" calcext:value-type="time">
            <text:p>05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03.89" calcext:value-type="float">
            <text:p>1303.89</text:p>
          </table:table-cell>
          <table:table-cell office:value-type="float" office:value="1617.32" calcext:value-type="float">
            <text:p>1617.32</text:p>
          </table:table-cell>
        </table:table-row>
        <table:table-row table:style-name="ro1">
          <table:table-cell office:value-type="float" office:value="19119768" calcext:value-type="float">
            <text:p>19119768</text:p>
          </table:table-cell>
          <table:table-cell table:formula="of:=[.A1197]/1000/(60*60*24)" office:value-type="time" office:time-value="PT05H18M39.768S" calcext:value-type="time">
            <text:p>05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04.96" calcext:value-type="float">
            <text:p>1304.96</text:p>
          </table:table-cell>
          <table:table-cell office:value-type="float" office:value="1618.63" calcext:value-type="float">
            <text:p>1618.63</text:p>
          </table:table-cell>
        </table:table-row>
        <table:table-row table:style-name="ro1">
          <table:table-cell office:value-type="float" office:value="19135768" calcext:value-type="float">
            <text:p>19135768</text:p>
          </table:table-cell>
          <table:table-cell table:formula="of:=[.A1198]/1000/(60*60*24)" office:value-type="time" office:time-value="PT05H18M55.768S" calcext:value-type="time">
            <text:p>05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06.03" calcext:value-type="float">
            <text:p>1306.03</text:p>
          </table:table-cell>
          <table:table-cell office:value-type="float" office:value="1619.93" calcext:value-type="float">
            <text:p>1619.93</text:p>
          </table:table-cell>
        </table:table-row>
        <table:table-row table:style-name="ro1">
          <table:table-cell office:value-type="float" office:value="19151768" calcext:value-type="float">
            <text:p>19151768</text:p>
          </table:table-cell>
          <table:table-cell table:formula="of:=[.A1199]/1000/(60*60*24)" office:value-type="time" office:time-value="PT05H19M11.768S" calcext:value-type="time">
            <text:p>05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07.1" calcext:value-type="float">
            <text:p>1307.1</text:p>
          </table:table-cell>
          <table:table-cell office:value-type="float" office:value="1621.23" calcext:value-type="float">
            <text:p>1621.23</text:p>
          </table:table-cell>
        </table:table-row>
        <table:table-row table:style-name="ro1">
          <table:table-cell office:value-type="float" office:value="19167768" calcext:value-type="float">
            <text:p>19167768</text:p>
          </table:table-cell>
          <table:table-cell table:formula="of:=[.A1200]/1000/(60*60*24)" office:value-type="time" office:time-value="PT05H19M27.768S" calcext:value-type="time">
            <text:p>05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08.17" calcext:value-type="float">
            <text:p>1308.17</text:p>
          </table:table-cell>
          <table:table-cell office:value-type="float" office:value="1622.53" calcext:value-type="float">
            <text:p>1622.53</text:p>
          </table:table-cell>
        </table:table-row>
        <table:table-row table:style-name="ro1">
          <table:table-cell office:value-type="float" office:value="19183768" calcext:value-type="float">
            <text:p>19183768</text:p>
          </table:table-cell>
          <table:table-cell table:formula="of:=[.A1201]/1000/(60*60*24)" office:value-type="time" office:time-value="PT05H19M43.768S" calcext:value-type="time">
            <text:p>05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09.25" calcext:value-type="float">
            <text:p>1309.25</text:p>
          </table:table-cell>
          <table:table-cell office:value-type="float" office:value="1623.84" calcext:value-type="float">
            <text:p>1623.84</text:p>
          </table:table-cell>
        </table:table-row>
        <table:table-row table:style-name="ro1">
          <table:table-cell office:value-type="float" office:value="19199768" calcext:value-type="float">
            <text:p>19199768</text:p>
          </table:table-cell>
          <table:table-cell table:formula="of:=[.A1202]/1000/(60*60*24)" office:value-type="time" office:time-value="PT05H19M59.768S" calcext:value-type="time">
            <text:p>05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0.32" calcext:value-type="float">
            <text:p>1310.32</text:p>
          </table:table-cell>
          <table:table-cell office:value-type="float" office:value="1625.14" calcext:value-type="float">
            <text:p>1625.14</text:p>
          </table:table-cell>
        </table:table-row>
        <table:table-row table:style-name="ro1">
          <table:table-cell office:value-type="float" office:value="19215768" calcext:value-type="float">
            <text:p>19215768</text:p>
          </table:table-cell>
          <table:table-cell table:formula="of:=[.A1203]/1000/(60*60*24)" office:value-type="time" office:time-value="PT05H20M15.768S" calcext:value-type="time">
            <text:p>05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1.39" calcext:value-type="float">
            <text:p>1311.39</text:p>
          </table:table-cell>
          <table:table-cell office:value-type="float" office:value="1626.44" calcext:value-type="float">
            <text:p>1626.44</text:p>
          </table:table-cell>
        </table:table-row>
        <table:table-row table:style-name="ro1">
          <table:table-cell office:value-type="float" office:value="19231768" calcext:value-type="float">
            <text:p>19231768</text:p>
          </table:table-cell>
          <table:table-cell table:formula="of:=[.A1204]/1000/(60*60*24)" office:value-type="time" office:time-value="PT05H20M31.768S" calcext:value-type="time">
            <text:p>05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2.46" calcext:value-type="float">
            <text:p>1312.46</text:p>
          </table:table-cell>
          <table:table-cell office:value-type="float" office:value="1627.75" calcext:value-type="float">
            <text:p>1627.75</text:p>
          </table:table-cell>
        </table:table-row>
        <table:table-row table:style-name="ro1">
          <table:table-cell office:value-type="float" office:value="19247768" calcext:value-type="float">
            <text:p>19247768</text:p>
          </table:table-cell>
          <table:table-cell table:formula="of:=[.A1205]/1000/(60*60*24)" office:value-type="time" office:time-value="PT05H20M47.768S" calcext:value-type="time">
            <text:p>05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3.53" calcext:value-type="float">
            <text:p>1313.53</text:p>
          </table:table-cell>
          <table:table-cell office:value-type="float" office:value="1629.05" calcext:value-type="float">
            <text:p>1629.05</text:p>
          </table:table-cell>
        </table:table-row>
        <table:table-row table:style-name="ro1">
          <table:table-cell office:value-type="float" office:value="19263768" calcext:value-type="float">
            <text:p>19263768</text:p>
          </table:table-cell>
          <table:table-cell table:formula="of:=[.A1206]/1000/(60*60*24)" office:value-type="time" office:time-value="PT05H21M03.768S" calcext:value-type="time">
            <text:p>05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4.6" calcext:value-type="float">
            <text:p>1314.6</text:p>
          </table:table-cell>
          <table:table-cell office:value-type="float" office:value="1630.35" calcext:value-type="float">
            <text:p>1630.35</text:p>
          </table:table-cell>
        </table:table-row>
        <table:table-row table:style-name="ro1">
          <table:table-cell office:value-type="float" office:value="19279768" calcext:value-type="float">
            <text:p>19279768</text:p>
          </table:table-cell>
          <table:table-cell table:formula="of:=[.A1207]/1000/(60*60*24)" office:value-type="time" office:time-value="PT05H21M19.768S" calcext:value-type="time">
            <text:p>05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5.67" calcext:value-type="float">
            <text:p>1315.67</text:p>
          </table:table-cell>
          <table:table-cell office:value-type="float" office:value="1631.65" calcext:value-type="float">
            <text:p>1631.65</text:p>
          </table:table-cell>
        </table:table-row>
        <table:table-row table:style-name="ro1">
          <table:table-cell office:value-type="float" office:value="19295768" calcext:value-type="float">
            <text:p>19295768</text:p>
          </table:table-cell>
          <table:table-cell table:formula="of:=[.A1208]/1000/(60*60*24)" office:value-type="time" office:time-value="PT05H21M35.768S" calcext:value-type="time">
            <text:p>05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6.74" calcext:value-type="float">
            <text:p>1316.74</text:p>
          </table:table-cell>
          <table:table-cell office:value-type="float" office:value="1632.96" calcext:value-type="float">
            <text:p>1632.96</text:p>
          </table:table-cell>
        </table:table-row>
        <table:table-row table:style-name="ro1">
          <table:table-cell office:value-type="float" office:value="19311768" calcext:value-type="float">
            <text:p>19311768</text:p>
          </table:table-cell>
          <table:table-cell table:formula="of:=[.A1209]/1000/(60*60*24)" office:value-type="time" office:time-value="PT05H21M51.768S" calcext:value-type="time">
            <text:p>05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7.82" calcext:value-type="float">
            <text:p>1317.82</text:p>
          </table:table-cell>
          <table:table-cell office:value-type="float" office:value="1634.26" calcext:value-type="float">
            <text:p>1634.26</text:p>
          </table:table-cell>
        </table:table-row>
        <table:table-row table:style-name="ro1">
          <table:table-cell office:value-type="float" office:value="19327768" calcext:value-type="float">
            <text:p>19327768</text:p>
          </table:table-cell>
          <table:table-cell table:formula="of:=[.A1210]/1000/(60*60*24)" office:value-type="time" office:time-value="PT05H22M07.768S" calcext:value-type="time">
            <text:p>05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8.89" calcext:value-type="float">
            <text:p>1318.89</text:p>
          </table:table-cell>
          <table:table-cell office:value-type="float" office:value="1635.56" calcext:value-type="float">
            <text:p>1635.56</text:p>
          </table:table-cell>
        </table:table-row>
        <table:table-row table:style-name="ro1">
          <table:table-cell office:value-type="float" office:value="19343768" calcext:value-type="float">
            <text:p>19343768</text:p>
          </table:table-cell>
          <table:table-cell table:formula="of:=[.A1211]/1000/(60*60*24)" office:value-type="time" office:time-value="PT05H22M23.768S" calcext:value-type="time">
            <text:p>05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19.96" calcext:value-type="float">
            <text:p>1319.96</text:p>
          </table:table-cell>
          <table:table-cell office:value-type="float" office:value="1636.86" calcext:value-type="float">
            <text:p>1636.86</text:p>
          </table:table-cell>
        </table:table-row>
        <table:table-row table:style-name="ro1">
          <table:table-cell office:value-type="float" office:value="19359768" calcext:value-type="float">
            <text:p>19359768</text:p>
          </table:table-cell>
          <table:table-cell table:formula="of:=[.A1212]/1000/(60*60*24)" office:value-type="time" office:time-value="PT05H22M39.768S" calcext:value-type="time">
            <text:p>05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21.03" calcext:value-type="float">
            <text:p>1321.03</text:p>
          </table:table-cell>
          <table:table-cell office:value-type="float" office:value="1638.17" calcext:value-type="float">
            <text:p>1638.17</text:p>
          </table:table-cell>
        </table:table-row>
        <table:table-row table:style-name="ro1">
          <table:table-cell office:value-type="float" office:value="19375768" calcext:value-type="float">
            <text:p>19375768</text:p>
          </table:table-cell>
          <table:table-cell table:formula="of:=[.A1213]/1000/(60*60*24)" office:value-type="time" office:time-value="PT05H22M55.768S" calcext:value-type="time">
            <text:p>05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22.1" calcext:value-type="float">
            <text:p>1322.1</text:p>
          </table:table-cell>
          <table:table-cell office:value-type="float" office:value="1639.47" calcext:value-type="float">
            <text:p>1639.47</text:p>
          </table:table-cell>
        </table:table-row>
        <table:table-row table:style-name="ro1">
          <table:table-cell office:value-type="float" office:value="19391768" calcext:value-type="float">
            <text:p>19391768</text:p>
          </table:table-cell>
          <table:table-cell table:formula="of:=[.A1214]/1000/(60*60*24)" office:value-type="time" office:time-value="PT05H23M11.768S" calcext:value-type="time">
            <text:p>05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23.17" calcext:value-type="float">
            <text:p>1323.17</text:p>
          </table:table-cell>
          <table:table-cell office:value-type="float" office:value="1640.77" calcext:value-type="float">
            <text:p>1640.77</text:p>
          </table:table-cell>
        </table:table-row>
        <table:table-row table:style-name="ro1">
          <table:table-cell office:value-type="float" office:value="19407768" calcext:value-type="float">
            <text:p>19407768</text:p>
          </table:table-cell>
          <table:table-cell table:formula="of:=[.A1215]/1000/(60*60*24)" office:value-type="time" office:time-value="PT05H23M27.768S" calcext:value-type="time">
            <text:p>05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24.24" calcext:value-type="float">
            <text:p>1324.24</text:p>
          </table:table-cell>
          <table:table-cell office:value-type="float" office:value="1642.07" calcext:value-type="float">
            <text:p>1642.07</text:p>
          </table:table-cell>
        </table:table-row>
        <table:table-row table:style-name="ro1">
          <table:table-cell office:value-type="float" office:value="19423768" calcext:value-type="float">
            <text:p>19423768</text:p>
          </table:table-cell>
          <table:table-cell table:formula="of:=[.A1216]/1000/(60*60*24)" office:value-type="time" office:time-value="PT05H23M43.768S" calcext:value-type="time">
            <text:p>05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25.31" calcext:value-type="float">
            <text:p>1325.31</text:p>
          </table:table-cell>
          <table:table-cell office:value-type="float" office:value="1643.38" calcext:value-type="float">
            <text:p>1643.38</text:p>
          </table:table-cell>
        </table:table-row>
        <table:table-row table:style-name="ro1">
          <table:table-cell office:value-type="float" office:value="19439768" calcext:value-type="float">
            <text:p>19439768</text:p>
          </table:table-cell>
          <table:table-cell table:formula="of:=[.A1217]/1000/(60*60*24)" office:value-type="time" office:time-value="PT05H23M59.768S" calcext:value-type="time">
            <text:p>05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26.38" calcext:value-type="float">
            <text:p>1326.38</text:p>
          </table:table-cell>
          <table:table-cell office:value-type="float" office:value="1644.68" calcext:value-type="float">
            <text:p>1644.68</text:p>
          </table:table-cell>
        </table:table-row>
        <table:table-row table:style-name="ro1">
          <table:table-cell office:value-type="float" office:value="19455768" calcext:value-type="float">
            <text:p>19455768</text:p>
          </table:table-cell>
          <table:table-cell table:formula="of:=[.A1218]/1000/(60*60*24)" office:value-type="time" office:time-value="PT05H24M15.768S" calcext:value-type="time">
            <text:p>05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27.45" calcext:value-type="float">
            <text:p>1327.45</text:p>
          </table:table-cell>
          <table:table-cell office:value-type="float" office:value="1645.98" calcext:value-type="float">
            <text:p>1645.98</text:p>
          </table:table-cell>
        </table:table-row>
        <table:table-row table:style-name="ro1">
          <table:table-cell office:value-type="float" office:value="19471768" calcext:value-type="float">
            <text:p>19471768</text:p>
          </table:table-cell>
          <table:table-cell table:formula="of:=[.A1219]/1000/(60*60*24)" office:value-type="time" office:time-value="PT05H24M31.768S" calcext:value-type="time">
            <text:p>05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1328.52" calcext:value-type="float">
            <text:p>1328.52</text:p>
          </table:table-cell>
          <table:table-cell office:value-type="float" office:value="1647.28" calcext:value-type="float">
            <text:p>1647.28</text:p>
          </table:table-cell>
        </table:table-row>
        <table:table-row table:style-name="ro1">
          <table:table-cell office:value-type="float" office:value="19487768" calcext:value-type="float">
            <text:p>19487768</text:p>
          </table:table-cell>
          <table:table-cell table:formula="of:=[.A1220]/1000/(60*60*24)" office:value-type="time" office:time-value="PT05H24M47.768S" calcext:value-type="time">
            <text:p>05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329.59" calcext:value-type="float">
            <text:p>1329.59</text:p>
          </table:table-cell>
          <table:table-cell office:value-type="float" office:value="1648.59" calcext:value-type="float">
            <text:p>1648.59</text:p>
          </table:table-cell>
        </table:table-row>
        <table:table-row table:style-name="ro1">
          <table:table-cell office:value-type="float" office:value="19503768" calcext:value-type="float">
            <text:p>19503768</text:p>
          </table:table-cell>
          <table:table-cell table:formula="of:=[.A1221]/1000/(60*60*24)" office:value-type="time" office:time-value="PT05H25M03.768S" calcext:value-type="time">
            <text:p>05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649.89" calcext:value-type="float">
            <text:p>1649.89</text:p>
          </table:table-cell>
        </table:table-row>
        <table:table-row table:style-name="ro1">
          <table:table-cell office:value-type="float" office:value="19519768" calcext:value-type="float">
            <text:p>19519768</text:p>
          </table:table-cell>
          <table:table-cell table:formula="of:=[.A1222]/1000/(60*60*24)" office:value-type="time" office:time-value="PT05H25M19.768S" calcext:value-type="time">
            <text:p>05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31.73" calcext:value-type="float">
            <text:p>1331.73</text:p>
          </table:table-cell>
          <table:table-cell office:value-type="float" office:value="1651.19" calcext:value-type="float">
            <text:p>1651.19</text:p>
          </table:table-cell>
        </table:table-row>
        <table:table-row table:style-name="ro1">
          <table:table-cell office:value-type="float" office:value="19535768" calcext:value-type="float">
            <text:p>19535768</text:p>
          </table:table-cell>
          <table:table-cell table:formula="of:=[.A1223]/1000/(60*60*24)" office:value-type="time" office:time-value="PT05H25M35.768S" calcext:value-type="time">
            <text:p>05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32.8" calcext:value-type="float">
            <text:p>1332.8</text:p>
          </table:table-cell>
          <table:table-cell office:value-type="float" office:value="1652.49" calcext:value-type="float">
            <text:p>1652.49</text:p>
          </table:table-cell>
        </table:table-row>
        <table:table-row table:style-name="ro1">
          <table:table-cell office:value-type="float" office:value="19551768" calcext:value-type="float">
            <text:p>19551768</text:p>
          </table:table-cell>
          <table:table-cell table:formula="of:=[.A1224]/1000/(60*60*24)" office:value-type="time" office:time-value="PT05H25M51.768S" calcext:value-type="time">
            <text:p>05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33.87" calcext:value-type="float">
            <text:p>1333.87</text:p>
          </table:table-cell>
          <table:table-cell office:value-type="float" office:value="1653.79" calcext:value-type="float">
            <text:p>1653.79</text:p>
          </table:table-cell>
        </table:table-row>
        <table:table-row table:style-name="ro1">
          <table:table-cell office:value-type="float" office:value="19567768" calcext:value-type="float">
            <text:p>19567768</text:p>
          </table:table-cell>
          <table:table-cell table:formula="of:=[.A1225]/1000/(60*60*24)" office:value-type="time" office:time-value="PT05H26M07.768S" calcext:value-type="time">
            <text:p>05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334.94" calcext:value-type="float">
            <text:p>1334.94</text:p>
          </table:table-cell>
          <table:table-cell office:value-type="float" office:value="1655.09" calcext:value-type="float">
            <text:p>1655.09</text:p>
          </table:table-cell>
        </table:table-row>
        <table:table-row table:style-name="ro1">
          <table:table-cell office:value-type="float" office:value="19583768" calcext:value-type="float">
            <text:p>19583768</text:p>
          </table:table-cell>
          <table:table-cell table:formula="of:=[.A1226]/1000/(60*60*24)" office:value-type="time" office:time-value="PT05H26M23.768S" calcext:value-type="time">
            <text:p>05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36.02" calcext:value-type="float">
            <text:p>1336.02</text:p>
          </table:table-cell>
          <table:table-cell office:value-type="float" office:value="1656.4" calcext:value-type="float">
            <text:p>1656.4</text:p>
          </table:table-cell>
        </table:table-row>
        <table:table-row table:style-name="ro1">
          <table:table-cell office:value-type="float" office:value="19599768" calcext:value-type="float">
            <text:p>19599768</text:p>
          </table:table-cell>
          <table:table-cell table:formula="of:=[.A1227]/1000/(60*60*24)" office:value-type="time" office:time-value="PT05H26M39.768S" calcext:value-type="time">
            <text:p>05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37.09" calcext:value-type="float">
            <text:p>1337.09</text:p>
          </table:table-cell>
          <table:table-cell office:value-type="float" office:value="1657.7" calcext:value-type="float">
            <text:p>1657.7</text:p>
          </table:table-cell>
        </table:table-row>
        <table:table-row table:style-name="ro1">
          <table:table-cell office:value-type="float" office:value="19615768" calcext:value-type="float">
            <text:p>19615768</text:p>
          </table:table-cell>
          <table:table-cell table:formula="of:=[.A1228]/1000/(60*60*24)" office:value-type="time" office:time-value="PT05H26M55.768S" calcext:value-type="time">
            <text:p>05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38.16" calcext:value-type="float">
            <text:p>1338.16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19631768" calcext:value-type="float">
            <text:p>19631768</text:p>
          </table:table-cell>
          <table:table-cell table:formula="of:=[.A1229]/1000/(60*60*24)" office:value-type="time" office:time-value="PT05H27M11.768S" calcext:value-type="time">
            <text:p>05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39.23" calcext:value-type="float">
            <text:p>1339.23</text:p>
          </table:table-cell>
          <table:table-cell office:value-type="float" office:value="1660.3" calcext:value-type="float">
            <text:p>1660.3</text:p>
          </table:table-cell>
        </table:table-row>
        <table:table-row table:style-name="ro1">
          <table:table-cell office:value-type="float" office:value="19647768" calcext:value-type="float">
            <text:p>19647768</text:p>
          </table:table-cell>
          <table:table-cell table:formula="of:=[.A1230]/1000/(60*60*24)" office:value-type="time" office:time-value="PT05H27M27.768S" calcext:value-type="time">
            <text:p>05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40.3" calcext:value-type="float">
            <text:p>1340.3</text:p>
          </table:table-cell>
          <table:table-cell office:value-type="float" office:value="1661.6" calcext:value-type="float">
            <text:p>1661.6</text:p>
          </table:table-cell>
        </table:table-row>
        <table:table-row table:style-name="ro1">
          <table:table-cell office:value-type="float" office:value="19663768" calcext:value-type="float">
            <text:p>19663768</text:p>
          </table:table-cell>
          <table:table-cell table:formula="of:=[.A1231]/1000/(60*60*24)" office:value-type="time" office:time-value="PT05H27M43.768S" calcext:value-type="time">
            <text:p>05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41.37" calcext:value-type="float">
            <text:p>1341.37</text:p>
          </table:table-cell>
          <table:table-cell office:value-type="float" office:value="1662.9" calcext:value-type="float">
            <text:p>1662.9</text:p>
          </table:table-cell>
        </table:table-row>
        <table:table-row table:style-name="ro1">
          <table:table-cell office:value-type="float" office:value="19679768" calcext:value-type="float">
            <text:p>19679768</text:p>
          </table:table-cell>
          <table:table-cell table:formula="of:=[.A1232]/1000/(60*60*24)" office:value-type="time" office:time-value="PT05H27M59.768S" calcext:value-type="time">
            <text:p>05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342.44" calcext:value-type="float">
            <text:p>1342.44</text:p>
          </table:table-cell>
          <table:table-cell office:value-type="float" office:value="1664.21" calcext:value-type="float">
            <text:p>1664.21</text:p>
          </table:table-cell>
        </table:table-row>
        <table:table-row table:style-name="ro1">
          <table:table-cell office:value-type="float" office:value="19695768" calcext:value-type="float">
            <text:p>19695768</text:p>
          </table:table-cell>
          <table:table-cell table:formula="of:=[.A1233]/1000/(60*60*24)" office:value-type="time" office:time-value="PT05H28M15.768S" calcext:value-type="time">
            <text:p>05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43.51" calcext:value-type="float">
            <text:p>1343.51</text:p>
          </table:table-cell>
          <table:table-cell office:value-type="float" office:value="1665.51" calcext:value-type="float">
            <text:p>1665.51</text:p>
          </table:table-cell>
        </table:table-row>
        <table:table-row table:style-name="ro1">
          <table:table-cell office:value-type="float" office:value="19711768" calcext:value-type="float">
            <text:p>19711768</text:p>
          </table:table-cell>
          <table:table-cell table:formula="of:=[.A1234]/1000/(60*60*24)" office:value-type="time" office:time-value="PT05H28M31.768S" calcext:value-type="time">
            <text:p>05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44.58" calcext:value-type="float">
            <text:p>1344.58</text:p>
          </table:table-cell>
          <table:table-cell office:value-type="float" office:value="1666.81" calcext:value-type="float">
            <text:p>1666.81</text:p>
          </table:table-cell>
        </table:table-row>
        <table:table-row table:style-name="ro1">
          <table:table-cell office:value-type="float" office:value="19727768" calcext:value-type="float">
            <text:p>19727768</text:p>
          </table:table-cell>
          <table:table-cell table:formula="of:=[.A1235]/1000/(60*60*24)" office:value-type="time" office:time-value="PT05H28M47.768S" calcext:value-type="time">
            <text:p>05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345.65" calcext:value-type="float">
            <text:p>1345.65</text:p>
          </table:table-cell>
          <table:table-cell office:value-type="float" office:value="1668.11" calcext:value-type="float">
            <text:p>1668.11</text:p>
          </table:table-cell>
        </table:table-row>
        <table:table-row table:style-name="ro1">
          <table:table-cell office:value-type="float" office:value="19743768" calcext:value-type="float">
            <text:p>19743768</text:p>
          </table:table-cell>
          <table:table-cell table:formula="of:=[.A1236]/1000/(60*60*24)" office:value-type="time" office:time-value="PT05H29M03.768S" calcext:value-type="time">
            <text:p>05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46.72" calcext:value-type="float">
            <text:p>1346.72</text:p>
          </table:table-cell>
          <table:table-cell office:value-type="float" office:value="1669.41" calcext:value-type="float">
            <text:p>1669.41</text:p>
          </table:table-cell>
        </table:table-row>
        <table:table-row table:style-name="ro1">
          <table:table-cell office:value-type="float" office:value="19759768" calcext:value-type="float">
            <text:p>19759768</text:p>
          </table:table-cell>
          <table:table-cell table:formula="of:=[.A1237]/1000/(60*60*24)" office:value-type="time" office:time-value="PT05H29M19.768S" calcext:value-type="time">
            <text:p>05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347.79" calcext:value-type="float">
            <text:p>1347.79</text:p>
          </table:table-cell>
          <table:table-cell office:value-type="float" office:value="1670.71" calcext:value-type="float">
            <text:p>1670.71</text:p>
          </table:table-cell>
        </table:table-row>
        <table:table-row table:style-name="ro1">
          <table:table-cell office:value-type="float" office:value="19775768" calcext:value-type="float">
            <text:p>19775768</text:p>
          </table:table-cell>
          <table:table-cell table:formula="of:=[.A1238]/1000/(60*60*24)" office:value-type="time" office:time-value="PT05H29M35.768S" calcext:value-type="time">
            <text:p>05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48.86" calcext:value-type="float">
            <text:p>1348.86</text:p>
          </table:table-cell>
          <table:table-cell office:value-type="float" office:value="1672.01" calcext:value-type="float">
            <text:p>1672.01</text:p>
          </table:table-cell>
        </table:table-row>
        <table:table-row table:style-name="ro1">
          <table:table-cell office:value-type="float" office:value="19791768" calcext:value-type="float">
            <text:p>19791768</text:p>
          </table:table-cell>
          <table:table-cell table:formula="of:=[.A1239]/1000/(60*60*24)" office:value-type="time" office:time-value="PT05H29M51.768S" calcext:value-type="time">
            <text:p>05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349.93" calcext:value-type="float">
            <text:p>1349.93</text:p>
          </table:table-cell>
          <table:table-cell office:value-type="float" office:value="1673.31" calcext:value-type="float">
            <text:p>1673.31</text:p>
          </table:table-cell>
        </table:table-row>
        <table:table-row table:style-name="ro1">
          <table:table-cell office:value-type="float" office:value="19807768" calcext:value-type="float">
            <text:p>19807768</text:p>
          </table:table-cell>
          <table:table-cell table:formula="of:=[.A1240]/1000/(60*60*24)" office:value-type="time" office:time-value="PT05H30M07.768S" calcext:value-type="time">
            <text:p>05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51" calcext:value-type="float">
            <text:p>1351</text:p>
          </table:table-cell>
          <table:table-cell office:value-type="float" office:value="1674.61" calcext:value-type="float">
            <text:p>1674.61</text:p>
          </table:table-cell>
        </table:table-row>
        <table:table-row table:style-name="ro1">
          <table:table-cell office:value-type="float" office:value="19823768" calcext:value-type="float">
            <text:p>19823768</text:p>
          </table:table-cell>
          <table:table-cell table:formula="of:=[.A1241]/1000/(60*60*24)" office:value-type="time" office:time-value="PT05H30M23.768S" calcext:value-type="time">
            <text:p>05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52.07" calcext:value-type="float">
            <text:p>1352.07</text:p>
          </table:table-cell>
          <table:table-cell office:value-type="float" office:value="1675.9" calcext:value-type="float">
            <text:p>1675.9</text:p>
          </table:table-cell>
        </table:table-row>
        <table:table-row table:style-name="ro1">
          <table:table-cell office:value-type="float" office:value="19839768" calcext:value-type="float">
            <text:p>19839768</text:p>
          </table:table-cell>
          <table:table-cell table:formula="of:=[.A1242]/1000/(60*60*24)" office:value-type="time" office:time-value="PT05H30M39.768S" calcext:value-type="time">
            <text:p>05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53.14" calcext:value-type="float">
            <text:p>1353.14</text:p>
          </table:table-cell>
          <table:table-cell office:value-type="float" office:value="1677.2" calcext:value-type="float">
            <text:p>1677.2</text:p>
          </table:table-cell>
        </table:table-row>
        <table:table-row table:style-name="ro1">
          <table:table-cell office:value-type="float" office:value="19855768" calcext:value-type="float">
            <text:p>19855768</text:p>
          </table:table-cell>
          <table:table-cell table:formula="of:=[.A1243]/1000/(60*60*24)" office:value-type="time" office:time-value="PT05H30M55.768S" calcext:value-type="time">
            <text:p>05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54.21" calcext:value-type="float">
            <text:p>1354.21</text:p>
          </table:table-cell>
          <table:table-cell office:value-type="float" office:value="1678.5" calcext:value-type="float">
            <text:p>1678.5</text:p>
          </table:table-cell>
        </table:table-row>
        <table:table-row table:style-name="ro1">
          <table:table-cell office:value-type="float" office:value="19871768" calcext:value-type="float">
            <text:p>19871768</text:p>
          </table:table-cell>
          <table:table-cell table:formula="of:=[.A1244]/1000/(60*60*24)" office:value-type="time" office:time-value="PT05H31M11.768S" calcext:value-type="time">
            <text:p>05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55.28" calcext:value-type="float">
            <text:p>1355.28</text:p>
          </table:table-cell>
          <table:table-cell office:value-type="float" office:value="1679.8" calcext:value-type="float">
            <text:p>1679.8</text:p>
          </table:table-cell>
        </table:table-row>
        <table:table-row table:style-name="ro1">
          <table:table-cell office:value-type="float" office:value="19887768" calcext:value-type="float">
            <text:p>19887768</text:p>
          </table:table-cell>
          <table:table-cell table:formula="of:=[.A1245]/1000/(60*60*24)" office:value-type="time" office:time-value="PT05H31M27.768S" calcext:value-type="time">
            <text:p>05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56.35" calcext:value-type="float">
            <text:p>1356.35</text:p>
          </table:table-cell>
          <table:table-cell office:value-type="float" office:value="1681.1" calcext:value-type="float">
            <text:p>1681.1</text:p>
          </table:table-cell>
        </table:table-row>
        <table:table-row table:style-name="ro1">
          <table:table-cell office:value-type="float" office:value="19903768" calcext:value-type="float">
            <text:p>19903768</text:p>
          </table:table-cell>
          <table:table-cell table:formula="of:=[.A1246]/1000/(60*60*24)" office:value-type="time" office:time-value="PT05H31M43.768S" calcext:value-type="time">
            <text:p>05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57.42" calcext:value-type="float">
            <text:p>1357.42</text:p>
          </table:table-cell>
          <table:table-cell office:value-type="float" office:value="1682.4" calcext:value-type="float">
            <text:p>1682.4</text:p>
          </table:table-cell>
        </table:table-row>
        <table:table-row table:style-name="ro1">
          <table:table-cell office:value-type="float" office:value="19919768" calcext:value-type="float">
            <text:p>19919768</text:p>
          </table:table-cell>
          <table:table-cell table:formula="of:=[.A1247]/1000/(60*60*24)" office:value-type="time" office:time-value="PT05H31M59.768S" calcext:value-type="time">
            <text:p>05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58.49" calcext:value-type="float">
            <text:p>1358.49</text:p>
          </table:table-cell>
          <table:table-cell office:value-type="float" office:value="1683.7" calcext:value-type="float">
            <text:p>1683.7</text:p>
          </table:table-cell>
        </table:table-row>
        <table:table-row table:style-name="ro1">
          <table:table-cell office:value-type="float" office:value="19935768" calcext:value-type="float">
            <text:p>19935768</text:p>
          </table:table-cell>
          <table:table-cell table:formula="of:=[.A1248]/1000/(60*60*24)" office:value-type="time" office:time-value="PT05H32M15.768S" calcext:value-type="time">
            <text:p>05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59.56" calcext:value-type="float">
            <text:p>1359.56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9951768" calcext:value-type="float">
            <text:p>19951768</text:p>
          </table:table-cell>
          <table:table-cell table:formula="of:=[.A1249]/1000/(60*60*24)" office:value-type="time" office:time-value="PT05H32M31.768S" calcext:value-type="time">
            <text:p>05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60.63" calcext:value-type="float">
            <text:p>1360.63</text:p>
          </table:table-cell>
          <table:table-cell office:value-type="float" office:value="1686.29" calcext:value-type="float">
            <text:p>1686.29</text:p>
          </table:table-cell>
        </table:table-row>
        <table:table-row table:style-name="ro1">
          <table:table-cell office:value-type="float" office:value="19967768" calcext:value-type="float">
            <text:p>19967768</text:p>
          </table:table-cell>
          <table:table-cell table:formula="of:=[.A1250]/1000/(60*60*24)" office:value-type="time" office:time-value="PT05H32M47.768S" calcext:value-type="time">
            <text:p>05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61.7" calcext:value-type="float">
            <text:p>1361.7</text:p>
          </table:table-cell>
          <table:table-cell office:value-type="float" office:value="1687.59" calcext:value-type="float">
            <text:p>1687.59</text:p>
          </table:table-cell>
        </table:table-row>
        <table:table-row table:style-name="ro1">
          <table:table-cell office:value-type="float" office:value="19983768" calcext:value-type="float">
            <text:p>19983768</text:p>
          </table:table-cell>
          <table:table-cell table:formula="of:=[.A1251]/1000/(60*60*24)" office:value-type="time" office:time-value="PT05H33M03.768S" calcext:value-type="time">
            <text:p>05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62.77" calcext:value-type="float">
            <text:p>1362.77</text:p>
          </table:table-cell>
          <table:table-cell office:value-type="float" office:value="1688.89" calcext:value-type="float">
            <text:p>1688.89</text:p>
          </table:table-cell>
        </table:table-row>
        <table:table-row table:style-name="ro1">
          <table:table-cell office:value-type="float" office:value="19999768" calcext:value-type="float">
            <text:p>19999768</text:p>
          </table:table-cell>
          <table:table-cell table:formula="of:=[.A1252]/1000/(60*60*24)" office:value-type="time" office:time-value="PT05H33M19.768S" calcext:value-type="time">
            <text:p>05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63.84" calcext:value-type="float">
            <text:p>1363.84</text:p>
          </table:table-cell>
          <table:table-cell office:value-type="float" office:value="1690.19" calcext:value-type="float">
            <text:p>1690.19</text:p>
          </table:table-cell>
        </table:table-row>
        <table:table-row table:style-name="ro1">
          <table:table-cell office:value-type="float" office:value="20015768" calcext:value-type="float">
            <text:p>20015768</text:p>
          </table:table-cell>
          <table:table-cell table:formula="of:=[.A1253]/1000/(60*60*24)" office:value-type="time" office:time-value="PT05H33M35.768S" calcext:value-type="time">
            <text:p>05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64.91" calcext:value-type="float">
            <text:p>1364.91</text:p>
          </table:table-cell>
          <table:table-cell office:value-type="float" office:value="1691.49" calcext:value-type="float">
            <text:p>1691.49</text:p>
          </table:table-cell>
        </table:table-row>
        <table:table-row table:style-name="ro1">
          <table:table-cell office:value-type="float" office:value="20031767" calcext:value-type="float">
            <text:p>20031767</text:p>
          </table:table-cell>
          <table:table-cell table:formula="of:=[.A1254]/1000/(60*60*24)" office:value-type="time" office:time-value="PT05H33M51.767S" calcext:value-type="time">
            <text:p>05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65.98" calcext:value-type="float">
            <text:p>1365.98</text:p>
          </table:table-cell>
          <table:table-cell office:value-type="float" office:value="1692.79" calcext:value-type="float">
            <text:p>1692.79</text:p>
          </table:table-cell>
        </table:table-row>
        <table:table-row table:style-name="ro1">
          <table:table-cell office:value-type="float" office:value="20047768" calcext:value-type="float">
            <text:p>20047768</text:p>
          </table:table-cell>
          <table:table-cell table:formula="of:=[.A1255]/1000/(60*60*24)" office:value-type="time" office:time-value="PT05H34M07.768S" calcext:value-type="time">
            <text:p>05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67.05" calcext:value-type="float">
            <text:p>1367.05</text:p>
          </table:table-cell>
          <table:table-cell office:value-type="float" office:value="1694.09" calcext:value-type="float">
            <text:p>1694.09</text:p>
          </table:table-cell>
        </table:table-row>
        <table:table-row table:style-name="ro1">
          <table:table-cell office:value-type="float" office:value="20063768" calcext:value-type="float">
            <text:p>20063768</text:p>
          </table:table-cell>
          <table:table-cell table:formula="of:=[.A1256]/1000/(60*60*24)" office:value-type="time" office:time-value="PT05H34M23.768S" calcext:value-type="time">
            <text:p>05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68.12" calcext:value-type="float">
            <text:p>1368.12</text:p>
          </table:table-cell>
          <table:table-cell office:value-type="float" office:value="1695.39" calcext:value-type="float">
            <text:p>1695.39</text:p>
          </table:table-cell>
        </table:table-row>
        <table:table-row table:style-name="ro1">
          <table:table-cell office:value-type="float" office:value="20079768" calcext:value-type="float">
            <text:p>20079768</text:p>
          </table:table-cell>
          <table:table-cell table:formula="of:=[.A1257]/1000/(60*60*24)" office:value-type="time" office:time-value="PT05H34M39.768S" calcext:value-type="time">
            <text:p>05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69.19" calcext:value-type="float">
            <text:p>1369.19</text:p>
          </table:table-cell>
          <table:table-cell office:value-type="float" office:value="1696.69" calcext:value-type="float">
            <text:p>1696.69</text:p>
          </table:table-cell>
        </table:table-row>
        <table:table-row table:style-name="ro1">
          <table:table-cell office:value-type="float" office:value="20095768" calcext:value-type="float">
            <text:p>20095768</text:p>
          </table:table-cell>
          <table:table-cell table:formula="of:=[.A1258]/1000/(60*60*24)" office:value-type="time" office:time-value="PT05H34M55.768S" calcext:value-type="time">
            <text:p>05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1370.26" calcext:value-type="float">
            <text:p>1370.26</text:p>
          </table:table-cell>
          <table:table-cell office:value-type="float" office:value="1697.99" calcext:value-type="float">
            <text:p>1697.99</text:p>
          </table:table-cell>
        </table:table-row>
        <table:table-row table:style-name="ro1">
          <table:table-cell office:value-type="float" office:value="20111768" calcext:value-type="float">
            <text:p>20111768</text:p>
          </table:table-cell>
          <table:table-cell table:formula="of:=[.A1259]/1000/(60*60*24)" office:value-type="time" office:time-value="PT05H35M11.768S" calcext:value-type="time">
            <text:p>05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71.33" calcext:value-type="float">
            <text:p>1371.33</text:p>
          </table:table-cell>
          <table:table-cell office:value-type="float" office:value="1699.29" calcext:value-type="float">
            <text:p>1699.29</text:p>
          </table:table-cell>
        </table:table-row>
        <table:table-row table:style-name="ro1">
          <table:table-cell office:value-type="float" office:value="20127768" calcext:value-type="float">
            <text:p>20127768</text:p>
          </table:table-cell>
          <table:table-cell table:formula="of:=[.A1260]/1000/(60*60*24)" office:value-type="time" office:time-value="PT05H35M27.768S" calcext:value-type="time">
            <text:p>05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72.4" calcext:value-type="float">
            <text:p>1372.4</text:p>
          </table:table-cell>
          <table:table-cell office:value-type="float" office:value="1700.58" calcext:value-type="float">
            <text:p>1700.58</text:p>
          </table:table-cell>
        </table:table-row>
        <table:table-row table:style-name="ro1">
          <table:table-cell office:value-type="float" office:value="20143768" calcext:value-type="float">
            <text:p>20143768</text:p>
          </table:table-cell>
          <table:table-cell table:formula="of:=[.A1261]/1000/(60*60*24)" office:value-type="time" office:time-value="PT05H35M43.768S" calcext:value-type="time">
            <text:p>05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73.47" calcext:value-type="float">
            <text:p>1373.47</text:p>
          </table:table-cell>
          <table:table-cell office:value-type="float" office:value="1701.88" calcext:value-type="float">
            <text:p>1701.88</text:p>
          </table:table-cell>
        </table:table-row>
        <table:table-row table:style-name="ro1">
          <table:table-cell office:value-type="float" office:value="20159768" calcext:value-type="float">
            <text:p>20159768</text:p>
          </table:table-cell>
          <table:table-cell table:formula="of:=[.A1262]/1000/(60*60*24)" office:value-type="time" office:time-value="PT05H35M59.768S" calcext:value-type="time">
            <text:p>05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374.54" calcext:value-type="float">
            <text:p>1374.54</text:p>
          </table:table-cell>
          <table:table-cell office:value-type="float" office:value="1703.18" calcext:value-type="float">
            <text:p>1703.18</text:p>
          </table:table-cell>
        </table:table-row>
        <table:table-row table:style-name="ro1">
          <table:table-cell office:value-type="float" office:value="20175768" calcext:value-type="float">
            <text:p>20175768</text:p>
          </table:table-cell>
          <table:table-cell table:formula="of:=[.A1263]/1000/(60*60*24)" office:value-type="time" office:time-value="PT05H36M15.768S" calcext:value-type="time">
            <text:p>05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375.61" calcext:value-type="float">
            <text:p>1375.61</text:p>
          </table:table-cell>
          <table:table-cell office:value-type="float" office:value="1704.48" calcext:value-type="float">
            <text:p>1704.48</text:p>
          </table:table-cell>
        </table:table-row>
        <table:table-row table:style-name="ro1">
          <table:table-cell office:value-type="float" office:value="20191768" calcext:value-type="float">
            <text:p>20191768</text:p>
          </table:table-cell>
          <table:table-cell table:formula="of:=[.A1264]/1000/(60*60*24)" office:value-type="time" office:time-value="PT05H36M31.768S" calcext:value-type="time">
            <text:p>05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376.68" calcext:value-type="float">
            <text:p>1376.68</text:p>
          </table:table-cell>
          <table:table-cell office:value-type="float" office:value="1705.78" calcext:value-type="float">
            <text:p>1705.78</text:p>
          </table:table-cell>
        </table:table-row>
        <table:table-row table:style-name="ro1">
          <table:table-cell office:value-type="float" office:value="20207768" calcext:value-type="float">
            <text:p>20207768</text:p>
          </table:table-cell>
          <table:table-cell table:formula="of:=[.A1265]/1000/(60*60*24)" office:value-type="time" office:time-value="PT05H36M47.768S" calcext:value-type="time">
            <text:p>05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1377.75" calcext:value-type="float">
            <text:p>1377.75</text:p>
          </table:table-cell>
          <table:table-cell office:value-type="float" office:value="1707.07" calcext:value-type="float">
            <text:p>1707.07</text:p>
          </table:table-cell>
        </table:table-row>
        <table:table-row table:style-name="ro1">
          <table:table-cell office:value-type="float" office:value="20223768" calcext:value-type="float">
            <text:p>20223768</text:p>
          </table:table-cell>
          <table:table-cell table:formula="of:=[.A1266]/1000/(60*60*24)" office:value-type="time" office:time-value="PT05H37M03.768S" calcext:value-type="time">
            <text:p>05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78.82" calcext:value-type="float">
            <text:p>1378.82</text:p>
          </table:table-cell>
          <table:table-cell office:value-type="float" office:value="1708.37" calcext:value-type="float">
            <text:p>1708.37</text:p>
          </table:table-cell>
        </table:table-row>
        <table:table-row table:style-name="ro1">
          <table:table-cell office:value-type="float" office:value="20239768" calcext:value-type="float">
            <text:p>20239768</text:p>
          </table:table-cell>
          <table:table-cell table:formula="of:=[.A1267]/1000/(60*60*24)" office:value-type="time" office:time-value="PT05H37M19.768S" calcext:value-type="time">
            <text:p>05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79.89" calcext:value-type="float">
            <text:p>1379.89</text:p>
          </table:table-cell>
          <table:table-cell office:value-type="float" office:value="1709.67" calcext:value-type="float">
            <text:p>1709.67</text:p>
          </table:table-cell>
        </table:table-row>
        <table:table-row table:style-name="ro1">
          <table:table-cell office:value-type="float" office:value="20255768" calcext:value-type="float">
            <text:p>20255768</text:p>
          </table:table-cell>
          <table:table-cell table:formula="of:=[.A1268]/1000/(60*60*24)" office:value-type="time" office:time-value="PT05H37M35.768S" calcext:value-type="time">
            <text:p>05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80.95" calcext:value-type="float">
            <text:p>1380.95</text:p>
          </table:table-cell>
          <table:table-cell office:value-type="float" office:value="1710.97" calcext:value-type="float">
            <text:p>1710.97</text:p>
          </table:table-cell>
        </table:table-row>
        <table:table-row table:style-name="ro1">
          <table:table-cell office:value-type="float" office:value="20271768" calcext:value-type="float">
            <text:p>20271768</text:p>
          </table:table-cell>
          <table:table-cell table:formula="of:=[.A1269]/1000/(60*60*24)" office:value-type="time" office:time-value="PT05H37M51.768S" calcext:value-type="time">
            <text:p>05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82.02" calcext:value-type="float">
            <text:p>1382.02</text:p>
          </table:table-cell>
          <table:table-cell office:value-type="float" office:value="1712.27" calcext:value-type="float">
            <text:p>1712.27</text:p>
          </table:table-cell>
        </table:table-row>
        <table:table-row table:style-name="ro1">
          <table:table-cell office:value-type="float" office:value="20287768" calcext:value-type="float">
            <text:p>20287768</text:p>
          </table:table-cell>
          <table:table-cell table:formula="of:=[.A1270]/1000/(60*60*24)" office:value-type="time" office:time-value="PT05H38M07.768S" calcext:value-type="time">
            <text:p>05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383.09" calcext:value-type="float">
            <text:p>1383.09</text:p>
          </table:table-cell>
          <table:table-cell office:value-type="float" office:value="1713.57" calcext:value-type="float">
            <text:p>1713.57</text:p>
          </table:table-cell>
        </table:table-row>
        <table:table-row table:style-name="ro1">
          <table:table-cell office:value-type="float" office:value="20303768" calcext:value-type="float">
            <text:p>20303768</text:p>
          </table:table-cell>
          <table:table-cell table:formula="of:=[.A1271]/1000/(60*60*24)" office:value-type="time" office:time-value="PT05H38M23.768S" calcext:value-type="time">
            <text:p>05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84.16" calcext:value-type="float">
            <text:p>1384.16</text:p>
          </table:table-cell>
          <table:table-cell office:value-type="float" office:value="1714.86" calcext:value-type="float">
            <text:p>1714.86</text:p>
          </table:table-cell>
        </table:table-row>
        <table:table-row table:style-name="ro1">
          <table:table-cell office:value-type="float" office:value="20319768" calcext:value-type="float">
            <text:p>20319768</text:p>
          </table:table-cell>
          <table:table-cell table:formula="of:=[.A1272]/1000/(60*60*24)" office:value-type="time" office:time-value="PT05H38M39.768S" calcext:value-type="time">
            <text:p>05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85.23" calcext:value-type="float">
            <text:p>1385.23</text:p>
          </table:table-cell>
          <table:table-cell office:value-type="float" office:value="1716.16" calcext:value-type="float">
            <text:p>1716.16</text:p>
          </table:table-cell>
        </table:table-row>
        <table:table-row table:style-name="ro1">
          <table:table-cell office:value-type="float" office:value="20335768" calcext:value-type="float">
            <text:p>20335768</text:p>
          </table:table-cell>
          <table:table-cell table:formula="of:=[.A1273]/1000/(60*60*24)" office:value-type="time" office:time-value="PT05H38M55.768S" calcext:value-type="time">
            <text:p>05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86.3" calcext:value-type="float">
            <text:p>1386.3</text:p>
          </table:table-cell>
          <table:table-cell office:value-type="float" office:value="1717.46" calcext:value-type="float">
            <text:p>1717.46</text:p>
          </table:table-cell>
        </table:table-row>
        <table:table-row table:style-name="ro1">
          <table:table-cell office:value-type="float" office:value="20351768" calcext:value-type="float">
            <text:p>20351768</text:p>
          </table:table-cell>
          <table:table-cell table:formula="of:=[.A1274]/1000/(60*60*24)" office:value-type="time" office:time-value="PT05H39M11.768S" calcext:value-type="time">
            <text:p>05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87.37" calcext:value-type="float">
            <text:p>1387.37</text:p>
          </table:table-cell>
          <table:table-cell office:value-type="float" office:value="1718.75" calcext:value-type="float">
            <text:p>1718.75</text:p>
          </table:table-cell>
        </table:table-row>
        <table:table-row table:style-name="ro1">
          <table:table-cell office:value-type="float" office:value="20367768" calcext:value-type="float">
            <text:p>20367768</text:p>
          </table:table-cell>
          <table:table-cell table:formula="of:=[.A1275]/1000/(60*60*24)" office:value-type="time" office:time-value="PT05H39M27.768S" calcext:value-type="time">
            <text:p>05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88.44" calcext:value-type="float">
            <text:p>1388.44</text:p>
          </table:table-cell>
          <table:table-cell office:value-type="float" office:value="1720.05" calcext:value-type="float">
            <text:p>1720.05</text:p>
          </table:table-cell>
        </table:table-row>
        <table:table-row table:style-name="ro1">
          <table:table-cell office:value-type="float" office:value="20383768" calcext:value-type="float">
            <text:p>20383768</text:p>
          </table:table-cell>
          <table:table-cell table:formula="of:=[.A1276]/1000/(60*60*24)" office:value-type="time" office:time-value="PT05H39M43.768S" calcext:value-type="time">
            <text:p>05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389.5" calcext:value-type="float">
            <text:p>1389.5</text:p>
          </table:table-cell>
          <table:table-cell office:value-type="float" office:value="1721.35" calcext:value-type="float">
            <text:p>1721.35</text:p>
          </table:table-cell>
        </table:table-row>
        <table:table-row table:style-name="ro1">
          <table:table-cell office:value-type="float" office:value="20399768" calcext:value-type="float">
            <text:p>20399768</text:p>
          </table:table-cell>
          <table:table-cell table:formula="of:=[.A1277]/1000/(60*60*24)" office:value-type="time" office:time-value="PT05H39M59.768S" calcext:value-type="time">
            <text:p>05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90.57" calcext:value-type="float">
            <text:p>1390.57</text:p>
          </table:table-cell>
          <table:table-cell office:value-type="float" office:value="1722.64" calcext:value-type="float">
            <text:p>1722.64</text:p>
          </table:table-cell>
        </table:table-row>
        <table:table-row table:style-name="ro1">
          <table:table-cell office:value-type="float" office:value="20415768" calcext:value-type="float">
            <text:p>20415768</text:p>
          </table:table-cell>
          <table:table-cell table:formula="of:=[.A1278]/1000/(60*60*24)" office:value-type="time" office:time-value="PT05H40M15.768S" calcext:value-type="time">
            <text:p>05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91.64" calcext:value-type="float">
            <text:p>1391.64</text:p>
          </table:table-cell>
          <table:table-cell office:value-type="float" office:value="1723.94" calcext:value-type="float">
            <text:p>1723.94</text:p>
          </table:table-cell>
        </table:table-row>
        <table:table-row table:style-name="ro1">
          <table:table-cell office:value-type="float" office:value="20431768" calcext:value-type="float">
            <text:p>20431768</text:p>
          </table:table-cell>
          <table:table-cell table:formula="of:=[.A1279]/1000/(60*60*24)" office:value-type="time" office:time-value="PT05H40M31.768S" calcext:value-type="time">
            <text:p>05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392.71" calcext:value-type="float">
            <text:p>1392.71</text:p>
          </table:table-cell>
          <table:table-cell office:value-type="float" office:value="1725.24" calcext:value-type="float">
            <text:p>1725.24</text:p>
          </table:table-cell>
        </table:table-row>
        <table:table-row table:style-name="ro1">
          <table:table-cell office:value-type="float" office:value="20447768" calcext:value-type="float">
            <text:p>20447768</text:p>
          </table:table-cell>
          <table:table-cell table:formula="of:=[.A1280]/1000/(60*60*24)" office:value-type="time" office:time-value="PT05H40M47.768S" calcext:value-type="time">
            <text:p>05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93.78" calcext:value-type="float">
            <text:p>1393.78</text:p>
          </table:table-cell>
          <table:table-cell office:value-type="float" office:value="1726.53" calcext:value-type="float">
            <text:p>1726.53</text:p>
          </table:table-cell>
        </table:table-row>
        <table:table-row table:style-name="ro1">
          <table:table-cell office:value-type="float" office:value="20463768" calcext:value-type="float">
            <text:p>20463768</text:p>
          </table:table-cell>
          <table:table-cell table:formula="of:=[.A1281]/1000/(60*60*24)" office:value-type="time" office:time-value="PT05H41M03.768S" calcext:value-type="time">
            <text:p>05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94.85" calcext:value-type="float">
            <text:p>1394.85</text:p>
          </table:table-cell>
          <table:table-cell office:value-type="float" office:value="1727.83" calcext:value-type="float">
            <text:p>1727.83</text:p>
          </table:table-cell>
        </table:table-row>
        <table:table-row table:style-name="ro1">
          <table:table-cell office:value-type="float" office:value="20479768" calcext:value-type="float">
            <text:p>20479768</text:p>
          </table:table-cell>
          <table:table-cell table:formula="of:=[.A1282]/1000/(60*60*24)" office:value-type="time" office:time-value="PT05H41M19.768S" calcext:value-type="time">
            <text:p>05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95.92" calcext:value-type="float">
            <text:p>1395.92</text:p>
          </table:table-cell>
          <table:table-cell office:value-type="float" office:value="1729.12" calcext:value-type="float">
            <text:p>1729.12</text:p>
          </table:table-cell>
        </table:table-row>
        <table:table-row table:style-name="ro1">
          <table:table-cell office:value-type="float" office:value="20495768" calcext:value-type="float">
            <text:p>20495768</text:p>
          </table:table-cell>
          <table:table-cell table:formula="of:=[.A1283]/1000/(60*60*24)" office:value-type="time" office:time-value="PT05H41M35.768S" calcext:value-type="time">
            <text:p>05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96.98" calcext:value-type="float">
            <text:p>1396.98</text:p>
          </table:table-cell>
          <table:table-cell office:value-type="float" office:value="1730.42" calcext:value-type="float">
            <text:p>1730.42</text:p>
          </table:table-cell>
        </table:table-row>
        <table:table-row table:style-name="ro1">
          <table:table-cell office:value-type="float" office:value="20511768" calcext:value-type="float">
            <text:p>20511768</text:p>
          </table:table-cell>
          <table:table-cell table:formula="of:=[.A1284]/1000/(60*60*24)" office:value-type="time" office:time-value="PT05H41M51.768S" calcext:value-type="time">
            <text:p>05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98.05" calcext:value-type="float">
            <text:p>1398.05</text:p>
          </table:table-cell>
          <table:table-cell office:value-type="float" office:value="1731.71" calcext:value-type="float">
            <text:p>1731.71</text:p>
          </table:table-cell>
        </table:table-row>
        <table:table-row table:style-name="ro1">
          <table:table-cell office:value-type="float" office:value="20527768" calcext:value-type="float">
            <text:p>20527768</text:p>
          </table:table-cell>
          <table:table-cell table:formula="of:=[.A1285]/1000/(60*60*24)" office:value-type="time" office:time-value="PT05H42M07.768S" calcext:value-type="time">
            <text:p>05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99.12" calcext:value-type="float">
            <text:p>1399.12</text:p>
          </table:table-cell>
          <table:table-cell office:value-type="float" office:value="1733.01" calcext:value-type="float">
            <text:p>1733.01</text:p>
          </table:table-cell>
        </table:table-row>
        <table:table-row table:style-name="ro1">
          <table:table-cell office:value-type="float" office:value="20543768" calcext:value-type="float">
            <text:p>20543768</text:p>
          </table:table-cell>
          <table:table-cell table:formula="of:=[.A1286]/1000/(60*60*24)" office:value-type="time" office:time-value="PT05H42M23.768S" calcext:value-type="time">
            <text:p>05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00.19" calcext:value-type="float">
            <text:p>1400.19</text:p>
          </table:table-cell>
          <table:table-cell office:value-type="float" office:value="1734.31" calcext:value-type="float">
            <text:p>1734.31</text:p>
          </table:table-cell>
        </table:table-row>
        <table:table-row table:style-name="ro1">
          <table:table-cell office:value-type="float" office:value="20559768" calcext:value-type="float">
            <text:p>20559768</text:p>
          </table:table-cell>
          <table:table-cell table:formula="of:=[.A1287]/1000/(60*60*24)" office:value-type="time" office:time-value="PT05H42M39.768S" calcext:value-type="time">
            <text:p>05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401.26" calcext:value-type="float">
            <text:p>1401.26</text:p>
          </table:table-cell>
          <table:table-cell office:value-type="float" office:value="1735.6" calcext:value-type="float">
            <text:p>1735.6</text:p>
          </table:table-cell>
        </table:table-row>
        <table:table-row table:style-name="ro1">
          <table:table-cell office:value-type="float" office:value="20575768" calcext:value-type="float">
            <text:p>20575768</text:p>
          </table:table-cell>
          <table:table-cell table:formula="of:=[.A1288]/1000/(60*60*24)" office:value-type="time" office:time-value="PT05H42M55.768S" calcext:value-type="time">
            <text:p>05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402.33" calcext:value-type="float">
            <text:p>1402.33</text:p>
          </table:table-cell>
          <table:table-cell office:value-type="float" office:value="1736.9" calcext:value-type="float">
            <text:p>1736.9</text:p>
          </table:table-cell>
        </table:table-row>
        <table:table-row table:style-name="ro1">
          <table:table-cell office:value-type="float" office:value="20591768" calcext:value-type="float">
            <text:p>20591768</text:p>
          </table:table-cell>
          <table:table-cell table:formula="of:=[.A1289]/1000/(60*60*24)" office:value-type="time" office:time-value="PT05H43M11.768S" calcext:value-type="time">
            <text:p>05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03.4" calcext:value-type="float">
            <text:p>1403.4</text:p>
          </table:table-cell>
          <table:table-cell office:value-type="float" office:value="1738.19" calcext:value-type="float">
            <text:p>1738.19</text:p>
          </table:table-cell>
        </table:table-row>
        <table:table-row table:style-name="ro1">
          <table:table-cell office:value-type="float" office:value="20607768" calcext:value-type="float">
            <text:p>20607768</text:p>
          </table:table-cell>
          <table:table-cell table:formula="of:=[.A1290]/1000/(60*60*24)" office:value-type="time" office:time-value="PT05H43M27.768S" calcext:value-type="time">
            <text:p>05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04.46" calcext:value-type="float">
            <text:p>1404.46</text:p>
          </table:table-cell>
          <table:table-cell office:value-type="float" office:value="1739.49" calcext:value-type="float">
            <text:p>1739.49</text:p>
          </table:table-cell>
        </table:table-row>
        <table:table-row table:style-name="ro1">
          <table:table-cell office:value-type="float" office:value="20623768" calcext:value-type="float">
            <text:p>20623768</text:p>
          </table:table-cell>
          <table:table-cell table:formula="of:=[.A1291]/1000/(60*60*24)" office:value-type="time" office:time-value="PT05H43M43.768S" calcext:value-type="time">
            <text:p>05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05.53" calcext:value-type="float">
            <text:p>1405.53</text:p>
          </table:table-cell>
          <table:table-cell office:value-type="float" office:value="1740.79" calcext:value-type="float">
            <text:p>1740.79</text:p>
          </table:table-cell>
        </table:table-row>
        <table:table-row table:style-name="ro1">
          <table:table-cell office:value-type="float" office:value="20639768" calcext:value-type="float">
            <text:p>20639768</text:p>
          </table:table-cell>
          <table:table-cell table:formula="of:=[.A1292]/1000/(60*60*24)" office:value-type="time" office:time-value="PT05H43M59.768S" calcext:value-type="time">
            <text:p>05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06.6" calcext:value-type="float">
            <text:p>1406.6</text:p>
          </table:table-cell>
          <table:table-cell office:value-type="float" office:value="1742.08" calcext:value-type="float">
            <text:p>1742.08</text:p>
          </table:table-cell>
        </table:table-row>
        <table:table-row table:style-name="ro1">
          <table:table-cell office:value-type="float" office:value="20655768" calcext:value-type="float">
            <text:p>20655768</text:p>
          </table:table-cell>
          <table:table-cell table:formula="of:=[.A1293]/1000/(60*60*24)" office:value-type="time" office:time-value="PT05H44M15.768S" calcext:value-type="time">
            <text:p>05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07.67" calcext:value-type="float">
            <text:p>1407.67</text:p>
          </table:table-cell>
          <table:table-cell office:value-type="float" office:value="1743.38" calcext:value-type="float">
            <text:p>1743.38</text:p>
          </table:table-cell>
        </table:table-row>
        <table:table-row table:style-name="ro1">
          <table:table-cell office:value-type="float" office:value="20671768" calcext:value-type="float">
            <text:p>20671768</text:p>
          </table:table-cell>
          <table:table-cell table:formula="of:=[.A1294]/1000/(60*60*24)" office:value-type="time" office:time-value="PT05H44M31.768S" calcext:value-type="time">
            <text:p>05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08.74" calcext:value-type="float">
            <text:p>1408.74</text:p>
          </table:table-cell>
          <table:table-cell office:value-type="float" office:value="1744.67" calcext:value-type="float">
            <text:p>1744.67</text:p>
          </table:table-cell>
        </table:table-row>
        <table:table-row table:style-name="ro1">
          <table:table-cell office:value-type="float" office:value="20687768" calcext:value-type="float">
            <text:p>20687768</text:p>
          </table:table-cell>
          <table:table-cell table:formula="of:=[.A1295]/1000/(60*60*24)" office:value-type="time" office:time-value="PT05H44M47.768S" calcext:value-type="time">
            <text:p>05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09.81" calcext:value-type="float">
            <text:p>1409.81</text:p>
          </table:table-cell>
          <table:table-cell office:value-type="float" office:value="1745.97" calcext:value-type="float">
            <text:p>1745.97</text:p>
          </table:table-cell>
        </table:table-row>
        <table:table-row table:style-name="ro1">
          <table:table-cell office:value-type="float" office:value="20703768" calcext:value-type="float">
            <text:p>20703768</text:p>
          </table:table-cell>
          <table:table-cell table:formula="of:=[.A1296]/1000/(60*60*24)" office:value-type="time" office:time-value="PT05H45M03.768S" calcext:value-type="time">
            <text:p>05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410.88" calcext:value-type="float">
            <text:p>1410.88</text:p>
          </table:table-cell>
          <table:table-cell office:value-type="float" office:value="1747.26" calcext:value-type="float">
            <text:p>1747.26</text:p>
          </table:table-cell>
        </table:table-row>
        <table:table-row table:style-name="ro1">
          <table:table-cell office:value-type="float" office:value="20719768" calcext:value-type="float">
            <text:p>20719768</text:p>
          </table:table-cell>
          <table:table-cell table:formula="of:=[.A1297]/1000/(60*60*24)" office:value-type="time" office:time-value="PT05H45M19.768S" calcext:value-type="time">
            <text:p>05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11.94" calcext:value-type="float">
            <text:p>1411.94</text:p>
          </table:table-cell>
          <table:table-cell office:value-type="float" office:value="1748.56" calcext:value-type="float">
            <text:p>1748.56</text:p>
          </table:table-cell>
        </table:table-row>
        <table:table-row table:style-name="ro1">
          <table:table-cell office:value-type="float" office:value="20735768" calcext:value-type="float">
            <text:p>20735768</text:p>
          </table:table-cell>
          <table:table-cell table:formula="of:=[.A1298]/1000/(60*60*24)" office:value-type="time" office:time-value="PT05H45M35.768S" calcext:value-type="time">
            <text:p>05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13.01" calcext:value-type="float">
            <text:p>1413.01</text:p>
          </table:table-cell>
          <table:table-cell office:value-type="float" office:value="1749.85" calcext:value-type="float">
            <text:p>1749.85</text:p>
          </table:table-cell>
        </table:table-row>
        <table:table-row table:style-name="ro1">
          <table:table-cell office:value-type="float" office:value="20751768" calcext:value-type="float">
            <text:p>20751768</text:p>
          </table:table-cell>
          <table:table-cell table:formula="of:=[.A1299]/1000/(60*60*24)" office:value-type="time" office:time-value="PT05H45M51.768S" calcext:value-type="time">
            <text:p>05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14.08" calcext:value-type="float">
            <text:p>1414.08</text:p>
          </table:table-cell>
          <table:table-cell office:value-type="float" office:value="1751.15" calcext:value-type="float">
            <text:p>1751.15</text:p>
          </table:table-cell>
        </table:table-row>
        <table:table-row table:style-name="ro1">
          <table:table-cell office:value-type="float" office:value="20767768" calcext:value-type="float">
            <text:p>20767768</text:p>
          </table:table-cell>
          <table:table-cell table:formula="of:=[.A1300]/1000/(60*60*24)" office:value-type="time" office:time-value="PT05H46M07.768S" calcext:value-type="time">
            <text:p>05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15.15" calcext:value-type="float">
            <text:p>1415.15</text:p>
          </table:table-cell>
          <table:table-cell office:value-type="float" office:value="1752.44" calcext:value-type="float">
            <text:p>1752.44</text:p>
          </table:table-cell>
        </table:table-row>
        <table:table-row table:style-name="ro1">
          <table:table-cell office:value-type="float" office:value="20783768" calcext:value-type="float">
            <text:p>20783768</text:p>
          </table:table-cell>
          <table:table-cell table:formula="of:=[.A1301]/1000/(60*60*24)" office:value-type="time" office:time-value="PT05H46M23.768S" calcext:value-type="time">
            <text:p>05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16.22" calcext:value-type="float">
            <text:p>1416.22</text:p>
          </table:table-cell>
          <table:table-cell office:value-type="float" office:value="1753.74" calcext:value-type="float">
            <text:p>1753.74</text:p>
          </table:table-cell>
        </table:table-row>
        <table:table-row table:style-name="ro1">
          <table:table-cell office:value-type="float" office:value="20799768" calcext:value-type="float">
            <text:p>20799768</text:p>
          </table:table-cell>
          <table:table-cell table:formula="of:=[.A1302]/1000/(60*60*24)" office:value-type="time" office:time-value="PT05H46M39.768S" calcext:value-type="time">
            <text:p>05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17.29" calcext:value-type="float">
            <text:p>1417.29</text:p>
          </table:table-cell>
          <table:table-cell office:value-type="float" office:value="1755.03" calcext:value-type="float">
            <text:p>1755.03</text:p>
          </table:table-cell>
        </table:table-row>
        <table:table-row table:style-name="ro1">
          <table:table-cell office:value-type="float" office:value="20815768" calcext:value-type="float">
            <text:p>20815768</text:p>
          </table:table-cell>
          <table:table-cell table:formula="of:=[.A1303]/1000/(60*60*24)" office:value-type="time" office:time-value="PT05H46M55.768S" calcext:value-type="time">
            <text:p>05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18.35" calcext:value-type="float">
            <text:p>1418.35</text:p>
          </table:table-cell>
          <table:table-cell office:value-type="float" office:value="1756.33" calcext:value-type="float">
            <text:p>1756.33</text:p>
          </table:table-cell>
        </table:table-row>
        <table:table-row table:style-name="ro1">
          <table:table-cell office:value-type="float" office:value="20831768" calcext:value-type="float">
            <text:p>20831768</text:p>
          </table:table-cell>
          <table:table-cell table:formula="of:=[.A1304]/1000/(60*60*24)" office:value-type="time" office:time-value="PT05H47M11.768S" calcext:value-type="time">
            <text:p>05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19.42" calcext:value-type="float">
            <text:p>1419.42</text:p>
          </table:table-cell>
          <table:table-cell office:value-type="float" office:value="1757.62" calcext:value-type="float">
            <text:p>1757.62</text:p>
          </table:table-cell>
        </table:table-row>
        <table:table-row table:style-name="ro1">
          <table:table-cell office:value-type="float" office:value="20847768" calcext:value-type="float">
            <text:p>20847768</text:p>
          </table:table-cell>
          <table:table-cell table:formula="of:=[.A1305]/1000/(60*60*24)" office:value-type="time" office:time-value="PT05H47M27.768S" calcext:value-type="time">
            <text:p>05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20.49" calcext:value-type="float">
            <text:p>1420.49</text:p>
          </table:table-cell>
          <table:table-cell office:value-type="float" office:value="1758.92" calcext:value-type="float">
            <text:p>1758.92</text:p>
          </table:table-cell>
        </table:table-row>
        <table:table-row table:style-name="ro1">
          <table:table-cell office:value-type="float" office:value="20863768" calcext:value-type="float">
            <text:p>20863768</text:p>
          </table:table-cell>
          <table:table-cell table:formula="of:=[.A1306]/1000/(60*60*24)" office:value-type="time" office:time-value="PT05H47M43.768S" calcext:value-type="time">
            <text:p>05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21.56" calcext:value-type="float">
            <text:p>1421.56</text:p>
          </table:table-cell>
          <table:table-cell office:value-type="float" office:value="1760.21" calcext:value-type="float">
            <text:p>1760.21</text:p>
          </table:table-cell>
        </table:table-row>
        <table:table-row table:style-name="ro1">
          <table:table-cell office:value-type="float" office:value="20879768" calcext:value-type="float">
            <text:p>20879768</text:p>
          </table:table-cell>
          <table:table-cell table:formula="of:=[.A1307]/1000/(60*60*24)" office:value-type="time" office:time-value="PT05H47M59.768S" calcext:value-type="time">
            <text:p>05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22.63" calcext:value-type="float">
            <text:p>1422.63</text:p>
          </table:table-cell>
          <table:table-cell office:value-type="float" office:value="1761.51" calcext:value-type="float">
            <text:p>1761.51</text:p>
          </table:table-cell>
        </table:table-row>
        <table:table-row table:style-name="ro1">
          <table:table-cell office:value-type="float" office:value="20895768" calcext:value-type="float">
            <text:p>20895768</text:p>
          </table:table-cell>
          <table:table-cell table:formula="of:=[.A1308]/1000/(60*60*24)" office:value-type="time" office:time-value="PT05H48M15.768S" calcext:value-type="time">
            <text:p>05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23.7" calcext:value-type="float">
            <text:p>1423.7</text:p>
          </table:table-cell>
          <table:table-cell office:value-type="float" office:value="1762.8" calcext:value-type="float">
            <text:p>1762.8</text:p>
          </table:table-cell>
        </table:table-row>
        <table:table-row table:style-name="ro1">
          <table:table-cell office:value-type="float" office:value="20911768" calcext:value-type="float">
            <text:p>20911768</text:p>
          </table:table-cell>
          <table:table-cell table:formula="of:=[.A1309]/1000/(60*60*24)" office:value-type="time" office:time-value="PT05H48M31.768S" calcext:value-type="time">
            <text:p>05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24.76" calcext:value-type="float">
            <text:p>1424.76</text:p>
          </table:table-cell>
          <table:table-cell office:value-type="float" office:value="1764.1" calcext:value-type="float">
            <text:p>1764.1</text:p>
          </table:table-cell>
        </table:table-row>
        <table:table-row table:style-name="ro1">
          <table:table-cell office:value-type="float" office:value="20927768" calcext:value-type="float">
            <text:p>20927768</text:p>
          </table:table-cell>
          <table:table-cell table:formula="of:=[.A1310]/1000/(60*60*24)" office:value-type="time" office:time-value="PT05H48M47.768S" calcext:value-type="time">
            <text:p>05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25.83" calcext:value-type="float">
            <text:p>1425.83</text:p>
          </table:table-cell>
          <table:table-cell office:value-type="float" office:value="1765.39" calcext:value-type="float">
            <text:p>1765.39</text:p>
          </table:table-cell>
        </table:table-row>
        <table:table-row table:style-name="ro1">
          <table:table-cell office:value-type="float" office:value="20943768" calcext:value-type="float">
            <text:p>20943768</text:p>
          </table:table-cell>
          <table:table-cell table:formula="of:=[.A1311]/1000/(60*60*24)" office:value-type="time" office:time-value="PT05H49M03.768S" calcext:value-type="time">
            <text:p>05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26.9" calcext:value-type="float">
            <text:p>1426.9</text:p>
          </table:table-cell>
          <table:table-cell office:value-type="float" office:value="1766.69" calcext:value-type="float">
            <text:p>1766.69</text:p>
          </table:table-cell>
        </table:table-row>
        <table:table-row table:style-name="ro1">
          <table:table-cell office:value-type="float" office:value="20959767" calcext:value-type="float">
            <text:p>20959767</text:p>
          </table:table-cell>
          <table:table-cell table:formula="of:=[.A1312]/1000/(60*60*24)" office:value-type="time" office:time-value="PT05H49M19.767S" calcext:value-type="time">
            <text:p>05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27.97" calcext:value-type="float">
            <text:p>1427.97</text:p>
          </table:table-cell>
          <table:table-cell office:value-type="float" office:value="1767.98" calcext:value-type="float">
            <text:p>1767.98</text:p>
          </table:table-cell>
        </table:table-row>
        <table:table-row table:style-name="ro1">
          <table:table-cell office:value-type="float" office:value="20975768" calcext:value-type="float">
            <text:p>20975768</text:p>
          </table:table-cell>
          <table:table-cell table:formula="of:=[.A1313]/1000/(60*60*24)" office:value-type="time" office:time-value="PT05H49M35.768S" calcext:value-type="time">
            <text:p>05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29.04" calcext:value-type="float">
            <text:p>1429.04</text:p>
          </table:table-cell>
          <table:table-cell office:value-type="float" office:value="1769.28" calcext:value-type="float">
            <text:p>1769.28</text:p>
          </table:table-cell>
        </table:table-row>
        <table:table-row table:style-name="ro1">
          <table:table-cell office:value-type="float" office:value="20991768" calcext:value-type="float">
            <text:p>20991768</text:p>
          </table:table-cell>
          <table:table-cell table:formula="of:=[.A1314]/1000/(60*60*24)" office:value-type="time" office:time-value="PT05H49M51.768S" calcext:value-type="time">
            <text:p>05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0.1" calcext:value-type="float">
            <text:p>1430.1</text:p>
          </table:table-cell>
          <table:table-cell office:value-type="float" office:value="1770.57" calcext:value-type="float">
            <text:p>1770.57</text:p>
          </table:table-cell>
        </table:table-row>
        <table:table-row table:style-name="ro1">
          <table:table-cell office:value-type="float" office:value="21007768" calcext:value-type="float">
            <text:p>21007768</text:p>
          </table:table-cell>
          <table:table-cell table:formula="of:=[.A1315]/1000/(60*60*24)" office:value-type="time" office:time-value="PT05H50M07.768S" calcext:value-type="time">
            <text:p>05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1.17" calcext:value-type="float">
            <text:p>1431.17</text:p>
          </table:table-cell>
          <table:table-cell office:value-type="float" office:value="1771.86" calcext:value-type="float">
            <text:p>1771.86</text:p>
          </table:table-cell>
        </table:table-row>
        <table:table-row table:style-name="ro1">
          <table:table-cell office:value-type="float" office:value="21023768" calcext:value-type="float">
            <text:p>21023768</text:p>
          </table:table-cell>
          <table:table-cell table:formula="of:=[.A1316]/1000/(60*60*24)" office:value-type="time" office:time-value="PT05H50M23.768S" calcext:value-type="time">
            <text:p>05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2.24" calcext:value-type="float">
            <text:p>1432.24</text:p>
          </table:table-cell>
          <table:table-cell office:value-type="float" office:value="1773.16" calcext:value-type="float">
            <text:p>1773.16</text:p>
          </table:table-cell>
        </table:table-row>
        <table:table-row table:style-name="ro1">
          <table:table-cell office:value-type="float" office:value="21039768" calcext:value-type="float">
            <text:p>21039768</text:p>
          </table:table-cell>
          <table:table-cell table:formula="of:=[.A1317]/1000/(60*60*24)" office:value-type="time" office:time-value="PT05H50M39.768S" calcext:value-type="time">
            <text:p>05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3.31" calcext:value-type="float">
            <text:p>1433.31</text:p>
          </table:table-cell>
          <table:table-cell office:value-type="float" office:value="1774.45" calcext:value-type="float">
            <text:p>1774.45</text:p>
          </table:table-cell>
        </table:table-row>
        <table:table-row table:style-name="ro1">
          <table:table-cell office:value-type="float" office:value="21055768" calcext:value-type="float">
            <text:p>21055768</text:p>
          </table:table-cell>
          <table:table-cell table:formula="of:=[.A1318]/1000/(60*60*24)" office:value-type="time" office:time-value="PT05H50M55.768S" calcext:value-type="time">
            <text:p>05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4.38" calcext:value-type="float">
            <text:p>1434.38</text:p>
          </table:table-cell>
          <table:table-cell office:value-type="float" office:value="1775.75" calcext:value-type="float">
            <text:p>1775.75</text:p>
          </table:table-cell>
        </table:table-row>
        <table:table-row table:style-name="ro1">
          <table:table-cell office:value-type="float" office:value="21071768" calcext:value-type="float">
            <text:p>21071768</text:p>
          </table:table-cell>
          <table:table-cell table:formula="of:=[.A1319]/1000/(60*60*24)" office:value-type="time" office:time-value="PT05H51M11.768S" calcext:value-type="time">
            <text:p>05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5.44" calcext:value-type="float">
            <text:p>1435.44</text:p>
          </table:table-cell>
          <table:table-cell office:value-type="float" office:value="1777.04" calcext:value-type="float">
            <text:p>1777.04</text:p>
          </table:table-cell>
        </table:table-row>
        <table:table-row table:style-name="ro1">
          <table:table-cell office:value-type="float" office:value="21087768" calcext:value-type="float">
            <text:p>21087768</text:p>
          </table:table-cell>
          <table:table-cell table:formula="of:=[.A1320]/1000/(60*60*24)" office:value-type="time" office:time-value="PT05H51M27.768S" calcext:value-type="time">
            <text:p>05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6.51" calcext:value-type="float">
            <text:p>1436.51</text:p>
          </table:table-cell>
          <table:table-cell office:value-type="float" office:value="1778.34" calcext:value-type="float">
            <text:p>1778.34</text:p>
          </table:table-cell>
        </table:table-row>
        <table:table-row table:style-name="ro1">
          <table:table-cell office:value-type="float" office:value="21103768" calcext:value-type="float">
            <text:p>21103768</text:p>
          </table:table-cell>
          <table:table-cell table:formula="of:=[.A1321]/1000/(60*60*24)" office:value-type="time" office:time-value="PT05H51M43.768S" calcext:value-type="time">
            <text:p>05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7.58" calcext:value-type="float">
            <text:p>1437.58</text:p>
          </table:table-cell>
          <table:table-cell office:value-type="float" office:value="1779.63" calcext:value-type="float">
            <text:p>1779.63</text:p>
          </table:table-cell>
        </table:table-row>
        <table:table-row table:style-name="ro1">
          <table:table-cell office:value-type="float" office:value="21119768" calcext:value-type="float">
            <text:p>21119768</text:p>
          </table:table-cell>
          <table:table-cell table:formula="of:=[.A1322]/1000/(60*60*24)" office:value-type="time" office:time-value="PT05H51M59.768S" calcext:value-type="time">
            <text:p>05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8.65" calcext:value-type="float">
            <text:p>1438.65</text:p>
          </table:table-cell>
          <table:table-cell office:value-type="float" office:value="1780.93" calcext:value-type="float">
            <text:p>1780.93</text:p>
          </table:table-cell>
        </table:table-row>
        <table:table-row table:style-name="ro1">
          <table:table-cell office:value-type="float" office:value="21135768" calcext:value-type="float">
            <text:p>21135768</text:p>
          </table:table-cell>
          <table:table-cell table:formula="of:=[.A1323]/1000/(60*60*24)" office:value-type="time" office:time-value="PT05H52M15.768S" calcext:value-type="time">
            <text:p>05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39.72" calcext:value-type="float">
            <text:p>1439.72</text:p>
          </table:table-cell>
          <table:table-cell office:value-type="float" office:value="1782.22" calcext:value-type="float">
            <text:p>1782.22</text:p>
          </table:table-cell>
        </table:table-row>
        <table:table-row table:style-name="ro1">
          <table:table-cell office:value-type="float" office:value="21151768" calcext:value-type="float">
            <text:p>21151768</text:p>
          </table:table-cell>
          <table:table-cell table:formula="of:=[.A1324]/1000/(60*60*24)" office:value-type="time" office:time-value="PT05H52M31.768S" calcext:value-type="time">
            <text:p>05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40.79" calcext:value-type="float">
            <text:p>1440.79</text:p>
          </table:table-cell>
          <table:table-cell office:value-type="float" office:value="1783.52" calcext:value-type="float">
            <text:p>1783.52</text:p>
          </table:table-cell>
        </table:table-row>
        <table:table-row table:style-name="ro1">
          <table:table-cell office:value-type="float" office:value="21167768" calcext:value-type="float">
            <text:p>21167768</text:p>
          </table:table-cell>
          <table:table-cell table:formula="of:=[.A1325]/1000/(60*60*24)" office:value-type="time" office:time-value="PT05H52M47.768S" calcext:value-type="time">
            <text:p>05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41.85" calcext:value-type="float">
            <text:p>1441.85</text:p>
          </table:table-cell>
          <table:table-cell office:value-type="float" office:value="1784.81" calcext:value-type="float">
            <text:p>1784.81</text:p>
          </table:table-cell>
        </table:table-row>
        <table:table-row table:style-name="ro1">
          <table:table-cell office:value-type="float" office:value="21183768" calcext:value-type="float">
            <text:p>21183768</text:p>
          </table:table-cell>
          <table:table-cell table:formula="of:=[.A1326]/1000/(60*60*24)" office:value-type="time" office:time-value="PT05H53M03.768S" calcext:value-type="time">
            <text:p>05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42.92" calcext:value-type="float">
            <text:p>1442.92</text:p>
          </table:table-cell>
          <table:table-cell office:value-type="float" office:value="1786.1" calcext:value-type="float">
            <text:p>1786.1</text:p>
          </table:table-cell>
        </table:table-row>
        <table:table-row table:style-name="ro1">
          <table:table-cell office:value-type="float" office:value="21199768" calcext:value-type="float">
            <text:p>21199768</text:p>
          </table:table-cell>
          <table:table-cell table:formula="of:=[.A1327]/1000/(60*60*24)" office:value-type="time" office:time-value="PT05H53M19.768S" calcext:value-type="time">
            <text:p>05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43.99" calcext:value-type="float">
            <text:p>1443.99</text:p>
          </table:table-cell>
          <table:table-cell office:value-type="float" office:value="1787.4" calcext:value-type="float">
            <text:p>1787.4</text:p>
          </table:table-cell>
        </table:table-row>
        <table:table-row table:style-name="ro1">
          <table:table-cell office:value-type="float" office:value="21215768" calcext:value-type="float">
            <text:p>21215768</text:p>
          </table:table-cell>
          <table:table-cell table:formula="of:=[.A1328]/1000/(60*60*24)" office:value-type="time" office:time-value="PT05H53M35.768S" calcext:value-type="time">
            <text:p>05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45.06" calcext:value-type="float">
            <text:p>1445.06</text:p>
          </table:table-cell>
          <table:table-cell office:value-type="float" office:value="1788.69" calcext:value-type="float">
            <text:p>1788.69</text:p>
          </table:table-cell>
        </table:table-row>
        <table:table-row table:style-name="ro1">
          <table:table-cell office:value-type="float" office:value="21231768" calcext:value-type="float">
            <text:p>21231768</text:p>
          </table:table-cell>
          <table:table-cell table:formula="of:=[.A1329]/1000/(60*60*24)" office:value-type="time" office:time-value="PT05H53M51.768S" calcext:value-type="time">
            <text:p>05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46.13" calcext:value-type="float">
            <text:p>1446.13</text:p>
          </table:table-cell>
          <table:table-cell office:value-type="float" office:value="1789.98" calcext:value-type="float">
            <text:p>1789.98</text:p>
          </table:table-cell>
        </table:table-row>
        <table:table-row table:style-name="ro1">
          <table:table-cell office:value-type="float" office:value="21247768" calcext:value-type="float">
            <text:p>21247768</text:p>
          </table:table-cell>
          <table:table-cell table:formula="of:=[.A1330]/1000/(60*60*24)" office:value-type="time" office:time-value="PT05H54M07.768S" calcext:value-type="time">
            <text:p>05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47.19" calcext:value-type="float">
            <text:p>1447.19</text:p>
          </table:table-cell>
          <table:table-cell office:value-type="float" office:value="1791.28" calcext:value-type="float">
            <text:p>1791.28</text:p>
          </table:table-cell>
        </table:table-row>
        <table:table-row table:style-name="ro1">
          <table:table-cell office:value-type="float" office:value="21263768" calcext:value-type="float">
            <text:p>21263768</text:p>
          </table:table-cell>
          <table:table-cell table:formula="of:=[.A1331]/1000/(60*60*24)" office:value-type="time" office:time-value="PT05H54M23.768S" calcext:value-type="time">
            <text:p>05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48.26" calcext:value-type="float">
            <text:p>1448.26</text:p>
          </table:table-cell>
          <table:table-cell office:value-type="float" office:value="1792.57" calcext:value-type="float">
            <text:p>1792.57</text:p>
          </table:table-cell>
        </table:table-row>
        <table:table-row table:style-name="ro1">
          <table:table-cell office:value-type="float" office:value="21279768" calcext:value-type="float">
            <text:p>21279768</text:p>
          </table:table-cell>
          <table:table-cell table:formula="of:=[.A1332]/1000/(60*60*24)" office:value-type="time" office:time-value="PT05H54M39.768S" calcext:value-type="time">
            <text:p>05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49.33" calcext:value-type="float">
            <text:p>1449.33</text:p>
          </table:table-cell>
          <table:table-cell office:value-type="float" office:value="1793.87" calcext:value-type="float">
            <text:p>1793.87</text:p>
          </table:table-cell>
        </table:table-row>
        <table:table-row table:style-name="ro1">
          <table:table-cell office:value-type="float" office:value="21295768" calcext:value-type="float">
            <text:p>21295768</text:p>
          </table:table-cell>
          <table:table-cell table:formula="of:=[.A1333]/1000/(60*60*24)" office:value-type="time" office:time-value="PT05H54M55.768S" calcext:value-type="time">
            <text:p>05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450.4" calcext:value-type="float">
            <text:p>1450.4</text:p>
          </table:table-cell>
          <table:table-cell office:value-type="float" office:value="1795.16" calcext:value-type="float">
            <text:p>1795.16</text:p>
          </table:table-cell>
        </table:table-row>
        <table:table-row table:style-name="ro1">
          <table:table-cell office:value-type="float" office:value="21311768" calcext:value-type="float">
            <text:p>21311768</text:p>
          </table:table-cell>
          <table:table-cell table:formula="of:=[.A1334]/1000/(60*60*24)" office:value-type="time" office:time-value="PT05H55M11.768S" calcext:value-type="time">
            <text:p>05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51.47" calcext:value-type="float">
            <text:p>1451.47</text:p>
          </table:table-cell>
          <table:table-cell office:value-type="float" office:value="1796.45" calcext:value-type="float">
            <text:p>1796.45</text:p>
          </table:table-cell>
        </table:table-row>
        <table:table-row table:style-name="ro1">
          <table:table-cell office:value-type="float" office:value="21327768" calcext:value-type="float">
            <text:p>21327768</text:p>
          </table:table-cell>
          <table:table-cell table:formula="of:=[.A1335]/1000/(60*60*24)" office:value-type="time" office:time-value="PT05H55M27.768S" calcext:value-type="time">
            <text:p>05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52.53" calcext:value-type="float">
            <text:p>1452.53</text:p>
          </table:table-cell>
          <table:table-cell office:value-type="float" office:value="1797.75" calcext:value-type="float">
            <text:p>1797.75</text:p>
          </table:table-cell>
        </table:table-row>
        <table:table-row table:style-name="ro1">
          <table:table-cell office:value-type="float" office:value="21343768" calcext:value-type="float">
            <text:p>21343768</text:p>
          </table:table-cell>
          <table:table-cell table:formula="of:=[.A1336]/1000/(60*60*24)" office:value-type="time" office:time-value="PT05H55M43.768S" calcext:value-type="time">
            <text:p>05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53.6" calcext:value-type="float">
            <text:p>1453.6</text:p>
          </table:table-cell>
          <table:table-cell office:value-type="float" office:value="1799.04" calcext:value-type="float">
            <text:p>1799.04</text:p>
          </table:table-cell>
        </table:table-row>
        <table:table-row table:style-name="ro1">
          <table:table-cell office:value-type="float" office:value="21359768" calcext:value-type="float">
            <text:p>21359768</text:p>
          </table:table-cell>
          <table:table-cell table:formula="of:=[.A1337]/1000/(60*60*24)" office:value-type="time" office:time-value="PT05H55M59.768S" calcext:value-type="time">
            <text:p>05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54.67" calcext:value-type="float">
            <text:p>1454.67</text:p>
          </table:table-cell>
          <table:table-cell office:value-type="float" office:value="1800.33" calcext:value-type="float">
            <text:p>1800.33</text:p>
          </table:table-cell>
        </table:table-row>
        <table:table-row table:style-name="ro1">
          <table:table-cell office:value-type="float" office:value="21375768" calcext:value-type="float">
            <text:p>21375768</text:p>
          </table:table-cell>
          <table:table-cell table:formula="of:=[.A1338]/1000/(60*60*24)" office:value-type="time" office:time-value="PT05H56M15.768S" calcext:value-type="time">
            <text:p>05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55.74" calcext:value-type="float">
            <text:p>1455.74</text:p>
          </table:table-cell>
          <table:table-cell office:value-type="float" office:value="1801.63" calcext:value-type="float">
            <text:p>1801.63</text:p>
          </table:table-cell>
        </table:table-row>
        <table:table-row table:style-name="ro1">
          <table:table-cell office:value-type="float" office:value="21391768" calcext:value-type="float">
            <text:p>21391768</text:p>
          </table:table-cell>
          <table:table-cell table:formula="of:=[.A1339]/1000/(60*60*24)" office:value-type="time" office:time-value="PT05H56M31.768S" calcext:value-type="time">
            <text:p>05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56.81" calcext:value-type="float">
            <text:p>1456.81</text:p>
          </table:table-cell>
          <table:table-cell office:value-type="float" office:value="1802.92" calcext:value-type="float">
            <text:p>1802.92</text:p>
          </table:table-cell>
        </table:table-row>
        <table:table-row table:style-name="ro1">
          <table:table-cell office:value-type="float" office:value="21407768" calcext:value-type="float">
            <text:p>21407768</text:p>
          </table:table-cell>
          <table:table-cell table:formula="of:=[.A1340]/1000/(60*60*24)" office:value-type="time" office:time-value="PT05H56M47.768S" calcext:value-type="time">
            <text:p>05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57.87" calcext:value-type="float">
            <text:p>1457.87</text:p>
          </table:table-cell>
          <table:table-cell office:value-type="float" office:value="1804.21" calcext:value-type="float">
            <text:p>1804.21</text:p>
          </table:table-cell>
        </table:table-row>
        <table:table-row table:style-name="ro1">
          <table:table-cell office:value-type="float" office:value="21423768" calcext:value-type="float">
            <text:p>21423768</text:p>
          </table:table-cell>
          <table:table-cell table:formula="of:=[.A1341]/1000/(60*60*24)" office:value-type="time" office:time-value="PT05H57M03.768S" calcext:value-type="time">
            <text:p>05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458.94" calcext:value-type="float">
            <text:p>1458.94</text:p>
          </table:table-cell>
          <table:table-cell office:value-type="float" office:value="1805.51" calcext:value-type="float">
            <text:p>1805.51</text:p>
          </table:table-cell>
        </table:table-row>
        <table:table-row table:style-name="ro1">
          <table:table-cell office:value-type="float" office:value="21439768" calcext:value-type="float">
            <text:p>21439768</text:p>
          </table:table-cell>
          <table:table-cell table:formula="of:=[.A1342]/1000/(60*60*24)" office:value-type="time" office:time-value="PT05H57M19.768S" calcext:value-type="time">
            <text:p>05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60.01" calcext:value-type="float">
            <text:p>1460.01</text:p>
          </table:table-cell>
          <table:table-cell office:value-type="float" office:value="1806.8" calcext:value-type="float">
            <text:p>1806.8</text:p>
          </table:table-cell>
        </table:table-row>
        <table:table-row table:style-name="ro1">
          <table:table-cell office:value-type="float" office:value="21455768" calcext:value-type="float">
            <text:p>21455768</text:p>
          </table:table-cell>
          <table:table-cell table:formula="of:=[.A1343]/1000/(60*60*24)" office:value-type="time" office:time-value="PT05H57M35.768S" calcext:value-type="time">
            <text:p>05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61.08" calcext:value-type="float">
            <text:p>1461.08</text:p>
          </table:table-cell>
          <table:table-cell office:value-type="float" office:value="1808.09" calcext:value-type="float">
            <text:p>1808.09</text:p>
          </table:table-cell>
        </table:table-row>
        <table:table-row table:style-name="ro1">
          <table:table-cell office:value-type="float" office:value="21471768" calcext:value-type="float">
            <text:p>21471768</text:p>
          </table:table-cell>
          <table:table-cell table:formula="of:=[.A1344]/1000/(60*60*24)" office:value-type="time" office:time-value="PT05H57M51.768S" calcext:value-type="time">
            <text:p>05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62.15" calcext:value-type="float">
            <text:p>1462.15</text:p>
          </table:table-cell>
          <table:table-cell office:value-type="float" office:value="1809.38" calcext:value-type="float">
            <text:p>1809.38</text:p>
          </table:table-cell>
        </table:table-row>
        <table:table-row table:style-name="ro1">
          <table:table-cell office:value-type="float" office:value="21487768" calcext:value-type="float">
            <text:p>21487768</text:p>
          </table:table-cell>
          <table:table-cell table:formula="of:=[.A1345]/1000/(60*60*24)" office:value-type="time" office:time-value="PT05H58M07.768S" calcext:value-type="time">
            <text:p>05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63.21" calcext:value-type="float">
            <text:p>1463.21</text:p>
          </table:table-cell>
          <table:table-cell office:value-type="float" office:value="1810.68" calcext:value-type="float">
            <text:p>1810.68</text:p>
          </table:table-cell>
        </table:table-row>
        <table:table-row table:style-name="ro1">
          <table:table-cell office:value-type="float" office:value="21503768" calcext:value-type="float">
            <text:p>21503768</text:p>
          </table:table-cell>
          <table:table-cell table:formula="of:=[.A1346]/1000/(60*60*24)" office:value-type="time" office:time-value="PT05H58M23.768S" calcext:value-type="time">
            <text:p>05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64.28" calcext:value-type="float">
            <text:p>1464.28</text:p>
          </table:table-cell>
          <table:table-cell office:value-type="float" office:value="1811.97" calcext:value-type="float">
            <text:p>1811.97</text:p>
          </table:table-cell>
        </table:table-row>
        <table:table-row table:style-name="ro1">
          <table:table-cell office:value-type="float" office:value="21519768" calcext:value-type="float">
            <text:p>21519768</text:p>
          </table:table-cell>
          <table:table-cell table:formula="of:=[.A1347]/1000/(60*60*24)" office:value-type="time" office:time-value="PT05H58M39.768S" calcext:value-type="time">
            <text:p>05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465.35" calcext:value-type="float">
            <text:p>1465.35</text:p>
          </table:table-cell>
          <table:table-cell office:value-type="float" office:value="1813.26" calcext:value-type="float">
            <text:p>1813.26</text:p>
          </table:table-cell>
        </table:table-row>
        <table:table-row table:style-name="ro1">
          <table:table-cell office:value-type="float" office:value="21535768" calcext:value-type="float">
            <text:p>21535768</text:p>
          </table:table-cell>
          <table:table-cell table:formula="of:=[.A1348]/1000/(60*60*24)" office:value-type="time" office:time-value="PT05H58M55.768S" calcext:value-type="time">
            <text:p>05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466.42" calcext:value-type="float">
            <text:p>1466.42</text:p>
          </table:table-cell>
          <table:table-cell office:value-type="float" office:value="1814.56" calcext:value-type="float">
            <text:p>1814.56</text:p>
          </table:table-cell>
        </table:table-row>
        <table:table-row table:style-name="ro1">
          <table:table-cell office:value-type="float" office:value="21551768" calcext:value-type="float">
            <text:p>21551768</text:p>
          </table:table-cell>
          <table:table-cell table:formula="of:=[.A1349]/1000/(60*60*24)" office:value-type="time" office:time-value="PT05H59M11.768S" calcext:value-type="time">
            <text:p>05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67.49" calcext:value-type="float">
            <text:p>1467.49</text:p>
          </table:table-cell>
          <table:table-cell office:value-type="float" office:value="1815.85" calcext:value-type="float">
            <text:p>1815.85</text:p>
          </table:table-cell>
        </table:table-row>
        <table:table-row table:style-name="ro1">
          <table:table-cell office:value-type="float" office:value="21567768" calcext:value-type="float">
            <text:p>21567768</text:p>
          </table:table-cell>
          <table:table-cell table:formula="of:=[.A1350]/1000/(60*60*24)" office:value-type="time" office:time-value="PT05H59M27.768S" calcext:value-type="time">
            <text:p>05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468.55" calcext:value-type="float">
            <text:p>1468.55</text:p>
          </table:table-cell>
          <table:table-cell office:value-type="float" office:value="1817.14" calcext:value-type="float">
            <text:p>1817.14</text:p>
          </table:table-cell>
        </table:table-row>
        <table:table-row table:style-name="ro1">
          <table:table-cell office:value-type="float" office:value="21583768" calcext:value-type="float">
            <text:p>21583768</text:p>
          </table:table-cell>
          <table:table-cell table:formula="of:=[.A1351]/1000/(60*60*24)" office:value-type="time" office:time-value="PT05H59M43.768S" calcext:value-type="time">
            <text:p>05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69.62" calcext:value-type="float">
            <text:p>1469.62</text:p>
          </table:table-cell>
          <table:table-cell office:value-type="float" office:value="1818.43" calcext:value-type="float">
            <text:p>1818.43</text:p>
          </table:table-cell>
        </table:table-row>
        <table:table-row table:style-name="ro1">
          <table:table-cell office:value-type="float" office:value="21599768" calcext:value-type="float">
            <text:p>21599768</text:p>
          </table:table-cell>
          <table:table-cell table:formula="of:=[.A1352]/1000/(60*60*24)" office:value-type="time" office:time-value="PT05H59M59.768S" calcext:value-type="time">
            <text:p>06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70.69" calcext:value-type="float">
            <text:p>1470.69</text:p>
          </table:table-cell>
          <table:table-cell office:value-type="float" office:value="1819.73" calcext:value-type="float">
            <text:p>1819.73</text:p>
          </table:table-cell>
        </table:table-row>
        <table:table-row table:style-name="ro1">
          <table:table-cell office:value-type="float" office:value="21615768" calcext:value-type="float">
            <text:p>21615768</text:p>
          </table:table-cell>
          <table:table-cell table:formula="of:=[.A1353]/1000/(60*60*24)" office:value-type="time" office:time-value="PT06H00M15.768S" calcext:value-type="time">
            <text:p>06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471.75" calcext:value-type="float">
            <text:p>1471.75</text:p>
          </table:table-cell>
          <table:table-cell office:value-type="float" office:value="1821.02" calcext:value-type="float">
            <text:p>1821.02</text:p>
          </table:table-cell>
        </table:table-row>
        <table:table-row table:style-name="ro1">
          <table:table-cell office:value-type="float" office:value="21631768" calcext:value-type="float">
            <text:p>21631768</text:p>
          </table:table-cell>
          <table:table-cell table:formula="of:=[.A1354]/1000/(60*60*24)" office:value-type="time" office:time-value="PT06H00M31.768S" calcext:value-type="time">
            <text:p>06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1472.82" calcext:value-type="float">
            <text:p>1472.82</text:p>
          </table:table-cell>
          <table:table-cell office:value-type="float" office:value="1822.31" calcext:value-type="float">
            <text:p>1822.31</text:p>
          </table:table-cell>
        </table:table-row>
        <table:table-row table:style-name="ro1">
          <table:table-cell office:value-type="float" office:value="21647768" calcext:value-type="float">
            <text:p>21647768</text:p>
          </table:table-cell>
          <table:table-cell table:formula="of:=[.A1355]/1000/(60*60*24)" office:value-type="time" office:time-value="PT06H00M47.768S" calcext:value-type="time">
            <text:p>06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473.89" calcext:value-type="float">
            <text:p>1473.89</text:p>
          </table:table-cell>
          <table:table-cell office:value-type="float" office:value="1823.61" calcext:value-type="float">
            <text:p>1823.61</text:p>
          </table:table-cell>
        </table:table-row>
        <table:table-row table:style-name="ro1">
          <table:table-cell office:value-type="float" office:value="21663768" calcext:value-type="float">
            <text:p>21663768</text:p>
          </table:table-cell>
          <table:table-cell table:formula="of:=[.A1356]/1000/(60*60*24)" office:value-type="time" office:time-value="PT06H01M03.768S" calcext:value-type="time">
            <text:p>06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474.96" calcext:value-type="float">
            <text:p>1474.96</text:p>
          </table:table-cell>
          <table:table-cell office:value-type="float" office:value="1824.9" calcext:value-type="float">
            <text:p>1824.9</text:p>
          </table:table-cell>
        </table:table-row>
        <table:table-row table:style-name="ro1">
          <table:table-cell office:value-type="float" office:value="21679768" calcext:value-type="float">
            <text:p>21679768</text:p>
          </table:table-cell>
          <table:table-cell table:formula="of:=[.A1357]/1000/(60*60*24)" office:value-type="time" office:time-value="PT06H01M19.768S" calcext:value-type="time">
            <text:p>06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76.02" calcext:value-type="float">
            <text:p>1476.02</text:p>
          </table:table-cell>
          <table:table-cell office:value-type="float" office:value="1826.19" calcext:value-type="float">
            <text:p>1826.19</text:p>
          </table:table-cell>
        </table:table-row>
        <table:table-row table:style-name="ro1">
          <table:table-cell office:value-type="float" office:value="21695768" calcext:value-type="float">
            <text:p>21695768</text:p>
          </table:table-cell>
          <table:table-cell table:formula="of:=[.A1358]/1000/(60*60*24)" office:value-type="time" office:time-value="PT06H01M35.768S" calcext:value-type="time">
            <text:p>06:0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477.09" calcext:value-type="float">
            <text:p>1477.09</text:p>
          </table:table-cell>
          <table:table-cell office:value-type="float" office:value="1827.48" calcext:value-type="float">
            <text:p>1827.48</text:p>
          </table:table-cell>
        </table:table-row>
        <table:table-row table:style-name="ro1">
          <table:table-cell office:value-type="float" office:value="21711768" calcext:value-type="float">
            <text:p>21711768</text:p>
          </table:table-cell>
          <table:table-cell table:formula="of:=[.A1359]/1000/(60*60*24)" office:value-type="time" office:time-value="PT06H01M51.768S" calcext:value-type="time">
            <text:p>06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78.16" calcext:value-type="float">
            <text:p>1478.16</text:p>
          </table:table-cell>
          <table:table-cell office:value-type="float" office:value="1828.78" calcext:value-type="float">
            <text:p>1828.78</text:p>
          </table:table-cell>
        </table:table-row>
        <table:table-row table:style-name="ro1">
          <table:table-cell office:value-type="float" office:value="21727768" calcext:value-type="float">
            <text:p>21727768</text:p>
          </table:table-cell>
          <table:table-cell table:formula="of:=[.A1360]/1000/(60*60*24)" office:value-type="time" office:time-value="PT06H02M07.768S" calcext:value-type="time">
            <text:p>06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79.22" calcext:value-type="float">
            <text:p>1479.22</text:p>
          </table:table-cell>
          <table:table-cell office:value-type="float" office:value="1830.07" calcext:value-type="float">
            <text:p>1830.07</text:p>
          </table:table-cell>
        </table:table-row>
        <table:table-row table:style-name="ro1">
          <table:table-cell office:value-type="float" office:value="21743768" calcext:value-type="float">
            <text:p>21743768</text:p>
          </table:table-cell>
          <table:table-cell table:formula="of:=[.A1361]/1000/(60*60*24)" office:value-type="time" office:time-value="PT06H02M23.768S" calcext:value-type="time">
            <text:p>06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80.29" calcext:value-type="float">
            <text:p>1480.29</text:p>
          </table:table-cell>
          <table:table-cell office:value-type="float" office:value="1831.36" calcext:value-type="float">
            <text:p>1831.36</text:p>
          </table:table-cell>
        </table:table-row>
        <table:table-row table:style-name="ro1">
          <table:table-cell office:value-type="float" office:value="21759768" calcext:value-type="float">
            <text:p>21759768</text:p>
          </table:table-cell>
          <table:table-cell table:formula="of:=[.A1362]/1000/(60*60*24)" office:value-type="time" office:time-value="PT06H02M39.768S" calcext:value-type="time">
            <text:p>06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481.36" calcext:value-type="float">
            <text:p>1481.36</text:p>
          </table:table-cell>
          <table:table-cell office:value-type="float" office:value="1832.66" calcext:value-type="float">
            <text:p>1832.66</text:p>
          </table:table-cell>
        </table:table-row>
        <table:table-row table:style-name="ro1">
          <table:table-cell office:value-type="float" office:value="21775768" calcext:value-type="float">
            <text:p>21775768</text:p>
          </table:table-cell>
          <table:table-cell table:formula="of:=[.A1363]/1000/(60*60*24)" office:value-type="time" office:time-value="PT06H02M55.768S" calcext:value-type="time">
            <text:p>06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82.42" calcext:value-type="float">
            <text:p>1482.42</text:p>
          </table:table-cell>
          <table:table-cell office:value-type="float" office:value="1833.95" calcext:value-type="float">
            <text:p>1833.95</text:p>
          </table:table-cell>
        </table:table-row>
        <table:table-row table:style-name="ro1">
          <table:table-cell office:value-type="float" office:value="21791768" calcext:value-type="float">
            <text:p>21791768</text:p>
          </table:table-cell>
          <table:table-cell table:formula="of:=[.A1364]/1000/(60*60*24)" office:value-type="time" office:time-value="PT06H03M11.768S" calcext:value-type="time">
            <text:p>06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483.49" calcext:value-type="float">
            <text:p>1483.49</text:p>
          </table:table-cell>
          <table:table-cell office:value-type="float" office:value="1835.24" calcext:value-type="float">
            <text:p>1835.24</text:p>
          </table:table-cell>
        </table:table-row>
        <table:table-row table:style-name="ro1">
          <table:table-cell office:value-type="float" office:value="21807768" calcext:value-type="float">
            <text:p>21807768</text:p>
          </table:table-cell>
          <table:table-cell table:formula="of:=[.A1365]/1000/(60*60*24)" office:value-type="time" office:time-value="PT06H03M27.768S" calcext:value-type="time">
            <text:p>06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84.56" calcext:value-type="float">
            <text:p>1484.56</text:p>
          </table:table-cell>
          <table:table-cell office:value-type="float" office:value="1836.53" calcext:value-type="float">
            <text:p>1836.53</text:p>
          </table:table-cell>
        </table:table-row>
        <table:table-row table:style-name="ro1">
          <table:table-cell office:value-type="float" office:value="21823768" calcext:value-type="float">
            <text:p>21823768</text:p>
          </table:table-cell>
          <table:table-cell table:formula="of:=[.A1366]/1000/(60*60*24)" office:value-type="time" office:time-value="PT06H03M43.768S" calcext:value-type="time">
            <text:p>06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485.62" calcext:value-type="float">
            <text:p>1485.62</text:p>
          </table:table-cell>
          <table:table-cell office:value-type="float" office:value="1837.83" calcext:value-type="float">
            <text:p>1837.83</text:p>
          </table:table-cell>
        </table:table-row>
        <table:table-row table:style-name="ro1">
          <table:table-cell office:value-type="float" office:value="21839768" calcext:value-type="float">
            <text:p>21839768</text:p>
          </table:table-cell>
          <table:table-cell table:formula="of:=[.A1367]/1000/(60*60*24)" office:value-type="time" office:time-value="PT06H03M59.768S" calcext:value-type="time">
            <text:p>06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86.69" calcext:value-type="float">
            <text:p>1486.69</text:p>
          </table:table-cell>
          <table:table-cell office:value-type="float" office:value="1839.12" calcext:value-type="float">
            <text:p>1839.12</text:p>
          </table:table-cell>
        </table:table-row>
        <table:table-row table:style-name="ro1">
          <table:table-cell office:value-type="float" office:value="21855768" calcext:value-type="float">
            <text:p>21855768</text:p>
          </table:table-cell>
          <table:table-cell table:formula="of:=[.A1368]/1000/(60*60*24)" office:value-type="time" office:time-value="PT06H04M15.768S" calcext:value-type="time">
            <text:p>06:0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487.76" calcext:value-type="float">
            <text:p>1487.76</text:p>
          </table:table-cell>
          <table:table-cell office:value-type="float" office:value="1840.41" calcext:value-type="float">
            <text:p>1840.41</text:p>
          </table:table-cell>
        </table:table-row>
        <table:table-row table:style-name="ro1">
          <table:table-cell office:value-type="float" office:value="21871768" calcext:value-type="float">
            <text:p>21871768</text:p>
          </table:table-cell>
          <table:table-cell table:formula="of:=[.A1369]/1000/(60*60*24)" office:value-type="time" office:time-value="PT06H04M31.768S" calcext:value-type="time">
            <text:p>06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488.82" calcext:value-type="float">
            <text:p>1488.82</text:p>
          </table:table-cell>
          <table:table-cell office:value-type="float" office:value="1841.7" calcext:value-type="float">
            <text:p>1841.7</text:p>
          </table:table-cell>
        </table:table-row>
        <table:table-row table:style-name="ro1">
          <table:table-cell office:value-type="float" office:value="21887768" calcext:value-type="float">
            <text:p>21887768</text:p>
          </table:table-cell>
          <table:table-cell table:formula="of:=[.A1370]/1000/(60*60*24)" office:value-type="time" office:time-value="PT06H04M47.768S" calcext:value-type="time">
            <text:p>06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89.89" calcext:value-type="float">
            <text:p>1489.89</text:p>
          </table:table-cell>
          <table:table-cell office:value-type="float" office:value="1842.99" calcext:value-type="float">
            <text:p>1842.99</text:p>
          </table:table-cell>
        </table:table-row>
        <table:table-row table:style-name="ro1">
          <table:table-cell office:value-type="float" office:value="21903768" calcext:value-type="float">
            <text:p>21903768</text:p>
          </table:table-cell>
          <table:table-cell table:formula="of:=[.A1371]/1000/(60*60*24)" office:value-type="time" office:time-value="PT06H05M03.768S" calcext:value-type="time">
            <text:p>06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490.96" calcext:value-type="float">
            <text:p>1490.96</text:p>
          </table:table-cell>
          <table:table-cell office:value-type="float" office:value="1844.29" calcext:value-type="float">
            <text:p>1844.29</text:p>
          </table:table-cell>
        </table:table-row>
        <table:table-row table:style-name="ro1">
          <table:table-cell office:value-type="float" office:value="21919768" calcext:value-type="float">
            <text:p>21919768</text:p>
          </table:table-cell>
          <table:table-cell table:formula="of:=[.A1372]/1000/(60*60*24)" office:value-type="time" office:time-value="PT06H05M19.768S" calcext:value-type="time">
            <text:p>06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92.02" calcext:value-type="float">
            <text:p>1492.02</text:p>
          </table:table-cell>
          <table:table-cell office:value-type="float" office:value="1845.58" calcext:value-type="float">
            <text:p>1845.58</text:p>
          </table:table-cell>
        </table:table-row>
        <table:table-row table:style-name="ro1">
          <table:table-cell office:value-type="float" office:value="21935768" calcext:value-type="float">
            <text:p>21935768</text:p>
          </table:table-cell>
          <table:table-cell table:formula="of:=[.A1373]/1000/(60*60*24)" office:value-type="time" office:time-value="PT06H05M35.768S" calcext:value-type="time">
            <text:p>06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493.09" calcext:value-type="float">
            <text:p>1493.09</text:p>
          </table:table-cell>
          <table:table-cell office:value-type="float" office:value="1846.87" calcext:value-type="float">
            <text:p>1846.87</text:p>
          </table:table-cell>
        </table:table-row>
        <table:table-row table:style-name="ro1">
          <table:table-cell office:value-type="float" office:value="21951768" calcext:value-type="float">
            <text:p>21951768</text:p>
          </table:table-cell>
          <table:table-cell table:formula="of:=[.A1374]/1000/(60*60*24)" office:value-type="time" office:time-value="PT06H05M51.768S" calcext:value-type="time">
            <text:p>06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94.16" calcext:value-type="float">
            <text:p>1494.16</text:p>
          </table:table-cell>
          <table:table-cell office:value-type="float" office:value="1848.16" calcext:value-type="float">
            <text:p>1848.16</text:p>
          </table:table-cell>
        </table:table-row>
        <table:table-row table:style-name="ro1">
          <table:table-cell office:value-type="float" office:value="21967768" calcext:value-type="float">
            <text:p>21967768</text:p>
          </table:table-cell>
          <table:table-cell table:formula="of:=[.A1375]/1000/(60*60*24)" office:value-type="time" office:time-value="PT06H06M07.768S" calcext:value-type="time">
            <text:p>06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495.22" calcext:value-type="float">
            <text:p>1495.22</text:p>
          </table:table-cell>
          <table:table-cell office:value-type="float" office:value="1849.46" calcext:value-type="float">
            <text:p>1849.46</text:p>
          </table:table-cell>
        </table:table-row>
        <table:table-row table:style-name="ro1">
          <table:table-cell office:value-type="float" office:value="21983768" calcext:value-type="float">
            <text:p>21983768</text:p>
          </table:table-cell>
          <table:table-cell table:formula="of:=[.A1376]/1000/(60*60*24)" office:value-type="time" office:time-value="PT06H06M23.768S" calcext:value-type="time">
            <text:p>06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496.29" calcext:value-type="float">
            <text:p>1496.29</text:p>
          </table:table-cell>
          <table:table-cell office:value-type="float" office:value="1850.75" calcext:value-type="float">
            <text:p>1850.75</text:p>
          </table:table-cell>
        </table:table-row>
        <table:table-row table:style-name="ro1">
          <table:table-cell office:value-type="float" office:value="21999768" calcext:value-type="float">
            <text:p>21999768</text:p>
          </table:table-cell>
          <table:table-cell table:formula="of:=[.A1377]/1000/(60*60*24)" office:value-type="time" office:time-value="PT06H06M39.768S" calcext:value-type="time">
            <text:p>06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497.36" calcext:value-type="float">
            <text:p>1497.36</text:p>
          </table:table-cell>
          <table:table-cell office:value-type="float" office:value="1852.04" calcext:value-type="float">
            <text:p>1852.04</text:p>
          </table:table-cell>
        </table:table-row>
        <table:table-row table:style-name="ro1">
          <table:table-cell office:value-type="float" office:value="22015768" calcext:value-type="float">
            <text:p>22015768</text:p>
          </table:table-cell>
          <table:table-cell table:formula="of:=[.A1378]/1000/(60*60*24)" office:value-type="time" office:time-value="PT06H06M55.768S" calcext:value-type="time">
            <text:p>06:06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98.42" calcext:value-type="float">
            <text:p>1498.42</text:p>
          </table:table-cell>
          <table:table-cell office:value-type="float" office:value="1853.33" calcext:value-type="float">
            <text:p>1853.33</text:p>
          </table:table-cell>
        </table:table-row>
        <table:table-row table:style-name="ro1">
          <table:table-cell office:value-type="float" office:value="22031768" calcext:value-type="float">
            <text:p>22031768</text:p>
          </table:table-cell>
          <table:table-cell table:formula="of:=[.A1379]/1000/(60*60*24)" office:value-type="time" office:time-value="PT06H07M11.768S" calcext:value-type="time">
            <text:p>06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499.49" calcext:value-type="float">
            <text:p>1499.49</text:p>
          </table:table-cell>
          <table:table-cell office:value-type="float" office:value="1854.62" calcext:value-type="float">
            <text:p>1854.62</text:p>
          </table:table-cell>
        </table:table-row>
        <table:table-row table:style-name="ro1">
          <table:table-cell office:value-type="float" office:value="22047768" calcext:value-type="float">
            <text:p>22047768</text:p>
          </table:table-cell>
          <table:table-cell table:formula="of:=[.A1380]/1000/(60*60*24)" office:value-type="time" office:time-value="PT06H07M27.768S" calcext:value-type="time">
            <text:p>06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00.56" calcext:value-type="float">
            <text:p>1500.56</text:p>
          </table:table-cell>
          <table:table-cell office:value-type="float" office:value="1855.91" calcext:value-type="float">
            <text:p>1855.91</text:p>
          </table:table-cell>
        </table:table-row>
        <table:table-row table:style-name="ro1">
          <table:table-cell office:value-type="float" office:value="22063768" calcext:value-type="float">
            <text:p>22063768</text:p>
          </table:table-cell>
          <table:table-cell table:formula="of:=[.A1381]/1000/(60*60*24)" office:value-type="time" office:time-value="PT06H07M43.768S" calcext:value-type="time">
            <text:p>06:0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01.62" calcext:value-type="float">
            <text:p>1501.62</text:p>
          </table:table-cell>
          <table:table-cell office:value-type="float" office:value="1857.2" calcext:value-type="float">
            <text:p>1857.2</text:p>
          </table:table-cell>
        </table:table-row>
        <table:table-row table:style-name="ro1">
          <table:table-cell office:value-type="float" office:value="22079768" calcext:value-type="float">
            <text:p>22079768</text:p>
          </table:table-cell>
          <table:table-cell table:formula="of:=[.A1382]/1000/(60*60*24)" office:value-type="time" office:time-value="PT06H07M59.768S" calcext:value-type="time">
            <text:p>06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02.69" calcext:value-type="float">
            <text:p>1502.69</text:p>
          </table:table-cell>
          <table:table-cell office:value-type="float" office:value="1858.49" calcext:value-type="float">
            <text:p>1858.49</text:p>
          </table:table-cell>
        </table:table-row>
        <table:table-row table:style-name="ro1">
          <table:table-cell office:value-type="float" office:value="22095768" calcext:value-type="float">
            <text:p>22095768</text:p>
          </table:table-cell>
          <table:table-cell table:formula="of:=[.A1383]/1000/(60*60*24)" office:value-type="time" office:time-value="PT06H08M15.768S" calcext:value-type="time">
            <text:p>06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03.76" calcext:value-type="float">
            <text:p>1503.76</text:p>
          </table:table-cell>
          <table:table-cell office:value-type="float" office:value="1859.79" calcext:value-type="float">
            <text:p>1859.79</text:p>
          </table:table-cell>
        </table:table-row>
        <table:table-row table:style-name="ro1">
          <table:table-cell office:value-type="float" office:value="22111768" calcext:value-type="float">
            <text:p>22111768</text:p>
          </table:table-cell>
          <table:table-cell table:formula="of:=[.A1384]/1000/(60*60*24)" office:value-type="time" office:time-value="PT06H08M31.768S" calcext:value-type="time">
            <text:p>06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04.82" calcext:value-type="float">
            <text:p>1504.82</text:p>
          </table:table-cell>
          <table:table-cell office:value-type="float" office:value="1861.08" calcext:value-type="float">
            <text:p>1861.08</text:p>
          </table:table-cell>
        </table:table-row>
        <table:table-row table:style-name="ro1">
          <table:table-cell office:value-type="float" office:value="22127768" calcext:value-type="float">
            <text:p>22127768</text:p>
          </table:table-cell>
          <table:table-cell table:formula="of:=[.A1385]/1000/(60*60*24)" office:value-type="time" office:time-value="PT06H08M47.768S" calcext:value-type="time">
            <text:p>06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05.89" calcext:value-type="float">
            <text:p>1505.89</text:p>
          </table:table-cell>
          <table:table-cell office:value-type="float" office:value="1862.37" calcext:value-type="float">
            <text:p>1862.37</text:p>
          </table:table-cell>
        </table:table-row>
        <table:table-row table:style-name="ro1">
          <table:table-cell office:value-type="float" office:value="22143768" calcext:value-type="float">
            <text:p>22143768</text:p>
          </table:table-cell>
          <table:table-cell table:formula="of:=[.A1386]/1000/(60*60*24)" office:value-type="time" office:time-value="PT06H09M03.768S" calcext:value-type="time">
            <text:p>06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06.96" calcext:value-type="float">
            <text:p>1506.96</text:p>
          </table:table-cell>
          <table:table-cell office:value-type="float" office:value="1863.66" calcext:value-type="float">
            <text:p>1863.66</text:p>
          </table:table-cell>
        </table:table-row>
        <table:table-row table:style-name="ro1">
          <table:table-cell office:value-type="float" office:value="22159768" calcext:value-type="float">
            <text:p>22159768</text:p>
          </table:table-cell>
          <table:table-cell table:formula="of:=[.A1387]/1000/(60*60*24)" office:value-type="time" office:time-value="PT06H09M19.768S" calcext:value-type="time">
            <text:p>06:0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08.02" calcext:value-type="float">
            <text:p>1508.02</text:p>
          </table:table-cell>
          <table:table-cell office:value-type="float" office:value="1864.96" calcext:value-type="float">
            <text:p>1864.96</text:p>
          </table:table-cell>
        </table:table-row>
        <table:table-row table:style-name="ro1">
          <table:table-cell office:value-type="float" office:value="22175768" calcext:value-type="float">
            <text:p>22175768</text:p>
          </table:table-cell>
          <table:table-cell table:formula="of:=[.A1388]/1000/(60*60*24)" office:value-type="time" office:time-value="PT06H09M35.768S" calcext:value-type="time">
            <text:p>06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09.09" calcext:value-type="float">
            <text:p>1509.09</text:p>
          </table:table-cell>
          <table:table-cell office:value-type="float" office:value="1866.25" calcext:value-type="float">
            <text:p>1866.25</text:p>
          </table:table-cell>
        </table:table-row>
        <table:table-row table:style-name="ro1">
          <table:table-cell office:value-type="float" office:value="22191768" calcext:value-type="float">
            <text:p>22191768</text:p>
          </table:table-cell>
          <table:table-cell table:formula="of:=[.A1389]/1000/(60*60*24)" office:value-type="time" office:time-value="PT06H09M51.768S" calcext:value-type="time">
            <text:p>06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10.16" calcext:value-type="float">
            <text:p>1510.16</text:p>
          </table:table-cell>
          <table:table-cell office:value-type="float" office:value="1867.54" calcext:value-type="float">
            <text:p>1867.54</text:p>
          </table:table-cell>
        </table:table-row>
        <table:table-row table:style-name="ro1">
          <table:table-cell office:value-type="float" office:value="22207768" calcext:value-type="float">
            <text:p>22207768</text:p>
          </table:table-cell>
          <table:table-cell table:formula="of:=[.A1390]/1000/(60*60*24)" office:value-type="time" office:time-value="PT06H10M07.768S" calcext:value-type="time">
            <text:p>06:1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11.22" calcext:value-type="float">
            <text:p>1511.22</text:p>
          </table:table-cell>
          <table:table-cell office:value-type="float" office:value="1868.83" calcext:value-type="float">
            <text:p>1868.83</text:p>
          </table:table-cell>
        </table:table-row>
        <table:table-row table:style-name="ro1">
          <table:table-cell office:value-type="float" office:value="22223768" calcext:value-type="float">
            <text:p>22223768</text:p>
          </table:table-cell>
          <table:table-cell table:formula="of:=[.A1391]/1000/(60*60*24)" office:value-type="time" office:time-value="PT06H10M23.768S" calcext:value-type="time">
            <text:p>06:1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12.29" calcext:value-type="float">
            <text:p>1512.29</text:p>
          </table:table-cell>
          <table:table-cell office:value-type="float" office:value="1870.12" calcext:value-type="float">
            <text:p>1870.12</text:p>
          </table:table-cell>
        </table:table-row>
        <table:table-row table:style-name="ro1">
          <table:table-cell office:value-type="float" office:value="22239768" calcext:value-type="float">
            <text:p>22239768</text:p>
          </table:table-cell>
          <table:table-cell table:formula="of:=[.A1392]/1000/(60*60*24)" office:value-type="time" office:time-value="PT06H10M39.768S" calcext:value-type="time">
            <text:p>06:10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13.35" calcext:value-type="float">
            <text:p>1513.35</text:p>
          </table:table-cell>
          <table:table-cell office:value-type="float" office:value="1871.41" calcext:value-type="float">
            <text:p>1871.41</text:p>
          </table:table-cell>
        </table:table-row>
        <table:table-row table:style-name="ro1">
          <table:table-cell office:value-type="float" office:value="22255768" calcext:value-type="float">
            <text:p>22255768</text:p>
          </table:table-cell>
          <table:table-cell table:formula="of:=[.A1393]/1000/(60*60*24)" office:value-type="time" office:time-value="PT06H10M55.768S" calcext:value-type="time">
            <text:p>06:10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14.42" calcext:value-type="float">
            <text:p>1514.42</text:p>
          </table:table-cell>
          <table:table-cell office:value-type="float" office:value="1872.71" calcext:value-type="float">
            <text:p>1872.71</text:p>
          </table:table-cell>
        </table:table-row>
        <table:table-row table:style-name="ro1">
          <table:table-cell office:value-type="float" office:value="22271768" calcext:value-type="float">
            <text:p>22271768</text:p>
          </table:table-cell>
          <table:table-cell table:formula="of:=[.A1394]/1000/(60*60*24)" office:value-type="time" office:time-value="PT06H11M11.768S" calcext:value-type="time">
            <text:p>06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15.49" calcext:value-type="float">
            <text:p>1515.49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22287768" calcext:value-type="float">
            <text:p>22287768</text:p>
          </table:table-cell>
          <table:table-cell table:formula="of:=[.A1395]/1000/(60*60*24)" office:value-type="time" office:time-value="PT06H11M27.768S" calcext:value-type="time">
            <text:p>06:1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516.55" calcext:value-type="float">
            <text:p>1516.55</text:p>
          </table:table-cell>
          <table:table-cell office:value-type="float" office:value="1875.29" calcext:value-type="float">
            <text:p>1875.29</text:p>
          </table:table-cell>
        </table:table-row>
        <table:table-row table:style-name="ro1">
          <table:table-cell office:value-type="float" office:value="22303768" calcext:value-type="float">
            <text:p>22303768</text:p>
          </table:table-cell>
          <table:table-cell table:formula="of:=[.A1396]/1000/(60*60*24)" office:value-type="time" office:time-value="PT06H11M43.768S" calcext:value-type="time">
            <text:p>06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17.62" calcext:value-type="float">
            <text:p>1517.62</text:p>
          </table:table-cell>
          <table:table-cell office:value-type="float" office:value="1876.58" calcext:value-type="float">
            <text:p>1876.58</text:p>
          </table:table-cell>
        </table:table-row>
        <table:table-row table:style-name="ro1">
          <table:table-cell office:value-type="float" office:value="22319768" calcext:value-type="float">
            <text:p>22319768</text:p>
          </table:table-cell>
          <table:table-cell table:formula="of:=[.A1397]/1000/(60*60*24)" office:value-type="time" office:time-value="PT06H11M59.768S" calcext:value-type="time">
            <text:p>06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18.69" calcext:value-type="float">
            <text:p>1518.69</text:p>
          </table:table-cell>
          <table:table-cell office:value-type="float" office:value="1877.87" calcext:value-type="float">
            <text:p>1877.87</text:p>
          </table:table-cell>
        </table:table-row>
        <table:table-row table:style-name="ro1">
          <table:table-cell office:value-type="float" office:value="22335768" calcext:value-type="float">
            <text:p>22335768</text:p>
          </table:table-cell>
          <table:table-cell table:formula="of:=[.A1398]/1000/(60*60*24)" office:value-type="time" office:time-value="PT06H12M15.768S" calcext:value-type="time">
            <text:p>06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19.75" calcext:value-type="float">
            <text:p>1519.75</text:p>
          </table:table-cell>
          <table:table-cell office:value-type="float" office:value="1879.16" calcext:value-type="float">
            <text:p>1879.16</text:p>
          </table:table-cell>
        </table:table-row>
        <table:table-row table:style-name="ro1">
          <table:table-cell office:value-type="float" office:value="22351768" calcext:value-type="float">
            <text:p>22351768</text:p>
          </table:table-cell>
          <table:table-cell table:formula="of:=[.A1399]/1000/(60*60*24)" office:value-type="time" office:time-value="PT06H12M31.768S" calcext:value-type="time">
            <text:p>06:12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20.82" calcext:value-type="float">
            <text:p>1520.82</text:p>
          </table:table-cell>
          <table:table-cell office:value-type="float" office:value="1880.45" calcext:value-type="float">
            <text:p>1880.45</text:p>
          </table:table-cell>
        </table:table-row>
        <table:table-row table:style-name="ro1">
          <table:table-cell office:value-type="float" office:value="22367767" calcext:value-type="float">
            <text:p>22367767</text:p>
          </table:table-cell>
          <table:table-cell table:formula="of:=[.A1400]/1000/(60*60*24)" office:value-type="time" office:time-value="PT06H12M47.767S" calcext:value-type="time">
            <text:p>06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21.88" calcext:value-type="float">
            <text:p>1521.88</text:p>
          </table:table-cell>
          <table:table-cell office:value-type="float" office:value="1881.74" calcext:value-type="float">
            <text:p>1881.74</text:p>
          </table:table-cell>
        </table:table-row>
        <table:table-row table:style-name="ro1">
          <table:table-cell office:value-type="float" office:value="22383768" calcext:value-type="float">
            <text:p>22383768</text:p>
          </table:table-cell>
          <table:table-cell table:formula="of:=[.A1401]/1000/(60*60*24)" office:value-type="time" office:time-value="PT06H13M03.768S" calcext:value-type="time">
            <text:p>06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1522.95" calcext:value-type="float">
            <text:p>1522.95</text:p>
          </table:table-cell>
          <table:table-cell office:value-type="float" office:value="1883.03" calcext:value-type="float">
            <text:p>1883.03</text:p>
          </table:table-cell>
        </table:table-row>
        <table:table-row table:style-name="ro1">
          <table:table-cell office:value-type="float" office:value="22399768" calcext:value-type="float">
            <text:p>22399768</text:p>
          </table:table-cell>
          <table:table-cell table:formula="of:=[.A1402]/1000/(60*60*24)" office:value-type="time" office:time-value="PT06H13M19.768S" calcext:value-type="time">
            <text:p>06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1524.02" calcext:value-type="float">
            <text:p>1524.02</text:p>
          </table:table-cell>
          <table:table-cell office:value-type="float" office:value="1884.32" calcext:value-type="float">
            <text:p>1884.32</text:p>
          </table:table-cell>
        </table:table-row>
        <table:table-row table:style-name="ro1">
          <table:table-cell office:value-type="float" office:value="22415768" calcext:value-type="float">
            <text:p>22415768</text:p>
          </table:table-cell>
          <table:table-cell table:formula="of:=[.A1403]/1000/(60*60*24)" office:value-type="time" office:time-value="PT06H13M35.768S" calcext:value-type="time">
            <text:p>06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525.08" calcext:value-type="float">
            <text:p>1525.08</text:p>
          </table:table-cell>
          <table:table-cell office:value-type="float" office:value="1885.61" calcext:value-type="float">
            <text:p>1885.61</text:p>
          </table:table-cell>
        </table:table-row>
        <table:table-row table:style-name="ro1">
          <table:table-cell office:value-type="float" office:value="22431768" calcext:value-type="float">
            <text:p>22431768</text:p>
          </table:table-cell>
          <table:table-cell table:formula="of:=[.A1404]/1000/(60*60*24)" office:value-type="time" office:time-value="PT06H13M51.768S" calcext:value-type="time">
            <text:p>06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26.15" calcext:value-type="float">
            <text:p>1526.15</text:p>
          </table:table-cell>
          <table:table-cell office:value-type="float" office:value="1886.9" calcext:value-type="float">
            <text:p>1886.9</text:p>
          </table:table-cell>
        </table:table-row>
        <table:table-row table:style-name="ro1">
          <table:table-cell office:value-type="float" office:value="22447768" calcext:value-type="float">
            <text:p>22447768</text:p>
          </table:table-cell>
          <table:table-cell table:formula="of:=[.A1405]/1000/(60*60*24)" office:value-type="time" office:time-value="PT06H14M07.768S" calcext:value-type="time">
            <text:p>06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527.21" calcext:value-type="float">
            <text:p>1527.21</text:p>
          </table:table-cell>
          <table:table-cell office:value-type="float" office:value="1888.19" calcext:value-type="float">
            <text:p>1888.19</text:p>
          </table:table-cell>
        </table:table-row>
        <table:table-row table:style-name="ro1">
          <table:table-cell office:value-type="float" office:value="22463768" calcext:value-type="float">
            <text:p>22463768</text:p>
          </table:table-cell>
          <table:table-cell table:formula="of:=[.A1406]/1000/(60*60*24)" office:value-type="time" office:time-value="PT06H14M23.768S" calcext:value-type="time">
            <text:p>06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28.28" calcext:value-type="float">
            <text:p>1528.28</text:p>
          </table:table-cell>
          <table:table-cell office:value-type="float" office:value="1889.48" calcext:value-type="float">
            <text:p>1889.48</text:p>
          </table:table-cell>
        </table:table-row>
        <table:table-row table:style-name="ro1">
          <table:table-cell office:value-type="float" office:value="22479768" calcext:value-type="float">
            <text:p>22479768</text:p>
          </table:table-cell>
          <table:table-cell table:formula="of:=[.A1407]/1000/(60*60*24)" office:value-type="time" office:time-value="PT06H14M39.768S" calcext:value-type="time">
            <text:p>06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29.35" calcext:value-type="float">
            <text:p>1529.35</text:p>
          </table:table-cell>
          <table:table-cell office:value-type="float" office:value="1890.77" calcext:value-type="float">
            <text:p>1890.77</text:p>
          </table:table-cell>
        </table:table-row>
        <table:table-row table:style-name="ro1">
          <table:table-cell office:value-type="float" office:value="22495768" calcext:value-type="float">
            <text:p>22495768</text:p>
          </table:table-cell>
          <table:table-cell table:formula="of:=[.A1408]/1000/(60*60*24)" office:value-type="time" office:time-value="PT06H14M55.768S" calcext:value-type="time">
            <text:p>06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30.41" calcext:value-type="float">
            <text:p>1530.41</text:p>
          </table:table-cell>
          <table:table-cell office:value-type="float" office:value="1892.06" calcext:value-type="float">
            <text:p>1892.06</text:p>
          </table:table-cell>
        </table:table-row>
        <table:table-row table:style-name="ro1">
          <table:table-cell office:value-type="float" office:value="22511768" calcext:value-type="float">
            <text:p>22511768</text:p>
          </table:table-cell>
          <table:table-cell table:formula="of:=[.A1409]/1000/(60*60*24)" office:value-type="time" office:time-value="PT06H15M11.768S" calcext:value-type="time">
            <text:p>06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31.48" calcext:value-type="float">
            <text:p>1531.48</text:p>
          </table:table-cell>
          <table:table-cell office:value-type="float" office:value="1893.35" calcext:value-type="float">
            <text:p>1893.35</text:p>
          </table:table-cell>
        </table:table-row>
        <table:table-row table:style-name="ro1">
          <table:table-cell office:value-type="float" office:value="22527768" calcext:value-type="float">
            <text:p>22527768</text:p>
          </table:table-cell>
          <table:table-cell table:formula="of:=[.A1410]/1000/(60*60*24)" office:value-type="time" office:time-value="PT06H15M27.768S" calcext:value-type="time">
            <text:p>06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32.55" calcext:value-type="float">
            <text:p>1532.55</text:p>
          </table:table-cell>
          <table:table-cell office:value-type="float" office:value="1894.64" calcext:value-type="float">
            <text:p>1894.64</text:p>
          </table:table-cell>
        </table:table-row>
        <table:table-row table:style-name="ro1">
          <table:table-cell office:value-type="float" office:value="22543768" calcext:value-type="float">
            <text:p>22543768</text:p>
          </table:table-cell>
          <table:table-cell table:formula="of:=[.A1411]/1000/(60*60*24)" office:value-type="time" office:time-value="PT06H15M43.768S" calcext:value-type="time">
            <text:p>06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533.61" calcext:value-type="float">
            <text:p>1533.61</text:p>
          </table:table-cell>
          <table:table-cell office:value-type="float" office:value="1895.93" calcext:value-type="float">
            <text:p>1895.93</text:p>
          </table:table-cell>
        </table:table-row>
        <table:table-row table:style-name="ro1">
          <table:table-cell office:value-type="float" office:value="22559768" calcext:value-type="float">
            <text:p>22559768</text:p>
          </table:table-cell>
          <table:table-cell table:formula="of:=[.A1412]/1000/(60*60*24)" office:value-type="time" office:time-value="PT06H15M59.768S" calcext:value-type="time">
            <text:p>06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34.68" calcext:value-type="float">
            <text:p>1534.68</text:p>
          </table:table-cell>
          <table:table-cell office:value-type="float" office:value="1897.22" calcext:value-type="float">
            <text:p>1897.22</text:p>
          </table:table-cell>
        </table:table-row>
        <table:table-row table:style-name="ro1">
          <table:table-cell office:value-type="float" office:value="22575768" calcext:value-type="float">
            <text:p>22575768</text:p>
          </table:table-cell>
          <table:table-cell table:formula="of:=[.A1413]/1000/(60*60*24)" office:value-type="time" office:time-value="PT06H16M15.768S" calcext:value-type="time">
            <text:p>06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5" calcext:value-type="float">
            <text:p>290.75</text:p>
          </table:table-cell>
          <table:table-cell office:value-type="float" office:value="1535.74" calcext:value-type="float">
            <text:p>1535.74</text:p>
          </table:table-cell>
          <table:table-cell office:value-type="float" office:value="1898.51" calcext:value-type="float">
            <text:p>1898.51</text:p>
          </table:table-cell>
        </table:table-row>
        <table:table-row table:style-name="ro1">
          <table:table-cell office:value-type="float" office:value="22591768" calcext:value-type="float">
            <text:p>22591768</text:p>
          </table:table-cell>
          <table:table-cell table:formula="of:=[.A1414]/1000/(60*60*24)" office:value-type="time" office:time-value="PT06H16M31.768S" calcext:value-type="time">
            <text:p>06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36.81" calcext:value-type="float">
            <text:p>1536.81</text:p>
          </table:table-cell>
          <table:table-cell office:value-type="float" office:value="1899.8" calcext:value-type="float">
            <text:p>1899.8</text:p>
          </table:table-cell>
        </table:table-row>
        <table:table-row table:style-name="ro1">
          <table:table-cell office:value-type="float" office:value="22607768" calcext:value-type="float">
            <text:p>22607768</text:p>
          </table:table-cell>
          <table:table-cell table:formula="of:=[.A1415]/1000/(60*60*24)" office:value-type="time" office:time-value="PT06H16M47.768S" calcext:value-type="time">
            <text:p>06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5" calcext:value-type="float">
            <text:p>290.75</text:p>
          </table:table-cell>
          <table:table-cell office:value-type="float" office:value="1537.88" calcext:value-type="float">
            <text:p>1537.88</text:p>
          </table:table-cell>
          <table:table-cell office:value-type="float" office:value="1901.09" calcext:value-type="float">
            <text:p>1901.09</text:p>
          </table:table-cell>
        </table:table-row>
        <table:table-row table:style-name="ro1">
          <table:table-cell office:value-type="float" office:value="22623768" calcext:value-type="float">
            <text:p>22623768</text:p>
          </table:table-cell>
          <table:table-cell table:formula="of:=[.A1416]/1000/(60*60*24)" office:value-type="time" office:time-value="PT06H17M03.768S" calcext:value-type="time">
            <text:p>06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38.94" calcext:value-type="float">
            <text:p>1538.94</text:p>
          </table:table-cell>
          <table:table-cell office:value-type="float" office:value="1902.37" calcext:value-type="float">
            <text:p>1902.37</text:p>
          </table:table-cell>
        </table:table-row>
        <table:table-row table:style-name="ro1">
          <table:table-cell office:value-type="float" office:value="22639768" calcext:value-type="float">
            <text:p>22639768</text:p>
          </table:table-cell>
          <table:table-cell table:formula="of:=[.A1417]/1000/(60*60*24)" office:value-type="time" office:time-value="PT06H17M19.768S" calcext:value-type="time">
            <text:p>06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40.01" calcext:value-type="float">
            <text:p>1540.01</text:p>
          </table:table-cell>
          <table:table-cell office:value-type="float" office:value="1903.66" calcext:value-type="float">
            <text:p>1903.66</text:p>
          </table:table-cell>
        </table:table-row>
        <table:table-row table:style-name="ro1">
          <table:table-cell office:value-type="float" office:value="22655768" calcext:value-type="float">
            <text:p>22655768</text:p>
          </table:table-cell>
          <table:table-cell table:formula="of:=[.A1418]/1000/(60*60*24)" office:value-type="time" office:time-value="PT06H17M35.768S" calcext:value-type="time">
            <text:p>06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541.07" calcext:value-type="float">
            <text:p>1541.07</text:p>
          </table:table-cell>
          <table:table-cell office:value-type="float" office:value="1904.95" calcext:value-type="float">
            <text:p>1904.95</text:p>
          </table:table-cell>
        </table:table-row>
        <table:table-row table:style-name="ro1">
          <table:table-cell office:value-type="float" office:value="22671768" calcext:value-type="float">
            <text:p>22671768</text:p>
          </table:table-cell>
          <table:table-cell table:formula="of:=[.A1419]/1000/(60*60*24)" office:value-type="time" office:time-value="PT06H17M51.768S" calcext:value-type="time">
            <text:p>06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42.14" calcext:value-type="float">
            <text:p>1542.14</text:p>
          </table:table-cell>
          <table:table-cell office:value-type="float" office:value="1906.24" calcext:value-type="float">
            <text:p>1906.24</text:p>
          </table:table-cell>
        </table:table-row>
        <table:table-row table:style-name="ro1">
          <table:table-cell office:value-type="float" office:value="22687768" calcext:value-type="float">
            <text:p>22687768</text:p>
          </table:table-cell>
          <table:table-cell table:formula="of:=[.A1420]/1000/(60*60*24)" office:value-type="time" office:time-value="PT06H18M07.768S" calcext:value-type="time">
            <text:p>06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43.21" calcext:value-type="float">
            <text:p>1543.21</text:p>
          </table:table-cell>
          <table:table-cell office:value-type="float" office:value="1907.53" calcext:value-type="float">
            <text:p>1907.53</text:p>
          </table:table-cell>
        </table:table-row>
        <table:table-row table:style-name="ro1">
          <table:table-cell office:value-type="float" office:value="22703768" calcext:value-type="float">
            <text:p>22703768</text:p>
          </table:table-cell>
          <table:table-cell table:formula="of:=[.A1421]/1000/(60*60*24)" office:value-type="time" office:time-value="PT06H18M23.768S" calcext:value-type="time">
            <text:p>06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44.27" calcext:value-type="float">
            <text:p>1544.27</text:p>
          </table:table-cell>
          <table:table-cell office:value-type="float" office:value="1908.81" calcext:value-type="float">
            <text:p>1908.81</text:p>
          </table:table-cell>
        </table:table-row>
        <table:table-row table:style-name="ro1">
          <table:table-cell office:value-type="float" office:value="22719768" calcext:value-type="float">
            <text:p>22719768</text:p>
          </table:table-cell>
          <table:table-cell table:formula="of:=[.A1422]/1000/(60*60*24)" office:value-type="time" office:time-value="PT06H18M39.768S" calcext:value-type="time">
            <text:p>06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45.34" calcext:value-type="float">
            <text:p>1545.34</text:p>
          </table:table-cell>
          <table:table-cell office:value-type="float" office:value="1910.1" calcext:value-type="float">
            <text:p>1910.1</text:p>
          </table:table-cell>
        </table:table-row>
        <table:table-row table:style-name="ro1">
          <table:table-cell office:value-type="float" office:value="22735768" calcext:value-type="float">
            <text:p>22735768</text:p>
          </table:table-cell>
          <table:table-cell table:formula="of:=[.A1423]/1000/(60*60*24)" office:value-type="time" office:time-value="PT06H18M55.768S" calcext:value-type="time">
            <text:p>06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546.41" calcext:value-type="float">
            <text:p>1546.41</text:p>
          </table:table-cell>
          <table:table-cell office:value-type="float" office:value="1911.39" calcext:value-type="float">
            <text:p>1911.39</text:p>
          </table:table-cell>
        </table:table-row>
        <table:table-row table:style-name="ro1">
          <table:table-cell office:value-type="float" office:value="22751768" calcext:value-type="float">
            <text:p>22751768</text:p>
          </table:table-cell>
          <table:table-cell table:formula="of:=[.A1424]/1000/(60*60*24)" office:value-type="time" office:time-value="PT06H19M11.768S" calcext:value-type="time">
            <text:p>06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47.47" calcext:value-type="float">
            <text:p>1547.47</text:p>
          </table:table-cell>
          <table:table-cell office:value-type="float" office:value="1912.68" calcext:value-type="float">
            <text:p>1912.68</text:p>
          </table:table-cell>
        </table:table-row>
        <table:table-row table:style-name="ro1">
          <table:table-cell office:value-type="float" office:value="22767768" calcext:value-type="float">
            <text:p>22767768</text:p>
          </table:table-cell>
          <table:table-cell table:formula="of:=[.A1425]/1000/(60*60*24)" office:value-type="time" office:time-value="PT06H19M27.768S" calcext:value-type="time">
            <text:p>06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48.54" calcext:value-type="float">
            <text:p>1548.54</text:p>
          </table:table-cell>
          <table:table-cell office:value-type="float" office:value="1913.97" calcext:value-type="float">
            <text:p>1913.97</text:p>
          </table:table-cell>
        </table:table-row>
        <table:table-row table:style-name="ro1">
          <table:table-cell office:value-type="float" office:value="22783768" calcext:value-type="float">
            <text:p>22783768</text:p>
          </table:table-cell>
          <table:table-cell table:formula="of:=[.A1426]/1000/(60*60*24)" office:value-type="time" office:time-value="PT06H19M43.768S" calcext:value-type="time">
            <text:p>06:19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49.6" calcext:value-type="float">
            <text:p>1549.6</text:p>
          </table:table-cell>
          <table:table-cell office:value-type="float" office:value="1915.26" calcext:value-type="float">
            <text:p>1915.26</text:p>
          </table:table-cell>
        </table:table-row>
        <table:table-row table:style-name="ro1">
          <table:table-cell office:value-type="float" office:value="22799768" calcext:value-type="float">
            <text:p>22799768</text:p>
          </table:table-cell>
          <table:table-cell table:formula="of:=[.A1427]/1000/(60*60*24)" office:value-type="time" office:time-value="PT06H19M59.768S" calcext:value-type="time">
            <text:p>06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50.67" calcext:value-type="float">
            <text:p>1550.67</text:p>
          </table:table-cell>
          <table:table-cell office:value-type="float" office:value="1916.54" calcext:value-type="float">
            <text:p>1916.54</text:p>
          </table:table-cell>
        </table:table-row>
        <table:table-row table:style-name="ro1">
          <table:table-cell office:value-type="float" office:value="22815768" calcext:value-type="float">
            <text:p>22815768</text:p>
          </table:table-cell>
          <table:table-cell table:formula="of:=[.A1428]/1000/(60*60*24)" office:value-type="time" office:time-value="PT06H20M15.768S" calcext:value-type="time">
            <text:p>06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51.73" calcext:value-type="float">
            <text:p>1551.73</text:p>
          </table:table-cell>
          <table:table-cell office:value-type="float" office:value="1917.83" calcext:value-type="float">
            <text:p>1917.83</text:p>
          </table:table-cell>
        </table:table-row>
        <table:table-row table:style-name="ro1">
          <table:table-cell office:value-type="float" office:value="22831768" calcext:value-type="float">
            <text:p>22831768</text:p>
          </table:table-cell>
          <table:table-cell table:formula="of:=[.A1429]/1000/(60*60*24)" office:value-type="time" office:time-value="PT06H20M31.768S" calcext:value-type="time">
            <text:p>06:20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52.8" calcext:value-type="float">
            <text:p>1552.8</text:p>
          </table:table-cell>
          <table:table-cell office:value-type="float" office:value="1919.12" calcext:value-type="float">
            <text:p>1919.12</text:p>
          </table:table-cell>
        </table:table-row>
        <table:table-row table:style-name="ro1">
          <table:table-cell office:value-type="float" office:value="22847768" calcext:value-type="float">
            <text:p>22847768</text:p>
          </table:table-cell>
          <table:table-cell table:formula="of:=[.A1430]/1000/(60*60*24)" office:value-type="time" office:time-value="PT06H20M47.768S" calcext:value-type="time">
            <text:p>06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53.86" calcext:value-type="float">
            <text:p>1553.86</text:p>
          </table:table-cell>
          <table:table-cell office:value-type="float" office:value="1920.41" calcext:value-type="float">
            <text:p>1920.41</text:p>
          </table:table-cell>
        </table:table-row>
        <table:table-row table:style-name="ro1">
          <table:table-cell office:value-type="float" office:value="22863768" calcext:value-type="float">
            <text:p>22863768</text:p>
          </table:table-cell>
          <table:table-cell table:formula="of:=[.A1431]/1000/(60*60*24)" office:value-type="time" office:time-value="PT06H21M03.768S" calcext:value-type="time">
            <text:p>06:21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54.93" calcext:value-type="float">
            <text:p>1554.93</text:p>
          </table:table-cell>
          <table:table-cell office:value-type="float" office:value="1921.69" calcext:value-type="float">
            <text:p>1921.69</text:p>
          </table:table-cell>
        </table:table-row>
        <table:table-row table:style-name="ro1">
          <table:table-cell office:value-type="float" office:value="22879768" calcext:value-type="float">
            <text:p>22879768</text:p>
          </table:table-cell>
          <table:table-cell table:formula="of:=[.A1432]/1000/(60*60*24)" office:value-type="time" office:time-value="PT06H21M19.768S" calcext:value-type="time">
            <text:p>06:21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55.99" calcext:value-type="float">
            <text:p>1555.99</text:p>
          </table:table-cell>
          <table:table-cell office:value-type="float" office:value="1922.98" calcext:value-type="float">
            <text:p>1922.98</text:p>
          </table:table-cell>
        </table:table-row>
        <table:table-row table:style-name="ro1">
          <table:table-cell office:value-type="float" office:value="22895767" calcext:value-type="float">
            <text:p>22895767</text:p>
          </table:table-cell>
          <table:table-cell table:formula="of:=[.A1433]/1000/(60*60*24)" office:value-type="time" office:time-value="PT06H21M35.767S" calcext:value-type="time">
            <text:p>06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557.06" calcext:value-type="float">
            <text:p>1557.06</text:p>
          </table:table-cell>
          <table:table-cell office:value-type="float" office:value="1924.27" calcext:value-type="float">
            <text:p>1924.27</text:p>
          </table:table-cell>
        </table:table-row>
        <table:table-row table:style-name="ro1">
          <table:table-cell office:value-type="float" office:value="22911768" calcext:value-type="float">
            <text:p>22911768</text:p>
          </table:table-cell>
          <table:table-cell table:formula="of:=[.A1434]/1000/(60*60*24)" office:value-type="time" office:time-value="PT06H21M51.768S" calcext:value-type="time">
            <text:p>06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58.12" calcext:value-type="float">
            <text:p>1558.12</text:p>
          </table:table-cell>
          <table:table-cell office:value-type="float" office:value="1925.56" calcext:value-type="float">
            <text:p>1925.56</text:p>
          </table:table-cell>
        </table:table-row>
        <table:table-row table:style-name="ro1">
          <table:table-cell office:value-type="float" office:value="22927768" calcext:value-type="float">
            <text:p>22927768</text:p>
          </table:table-cell>
          <table:table-cell table:formula="of:=[.A1435]/1000/(60*60*24)" office:value-type="time" office:time-value="PT06H22M07.768S" calcext:value-type="time">
            <text:p>06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59.19" calcext:value-type="float">
            <text:p>1559.19</text:p>
          </table:table-cell>
          <table:table-cell office:value-type="float" office:value="1926.84" calcext:value-type="float">
            <text:p>1926.84</text:p>
          </table:table-cell>
        </table:table-row>
        <table:table-row table:style-name="ro1">
          <table:table-cell office:value-type="float" office:value="22943768" calcext:value-type="float">
            <text:p>22943768</text:p>
          </table:table-cell>
          <table:table-cell table:formula="of:=[.A1436]/1000/(60*60*24)" office:value-type="time" office:time-value="PT06H22M23.768S" calcext:value-type="time">
            <text:p>06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0.25" calcext:value-type="float">
            <text:p>1560.25</text:p>
          </table:table-cell>
          <table:table-cell office:value-type="float" office:value="1928.13" calcext:value-type="float">
            <text:p>1928.13</text:p>
          </table:table-cell>
        </table:table-row>
        <table:table-row table:style-name="ro1">
          <table:table-cell office:value-type="float" office:value="22959768" calcext:value-type="float">
            <text:p>22959768</text:p>
          </table:table-cell>
          <table:table-cell table:formula="of:=[.A1437]/1000/(60*60*24)" office:value-type="time" office:time-value="PT06H22M39.768S" calcext:value-type="time">
            <text:p>06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1.32" calcext:value-type="float">
            <text:p>1561.32</text:p>
          </table:table-cell>
          <table:table-cell office:value-type="float" office:value="1929.42" calcext:value-type="float">
            <text:p>1929.42</text:p>
          </table:table-cell>
        </table:table-row>
        <table:table-row table:style-name="ro1">
          <table:table-cell office:value-type="float" office:value="22975768" calcext:value-type="float">
            <text:p>22975768</text:p>
          </table:table-cell>
          <table:table-cell table:formula="of:=[.A1438]/1000/(60*60*24)" office:value-type="time" office:time-value="PT06H22M55.768S" calcext:value-type="time">
            <text:p>06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2.38" calcext:value-type="float">
            <text:p>1562.38</text:p>
          </table:table-cell>
          <table:table-cell office:value-type="float" office:value="1930.71" calcext:value-type="float">
            <text:p>1930.71</text:p>
          </table:table-cell>
        </table:table-row>
        <table:table-row table:style-name="ro1">
          <table:table-cell office:value-type="float" office:value="22991768" calcext:value-type="float">
            <text:p>22991768</text:p>
          </table:table-cell>
          <table:table-cell table:formula="of:=[.A1439]/1000/(60*60*24)" office:value-type="time" office:time-value="PT06H23M11.768S" calcext:value-type="time">
            <text:p>06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3.45" calcext:value-type="float">
            <text:p>1563.45</text:p>
          </table:table-cell>
          <table:table-cell office:value-type="float" office:value="1931.99" calcext:value-type="float">
            <text:p>1931.99</text:p>
          </table:table-cell>
        </table:table-row>
        <table:table-row table:style-name="ro1">
          <table:table-cell office:value-type="float" office:value="23007768" calcext:value-type="float">
            <text:p>23007768</text:p>
          </table:table-cell>
          <table:table-cell table:formula="of:=[.A1440]/1000/(60*60*24)" office:value-type="time" office:time-value="PT06H23M27.768S" calcext:value-type="time">
            <text:p>06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4.51" calcext:value-type="float">
            <text:p>1564.51</text:p>
          </table:table-cell>
          <table:table-cell office:value-type="float" office:value="1933.28" calcext:value-type="float">
            <text:p>1933.28</text:p>
          </table:table-cell>
        </table:table-row>
        <table:table-row table:style-name="ro1">
          <table:table-cell office:value-type="float" office:value="23023768" calcext:value-type="float">
            <text:p>23023768</text:p>
          </table:table-cell>
          <table:table-cell table:formula="of:=[.A1441]/1000/(60*60*24)" office:value-type="time" office:time-value="PT06H23M43.768S" calcext:value-type="time">
            <text:p>06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5.58" calcext:value-type="float">
            <text:p>1565.58</text:p>
          </table:table-cell>
          <table:table-cell office:value-type="float" office:value="1934.57" calcext:value-type="float">
            <text:p>1934.57</text:p>
          </table:table-cell>
        </table:table-row>
        <table:table-row table:style-name="ro1">
          <table:table-cell office:value-type="float" office:value="23039768" calcext:value-type="float">
            <text:p>23039768</text:p>
          </table:table-cell>
          <table:table-cell table:formula="of:=[.A1442]/1000/(60*60*24)" office:value-type="time" office:time-value="PT06H23M59.768S" calcext:value-type="time">
            <text:p>06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6.64" calcext:value-type="float">
            <text:p>1566.64</text:p>
          </table:table-cell>
          <table:table-cell office:value-type="float" office:value="1935.85" calcext:value-type="float">
            <text:p>1935.85</text:p>
          </table:table-cell>
        </table:table-row>
        <table:table-row table:style-name="ro1">
          <table:table-cell office:value-type="float" office:value="23055768" calcext:value-type="float">
            <text:p>23055768</text:p>
          </table:table-cell>
          <table:table-cell table:formula="of:=[.A1443]/1000/(60*60*24)" office:value-type="time" office:time-value="PT06H24M15.768S" calcext:value-type="time">
            <text:p>06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67.71" calcext:value-type="float">
            <text:p>1567.71</text:p>
          </table:table-cell>
          <table:table-cell office:value-type="float" office:value="1937.14" calcext:value-type="float">
            <text:p>1937.14</text:p>
          </table:table-cell>
        </table:table-row>
        <table:table-row table:style-name="ro1">
          <table:table-cell office:value-type="float" office:value="23071768" calcext:value-type="float">
            <text:p>23071768</text:p>
          </table:table-cell>
          <table:table-cell table:formula="of:=[.A1444]/1000/(60*60*24)" office:value-type="time" office:time-value="PT06H24M31.768S" calcext:value-type="time">
            <text:p>06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8.77" calcext:value-type="float">
            <text:p>1568.77</text:p>
          </table:table-cell>
          <table:table-cell office:value-type="float" office:value="1938.43" calcext:value-type="float">
            <text:p>1938.43</text:p>
          </table:table-cell>
        </table:table-row>
        <table:table-row table:style-name="ro1">
          <table:table-cell office:value-type="float" office:value="23087768" calcext:value-type="float">
            <text:p>23087768</text:p>
          </table:table-cell>
          <table:table-cell table:formula="of:=[.A1445]/1000/(60*60*24)" office:value-type="time" office:time-value="PT06H24M47.768S" calcext:value-type="time">
            <text:p>06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69.84" calcext:value-type="float">
            <text:p>1569.84</text:p>
          </table:table-cell>
          <table:table-cell office:value-type="float" office:value="1939.72" calcext:value-type="float">
            <text:p>1939.72</text:p>
          </table:table-cell>
        </table:table-row>
        <table:table-row table:style-name="ro1">
          <table:table-cell office:value-type="float" office:value="23103768" calcext:value-type="float">
            <text:p>23103768</text:p>
          </table:table-cell>
          <table:table-cell table:formula="of:=[.A1446]/1000/(60*60*24)" office:value-type="time" office:time-value="PT06H25M03.768S" calcext:value-type="time">
            <text:p>06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70.9" calcext:value-type="float">
            <text:p>1570.9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23119768" calcext:value-type="float">
            <text:p>23119768</text:p>
          </table:table-cell>
          <table:table-cell table:formula="of:=[.A1447]/1000/(60*60*24)" office:value-type="time" office:time-value="PT06H25M19.768S" calcext:value-type="time">
            <text:p>06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1.97" calcext:value-type="float">
            <text:p>1571.97</text:p>
          </table:table-cell>
          <table:table-cell office:value-type="float" office:value="1942.29" calcext:value-type="float">
            <text:p>1942.29</text:p>
          </table:table-cell>
        </table:table-row>
        <table:table-row table:style-name="ro1">
          <table:table-cell office:value-type="float" office:value="23135768" calcext:value-type="float">
            <text:p>23135768</text:p>
          </table:table-cell>
          <table:table-cell table:formula="of:=[.A1448]/1000/(60*60*24)" office:value-type="time" office:time-value="PT06H25M35.768S" calcext:value-type="time">
            <text:p>06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3.03" calcext:value-type="float">
            <text:p>1573.03</text:p>
          </table:table-cell>
          <table:table-cell office:value-type="float" office:value="1943.58" calcext:value-type="float">
            <text:p>1943.58</text:p>
          </table:table-cell>
        </table:table-row>
        <table:table-row table:style-name="ro1">
          <table:table-cell office:value-type="float" office:value="23151768" calcext:value-type="float">
            <text:p>23151768</text:p>
          </table:table-cell>
          <table:table-cell table:formula="of:=[.A1449]/1000/(60*60*24)" office:value-type="time" office:time-value="PT06H25M51.768S" calcext:value-type="time">
            <text:p>06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74.1" calcext:value-type="float">
            <text:p>1574.1</text:p>
          </table:table-cell>
          <table:table-cell office:value-type="float" office:value="1944.86" calcext:value-type="float">
            <text:p>1944.86</text:p>
          </table:table-cell>
        </table:table-row>
        <table:table-row table:style-name="ro1">
          <table:table-cell office:value-type="float" office:value="23167768" calcext:value-type="float">
            <text:p>23167768</text:p>
          </table:table-cell>
          <table:table-cell table:formula="of:=[.A1450]/1000/(60*60*24)" office:value-type="time" office:time-value="PT06H26M07.768S" calcext:value-type="time">
            <text:p>06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75.16" calcext:value-type="float">
            <text:p>1575.16</text:p>
          </table:table-cell>
          <table:table-cell office:value-type="float" office:value="1946.15" calcext:value-type="float">
            <text:p>1946.15</text:p>
          </table:table-cell>
        </table:table-row>
        <table:table-row table:style-name="ro1">
          <table:table-cell office:value-type="float" office:value="23183768" calcext:value-type="float">
            <text:p>23183768</text:p>
          </table:table-cell>
          <table:table-cell table:formula="of:=[.A1451]/1000/(60*60*24)" office:value-type="time" office:time-value="PT06H26M23.768S" calcext:value-type="time">
            <text:p>06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576.22" calcext:value-type="float">
            <text:p>1576.22</text:p>
          </table:table-cell>
          <table:table-cell office:value-type="float" office:value="1947.44" calcext:value-type="float">
            <text:p>1947.44</text:p>
          </table:table-cell>
        </table:table-row>
        <table:table-row table:style-name="ro1">
          <table:table-cell office:value-type="float" office:value="23199768" calcext:value-type="float">
            <text:p>23199768</text:p>
          </table:table-cell>
          <table:table-cell table:formula="of:=[.A1452]/1000/(60*60*24)" office:value-type="time" office:time-value="PT06H26M39.768S" calcext:value-type="time">
            <text:p>06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77.29" calcext:value-type="float">
            <text:p>1577.29</text:p>
          </table:table-cell>
          <table:table-cell office:value-type="float" office:value="1948.72" calcext:value-type="float">
            <text:p>1948.72</text:p>
          </table:table-cell>
        </table:table-row>
        <table:table-row table:style-name="ro1">
          <table:table-cell office:value-type="float" office:value="23215768" calcext:value-type="float">
            <text:p>23215768</text:p>
          </table:table-cell>
          <table:table-cell table:formula="of:=[.A1453]/1000/(60*60*24)" office:value-type="time" office:time-value="PT06H26M55.768S" calcext:value-type="time">
            <text:p>06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78.35" calcext:value-type="float">
            <text:p>1578.35</text:p>
          </table:table-cell>
          <table:table-cell office:value-type="float" office:value="1950.01" calcext:value-type="float">
            <text:p>1950.01</text:p>
          </table:table-cell>
        </table:table-row>
        <table:table-row table:style-name="ro1">
          <table:table-cell office:value-type="float" office:value="23231768" calcext:value-type="float">
            <text:p>23231768</text:p>
          </table:table-cell>
          <table:table-cell table:formula="of:=[.A1454]/1000/(60*60*24)" office:value-type="time" office:time-value="PT06H27M11.768S" calcext:value-type="time">
            <text:p>06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579.42" calcext:value-type="float">
            <text:p>1579.42</text:p>
          </table:table-cell>
          <table:table-cell office:value-type="float" office:value="1951.3" calcext:value-type="float">
            <text:p>1951.3</text:p>
          </table:table-cell>
        </table:table-row>
        <table:table-row table:style-name="ro1">
          <table:table-cell office:value-type="float" office:value="23247768" calcext:value-type="float">
            <text:p>23247768</text:p>
          </table:table-cell>
          <table:table-cell table:formula="of:=[.A1455]/1000/(60*60*24)" office:value-type="time" office:time-value="PT06H27M27.768S" calcext:value-type="time">
            <text:p>06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80.48" calcext:value-type="float">
            <text:p>1580.48</text:p>
          </table:table-cell>
          <table:table-cell office:value-type="float" office:value="1952.58" calcext:value-type="float">
            <text:p>1952.58</text:p>
          </table:table-cell>
        </table:table-row>
        <table:table-row table:style-name="ro1">
          <table:table-cell office:value-type="float" office:value="23263768" calcext:value-type="float">
            <text:p>23263768</text:p>
          </table:table-cell>
          <table:table-cell table:formula="of:=[.A1456]/1000/(60*60*24)" office:value-type="time" office:time-value="PT06H27M43.768S" calcext:value-type="time">
            <text:p>06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81.55" calcext:value-type="float">
            <text:p>1581.55</text:p>
          </table:table-cell>
          <table:table-cell office:value-type="float" office:value="1953.87" calcext:value-type="float">
            <text:p>1953.87</text:p>
          </table:table-cell>
        </table:table-row>
        <table:table-row table:style-name="ro1">
          <table:table-cell office:value-type="float" office:value="23279768" calcext:value-type="float">
            <text:p>23279768</text:p>
          </table:table-cell>
          <table:table-cell table:formula="of:=[.A1457]/1000/(60*60*24)" office:value-type="time" office:time-value="PT06H27M59.768S" calcext:value-type="time">
            <text:p>06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82.61" calcext:value-type="float">
            <text:p>1582.61</text:p>
          </table:table-cell>
          <table:table-cell office:value-type="float" office:value="1955.16" calcext:value-type="float">
            <text:p>1955.16</text:p>
          </table:table-cell>
        </table:table-row>
        <table:table-row table:style-name="ro1">
          <table:table-cell office:value-type="float" office:value="23295768" calcext:value-type="float">
            <text:p>23295768</text:p>
          </table:table-cell>
          <table:table-cell table:formula="of:=[.A1458]/1000/(60*60*24)" office:value-type="time" office:time-value="PT06H28M15.768S" calcext:value-type="time">
            <text:p>06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90.38" calcext:value-type="float">
            <text:p>290.38</text:p>
          </table:table-cell>
          <table:table-cell office:value-type="float" office:value="1583.68" calcext:value-type="float">
            <text:p>1583.68</text:p>
          </table:table-cell>
          <table:table-cell office:value-type="float" office:value="1956.45" calcext:value-type="float">
            <text:p>1956.45</text:p>
          </table:table-cell>
        </table:table-row>
        <table:table-row table:style-name="ro1">
          <table:table-cell office:value-type="float" office:value="23311768" calcext:value-type="float">
            <text:p>23311768</text:p>
          </table:table-cell>
          <table:table-cell table:formula="of:=[.A1459]/1000/(60*60*24)" office:value-type="time" office:time-value="PT06H28M31.768S" calcext:value-type="time">
            <text:p>06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84.74" calcext:value-type="float">
            <text:p>1584.74</text:p>
          </table:table-cell>
          <table:table-cell office:value-type="float" office:value="1957.73" calcext:value-type="float">
            <text:p>1957.73</text:p>
          </table:table-cell>
        </table:table-row>
        <table:table-row table:style-name="ro1">
          <table:table-cell office:value-type="float" office:value="23327768" calcext:value-type="float">
            <text:p>23327768</text:p>
          </table:table-cell>
          <table:table-cell table:formula="of:=[.A1460]/1000/(60*60*24)" office:value-type="time" office:time-value="PT06H28M47.768S" calcext:value-type="time">
            <text:p>06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85.81" calcext:value-type="float">
            <text:p>1585.81</text:p>
          </table:table-cell>
          <table:table-cell office:value-type="float" office:value="1959.02" calcext:value-type="float">
            <text:p>1959.02</text:p>
          </table:table-cell>
        </table:table-row>
        <table:table-row table:style-name="ro1">
          <table:table-cell office:value-type="float" office:value="23343768" calcext:value-type="float">
            <text:p>23343768</text:p>
          </table:table-cell>
          <table:table-cell table:formula="of:=[.A1461]/1000/(60*60*24)" office:value-type="time" office:time-value="PT06H29M03.768S" calcext:value-type="time">
            <text:p>06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86.87" calcext:value-type="float">
            <text:p>1586.87</text:p>
          </table:table-cell>
          <table:table-cell office:value-type="float" office:value="1960.3" calcext:value-type="float">
            <text:p>1960.3</text:p>
          </table:table-cell>
        </table:table-row>
        <table:table-row table:style-name="ro1">
          <table:table-cell office:value-type="float" office:value="23359768" calcext:value-type="float">
            <text:p>23359768</text:p>
          </table:table-cell>
          <table:table-cell table:formula="of:=[.A1462]/1000/(60*60*24)" office:value-type="time" office:time-value="PT06H29M19.768S" calcext:value-type="time">
            <text:p>06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87.94" calcext:value-type="float">
            <text:p>1587.94</text:p>
          </table:table-cell>
          <table:table-cell office:value-type="float" office:value="1961.59" calcext:value-type="float">
            <text:p>1961.59</text:p>
          </table:table-cell>
        </table:table-row>
        <table:table-row table:style-name="ro1">
          <table:table-cell office:value-type="float" office:value="23375768" calcext:value-type="float">
            <text:p>23375768</text:p>
          </table:table-cell>
          <table:table-cell table:formula="of:=[.A1463]/1000/(60*60*24)" office:value-type="time" office:time-value="PT06H29M35.768S" calcext:value-type="time">
            <text:p>06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89" calcext:value-type="float">
            <text:p>1589</text:p>
          </table:table-cell>
          <table:table-cell office:value-type="float" office:value="1962.88" calcext:value-type="float">
            <text:p>1962.88</text:p>
          </table:table-cell>
        </table:table-row>
        <table:table-row table:style-name="ro1">
          <table:table-cell office:value-type="float" office:value="23391768" calcext:value-type="float">
            <text:p>23391768</text:p>
          </table:table-cell>
          <table:table-cell table:formula="of:=[.A1464]/1000/(60*60*24)" office:value-type="time" office:time-value="PT06H29M51.768S" calcext:value-type="time">
            <text:p>06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90.06" calcext:value-type="float">
            <text:p>1590.06</text:p>
          </table:table-cell>
          <table:table-cell office:value-type="float" office:value="1964.16" calcext:value-type="float">
            <text:p>1964.16</text:p>
          </table:table-cell>
        </table:table-row>
        <table:table-row table:style-name="ro1">
          <table:table-cell office:value-type="float" office:value="23407768" calcext:value-type="float">
            <text:p>23407768</text:p>
          </table:table-cell>
          <table:table-cell table:formula="of:=[.A1465]/1000/(60*60*24)" office:value-type="time" office:time-value="PT06H30M07.768S" calcext:value-type="time">
            <text:p>06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591.13" calcext:value-type="float">
            <text:p>1591.13</text:p>
          </table:table-cell>
          <table:table-cell office:value-type="float" office:value="1965.45" calcext:value-type="float">
            <text:p>1965.45</text:p>
          </table:table-cell>
        </table:table-row>
        <table:table-row table:style-name="ro1">
          <table:table-cell office:value-type="float" office:value="23423768" calcext:value-type="float">
            <text:p>23423768</text:p>
          </table:table-cell>
          <table:table-cell table:formula="of:=[.A1466]/1000/(60*60*24)" office:value-type="time" office:time-value="PT06H30M23.768S" calcext:value-type="time">
            <text:p>06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92.19" calcext:value-type="float">
            <text:p>1592.19</text:p>
          </table:table-cell>
          <table:table-cell office:value-type="float" office:value="1966.73" calcext:value-type="float">
            <text:p>1966.73</text:p>
          </table:table-cell>
        </table:table-row>
        <table:table-row table:style-name="ro1">
          <table:table-cell office:value-type="float" office:value="23439768" calcext:value-type="float">
            <text:p>23439768</text:p>
          </table:table-cell>
          <table:table-cell table:formula="of:=[.A1467]/1000/(60*60*24)" office:value-type="time" office:time-value="PT06H30M39.768S" calcext:value-type="time">
            <text:p>06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93.26" calcext:value-type="float">
            <text:p>1593.26</text:p>
          </table:table-cell>
          <table:table-cell office:value-type="float" office:value="1968.02" calcext:value-type="float">
            <text:p>1968.02</text:p>
          </table:table-cell>
        </table:table-row>
        <table:table-row table:style-name="ro1">
          <table:table-cell office:value-type="float" office:value="23455768" calcext:value-type="float">
            <text:p>23455768</text:p>
          </table:table-cell>
          <table:table-cell table:formula="of:=[.A1468]/1000/(60*60*24)" office:value-type="time" office:time-value="PT06H30M55.768S" calcext:value-type="time">
            <text:p>06:30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94.32" calcext:value-type="float">
            <text:p>1594.32</text:p>
          </table:table-cell>
          <table:table-cell office:value-type="float" office:value="1969.3" calcext:value-type="float">
            <text:p>1969.3</text:p>
          </table:table-cell>
        </table:table-row>
        <table:table-row table:style-name="ro1">
          <table:table-cell office:value-type="float" office:value="23471768" calcext:value-type="float">
            <text:p>23471768</text:p>
          </table:table-cell>
          <table:table-cell table:formula="of:=[.A1469]/1000/(60*60*24)" office:value-type="time" office:time-value="PT06H31M11.768S" calcext:value-type="time">
            <text:p>06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95.39" calcext:value-type="float">
            <text:p>1595.39</text:p>
          </table:table-cell>
          <table:table-cell office:value-type="float" office:value="1970.59" calcext:value-type="float">
            <text:p>1970.59</text:p>
          </table:table-cell>
        </table:table-row>
        <table:table-row table:style-name="ro1">
          <table:table-cell office:value-type="float" office:value="23487768" calcext:value-type="float">
            <text:p>23487768</text:p>
          </table:table-cell>
          <table:table-cell table:formula="of:=[.A1470]/1000/(60*60*24)" office:value-type="time" office:time-value="PT06H31M27.768S" calcext:value-type="time">
            <text:p>06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96.45" calcext:value-type="float">
            <text:p>1596.45</text:p>
          </table:table-cell>
          <table:table-cell office:value-type="float" office:value="1971.87" calcext:value-type="float">
            <text:p>1971.87</text:p>
          </table:table-cell>
        </table:table-row>
        <table:table-row table:style-name="ro1">
          <table:table-cell office:value-type="float" office:value="23503768" calcext:value-type="float">
            <text:p>23503768</text:p>
          </table:table-cell>
          <table:table-cell table:formula="of:=[.A1471]/1000/(60*60*24)" office:value-type="time" office:time-value="PT06H31M43.768S" calcext:value-type="time">
            <text:p>06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97.52" calcext:value-type="float">
            <text:p>1597.52</text:p>
          </table:table-cell>
          <table:table-cell office:value-type="float" office:value="1973.16" calcext:value-type="float">
            <text:p>1973.16</text:p>
          </table:table-cell>
        </table:table-row>
        <table:table-row table:style-name="ro1">
          <table:table-cell office:value-type="float" office:value="23519768" calcext:value-type="float">
            <text:p>23519768</text:p>
          </table:table-cell>
          <table:table-cell table:formula="of:=[.A1472]/1000/(60*60*24)" office:value-type="time" office:time-value="PT06H31M59.768S" calcext:value-type="time">
            <text:p>06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98.58" calcext:value-type="float">
            <text:p>1598.58</text:p>
          </table:table-cell>
          <table:table-cell office:value-type="float" office:value="1974.44" calcext:value-type="float">
            <text:p>1974.44</text:p>
          </table:table-cell>
        </table:table-row>
        <table:table-row table:style-name="ro1">
          <table:table-cell office:value-type="float" office:value="23535768" calcext:value-type="float">
            <text:p>23535768</text:p>
          </table:table-cell>
          <table:table-cell table:formula="of:=[.A1473]/1000/(60*60*24)" office:value-type="time" office:time-value="PT06H32M15.768S" calcext:value-type="time">
            <text:p>06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99.64" calcext:value-type="float">
            <text:p>1599.64</text:p>
          </table:table-cell>
          <table:table-cell office:value-type="float" office:value="1975.73" calcext:value-type="float">
            <text:p>1975.73</text:p>
          </table:table-cell>
        </table:table-row>
        <table:table-row table:style-name="ro1">
          <table:table-cell office:value-type="float" office:value="23551768" calcext:value-type="float">
            <text:p>23551768</text:p>
          </table:table-cell>
          <table:table-cell table:formula="of:=[.A1474]/1000/(60*60*24)" office:value-type="time" office:time-value="PT06H32M31.768S" calcext:value-type="time">
            <text:p>06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00.71" calcext:value-type="float">
            <text:p>1600.71</text:p>
          </table:table-cell>
          <table:table-cell office:value-type="float" office:value="1977.02" calcext:value-type="float">
            <text:p>1977.02</text:p>
          </table:table-cell>
        </table:table-row>
        <table:table-row table:style-name="ro1">
          <table:table-cell office:value-type="float" office:value="23567768" calcext:value-type="float">
            <text:p>23567768</text:p>
          </table:table-cell>
          <table:table-cell table:formula="of:=[.A1475]/1000/(60*60*24)" office:value-type="time" office:time-value="PT06H32M47.768S" calcext:value-type="time">
            <text:p>06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01.77" calcext:value-type="float">
            <text:p>1601.77</text:p>
          </table:table-cell>
          <table:table-cell office:value-type="float" office:value="1978.3" calcext:value-type="float">
            <text:p>1978.3</text:p>
          </table:table-cell>
        </table:table-row>
        <table:table-row table:style-name="ro1">
          <table:table-cell office:value-type="float" office:value="23583768" calcext:value-type="float">
            <text:p>23583768</text:p>
          </table:table-cell>
          <table:table-cell table:formula="of:=[.A1476]/1000/(60*60*24)" office:value-type="time" office:time-value="PT06H33M03.768S" calcext:value-type="time">
            <text:p>06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02.84" calcext:value-type="float">
            <text:p>1602.84</text:p>
          </table:table-cell>
          <table:table-cell office:value-type="float" office:value="1979.59" calcext:value-type="float">
            <text:p>1979.59</text:p>
          </table:table-cell>
        </table:table-row>
        <table:table-row table:style-name="ro1">
          <table:table-cell office:value-type="float" office:value="23599768" calcext:value-type="float">
            <text:p>23599768</text:p>
          </table:table-cell>
          <table:table-cell table:formula="of:=[.A1477]/1000/(60*60*24)" office:value-type="time" office:time-value="PT06H33M19.768S" calcext:value-type="time">
            <text:p>06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03.9" calcext:value-type="float">
            <text:p>1603.9</text:p>
          </table:table-cell>
          <table:table-cell office:value-type="float" office:value="1980.87" calcext:value-type="float">
            <text:p>1980.87</text:p>
          </table:table-cell>
        </table:table-row>
        <table:table-row table:style-name="ro1">
          <table:table-cell office:value-type="float" office:value="23615768" calcext:value-type="float">
            <text:p>23615768</text:p>
          </table:table-cell>
          <table:table-cell table:formula="of:=[.A1478]/1000/(60*60*24)" office:value-type="time" office:time-value="PT06H33M35.768S" calcext:value-type="time">
            <text:p>06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04.97" calcext:value-type="float">
            <text:p>1604.97</text:p>
          </table:table-cell>
          <table:table-cell office:value-type="float" office:value="1982.16" calcext:value-type="float">
            <text:p>1982.16</text:p>
          </table:table-cell>
        </table:table-row>
        <table:table-row table:style-name="ro1">
          <table:table-cell office:value-type="float" office:value="23631768" calcext:value-type="float">
            <text:p>23631768</text:p>
          </table:table-cell>
          <table:table-cell table:formula="of:=[.A1479]/1000/(60*60*24)" office:value-type="time" office:time-value="PT06H33M51.768S" calcext:value-type="time">
            <text:p>06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06.03" calcext:value-type="float">
            <text:p>1606.03</text:p>
          </table:table-cell>
          <table:table-cell office:value-type="float" office:value="1983.44" calcext:value-type="float">
            <text:p>1983.44</text:p>
          </table:table-cell>
        </table:table-row>
        <table:table-row table:style-name="ro1">
          <table:table-cell office:value-type="float" office:value="23647768" calcext:value-type="float">
            <text:p>23647768</text:p>
          </table:table-cell>
          <table:table-cell table:formula="of:=[.A1480]/1000/(60*60*24)" office:value-type="time" office:time-value="PT06H34M07.768S" calcext:value-type="time">
            <text:p>06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07.09" calcext:value-type="float">
            <text:p>1607.09</text:p>
          </table:table-cell>
          <table:table-cell office:value-type="float" office:value="1984.73" calcext:value-type="float">
            <text:p>1984.73</text:p>
          </table:table-cell>
        </table:table-row>
        <table:table-row table:style-name="ro1">
          <table:table-cell office:value-type="float" office:value="23663768" calcext:value-type="float">
            <text:p>23663768</text:p>
          </table:table-cell>
          <table:table-cell table:formula="of:=[.A1481]/1000/(60*60*24)" office:value-type="time" office:time-value="PT06H34M23.768S" calcext:value-type="time">
            <text:p>06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08.16" calcext:value-type="float">
            <text:p>1608.16</text:p>
          </table:table-cell>
          <table:table-cell office:value-type="float" office:value="1986.01" calcext:value-type="float">
            <text:p>1986.01</text:p>
          </table:table-cell>
        </table:table-row>
        <table:table-row table:style-name="ro1">
          <table:table-cell office:value-type="float" office:value="23679768" calcext:value-type="float">
            <text:p>23679768</text:p>
          </table:table-cell>
          <table:table-cell table:formula="of:=[.A1482]/1000/(60*60*24)" office:value-type="time" office:time-value="PT06H34M39.768S" calcext:value-type="time">
            <text:p>06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09.22" calcext:value-type="float">
            <text:p>1609.22</text:p>
          </table:table-cell>
          <table:table-cell office:value-type="float" office:value="1987.3" calcext:value-type="float">
            <text:p>1987.3</text:p>
          </table:table-cell>
        </table:table-row>
        <table:table-row table:style-name="ro1">
          <table:table-cell office:value-type="float" office:value="23695768" calcext:value-type="float">
            <text:p>23695768</text:p>
          </table:table-cell>
          <table:table-cell table:formula="of:=[.A1483]/1000/(60*60*24)" office:value-type="time" office:time-value="PT06H34M55.768S" calcext:value-type="time">
            <text:p>06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10.29" calcext:value-type="float">
            <text:p>1610.29</text:p>
          </table:table-cell>
          <table:table-cell office:value-type="float" office:value="1988.58" calcext:value-type="float">
            <text:p>1988.58</text:p>
          </table:table-cell>
        </table:table-row>
        <table:table-row table:style-name="ro1">
          <table:table-cell office:value-type="float" office:value="23711768" calcext:value-type="float">
            <text:p>23711768</text:p>
          </table:table-cell>
          <table:table-cell table:formula="of:=[.A1484]/1000/(60*60*24)" office:value-type="time" office:time-value="PT06H35M11.768S" calcext:value-type="time">
            <text:p>06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11.35" calcext:value-type="float">
            <text:p>1611.35</text:p>
          </table:table-cell>
          <table:table-cell office:value-type="float" office:value="1989.87" calcext:value-type="float">
            <text:p>1989.87</text:p>
          </table:table-cell>
        </table:table-row>
        <table:table-row table:style-name="ro1">
          <table:table-cell office:value-type="float" office:value="23727768" calcext:value-type="float">
            <text:p>23727768</text:p>
          </table:table-cell>
          <table:table-cell table:formula="of:=[.A1485]/1000/(60*60*24)" office:value-type="time" office:time-value="PT06H35M27.768S" calcext:value-type="time">
            <text:p>06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12.42" calcext:value-type="float">
            <text:p>1612.42</text:p>
          </table:table-cell>
          <table:table-cell office:value-type="float" office:value="1991.15" calcext:value-type="float">
            <text:p>1991.15</text:p>
          </table:table-cell>
        </table:table-row>
        <table:table-row table:style-name="ro1">
          <table:table-cell office:value-type="float" office:value="23743768" calcext:value-type="float">
            <text:p>23743768</text:p>
          </table:table-cell>
          <table:table-cell table:formula="of:=[.A1486]/1000/(60*60*24)" office:value-type="time" office:time-value="PT06H35M43.768S" calcext:value-type="time">
            <text:p>06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13.48" calcext:value-type="float">
            <text:p>1613.48</text:p>
          </table:table-cell>
          <table:table-cell office:value-type="float" office:value="1992.44" calcext:value-type="float">
            <text:p>1992.44</text:p>
          </table:table-cell>
        </table:table-row>
        <table:table-row table:style-name="ro1">
          <table:table-cell office:value-type="float" office:value="23759768" calcext:value-type="float">
            <text:p>23759768</text:p>
          </table:table-cell>
          <table:table-cell table:formula="of:=[.A1487]/1000/(60*60*24)" office:value-type="time" office:time-value="PT06H35M59.768S" calcext:value-type="time">
            <text:p>06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14.54" calcext:value-type="float">
            <text:p>1614.54</text:p>
          </table:table-cell>
          <table:table-cell office:value-type="float" office:value="1993.72" calcext:value-type="float">
            <text:p>1993.72</text:p>
          </table:table-cell>
        </table:table-row>
        <table:table-row table:style-name="ro1">
          <table:table-cell office:value-type="float" office:value="23775768" calcext:value-type="float">
            <text:p>23775768</text:p>
          </table:table-cell>
          <table:table-cell table:formula="of:=[.A1488]/1000/(60*60*24)" office:value-type="time" office:time-value="PT06H36M15.768S" calcext:value-type="time">
            <text:p>06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15.61" calcext:value-type="float">
            <text:p>1615.6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3791768" calcext:value-type="float">
            <text:p>23791768</text:p>
          </table:table-cell>
          <table:table-cell table:formula="of:=[.A1489]/1000/(60*60*24)" office:value-type="time" office:time-value="PT06H36M31.768S" calcext:value-type="time">
            <text:p>06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16.67" calcext:value-type="float">
            <text:p>1616.67</text:p>
          </table:table-cell>
          <table:table-cell office:value-type="float" office:value="1996.29" calcext:value-type="float">
            <text:p>1996.29</text:p>
          </table:table-cell>
        </table:table-row>
        <table:table-row table:style-name="ro1">
          <table:table-cell office:value-type="float" office:value="23807768" calcext:value-type="float">
            <text:p>23807768</text:p>
          </table:table-cell>
          <table:table-cell table:formula="of:=[.A1490]/1000/(60*60*24)" office:value-type="time" office:time-value="PT06H36M47.768S" calcext:value-type="time">
            <text:p>06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17.74" calcext:value-type="float">
            <text:p>1617.74</text:p>
          </table:table-cell>
          <table:table-cell office:value-type="float" office:value="1997.57" calcext:value-type="float">
            <text:p>1997.57</text:p>
          </table:table-cell>
        </table:table-row>
        <table:table-row table:style-name="ro1">
          <table:table-cell office:value-type="float" office:value="23823768" calcext:value-type="float">
            <text:p>23823768</text:p>
          </table:table-cell>
          <table:table-cell table:formula="of:=[.A1491]/1000/(60*60*24)" office:value-type="time" office:time-value="PT06H37M03.768S" calcext:value-type="time">
            <text:p>06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18.8" calcext:value-type="float">
            <text:p>1618.8</text:p>
          </table:table-cell>
          <table:table-cell office:value-type="float" office:value="1998.86" calcext:value-type="float">
            <text:p>1998.86</text:p>
          </table:table-cell>
        </table:table-row>
        <table:table-row table:style-name="ro1">
          <table:table-cell office:value-type="float" office:value="23839768" calcext:value-type="float">
            <text:p>23839768</text:p>
          </table:table-cell>
          <table:table-cell table:formula="of:=[.A1492]/1000/(60*60*24)" office:value-type="time" office:time-value="PT06H37M19.768S" calcext:value-type="time">
            <text:p>06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19.86" calcext:value-type="float">
            <text:p>1619.86</text:p>
          </table:table-cell>
          <table:table-cell office:value-type="float" office:value="2000.14" calcext:value-type="float">
            <text:p>2000.14</text:p>
          </table:table-cell>
        </table:table-row>
        <table:table-row table:style-name="ro1">
          <table:table-cell office:value-type="float" office:value="23855768" calcext:value-type="float">
            <text:p>23855768</text:p>
          </table:table-cell>
          <table:table-cell table:formula="of:=[.A1493]/1000/(60*60*24)" office:value-type="time" office:time-value="PT06H37M35.768S" calcext:value-type="time">
            <text:p>06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0.93" calcext:value-type="float">
            <text:p>1620.93</text:p>
          </table:table-cell>
          <table:table-cell office:value-type="float" office:value="2001.43" calcext:value-type="float">
            <text:p>2001.43</text:p>
          </table:table-cell>
        </table:table-row>
        <table:table-row table:style-name="ro1">
          <table:table-cell office:value-type="float" office:value="23871768" calcext:value-type="float">
            <text:p>23871768</text:p>
          </table:table-cell>
          <table:table-cell table:formula="of:=[.A1494]/1000/(60*60*24)" office:value-type="time" office:time-value="PT06H37M51.768S" calcext:value-type="time">
            <text:p>06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1.99" calcext:value-type="float">
            <text:p>1621.99</text:p>
          </table:table-cell>
          <table:table-cell office:value-type="float" office:value="2002.71" calcext:value-type="float">
            <text:p>2002.71</text:p>
          </table:table-cell>
        </table:table-row>
        <table:table-row table:style-name="ro1">
          <table:table-cell office:value-type="float" office:value="23887768" calcext:value-type="float">
            <text:p>23887768</text:p>
          </table:table-cell>
          <table:table-cell table:formula="of:=[.A1495]/1000/(60*60*24)" office:value-type="time" office:time-value="PT06H38M07.768S" calcext:value-type="time">
            <text:p>06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3.06" calcext:value-type="float">
            <text:p>1623.0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3903768" calcext:value-type="float">
            <text:p>23903768</text:p>
          </table:table-cell>
          <table:table-cell table:formula="of:=[.A1496]/1000/(60*60*24)" office:value-type="time" office:time-value="PT06H38M23.768S" calcext:value-type="time">
            <text:p>06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4.12" calcext:value-type="float">
            <text:p>1624.12</text:p>
          </table:table-cell>
          <table:table-cell office:value-type="float" office:value="2005.28" calcext:value-type="float">
            <text:p>2005.28</text:p>
          </table:table-cell>
        </table:table-row>
        <table:table-row table:style-name="ro1">
          <table:table-cell office:value-type="float" office:value="23919768" calcext:value-type="float">
            <text:p>23919768</text:p>
          </table:table-cell>
          <table:table-cell table:formula="of:=[.A1497]/1000/(60*60*24)" office:value-type="time" office:time-value="PT06H38M39.768S" calcext:value-type="time">
            <text:p>06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5.19" calcext:value-type="float">
            <text:p>1625.19</text:p>
          </table:table-cell>
          <table:table-cell office:value-type="float" office:value="2006.57" calcext:value-type="float">
            <text:p>2006.57</text:p>
          </table:table-cell>
        </table:table-row>
        <table:table-row table:style-name="ro1">
          <table:table-cell office:value-type="float" office:value="23935768" calcext:value-type="float">
            <text:p>23935768</text:p>
          </table:table-cell>
          <table:table-cell table:formula="of:=[.A1498]/1000/(60*60*24)" office:value-type="time" office:time-value="PT06H38M55.768S" calcext:value-type="time">
            <text:p>06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6.25" calcext:value-type="float">
            <text:p>1626.25</text:p>
          </table:table-cell>
          <table:table-cell office:value-type="float" office:value="2007.85" calcext:value-type="float">
            <text:p>2007.85</text:p>
          </table:table-cell>
        </table:table-row>
        <table:table-row table:style-name="ro1">
          <table:table-cell office:value-type="float" office:value="23951768" calcext:value-type="float">
            <text:p>23951768</text:p>
          </table:table-cell>
          <table:table-cell table:formula="of:=[.A1499]/1000/(60*60*24)" office:value-type="time" office:time-value="PT06H39M11.768S" calcext:value-type="time">
            <text:p>06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7.31" calcext:value-type="float">
            <text:p>1627.31</text:p>
          </table:table-cell>
          <table:table-cell office:value-type="float" office:value="2009.13" calcext:value-type="float">
            <text:p>2009.13</text:p>
          </table:table-cell>
        </table:table-row>
        <table:table-row table:style-name="ro1">
          <table:table-cell office:value-type="float" office:value="23967768" calcext:value-type="float">
            <text:p>23967768</text:p>
          </table:table-cell>
          <table:table-cell table:formula="of:=[.A1500]/1000/(60*60*24)" office:value-type="time" office:time-value="PT06H39M27.768S" calcext:value-type="time">
            <text:p>06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8.38" calcext:value-type="float">
            <text:p>1628.38</text:p>
          </table:table-cell>
          <table:table-cell office:value-type="float" office:value="2010.42" calcext:value-type="float">
            <text:p>2010.42</text:p>
          </table:table-cell>
        </table:table-row>
        <table:table-row table:style-name="ro1">
          <table:table-cell office:value-type="float" office:value="23983768" calcext:value-type="float">
            <text:p>23983768</text:p>
          </table:table-cell>
          <table:table-cell table:formula="of:=[.A1501]/1000/(60*60*24)" office:value-type="time" office:time-value="PT06H39M43.768S" calcext:value-type="time">
            <text:p>06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629.44" calcext:value-type="float">
            <text:p>1629.44</text:p>
          </table:table-cell>
          <table:table-cell office:value-type="float" office:value="2011.7" calcext:value-type="float">
            <text:p>2011.7</text:p>
          </table:table-cell>
        </table:table-row>
        <table:table-row table:style-name="ro1">
          <table:table-cell office:value-type="float" office:value="23999768" calcext:value-type="float">
            <text:p>23999768</text:p>
          </table:table-cell>
          <table:table-cell table:formula="of:=[.A1502]/1000/(60*60*24)" office:value-type="time" office:time-value="PT06H39M59.768S" calcext:value-type="time">
            <text:p>06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630.51" calcext:value-type="float">
            <text:p>1630.51</text:p>
          </table:table-cell>
          <table:table-cell office:value-type="float" office:value="2012.98" calcext:value-type="float">
            <text:p>2012.98</text:p>
          </table:table-cell>
        </table:table-row>
        <table:table-row table:style-name="ro1">
          <table:table-cell office:value-type="float" office:value="24015768" calcext:value-type="float">
            <text:p>24015768</text:p>
          </table:table-cell>
          <table:table-cell table:formula="of:=[.A1503]/1000/(60*60*24)" office:value-type="time" office:time-value="PT06H40M15.768S" calcext:value-type="time">
            <text:p>06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31.57" calcext:value-type="float">
            <text:p>1631.57</text:p>
          </table:table-cell>
          <table:table-cell office:value-type="float" office:value="2014.27" calcext:value-type="float">
            <text:p>2014.27</text:p>
          </table:table-cell>
        </table:table-row>
        <table:table-row table:style-name="ro1">
          <table:table-cell office:value-type="float" office:value="24031768" calcext:value-type="float">
            <text:p>24031768</text:p>
          </table:table-cell>
          <table:table-cell table:formula="of:=[.A1504]/1000/(60*60*24)" office:value-type="time" office:time-value="PT06H40M31.768S" calcext:value-type="time">
            <text:p>06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32.63" calcext:value-type="float">
            <text:p>1632.63</text:p>
          </table:table-cell>
          <table:table-cell office:value-type="float" office:value="2015.55" calcext:value-type="float">
            <text:p>2015.55</text:p>
          </table:table-cell>
        </table:table-row>
        <table:table-row table:style-name="ro1">
          <table:table-cell office:value-type="float" office:value="24047768" calcext:value-type="float">
            <text:p>24047768</text:p>
          </table:table-cell>
          <table:table-cell table:formula="of:=[.A1505]/1000/(60*60*24)" office:value-type="time" office:time-value="PT06H40M47.768S" calcext:value-type="time">
            <text:p>06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633.7" calcext:value-type="float">
            <text:p>1633.7</text:p>
          </table:table-cell>
          <table:table-cell office:value-type="float" office:value="2016.83" calcext:value-type="float">
            <text:p>2016.83</text:p>
          </table:table-cell>
        </table:table-row>
        <table:table-row table:style-name="ro1">
          <table:table-cell office:value-type="float" office:value="24063768" calcext:value-type="float">
            <text:p>24063768</text:p>
          </table:table-cell>
          <table:table-cell table:formula="of:=[.A1506]/1000/(60*60*24)" office:value-type="time" office:time-value="PT06H41M03.768S" calcext:value-type="time">
            <text:p>06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634.76" calcext:value-type="float">
            <text:p>1634.76</text:p>
          </table:table-cell>
          <table:table-cell office:value-type="float" office:value="2018.12" calcext:value-type="float">
            <text:p>2018.12</text:p>
          </table:table-cell>
        </table:table-row>
        <table:table-row table:style-name="ro1">
          <table:table-cell office:value-type="float" office:value="24079768" calcext:value-type="float">
            <text:p>24079768</text:p>
          </table:table-cell>
          <table:table-cell table:formula="of:=[.A1507]/1000/(60*60*24)" office:value-type="time" office:time-value="PT06H41M19.768S" calcext:value-type="time">
            <text:p>06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635.82" calcext:value-type="float">
            <text:p>1635.82</text:p>
          </table:table-cell>
          <table:table-cell office:value-type="float" office:value="2019.4" calcext:value-type="float">
            <text:p>2019.4</text:p>
          </table:table-cell>
        </table:table-row>
        <table:table-row table:style-name="ro1">
          <table:table-cell office:value-type="float" office:value="24095768" calcext:value-type="float">
            <text:p>24095768</text:p>
          </table:table-cell>
          <table:table-cell table:formula="of:=[.A1508]/1000/(60*60*24)" office:value-type="time" office:time-value="PT06H41M35.768S" calcext:value-type="time">
            <text:p>06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636.88" calcext:value-type="float">
            <text:p>1636.88</text:p>
          </table:table-cell>
          <table:table-cell office:value-type="float" office:value="2020.68" calcext:value-type="float">
            <text:p>2020.68</text:p>
          </table:table-cell>
        </table:table-row>
        <table:table-row table:style-name="ro1">
          <table:table-cell office:value-type="float" office:value="24111768" calcext:value-type="float">
            <text:p>24111768</text:p>
          </table:table-cell>
          <table:table-cell table:formula="of:=[.A1509]/1000/(60*60*24)" office:value-type="time" office:time-value="PT06H41M51.768S" calcext:value-type="time">
            <text:p>06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637.95" calcext:value-type="float">
            <text:p>1637.95</text:p>
          </table:table-cell>
          <table:table-cell office:value-type="float" office:value="2021.96" calcext:value-type="float">
            <text:p>2021.96</text:p>
          </table:table-cell>
        </table:table-row>
        <table:table-row table:style-name="ro1">
          <table:table-cell office:value-type="float" office:value="24127768" calcext:value-type="float">
            <text:p>24127768</text:p>
          </table:table-cell>
          <table:table-cell table:formula="of:=[.A1510]/1000/(60*60*24)" office:value-type="time" office:time-value="PT06H42M07.768S" calcext:value-type="time">
            <text:p>06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639.01" calcext:value-type="float">
            <text:p>1639.01</text:p>
          </table:table-cell>
          <table:table-cell office:value-type="float" office:value="2023.24" calcext:value-type="float">
            <text:p>2023.24</text:p>
          </table:table-cell>
        </table:table-row>
        <table:table-row table:style-name="ro1">
          <table:table-cell office:value-type="float" office:value="24143768" calcext:value-type="float">
            <text:p>24143768</text:p>
          </table:table-cell>
          <table:table-cell table:formula="of:=[.A1511]/1000/(60*60*24)" office:value-type="time" office:time-value="PT06H42M23.768S" calcext:value-type="time">
            <text:p>06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640.07" calcext:value-type="float">
            <text:p>1640.07</text:p>
          </table:table-cell>
          <table:table-cell office:value-type="float" office:value="2024.53" calcext:value-type="float">
            <text:p>2024.53</text:p>
          </table:table-cell>
        </table:table-row>
        <table:table-row table:style-name="ro1">
          <table:table-cell office:value-type="float" office:value="24159768" calcext:value-type="float">
            <text:p>24159768</text:p>
          </table:table-cell>
          <table:table-cell table:formula="of:=[.A1512]/1000/(60*60*24)" office:value-type="time" office:time-value="PT06H42M39.768S" calcext:value-type="time">
            <text:p>06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641.14" calcext:value-type="float">
            <text:p>1641.14</text:p>
          </table:table-cell>
          <table:table-cell office:value-type="float" office:value="2025.81" calcext:value-type="float">
            <text:p>2025.81</text:p>
          </table:table-cell>
        </table:table-row>
        <table:table-row table:style-name="ro1">
          <table:table-cell office:value-type="float" office:value="24175768" calcext:value-type="float">
            <text:p>24175768</text:p>
          </table:table-cell>
          <table:table-cell table:formula="of:=[.A1513]/1000/(60*60*24)" office:value-type="time" office:time-value="PT06H42M55.768S" calcext:value-type="time">
            <text:p>06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642.2" calcext:value-type="float">
            <text:p>1642.2</text:p>
          </table:table-cell>
          <table:table-cell office:value-type="float" office:value="2027.09" calcext:value-type="float">
            <text:p>2027.09</text:p>
          </table:table-cell>
        </table:table-row>
        <table:table-row table:style-name="ro1">
          <table:table-cell office:value-type="float" office:value="24191768" calcext:value-type="float">
            <text:p>24191768</text:p>
          </table:table-cell>
          <table:table-cell table:formula="of:=[.A1514]/1000/(60*60*24)" office:value-type="time" office:time-value="PT06H43M11.768S" calcext:value-type="time">
            <text:p>06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43.26" calcext:value-type="float">
            <text:p>1643.26</text:p>
          </table:table-cell>
          <table:table-cell office:value-type="float" office:value="2028.37" calcext:value-type="float">
            <text:p>2028.37</text:p>
          </table:table-cell>
        </table:table-row>
        <table:table-row table:style-name="ro1">
          <table:table-cell office:value-type="float" office:value="24207768" calcext:value-type="float">
            <text:p>24207768</text:p>
          </table:table-cell>
          <table:table-cell table:formula="of:=[.A1515]/1000/(60*60*24)" office:value-type="time" office:time-value="PT06H43M27.768S" calcext:value-type="time">
            <text:p>06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644.32" calcext:value-type="float">
            <text:p>1644.32</text:p>
          </table:table-cell>
          <table:table-cell office:value-type="float" office:value="2029.65" calcext:value-type="float">
            <text:p>2029.65</text:p>
          </table:table-cell>
        </table:table-row>
        <table:table-row table:style-name="ro1">
          <table:table-cell office:value-type="float" office:value="24223768" calcext:value-type="float">
            <text:p>24223768</text:p>
          </table:table-cell>
          <table:table-cell table:formula="of:=[.A1516]/1000/(60*60*24)" office:value-type="time" office:time-value="PT06H43M43.768S" calcext:value-type="time">
            <text:p>06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645.39" calcext:value-type="float">
            <text:p>1645.39</text:p>
          </table:table-cell>
          <table:table-cell office:value-type="float" office:value="2030.93" calcext:value-type="float">
            <text:p>2030.93</text:p>
          </table:table-cell>
        </table:table-row>
        <table:table-row table:style-name="ro1">
          <table:table-cell office:value-type="float" office:value="24239768" calcext:value-type="float">
            <text:p>24239768</text:p>
          </table:table-cell>
          <table:table-cell table:formula="of:=[.A1517]/1000/(60*60*24)" office:value-type="time" office:time-value="PT06H43M59.768S" calcext:value-type="time">
            <text:p>06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46.45" calcext:value-type="float">
            <text:p>1646.45</text:p>
          </table:table-cell>
          <table:table-cell office:value-type="float" office:value="2032.21" calcext:value-type="float">
            <text:p>2032.21</text:p>
          </table:table-cell>
        </table:table-row>
        <table:table-row table:style-name="ro1">
          <table:table-cell office:value-type="float" office:value="24255768" calcext:value-type="float">
            <text:p>24255768</text:p>
          </table:table-cell>
          <table:table-cell table:formula="of:=[.A1518]/1000/(60*60*24)" office:value-type="time" office:time-value="PT06H44M15.768S" calcext:value-type="time">
            <text:p>06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647.51" calcext:value-type="float">
            <text:p>1647.51</text:p>
          </table:table-cell>
          <table:table-cell office:value-type="float" office:value="2033.49" calcext:value-type="float">
            <text:p>2033.49</text:p>
          </table:table-cell>
        </table:table-row>
        <table:table-row table:style-name="ro1">
          <table:table-cell office:value-type="float" office:value="24271768" calcext:value-type="float">
            <text:p>24271768</text:p>
          </table:table-cell>
          <table:table-cell table:formula="of:=[.A1519]/1000/(60*60*24)" office:value-type="time" office:time-value="PT06H44M31.768S" calcext:value-type="time">
            <text:p>06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48.58" calcext:value-type="float">
            <text:p>1648.58</text:p>
          </table:table-cell>
          <table:table-cell office:value-type="float" office:value="2034.77" calcext:value-type="float">
            <text:p>2034.77</text:p>
          </table:table-cell>
        </table:table-row>
        <table:table-row table:style-name="ro1">
          <table:table-cell office:value-type="float" office:value="24287768" calcext:value-type="float">
            <text:p>24287768</text:p>
          </table:table-cell>
          <table:table-cell table:formula="of:=[.A1520]/1000/(60*60*24)" office:value-type="time" office:time-value="PT06H44M47.768S" calcext:value-type="time">
            <text:p>06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649.64" calcext:value-type="float">
            <text:p>1649.64</text:p>
          </table:table-cell>
          <table:table-cell office:value-type="float" office:value="2036.05" calcext:value-type="float">
            <text:p>2036.05</text:p>
          </table:table-cell>
        </table:table-row>
        <table:table-row table:style-name="ro1">
          <table:table-cell office:value-type="float" office:value="24303768" calcext:value-type="float">
            <text:p>24303768</text:p>
          </table:table-cell>
          <table:table-cell table:formula="of:=[.A1521]/1000/(60*60*24)" office:value-type="time" office:time-value="PT06H45M03.768S" calcext:value-type="time">
            <text:p>06:45:0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0.7" calcext:value-type="float">
            <text:p>1650.7</text:p>
          </table:table-cell>
          <table:table-cell office:value-type="float" office:value="2037.33" calcext:value-type="float">
            <text:p>2037.33</text:p>
          </table:table-cell>
        </table:table-row>
        <table:table-row table:style-name="ro1">
          <table:table-cell office:value-type="float" office:value="24319768" calcext:value-type="float">
            <text:p>24319768</text:p>
          </table:table-cell>
          <table:table-cell table:formula="of:=[.A1522]/1000/(60*60*24)" office:value-type="time" office:time-value="PT06H45M19.768S" calcext:value-type="time">
            <text:p>06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1.76" calcext:value-type="float">
            <text:p>1651.76</text:p>
          </table:table-cell>
          <table:table-cell office:value-type="float" office:value="2038.61" calcext:value-type="float">
            <text:p>2038.61</text:p>
          </table:table-cell>
        </table:table-row>
        <table:table-row table:style-name="ro1">
          <table:table-cell office:value-type="float" office:value="24335768" calcext:value-type="float">
            <text:p>24335768</text:p>
          </table:table-cell>
          <table:table-cell table:formula="of:=[.A1523]/1000/(60*60*24)" office:value-type="time" office:time-value="PT06H45M35.768S" calcext:value-type="time">
            <text:p>06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52.83" calcext:value-type="float">
            <text:p>1652.83</text:p>
          </table:table-cell>
          <table:table-cell office:value-type="float" office:value="2039.89" calcext:value-type="float">
            <text:p>2039.89</text:p>
          </table:table-cell>
        </table:table-row>
        <table:table-row table:style-name="ro1">
          <table:table-cell office:value-type="float" office:value="24351768" calcext:value-type="float">
            <text:p>24351768</text:p>
          </table:table-cell>
          <table:table-cell table:formula="of:=[.A1524]/1000/(60*60*24)" office:value-type="time" office:time-value="PT06H45M51.768S" calcext:value-type="time">
            <text:p>06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3.89" calcext:value-type="float">
            <text:p>1653.89</text:p>
          </table:table-cell>
          <table:table-cell office:value-type="float" office:value="2041.17" calcext:value-type="float">
            <text:p>2041.17</text:p>
          </table:table-cell>
        </table:table-row>
        <table:table-row table:style-name="ro1">
          <table:table-cell office:value-type="float" office:value="24367768" calcext:value-type="float">
            <text:p>24367768</text:p>
          </table:table-cell>
          <table:table-cell table:formula="of:=[.A1525]/1000/(60*60*24)" office:value-type="time" office:time-value="PT06H46M07.768S" calcext:value-type="time">
            <text:p>06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4.95" calcext:value-type="float">
            <text:p>1654.95</text:p>
          </table:table-cell>
          <table:table-cell office:value-type="float" office:value="2042.45" calcext:value-type="float">
            <text:p>2042.45</text:p>
          </table:table-cell>
        </table:table-row>
        <table:table-row table:style-name="ro1">
          <table:table-cell office:value-type="float" office:value="24383768" calcext:value-type="float">
            <text:p>24383768</text:p>
          </table:table-cell>
          <table:table-cell table:formula="of:=[.A1526]/1000/(60*60*24)" office:value-type="time" office:time-value="PT06H46M23.768S" calcext:value-type="time">
            <text:p>06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6.01" calcext:value-type="float">
            <text:p>1656.01</text:p>
          </table:table-cell>
          <table:table-cell office:value-type="float" office:value="2043.73" calcext:value-type="float">
            <text:p>2043.73</text:p>
          </table:table-cell>
        </table:table-row>
        <table:table-row table:style-name="ro1">
          <table:table-cell office:value-type="float" office:value="24399768" calcext:value-type="float">
            <text:p>24399768</text:p>
          </table:table-cell>
          <table:table-cell table:formula="of:=[.A1527]/1000/(60*60*24)" office:value-type="time" office:time-value="PT06H46M39.768S" calcext:value-type="time">
            <text:p>06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7.08" calcext:value-type="float">
            <text:p>1657.08</text:p>
          </table:table-cell>
          <table:table-cell office:value-type="float" office:value="2045.01" calcext:value-type="float">
            <text:p>2045.01</text:p>
          </table:table-cell>
        </table:table-row>
        <table:table-row table:style-name="ro1">
          <table:table-cell office:value-type="float" office:value="24415768" calcext:value-type="float">
            <text:p>24415768</text:p>
          </table:table-cell>
          <table:table-cell table:formula="of:=[.A1528]/1000/(60*60*24)" office:value-type="time" office:time-value="PT06H46M55.768S" calcext:value-type="time">
            <text:p>06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8.14" calcext:value-type="float">
            <text:p>1658.14</text:p>
          </table:table-cell>
          <table:table-cell office:value-type="float" office:value="2046.3" calcext:value-type="float">
            <text:p>2046.3</text:p>
          </table:table-cell>
        </table:table-row>
        <table:table-row table:style-name="ro1">
          <table:table-cell office:value-type="float" office:value="24431768" calcext:value-type="float">
            <text:p>24431768</text:p>
          </table:table-cell>
          <table:table-cell table:formula="of:=[.A1529]/1000/(60*60*24)" office:value-type="time" office:time-value="PT06H47M11.768S" calcext:value-type="time">
            <text:p>06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9.2" calcext:value-type="float">
            <text:p>1659.2</text:p>
          </table:table-cell>
          <table:table-cell office:value-type="float" office:value="2047.58" calcext:value-type="float">
            <text:p>2047.58</text:p>
          </table:table-cell>
        </table:table-row>
        <table:table-row table:style-name="ro1">
          <table:table-cell office:value-type="float" office:value="24447768" calcext:value-type="float">
            <text:p>24447768</text:p>
          </table:table-cell>
          <table:table-cell table:formula="of:=[.A1530]/1000/(60*60*24)" office:value-type="time" office:time-value="PT06H47M27.768S" calcext:value-type="time">
            <text:p>06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660.26" calcext:value-type="float">
            <text:p>1660.26</text:p>
          </table:table-cell>
          <table:table-cell office:value-type="float" office:value="2048.86" calcext:value-type="float">
            <text:p>2048.86</text:p>
          </table:table-cell>
        </table:table-row>
        <table:table-row table:style-name="ro1">
          <table:table-cell office:value-type="float" office:value="24463768" calcext:value-type="float">
            <text:p>24463768</text:p>
          </table:table-cell>
          <table:table-cell table:formula="of:=[.A1531]/1000/(60*60*24)" office:value-type="time" office:time-value="PT06H47M43.768S" calcext:value-type="time">
            <text:p>06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1.33" calcext:value-type="float">
            <text:p>1661.33</text:p>
          </table:table-cell>
          <table:table-cell office:value-type="float" office:value="2050.14" calcext:value-type="float">
            <text:p>2050.14</text:p>
          </table:table-cell>
        </table:table-row>
        <table:table-row table:style-name="ro1">
          <table:table-cell office:value-type="float" office:value="24479768" calcext:value-type="float">
            <text:p>24479768</text:p>
          </table:table-cell>
          <table:table-cell table:formula="of:=[.A1532]/1000/(60*60*24)" office:value-type="time" office:time-value="PT06H47M59.768S" calcext:value-type="time">
            <text:p>06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662.39" calcext:value-type="float">
            <text:p>1662.39</text:p>
          </table:table-cell>
          <table:table-cell office:value-type="float" office:value="2051.42" calcext:value-type="float">
            <text:p>2051.42</text:p>
          </table:table-cell>
        </table:table-row>
        <table:table-row table:style-name="ro1">
          <table:table-cell office:value-type="float" office:value="24495768" calcext:value-type="float">
            <text:p>24495768</text:p>
          </table:table-cell>
          <table:table-cell table:formula="of:=[.A1533]/1000/(60*60*24)" office:value-type="time" office:time-value="PT06H48M15.768S" calcext:value-type="time">
            <text:p>06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663.45" calcext:value-type="float">
            <text:p>1663.45</text:p>
          </table:table-cell>
          <table:table-cell office:value-type="float" office:value="2052.7" calcext:value-type="float">
            <text:p>2052.7</text:p>
          </table:table-cell>
        </table:table-row>
        <table:table-row table:style-name="ro1">
          <table:table-cell office:value-type="float" office:value="24511768" calcext:value-type="float">
            <text:p>24511768</text:p>
          </table:table-cell>
          <table:table-cell table:formula="of:=[.A1534]/1000/(60*60*24)" office:value-type="time" office:time-value="PT06H48M31.768S" calcext:value-type="time">
            <text:p>06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4.51" calcext:value-type="float">
            <text:p>1664.51</text:p>
          </table:table-cell>
          <table:table-cell office:value-type="float" office:value="2053.98" calcext:value-type="float">
            <text:p>2053.98</text:p>
          </table:table-cell>
        </table:table-row>
        <table:table-row table:style-name="ro1">
          <table:table-cell office:value-type="float" office:value="24527768" calcext:value-type="float">
            <text:p>24527768</text:p>
          </table:table-cell>
          <table:table-cell table:formula="of:=[.A1535]/1000/(60*60*24)" office:value-type="time" office:time-value="PT06H48M47.768S" calcext:value-type="time">
            <text:p>06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65.58" calcext:value-type="float">
            <text:p>1665.58</text:p>
          </table:table-cell>
          <table:table-cell office:value-type="float" office:value="2055.26" calcext:value-type="float">
            <text:p>2055.26</text:p>
          </table:table-cell>
        </table:table-row>
        <table:table-row table:style-name="ro1">
          <table:table-cell office:value-type="float" office:value="24543768" calcext:value-type="float">
            <text:p>24543768</text:p>
          </table:table-cell>
          <table:table-cell table:formula="of:=[.A1536]/1000/(60*60*24)" office:value-type="time" office:time-value="PT06H49M03.768S" calcext:value-type="time">
            <text:p>06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6.64" calcext:value-type="float">
            <text:p>1666.64</text:p>
          </table:table-cell>
          <table:table-cell office:value-type="float" office:value="2056.53" calcext:value-type="float">
            <text:p>2056.53</text:p>
          </table:table-cell>
        </table:table-row>
        <table:table-row table:style-name="ro1">
          <table:table-cell office:value-type="float" office:value="24559768" calcext:value-type="float">
            <text:p>24559768</text:p>
          </table:table-cell>
          <table:table-cell table:formula="of:=[.A1537]/1000/(60*60*24)" office:value-type="time" office:time-value="PT06H49M19.768S" calcext:value-type="time">
            <text:p>06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7.7" calcext:value-type="float">
            <text:p>1667.7</text:p>
          </table:table-cell>
          <table:table-cell office:value-type="float" office:value="2057.81" calcext:value-type="float">
            <text:p>2057.81</text:p>
          </table:table-cell>
        </table:table-row>
        <table:table-row table:style-name="ro1">
          <table:table-cell office:value-type="float" office:value="24575768" calcext:value-type="float">
            <text:p>24575768</text:p>
          </table:table-cell>
          <table:table-cell table:formula="of:=[.A1538]/1000/(60*60*24)" office:value-type="time" office:time-value="PT06H49M35.768S" calcext:value-type="time">
            <text:p>06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68.76" calcext:value-type="float">
            <text:p>1668.76</text:p>
          </table:table-cell>
          <table:table-cell office:value-type="float" office:value="2059.09" calcext:value-type="float">
            <text:p>2059.09</text:p>
          </table:table-cell>
        </table:table-row>
        <table:table-row table:style-name="ro1">
          <table:table-cell office:value-type="float" office:value="24591768" calcext:value-type="float">
            <text:p>24591768</text:p>
          </table:table-cell>
          <table:table-cell table:formula="of:=[.A1539]/1000/(60*60*24)" office:value-type="time" office:time-value="PT06H49M51.768S" calcext:value-type="time">
            <text:p>06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9.82" calcext:value-type="float">
            <text:p>1669.82</text:p>
          </table:table-cell>
          <table:table-cell office:value-type="float" office:value="2060.37" calcext:value-type="float">
            <text:p>2060.37</text:p>
          </table:table-cell>
        </table:table-row>
        <table:table-row table:style-name="ro1">
          <table:table-cell office:value-type="float" office:value="24607768" calcext:value-type="float">
            <text:p>24607768</text:p>
          </table:table-cell>
          <table:table-cell table:formula="of:=[.A1540]/1000/(60*60*24)" office:value-type="time" office:time-value="PT06H50M07.768S" calcext:value-type="time">
            <text:p>06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670.89" calcext:value-type="float">
            <text:p>1670.89</text:p>
          </table:table-cell>
          <table:table-cell office:value-type="float" office:value="2061.65" calcext:value-type="float">
            <text:p>2061.65</text:p>
          </table:table-cell>
        </table:table-row>
        <table:table-row table:style-name="ro1">
          <table:table-cell office:value-type="float" office:value="24623768" calcext:value-type="float">
            <text:p>24623768</text:p>
          </table:table-cell>
          <table:table-cell table:formula="of:=[.A1541]/1000/(60*60*24)" office:value-type="time" office:time-value="PT06H50M23.768S" calcext:value-type="time">
            <text:p>06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1.95" calcext:value-type="float">
            <text:p>1671.95</text:p>
          </table:table-cell>
          <table:table-cell office:value-type="float" office:value="2062.92" calcext:value-type="float">
            <text:p>2062.92</text:p>
          </table:table-cell>
        </table:table-row>
        <table:table-row table:style-name="ro1">
          <table:table-cell office:value-type="float" office:value="24639768" calcext:value-type="float">
            <text:p>24639768</text:p>
          </table:table-cell>
          <table:table-cell table:formula="of:=[.A1542]/1000/(60*60*24)" office:value-type="time" office:time-value="PT06H50M39.768S" calcext:value-type="time">
            <text:p>06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673.01" calcext:value-type="float">
            <text:p>1673.01</text:p>
          </table:table-cell>
          <table:table-cell office:value-type="float" office:value="2064.2" calcext:value-type="float">
            <text:p>2064.2</text:p>
          </table:table-cell>
        </table:table-row>
        <table:table-row table:style-name="ro1">
          <table:table-cell office:value-type="float" office:value="24655768" calcext:value-type="float">
            <text:p>24655768</text:p>
          </table:table-cell>
          <table:table-cell table:formula="of:=[.A1543]/1000/(60*60*24)" office:value-type="time" office:time-value="PT06H50M55.768S" calcext:value-type="time">
            <text:p>06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4.07" calcext:value-type="float">
            <text:p>1674.07</text:p>
          </table:table-cell>
          <table:table-cell office:value-type="float" office:value="2065.48" calcext:value-type="float">
            <text:p>2065.48</text:p>
          </table:table-cell>
        </table:table-row>
        <table:table-row table:style-name="ro1">
          <table:table-cell office:value-type="float" office:value="24671768" calcext:value-type="float">
            <text:p>24671768</text:p>
          </table:table-cell>
          <table:table-cell table:formula="of:=[.A1544]/1000/(60*60*24)" office:value-type="time" office:time-value="PT06H51M11.768S" calcext:value-type="time">
            <text:p>06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675.14" calcext:value-type="float">
            <text:p>1675.14</text:p>
          </table:table-cell>
          <table:table-cell office:value-type="float" office:value="2066.76" calcext:value-type="float">
            <text:p>2066.76</text:p>
          </table:table-cell>
        </table:table-row>
        <table:table-row table:style-name="ro1">
          <table:table-cell office:value-type="float" office:value="24687768" calcext:value-type="float">
            <text:p>24687768</text:p>
          </table:table-cell>
          <table:table-cell table:formula="of:=[.A1545]/1000/(60*60*24)" office:value-type="time" office:time-value="PT06H51M27.768S" calcext:value-type="time">
            <text:p>06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676.2" calcext:value-type="float">
            <text:p>1676.2</text:p>
          </table:table-cell>
          <table:table-cell office:value-type="float" office:value="2068.04" calcext:value-type="float">
            <text:p>2068.04</text:p>
          </table:table-cell>
        </table:table-row>
        <table:table-row table:style-name="ro1">
          <table:table-cell office:value-type="float" office:value="24703768" calcext:value-type="float">
            <text:p>24703768</text:p>
          </table:table-cell>
          <table:table-cell table:formula="of:=[.A1546]/1000/(60*60*24)" office:value-type="time" office:time-value="PT06H51M43.768S" calcext:value-type="time">
            <text:p>06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7.26" calcext:value-type="float">
            <text:p>1677.26</text:p>
          </table:table-cell>
          <table:table-cell office:value-type="float" office:value="2069.32" calcext:value-type="float">
            <text:p>2069.32</text:p>
          </table:table-cell>
        </table:table-row>
        <table:table-row table:style-name="ro1">
          <table:table-cell office:value-type="float" office:value="24719768" calcext:value-type="float">
            <text:p>24719768</text:p>
          </table:table-cell>
          <table:table-cell table:formula="of:=[.A1547]/1000/(60*60*24)" office:value-type="time" office:time-value="PT06H51M59.768S" calcext:value-type="time">
            <text:p>06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8.32" calcext:value-type="float">
            <text:p>1678.32</text:p>
          </table:table-cell>
          <table:table-cell office:value-type="float" office:value="2070.59" calcext:value-type="float">
            <text:p>2070.59</text:p>
          </table:table-cell>
        </table:table-row>
        <table:table-row table:style-name="ro1">
          <table:table-cell office:value-type="float" office:value="24735768" calcext:value-type="float">
            <text:p>24735768</text:p>
          </table:table-cell>
          <table:table-cell table:formula="of:=[.A1548]/1000/(60*60*24)" office:value-type="time" office:time-value="PT06H52M15.768S" calcext:value-type="time">
            <text:p>06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9.38" calcext:value-type="float">
            <text:p>1679.38</text:p>
          </table:table-cell>
          <table:table-cell office:value-type="float" office:value="2071.87" calcext:value-type="float">
            <text:p>2071.87</text:p>
          </table:table-cell>
        </table:table-row>
        <table:table-row table:style-name="ro1">
          <table:table-cell office:value-type="float" office:value="24751768" calcext:value-type="float">
            <text:p>24751768</text:p>
          </table:table-cell>
          <table:table-cell table:formula="of:=[.A1549]/1000/(60*60*24)" office:value-type="time" office:time-value="PT06H52M31.768S" calcext:value-type="time">
            <text:p>06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80.45" calcext:value-type="float">
            <text:p>1680.45</text:p>
          </table:table-cell>
          <table:table-cell office:value-type="float" office:value="2073.15" calcext:value-type="float">
            <text:p>2073.15</text:p>
          </table:table-cell>
        </table:table-row>
        <table:table-row table:style-name="ro1">
          <table:table-cell office:value-type="float" office:value="24767768" calcext:value-type="float">
            <text:p>24767768</text:p>
          </table:table-cell>
          <table:table-cell table:formula="of:=[.A1550]/1000/(60*60*24)" office:value-type="time" office:time-value="PT06H52M47.768S" calcext:value-type="time">
            <text:p>06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1.51" calcext:value-type="float">
            <text:p>1681.51</text:p>
          </table:table-cell>
          <table:table-cell office:value-type="float" office:value="2074.43" calcext:value-type="float">
            <text:p>2074.43</text:p>
          </table:table-cell>
        </table:table-row>
        <table:table-row table:style-name="ro1">
          <table:table-cell office:value-type="float" office:value="24783768" calcext:value-type="float">
            <text:p>24783768</text:p>
          </table:table-cell>
          <table:table-cell table:formula="of:=[.A1551]/1000/(60*60*24)" office:value-type="time" office:time-value="PT06H53M03.768S" calcext:value-type="time">
            <text:p>06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2.57" calcext:value-type="float">
            <text:p>1682.57</text:p>
          </table:table-cell>
          <table:table-cell office:value-type="float" office:value="2075.7" calcext:value-type="float">
            <text:p>2075.7</text:p>
          </table:table-cell>
        </table:table-row>
        <table:table-row table:style-name="ro1">
          <table:table-cell office:value-type="float" office:value="24799768" calcext:value-type="float">
            <text:p>24799768</text:p>
          </table:table-cell>
          <table:table-cell table:formula="of:=[.A1552]/1000/(60*60*24)" office:value-type="time" office:time-value="PT06H53M19.768S" calcext:value-type="time">
            <text:p>06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3.63" calcext:value-type="float">
            <text:p>1683.63</text:p>
          </table:table-cell>
          <table:table-cell office:value-type="float" office:value="2076.98" calcext:value-type="float">
            <text:p>2076.98</text:p>
          </table:table-cell>
        </table:table-row>
        <table:table-row table:style-name="ro1">
          <table:table-cell office:value-type="float" office:value="24815768" calcext:value-type="float">
            <text:p>24815768</text:p>
          </table:table-cell>
          <table:table-cell table:formula="of:=[.A1553]/1000/(60*60*24)" office:value-type="time" office:time-value="PT06H53M35.768S" calcext:value-type="time">
            <text:p>06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4.69" calcext:value-type="float">
            <text:p>1684.69</text:p>
          </table:table-cell>
          <table:table-cell office:value-type="float" office:value="2078.26" calcext:value-type="float">
            <text:p>2078.26</text:p>
          </table:table-cell>
        </table:table-row>
        <table:table-row table:style-name="ro1">
          <table:table-cell office:value-type="float" office:value="24831768" calcext:value-type="float">
            <text:p>24831768</text:p>
          </table:table-cell>
          <table:table-cell table:formula="of:=[.A1554]/1000/(60*60*24)" office:value-type="time" office:time-value="PT06H53M51.768S" calcext:value-type="time">
            <text:p>06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5.75" calcext:value-type="float">
            <text:p>1685.75</text:p>
          </table:table-cell>
          <table:table-cell office:value-type="float" office:value="2079.54" calcext:value-type="float">
            <text:p>2079.54</text:p>
          </table:table-cell>
        </table:table-row>
        <table:table-row table:style-name="ro1">
          <table:table-cell office:value-type="float" office:value="24847768" calcext:value-type="float">
            <text:p>24847768</text:p>
          </table:table-cell>
          <table:table-cell table:formula="of:=[.A1555]/1000/(60*60*24)" office:value-type="time" office:time-value="PT06H54M07.768S" calcext:value-type="time">
            <text:p>06:5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6.81" calcext:value-type="float">
            <text:p>1686.81</text:p>
          </table:table-cell>
          <table:table-cell office:value-type="float" office:value="2080.82" calcext:value-type="float">
            <text:p>2080.82</text:p>
          </table:table-cell>
        </table:table-row>
        <table:table-row table:style-name="ro1">
          <table:table-cell office:value-type="float" office:value="24863768" calcext:value-type="float">
            <text:p>24863768</text:p>
          </table:table-cell>
          <table:table-cell table:formula="of:=[.A1556]/1000/(60*60*24)" office:value-type="time" office:time-value="PT06H54M23.768S" calcext:value-type="time">
            <text:p>06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687.87" calcext:value-type="float">
            <text:p>1687.87</text:p>
          </table:table-cell>
          <table:table-cell office:value-type="float" office:value="2082.09" calcext:value-type="float">
            <text:p>2082.09</text:p>
          </table:table-cell>
        </table:table-row>
        <table:table-row table:style-name="ro1">
          <table:table-cell office:value-type="float" office:value="24879768" calcext:value-type="float">
            <text:p>24879768</text:p>
          </table:table-cell>
          <table:table-cell table:formula="of:=[.A1557]/1000/(60*60*24)" office:value-type="time" office:time-value="PT06H54M39.768S" calcext:value-type="time">
            <text:p>06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88.93" calcext:value-type="float">
            <text:p>1688.93</text:p>
          </table:table-cell>
          <table:table-cell office:value-type="float" office:value="2083.37" calcext:value-type="float">
            <text:p>2083.37</text:p>
          </table:table-cell>
        </table:table-row>
        <table:table-row table:style-name="ro1">
          <table:table-cell office:value-type="float" office:value="24895768" calcext:value-type="float">
            <text:p>24895768</text:p>
          </table:table-cell>
          <table:table-cell table:formula="of:=[.A1558]/1000/(60*60*24)" office:value-type="time" office:time-value="PT06H54M55.768S" calcext:value-type="time">
            <text:p>06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689.99" calcext:value-type="float">
            <text:p>1689.99</text:p>
          </table:table-cell>
          <table:table-cell office:value-type="float" office:value="2084.65" calcext:value-type="float">
            <text:p>2084.65</text:p>
          </table:table-cell>
        </table:table-row>
        <table:table-row table:style-name="ro1">
          <table:table-cell office:value-type="float" office:value="24911768" calcext:value-type="float">
            <text:p>24911768</text:p>
          </table:table-cell>
          <table:table-cell table:formula="of:=[.A1559]/1000/(60*60*24)" office:value-type="time" office:time-value="PT06H55M11.768S" calcext:value-type="time">
            <text:p>06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1.06" calcext:value-type="float">
            <text:p>1691.06</text:p>
          </table:table-cell>
          <table:table-cell office:value-type="float" office:value="2085.93" calcext:value-type="float">
            <text:p>2085.93</text:p>
          </table:table-cell>
        </table:table-row>
        <table:table-row table:style-name="ro1">
          <table:table-cell office:value-type="float" office:value="24927768" calcext:value-type="float">
            <text:p>24927768</text:p>
          </table:table-cell>
          <table:table-cell table:formula="of:=[.A1560]/1000/(60*60*24)" office:value-type="time" office:time-value="PT06H55M27.768S" calcext:value-type="time">
            <text:p>06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692.12" calcext:value-type="float">
            <text:p>1692.12</text:p>
          </table:table-cell>
          <table:table-cell office:value-type="float" office:value="2087.2" calcext:value-type="float">
            <text:p>2087.2</text:p>
          </table:table-cell>
        </table:table-row>
        <table:table-row table:style-name="ro1">
          <table:table-cell office:value-type="float" office:value="24943768" calcext:value-type="float">
            <text:p>24943768</text:p>
          </table:table-cell>
          <table:table-cell table:formula="of:=[.A1561]/1000/(60*60*24)" office:value-type="time" office:time-value="PT06H55M43.768S" calcext:value-type="time">
            <text:p>06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3.18" calcext:value-type="float">
            <text:p>1693.18</text:p>
          </table:table-cell>
          <table:table-cell office:value-type="float" office:value="2088.48" calcext:value-type="float">
            <text:p>2088.48</text:p>
          </table:table-cell>
        </table:table-row>
        <table:table-row table:style-name="ro1">
          <table:table-cell office:value-type="float" office:value="24959768" calcext:value-type="float">
            <text:p>24959768</text:p>
          </table:table-cell>
          <table:table-cell table:formula="of:=[.A1562]/1000/(60*60*24)" office:value-type="time" office:time-value="PT06H55M59.768S" calcext:value-type="time">
            <text:p>06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4.24" calcext:value-type="float">
            <text:p>1694.24</text:p>
          </table:table-cell>
          <table:table-cell office:value-type="float" office:value="2089.76" calcext:value-type="float">
            <text:p>2089.76</text:p>
          </table:table-cell>
        </table:table-row>
        <table:table-row table:style-name="ro1">
          <table:table-cell office:value-type="float" office:value="24975768" calcext:value-type="float">
            <text:p>24975768</text:p>
          </table:table-cell>
          <table:table-cell table:formula="of:=[.A1563]/1000/(60*60*24)" office:value-type="time" office:time-value="PT06H56M15.768S" calcext:value-type="time">
            <text:p>06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5.3" calcext:value-type="float">
            <text:p>1695.3</text:p>
          </table:table-cell>
          <table:table-cell office:value-type="float" office:value="2091.03" calcext:value-type="float">
            <text:p>2091.03</text:p>
          </table:table-cell>
        </table:table-row>
        <table:table-row table:style-name="ro1">
          <table:table-cell office:value-type="float" office:value="24991768" calcext:value-type="float">
            <text:p>24991768</text:p>
          </table:table-cell>
          <table:table-cell table:formula="of:=[.A1564]/1000/(60*60*24)" office:value-type="time" office:time-value="PT06H56M31.768S" calcext:value-type="time">
            <text:p>06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6.36" calcext:value-type="float">
            <text:p>1696.36</text:p>
          </table:table-cell>
          <table:table-cell office:value-type="float" office:value="2092.31" calcext:value-type="float">
            <text:p>2092.31</text:p>
          </table:table-cell>
        </table:table-row>
        <table:table-row table:style-name="ro1">
          <table:table-cell office:value-type="float" office:value="25007768" calcext:value-type="float">
            <text:p>25007768</text:p>
          </table:table-cell>
          <table:table-cell table:formula="of:=[.A1565]/1000/(60*60*24)" office:value-type="time" office:time-value="PT06H56M47.768S" calcext:value-type="time">
            <text:p>06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2093.59" calcext:value-type="float">
            <text:p>2093.59</text:p>
          </table:table-cell>
        </table:table-row>
        <table:table-row table:style-name="ro1">
          <table:table-cell office:value-type="float" office:value="25023768" calcext:value-type="float">
            <text:p>25023768</text:p>
          </table:table-cell>
          <table:table-cell table:formula="of:=[.A1566]/1000/(60*60*24)" office:value-type="time" office:time-value="PT06H57M03.768S" calcext:value-type="time">
            <text:p>06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8.48" calcext:value-type="float">
            <text:p>1698.48</text:p>
          </table:table-cell>
          <table:table-cell office:value-type="float" office:value="2094.87" calcext:value-type="float">
            <text:p>2094.87</text:p>
          </table:table-cell>
        </table:table-row>
        <table:table-row table:style-name="ro1">
          <table:table-cell office:value-type="float" office:value="25039768" calcext:value-type="float">
            <text:p>25039768</text:p>
          </table:table-cell>
          <table:table-cell table:formula="of:=[.A1567]/1000/(60*60*24)" office:value-type="time" office:time-value="PT06H57M19.768S" calcext:value-type="time">
            <text:p>06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99.54" calcext:value-type="float">
            <text:p>1699.54</text:p>
          </table:table-cell>
          <table:table-cell office:value-type="float" office:value="2096.14" calcext:value-type="float">
            <text:p>2096.14</text:p>
          </table:table-cell>
        </table:table-row>
        <table:table-row table:style-name="ro1">
          <table:table-cell office:value-type="float" office:value="25055768" calcext:value-type="float">
            <text:p>25055768</text:p>
          </table:table-cell>
          <table:table-cell table:formula="of:=[.A1568]/1000/(60*60*24)" office:value-type="time" office:time-value="PT06H57M35.768S" calcext:value-type="time">
            <text:p>06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700.6" calcext:value-type="float">
            <text:p>1700.6</text:p>
          </table:table-cell>
          <table:table-cell office:value-type="float" office:value="2097.42" calcext:value-type="float">
            <text:p>2097.42</text:p>
          </table:table-cell>
        </table:table-row>
        <table:table-row table:style-name="ro1">
          <table:table-cell office:value-type="float" office:value="25071768" calcext:value-type="float">
            <text:p>25071768</text:p>
          </table:table-cell>
          <table:table-cell table:formula="of:=[.A1569]/1000/(60*60*24)" office:value-type="time" office:time-value="PT06H57M51.768S" calcext:value-type="time">
            <text:p>06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1.66" calcext:value-type="float">
            <text:p>1701.66</text:p>
          </table:table-cell>
          <table:table-cell office:value-type="float" office:value="2098.7" calcext:value-type="float">
            <text:p>2098.7</text:p>
          </table:table-cell>
        </table:table-row>
        <table:table-row table:style-name="ro1">
          <table:table-cell office:value-type="float" office:value="25087768" calcext:value-type="float">
            <text:p>25087768</text:p>
          </table:table-cell>
          <table:table-cell table:formula="of:=[.A1570]/1000/(60*60*24)" office:value-type="time" office:time-value="PT06H58M07.768S" calcext:value-type="time">
            <text:p>06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702.72" calcext:value-type="float">
            <text:p>1702.72</text:p>
          </table:table-cell>
          <table:table-cell office:value-type="float" office:value="2099.97" calcext:value-type="float">
            <text:p>2099.97</text:p>
          </table:table-cell>
        </table:table-row>
        <table:table-row table:style-name="ro1">
          <table:table-cell office:value-type="float" office:value="25103768" calcext:value-type="float">
            <text:p>25103768</text:p>
          </table:table-cell>
          <table:table-cell table:formula="of:=[.A1571]/1000/(60*60*24)" office:value-type="time" office:time-value="PT06H58M23.768S" calcext:value-type="time">
            <text:p>06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3.78" calcext:value-type="float">
            <text:p>1703.78</text:p>
          </table:table-cell>
          <table:table-cell office:value-type="float" office:value="2101.25" calcext:value-type="float">
            <text:p>2101.25</text:p>
          </table:table-cell>
        </table:table-row>
        <table:table-row table:style-name="ro1">
          <table:table-cell office:value-type="float" office:value="25119768" calcext:value-type="float">
            <text:p>25119768</text:p>
          </table:table-cell>
          <table:table-cell table:formula="of:=[.A1572]/1000/(60*60*24)" office:value-type="time" office:time-value="PT06H58M39.768S" calcext:value-type="time">
            <text:p>06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704.84" calcext:value-type="float">
            <text:p>1704.84</text:p>
          </table:table-cell>
          <table:table-cell office:value-type="float" office:value="2102.53" calcext:value-type="float">
            <text:p>2102.53</text:p>
          </table:table-cell>
        </table:table-row>
        <table:table-row table:style-name="ro1">
          <table:table-cell office:value-type="float" office:value="25135768" calcext:value-type="float">
            <text:p>25135768</text:p>
          </table:table-cell>
          <table:table-cell table:formula="of:=[.A1573]/1000/(60*60*24)" office:value-type="time" office:time-value="PT06H58M55.768S" calcext:value-type="time">
            <text:p>06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705.9" calcext:value-type="float">
            <text:p>1705.9</text:p>
          </table:table-cell>
          <table:table-cell office:value-type="float" office:value="2103.8" calcext:value-type="float">
            <text:p>2103.8</text:p>
          </table:table-cell>
        </table:table-row>
        <table:table-row table:style-name="ro1">
          <table:table-cell office:value-type="float" office:value="25151768" calcext:value-type="float">
            <text:p>25151768</text:p>
          </table:table-cell>
          <table:table-cell table:formula="of:=[.A1574]/1000/(60*60*24)" office:value-type="time" office:time-value="PT06H59M11.768S" calcext:value-type="time">
            <text:p>06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6.96" calcext:value-type="float">
            <text:p>1706.96</text:p>
          </table:table-cell>
          <table:table-cell office:value-type="float" office:value="2105.08" calcext:value-type="float">
            <text:p>2105.08</text:p>
          </table:table-cell>
        </table:table-row>
        <table:table-row table:style-name="ro1">
          <table:table-cell office:value-type="float" office:value="25167768" calcext:value-type="float">
            <text:p>25167768</text:p>
          </table:table-cell>
          <table:table-cell table:formula="of:=[.A1575]/1000/(60*60*24)" office:value-type="time" office:time-value="PT06H59M27.768S" calcext:value-type="time">
            <text:p>06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8.02" calcext:value-type="float">
            <text:p>1708.02</text:p>
          </table:table-cell>
          <table:table-cell office:value-type="float" office:value="2106.36" calcext:value-type="float">
            <text:p>2106.36</text:p>
          </table:table-cell>
        </table:table-row>
        <table:table-row table:style-name="ro1">
          <table:table-cell office:value-type="float" office:value="25183768" calcext:value-type="float">
            <text:p>25183768</text:p>
          </table:table-cell>
          <table:table-cell table:formula="of:=[.A1576]/1000/(60*60*24)" office:value-type="time" office:time-value="PT06H59M43.768S" calcext:value-type="time">
            <text:p>06:5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09.08" calcext:value-type="float">
            <text:p>1709.08</text:p>
          </table:table-cell>
          <table:table-cell office:value-type="float" office:value="2107.63" calcext:value-type="float">
            <text:p>2107.63</text:p>
          </table:table-cell>
        </table:table-row>
        <table:table-row table:style-name="ro1">
          <table:table-cell office:value-type="float" office:value="25199768" calcext:value-type="float">
            <text:p>25199768</text:p>
          </table:table-cell>
          <table:table-cell table:formula="of:=[.A1577]/1000/(60*60*24)" office:value-type="time" office:time-value="PT06H59M59.768S" calcext:value-type="time">
            <text:p>07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0.15" calcext:value-type="float">
            <text:p>1710.15</text:p>
          </table:table-cell>
          <table:table-cell office:value-type="float" office:value="2108.91" calcext:value-type="float">
            <text:p>2108.91</text:p>
          </table:table-cell>
        </table:table-row>
        <table:table-row table:style-name="ro1">
          <table:table-cell office:value-type="float" office:value="25215768" calcext:value-type="float">
            <text:p>25215768</text:p>
          </table:table-cell>
          <table:table-cell table:formula="of:=[.A1578]/1000/(60*60*24)" office:value-type="time" office:time-value="PT07H00M15.768S" calcext:value-type="time">
            <text:p>07:0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1.21" calcext:value-type="float">
            <text:p>1711.21</text:p>
          </table:table-cell>
          <table:table-cell office:value-type="float" office:value="2110.19" calcext:value-type="float">
            <text:p>2110.19</text:p>
          </table:table-cell>
        </table:table-row>
        <table:table-row table:style-name="ro1">
          <table:table-cell office:value-type="float" office:value="25231768" calcext:value-type="float">
            <text:p>25231768</text:p>
          </table:table-cell>
          <table:table-cell table:formula="of:=[.A1579]/1000/(60*60*24)" office:value-type="time" office:time-value="PT07H00M31.768S" calcext:value-type="time">
            <text:p>07:0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2.27" calcext:value-type="float">
            <text:p>1712.27</text:p>
          </table:table-cell>
          <table:table-cell office:value-type="float" office:value="2111.46" calcext:value-type="float">
            <text:p>2111.46</text:p>
          </table:table-cell>
        </table:table-row>
        <table:table-row table:style-name="ro1">
          <table:table-cell office:value-type="float" office:value="25247768" calcext:value-type="float">
            <text:p>25247768</text:p>
          </table:table-cell>
          <table:table-cell table:formula="of:=[.A1580]/1000/(60*60*24)" office:value-type="time" office:time-value="PT07H00M47.768S" calcext:value-type="time">
            <text:p>07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713.33" calcext:value-type="float">
            <text:p>1713.33</text:p>
          </table:table-cell>
          <table:table-cell office:value-type="float" office:value="2112.74" calcext:value-type="float">
            <text:p>2112.74</text:p>
          </table:table-cell>
        </table:table-row>
        <table:table-row table:style-name="ro1">
          <table:table-cell office:value-type="float" office:value="25263768" calcext:value-type="float">
            <text:p>25263768</text:p>
          </table:table-cell>
          <table:table-cell table:formula="of:=[.A1581]/1000/(60*60*24)" office:value-type="time" office:time-value="PT07H01M03.768S" calcext:value-type="time">
            <text:p>07:0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4.39" calcext:value-type="float">
            <text:p>1714.39</text:p>
          </table:table-cell>
          <table:table-cell office:value-type="float" office:value="2114.02" calcext:value-type="float">
            <text:p>2114.02</text:p>
          </table:table-cell>
        </table:table-row>
        <table:table-row table:style-name="ro1">
          <table:table-cell office:value-type="float" office:value="25279768" calcext:value-type="float">
            <text:p>25279768</text:p>
          </table:table-cell>
          <table:table-cell table:formula="of:=[.A1582]/1000/(60*60*24)" office:value-type="time" office:time-value="PT07H01M19.768S" calcext:value-type="time">
            <text:p>07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5.45" calcext:value-type="float">
            <text:p>1715.45</text:p>
          </table:table-cell>
          <table:table-cell office:value-type="float" office:value="2115.29" calcext:value-type="float">
            <text:p>2115.29</text:p>
          </table:table-cell>
        </table:table-row>
        <table:table-row table:style-name="ro1">
          <table:table-cell office:value-type="float" office:value="25295768" calcext:value-type="float">
            <text:p>25295768</text:p>
          </table:table-cell>
          <table:table-cell table:formula="of:=[.A1583]/1000/(60*60*24)" office:value-type="time" office:time-value="PT07H01M35.768S" calcext:value-type="time">
            <text:p>07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6.51" calcext:value-type="float">
            <text:p>1716.51</text:p>
          </table:table-cell>
          <table:table-cell office:value-type="float" office:value="2116.57" calcext:value-type="float">
            <text:p>2116.57</text:p>
          </table:table-cell>
        </table:table-row>
        <table:table-row table:style-name="ro1">
          <table:table-cell office:value-type="float" office:value="25311768" calcext:value-type="float">
            <text:p>25311768</text:p>
          </table:table-cell>
          <table:table-cell table:formula="of:=[.A1584]/1000/(60*60*24)" office:value-type="time" office:time-value="PT07H01M51.768S" calcext:value-type="time">
            <text:p>07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7.57" calcext:value-type="float">
            <text:p>1717.57</text:p>
          </table:table-cell>
          <table:table-cell office:value-type="float" office:value="2117.84" calcext:value-type="float">
            <text:p>2117.84</text:p>
          </table:table-cell>
        </table:table-row>
        <table:table-row table:style-name="ro1">
          <table:table-cell office:value-type="float" office:value="25327768" calcext:value-type="float">
            <text:p>25327768</text:p>
          </table:table-cell>
          <table:table-cell table:formula="of:=[.A1585]/1000/(60*60*24)" office:value-type="time" office:time-value="PT07H02M07.768S" calcext:value-type="time">
            <text:p>07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718.63" calcext:value-type="float">
            <text:p>1718.63</text:p>
          </table:table-cell>
          <table:table-cell office:value-type="float" office:value="2119.12" calcext:value-type="float">
            <text:p>2119.12</text:p>
          </table:table-cell>
        </table:table-row>
        <table:table-row table:style-name="ro1">
          <table:table-cell office:value-type="float" office:value="25343768" calcext:value-type="float">
            <text:p>25343768</text:p>
          </table:table-cell>
          <table:table-cell table:formula="of:=[.A1586]/1000/(60*60*24)" office:value-type="time" office:time-value="PT07H02M23.768S" calcext:value-type="time">
            <text:p>07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9.69" calcext:value-type="float">
            <text:p>1719.69</text:p>
          </table:table-cell>
          <table:table-cell office:value-type="float" office:value="2120.39" calcext:value-type="float">
            <text:p>2120.39</text:p>
          </table:table-cell>
        </table:table-row>
        <table:table-row table:style-name="ro1">
          <table:table-cell office:value-type="float" office:value="25359768" calcext:value-type="float">
            <text:p>25359768</text:p>
          </table:table-cell>
          <table:table-cell table:formula="of:=[.A1587]/1000/(60*60*24)" office:value-type="time" office:time-value="PT07H02M39.768S" calcext:value-type="time">
            <text:p>07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20.75" calcext:value-type="float">
            <text:p>1720.75</text:p>
          </table:table-cell>
          <table:table-cell office:value-type="float" office:value="2121.67" calcext:value-type="float">
            <text:p>2121.67</text:p>
          </table:table-cell>
        </table:table-row>
        <table:table-row table:style-name="ro1">
          <table:table-cell office:value-type="float" office:value="25375768" calcext:value-type="float">
            <text:p>25375768</text:p>
          </table:table-cell>
          <table:table-cell table:formula="of:=[.A1588]/1000/(60*60*24)" office:value-type="time" office:time-value="PT07H02M55.768S" calcext:value-type="time">
            <text:p>07:0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21.81" calcext:value-type="float">
            <text:p>1721.81</text:p>
          </table:table-cell>
          <table:table-cell office:value-type="float" office:value="2122.94" calcext:value-type="float">
            <text:p>2122.94</text:p>
          </table:table-cell>
        </table:table-row>
        <table:table-row table:style-name="ro1">
          <table:table-cell office:value-type="float" office:value="25391768" calcext:value-type="float">
            <text:p>25391768</text:p>
          </table:table-cell>
          <table:table-cell table:formula="of:=[.A1589]/1000/(60*60*24)" office:value-type="time" office:time-value="PT07H03M11.768S" calcext:value-type="time">
            <text:p>07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22.86" calcext:value-type="float">
            <text:p>1722.86</text:p>
          </table:table-cell>
          <table:table-cell office:value-type="float" office:value="2124.22" calcext:value-type="float">
            <text:p>2124.22</text:p>
          </table:table-cell>
        </table:table-row>
        <table:table-row table:style-name="ro1">
          <table:table-cell office:value-type="float" office:value="25407768" calcext:value-type="float">
            <text:p>25407768</text:p>
          </table:table-cell>
          <table:table-cell table:formula="of:=[.A1590]/1000/(60*60*24)" office:value-type="time" office:time-value="PT07H03M27.768S" calcext:value-type="time">
            <text:p>07:0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23.92" calcext:value-type="float">
            <text:p>1723.92</text:p>
          </table:table-cell>
          <table:table-cell office:value-type="float" office:value="2125.5" calcext:value-type="float">
            <text:p>2125.5</text:p>
          </table:table-cell>
        </table:table-row>
        <table:table-row table:style-name="ro1">
          <table:table-cell office:value-type="float" office:value="25423768" calcext:value-type="float">
            <text:p>25423768</text:p>
          </table:table-cell>
          <table:table-cell table:formula="of:=[.A1591]/1000/(60*60*24)" office:value-type="time" office:time-value="PT07H03M43.768S" calcext:value-type="time">
            <text:p>07:0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24.98" calcext:value-type="float">
            <text:p>1724.98</text:p>
          </table:table-cell>
          <table:table-cell office:value-type="float" office:value="2126.77" calcext:value-type="float">
            <text:p>2126.77</text:p>
          </table:table-cell>
        </table:table-row>
        <table:table-row table:style-name="ro1">
          <table:table-cell office:value-type="float" office:value="25439768" calcext:value-type="float">
            <text:p>25439768</text:p>
          </table:table-cell>
          <table:table-cell table:formula="of:=[.A1592]/1000/(60*60*24)" office:value-type="time" office:time-value="PT07H03M59.768S" calcext:value-type="time">
            <text:p>07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26.04" calcext:value-type="float">
            <text:p>1726.04</text:p>
          </table:table-cell>
          <table:table-cell office:value-type="float" office:value="2128.04" calcext:value-type="float">
            <text:p>2128.04</text:p>
          </table:table-cell>
        </table:table-row>
        <table:table-row table:style-name="ro1">
          <table:table-cell office:value-type="float" office:value="25455768" calcext:value-type="float">
            <text:p>25455768</text:p>
          </table:table-cell>
          <table:table-cell table:formula="of:=[.A1593]/1000/(60*60*24)" office:value-type="time" office:time-value="PT07H04M15.768S" calcext:value-type="time">
            <text:p>07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727.1" calcext:value-type="float">
            <text:p>1727.1</text:p>
          </table:table-cell>
          <table:table-cell office:value-type="float" office:value="2129.31" calcext:value-type="float">
            <text:p>2129.31</text:p>
          </table:table-cell>
        </table:table-row>
        <table:table-row table:style-name="ro1">
          <table:table-cell office:value-type="float" office:value="25471768" calcext:value-type="float">
            <text:p>25471768</text:p>
          </table:table-cell>
          <table:table-cell table:formula="of:=[.A1594]/1000/(60*60*24)" office:value-type="time" office:time-value="PT07H04M31.768S" calcext:value-type="time">
            <text:p>07:0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28.16" calcext:value-type="float">
            <text:p>1728.16</text:p>
          </table:table-cell>
          <table:table-cell office:value-type="float" office:value="2130.59" calcext:value-type="float">
            <text:p>2130.59</text:p>
          </table:table-cell>
        </table:table-row>
        <table:table-row table:style-name="ro1">
          <table:table-cell office:value-type="float" office:value="25487768" calcext:value-type="float">
            <text:p>25487768</text:p>
          </table:table-cell>
          <table:table-cell table:formula="of:=[.A1595]/1000/(60*60*24)" office:value-type="time" office:time-value="PT07H04M47.768S" calcext:value-type="time">
            <text:p>07:0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729.22" calcext:value-type="float">
            <text:p>1729.22</text:p>
          </table:table-cell>
          <table:table-cell office:value-type="float" office:value="2131.86" calcext:value-type="float">
            <text:p>2131.86</text:p>
          </table:table-cell>
        </table:table-row>
        <table:table-row table:style-name="ro1">
          <table:table-cell office:value-type="float" office:value="25503768" calcext:value-type="float">
            <text:p>25503768</text:p>
          </table:table-cell>
          <table:table-cell table:formula="of:=[.A1596]/1000/(60*60*24)" office:value-type="time" office:time-value="PT07H05M03.768S" calcext:value-type="time">
            <text:p>07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30.28" calcext:value-type="float">
            <text:p>1730.28</text:p>
          </table:table-cell>
          <table:table-cell office:value-type="float" office:value="2133.13" calcext:value-type="float">
            <text:p>2133.13</text:p>
          </table:table-cell>
        </table:table-row>
        <table:table-row table:style-name="ro1">
          <table:table-cell office:value-type="float" office:value="25519768" calcext:value-type="float">
            <text:p>25519768</text:p>
          </table:table-cell>
          <table:table-cell table:formula="of:=[.A1597]/1000/(60*60*24)" office:value-type="time" office:time-value="PT07H05M19.768S" calcext:value-type="time">
            <text:p>07:0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731.34" calcext:value-type="float">
            <text:p>1731.34</text:p>
          </table:table-cell>
          <table:table-cell office:value-type="float" office:value="2134.4" calcext:value-type="float">
            <text:p>2134.4</text:p>
          </table:table-cell>
        </table:table-row>
        <table:table-row table:style-name="ro1">
          <table:table-cell office:value-type="float" office:value="25535768" calcext:value-type="float">
            <text:p>25535768</text:p>
          </table:table-cell>
          <table:table-cell table:formula="of:=[.A1598]/1000/(60*60*24)" office:value-type="time" office:time-value="PT07H05M35.768S" calcext:value-type="time">
            <text:p>07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32.39" calcext:value-type="float">
            <text:p>1732.39</text:p>
          </table:table-cell>
          <table:table-cell office:value-type="float" office:value="2135.67" calcext:value-type="float">
            <text:p>2135.67</text:p>
          </table:table-cell>
        </table:table-row>
        <table:table-row table:style-name="ro1">
          <table:table-cell office:value-type="float" office:value="25551768" calcext:value-type="float">
            <text:p>25551768</text:p>
          </table:table-cell>
          <table:table-cell table:formula="of:=[.A1599]/1000/(60*60*24)" office:value-type="time" office:time-value="PT07H05M51.768S" calcext:value-type="time">
            <text:p>07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3.45" calcext:value-type="float">
            <text:p>1733.45</text:p>
          </table:table-cell>
          <table:table-cell office:value-type="float" office:value="2136.95" calcext:value-type="float">
            <text:p>2136.95</text:p>
          </table:table-cell>
        </table:table-row>
        <table:table-row table:style-name="ro1">
          <table:table-cell office:value-type="float" office:value="25567768" calcext:value-type="float">
            <text:p>25567768</text:p>
          </table:table-cell>
          <table:table-cell table:formula="of:=[.A1600]/1000/(60*60*24)" office:value-type="time" office:time-value="PT07H06M07.768S" calcext:value-type="time">
            <text:p>07:0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734.51" calcext:value-type="float">
            <text:p>1734.51</text:p>
          </table:table-cell>
          <table:table-cell office:value-type="float" office:value="2138.22" calcext:value-type="float">
            <text:p>2138.22</text:p>
          </table:table-cell>
        </table:table-row>
        <table:table-row table:style-name="ro1">
          <table:table-cell office:value-type="float" office:value="25583768" calcext:value-type="float">
            <text:p>25583768</text:p>
          </table:table-cell>
          <table:table-cell table:formula="of:=[.A1601]/1000/(60*60*24)" office:value-type="time" office:time-value="PT07H06M23.768S" calcext:value-type="time">
            <text:p>07:0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735.57" calcext:value-type="float">
            <text:p>1735.57</text:p>
          </table:table-cell>
          <table:table-cell office:value-type="float" office:value="2139.49" calcext:value-type="float">
            <text:p>2139.49</text:p>
          </table:table-cell>
        </table:table-row>
        <table:table-row table:style-name="ro1">
          <table:table-cell office:value-type="float" office:value="25599768" calcext:value-type="float">
            <text:p>25599768</text:p>
          </table:table-cell>
          <table:table-cell table:formula="of:=[.A1602]/1000/(60*60*24)" office:value-type="time" office:time-value="PT07H06M39.768S" calcext:value-type="time">
            <text:p>07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736.63" calcext:value-type="float">
            <text:p>1736.63</text:p>
          </table:table-cell>
          <table:table-cell office:value-type="float" office:value="2140.76" calcext:value-type="float">
            <text:p>2140.76</text:p>
          </table:table-cell>
        </table:table-row>
        <table:table-row table:style-name="ro1">
          <table:table-cell office:value-type="float" office:value="25615768" calcext:value-type="float">
            <text:p>25615768</text:p>
          </table:table-cell>
          <table:table-cell table:formula="of:=[.A1603]/1000/(60*60*24)" office:value-type="time" office:time-value="PT07H06M55.768S" calcext:value-type="time">
            <text:p>07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7.69" calcext:value-type="float">
            <text:p>1737.69</text:p>
          </table:table-cell>
          <table:table-cell office:value-type="float" office:value="2142.04" calcext:value-type="float">
            <text:p>2142.04</text:p>
          </table:table-cell>
        </table:table-row>
        <table:table-row table:style-name="ro1">
          <table:table-cell office:value-type="float" office:value="25631768" calcext:value-type="float">
            <text:p>25631768</text:p>
          </table:table-cell>
          <table:table-cell table:formula="of:=[.A1604]/1000/(60*60*24)" office:value-type="time" office:time-value="PT07H07M11.768S" calcext:value-type="time">
            <text:p>07:0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738.75" calcext:value-type="float">
            <text:p>1738.75</text:p>
          </table:table-cell>
          <table:table-cell office:value-type="float" office:value="2143.31" calcext:value-type="float">
            <text:p>2143.31</text:p>
          </table:table-cell>
        </table:table-row>
        <table:table-row table:style-name="ro1">
          <table:table-cell office:value-type="float" office:value="25647768" calcext:value-type="float">
            <text:p>25647768</text:p>
          </table:table-cell>
          <table:table-cell table:formula="of:=[.A1605]/1000/(60*60*24)" office:value-type="time" office:time-value="PT07H07M27.768S" calcext:value-type="time">
            <text:p>07:0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9.81" calcext:value-type="float">
            <text:p>1739.81</text:p>
          </table:table-cell>
          <table:table-cell office:value-type="float" office:value="2144.58" calcext:value-type="float">
            <text:p>2144.58</text:p>
          </table:table-cell>
        </table:table-row>
        <table:table-row table:style-name="ro1">
          <table:table-cell office:value-type="float" office:value="25663768" calcext:value-type="float">
            <text:p>25663768</text:p>
          </table:table-cell>
          <table:table-cell table:formula="of:=[.A1606]/1000/(60*60*24)" office:value-type="time" office:time-value="PT07H07M43.768S" calcext:value-type="time">
            <text:p>07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40.86" calcext:value-type="float">
            <text:p>1740.86</text:p>
          </table:table-cell>
          <table:table-cell office:value-type="float" office:value="2145.85" calcext:value-type="float">
            <text:p>2145.85</text:p>
          </table:table-cell>
        </table:table-row>
        <table:table-row table:style-name="ro1">
          <table:table-cell office:value-type="float" office:value="25679768" calcext:value-type="float">
            <text:p>25679768</text:p>
          </table:table-cell>
          <table:table-cell table:formula="of:=[.A1607]/1000/(60*60*24)" office:value-type="time" office:time-value="PT07H07M59.768S" calcext:value-type="time">
            <text:p>07:0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741.92" calcext:value-type="float">
            <text:p>1741.92</text:p>
          </table:table-cell>
          <table:table-cell office:value-type="float" office:value="2147.12" calcext:value-type="float">
            <text:p>2147.12</text:p>
          </table:table-cell>
        </table:table-row>
        <table:table-row table:style-name="ro1">
          <table:table-cell office:value-type="float" office:value="25695768" calcext:value-type="float">
            <text:p>25695768</text:p>
          </table:table-cell>
          <table:table-cell table:formula="of:=[.A1608]/1000/(60*60*24)" office:value-type="time" office:time-value="PT07H08M15.768S" calcext:value-type="time">
            <text:p>07:0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42.98" calcext:value-type="float">
            <text:p>1742.98</text:p>
          </table:table-cell>
          <table:table-cell office:value-type="float" office:value="2148.39" calcext:value-type="float">
            <text:p>2148.39</text:p>
          </table:table-cell>
        </table:table-row>
        <table:table-row table:style-name="ro1">
          <table:table-cell office:value-type="float" office:value="25711768" calcext:value-type="float">
            <text:p>25711768</text:p>
          </table:table-cell>
          <table:table-cell table:formula="of:=[.A1609]/1000/(60*60*24)" office:value-type="time" office:time-value="PT07H08M31.768S" calcext:value-type="time">
            <text:p>07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44.04" calcext:value-type="float">
            <text:p>1744.04</text:p>
          </table:table-cell>
          <table:table-cell office:value-type="float" office:value="2149.66" calcext:value-type="float">
            <text:p>2149.66</text:p>
          </table:table-cell>
        </table:table-row>
        <table:table-row table:style-name="ro1">
          <table:table-cell office:value-type="float" office:value="25727768" calcext:value-type="float">
            <text:p>25727768</text:p>
          </table:table-cell>
          <table:table-cell table:formula="of:=[.A1610]/1000/(60*60*24)" office:value-type="time" office:time-value="PT07H08M47.768S" calcext:value-type="time">
            <text:p>07:0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745.1" calcext:value-type="float">
            <text:p>1745.1</text:p>
          </table:table-cell>
          <table:table-cell office:value-type="float" office:value="2150.93" calcext:value-type="float">
            <text:p>2150.93</text:p>
          </table:table-cell>
        </table:table-row>
        <table:table-row table:style-name="ro1">
          <table:table-cell office:value-type="float" office:value="25743768" calcext:value-type="float">
            <text:p>25743768</text:p>
          </table:table-cell>
          <table:table-cell table:formula="of:=[.A1611]/1000/(60*60*24)" office:value-type="time" office:time-value="PT07H09M03.768S" calcext:value-type="time">
            <text:p>07:0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6.16" calcext:value-type="float">
            <text:p>1746.16</text:p>
          </table:table-cell>
          <table:table-cell office:value-type="float" office:value="2152.2" calcext:value-type="float">
            <text:p>2152.2</text:p>
          </table:table-cell>
        </table:table-row>
        <table:table-row table:style-name="ro1">
          <table:table-cell office:value-type="float" office:value="25759768" calcext:value-type="float">
            <text:p>25759768</text:p>
          </table:table-cell>
          <table:table-cell table:formula="of:=[.A1612]/1000/(60*60*24)" office:value-type="time" office:time-value="PT07H09M19.768S" calcext:value-type="time">
            <text:p>07:0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7.21" calcext:value-type="float">
            <text:p>1747.21</text:p>
          </table:table-cell>
          <table:table-cell office:value-type="float" office:value="2153.47" calcext:value-type="float">
            <text:p>2153.47</text:p>
          </table:table-cell>
        </table:table-row>
        <table:table-row table:style-name="ro1">
          <table:table-cell office:value-type="float" office:value="25775768" calcext:value-type="float">
            <text:p>25775768</text:p>
          </table:table-cell>
          <table:table-cell table:formula="of:=[.A1613]/1000/(60*60*24)" office:value-type="time" office:time-value="PT07H09M35.768S" calcext:value-type="time">
            <text:p>07:0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748.27" calcext:value-type="float">
            <text:p>1748.27</text:p>
          </table:table-cell>
          <table:table-cell office:value-type="float" office:value="2154.74" calcext:value-type="float">
            <text:p>2154.74</text:p>
          </table:table-cell>
        </table:table-row>
        <table:table-row table:style-name="ro1">
          <table:table-cell office:value-type="float" office:value="25791768" calcext:value-type="float">
            <text:p>25791768</text:p>
          </table:table-cell>
          <table:table-cell table:formula="of:=[.A1614]/1000/(60*60*24)" office:value-type="time" office:time-value="PT07H09M51.768S" calcext:value-type="time">
            <text:p>07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9.33" calcext:value-type="float">
            <text:p>1749.33</text:p>
          </table:table-cell>
          <table:table-cell office:value-type="float" office:value="2156.01" calcext:value-type="float">
            <text:p>2156.01</text:p>
          </table:table-cell>
        </table:table-row>
        <table:table-row table:style-name="ro1">
          <table:table-cell office:value-type="float" office:value="25807768" calcext:value-type="float">
            <text:p>25807768</text:p>
          </table:table-cell>
          <table:table-cell table:formula="of:=[.A1615]/1000/(60*60*24)" office:value-type="time" office:time-value="PT07H10M07.768S" calcext:value-type="time">
            <text:p>07:1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50.39" calcext:value-type="float">
            <text:p>1750.39</text:p>
          </table:table-cell>
          <table:table-cell office:value-type="float" office:value="2157.28" calcext:value-type="float">
            <text:p>2157.28</text:p>
          </table:table-cell>
        </table:table-row>
        <table:table-row table:style-name="ro1">
          <table:table-cell office:value-type="float" office:value="25823768" calcext:value-type="float">
            <text:p>25823768</text:p>
          </table:table-cell>
          <table:table-cell table:formula="of:=[.A1616]/1000/(60*60*24)" office:value-type="time" office:time-value="PT07H10M23.768S" calcext:value-type="time">
            <text:p>07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51.45" calcext:value-type="float">
            <text:p>1751.45</text:p>
          </table:table-cell>
          <table:table-cell office:value-type="float" office:value="2158.56" calcext:value-type="float">
            <text:p>2158.56</text:p>
          </table:table-cell>
        </table:table-row>
        <table:table-row table:style-name="ro1">
          <table:table-cell office:value-type="float" office:value="25839768" calcext:value-type="float">
            <text:p>25839768</text:p>
          </table:table-cell>
          <table:table-cell table:formula="of:=[.A1617]/1000/(60*60*24)" office:value-type="time" office:time-value="PT07H10M39.768S" calcext:value-type="time">
            <text:p>07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2.51" calcext:value-type="float">
            <text:p>1752.51</text:p>
          </table:table-cell>
          <table:table-cell office:value-type="float" office:value="2159.83" calcext:value-type="float">
            <text:p>2159.83</text:p>
          </table:table-cell>
        </table:table-row>
        <table:table-row table:style-name="ro1">
          <table:table-cell office:value-type="float" office:value="25855768" calcext:value-type="float">
            <text:p>25855768</text:p>
          </table:table-cell>
          <table:table-cell table:formula="of:=[.A1618]/1000/(60*60*24)" office:value-type="time" office:time-value="PT07H10M55.768S" calcext:value-type="time">
            <text:p>07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3.56" calcext:value-type="float">
            <text:p>1753.56</text:p>
          </table:table-cell>
          <table:table-cell office:value-type="float" office:value="2161.1" calcext:value-type="float">
            <text:p>2161.1</text:p>
          </table:table-cell>
        </table:table-row>
        <table:table-row table:style-name="ro1">
          <table:table-cell office:value-type="float" office:value="25871768" calcext:value-type="float">
            <text:p>25871768</text:p>
          </table:table-cell>
          <table:table-cell table:formula="of:=[.A1619]/1000/(60*60*24)" office:value-type="time" office:time-value="PT07H11M11.768S" calcext:value-type="time">
            <text:p>07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4.62" calcext:value-type="float">
            <text:p>1754.62</text:p>
          </table:table-cell>
          <table:table-cell office:value-type="float" office:value="2162.36" calcext:value-type="float">
            <text:p>2162.36</text:p>
          </table:table-cell>
        </table:table-row>
        <table:table-row table:style-name="ro1">
          <table:table-cell office:value-type="float" office:value="25887768" calcext:value-type="float">
            <text:p>25887768</text:p>
          </table:table-cell>
          <table:table-cell table:formula="of:=[.A1620]/1000/(60*60*24)" office:value-type="time" office:time-value="PT07H11M27.768S" calcext:value-type="time">
            <text:p>07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5.68" calcext:value-type="float">
            <text:p>1755.68</text:p>
          </table:table-cell>
          <table:table-cell office:value-type="float" office:value="2163.63" calcext:value-type="float">
            <text:p>2163.63</text:p>
          </table:table-cell>
        </table:table-row>
        <table:table-row table:style-name="ro1">
          <table:table-cell office:value-type="float" office:value="25903768" calcext:value-type="float">
            <text:p>25903768</text:p>
          </table:table-cell>
          <table:table-cell table:formula="of:=[.A1621]/1000/(60*60*24)" office:value-type="time" office:time-value="PT07H11M43.768S" calcext:value-type="time">
            <text:p>07:11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6.74" calcext:value-type="float">
            <text:p>1756.74</text:p>
          </table:table-cell>
          <table:table-cell office:value-type="float" office:value="2164.9" calcext:value-type="float">
            <text:p>2164.9</text:p>
          </table:table-cell>
        </table:table-row>
        <table:table-row table:style-name="ro1">
          <table:table-cell office:value-type="float" office:value="25919768" calcext:value-type="float">
            <text:p>25919768</text:p>
          </table:table-cell>
          <table:table-cell table:formula="of:=[.A1622]/1000/(60*60*24)" office:value-type="time" office:time-value="PT07H11M59.768S" calcext:value-type="time">
            <text:p>07:12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7.8" calcext:value-type="float">
            <text:p>1757.8</text:p>
          </table:table-cell>
          <table:table-cell office:value-type="float" office:value="2166.17" calcext:value-type="float">
            <text:p>2166.17</text:p>
          </table:table-cell>
        </table:table-row>
        <table:table-row table:style-name="ro1">
          <table:table-cell office:value-type="float" office:value="25935768" calcext:value-type="float">
            <text:p>25935768</text:p>
          </table:table-cell>
          <table:table-cell table:formula="of:=[.A1623]/1000/(60*60*24)" office:value-type="time" office:time-value="PT07H12M15.768S" calcext:value-type="time">
            <text:p>07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8.86" calcext:value-type="float">
            <text:p>1758.86</text:p>
          </table:table-cell>
          <table:table-cell office:value-type="float" office:value="2167.44" calcext:value-type="float">
            <text:p>2167.44</text:p>
          </table:table-cell>
        </table:table-row>
        <table:table-row table:style-name="ro1">
          <table:table-cell office:value-type="float" office:value="25951768" calcext:value-type="float">
            <text:p>25951768</text:p>
          </table:table-cell>
          <table:table-cell table:formula="of:=[.A1624]/1000/(60*60*24)" office:value-type="time" office:time-value="PT07H12M31.768S" calcext:value-type="time">
            <text:p>07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59.91" calcext:value-type="float">
            <text:p>1759.91</text:p>
          </table:table-cell>
          <table:table-cell office:value-type="float" office:value="2168.71" calcext:value-type="float">
            <text:p>2168.71</text:p>
          </table:table-cell>
        </table:table-row>
        <table:table-row table:style-name="ro1">
          <table:table-cell office:value-type="float" office:value="25967768" calcext:value-type="float">
            <text:p>25967768</text:p>
          </table:table-cell>
          <table:table-cell table:formula="of:=[.A1625]/1000/(60*60*24)" office:value-type="time" office:time-value="PT07H12M47.768S" calcext:value-type="time">
            <text:p>07:12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60.97" calcext:value-type="float">
            <text:p>1760.97</text:p>
          </table:table-cell>
          <table:table-cell office:value-type="float" office:value="2169.98" calcext:value-type="float">
            <text:p>2169.98</text:p>
          </table:table-cell>
        </table:table-row>
        <table:table-row table:style-name="ro1">
          <table:table-cell office:value-type="float" office:value="25983768" calcext:value-type="float">
            <text:p>25983768</text:p>
          </table:table-cell>
          <table:table-cell table:formula="of:=[.A1626]/1000/(60*60*24)" office:value-type="time" office:time-value="PT07H13M03.768S" calcext:value-type="time">
            <text:p>07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6.38" calcext:value-type="float">
            <text:p>286.38</text:p>
          </table:table-cell>
          <table:table-cell office:value-type="float" office:value="1762.03" calcext:value-type="float">
            <text:p>1762.03</text:p>
          </table:table-cell>
          <table:table-cell office:value-type="float" office:value="2171.25" calcext:value-type="float">
            <text:p>2171.25</text:p>
          </table:table-cell>
        </table:table-row>
        <table:table-row table:style-name="ro1">
          <table:table-cell office:value-type="float" office:value="25999768" calcext:value-type="float">
            <text:p>25999768</text:p>
          </table:table-cell>
          <table:table-cell table:formula="of:=[.A1627]/1000/(60*60*24)" office:value-type="time" office:time-value="PT07H13M19.768S" calcext:value-type="time">
            <text:p>07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63.08" calcext:value-type="float">
            <text:p>1763.08</text:p>
          </table:table-cell>
          <table:table-cell office:value-type="float" office:value="2172.52" calcext:value-type="float">
            <text:p>2172.52</text:p>
          </table:table-cell>
        </table:table-row>
        <table:table-row table:style-name="ro1">
          <table:table-cell office:value-type="float" office:value="26015768" calcext:value-type="float">
            <text:p>26015768</text:p>
          </table:table-cell>
          <table:table-cell table:formula="of:=[.A1628]/1000/(60*60*24)" office:value-type="time" office:time-value="PT07H13M35.768S" calcext:value-type="time">
            <text:p>07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64.14" calcext:value-type="float">
            <text:p>1764.14</text:p>
          </table:table-cell>
          <table:table-cell office:value-type="float" office:value="2173.79" calcext:value-type="float">
            <text:p>2173.79</text:p>
          </table:table-cell>
        </table:table-row>
        <table:table-row table:style-name="ro1">
          <table:table-cell office:value-type="float" office:value="26031768" calcext:value-type="float">
            <text:p>26031768</text:p>
          </table:table-cell>
          <table:table-cell table:formula="of:=[.A1629]/1000/(60*60*24)" office:value-type="time" office:time-value="PT07H13M51.768S" calcext:value-type="time">
            <text:p>07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65.2" calcext:value-type="float">
            <text:p>1765.2</text:p>
          </table:table-cell>
          <table:table-cell office:value-type="float" office:value="2175.06" calcext:value-type="float">
            <text:p>2175.06</text:p>
          </table:table-cell>
        </table:table-row>
        <table:table-row table:style-name="ro1">
          <table:table-cell office:value-type="float" office:value="26047768" calcext:value-type="float">
            <text:p>26047768</text:p>
          </table:table-cell>
          <table:table-cell table:formula="of:=[.A1630]/1000/(60*60*24)" office:value-type="time" office:time-value="PT07H14M07.768S" calcext:value-type="time">
            <text:p>07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6.26" calcext:value-type="float">
            <text:p>1766.26</text:p>
          </table:table-cell>
          <table:table-cell office:value-type="float" office:value="2176.33" calcext:value-type="float">
            <text:p>2176.33</text:p>
          </table:table-cell>
        </table:table-row>
        <table:table-row table:style-name="ro1">
          <table:table-cell office:value-type="float" office:value="26063768" calcext:value-type="float">
            <text:p>26063768</text:p>
          </table:table-cell>
          <table:table-cell table:formula="of:=[.A1631]/1000/(60*60*24)" office:value-type="time" office:time-value="PT07H14M23.768S" calcext:value-type="time">
            <text:p>07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67.31" calcext:value-type="float">
            <text:p>1767.31</text:p>
          </table:table-cell>
          <table:table-cell office:value-type="float" office:value="2177.6" calcext:value-type="float">
            <text:p>2177.6</text:p>
          </table:table-cell>
        </table:table-row>
        <table:table-row table:style-name="ro1">
          <table:table-cell office:value-type="float" office:value="26079768" calcext:value-type="float">
            <text:p>26079768</text:p>
          </table:table-cell>
          <table:table-cell table:formula="of:=[.A1632]/1000/(60*60*24)" office:value-type="time" office:time-value="PT07H14M39.768S" calcext:value-type="time">
            <text:p>07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8.37" calcext:value-type="float">
            <text:p>1768.37</text:p>
          </table:table-cell>
          <table:table-cell office:value-type="float" office:value="2178.87" calcext:value-type="float">
            <text:p>2178.87</text:p>
          </table:table-cell>
        </table:table-row>
        <table:table-row table:style-name="ro1">
          <table:table-cell office:value-type="float" office:value="26095768" calcext:value-type="float">
            <text:p>26095768</text:p>
          </table:table-cell>
          <table:table-cell table:formula="of:=[.A1633]/1000/(60*60*24)" office:value-type="time" office:time-value="PT07H14M55.768S" calcext:value-type="time">
            <text:p>07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9.43" calcext:value-type="float">
            <text:p>1769.43</text:p>
          </table:table-cell>
          <table:table-cell office:value-type="float" office:value="2180.14" calcext:value-type="float">
            <text:p>2180.14</text:p>
          </table:table-cell>
        </table:table-row>
        <table:table-row table:style-name="ro1">
          <table:table-cell office:value-type="float" office:value="26111768" calcext:value-type="float">
            <text:p>26111768</text:p>
          </table:table-cell>
          <table:table-cell table:formula="of:=[.A1634]/1000/(60*60*24)" office:value-type="time" office:time-value="PT07H15M11.768S" calcext:value-type="time">
            <text:p>07:1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70.48" calcext:value-type="float">
            <text:p>1770.48</text:p>
          </table:table-cell>
          <table:table-cell office:value-type="float" office:value="2181.4" calcext:value-type="float">
            <text:p>2181.4</text:p>
          </table:table-cell>
        </table:table-row>
        <table:table-row table:style-name="ro1">
          <table:table-cell office:value-type="float" office:value="26127768" calcext:value-type="float">
            <text:p>26127768</text:p>
          </table:table-cell>
          <table:table-cell table:formula="of:=[.A1635]/1000/(60*60*24)" office:value-type="time" office:time-value="PT07H15M27.768S" calcext:value-type="time">
            <text:p>07:1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71.54" calcext:value-type="float">
            <text:p>1771.54</text:p>
          </table:table-cell>
          <table:table-cell office:value-type="float" office:value="2182.67" calcext:value-type="float">
            <text:p>2182.67</text:p>
          </table:table-cell>
        </table:table-row>
        <table:table-row table:style-name="ro1">
          <table:table-cell office:value-type="float" office:value="26143768" calcext:value-type="float">
            <text:p>26143768</text:p>
          </table:table-cell>
          <table:table-cell table:formula="of:=[.A1636]/1000/(60*60*24)" office:value-type="time" office:time-value="PT07H15M43.768S" calcext:value-type="time">
            <text:p>07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72.6" calcext:value-type="float">
            <text:p>1772.6</text:p>
          </table:table-cell>
          <table:table-cell office:value-type="float" office:value="2183.94" calcext:value-type="float">
            <text:p>2183.94</text:p>
          </table:table-cell>
        </table:table-row>
        <table:table-row table:style-name="ro1">
          <table:table-cell office:value-type="float" office:value="26159768" calcext:value-type="float">
            <text:p>26159768</text:p>
          </table:table-cell>
          <table:table-cell table:formula="of:=[.A1637]/1000/(60*60*24)" office:value-type="time" office:time-value="PT07H15M59.768S" calcext:value-type="time">
            <text:p>07:1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3.65" calcext:value-type="float">
            <text:p>1773.65</text:p>
          </table:table-cell>
          <table:table-cell office:value-type="float" office:value="2185.21" calcext:value-type="float">
            <text:p>2185.21</text:p>
          </table:table-cell>
        </table:table-row>
        <table:table-row table:style-name="ro1">
          <table:table-cell office:value-type="float" office:value="26175768" calcext:value-type="float">
            <text:p>26175768</text:p>
          </table:table-cell>
          <table:table-cell table:formula="of:=[.A1638]/1000/(60*60*24)" office:value-type="time" office:time-value="PT07H16M15.768S" calcext:value-type="time">
            <text:p>07:1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4.71" calcext:value-type="float">
            <text:p>1774.71</text:p>
          </table:table-cell>
          <table:table-cell office:value-type="float" office:value="2186.48" calcext:value-type="float">
            <text:p>2186.48</text:p>
          </table:table-cell>
        </table:table-row>
        <table:table-row table:style-name="ro1">
          <table:table-cell office:value-type="float" office:value="26191768" calcext:value-type="float">
            <text:p>26191768</text:p>
          </table:table-cell>
          <table:table-cell table:formula="of:=[.A1639]/1000/(60*60*24)" office:value-type="time" office:time-value="PT07H16M31.768S" calcext:value-type="time">
            <text:p>07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75.77" calcext:value-type="float">
            <text:p>1775.77</text:p>
          </table:table-cell>
          <table:table-cell office:value-type="float" office:value="2187.74" calcext:value-type="float">
            <text:p>2187.74</text:p>
          </table:table-cell>
        </table:table-row>
        <table:table-row table:style-name="ro1">
          <table:table-cell office:value-type="float" office:value="26207768" calcext:value-type="float">
            <text:p>26207768</text:p>
          </table:table-cell>
          <table:table-cell table:formula="of:=[.A1640]/1000/(60*60*24)" office:value-type="time" office:time-value="PT07H16M47.768S" calcext:value-type="time">
            <text:p>07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6.82" calcext:value-type="float">
            <text:p>1776.82</text:p>
          </table:table-cell>
          <table:table-cell office:value-type="float" office:value="2189.01" calcext:value-type="float">
            <text:p>2189.01</text:p>
          </table:table-cell>
        </table:table-row>
        <table:table-row table:style-name="ro1">
          <table:table-cell office:value-type="float" office:value="26223768" calcext:value-type="float">
            <text:p>26223768</text:p>
          </table:table-cell>
          <table:table-cell table:formula="of:=[.A1641]/1000/(60*60*24)" office:value-type="time" office:time-value="PT07H17M03.768S" calcext:value-type="time">
            <text:p>07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777.88" calcext:value-type="float">
            <text:p>1777.88</text:p>
          </table:table-cell>
          <table:table-cell office:value-type="float" office:value="2190.28" calcext:value-type="float">
            <text:p>2190.28</text:p>
          </table:table-cell>
        </table:table-row>
        <table:table-row table:style-name="ro1">
          <table:table-cell office:value-type="float" office:value="26239768" calcext:value-type="float">
            <text:p>26239768</text:p>
          </table:table-cell>
          <table:table-cell table:formula="of:=[.A1642]/1000/(60*60*24)" office:value-type="time" office:time-value="PT07H17M19.768S" calcext:value-type="time">
            <text:p>07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8.94" calcext:value-type="float">
            <text:p>1778.94</text:p>
          </table:table-cell>
          <table:table-cell office:value-type="float" office:value="2191.54" calcext:value-type="float">
            <text:p>2191.54</text:p>
          </table:table-cell>
        </table:table-row>
        <table:table-row table:style-name="ro1">
          <table:table-cell office:value-type="float" office:value="26255768" calcext:value-type="float">
            <text:p>26255768</text:p>
          </table:table-cell>
          <table:table-cell table:formula="of:=[.A1643]/1000/(60*60*24)" office:value-type="time" office:time-value="PT07H17M35.768S" calcext:value-type="time">
            <text:p>07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9.99" calcext:value-type="float">
            <text:p>1779.99</text:p>
          </table:table-cell>
          <table:table-cell office:value-type="float" office:value="2192.81" calcext:value-type="float">
            <text:p>2192.81</text:p>
          </table:table-cell>
        </table:table-row>
        <table:table-row table:style-name="ro1">
          <table:table-cell office:value-type="float" office:value="26271768" calcext:value-type="float">
            <text:p>26271768</text:p>
          </table:table-cell>
          <table:table-cell table:formula="of:=[.A1644]/1000/(60*60*24)" office:value-type="time" office:time-value="PT07H17M51.768S" calcext:value-type="time">
            <text:p>07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781.05" calcext:value-type="float">
            <text:p>1781.05</text:p>
          </table:table-cell>
          <table:table-cell office:value-type="float" office:value="2194.07" calcext:value-type="float">
            <text:p>2194.07</text:p>
          </table:table-cell>
        </table:table-row>
        <table:table-row table:style-name="ro1">
          <table:table-cell office:value-type="float" office:value="26287768" calcext:value-type="float">
            <text:p>26287768</text:p>
          </table:table-cell>
          <table:table-cell table:formula="of:=[.A1645]/1000/(60*60*24)" office:value-type="time" office:time-value="PT07H18M07.768S" calcext:value-type="time">
            <text:p>07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82.11" calcext:value-type="float">
            <text:p>1782.11</text:p>
          </table:table-cell>
          <table:table-cell office:value-type="float" office:value="2195.34" calcext:value-type="float">
            <text:p>2195.34</text:p>
          </table:table-cell>
        </table:table-row>
        <table:table-row table:style-name="ro1">
          <table:table-cell office:value-type="float" office:value="26303768" calcext:value-type="float">
            <text:p>26303768</text:p>
          </table:table-cell>
          <table:table-cell table:formula="of:=[.A1646]/1000/(60*60*24)" office:value-type="time" office:time-value="PT07H18M23.768S" calcext:value-type="time">
            <text:p>07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783.16" calcext:value-type="float">
            <text:p>1783.16</text:p>
          </table:table-cell>
          <table:table-cell office:value-type="float" office:value="2196.6" calcext:value-type="float">
            <text:p>2196.6</text:p>
          </table:table-cell>
        </table:table-row>
        <table:table-row table:style-name="ro1">
          <table:table-cell office:value-type="float" office:value="26319768" calcext:value-type="float">
            <text:p>26319768</text:p>
          </table:table-cell>
          <table:table-cell table:formula="of:=[.A1647]/1000/(60*60*24)" office:value-type="time" office:time-value="PT07H18M39.768S" calcext:value-type="time">
            <text:p>07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84.22" calcext:value-type="float">
            <text:p>1784.22</text:p>
          </table:table-cell>
          <table:table-cell office:value-type="float" office:value="2197.87" calcext:value-type="float">
            <text:p>2197.87</text:p>
          </table:table-cell>
        </table:table-row>
        <table:table-row table:style-name="ro1">
          <table:table-cell office:value-type="float" office:value="26335768" calcext:value-type="float">
            <text:p>26335768</text:p>
          </table:table-cell>
          <table:table-cell table:formula="of:=[.A1648]/1000/(60*60*24)" office:value-type="time" office:time-value="PT07H18M55.768S" calcext:value-type="time">
            <text:p>07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85.28" calcext:value-type="float">
            <text:p>1785.28</text:p>
          </table:table-cell>
          <table:table-cell office:value-type="float" office:value="2199.13" calcext:value-type="float">
            <text:p>2199.13</text:p>
          </table:table-cell>
        </table:table-row>
        <table:table-row table:style-name="ro1">
          <table:table-cell office:value-type="float" office:value="26351768" calcext:value-type="float">
            <text:p>26351768</text:p>
          </table:table-cell>
          <table:table-cell table:formula="of:=[.A1649]/1000/(60*60*24)" office:value-type="time" office:time-value="PT07H19M11.768S" calcext:value-type="time">
            <text:p>07:1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86.33" calcext:value-type="float">
            <text:p>1786.33</text:p>
          </table:table-cell>
          <table:table-cell office:value-type="float" office:value="2200.4" calcext:value-type="float">
            <text:p>2200.4</text:p>
          </table:table-cell>
        </table:table-row>
        <table:table-row table:style-name="ro1">
          <table:table-cell office:value-type="float" office:value="26367768" calcext:value-type="float">
            <text:p>26367768</text:p>
          </table:table-cell>
          <table:table-cell table:formula="of:=[.A1650]/1000/(60*60*24)" office:value-type="time" office:time-value="PT07H19M27.768S" calcext:value-type="time">
            <text:p>07:1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87.39" calcext:value-type="float">
            <text:p>1787.39</text:p>
          </table:table-cell>
          <table:table-cell office:value-type="float" office:value="2201.66" calcext:value-type="float">
            <text:p>2201.66</text:p>
          </table:table-cell>
        </table:table-row>
        <table:table-row table:style-name="ro1">
          <table:table-cell office:value-type="float" office:value="26383768" calcext:value-type="float">
            <text:p>26383768</text:p>
          </table:table-cell>
          <table:table-cell table:formula="of:=[.A1651]/1000/(60*60*24)" office:value-type="time" office:time-value="PT07H19M43.768S" calcext:value-type="time">
            <text:p>07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88.44" calcext:value-type="float">
            <text:p>1788.44</text:p>
          </table:table-cell>
          <table:table-cell office:value-type="float" office:value="2202.93" calcext:value-type="float">
            <text:p>2202.93</text:p>
          </table:table-cell>
        </table:table-row>
        <table:table-row table:style-name="ro1">
          <table:table-cell office:value-type="float" office:value="26399768" calcext:value-type="float">
            <text:p>26399768</text:p>
          </table:table-cell>
          <table:table-cell table:formula="of:=[.A1652]/1000/(60*60*24)" office:value-type="time" office:time-value="PT07H19M59.768S" calcext:value-type="time">
            <text:p>07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89.5" calcext:value-type="float">
            <text:p>1789.5</text:p>
          </table:table-cell>
          <table:table-cell office:value-type="float" office:value="2204.19" calcext:value-type="float">
            <text:p>2204.19</text:p>
          </table:table-cell>
        </table:table-row>
        <table:table-row table:style-name="ro1">
          <table:table-cell office:value-type="float" office:value="26415768" calcext:value-type="float">
            <text:p>26415768</text:p>
          </table:table-cell>
          <table:table-cell table:formula="of:=[.A1653]/1000/(60*60*24)" office:value-type="time" office:time-value="PT07H20M15.768S" calcext:value-type="time">
            <text:p>07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790.56" calcext:value-type="float">
            <text:p>1790.56</text:p>
          </table:table-cell>
          <table:table-cell office:value-type="float" office:value="2205.45" calcext:value-type="float">
            <text:p>2205.45</text:p>
          </table:table-cell>
        </table:table-row>
        <table:table-row table:style-name="ro1">
          <table:table-cell office:value-type="float" office:value="26431768" calcext:value-type="float">
            <text:p>26431768</text:p>
          </table:table-cell>
          <table:table-cell table:formula="of:=[.A1654]/1000/(60*60*24)" office:value-type="time" office:time-value="PT07H20M31.768S" calcext:value-type="time">
            <text:p>07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91.61" calcext:value-type="float">
            <text:p>1791.61</text:p>
          </table:table-cell>
          <table:table-cell office:value-type="float" office:value="2206.72" calcext:value-type="float">
            <text:p>2206.72</text:p>
          </table:table-cell>
        </table:table-row>
        <table:table-row table:style-name="ro1">
          <table:table-cell office:value-type="float" office:value="26447768" calcext:value-type="float">
            <text:p>26447768</text:p>
          </table:table-cell>
          <table:table-cell table:formula="of:=[.A1655]/1000/(60*60*24)" office:value-type="time" office:time-value="PT07H20M47.768S" calcext:value-type="time">
            <text:p>07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92.67" calcext:value-type="float">
            <text:p>1792.67</text:p>
          </table:table-cell>
          <table:table-cell office:value-type="float" office:value="2207.98" calcext:value-type="float">
            <text:p>2207.98</text:p>
          </table:table-cell>
        </table:table-row>
        <table:table-row table:style-name="ro1">
          <table:table-cell office:value-type="float" office:value="26463768" calcext:value-type="float">
            <text:p>26463768</text:p>
          </table:table-cell>
          <table:table-cell table:formula="of:=[.A1656]/1000/(60*60*24)" office:value-type="time" office:time-value="PT07H21M03.768S" calcext:value-type="time">
            <text:p>07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793.72" calcext:value-type="float">
            <text:p>1793.72</text:p>
          </table:table-cell>
          <table:table-cell office:value-type="float" office:value="2209.24" calcext:value-type="float">
            <text:p>2209.24</text:p>
          </table:table-cell>
        </table:table-row>
        <table:table-row table:style-name="ro1">
          <table:table-cell office:value-type="float" office:value="26479768" calcext:value-type="float">
            <text:p>26479768</text:p>
          </table:table-cell>
          <table:table-cell table:formula="of:=[.A1657]/1000/(60*60*24)" office:value-type="time" office:time-value="PT07H21M19.768S" calcext:value-type="time">
            <text:p>07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94.78" calcext:value-type="float">
            <text:p>1794.78</text:p>
          </table:table-cell>
          <table:table-cell office:value-type="float" office:value="2210.51" calcext:value-type="float">
            <text:p>2210.51</text:p>
          </table:table-cell>
        </table:table-row>
        <table:table-row table:style-name="ro1">
          <table:table-cell office:value-type="float" office:value="26495768" calcext:value-type="float">
            <text:p>26495768</text:p>
          </table:table-cell>
          <table:table-cell table:formula="of:=[.A1658]/1000/(60*60*24)" office:value-type="time" office:time-value="PT07H21M35.768S" calcext:value-type="time">
            <text:p>07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95.83" calcext:value-type="float">
            <text:p>1795.83</text:p>
          </table:table-cell>
          <table:table-cell office:value-type="float" office:value="2211.77" calcext:value-type="float">
            <text:p>2211.77</text:p>
          </table:table-cell>
        </table:table-row>
        <table:table-row table:style-name="ro1">
          <table:table-cell office:value-type="float" office:value="26511768" calcext:value-type="float">
            <text:p>26511768</text:p>
          </table:table-cell>
          <table:table-cell table:formula="of:=[.A1659]/1000/(60*60*24)" office:value-type="time" office:time-value="PT07H21M51.768S" calcext:value-type="time">
            <text:p>07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96.89" calcext:value-type="float">
            <text:p>1796.89</text:p>
          </table:table-cell>
          <table:table-cell office:value-type="float" office:value="2213.03" calcext:value-type="float">
            <text:p>2213.03</text:p>
          </table:table-cell>
        </table:table-row>
        <table:table-row table:style-name="ro1">
          <table:table-cell office:value-type="float" office:value="26527768" calcext:value-type="float">
            <text:p>26527768</text:p>
          </table:table-cell>
          <table:table-cell table:formula="of:=[.A1660]/1000/(60*60*24)" office:value-type="time" office:time-value="PT07H22M07.768S" calcext:value-type="time">
            <text:p>07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97.94" calcext:value-type="float">
            <text:p>1797.94</text:p>
          </table:table-cell>
          <table:table-cell office:value-type="float" office:value="2214.29" calcext:value-type="float">
            <text:p>2214.29</text:p>
          </table:table-cell>
        </table:table-row>
        <table:table-row table:style-name="ro1">
          <table:table-cell office:value-type="float" office:value="26543768" calcext:value-type="float">
            <text:p>26543768</text:p>
          </table:table-cell>
          <table:table-cell table:formula="of:=[.A1661]/1000/(60*60*24)" office:value-type="time" office:time-value="PT07H22M23.768S" calcext:value-type="time">
            <text:p>07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799" calcext:value-type="float">
            <text:p>1799</text:p>
          </table:table-cell>
          <table:table-cell office:value-type="float" office:value="2215.56" calcext:value-type="float">
            <text:p>2215.56</text:p>
          </table:table-cell>
        </table:table-row>
        <table:table-row table:style-name="ro1">
          <table:table-cell office:value-type="float" office:value="26559768" calcext:value-type="float">
            <text:p>26559768</text:p>
          </table:table-cell>
          <table:table-cell table:formula="of:=[.A1662]/1000/(60*60*24)" office:value-type="time" office:time-value="PT07H22M39.768S" calcext:value-type="time">
            <text:p>07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800.05" calcext:value-type="float">
            <text:p>1800.05</text:p>
          </table:table-cell>
          <table:table-cell office:value-type="float" office:value="2216.82" calcext:value-type="float">
            <text:p>2216.82</text:p>
          </table:table-cell>
        </table:table-row>
        <table:table-row table:style-name="ro1">
          <table:table-cell office:value-type="float" office:value="26575768" calcext:value-type="float">
            <text:p>26575768</text:p>
          </table:table-cell>
          <table:table-cell table:formula="of:=[.A1663]/1000/(60*60*24)" office:value-type="time" office:time-value="PT07H22M55.768S" calcext:value-type="time">
            <text:p>07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801.1" calcext:value-type="float">
            <text:p>1801.1</text:p>
          </table:table-cell>
          <table:table-cell office:value-type="float" office:value="2218.08" calcext:value-type="float">
            <text:p>2218.08</text:p>
          </table:table-cell>
        </table:table-row>
        <table:table-row table:style-name="ro1">
          <table:table-cell office:value-type="float" office:value="26591768" calcext:value-type="float">
            <text:p>26591768</text:p>
          </table:table-cell>
          <table:table-cell table:formula="of:=[.A1664]/1000/(60*60*24)" office:value-type="time" office:time-value="PT07H23M11.768S" calcext:value-type="time">
            <text:p>07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802.16" calcext:value-type="float">
            <text:p>1802.16</text:p>
          </table:table-cell>
          <table:table-cell office:value-type="float" office:value="2219.35" calcext:value-type="float">
            <text:p>2219.35</text:p>
          </table:table-cell>
        </table:table-row>
        <table:table-row table:style-name="ro1">
          <table:table-cell office:value-type="float" office:value="26607768" calcext:value-type="float">
            <text:p>26607768</text:p>
          </table:table-cell>
          <table:table-cell table:formula="of:=[.A1665]/1000/(60*60*24)" office:value-type="time" office:time-value="PT07H23M27.768S" calcext:value-type="time">
            <text:p>07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803.21" calcext:value-type="float">
            <text:p>1803.21</text:p>
          </table:table-cell>
          <table:table-cell office:value-type="float" office:value="2220.61" calcext:value-type="float">
            <text:p>2220.61</text:p>
          </table:table-cell>
        </table:table-row>
        <table:table-row table:style-name="ro1">
          <table:table-cell office:value-type="float" office:value="26623768" calcext:value-type="float">
            <text:p>26623768</text:p>
          </table:table-cell>
          <table:table-cell table:formula="of:=[.A1666]/1000/(60*60*24)" office:value-type="time" office:time-value="PT07H23M43.768S" calcext:value-type="time">
            <text:p>07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804.27" calcext:value-type="float">
            <text:p>1804.27</text:p>
          </table:table-cell>
          <table:table-cell office:value-type="float" office:value="2221.87" calcext:value-type="float">
            <text:p>2221.87</text:p>
          </table:table-cell>
        </table:table-row>
        <table:table-row table:style-name="ro1">
          <table:table-cell office:value-type="float" office:value="26639768" calcext:value-type="float">
            <text:p>26639768</text:p>
          </table:table-cell>
          <table:table-cell table:formula="of:=[.A1667]/1000/(60*60*24)" office:value-type="time" office:time-value="PT07H23M59.768S" calcext:value-type="time">
            <text:p>07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805.32" calcext:value-type="float">
            <text:p>1805.32</text:p>
          </table:table-cell>
          <table:table-cell office:value-type="float" office:value="2223.13" calcext:value-type="float">
            <text:p>2223.13</text:p>
          </table:table-cell>
        </table:table-row>
        <table:table-row table:style-name="ro1">
          <table:table-cell office:value-type="float" office:value="26655768" calcext:value-type="float">
            <text:p>26655768</text:p>
          </table:table-cell>
          <table:table-cell table:formula="of:=[.A1668]/1000/(60*60*24)" office:value-type="time" office:time-value="PT07H24M15.768S" calcext:value-type="time">
            <text:p>07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806.38" calcext:value-type="float">
            <text:p>1806.38</text:p>
          </table:table-cell>
          <table:table-cell office:value-type="float" office:value="2224.4" calcext:value-type="float">
            <text:p>2224.4</text:p>
          </table:table-cell>
        </table:table-row>
        <table:table-row table:style-name="ro1">
          <table:table-cell office:value-type="float" office:value="26671768" calcext:value-type="float">
            <text:p>26671768</text:p>
          </table:table-cell>
          <table:table-cell table:formula="of:=[.A1669]/1000/(60*60*24)" office:value-type="time" office:time-value="PT07H24M31.768S" calcext:value-type="time">
            <text:p>07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807.43" calcext:value-type="float">
            <text:p>1807.43</text:p>
          </table:table-cell>
          <table:table-cell office:value-type="float" office:value="2225.66" calcext:value-type="float">
            <text:p>2225.66</text:p>
          </table:table-cell>
        </table:table-row>
        <table:table-row table:style-name="ro1">
          <table:table-cell office:value-type="float" office:value="26687768" calcext:value-type="float">
            <text:p>26687768</text:p>
          </table:table-cell>
          <table:table-cell table:formula="of:=[.A1670]/1000/(60*60*24)" office:value-type="time" office:time-value="PT07H24M47.768S" calcext:value-type="time">
            <text:p>07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808.49" calcext:value-type="float">
            <text:p>1808.49</text:p>
          </table:table-cell>
          <table:table-cell office:value-type="float" office:value="2226.92" calcext:value-type="float">
            <text:p>2226.92</text:p>
          </table:table-cell>
        </table:table-row>
        <table:table-row table:style-name="ro1">
          <table:table-cell office:value-type="float" office:value="26703768" calcext:value-type="float">
            <text:p>26703768</text:p>
          </table:table-cell>
          <table:table-cell table:formula="of:=[.A1671]/1000/(60*60*24)" office:value-type="time" office:time-value="PT07H25M03.768S" calcext:value-type="time">
            <text:p>07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9.54" calcext:value-type="float">
            <text:p>1809.54</text:p>
          </table:table-cell>
          <table:table-cell office:value-type="float" office:value="2228.18" calcext:value-type="float">
            <text:p>2228.18</text:p>
          </table:table-cell>
        </table:table-row>
        <table:table-row table:style-name="ro1">
          <table:table-cell office:value-type="float" office:value="26719768" calcext:value-type="float">
            <text:p>26719768</text:p>
          </table:table-cell>
          <table:table-cell table:formula="of:=[.A1672]/1000/(60*60*24)" office:value-type="time" office:time-value="PT07H25M19.768S" calcext:value-type="time">
            <text:p>07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10.6" calcext:value-type="float">
            <text:p>1810.6</text:p>
          </table:table-cell>
          <table:table-cell office:value-type="float" office:value="2229.44" calcext:value-type="float">
            <text:p>2229.44</text:p>
          </table:table-cell>
        </table:table-row>
        <table:table-row table:style-name="ro1">
          <table:table-cell office:value-type="float" office:value="26735768" calcext:value-type="float">
            <text:p>26735768</text:p>
          </table:table-cell>
          <table:table-cell table:formula="of:=[.A1673]/1000/(60*60*24)" office:value-type="time" office:time-value="PT07H25M35.768S" calcext:value-type="time">
            <text:p>07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11.65" calcext:value-type="float">
            <text:p>1811.65</text:p>
          </table:table-cell>
          <table:table-cell office:value-type="float" office:value="2230.71" calcext:value-type="float">
            <text:p>2230.71</text:p>
          </table:table-cell>
        </table:table-row>
        <table:table-row table:style-name="ro1">
          <table:table-cell office:value-type="float" office:value="26751768" calcext:value-type="float">
            <text:p>26751768</text:p>
          </table:table-cell>
          <table:table-cell table:formula="of:=[.A1674]/1000/(60*60*24)" office:value-type="time" office:time-value="PT07H25M51.768S" calcext:value-type="time">
            <text:p>07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12.71" calcext:value-type="float">
            <text:p>1812.71</text:p>
          </table:table-cell>
          <table:table-cell office:value-type="float" office:value="2231.97" calcext:value-type="float">
            <text:p>2231.97</text:p>
          </table:table-cell>
        </table:table-row>
        <table:table-row table:style-name="ro1">
          <table:table-cell office:value-type="float" office:value="26767768" calcext:value-type="float">
            <text:p>26767768</text:p>
          </table:table-cell>
          <table:table-cell table:formula="of:=[.A1675]/1000/(60*60*24)" office:value-type="time" office:time-value="PT07H26M07.768S" calcext:value-type="time">
            <text:p>07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813.76" calcext:value-type="float">
            <text:p>1813.76</text:p>
          </table:table-cell>
          <table:table-cell office:value-type="float" office:value="2233.23" calcext:value-type="float">
            <text:p>2233.23</text:p>
          </table:table-cell>
        </table:table-row>
        <table:table-row table:style-name="ro1">
          <table:table-cell office:value-type="float" office:value="26783768" calcext:value-type="float">
            <text:p>26783768</text:p>
          </table:table-cell>
          <table:table-cell table:formula="of:=[.A1676]/1000/(60*60*24)" office:value-type="time" office:time-value="PT07H26M23.768S" calcext:value-type="time">
            <text:p>07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14.81" calcext:value-type="float">
            <text:p>1814.81</text:p>
          </table:table-cell>
          <table:table-cell office:value-type="float" office:value="2234.49" calcext:value-type="float">
            <text:p>2234.49</text:p>
          </table:table-cell>
        </table:table-row>
        <table:table-row table:style-name="ro1">
          <table:table-cell office:value-type="float" office:value="26799768" calcext:value-type="float">
            <text:p>26799768</text:p>
          </table:table-cell>
          <table:table-cell table:formula="of:=[.A1677]/1000/(60*60*24)" office:value-type="time" office:time-value="PT07H26M39.768S" calcext:value-type="time">
            <text:p>07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15.87" calcext:value-type="float">
            <text:p>1815.87</text:p>
          </table:table-cell>
          <table:table-cell office:value-type="float" office:value="2235.75" calcext:value-type="float">
            <text:p>2235.75</text:p>
          </table:table-cell>
        </table:table-row>
        <table:table-row table:style-name="ro1">
          <table:table-cell office:value-type="float" office:value="26815768" calcext:value-type="float">
            <text:p>26815768</text:p>
          </table:table-cell>
          <table:table-cell table:formula="of:=[.A1678]/1000/(60*60*24)" office:value-type="time" office:time-value="PT07H26M55.768S" calcext:value-type="time">
            <text:p>07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4.45" calcext:value-type="float">
            <text:p>284.45</text:p>
          </table:table-cell>
          <table:table-cell office:value-type="float" office:value="1816.92" calcext:value-type="float">
            <text:p>1816.92</text:p>
          </table:table-cell>
          <table:table-cell office:value-type="float" office:value="2237.01" calcext:value-type="float">
            <text:p>2237.01</text:p>
          </table:table-cell>
        </table:table-row>
        <table:table-row table:style-name="ro1">
          <table:table-cell office:value-type="float" office:value="26831768" calcext:value-type="float">
            <text:p>26831768</text:p>
          </table:table-cell>
          <table:table-cell table:formula="of:=[.A1679]/1000/(60*60*24)" office:value-type="time" office:time-value="PT07H27M11.768S" calcext:value-type="time">
            <text:p>07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17.98" calcext:value-type="float">
            <text:p>1817.98</text:p>
          </table:table-cell>
          <table:table-cell office:value-type="float" office:value="2238.27" calcext:value-type="float">
            <text:p>2238.27</text:p>
          </table:table-cell>
        </table:table-row>
        <table:table-row table:style-name="ro1">
          <table:table-cell office:value-type="float" office:value="26847768" calcext:value-type="float">
            <text:p>26847768</text:p>
          </table:table-cell>
          <table:table-cell table:formula="of:=[.A1680]/1000/(60*60*24)" office:value-type="time" office:time-value="PT07H27M27.768S" calcext:value-type="time">
            <text:p>07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19.03" calcext:value-type="float">
            <text:p>1819.03</text:p>
          </table:table-cell>
          <table:table-cell office:value-type="float" office:value="2239.54" calcext:value-type="float">
            <text:p>2239.54</text:p>
          </table:table-cell>
        </table:table-row>
        <table:table-row table:style-name="ro1">
          <table:table-cell office:value-type="float" office:value="26863768" calcext:value-type="float">
            <text:p>26863768</text:p>
          </table:table-cell>
          <table:table-cell table:formula="of:=[.A1681]/1000/(60*60*24)" office:value-type="time" office:time-value="PT07H27M43.768S" calcext:value-type="time">
            <text:p>07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20.09" calcext:value-type="float">
            <text:p>1820.09</text:p>
          </table:table-cell>
          <table:table-cell office:value-type="float" office:value="2240.8" calcext:value-type="float">
            <text:p>2240.8</text:p>
          </table:table-cell>
        </table:table-row>
        <table:table-row table:style-name="ro1">
          <table:table-cell office:value-type="float" office:value="26879768" calcext:value-type="float">
            <text:p>26879768</text:p>
          </table:table-cell>
          <table:table-cell table:formula="of:=[.A1682]/1000/(60*60*24)" office:value-type="time" office:time-value="PT07H27M59.768S" calcext:value-type="time">
            <text:p>07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21.14" calcext:value-type="float">
            <text:p>1821.14</text:p>
          </table:table-cell>
          <table:table-cell office:value-type="float" office:value="2242.06" calcext:value-type="float">
            <text:p>2242.06</text:p>
          </table:table-cell>
        </table:table-row>
        <table:table-row table:style-name="ro1">
          <table:table-cell office:value-type="float" office:value="26895768" calcext:value-type="float">
            <text:p>26895768</text:p>
          </table:table-cell>
          <table:table-cell table:formula="of:=[.A1683]/1000/(60*60*24)" office:value-type="time" office:time-value="PT07H28M15.768S" calcext:value-type="time">
            <text:p>07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22.2" calcext:value-type="float">
            <text:p>1822.2</text:p>
          </table:table-cell>
          <table:table-cell office:value-type="float" office:value="2243.32" calcext:value-type="float">
            <text:p>2243.32</text:p>
          </table:table-cell>
        </table:table-row>
        <table:table-row table:style-name="ro1">
          <table:table-cell office:value-type="float" office:value="26911768" calcext:value-type="float">
            <text:p>26911768</text:p>
          </table:table-cell>
          <table:table-cell table:formula="of:=[.A1684]/1000/(60*60*24)" office:value-type="time" office:time-value="PT07H28M31.768S" calcext:value-type="time">
            <text:p>07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23.25" calcext:value-type="float">
            <text:p>1823.25</text:p>
          </table:table-cell>
          <table:table-cell office:value-type="float" office:value="2244.58" calcext:value-type="float">
            <text:p>2244.58</text:p>
          </table:table-cell>
        </table:table-row>
        <table:table-row table:style-name="ro1">
          <table:table-cell office:value-type="float" office:value="26927768" calcext:value-type="float">
            <text:p>26927768</text:p>
          </table:table-cell>
          <table:table-cell table:formula="of:=[.A1685]/1000/(60*60*24)" office:value-type="time" office:time-value="PT07H28M47.768S" calcext:value-type="time">
            <text:p>07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24.3" calcext:value-type="float">
            <text:p>1824.3</text:p>
          </table:table-cell>
          <table:table-cell office:value-type="float" office:value="2245.83" calcext:value-type="float">
            <text:p>2245.83</text:p>
          </table:table-cell>
        </table:table-row>
        <table:table-row table:style-name="ro1">
          <table:table-cell office:value-type="float" office:value="26943768" calcext:value-type="float">
            <text:p>26943768</text:p>
          </table:table-cell>
          <table:table-cell table:formula="of:=[.A1686]/1000/(60*60*24)" office:value-type="time" office:time-value="PT07H29M03.768S" calcext:value-type="time">
            <text:p>07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25.35" calcext:value-type="float">
            <text:p>1825.35</text:p>
          </table:table-cell>
          <table:table-cell office:value-type="float" office:value="2247.09" calcext:value-type="float">
            <text:p>2247.09</text:p>
          </table:table-cell>
        </table:table-row>
        <table:table-row table:style-name="ro1">
          <table:table-cell office:value-type="float" office:value="26959768" calcext:value-type="float">
            <text:p>26959768</text:p>
          </table:table-cell>
          <table:table-cell table:formula="of:=[.A1687]/1000/(60*60*24)" office:value-type="time" office:time-value="PT07H29M19.768S" calcext:value-type="time">
            <text:p>07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26.41" calcext:value-type="float">
            <text:p>1826.41</text:p>
          </table:table-cell>
          <table:table-cell office:value-type="float" office:value="2248.35" calcext:value-type="float">
            <text:p>2248.35</text:p>
          </table:table-cell>
        </table:table-row>
        <table:table-row table:style-name="ro1">
          <table:table-cell office:value-type="float" office:value="26975768" calcext:value-type="float">
            <text:p>26975768</text:p>
          </table:table-cell>
          <table:table-cell table:formula="of:=[.A1688]/1000/(60*60*24)" office:value-type="time" office:time-value="PT07H29M35.768S" calcext:value-type="time">
            <text:p>07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27.46" calcext:value-type="float">
            <text:p>1827.46</text:p>
          </table:table-cell>
          <table:table-cell office:value-type="float" office:value="2249.61" calcext:value-type="float">
            <text:p>2249.61</text:p>
          </table:table-cell>
        </table:table-row>
        <table:table-row table:style-name="ro1">
          <table:table-cell office:value-type="float" office:value="26991768" calcext:value-type="float">
            <text:p>26991768</text:p>
          </table:table-cell>
          <table:table-cell table:formula="of:=[.A1689]/1000/(60*60*24)" office:value-type="time" office:time-value="PT07H29M51.768S" calcext:value-type="time">
            <text:p>07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28.51" calcext:value-type="float">
            <text:p>1828.51</text:p>
          </table:table-cell>
          <table:table-cell office:value-type="float" office:value="2250.87" calcext:value-type="float">
            <text:p>2250.87</text:p>
          </table:table-cell>
        </table:table-row>
        <table:table-row table:style-name="ro1">
          <table:table-cell office:value-type="float" office:value="27007768" calcext:value-type="float">
            <text:p>27007768</text:p>
          </table:table-cell>
          <table:table-cell table:formula="of:=[.A1690]/1000/(60*60*24)" office:value-type="time" office:time-value="PT07H30M07.768S" calcext:value-type="time">
            <text:p>07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29.57" calcext:value-type="float">
            <text:p>1829.57</text:p>
          </table:table-cell>
          <table:table-cell office:value-type="float" office:value="2252.12" calcext:value-type="float">
            <text:p>2252.12</text:p>
          </table:table-cell>
        </table:table-row>
        <table:table-row table:style-name="ro1">
          <table:table-cell office:value-type="float" office:value="27023768" calcext:value-type="float">
            <text:p>27023768</text:p>
          </table:table-cell>
          <table:table-cell table:formula="of:=[.A1691]/1000/(60*60*24)" office:value-type="time" office:time-value="PT07H30M23.768S" calcext:value-type="time">
            <text:p>07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30.62" calcext:value-type="float">
            <text:p>1830.62</text:p>
          </table:table-cell>
          <table:table-cell office:value-type="float" office:value="2253.38" calcext:value-type="float">
            <text:p>2253.38</text:p>
          </table:table-cell>
        </table:table-row>
        <table:table-row table:style-name="ro1">
          <table:table-cell office:value-type="float" office:value="27039768" calcext:value-type="float">
            <text:p>27039768</text:p>
          </table:table-cell>
          <table:table-cell table:formula="of:=[.A1692]/1000/(60*60*24)" office:value-type="time" office:time-value="PT07H30M39.768S" calcext:value-type="time">
            <text:p>07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31.67" calcext:value-type="float">
            <text:p>1831.67</text:p>
          </table:table-cell>
          <table:table-cell office:value-type="float" office:value="2254.64" calcext:value-type="float">
            <text:p>2254.64</text:p>
          </table:table-cell>
        </table:table-row>
        <table:table-row table:style-name="ro1">
          <table:table-cell office:value-type="float" office:value="27055768" calcext:value-type="float">
            <text:p>27055768</text:p>
          </table:table-cell>
          <table:table-cell table:formula="of:=[.A1693]/1000/(60*60*24)" office:value-type="time" office:time-value="PT07H30M55.768S" calcext:value-type="time">
            <text:p>07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32.73" calcext:value-type="float">
            <text:p>1832.73</text:p>
          </table:table-cell>
          <table:table-cell office:value-type="float" office:value="2255.9" calcext:value-type="float">
            <text:p>2255.9</text:p>
          </table:table-cell>
        </table:table-row>
        <table:table-row table:style-name="ro1">
          <table:table-cell office:value-type="float" office:value="27071768" calcext:value-type="float">
            <text:p>27071768</text:p>
          </table:table-cell>
          <table:table-cell table:formula="of:=[.A1694]/1000/(60*60*24)" office:value-type="time" office:time-value="PT07H31M11.768S" calcext:value-type="time">
            <text:p>07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833.78" calcext:value-type="float">
            <text:p>1833.78</text:p>
          </table:table-cell>
          <table:table-cell office:value-type="float" office:value="2257.15" calcext:value-type="float">
            <text:p>2257.15</text:p>
          </table:table-cell>
        </table:table-row>
        <table:table-row table:style-name="ro1">
          <table:table-cell office:value-type="float" office:value="27087768" calcext:value-type="float">
            <text:p>27087768</text:p>
          </table:table-cell>
          <table:table-cell table:formula="of:=[.A1695]/1000/(60*60*24)" office:value-type="time" office:time-value="PT07H31M27.768S" calcext:value-type="time">
            <text:p>07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34.83" calcext:value-type="float">
            <text:p>1834.83</text:p>
          </table:table-cell>
          <table:table-cell office:value-type="float" office:value="2258.41" calcext:value-type="float">
            <text:p>2258.41</text:p>
          </table:table-cell>
        </table:table-row>
        <table:table-row table:style-name="ro1">
          <table:table-cell office:value-type="float" office:value="27103768" calcext:value-type="float">
            <text:p>27103768</text:p>
          </table:table-cell>
          <table:table-cell table:formula="of:=[.A1696]/1000/(60*60*24)" office:value-type="time" office:time-value="PT07H31M43.768S" calcext:value-type="time">
            <text:p>07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35.88" calcext:value-type="float">
            <text:p>1835.88</text:p>
          </table:table-cell>
          <table:table-cell office:value-type="float" office:value="2259.67" calcext:value-type="float">
            <text:p>2259.67</text:p>
          </table:table-cell>
        </table:table-row>
        <table:table-row table:style-name="ro1">
          <table:table-cell office:value-type="float" office:value="27119768" calcext:value-type="float">
            <text:p>27119768</text:p>
          </table:table-cell>
          <table:table-cell table:formula="of:=[.A1697]/1000/(60*60*24)" office:value-type="time" office:time-value="PT07H31M59.768S" calcext:value-type="time">
            <text:p>07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36.94" calcext:value-type="float">
            <text:p>1836.94</text:p>
          </table:table-cell>
          <table:table-cell office:value-type="float" office:value="2260.93" calcext:value-type="float">
            <text:p>2260.93</text:p>
          </table:table-cell>
        </table:table-row>
        <table:table-row table:style-name="ro1">
          <table:table-cell office:value-type="float" office:value="27135768" calcext:value-type="float">
            <text:p>27135768</text:p>
          </table:table-cell>
          <table:table-cell table:formula="of:=[.A1698]/1000/(60*60*24)" office:value-type="time" office:time-value="PT07H32M15.768S" calcext:value-type="time">
            <text:p>07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837.99" calcext:value-type="float">
            <text:p>1837.99</text:p>
          </table:table-cell>
          <table:table-cell office:value-type="float" office:value="2262.19" calcext:value-type="float">
            <text:p>2262.19</text:p>
          </table:table-cell>
        </table:table-row>
        <table:table-row table:style-name="ro1">
          <table:table-cell office:value-type="float" office:value="27151768" calcext:value-type="float">
            <text:p>27151768</text:p>
          </table:table-cell>
          <table:table-cell table:formula="of:=[.A1699]/1000/(60*60*24)" office:value-type="time" office:time-value="PT07H32M31.768S" calcext:value-type="time">
            <text:p>07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39.04" calcext:value-type="float">
            <text:p>1839.04</text:p>
          </table:table-cell>
          <table:table-cell office:value-type="float" office:value="2263.44" calcext:value-type="float">
            <text:p>2263.44</text:p>
          </table:table-cell>
        </table:table-row>
        <table:table-row table:style-name="ro1">
          <table:table-cell office:value-type="float" office:value="27167768" calcext:value-type="float">
            <text:p>27167768</text:p>
          </table:table-cell>
          <table:table-cell table:formula="of:=[.A1700]/1000/(60*60*24)" office:value-type="time" office:time-value="PT07H32M47.768S" calcext:value-type="time">
            <text:p>07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840.09" calcext:value-type="float">
            <text:p>1840.09</text:p>
          </table:table-cell>
          <table:table-cell office:value-type="float" office:value="2264.7" calcext:value-type="float">
            <text:p>2264.7</text:p>
          </table:table-cell>
        </table:table-row>
        <table:table-row table:style-name="ro1">
          <table:table-cell office:value-type="float" office:value="27183768" calcext:value-type="float">
            <text:p>27183768</text:p>
          </table:table-cell>
          <table:table-cell table:formula="of:=[.A1701]/1000/(60*60*24)" office:value-type="time" office:time-value="PT07H33M03.768S" calcext:value-type="time">
            <text:p>07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41.15" calcext:value-type="float">
            <text:p>1841.15</text:p>
          </table:table-cell>
          <table:table-cell office:value-type="float" office:value="2265.95" calcext:value-type="float">
            <text:p>2265.95</text:p>
          </table:table-cell>
        </table:table-row>
        <table:table-row table:style-name="ro1">
          <table:table-cell office:value-type="float" office:value="27199768" calcext:value-type="float">
            <text:p>27199768</text:p>
          </table:table-cell>
          <table:table-cell table:formula="of:=[.A1702]/1000/(60*60*24)" office:value-type="time" office:time-value="PT07H33M19.768S" calcext:value-type="time">
            <text:p>07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42.2" calcext:value-type="float">
            <text:p>1842.2</text:p>
          </table:table-cell>
          <table:table-cell office:value-type="float" office:value="2267.21" calcext:value-type="float">
            <text:p>2267.21</text:p>
          </table:table-cell>
        </table:table-row>
        <table:table-row table:style-name="ro1">
          <table:table-cell office:value-type="float" office:value="27215768" calcext:value-type="float">
            <text:p>27215768</text:p>
          </table:table-cell>
          <table:table-cell table:formula="of:=[.A1703]/1000/(60*60*24)" office:value-type="time" office:time-value="PT07H33M35.768S" calcext:value-type="time">
            <text:p>07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9" calcext:value-type="float">
            <text:p>282.9</text:p>
          </table:table-cell>
          <table:table-cell office:value-type="float" office:value="1843.25" calcext:value-type="float">
            <text:p>1843.25</text:p>
          </table:table-cell>
          <table:table-cell office:value-type="float" office:value="2268.46" calcext:value-type="float">
            <text:p>2268.46</text:p>
          </table:table-cell>
        </table:table-row>
        <table:table-row table:style-name="ro1">
          <table:table-cell office:value-type="float" office:value="27231768" calcext:value-type="float">
            <text:p>27231768</text:p>
          </table:table-cell>
          <table:table-cell table:formula="of:=[.A1704]/1000/(60*60*24)" office:value-type="time" office:time-value="PT07H33M51.768S" calcext:value-type="time">
            <text:p>07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44.3" calcext:value-type="float">
            <text:p>1844.3</text:p>
          </table:table-cell>
          <table:table-cell office:value-type="float" office:value="2269.72" calcext:value-type="float">
            <text:p>2269.72</text:p>
          </table:table-cell>
        </table:table-row>
        <table:table-row table:style-name="ro1">
          <table:table-cell office:value-type="float" office:value="27247768" calcext:value-type="float">
            <text:p>27247768</text:p>
          </table:table-cell>
          <table:table-cell table:formula="of:=[.A1705]/1000/(60*60*24)" office:value-type="time" office:time-value="PT07H34M07.768S" calcext:value-type="time">
            <text:p>07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45.36" calcext:value-type="float">
            <text:p>1845.36</text:p>
          </table:table-cell>
          <table:table-cell office:value-type="float" office:value="2270.97" calcext:value-type="float">
            <text:p>2270.97</text:p>
          </table:table-cell>
        </table:table-row>
        <table:table-row table:style-name="ro1">
          <table:table-cell office:value-type="float" office:value="27263768" calcext:value-type="float">
            <text:p>27263768</text:p>
          </table:table-cell>
          <table:table-cell table:formula="of:=[.A1706]/1000/(60*60*24)" office:value-type="time" office:time-value="PT07H34M23.768S" calcext:value-type="time">
            <text:p>07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46.41" calcext:value-type="float">
            <text:p>1846.41</text:p>
          </table:table-cell>
          <table:table-cell office:value-type="float" office:value="2272.23" calcext:value-type="float">
            <text:p>2272.23</text:p>
          </table:table-cell>
        </table:table-row>
        <table:table-row table:style-name="ro1">
          <table:table-cell office:value-type="float" office:value="27279768" calcext:value-type="float">
            <text:p>27279768</text:p>
          </table:table-cell>
          <table:table-cell table:formula="of:=[.A1707]/1000/(60*60*24)" office:value-type="time" office:time-value="PT07H34M39.768S" calcext:value-type="time">
            <text:p>07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47.46" calcext:value-type="float">
            <text:p>1847.46</text:p>
          </table:table-cell>
          <table:table-cell office:value-type="float" office:value="2273.48" calcext:value-type="float">
            <text:p>2273.48</text:p>
          </table:table-cell>
        </table:table-row>
        <table:table-row table:style-name="ro1">
          <table:table-cell office:value-type="float" office:value="27295768" calcext:value-type="float">
            <text:p>27295768</text:p>
          </table:table-cell>
          <table:table-cell table:formula="of:=[.A1708]/1000/(60*60*24)" office:value-type="time" office:time-value="PT07H34M55.768S" calcext:value-type="time">
            <text:p>07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848.51" calcext:value-type="float">
            <text:p>1848.51</text:p>
          </table:table-cell>
          <table:table-cell office:value-type="float" office:value="2274.74" calcext:value-type="float">
            <text:p>2274.74</text:p>
          </table:table-cell>
        </table:table-row>
        <table:table-row table:style-name="ro1">
          <table:table-cell office:value-type="float" office:value="27311768" calcext:value-type="float">
            <text:p>27311768</text:p>
          </table:table-cell>
          <table:table-cell table:formula="of:=[.A1709]/1000/(60*60*24)" office:value-type="time" office:time-value="PT07H35M11.768S" calcext:value-type="time">
            <text:p>07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49.56" calcext:value-type="float">
            <text:p>1849.56</text:p>
          </table:table-cell>
          <table:table-cell office:value-type="float" office:value="2275.99" calcext:value-type="float">
            <text:p>2275.99</text:p>
          </table:table-cell>
        </table:table-row>
        <table:table-row table:style-name="ro1">
          <table:table-cell office:value-type="float" office:value="27327768" calcext:value-type="float">
            <text:p>27327768</text:p>
          </table:table-cell>
          <table:table-cell table:formula="of:=[.A1710]/1000/(60*60*24)" office:value-type="time" office:time-value="PT07H35M27.768S" calcext:value-type="time">
            <text:p>07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50.61" calcext:value-type="float">
            <text:p>1850.61</text:p>
          </table:table-cell>
          <table:table-cell office:value-type="float" office:value="2277.25" calcext:value-type="float">
            <text:p>2277.25</text:p>
          </table:table-cell>
        </table:table-row>
        <table:table-row table:style-name="ro1">
          <table:table-cell office:value-type="float" office:value="27343768" calcext:value-type="float">
            <text:p>27343768</text:p>
          </table:table-cell>
          <table:table-cell table:formula="of:=[.A1711]/1000/(60*60*24)" office:value-type="time" office:time-value="PT07H35M43.768S" calcext:value-type="time">
            <text:p>07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51.66" calcext:value-type="float">
            <text:p>1851.66</text:p>
          </table:table-cell>
          <table:table-cell office:value-type="float" office:value="2278.5" calcext:value-type="float">
            <text:p>2278.5</text:p>
          </table:table-cell>
        </table:table-row>
        <table:table-row table:style-name="ro1">
          <table:table-cell office:value-type="float" office:value="27359768" calcext:value-type="float">
            <text:p>27359768</text:p>
          </table:table-cell>
          <table:table-cell table:formula="of:=[.A1712]/1000/(60*60*24)" office:value-type="time" office:time-value="PT07H35M59.768S" calcext:value-type="time">
            <text:p>07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52.71" calcext:value-type="float">
            <text:p>1852.71</text:p>
          </table:table-cell>
          <table:table-cell office:value-type="float" office:value="2279.76" calcext:value-type="float">
            <text:p>2279.76</text:p>
          </table:table-cell>
        </table:table-row>
        <table:table-row table:style-name="ro1">
          <table:table-cell office:value-type="float" office:value="27375768" calcext:value-type="float">
            <text:p>27375768</text:p>
          </table:table-cell>
          <table:table-cell table:formula="of:=[.A1713]/1000/(60*60*24)" office:value-type="time" office:time-value="PT07H36M15.768S" calcext:value-type="time">
            <text:p>07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53.76" calcext:value-type="float">
            <text:p>1853.76</text:p>
          </table:table-cell>
          <table:table-cell office:value-type="float" office:value="2281.01" calcext:value-type="float">
            <text:p>2281.01</text:p>
          </table:table-cell>
        </table:table-row>
        <table:table-row table:style-name="ro1">
          <table:table-cell office:value-type="float" office:value="27391768" calcext:value-type="float">
            <text:p>27391768</text:p>
          </table:table-cell>
          <table:table-cell table:formula="of:=[.A1714]/1000/(60*60*24)" office:value-type="time" office:time-value="PT07H36M31.768S" calcext:value-type="time">
            <text:p>07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54.82" calcext:value-type="float">
            <text:p>1854.82</text:p>
          </table:table-cell>
          <table:table-cell office:value-type="float" office:value="2282.26" calcext:value-type="float">
            <text:p>2282.26</text:p>
          </table:table-cell>
        </table:table-row>
        <table:table-row table:style-name="ro1">
          <table:table-cell office:value-type="float" office:value="27407768" calcext:value-type="float">
            <text:p>27407768</text:p>
          </table:table-cell>
          <table:table-cell table:formula="of:=[.A1715]/1000/(60*60*24)" office:value-type="time" office:time-value="PT07H36M47.768S" calcext:value-type="time">
            <text:p>07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855.87" calcext:value-type="float">
            <text:p>1855.87</text:p>
          </table:table-cell>
          <table:table-cell office:value-type="float" office:value="2283.52" calcext:value-type="float">
            <text:p>2283.52</text:p>
          </table:table-cell>
        </table:table-row>
        <table:table-row table:style-name="ro1">
          <table:table-cell office:value-type="float" office:value="27423768" calcext:value-type="float">
            <text:p>27423768</text:p>
          </table:table-cell>
          <table:table-cell table:formula="of:=[.A1716]/1000/(60*60*24)" office:value-type="time" office:time-value="PT07H37M03.768S" calcext:value-type="time">
            <text:p>07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56.92" calcext:value-type="float">
            <text:p>1856.92</text:p>
          </table:table-cell>
          <table:table-cell office:value-type="float" office:value="2284.77" calcext:value-type="float">
            <text:p>2284.77</text:p>
          </table:table-cell>
        </table:table-row>
        <table:table-row table:style-name="ro1">
          <table:table-cell office:value-type="float" office:value="27439768" calcext:value-type="float">
            <text:p>27439768</text:p>
          </table:table-cell>
          <table:table-cell table:formula="of:=[.A1717]/1000/(60*60*24)" office:value-type="time" office:time-value="PT07H37M19.768S" calcext:value-type="time">
            <text:p>07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57.97" calcext:value-type="float">
            <text:p>1857.97</text:p>
          </table:table-cell>
          <table:table-cell office:value-type="float" office:value="2286.02" calcext:value-type="float">
            <text:p>2286.02</text:p>
          </table:table-cell>
        </table:table-row>
        <table:table-row table:style-name="ro1">
          <table:table-cell office:value-type="float" office:value="27455768" calcext:value-type="float">
            <text:p>27455768</text:p>
          </table:table-cell>
          <table:table-cell table:formula="of:=[.A1718]/1000/(60*60*24)" office:value-type="time" office:time-value="PT07H37M35.768S" calcext:value-type="time">
            <text:p>07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59.02" calcext:value-type="float">
            <text:p>1859.02</text:p>
          </table:table-cell>
          <table:table-cell office:value-type="float" office:value="2287.28" calcext:value-type="float">
            <text:p>2287.28</text:p>
          </table:table-cell>
        </table:table-row>
        <table:table-row table:style-name="ro1">
          <table:table-cell office:value-type="float" office:value="27471768" calcext:value-type="float">
            <text:p>27471768</text:p>
          </table:table-cell>
          <table:table-cell table:formula="of:=[.A1719]/1000/(60*60*24)" office:value-type="time" office:time-value="PT07H37M51.768S" calcext:value-type="time">
            <text:p>07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60.07" calcext:value-type="float">
            <text:p>1860.07</text:p>
          </table:table-cell>
          <table:table-cell office:value-type="float" office:value="2288.53" calcext:value-type="float">
            <text:p>2288.53</text:p>
          </table:table-cell>
        </table:table-row>
        <table:table-row table:style-name="ro1">
          <table:table-cell office:value-type="float" office:value="27487768" calcext:value-type="float">
            <text:p>27487768</text:p>
          </table:table-cell>
          <table:table-cell table:formula="of:=[.A1720]/1000/(60*60*24)" office:value-type="time" office:time-value="PT07H38M07.768S" calcext:value-type="time">
            <text:p>07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61.12" calcext:value-type="float">
            <text:p>1861.12</text:p>
          </table:table-cell>
          <table:table-cell office:value-type="float" office:value="2289.78" calcext:value-type="float">
            <text:p>2289.78</text:p>
          </table:table-cell>
        </table:table-row>
        <table:table-row table:style-name="ro1">
          <table:table-cell office:value-type="float" office:value="27503768" calcext:value-type="float">
            <text:p>27503768</text:p>
          </table:table-cell>
          <table:table-cell table:formula="of:=[.A1721]/1000/(60*60*24)" office:value-type="time" office:time-value="PT07H38M23.768S" calcext:value-type="time">
            <text:p>07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62.17" calcext:value-type="float">
            <text:p>1862.17</text:p>
          </table:table-cell>
          <table:table-cell office:value-type="float" office:value="2291.04" calcext:value-type="float">
            <text:p>2291.04</text:p>
          </table:table-cell>
        </table:table-row>
        <table:table-row table:style-name="ro1">
          <table:table-cell office:value-type="float" office:value="27519768" calcext:value-type="float">
            <text:p>27519768</text:p>
          </table:table-cell>
          <table:table-cell table:formula="of:=[.A1722]/1000/(60*60*24)" office:value-type="time" office:time-value="PT07H38M39.768S" calcext:value-type="time">
            <text:p>07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63.22" calcext:value-type="float">
            <text:p>1863.22</text:p>
          </table:table-cell>
          <table:table-cell office:value-type="float" office:value="2292.29" calcext:value-type="float">
            <text:p>2292.29</text:p>
          </table:table-cell>
        </table:table-row>
        <table:table-row table:style-name="ro1">
          <table:table-cell office:value-type="float" office:value="27535768" calcext:value-type="float">
            <text:p>27535768</text:p>
          </table:table-cell>
          <table:table-cell table:formula="of:=[.A1723]/1000/(60*60*24)" office:value-type="time" office:time-value="PT07H38M55.768S" calcext:value-type="time">
            <text:p>07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64.27" calcext:value-type="float">
            <text:p>1864.27</text:p>
          </table:table-cell>
          <table:table-cell office:value-type="float" office:value="2293.54" calcext:value-type="float">
            <text:p>2293.54</text:p>
          </table:table-cell>
        </table:table-row>
        <table:table-row table:style-name="ro1">
          <table:table-cell office:value-type="float" office:value="27551768" calcext:value-type="float">
            <text:p>27551768</text:p>
          </table:table-cell>
          <table:table-cell table:formula="of:=[.A1724]/1000/(60*60*24)" office:value-type="time" office:time-value="PT07H39M11.768S" calcext:value-type="time">
            <text:p>07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65.32" calcext:value-type="float">
            <text:p>1865.32</text:p>
          </table:table-cell>
          <table:table-cell office:value-type="float" office:value="2294.79" calcext:value-type="float">
            <text:p>2294.79</text:p>
          </table:table-cell>
        </table:table-row>
        <table:table-row table:style-name="ro1">
          <table:table-cell office:value-type="float" office:value="27567768" calcext:value-type="float">
            <text:p>27567768</text:p>
          </table:table-cell>
          <table:table-cell table:formula="of:=[.A1725]/1000/(60*60*24)" office:value-type="time" office:time-value="PT07H39M27.768S" calcext:value-type="time">
            <text:p>07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6.37" calcext:value-type="float">
            <text:p>1866.37</text:p>
          </table:table-cell>
          <table:table-cell office:value-type="float" office:value="2296.04" calcext:value-type="float">
            <text:p>2296.04</text:p>
          </table:table-cell>
        </table:table-row>
        <table:table-row table:style-name="ro1">
          <table:table-cell office:value-type="float" office:value="27583768" calcext:value-type="float">
            <text:p>27583768</text:p>
          </table:table-cell>
          <table:table-cell table:formula="of:=[.A1726]/1000/(60*60*24)" office:value-type="time" office:time-value="PT07H39M43.768S" calcext:value-type="time">
            <text:p>07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7.42" calcext:value-type="float">
            <text:p>1867.42</text:p>
          </table:table-cell>
          <table:table-cell office:value-type="float" office:value="2297.29" calcext:value-type="float">
            <text:p>2297.29</text:p>
          </table:table-cell>
        </table:table-row>
        <table:table-row table:style-name="ro1">
          <table:table-cell office:value-type="float" office:value="27599768" calcext:value-type="float">
            <text:p>27599768</text:p>
          </table:table-cell>
          <table:table-cell table:formula="of:=[.A1727]/1000/(60*60*24)" office:value-type="time" office:time-value="PT07H39M59.768S" calcext:value-type="time">
            <text:p>07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8.47" calcext:value-type="float">
            <text:p>1868.47</text:p>
          </table:table-cell>
          <table:table-cell office:value-type="float" office:value="2298.54" calcext:value-type="float">
            <text:p>2298.54</text:p>
          </table:table-cell>
        </table:table-row>
        <table:table-row table:style-name="ro1">
          <table:table-cell office:value-type="float" office:value="27615768" calcext:value-type="float">
            <text:p>27615768</text:p>
          </table:table-cell>
          <table:table-cell table:formula="of:=[.A1728]/1000/(60*60*24)" office:value-type="time" office:time-value="PT07H40M15.768S" calcext:value-type="time">
            <text:p>07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9.52" calcext:value-type="float">
            <text:p>1869.52</text:p>
          </table:table-cell>
          <table:table-cell office:value-type="float" office:value="2299.79" calcext:value-type="float">
            <text:p>2299.79</text:p>
          </table:table-cell>
        </table:table-row>
        <table:table-row table:style-name="ro1">
          <table:table-cell office:value-type="float" office:value="27631768" calcext:value-type="float">
            <text:p>27631768</text:p>
          </table:table-cell>
          <table:table-cell table:formula="of:=[.A1729]/1000/(60*60*24)" office:value-type="time" office:time-value="PT07H40M31.768S" calcext:value-type="time">
            <text:p>07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70.57" calcext:value-type="float">
            <text:p>1870.57</text:p>
          </table:table-cell>
          <table:table-cell office:value-type="float" office:value="2301.04" calcext:value-type="float">
            <text:p>2301.04</text:p>
          </table:table-cell>
        </table:table-row>
        <table:table-row table:style-name="ro1">
          <table:table-cell office:value-type="float" office:value="27647768" calcext:value-type="float">
            <text:p>27647768</text:p>
          </table:table-cell>
          <table:table-cell table:formula="of:=[.A1730]/1000/(60*60*24)" office:value-type="time" office:time-value="PT07H40M47.768S" calcext:value-type="time">
            <text:p>07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71.62" calcext:value-type="float">
            <text:p>1871.62</text:p>
          </table:table-cell>
          <table:table-cell office:value-type="float" office:value="2302.29" calcext:value-type="float">
            <text:p>2302.29</text:p>
          </table:table-cell>
        </table:table-row>
        <table:table-row table:style-name="ro1">
          <table:table-cell office:value-type="float" office:value="27663768" calcext:value-type="float">
            <text:p>27663768</text:p>
          </table:table-cell>
          <table:table-cell table:formula="of:=[.A1731]/1000/(60*60*24)" office:value-type="time" office:time-value="PT07H41M03.768S" calcext:value-type="time">
            <text:p>07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872.67" calcext:value-type="float">
            <text:p>1872.67</text:p>
          </table:table-cell>
          <table:table-cell office:value-type="float" office:value="2303.54" calcext:value-type="float">
            <text:p>2303.54</text:p>
          </table:table-cell>
        </table:table-row>
        <table:table-row table:style-name="ro1">
          <table:table-cell office:value-type="float" office:value="27679768" calcext:value-type="float">
            <text:p>27679768</text:p>
          </table:table-cell>
          <table:table-cell table:formula="of:=[.A1732]/1000/(60*60*24)" office:value-type="time" office:time-value="PT07H41M19.768S" calcext:value-type="time">
            <text:p>07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73.72" calcext:value-type="float">
            <text:p>1873.72</text:p>
          </table:table-cell>
          <table:table-cell office:value-type="float" office:value="2304.79" calcext:value-type="float">
            <text:p>2304.79</text:p>
          </table:table-cell>
        </table:table-row>
        <table:table-row table:style-name="ro1">
          <table:table-cell office:value-type="float" office:value="27695768" calcext:value-type="float">
            <text:p>27695768</text:p>
          </table:table-cell>
          <table:table-cell table:formula="of:=[.A1733]/1000/(60*60*24)" office:value-type="time" office:time-value="PT07H41M35.768S" calcext:value-type="time">
            <text:p>07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74.77" calcext:value-type="float">
            <text:p>1874.77</text:p>
          </table:table-cell>
          <table:table-cell office:value-type="float" office:value="2306.04" calcext:value-type="float">
            <text:p>2306.04</text:p>
          </table:table-cell>
        </table:table-row>
        <table:table-row table:style-name="ro1">
          <table:table-cell office:value-type="float" office:value="27711768" calcext:value-type="float">
            <text:p>27711768</text:p>
          </table:table-cell>
          <table:table-cell table:formula="of:=[.A1734]/1000/(60*60*24)" office:value-type="time" office:time-value="PT07H41M51.768S" calcext:value-type="time">
            <text:p>07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75.82" calcext:value-type="float">
            <text:p>1875.82</text:p>
          </table:table-cell>
          <table:table-cell office:value-type="float" office:value="2307.29" calcext:value-type="float">
            <text:p>2307.29</text:p>
          </table:table-cell>
        </table:table-row>
        <table:table-row table:style-name="ro1">
          <table:table-cell office:value-type="float" office:value="27727768" calcext:value-type="float">
            <text:p>27727768</text:p>
          </table:table-cell>
          <table:table-cell table:formula="of:=[.A1735]/1000/(60*60*24)" office:value-type="time" office:time-value="PT07H42M07.768S" calcext:value-type="time">
            <text:p>07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876.86" calcext:value-type="float">
            <text:p>1876.86</text:p>
          </table:table-cell>
          <table:table-cell office:value-type="float" office:value="2308.54" calcext:value-type="float">
            <text:p>2308.54</text:p>
          </table:table-cell>
        </table:table-row>
        <table:table-row table:style-name="ro1">
          <table:table-cell office:value-type="float" office:value="27743768" calcext:value-type="float">
            <text:p>27743768</text:p>
          </table:table-cell>
          <table:table-cell table:formula="of:=[.A1736]/1000/(60*60*24)" office:value-type="time" office:time-value="PT07H42M23.768S" calcext:value-type="time">
            <text:p>07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877.91" calcext:value-type="float">
            <text:p>1877.91</text:p>
          </table:table-cell>
          <table:table-cell office:value-type="float" office:value="2309.79" calcext:value-type="float">
            <text:p>2309.79</text:p>
          </table:table-cell>
        </table:table-row>
        <table:table-row table:style-name="ro1">
          <table:table-cell office:value-type="float" office:value="27759768" calcext:value-type="float">
            <text:p>27759768</text:p>
          </table:table-cell>
          <table:table-cell table:formula="of:=[.A1737]/1000/(60*60*24)" office:value-type="time" office:time-value="PT07H42M39.768S" calcext:value-type="time">
            <text:p>07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78.96" calcext:value-type="float">
            <text:p>1878.96</text:p>
          </table:table-cell>
          <table:table-cell office:value-type="float" office:value="2311.04" calcext:value-type="float">
            <text:p>2311.04</text:p>
          </table:table-cell>
        </table:table-row>
        <table:table-row table:style-name="ro1">
          <table:table-cell office:value-type="float" office:value="27775768" calcext:value-type="float">
            <text:p>27775768</text:p>
          </table:table-cell>
          <table:table-cell table:formula="of:=[.A1738]/1000/(60*60*24)" office:value-type="time" office:time-value="PT07H42M55.768S" calcext:value-type="time">
            <text:p>07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880.01" calcext:value-type="float">
            <text:p>1880.01</text:p>
          </table:table-cell>
          <table:table-cell office:value-type="float" office:value="2312.29" calcext:value-type="float">
            <text:p>2312.29</text:p>
          </table:table-cell>
        </table:table-row>
        <table:table-row table:style-name="ro1">
          <table:table-cell office:value-type="float" office:value="27791768" calcext:value-type="float">
            <text:p>27791768</text:p>
          </table:table-cell>
          <table:table-cell table:formula="of:=[.A1739]/1000/(60*60*24)" office:value-type="time" office:time-value="PT07H43M11.768S" calcext:value-type="time">
            <text:p>07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81.06" calcext:value-type="float">
            <text:p>1881.06</text:p>
          </table:table-cell>
          <table:table-cell office:value-type="float" office:value="2313.54" calcext:value-type="float">
            <text:p>2313.54</text:p>
          </table:table-cell>
        </table:table-row>
        <table:table-row table:style-name="ro1">
          <table:table-cell office:value-type="float" office:value="27807768" calcext:value-type="float">
            <text:p>27807768</text:p>
          </table:table-cell>
          <table:table-cell table:formula="of:=[.A1740]/1000/(60*60*24)" office:value-type="time" office:time-value="PT07H43M27.768S" calcext:value-type="time">
            <text:p>07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882.11" calcext:value-type="float">
            <text:p>1882.11</text:p>
          </table:table-cell>
          <table:table-cell office:value-type="float" office:value="2314.79" calcext:value-type="float">
            <text:p>2314.79</text:p>
          </table:table-cell>
        </table:table-row>
        <table:table-row table:style-name="ro1">
          <table:table-cell office:value-type="float" office:value="27823768" calcext:value-type="float">
            <text:p>27823768</text:p>
          </table:table-cell>
          <table:table-cell table:formula="of:=[.A1741]/1000/(60*60*24)" office:value-type="time" office:time-value="PT07H43M43.768S" calcext:value-type="time">
            <text:p>07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83.16" calcext:value-type="float">
            <text:p>1883.16</text:p>
          </table:table-cell>
          <table:table-cell office:value-type="float" office:value="2316.03" calcext:value-type="float">
            <text:p>2316.03</text:p>
          </table:table-cell>
        </table:table-row>
        <table:table-row table:style-name="ro1">
          <table:table-cell office:value-type="float" office:value="27839768" calcext:value-type="float">
            <text:p>27839768</text:p>
          </table:table-cell>
          <table:table-cell table:formula="of:=[.A1742]/1000/(60*60*24)" office:value-type="time" office:time-value="PT07H43M59.768S" calcext:value-type="time">
            <text:p>07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84.21" calcext:value-type="float">
            <text:p>1884.21</text:p>
          </table:table-cell>
          <table:table-cell office:value-type="float" office:value="2317.28" calcext:value-type="float">
            <text:p>2317.28</text:p>
          </table:table-cell>
        </table:table-row>
        <table:table-row table:style-name="ro1">
          <table:table-cell office:value-type="float" office:value="27855768" calcext:value-type="float">
            <text:p>27855768</text:p>
          </table:table-cell>
          <table:table-cell table:formula="of:=[.A1743]/1000/(60*60*24)" office:value-type="time" office:time-value="PT07H44M15.768S" calcext:value-type="time">
            <text:p>07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85.25" calcext:value-type="float">
            <text:p>1885.25</text:p>
          </table:table-cell>
          <table:table-cell office:value-type="float" office:value="2318.53" calcext:value-type="float">
            <text:p>2318.53</text:p>
          </table:table-cell>
        </table:table-row>
        <table:table-row table:style-name="ro1">
          <table:table-cell office:value-type="float" office:value="27871768" calcext:value-type="float">
            <text:p>27871768</text:p>
          </table:table-cell>
          <table:table-cell table:formula="of:=[.A1744]/1000/(60*60*24)" office:value-type="time" office:time-value="PT07H44M31.768S" calcext:value-type="time">
            <text:p>07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886.3" calcext:value-type="float">
            <text:p>1886.3</text:p>
          </table:table-cell>
          <table:table-cell office:value-type="float" office:value="2319.78" calcext:value-type="float">
            <text:p>2319.78</text:p>
          </table:table-cell>
        </table:table-row>
        <table:table-row table:style-name="ro1">
          <table:table-cell office:value-type="float" office:value="27887768" calcext:value-type="float">
            <text:p>27887768</text:p>
          </table:table-cell>
          <table:table-cell table:formula="of:=[.A1745]/1000/(60*60*24)" office:value-type="time" office:time-value="PT07H44M47.768S" calcext:value-type="time">
            <text:p>07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2321.02" calcext:value-type="float">
            <text:p>2321.02</text:p>
          </table:table-cell>
        </table:table-row>
        <table:table-row table:style-name="ro1">
          <table:table-cell office:value-type="float" office:value="27903768" calcext:value-type="float">
            <text:p>27903768</text:p>
          </table:table-cell>
          <table:table-cell table:formula="of:=[.A1746]/1000/(60*60*24)" office:value-type="time" office:time-value="PT07H45M03.768S" calcext:value-type="time">
            <text:p>07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8.4" calcext:value-type="float">
            <text:p>1888.4</text:p>
          </table:table-cell>
          <table:table-cell office:value-type="float" office:value="2322.27" calcext:value-type="float">
            <text:p>2322.27</text:p>
          </table:table-cell>
        </table:table-row>
        <table:table-row table:style-name="ro1">
          <table:table-cell office:value-type="float" office:value="27919768" calcext:value-type="float">
            <text:p>27919768</text:p>
          </table:table-cell>
          <table:table-cell table:formula="of:=[.A1747]/1000/(60*60*24)" office:value-type="time" office:time-value="PT07H45M19.768S" calcext:value-type="time">
            <text:p>07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9.45" calcext:value-type="float">
            <text:p>1889.45</text:p>
          </table:table-cell>
          <table:table-cell office:value-type="float" office:value="2323.52" calcext:value-type="float">
            <text:p>2323.52</text:p>
          </table:table-cell>
        </table:table-row>
        <table:table-row table:style-name="ro1">
          <table:table-cell office:value-type="float" office:value="27935768" calcext:value-type="float">
            <text:p>27935768</text:p>
          </table:table-cell>
          <table:table-cell table:formula="of:=[.A1748]/1000/(60*60*24)" office:value-type="time" office:time-value="PT07H45M35.768S" calcext:value-type="time">
            <text:p>07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90.5" calcext:value-type="float">
            <text:p>1890.5</text:p>
          </table:table-cell>
          <table:table-cell office:value-type="float" office:value="2324.76" calcext:value-type="float">
            <text:p>2324.76</text:p>
          </table:table-cell>
        </table:table-row>
        <table:table-row table:style-name="ro1">
          <table:table-cell office:value-type="float" office:value="27951768" calcext:value-type="float">
            <text:p>27951768</text:p>
          </table:table-cell>
          <table:table-cell table:formula="of:=[.A1749]/1000/(60*60*24)" office:value-type="time" office:time-value="PT07H45M51.768S" calcext:value-type="time">
            <text:p>07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80.85" calcext:value-type="float">
            <text:p>280.85</text:p>
          </table:table-cell>
          <table:table-cell office:value-type="float" office:value="1891.55" calcext:value-type="float">
            <text:p>1891.55</text:p>
          </table:table-cell>
          <table:table-cell office:value-type="float" office:value="2326.01" calcext:value-type="float">
            <text:p>2326.01</text:p>
          </table:table-cell>
        </table:table-row>
        <table:table-row table:style-name="ro1">
          <table:table-cell office:value-type="float" office:value="27967768" calcext:value-type="float">
            <text:p>27967768</text:p>
          </table:table-cell>
          <table:table-cell table:formula="of:=[.A1750]/1000/(60*60*24)" office:value-type="time" office:time-value="PT07H46M07.768S" calcext:value-type="time">
            <text:p>07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92.59" calcext:value-type="float">
            <text:p>1892.59</text:p>
          </table:table-cell>
          <table:table-cell office:value-type="float" office:value="2327.26" calcext:value-type="float">
            <text:p>2327.26</text:p>
          </table:table-cell>
        </table:table-row>
        <table:table-row table:style-name="ro1">
          <table:table-cell office:value-type="float" office:value="27983768" calcext:value-type="float">
            <text:p>27983768</text:p>
          </table:table-cell>
          <table:table-cell table:formula="of:=[.A1751]/1000/(60*60*24)" office:value-type="time" office:time-value="PT07H46M23.768S" calcext:value-type="time">
            <text:p>07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3.64" calcext:value-type="float">
            <text:p>1893.64</text:p>
          </table:table-cell>
          <table:table-cell office:value-type="float" office:value="2328.5" calcext:value-type="float">
            <text:p>2328.5</text:p>
          </table:table-cell>
        </table:table-row>
        <table:table-row table:style-name="ro1">
          <table:table-cell office:value-type="float" office:value="27999768" calcext:value-type="float">
            <text:p>27999768</text:p>
          </table:table-cell>
          <table:table-cell table:formula="of:=[.A1752]/1000/(60*60*24)" office:value-type="time" office:time-value="PT07H46M39.768S" calcext:value-type="time">
            <text:p>07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4.69" calcext:value-type="float">
            <text:p>1894.69</text:p>
          </table:table-cell>
          <table:table-cell office:value-type="float" office:value="2329.74" calcext:value-type="float">
            <text:p>2329.74</text:p>
          </table:table-cell>
        </table:table-row>
        <table:table-row table:style-name="ro1">
          <table:table-cell office:value-type="float" office:value="28015768" calcext:value-type="float">
            <text:p>28015768</text:p>
          </table:table-cell>
          <table:table-cell table:formula="of:=[.A1753]/1000/(60*60*24)" office:value-type="time" office:time-value="PT07H46M55.768S" calcext:value-type="time">
            <text:p>07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5.74" calcext:value-type="float">
            <text:p>1895.74</text:p>
          </table:table-cell>
          <table:table-cell office:value-type="float" office:value="2330.98" calcext:value-type="float">
            <text:p>2330.98</text:p>
          </table:table-cell>
        </table:table-row>
        <table:table-row table:style-name="ro1">
          <table:table-cell office:value-type="float" office:value="28031768" calcext:value-type="float">
            <text:p>28031768</text:p>
          </table:table-cell>
          <table:table-cell table:formula="of:=[.A1754]/1000/(60*60*24)" office:value-type="time" office:time-value="PT07H47M11.768S" calcext:value-type="time">
            <text:p>07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6.78" calcext:value-type="float">
            <text:p>1896.78</text:p>
          </table:table-cell>
          <table:table-cell office:value-type="float" office:value="2332.23" calcext:value-type="float">
            <text:p>2332.23</text:p>
          </table:table-cell>
        </table:table-row>
        <table:table-row table:style-name="ro1">
          <table:table-cell office:value-type="float" office:value="28047768" calcext:value-type="float">
            <text:p>28047768</text:p>
          </table:table-cell>
          <table:table-cell table:formula="of:=[.A1755]/1000/(60*60*24)" office:value-type="time" office:time-value="PT07H47M27.768S" calcext:value-type="time">
            <text:p>07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7.83" calcext:value-type="float">
            <text:p>1897.83</text:p>
          </table:table-cell>
          <table:table-cell office:value-type="float" office:value="2333.47" calcext:value-type="float">
            <text:p>2333.47</text:p>
          </table:table-cell>
        </table:table-row>
        <table:table-row table:style-name="ro1">
          <table:table-cell office:value-type="float" office:value="28063768" calcext:value-type="float">
            <text:p>28063768</text:p>
          </table:table-cell>
          <table:table-cell table:formula="of:=[.A1756]/1000/(60*60*24)" office:value-type="time" office:time-value="PT07H47M43.768S" calcext:value-type="time">
            <text:p>07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8.88" calcext:value-type="float">
            <text:p>1898.88</text:p>
          </table:table-cell>
          <table:table-cell office:value-type="float" office:value="2334.71" calcext:value-type="float">
            <text:p>2334.71</text:p>
          </table:table-cell>
        </table:table-row>
        <table:table-row table:style-name="ro1">
          <table:table-cell office:value-type="float" office:value="28079768" calcext:value-type="float">
            <text:p>28079768</text:p>
          </table:table-cell>
          <table:table-cell table:formula="of:=[.A1757]/1000/(60*60*24)" office:value-type="time" office:time-value="PT07H47M59.768S" calcext:value-type="time">
            <text:p>07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9.92" calcext:value-type="float">
            <text:p>1899.92</text:p>
          </table:table-cell>
          <table:table-cell office:value-type="float" office:value="2335.96" calcext:value-type="float">
            <text:p>2335.96</text:p>
          </table:table-cell>
        </table:table-row>
        <table:table-row table:style-name="ro1">
          <table:table-cell office:value-type="float" office:value="28095768" calcext:value-type="float">
            <text:p>28095768</text:p>
          </table:table-cell>
          <table:table-cell table:formula="of:=[.A1758]/1000/(60*60*24)" office:value-type="time" office:time-value="PT07H48M15.768S" calcext:value-type="time">
            <text:p>07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80.73" calcext:value-type="float">
            <text:p>280.73</text:p>
          </table:table-cell>
          <table:table-cell office:value-type="float" office:value="1900.97" calcext:value-type="float">
            <text:p>1900.97</text:p>
          </table:table-cell>
          <table:table-cell office:value-type="float" office:value="2337.2" calcext:value-type="float">
            <text:p>2337.2</text:p>
          </table:table-cell>
        </table:table-row>
        <table:table-row table:style-name="ro1">
          <table:table-cell office:value-type="float" office:value="28111768" calcext:value-type="float">
            <text:p>28111768</text:p>
          </table:table-cell>
          <table:table-cell table:formula="of:=[.A1759]/1000/(60*60*24)" office:value-type="time" office:time-value="PT07H48M31.768S" calcext:value-type="time">
            <text:p>07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02.02" calcext:value-type="float">
            <text:p>1902.02</text:p>
          </table:table-cell>
          <table:table-cell office:value-type="float" office:value="2338.44" calcext:value-type="float">
            <text:p>2338.44</text:p>
          </table:table-cell>
        </table:table-row>
        <table:table-row table:style-name="ro1">
          <table:table-cell office:value-type="float" office:value="28127768" calcext:value-type="float">
            <text:p>28127768</text:p>
          </table:table-cell>
          <table:table-cell table:formula="of:=[.A1760]/1000/(60*60*24)" office:value-type="time" office:time-value="PT07H48M47.768S" calcext:value-type="time">
            <text:p>07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03.06" calcext:value-type="float">
            <text:p>1903.06</text:p>
          </table:table-cell>
          <table:table-cell office:value-type="float" office:value="2339.68" calcext:value-type="float">
            <text:p>2339.68</text:p>
          </table:table-cell>
        </table:table-row>
        <table:table-row table:style-name="ro1">
          <table:table-cell office:value-type="float" office:value="28143768" calcext:value-type="float">
            <text:p>28143768</text:p>
          </table:table-cell>
          <table:table-cell table:formula="of:=[.A1761]/1000/(60*60*24)" office:value-type="time" office:time-value="PT07H49M03.768S" calcext:value-type="time">
            <text:p>07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04.11" calcext:value-type="float">
            <text:p>1904.11</text:p>
          </table:table-cell>
          <table:table-cell office:value-type="float" office:value="2340.93" calcext:value-type="float">
            <text:p>2340.93</text:p>
          </table:table-cell>
        </table:table-row>
        <table:table-row table:style-name="ro1">
          <table:table-cell office:value-type="float" office:value="28159768" calcext:value-type="float">
            <text:p>28159768</text:p>
          </table:table-cell>
          <table:table-cell table:formula="of:=[.A1762]/1000/(60*60*24)" office:value-type="time" office:time-value="PT07H49M19.768S" calcext:value-type="time">
            <text:p>07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05.16" calcext:value-type="float">
            <text:p>1905.16</text:p>
          </table:table-cell>
          <table:table-cell office:value-type="float" office:value="2342.17" calcext:value-type="float">
            <text:p>2342.17</text:p>
          </table:table-cell>
        </table:table-row>
        <table:table-row table:style-name="ro1">
          <table:table-cell office:value-type="float" office:value="28175768" calcext:value-type="float">
            <text:p>28175768</text:p>
          </table:table-cell>
          <table:table-cell table:formula="of:=[.A1763]/1000/(60*60*24)" office:value-type="time" office:time-value="PT07H49M35.768S" calcext:value-type="time">
            <text:p>07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6.2" calcext:value-type="float">
            <text:p>1906.2</text:p>
          </table:table-cell>
          <table:table-cell office:value-type="float" office:value="2343.41" calcext:value-type="float">
            <text:p>2343.41</text:p>
          </table:table-cell>
        </table:table-row>
        <table:table-row table:style-name="ro1">
          <table:table-cell office:value-type="float" office:value="28191768" calcext:value-type="float">
            <text:p>28191768</text:p>
          </table:table-cell>
          <table:table-cell table:formula="of:=[.A1764]/1000/(60*60*24)" office:value-type="time" office:time-value="PT07H49M51.768S" calcext:value-type="time">
            <text:p>07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7.25" calcext:value-type="float">
            <text:p>1907.25</text:p>
          </table:table-cell>
          <table:table-cell office:value-type="float" office:value="2344.65" calcext:value-type="float">
            <text:p>2344.65</text:p>
          </table:table-cell>
        </table:table-row>
        <table:table-row table:style-name="ro1">
          <table:table-cell office:value-type="float" office:value="28207768" calcext:value-type="float">
            <text:p>28207768</text:p>
          </table:table-cell>
          <table:table-cell table:formula="of:=[.A1765]/1000/(60*60*24)" office:value-type="time" office:time-value="PT07H50M07.768S" calcext:value-type="time">
            <text:p>07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8.3" calcext:value-type="float">
            <text:p>1908.3</text:p>
          </table:table-cell>
          <table:table-cell office:value-type="float" office:value="2345.9" calcext:value-type="float">
            <text:p>2345.9</text:p>
          </table:table-cell>
        </table:table-row>
        <table:table-row table:style-name="ro1">
          <table:table-cell office:value-type="float" office:value="28223768" calcext:value-type="float">
            <text:p>28223768</text:p>
          </table:table-cell>
          <table:table-cell table:formula="of:=[.A1766]/1000/(60*60*24)" office:value-type="time" office:time-value="PT07H50M23.768S" calcext:value-type="time">
            <text:p>07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909.34" calcext:value-type="float">
            <text:p>1909.34</text:p>
          </table:table-cell>
          <table:table-cell office:value-type="float" office:value="2347.14" calcext:value-type="float">
            <text:p>2347.14</text:p>
          </table:table-cell>
        </table:table-row>
        <table:table-row table:style-name="ro1">
          <table:table-cell office:value-type="float" office:value="28239768" calcext:value-type="float">
            <text:p>28239768</text:p>
          </table:table-cell>
          <table:table-cell table:formula="of:=[.A1767]/1000/(60*60*24)" office:value-type="time" office:time-value="PT07H50M39.768S" calcext:value-type="time">
            <text:p>07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10.39" calcext:value-type="float">
            <text:p>1910.39</text:p>
          </table:table-cell>
          <table:table-cell office:value-type="float" office:value="2348.38" calcext:value-type="float">
            <text:p>2348.38</text:p>
          </table:table-cell>
        </table:table-row>
        <table:table-row table:style-name="ro1">
          <table:table-cell office:value-type="float" office:value="28255768" calcext:value-type="float">
            <text:p>28255768</text:p>
          </table:table-cell>
          <table:table-cell table:formula="of:=[.A1768]/1000/(60*60*24)" office:value-type="time" office:time-value="PT07H50M55.768S" calcext:value-type="time">
            <text:p>07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911.44" calcext:value-type="float">
            <text:p>1911.44</text:p>
          </table:table-cell>
          <table:table-cell office:value-type="float" office:value="2349.62" calcext:value-type="float">
            <text:p>2349.62</text:p>
          </table:table-cell>
        </table:table-row>
        <table:table-row table:style-name="ro1">
          <table:table-cell office:value-type="float" office:value="28271768" calcext:value-type="float">
            <text:p>28271768</text:p>
          </table:table-cell>
          <table:table-cell table:formula="of:=[.A1769]/1000/(60*60*24)" office:value-type="time" office:time-value="PT07H51M11.768S" calcext:value-type="time">
            <text:p>07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12.48" calcext:value-type="float">
            <text:p>1912.48</text:p>
          </table:table-cell>
          <table:table-cell office:value-type="float" office:value="2350.86" calcext:value-type="float">
            <text:p>2350.86</text:p>
          </table:table-cell>
        </table:table-row>
        <table:table-row table:style-name="ro1">
          <table:table-cell office:value-type="float" office:value="28287768" calcext:value-type="float">
            <text:p>28287768</text:p>
          </table:table-cell>
          <table:table-cell table:formula="of:=[.A1770]/1000/(60*60*24)" office:value-type="time" office:time-value="PT07H51M27.768S" calcext:value-type="time">
            <text:p>07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913.53" calcext:value-type="float">
            <text:p>1913.53</text:p>
          </table:table-cell>
          <table:table-cell office:value-type="float" office:value="2352.11" calcext:value-type="float">
            <text:p>2352.11</text:p>
          </table:table-cell>
        </table:table-row>
        <table:table-row table:style-name="ro1">
          <table:table-cell office:value-type="float" office:value="28303768" calcext:value-type="float">
            <text:p>28303768</text:p>
          </table:table-cell>
          <table:table-cell table:formula="of:=[.A1771]/1000/(60*60*24)" office:value-type="time" office:time-value="PT07H51M43.768S" calcext:value-type="time">
            <text:p>07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14.57" calcext:value-type="float">
            <text:p>1914.57</text:p>
          </table:table-cell>
          <table:table-cell office:value-type="float" office:value="2353.35" calcext:value-type="float">
            <text:p>2353.35</text:p>
          </table:table-cell>
        </table:table-row>
        <table:table-row table:style-name="ro1">
          <table:table-cell office:value-type="float" office:value="28319768" calcext:value-type="float">
            <text:p>28319768</text:p>
          </table:table-cell>
          <table:table-cell table:formula="of:=[.A1772]/1000/(60*60*24)" office:value-type="time" office:time-value="PT07H51M59.768S" calcext:value-type="time">
            <text:p>07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915.62" calcext:value-type="float">
            <text:p>1915.62</text:p>
          </table:table-cell>
          <table:table-cell office:value-type="float" office:value="2354.59" calcext:value-type="float">
            <text:p>2354.59</text:p>
          </table:table-cell>
        </table:table-row>
        <table:table-row table:style-name="ro1">
          <table:table-cell office:value-type="float" office:value="28335768" calcext:value-type="float">
            <text:p>28335768</text:p>
          </table:table-cell>
          <table:table-cell table:formula="of:=[.A1773]/1000/(60*60*24)" office:value-type="time" office:time-value="PT07H52M15.768S" calcext:value-type="time">
            <text:p>07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916.66" calcext:value-type="float">
            <text:p>1916.66</text:p>
          </table:table-cell>
          <table:table-cell office:value-type="float" office:value="2355.83" calcext:value-type="float">
            <text:p>2355.83</text:p>
          </table:table-cell>
        </table:table-row>
        <table:table-row table:style-name="ro1">
          <table:table-cell office:value-type="float" office:value="28351768" calcext:value-type="float">
            <text:p>28351768</text:p>
          </table:table-cell>
          <table:table-cell table:formula="of:=[.A1774]/1000/(60*60*24)" office:value-type="time" office:time-value="PT07H52M31.768S" calcext:value-type="time">
            <text:p>07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917.71" calcext:value-type="float">
            <text:p>1917.71</text:p>
          </table:table-cell>
          <table:table-cell office:value-type="float" office:value="2357.07" calcext:value-type="float">
            <text:p>2357.07</text:p>
          </table:table-cell>
        </table:table-row>
        <table:table-row table:style-name="ro1">
          <table:table-cell office:value-type="float" office:value="28367768" calcext:value-type="float">
            <text:p>28367768</text:p>
          </table:table-cell>
          <table:table-cell table:formula="of:=[.A1775]/1000/(60*60*24)" office:value-type="time" office:time-value="PT07H52M47.768S" calcext:value-type="time">
            <text:p>07:5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918.75" calcext:value-type="float">
            <text:p>1918.75</text:p>
          </table:table-cell>
          <table:table-cell office:value-type="float" office:value="2358.31" calcext:value-type="float">
            <text:p>2358.31</text:p>
          </table:table-cell>
        </table:table-row>
        <table:table-row table:style-name="ro1">
          <table:table-cell office:value-type="float" office:value="28383768" calcext:value-type="float">
            <text:p>28383768</text:p>
          </table:table-cell>
          <table:table-cell table:formula="of:=[.A1776]/1000/(60*60*24)" office:value-type="time" office:time-value="PT07H53M03.768S" calcext:value-type="time">
            <text:p>07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919.8" calcext:value-type="float">
            <text:p>1919.8</text:p>
          </table:table-cell>
          <table:table-cell office:value-type="float" office:value="2359.55" calcext:value-type="float">
            <text:p>2359.55</text:p>
          </table:table-cell>
        </table:table-row>
        <table:table-row table:style-name="ro1">
          <table:table-cell office:value-type="float" office:value="28399768" calcext:value-type="float">
            <text:p>28399768</text:p>
          </table:table-cell>
          <table:table-cell table:formula="of:=[.A1777]/1000/(60*60*24)" office:value-type="time" office:time-value="PT07H53M19.768S" calcext:value-type="time">
            <text:p>07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920.84" calcext:value-type="float">
            <text:p>1920.84</text:p>
          </table:table-cell>
          <table:table-cell office:value-type="float" office:value="2360.79" calcext:value-type="float">
            <text:p>2360.79</text:p>
          </table:table-cell>
        </table:table-row>
        <table:table-row table:style-name="ro1">
          <table:table-cell office:value-type="float" office:value="28415768" calcext:value-type="float">
            <text:p>28415768</text:p>
          </table:table-cell>
          <table:table-cell table:formula="of:=[.A1778]/1000/(60*60*24)" office:value-type="time" office:time-value="PT07H53M35.768S" calcext:value-type="time">
            <text:p>07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921.89" calcext:value-type="float">
            <text:p>1921.89</text:p>
          </table:table-cell>
          <table:table-cell office:value-type="float" office:value="2362.03" calcext:value-type="float">
            <text:p>2362.03</text:p>
          </table:table-cell>
        </table:table-row>
        <table:table-row table:style-name="ro1">
          <table:table-cell office:value-type="float" office:value="28431768" calcext:value-type="float">
            <text:p>28431768</text:p>
          </table:table-cell>
          <table:table-cell table:formula="of:=[.A1779]/1000/(60*60*24)" office:value-type="time" office:time-value="PT07H53M51.768S" calcext:value-type="time">
            <text:p>07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22.93" calcext:value-type="float">
            <text:p>1922.93</text:p>
          </table:table-cell>
          <table:table-cell office:value-type="float" office:value="2363.27" calcext:value-type="float">
            <text:p>2363.27</text:p>
          </table:table-cell>
        </table:table-row>
        <table:table-row table:style-name="ro1">
          <table:table-cell office:value-type="float" office:value="28447768" calcext:value-type="float">
            <text:p>28447768</text:p>
          </table:table-cell>
          <table:table-cell table:formula="of:=[.A1780]/1000/(60*60*24)" office:value-type="time" office:time-value="PT07H54M07.768S" calcext:value-type="time">
            <text:p>07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923.98" calcext:value-type="float">
            <text:p>1923.98</text:p>
          </table:table-cell>
          <table:table-cell office:value-type="float" office:value="2364.51" calcext:value-type="float">
            <text:p>2364.51</text:p>
          </table:table-cell>
        </table:table-row>
        <table:table-row table:style-name="ro1">
          <table:table-cell office:value-type="float" office:value="28463768" calcext:value-type="float">
            <text:p>28463768</text:p>
          </table:table-cell>
          <table:table-cell table:formula="of:=[.A1781]/1000/(60*60*24)" office:value-type="time" office:time-value="PT07H54M23.768S" calcext:value-type="time">
            <text:p>07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5.02" calcext:value-type="float">
            <text:p>1925.02</text:p>
          </table:table-cell>
          <table:table-cell office:value-type="float" office:value="2365.75" calcext:value-type="float">
            <text:p>2365.75</text:p>
          </table:table-cell>
        </table:table-row>
        <table:table-row table:style-name="ro1">
          <table:table-cell office:value-type="float" office:value="28479768" calcext:value-type="float">
            <text:p>28479768</text:p>
          </table:table-cell>
          <table:table-cell table:formula="of:=[.A1782]/1000/(60*60*24)" office:value-type="time" office:time-value="PT07H54M39.768S" calcext:value-type="time">
            <text:p>07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26.07" calcext:value-type="float">
            <text:p>1926.07</text:p>
          </table:table-cell>
          <table:table-cell office:value-type="float" office:value="2366.98" calcext:value-type="float">
            <text:p>2366.98</text:p>
          </table:table-cell>
        </table:table-row>
        <table:table-row table:style-name="ro1">
          <table:table-cell office:value-type="float" office:value="28495768" calcext:value-type="float">
            <text:p>28495768</text:p>
          </table:table-cell>
          <table:table-cell table:formula="of:=[.A1783]/1000/(60*60*24)" office:value-type="time" office:time-value="PT07H54M55.768S" calcext:value-type="time">
            <text:p>07:5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7.11" calcext:value-type="float">
            <text:p>1927.11</text:p>
          </table:table-cell>
          <table:table-cell office:value-type="float" office:value="2368.22" calcext:value-type="float">
            <text:p>2368.22</text:p>
          </table:table-cell>
        </table:table-row>
        <table:table-row table:style-name="ro1">
          <table:table-cell office:value-type="float" office:value="28511768" calcext:value-type="float">
            <text:p>28511768</text:p>
          </table:table-cell>
          <table:table-cell table:formula="of:=[.A1784]/1000/(60*60*24)" office:value-type="time" office:time-value="PT07H55M11.768S" calcext:value-type="time">
            <text:p>07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8.16" calcext:value-type="float">
            <text:p>1928.16</text:p>
          </table:table-cell>
          <table:table-cell office:value-type="float" office:value="2369.46" calcext:value-type="float">
            <text:p>2369.46</text:p>
          </table:table-cell>
        </table:table-row>
        <table:table-row table:style-name="ro1">
          <table:table-cell office:value-type="float" office:value="28527768" calcext:value-type="float">
            <text:p>28527768</text:p>
          </table:table-cell>
          <table:table-cell table:formula="of:=[.A1785]/1000/(60*60*24)" office:value-type="time" office:time-value="PT07H55M27.768S" calcext:value-type="time">
            <text:p>07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9.2" calcext:value-type="float">
            <text:p>1929.2</text:p>
          </table:table-cell>
          <table:table-cell office:value-type="float" office:value="2370.69" calcext:value-type="float">
            <text:p>2370.69</text:p>
          </table:table-cell>
        </table:table-row>
        <table:table-row table:style-name="ro1">
          <table:table-cell office:value-type="float" office:value="28543768" calcext:value-type="float">
            <text:p>28543768</text:p>
          </table:table-cell>
          <table:table-cell table:formula="of:=[.A1786]/1000/(60*60*24)" office:value-type="time" office:time-value="PT07H55M43.768S" calcext:value-type="time">
            <text:p>07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30.25" calcext:value-type="float">
            <text:p>1930.25</text:p>
          </table:table-cell>
          <table:table-cell office:value-type="float" office:value="2371.93" calcext:value-type="float">
            <text:p>2371.93</text:p>
          </table:table-cell>
        </table:table-row>
        <table:table-row table:style-name="ro1">
          <table:table-cell office:value-type="float" office:value="28559768" calcext:value-type="float">
            <text:p>28559768</text:p>
          </table:table-cell>
          <table:table-cell table:formula="of:=[.A1787]/1000/(60*60*24)" office:value-type="time" office:time-value="PT07H55M59.768S" calcext:value-type="time">
            <text:p>07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31.29" calcext:value-type="float">
            <text:p>1931.29</text:p>
          </table:table-cell>
          <table:table-cell office:value-type="float" office:value="2373.16" calcext:value-type="float">
            <text:p>2373.16</text:p>
          </table:table-cell>
        </table:table-row>
        <table:table-row table:style-name="ro1">
          <table:table-cell office:value-type="float" office:value="28575768" calcext:value-type="float">
            <text:p>28575768</text:p>
          </table:table-cell>
          <table:table-cell table:formula="of:=[.A1788]/1000/(60*60*24)" office:value-type="time" office:time-value="PT07H56M15.768S" calcext:value-type="time">
            <text:p>07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32.34" calcext:value-type="float">
            <text:p>1932.34</text:p>
          </table:table-cell>
          <table:table-cell office:value-type="float" office:value="2374.4" calcext:value-type="float">
            <text:p>2374.4</text:p>
          </table:table-cell>
        </table:table-row>
        <table:table-row table:style-name="ro1">
          <table:table-cell office:value-type="float" office:value="28591768" calcext:value-type="float">
            <text:p>28591768</text:p>
          </table:table-cell>
          <table:table-cell table:formula="of:=[.A1789]/1000/(60*60*24)" office:value-type="time" office:time-value="PT07H56M31.768S" calcext:value-type="time">
            <text:p>07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33.38" calcext:value-type="float">
            <text:p>1933.38</text:p>
          </table:table-cell>
          <table:table-cell office:value-type="float" office:value="2375.63" calcext:value-type="float">
            <text:p>2375.63</text:p>
          </table:table-cell>
        </table:table-row>
        <table:table-row table:style-name="ro1">
          <table:table-cell office:value-type="float" office:value="28607768" calcext:value-type="float">
            <text:p>28607768</text:p>
          </table:table-cell>
          <table:table-cell table:formula="of:=[.A1790]/1000/(60*60*24)" office:value-type="time" office:time-value="PT07H56M47.768S" calcext:value-type="time">
            <text:p>07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4.42" calcext:value-type="float">
            <text:p>1934.42</text:p>
          </table:table-cell>
          <table:table-cell office:value-type="float" office:value="2376.86" calcext:value-type="float">
            <text:p>2376.86</text:p>
          </table:table-cell>
        </table:table-row>
        <table:table-row table:style-name="ro1">
          <table:table-cell office:value-type="float" office:value="28623768" calcext:value-type="float">
            <text:p>28623768</text:p>
          </table:table-cell>
          <table:table-cell table:formula="of:=[.A1791]/1000/(60*60*24)" office:value-type="time" office:time-value="PT07H57M03.768S" calcext:value-type="time">
            <text:p>07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5.47" calcext:value-type="float">
            <text:p>1935.47</text:p>
          </table:table-cell>
          <table:table-cell office:value-type="float" office:value="2378.1" calcext:value-type="float">
            <text:p>2378.1</text:p>
          </table:table-cell>
        </table:table-row>
        <table:table-row table:style-name="ro1">
          <table:table-cell office:value-type="float" office:value="28639768" calcext:value-type="float">
            <text:p>28639768</text:p>
          </table:table-cell>
          <table:table-cell table:formula="of:=[.A1792]/1000/(60*60*24)" office:value-type="time" office:time-value="PT07H57M19.768S" calcext:value-type="time">
            <text:p>07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6.51" calcext:value-type="float">
            <text:p>1936.51</text:p>
          </table:table-cell>
          <table:table-cell office:value-type="float" office:value="2379.33" calcext:value-type="float">
            <text:p>2379.33</text:p>
          </table:table-cell>
        </table:table-row>
        <table:table-row table:style-name="ro1">
          <table:table-cell office:value-type="float" office:value="28655768" calcext:value-type="float">
            <text:p>28655768</text:p>
          </table:table-cell>
          <table:table-cell table:formula="of:=[.A1793]/1000/(60*60*24)" office:value-type="time" office:time-value="PT07H57M35.768S" calcext:value-type="time">
            <text:p>07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937.55" calcext:value-type="float">
            <text:p>1937.55</text:p>
          </table:table-cell>
          <table:table-cell office:value-type="float" office:value="2380.57" calcext:value-type="float">
            <text:p>2380.57</text:p>
          </table:table-cell>
        </table:table-row>
        <table:table-row table:style-name="ro1">
          <table:table-cell office:value-type="float" office:value="28671768" calcext:value-type="float">
            <text:p>28671768</text:p>
          </table:table-cell>
          <table:table-cell table:formula="of:=[.A1794]/1000/(60*60*24)" office:value-type="time" office:time-value="PT07H57M51.768S" calcext:value-type="time">
            <text:p>07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8.6" calcext:value-type="float">
            <text:p>1938.6</text:p>
          </table:table-cell>
          <table:table-cell office:value-type="float" office:value="2381.8" calcext:value-type="float">
            <text:p>2381.8</text:p>
          </table:table-cell>
        </table:table-row>
        <table:table-row table:style-name="ro1">
          <table:table-cell office:value-type="float" office:value="28687768" calcext:value-type="float">
            <text:p>28687768</text:p>
          </table:table-cell>
          <table:table-cell table:formula="of:=[.A1795]/1000/(60*60*24)" office:value-type="time" office:time-value="PT07H58M07.768S" calcext:value-type="time">
            <text:p>07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39.64" calcext:value-type="float">
            <text:p>1939.64</text:p>
          </table:table-cell>
          <table:table-cell office:value-type="float" office:value="2383.04" calcext:value-type="float">
            <text:p>2383.04</text:p>
          </table:table-cell>
        </table:table-row>
        <table:table-row table:style-name="ro1">
          <table:table-cell office:value-type="float" office:value="28703768" calcext:value-type="float">
            <text:p>28703768</text:p>
          </table:table-cell>
          <table:table-cell table:formula="of:=[.A1796]/1000/(60*60*24)" office:value-type="time" office:time-value="PT07H58M23.768S" calcext:value-type="time">
            <text:p>07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40.68" calcext:value-type="float">
            <text:p>1940.68</text:p>
          </table:table-cell>
          <table:table-cell office:value-type="float" office:value="2384.27" calcext:value-type="float">
            <text:p>2384.27</text:p>
          </table:table-cell>
        </table:table-row>
        <table:table-row table:style-name="ro1">
          <table:table-cell office:value-type="float" office:value="28719768" calcext:value-type="float">
            <text:p>28719768</text:p>
          </table:table-cell>
          <table:table-cell table:formula="of:=[.A1797]/1000/(60*60*24)" office:value-type="time" office:time-value="PT07H58M39.768S" calcext:value-type="time">
            <text:p>07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941.73" calcext:value-type="float">
            <text:p>1941.73</text:p>
          </table:table-cell>
          <table:table-cell office:value-type="float" office:value="2385.5" calcext:value-type="float">
            <text:p>2385.5</text:p>
          </table:table-cell>
        </table:table-row>
        <table:table-row table:style-name="ro1">
          <table:table-cell office:value-type="float" office:value="28735767" calcext:value-type="float">
            <text:p>28735767</text:p>
          </table:table-cell>
          <table:table-cell table:formula="of:=[.A1798]/1000/(60*60*24)" office:value-type="time" office:time-value="PT07H58M55.767S" calcext:value-type="time">
            <text:p>07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42.77" calcext:value-type="float">
            <text:p>1942.77</text:p>
          </table:table-cell>
          <table:table-cell office:value-type="float" office:value="2386.73" calcext:value-type="float">
            <text:p>2386.73</text:p>
          </table:table-cell>
        </table:table-row>
        <table:table-row table:style-name="ro1">
          <table:table-cell office:value-type="float" office:value="28751768" calcext:value-type="float">
            <text:p>28751768</text:p>
          </table:table-cell>
          <table:table-cell table:formula="of:=[.A1799]/1000/(60*60*24)" office:value-type="time" office:time-value="PT07H59M11.768S" calcext:value-type="time">
            <text:p>07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943.81" calcext:value-type="float">
            <text:p>1943.81</text:p>
          </table:table-cell>
          <table:table-cell office:value-type="float" office:value="2387.97" calcext:value-type="float">
            <text:p>2387.97</text:p>
          </table:table-cell>
        </table:table-row>
        <table:table-row table:style-name="ro1">
          <table:table-cell office:value-type="float" office:value="28767768" calcext:value-type="float">
            <text:p>28767768</text:p>
          </table:table-cell>
          <table:table-cell table:formula="of:=[.A1800]/1000/(60*60*24)" office:value-type="time" office:time-value="PT07H59M27.768S" calcext:value-type="time">
            <text:p>07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944.86" calcext:value-type="float">
            <text:p>1944.86</text:p>
          </table:table-cell>
          <table:table-cell office:value-type="float" office:value="2389.2" calcext:value-type="float">
            <text:p>2389.2</text:p>
          </table:table-cell>
        </table:table-row>
        <table:table-row table:style-name="ro1">
          <table:table-cell office:value-type="float" office:value="28783768" calcext:value-type="float">
            <text:p>28783768</text:p>
          </table:table-cell>
          <table:table-cell table:formula="of:=[.A1801]/1000/(60*60*24)" office:value-type="time" office:time-value="PT07H59M43.768S" calcext:value-type="time">
            <text:p>07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945.9" calcext:value-type="float">
            <text:p>1945.9</text:p>
          </table:table-cell>
          <table:table-cell office:value-type="float" office:value="2390.43" calcext:value-type="float">
            <text:p>2390.43</text:p>
          </table:table-cell>
        </table:table-row>
        <table:table-row table:style-name="ro1">
          <table:table-cell office:value-type="float" office:value="28799768" calcext:value-type="float">
            <text:p>28799768</text:p>
          </table:table-cell>
          <table:table-cell table:formula="of:=[.A1802]/1000/(60*60*24)" office:value-type="time" office:time-value="PT07H59M59.768S" calcext:value-type="time">
            <text:p>08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946.94" calcext:value-type="float">
            <text:p>1946.94</text:p>
          </table:table-cell>
          <table:table-cell office:value-type="float" office:value="2391.67" calcext:value-type="float">
            <text:p>2391.67</text:p>
          </table:table-cell>
        </table:table-row>
        <table:table-row table:style-name="ro1">
          <table:table-cell office:value-type="float" office:value="28815768" calcext:value-type="float">
            <text:p>28815768</text:p>
          </table:table-cell>
          <table:table-cell table:formula="of:=[.A1803]/1000/(60*60*24)" office:value-type="time" office:time-value="PT08H00M15.768S" calcext:value-type="time">
            <text:p>08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947.98" calcext:value-type="float">
            <text:p>1947.98</text:p>
          </table:table-cell>
          <table:table-cell office:value-type="float" office:value="2392.9" calcext:value-type="float">
            <text:p>2392.9</text:p>
          </table:table-cell>
        </table:table-row>
        <table:table-row table:style-name="ro1">
          <table:table-cell office:value-type="float" office:value="28831768" calcext:value-type="float">
            <text:p>28831768</text:p>
          </table:table-cell>
          <table:table-cell table:formula="of:=[.A1804]/1000/(60*60*24)" office:value-type="time" office:time-value="PT08H00M31.768S" calcext:value-type="time">
            <text:p>08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49.03" calcext:value-type="float">
            <text:p>1949.03</text:p>
          </table:table-cell>
          <table:table-cell office:value-type="float" office:value="2394.13" calcext:value-type="float">
            <text:p>2394.13</text:p>
          </table:table-cell>
        </table:table-row>
        <table:table-row table:style-name="ro1">
          <table:table-cell office:value-type="float" office:value="28847768" calcext:value-type="float">
            <text:p>28847768</text:p>
          </table:table-cell>
          <table:table-cell table:formula="of:=[.A1805]/1000/(60*60*24)" office:value-type="time" office:time-value="PT08H00M47.768S" calcext:value-type="time">
            <text:p>08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50.07" calcext:value-type="float">
            <text:p>1950.07</text:p>
          </table:table-cell>
          <table:table-cell office:value-type="float" office:value="2395.36" calcext:value-type="float">
            <text:p>2395.36</text:p>
          </table:table-cell>
        </table:table-row>
        <table:table-row table:style-name="ro1">
          <table:table-cell office:value-type="float" office:value="28863768" calcext:value-type="float">
            <text:p>28863768</text:p>
          </table:table-cell>
          <table:table-cell table:formula="of:=[.A1806]/1000/(60*60*24)" office:value-type="time" office:time-value="PT08H01M03.768S" calcext:value-type="time">
            <text:p>08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51.11" calcext:value-type="float">
            <text:p>1951.11</text:p>
          </table:table-cell>
          <table:table-cell office:value-type="float" office:value="2396.59" calcext:value-type="float">
            <text:p>2396.59</text:p>
          </table:table-cell>
        </table:table-row>
        <table:table-row table:style-name="ro1">
          <table:table-cell office:value-type="float" office:value="28879768" calcext:value-type="float">
            <text:p>28879768</text:p>
          </table:table-cell>
          <table:table-cell table:formula="of:=[.A1807]/1000/(60*60*24)" office:value-type="time" office:time-value="PT08H01M19.768S" calcext:value-type="time">
            <text:p>08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52.15" calcext:value-type="float">
            <text:p>1952.15</text:p>
          </table:table-cell>
          <table:table-cell office:value-type="float" office:value="2397.83" calcext:value-type="float">
            <text:p>2397.83</text:p>
          </table:table-cell>
        </table:table-row>
        <table:table-row table:style-name="ro1">
          <table:table-cell office:value-type="float" office:value="28895768" calcext:value-type="float">
            <text:p>28895768</text:p>
          </table:table-cell>
          <table:table-cell table:formula="of:=[.A1808]/1000/(60*60*24)" office:value-type="time" office:time-value="PT08H01M35.768S" calcext:value-type="time">
            <text:p>08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953.2" calcext:value-type="float">
            <text:p>1953.2</text:p>
          </table:table-cell>
          <table:table-cell office:value-type="float" office:value="2399.06" calcext:value-type="float">
            <text:p>2399.06</text:p>
          </table:table-cell>
        </table:table-row>
        <table:table-row table:style-name="ro1">
          <table:table-cell office:value-type="float" office:value="28911768" calcext:value-type="float">
            <text:p>28911768</text:p>
          </table:table-cell>
          <table:table-cell table:formula="of:=[.A1809]/1000/(60*60*24)" office:value-type="time" office:time-value="PT08H01M51.768S" calcext:value-type="time">
            <text:p>08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54.24" calcext:value-type="float">
            <text:p>1954.24</text:p>
          </table:table-cell>
          <table:table-cell office:value-type="float" office:value="2400.29" calcext:value-type="float">
            <text:p>2400.29</text:p>
          </table:table-cell>
        </table:table-row>
        <table:table-row table:style-name="ro1">
          <table:table-cell office:value-type="float" office:value="28927768" calcext:value-type="float">
            <text:p>28927768</text:p>
          </table:table-cell>
          <table:table-cell table:formula="of:=[.A1810]/1000/(60*60*24)" office:value-type="time" office:time-value="PT08H02M07.768S" calcext:value-type="time">
            <text:p>08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955.28" calcext:value-type="float">
            <text:p>1955.28</text:p>
          </table:table-cell>
          <table:table-cell office:value-type="float" office:value="2401.52" calcext:value-type="float">
            <text:p>2401.52</text:p>
          </table:table-cell>
        </table:table-row>
        <table:table-row table:style-name="ro1">
          <table:table-cell office:value-type="float" office:value="28943768" calcext:value-type="float">
            <text:p>28943768</text:p>
          </table:table-cell>
          <table:table-cell table:formula="of:=[.A1811]/1000/(60*60*24)" office:value-type="time" office:time-value="PT08H02M23.768S" calcext:value-type="time">
            <text:p>08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956.32" calcext:value-type="float">
            <text:p>1956.32</text:p>
          </table:table-cell>
          <table:table-cell office:value-type="float" office:value="2402.75" calcext:value-type="float">
            <text:p>2402.75</text:p>
          </table:table-cell>
        </table:table-row>
        <table:table-row table:style-name="ro1">
          <table:table-cell office:value-type="float" office:value="28959768" calcext:value-type="float">
            <text:p>28959768</text:p>
          </table:table-cell>
          <table:table-cell table:formula="of:=[.A1812]/1000/(60*60*24)" office:value-type="time" office:time-value="PT08H02M39.768S" calcext:value-type="time">
            <text:p>08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57.36" calcext:value-type="float">
            <text:p>1957.36</text:p>
          </table:table-cell>
          <table:table-cell office:value-type="float" office:value="2403.97" calcext:value-type="float">
            <text:p>2403.97</text:p>
          </table:table-cell>
        </table:table-row>
        <table:table-row table:style-name="ro1">
          <table:table-cell office:value-type="float" office:value="28975768" calcext:value-type="float">
            <text:p>28975768</text:p>
          </table:table-cell>
          <table:table-cell table:formula="of:=[.A1813]/1000/(60*60*24)" office:value-type="time" office:time-value="PT08H02M55.768S" calcext:value-type="time">
            <text:p>08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58.4" calcext:value-type="float">
            <text:p>1958.4</text:p>
          </table:table-cell>
          <table:table-cell office:value-type="float" office:value="2405.2" calcext:value-type="float">
            <text:p>2405.2</text:p>
          </table:table-cell>
        </table:table-row>
        <table:table-row table:style-name="ro1">
          <table:table-cell office:value-type="float" office:value="28991768" calcext:value-type="float">
            <text:p>28991768</text:p>
          </table:table-cell>
          <table:table-cell table:formula="of:=[.A1814]/1000/(60*60*24)" office:value-type="time" office:time-value="PT08H03M11.768S" calcext:value-type="time">
            <text:p>08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59.44" calcext:value-type="float">
            <text:p>1959.44</text:p>
          </table:table-cell>
          <table:table-cell office:value-type="float" office:value="2406.43" calcext:value-type="float">
            <text:p>2406.43</text:p>
          </table:table-cell>
        </table:table-row>
        <table:table-row table:style-name="ro1">
          <table:table-cell office:value-type="float" office:value="29007768" calcext:value-type="float">
            <text:p>29007768</text:p>
          </table:table-cell>
          <table:table-cell table:formula="of:=[.A1815]/1000/(60*60*24)" office:value-type="time" office:time-value="PT08H03M27.768S" calcext:value-type="time">
            <text:p>08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60.48" calcext:value-type="float">
            <text:p>1960.48</text:p>
          </table:table-cell>
          <table:table-cell office:value-type="float" office:value="2407.66" calcext:value-type="float">
            <text:p>2407.66</text:p>
          </table:table-cell>
        </table:table-row>
        <table:table-row table:style-name="ro1">
          <table:table-cell office:value-type="float" office:value="29023768" calcext:value-type="float">
            <text:p>29023768</text:p>
          </table:table-cell>
          <table:table-cell table:formula="of:=[.A1816]/1000/(60*60*24)" office:value-type="time" office:time-value="PT08H03M43.768S" calcext:value-type="time">
            <text:p>08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61.52" calcext:value-type="float">
            <text:p>1961.52</text:p>
          </table:table-cell>
          <table:table-cell office:value-type="float" office:value="2408.88" calcext:value-type="float">
            <text:p>2408.88</text:p>
          </table:table-cell>
        </table:table-row>
        <table:table-row table:style-name="ro1">
          <table:table-cell office:value-type="float" office:value="29039768" calcext:value-type="float">
            <text:p>29039768</text:p>
          </table:table-cell>
          <table:table-cell table:formula="of:=[.A1817]/1000/(60*60*24)" office:value-type="time" office:time-value="PT08H03M59.768S" calcext:value-type="time">
            <text:p>08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62.56" calcext:value-type="float">
            <text:p>1962.56</text:p>
          </table:table-cell>
          <table:table-cell office:value-type="float" office:value="2410.11" calcext:value-type="float">
            <text:p>2410.11</text:p>
          </table:table-cell>
        </table:table-row>
        <table:table-row table:style-name="ro1">
          <table:table-cell office:value-type="float" office:value="29055768" calcext:value-type="float">
            <text:p>29055768</text:p>
          </table:table-cell>
          <table:table-cell table:formula="of:=[.A1818]/1000/(60*60*24)" office:value-type="time" office:time-value="PT08H04M15.768S" calcext:value-type="time">
            <text:p>08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63.61" calcext:value-type="float">
            <text:p>1963.61</text:p>
          </table:table-cell>
          <table:table-cell office:value-type="float" office:value="2411.34" calcext:value-type="float">
            <text:p>2411.34</text:p>
          </table:table-cell>
        </table:table-row>
        <table:table-row table:style-name="ro1">
          <table:table-cell office:value-type="float" office:value="29071768" calcext:value-type="float">
            <text:p>29071768</text:p>
          </table:table-cell>
          <table:table-cell table:formula="of:=[.A1819]/1000/(60*60*24)" office:value-type="time" office:time-value="PT08H04M31.768S" calcext:value-type="time">
            <text:p>08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64.65" calcext:value-type="float">
            <text:p>1964.65</text:p>
          </table:table-cell>
          <table:table-cell office:value-type="float" office:value="2412.56" calcext:value-type="float">
            <text:p>2412.56</text:p>
          </table:table-cell>
        </table:table-row>
        <table:table-row table:style-name="ro1">
          <table:table-cell office:value-type="float" office:value="29087768" calcext:value-type="float">
            <text:p>29087768</text:p>
          </table:table-cell>
          <table:table-cell table:formula="of:=[.A1820]/1000/(60*60*24)" office:value-type="time" office:time-value="PT08H04M47.768S" calcext:value-type="time">
            <text:p>08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65.69" calcext:value-type="float">
            <text:p>1965.69</text:p>
          </table:table-cell>
          <table:table-cell office:value-type="float" office:value="2413.79" calcext:value-type="float">
            <text:p>2413.79</text:p>
          </table:table-cell>
        </table:table-row>
        <table:table-row table:style-name="ro1">
          <table:table-cell office:value-type="float" office:value="29103768" calcext:value-type="float">
            <text:p>29103768</text:p>
          </table:table-cell>
          <table:table-cell table:formula="of:=[.A1821]/1000/(60*60*24)" office:value-type="time" office:time-value="PT08H05M03.768S" calcext:value-type="time">
            <text:p>08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66.73" calcext:value-type="float">
            <text:p>1966.73</text:p>
          </table:table-cell>
          <table:table-cell office:value-type="float" office:value="2415.02" calcext:value-type="float">
            <text:p>2415.02</text:p>
          </table:table-cell>
        </table:table-row>
        <table:table-row table:style-name="ro1">
          <table:table-cell office:value-type="float" office:value="29119768" calcext:value-type="float">
            <text:p>29119768</text:p>
          </table:table-cell>
          <table:table-cell table:formula="of:=[.A1822]/1000/(60*60*24)" office:value-type="time" office:time-value="PT08H05M19.768S" calcext:value-type="time">
            <text:p>08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67.77" calcext:value-type="float">
            <text:p>1967.77</text:p>
          </table:table-cell>
          <table:table-cell office:value-type="float" office:value="2416.24" calcext:value-type="float">
            <text:p>2416.24</text:p>
          </table:table-cell>
        </table:table-row>
        <table:table-row table:style-name="ro1">
          <table:table-cell office:value-type="float" office:value="29135768" calcext:value-type="float">
            <text:p>29135768</text:p>
          </table:table-cell>
          <table:table-cell table:formula="of:=[.A1823]/1000/(60*60*24)" office:value-type="time" office:time-value="PT08H05M35.768S" calcext:value-type="time">
            <text:p>08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68.81" calcext:value-type="float">
            <text:p>1968.81</text:p>
          </table:table-cell>
          <table:table-cell office:value-type="float" office:value="2417.47" calcext:value-type="float">
            <text:p>2417.47</text:p>
          </table:table-cell>
        </table:table-row>
        <table:table-row table:style-name="ro1">
          <table:table-cell office:value-type="float" office:value="29151768" calcext:value-type="float">
            <text:p>29151768</text:p>
          </table:table-cell>
          <table:table-cell table:formula="of:=[.A1824]/1000/(60*60*24)" office:value-type="time" office:time-value="PT08H05M51.768S" calcext:value-type="time">
            <text:p>08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69.85" calcext:value-type="float">
            <text:p>1969.85</text:p>
          </table:table-cell>
          <table:table-cell office:value-type="float" office:value="2418.7" calcext:value-type="float">
            <text:p>2418.7</text:p>
          </table:table-cell>
        </table:table-row>
        <table:table-row table:style-name="ro1">
          <table:table-cell office:value-type="float" office:value="29167768" calcext:value-type="float">
            <text:p>29167768</text:p>
          </table:table-cell>
          <table:table-cell table:formula="of:=[.A1825]/1000/(60*60*24)" office:value-type="time" office:time-value="PT08H06M07.768S" calcext:value-type="time">
            <text:p>08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70.89" calcext:value-type="float">
            <text:p>1970.89</text:p>
          </table:table-cell>
          <table:table-cell office:value-type="float" office:value="2419.92" calcext:value-type="float">
            <text:p>2419.92</text:p>
          </table:table-cell>
        </table:table-row>
        <table:table-row table:style-name="ro1">
          <table:table-cell office:value-type="float" office:value="29183767" calcext:value-type="float">
            <text:p>29183767</text:p>
          </table:table-cell>
          <table:table-cell table:formula="of:=[.A1826]/1000/(60*60*24)" office:value-type="time" office:time-value="PT08H06M23.767S" calcext:value-type="time">
            <text:p>08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71.93" calcext:value-type="float">
            <text:p>1971.93</text:p>
          </table:table-cell>
          <table:table-cell office:value-type="float" office:value="2421.15" calcext:value-type="float">
            <text:p>2421.15</text:p>
          </table:table-cell>
        </table:table-row>
        <table:table-row table:style-name="ro1">
          <table:table-cell office:value-type="float" office:value="29199768" calcext:value-type="float">
            <text:p>29199768</text:p>
          </table:table-cell>
          <table:table-cell table:formula="of:=[.A1827]/1000/(60*60*24)" office:value-type="time" office:time-value="PT08H06M39.768S" calcext:value-type="time">
            <text:p>08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72.96" calcext:value-type="float">
            <text:p>1972.96</text:p>
          </table:table-cell>
          <table:table-cell office:value-type="float" office:value="2422.37" calcext:value-type="float">
            <text:p>2422.37</text:p>
          </table:table-cell>
        </table:table-row>
        <table:table-row table:style-name="ro1">
          <table:table-cell office:value-type="float" office:value="29215768" calcext:value-type="float">
            <text:p>29215768</text:p>
          </table:table-cell>
          <table:table-cell table:formula="of:=[.A1828]/1000/(60*60*24)" office:value-type="time" office:time-value="PT08H06M55.768S" calcext:value-type="time">
            <text:p>08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74" calcext:value-type="float">
            <text:p>1974</text:p>
          </table:table-cell>
          <table:table-cell office:value-type="float" office:value="2423.6" calcext:value-type="float">
            <text:p>2423.6</text:p>
          </table:table-cell>
        </table:table-row>
        <table:table-row table:style-name="ro1">
          <table:table-cell office:value-type="float" office:value="29231768" calcext:value-type="float">
            <text:p>29231768</text:p>
          </table:table-cell>
          <table:table-cell table:formula="of:=[.A1829]/1000/(60*60*24)" office:value-type="time" office:time-value="PT08H07M11.768S" calcext:value-type="time">
            <text:p>08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75.04" calcext:value-type="float">
            <text:p>1975.04</text:p>
          </table:table-cell>
          <table:table-cell office:value-type="float" office:value="2424.83" calcext:value-type="float">
            <text:p>2424.83</text:p>
          </table:table-cell>
        </table:table-row>
        <table:table-row table:style-name="ro1">
          <table:table-cell office:value-type="float" office:value="29247768" calcext:value-type="float">
            <text:p>29247768</text:p>
          </table:table-cell>
          <table:table-cell table:formula="of:=[.A1830]/1000/(60*60*24)" office:value-type="time" office:time-value="PT08H07M27.768S" calcext:value-type="time">
            <text:p>08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76.08" calcext:value-type="float">
            <text:p>1976.08</text:p>
          </table:table-cell>
          <table:table-cell office:value-type="float" office:value="2426.05" calcext:value-type="float">
            <text:p>2426.05</text:p>
          </table:table-cell>
        </table:table-row>
        <table:table-row table:style-name="ro1">
          <table:table-cell office:value-type="float" office:value="29263768" calcext:value-type="float">
            <text:p>29263768</text:p>
          </table:table-cell>
          <table:table-cell table:formula="of:=[.A1831]/1000/(60*60*24)" office:value-type="time" office:time-value="PT08H07M43.768S" calcext:value-type="time">
            <text:p>08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977.12" calcext:value-type="float">
            <text:p>1977.12</text:p>
          </table:table-cell>
          <table:table-cell office:value-type="float" office:value="2427.28" calcext:value-type="float">
            <text:p>2427.28</text:p>
          </table:table-cell>
        </table:table-row>
        <table:table-row table:style-name="ro1">
          <table:table-cell office:value-type="float" office:value="29279768" calcext:value-type="float">
            <text:p>29279768</text:p>
          </table:table-cell>
          <table:table-cell table:formula="of:=[.A1832]/1000/(60*60*24)" office:value-type="time" office:time-value="PT08H07M59.768S" calcext:value-type="time">
            <text:p>08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978.16" calcext:value-type="float">
            <text:p>1978.16</text:p>
          </table:table-cell>
          <table:table-cell office:value-type="float" office:value="2428.5" calcext:value-type="float">
            <text:p>2428.5</text:p>
          </table:table-cell>
        </table:table-row>
        <table:table-row table:style-name="ro1">
          <table:table-cell office:value-type="float" office:value="29295768" calcext:value-type="float">
            <text:p>29295768</text:p>
          </table:table-cell>
          <table:table-cell table:formula="of:=[.A1833]/1000/(60*60*24)" office:value-type="time" office:time-value="PT08H08M15.768S" calcext:value-type="time">
            <text:p>08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979.2" calcext:value-type="float">
            <text:p>1979.2</text:p>
          </table:table-cell>
          <table:table-cell office:value-type="float" office:value="2429.73" calcext:value-type="float">
            <text:p>2429.73</text:p>
          </table:table-cell>
        </table:table-row>
        <table:table-row table:style-name="ro1">
          <table:table-cell office:value-type="float" office:value="29311768" calcext:value-type="float">
            <text:p>29311768</text:p>
          </table:table-cell>
          <table:table-cell table:formula="of:=[.A1834]/1000/(60*60*24)" office:value-type="time" office:time-value="PT08H08M31.768S" calcext:value-type="time">
            <text:p>08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80.24" calcext:value-type="float">
            <text:p>1980.24</text:p>
          </table:table-cell>
          <table:table-cell office:value-type="float" office:value="2430.95" calcext:value-type="float">
            <text:p>2430.95</text:p>
          </table:table-cell>
        </table:table-row>
        <table:table-row table:style-name="ro1">
          <table:table-cell office:value-type="float" office:value="29327768" calcext:value-type="float">
            <text:p>29327768</text:p>
          </table:table-cell>
          <table:table-cell table:formula="of:=[.A1835]/1000/(60*60*24)" office:value-type="time" office:time-value="PT08H08M47.768S" calcext:value-type="time">
            <text:p>08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981.28" calcext:value-type="float">
            <text:p>1981.28</text:p>
          </table:table-cell>
          <table:table-cell office:value-type="float" office:value="2432.17" calcext:value-type="float">
            <text:p>2432.17</text:p>
          </table:table-cell>
        </table:table-row>
        <table:table-row table:style-name="ro1">
          <table:table-cell office:value-type="float" office:value="29343768" calcext:value-type="float">
            <text:p>29343768</text:p>
          </table:table-cell>
          <table:table-cell table:formula="of:=[.A1836]/1000/(60*60*24)" office:value-type="time" office:time-value="PT08H09M03.768S" calcext:value-type="time">
            <text:p>08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82.32" calcext:value-type="float">
            <text:p>1982.32</text:p>
          </table:table-cell>
          <table:table-cell office:value-type="float" office:value="2433.4" calcext:value-type="float">
            <text:p>2433.4</text:p>
          </table:table-cell>
        </table:table-row>
        <table:table-row table:style-name="ro1">
          <table:table-cell office:value-type="float" office:value="29359768" calcext:value-type="float">
            <text:p>29359768</text:p>
          </table:table-cell>
          <table:table-cell table:formula="of:=[.A1837]/1000/(60*60*24)" office:value-type="time" office:time-value="PT08H09M19.768S" calcext:value-type="time">
            <text:p>08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83.35" calcext:value-type="float">
            <text:p>1983.35</text:p>
          </table:table-cell>
          <table:table-cell office:value-type="float" office:value="2434.62" calcext:value-type="float">
            <text:p>2434.62</text:p>
          </table:table-cell>
        </table:table-row>
        <table:table-row table:style-name="ro1">
          <table:table-cell office:value-type="float" office:value="29375768" calcext:value-type="float">
            <text:p>29375768</text:p>
          </table:table-cell>
          <table:table-cell table:formula="of:=[.A1838]/1000/(60*60*24)" office:value-type="time" office:time-value="PT08H09M35.768S" calcext:value-type="time">
            <text:p>08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84.39" calcext:value-type="float">
            <text:p>1984.39</text:p>
          </table:table-cell>
          <table:table-cell office:value-type="float" office:value="2435.84" calcext:value-type="float">
            <text:p>2435.84</text:p>
          </table:table-cell>
        </table:table-row>
        <table:table-row table:style-name="ro1">
          <table:table-cell office:value-type="float" office:value="29391768" calcext:value-type="float">
            <text:p>29391768</text:p>
          </table:table-cell>
          <table:table-cell table:formula="of:=[.A1839]/1000/(60*60*24)" office:value-type="time" office:time-value="PT08H09M51.768S" calcext:value-type="time">
            <text:p>08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85.43" calcext:value-type="float">
            <text:p>1985.43</text:p>
          </table:table-cell>
          <table:table-cell office:value-type="float" office:value="2437.06" calcext:value-type="float">
            <text:p>2437.06</text:p>
          </table:table-cell>
        </table:table-row>
        <table:table-row table:style-name="ro1">
          <table:table-cell office:value-type="float" office:value="29407768" calcext:value-type="float">
            <text:p>29407768</text:p>
          </table:table-cell>
          <table:table-cell table:formula="of:=[.A1840]/1000/(60*60*24)" office:value-type="time" office:time-value="PT08H10M07.768S" calcext:value-type="time">
            <text:p>08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5" calcext:value-type="float">
            <text:p>274.45</text:p>
          </table:table-cell>
          <table:table-cell office:value-type="float" office:value="1986.47" calcext:value-type="float">
            <text:p>1986.47</text:p>
          </table:table-cell>
          <table:table-cell office:value-type="float" office:value="2438.28" calcext:value-type="float">
            <text:p>2438.28</text:p>
          </table:table-cell>
        </table:table-row>
        <table:table-row table:style-name="ro1">
          <table:table-cell office:value-type="float" office:value="29423768" calcext:value-type="float">
            <text:p>29423768</text:p>
          </table:table-cell>
          <table:table-cell table:formula="of:=[.A1841]/1000/(60*60*24)" office:value-type="time" office:time-value="PT08H10M23.768S" calcext:value-type="time">
            <text:p>08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87.51" calcext:value-type="float">
            <text:p>1987.51</text:p>
          </table:table-cell>
          <table:table-cell office:value-type="float" office:value="2439.5" calcext:value-type="float">
            <text:p>2439.5</text:p>
          </table:table-cell>
        </table:table-row>
        <table:table-row table:style-name="ro1">
          <table:table-cell office:value-type="float" office:value="29439768" calcext:value-type="float">
            <text:p>29439768</text:p>
          </table:table-cell>
          <table:table-cell table:formula="of:=[.A1842]/1000/(60*60*24)" office:value-type="time" office:time-value="PT08H10M39.768S" calcext:value-type="time">
            <text:p>08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88.54" calcext:value-type="float">
            <text:p>1988.54</text:p>
          </table:table-cell>
          <table:table-cell office:value-type="float" office:value="2440.72" calcext:value-type="float">
            <text:p>2440.72</text:p>
          </table:table-cell>
        </table:table-row>
        <table:table-row table:style-name="ro1">
          <table:table-cell office:value-type="float" office:value="29455768" calcext:value-type="float">
            <text:p>29455768</text:p>
          </table:table-cell>
          <table:table-cell table:formula="of:=[.A1843]/1000/(60*60*24)" office:value-type="time" office:time-value="PT08H10M55.768S" calcext:value-type="time">
            <text:p>08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89.58" calcext:value-type="float">
            <text:p>1989.58</text:p>
          </table:table-cell>
          <table:table-cell office:value-type="float" office:value="2441.94" calcext:value-type="float">
            <text:p>2441.94</text:p>
          </table:table-cell>
        </table:table-row>
        <table:table-row table:style-name="ro1">
          <table:table-cell office:value-type="float" office:value="29471768" calcext:value-type="float">
            <text:p>29471768</text:p>
          </table:table-cell>
          <table:table-cell table:formula="of:=[.A1844]/1000/(60*60*24)" office:value-type="time" office:time-value="PT08H11M11.768S" calcext:value-type="time">
            <text:p>08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990.62" calcext:value-type="float">
            <text:p>1990.62</text:p>
          </table:table-cell>
          <table:table-cell office:value-type="float" office:value="2443.16" calcext:value-type="float">
            <text:p>2443.16</text:p>
          </table:table-cell>
        </table:table-row>
        <table:table-row table:style-name="ro1">
          <table:table-cell office:value-type="float" office:value="29487768" calcext:value-type="float">
            <text:p>29487768</text:p>
          </table:table-cell>
          <table:table-cell table:formula="of:=[.A1845]/1000/(60*60*24)" office:value-type="time" office:time-value="PT08H11M27.768S" calcext:value-type="time">
            <text:p>08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991.66" calcext:value-type="float">
            <text:p>1991.66</text:p>
          </table:table-cell>
          <table:table-cell office:value-type="float" office:value="2444.38" calcext:value-type="float">
            <text:p>2444.38</text:p>
          </table:table-cell>
        </table:table-row>
        <table:table-row table:style-name="ro1">
          <table:table-cell office:value-type="float" office:value="29503768" calcext:value-type="float">
            <text:p>29503768</text:p>
          </table:table-cell>
          <table:table-cell table:formula="of:=[.A1846]/1000/(60*60*24)" office:value-type="time" office:time-value="PT08H11M43.768S" calcext:value-type="time">
            <text:p>08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992.69" calcext:value-type="float">
            <text:p>1992.69</text:p>
          </table:table-cell>
          <table:table-cell office:value-type="float" office:value="2445.6" calcext:value-type="float">
            <text:p>2445.6</text:p>
          </table:table-cell>
        </table:table-row>
        <table:table-row table:style-name="ro1">
          <table:table-cell office:value-type="float" office:value="29519768" calcext:value-type="float">
            <text:p>29519768</text:p>
          </table:table-cell>
          <table:table-cell table:formula="of:=[.A1847]/1000/(60*60*24)" office:value-type="time" office:time-value="PT08H11M59.768S" calcext:value-type="time">
            <text:p>08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93.73" calcext:value-type="float">
            <text:p>1993.73</text:p>
          </table:table-cell>
          <table:table-cell office:value-type="float" office:value="2446.82" calcext:value-type="float">
            <text:p>2446.82</text:p>
          </table:table-cell>
        </table:table-row>
        <table:table-row table:style-name="ro1">
          <table:table-cell office:value-type="float" office:value="29535768" calcext:value-type="float">
            <text:p>29535768</text:p>
          </table:table-cell>
          <table:table-cell table:formula="of:=[.A1848]/1000/(60*60*24)" office:value-type="time" office:time-value="PT08H12M15.768S" calcext:value-type="time">
            <text:p>08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94.77" calcext:value-type="float">
            <text:p>1994.77</text:p>
          </table:table-cell>
          <table:table-cell office:value-type="float" office:value="2448.04" calcext:value-type="float">
            <text:p>2448.04</text:p>
          </table:table-cell>
        </table:table-row>
        <table:table-row table:style-name="ro1">
          <table:table-cell office:value-type="float" office:value="29551768" calcext:value-type="float">
            <text:p>29551768</text:p>
          </table:table-cell>
          <table:table-cell table:formula="of:=[.A1849]/1000/(60*60*24)" office:value-type="time" office:time-value="PT08H12M31.768S" calcext:value-type="time">
            <text:p>08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95.8" calcext:value-type="float">
            <text:p>1995.8</text:p>
          </table:table-cell>
          <table:table-cell office:value-type="float" office:value="2449.25" calcext:value-type="float">
            <text:p>2449.25</text:p>
          </table:table-cell>
        </table:table-row>
        <table:table-row table:style-name="ro1">
          <table:table-cell office:value-type="float" office:value="29567768" calcext:value-type="float">
            <text:p>29567768</text:p>
          </table:table-cell>
          <table:table-cell table:formula="of:=[.A1850]/1000/(60*60*24)" office:value-type="time" office:time-value="PT08H12M47.768S" calcext:value-type="time">
            <text:p>08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96.84" calcext:value-type="float">
            <text:p>1996.84</text:p>
          </table:table-cell>
          <table:table-cell office:value-type="float" office:value="2450.47" calcext:value-type="float">
            <text:p>2450.47</text:p>
          </table:table-cell>
        </table:table-row>
        <table:table-row table:style-name="ro1">
          <table:table-cell office:value-type="float" office:value="29583768" calcext:value-type="float">
            <text:p>29583768</text:p>
          </table:table-cell>
          <table:table-cell table:formula="of:=[.A1851]/1000/(60*60*24)" office:value-type="time" office:time-value="PT08H13M03.768S" calcext:value-type="time">
            <text:p>08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997.88" calcext:value-type="float">
            <text:p>1997.88</text:p>
          </table:table-cell>
          <table:table-cell office:value-type="float" office:value="2451.69" calcext:value-type="float">
            <text:p>2451.69</text:p>
          </table:table-cell>
        </table:table-row>
        <table:table-row table:style-name="ro1">
          <table:table-cell office:value-type="float" office:value="29599768" calcext:value-type="float">
            <text:p>29599768</text:p>
          </table:table-cell>
          <table:table-cell table:formula="of:=[.A1852]/1000/(60*60*24)" office:value-type="time" office:time-value="PT08H13M19.768S" calcext:value-type="time">
            <text:p>08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98.92" calcext:value-type="float">
            <text:p>1998.92</text:p>
          </table:table-cell>
          <table:table-cell office:value-type="float" office:value="2452.91" calcext:value-type="float">
            <text:p>2452.91</text:p>
          </table:table-cell>
        </table:table-row>
        <table:table-row table:style-name="ro1">
          <table:table-cell office:value-type="float" office:value="29615768" calcext:value-type="float">
            <text:p>29615768</text:p>
          </table:table-cell>
          <table:table-cell table:formula="of:=[.A1853]/1000/(60*60*24)" office:value-type="time" office:time-value="PT08H13M35.768S" calcext:value-type="time">
            <text:p>08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99.95" calcext:value-type="float">
            <text:p>1999.95</text:p>
          </table:table-cell>
          <table:table-cell office:value-type="float" office:value="2454.13" calcext:value-type="float">
            <text:p>2454.13</text:p>
          </table:table-cell>
        </table:table-row>
        <table:table-row table:style-name="ro1">
          <table:table-cell office:value-type="float" office:value="29631768" calcext:value-type="float">
            <text:p>29631768</text:p>
          </table:table-cell>
          <table:table-cell table:formula="of:=[.A1854]/1000/(60*60*24)" office:value-type="time" office:time-value="PT08H13M51.768S" calcext:value-type="time">
            <text:p>08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00.99" calcext:value-type="float">
            <text:p>2000.99</text:p>
          </table:table-cell>
          <table:table-cell office:value-type="float" office:value="2455.35" calcext:value-type="float">
            <text:p>2455.35</text:p>
          </table:table-cell>
        </table:table-row>
        <table:table-row table:style-name="ro1">
          <table:table-cell office:value-type="float" office:value="29647768" calcext:value-type="float">
            <text:p>29647768</text:p>
          </table:table-cell>
          <table:table-cell table:formula="of:=[.A1855]/1000/(60*60*24)" office:value-type="time" office:time-value="PT08H14M07.768S" calcext:value-type="time">
            <text:p>08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02.02" calcext:value-type="float">
            <text:p>2002.02</text:p>
          </table:table-cell>
          <table:table-cell office:value-type="float" office:value="2456.56" calcext:value-type="float">
            <text:p>2456.56</text:p>
          </table:table-cell>
        </table:table-row>
        <table:table-row table:style-name="ro1">
          <table:table-cell office:value-type="float" office:value="29663768" calcext:value-type="float">
            <text:p>29663768</text:p>
          </table:table-cell>
          <table:table-cell table:formula="of:=[.A1856]/1000/(60*60*24)" office:value-type="time" office:time-value="PT08H14M23.768S" calcext:value-type="time">
            <text:p>08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03.06" calcext:value-type="float">
            <text:p>2003.06</text:p>
          </table:table-cell>
          <table:table-cell office:value-type="float" office:value="2457.78" calcext:value-type="float">
            <text:p>2457.78</text:p>
          </table:table-cell>
        </table:table-row>
        <table:table-row table:style-name="ro1">
          <table:table-cell office:value-type="float" office:value="29679768" calcext:value-type="float">
            <text:p>29679768</text:p>
          </table:table-cell>
          <table:table-cell table:formula="of:=[.A1857]/1000/(60*60*24)" office:value-type="time" office:time-value="PT08H14M39.768S" calcext:value-type="time">
            <text:p>08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04.09" calcext:value-type="float">
            <text:p>2004.09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9695768" calcext:value-type="float">
            <text:p>29695768</text:p>
          </table:table-cell>
          <table:table-cell table:formula="of:=[.A1858]/1000/(60*60*24)" office:value-type="time" office:time-value="PT08H14M55.768S" calcext:value-type="time">
            <text:p>08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005.13" calcext:value-type="float">
            <text:p>2005.13</text:p>
          </table:table-cell>
          <table:table-cell office:value-type="float" office:value="2460.22" calcext:value-type="float">
            <text:p>2460.22</text:p>
          </table:table-cell>
        </table:table-row>
        <table:table-row table:style-name="ro1">
          <table:table-cell office:value-type="float" office:value="29711768" calcext:value-type="float">
            <text:p>29711768</text:p>
          </table:table-cell>
          <table:table-cell table:formula="of:=[.A1859]/1000/(60*60*24)" office:value-type="time" office:time-value="PT08H15M11.768S" calcext:value-type="time">
            <text:p>08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006.17" calcext:value-type="float">
            <text:p>2006.17</text:p>
          </table:table-cell>
          <table:table-cell office:value-type="float" office:value="2461.43" calcext:value-type="float">
            <text:p>2461.43</text:p>
          </table:table-cell>
        </table:table-row>
        <table:table-row table:style-name="ro1">
          <table:table-cell office:value-type="float" office:value="29727768" calcext:value-type="float">
            <text:p>29727768</text:p>
          </table:table-cell>
          <table:table-cell table:formula="of:=[.A1860]/1000/(60*60*24)" office:value-type="time" office:time-value="PT08H15M27.768S" calcext:value-type="time">
            <text:p>08:15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007.2" calcext:value-type="float">
            <text:p>2007.2</text:p>
          </table:table-cell>
          <table:table-cell office:value-type="float" office:value="2462.65" calcext:value-type="float">
            <text:p>2462.65</text:p>
          </table:table-cell>
        </table:table-row>
        <table:table-row table:style-name="ro1">
          <table:table-cell office:value-type="float" office:value="29743768" calcext:value-type="float">
            <text:p>29743768</text:p>
          </table:table-cell>
          <table:table-cell table:formula="of:=[.A1861]/1000/(60*60*24)" office:value-type="time" office:time-value="PT08H15M43.768S" calcext:value-type="time">
            <text:p>08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008.24" calcext:value-type="float">
            <text:p>2008.24</text:p>
          </table:table-cell>
          <table:table-cell office:value-type="float" office:value="2463.86" calcext:value-type="float">
            <text:p>2463.86</text:p>
          </table:table-cell>
        </table:table-row>
        <table:table-row table:style-name="ro1">
          <table:table-cell office:value-type="float" office:value="29759768" calcext:value-type="float">
            <text:p>29759768</text:p>
          </table:table-cell>
          <table:table-cell table:formula="of:=[.A1862]/1000/(60*60*24)" office:value-type="time" office:time-value="PT08H15M59.768S" calcext:value-type="time">
            <text:p>08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009.27" calcext:value-type="float">
            <text:p>2009.27</text:p>
          </table:table-cell>
          <table:table-cell office:value-type="float" office:value="2465.08" calcext:value-type="float">
            <text:p>2465.08</text:p>
          </table:table-cell>
        </table:table-row>
        <table:table-row table:style-name="ro1">
          <table:table-cell office:value-type="float" office:value="29775768" calcext:value-type="float">
            <text:p>29775768</text:p>
          </table:table-cell>
          <table:table-cell table:formula="of:=[.A1863]/1000/(60*60*24)" office:value-type="time" office:time-value="PT08H16M15.768S" calcext:value-type="time">
            <text:p>08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010.31" calcext:value-type="float">
            <text:p>2010.31</text:p>
          </table:table-cell>
          <table:table-cell office:value-type="float" office:value="2466.29" calcext:value-type="float">
            <text:p>2466.29</text:p>
          </table:table-cell>
        </table:table-row>
        <table:table-row table:style-name="ro1">
          <table:table-cell office:value-type="float" office:value="29791768" calcext:value-type="float">
            <text:p>29791768</text:p>
          </table:table-cell>
          <table:table-cell table:formula="of:=[.A1864]/1000/(60*60*24)" office:value-type="time" office:time-value="PT08H16M31.768S" calcext:value-type="time">
            <text:p>08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2011.34" calcext:value-type="float">
            <text:p>2011.34</text:p>
          </table:table-cell>
          <table:table-cell office:value-type="float" office:value="2467.5" calcext:value-type="float">
            <text:p>2467.5</text:p>
          </table:table-cell>
        </table:table-row>
        <table:table-row table:style-name="ro1">
          <table:table-cell office:value-type="float" office:value="29807768" calcext:value-type="float">
            <text:p>29807768</text:p>
          </table:table-cell>
          <table:table-cell table:formula="of:=[.A1865]/1000/(60*60*24)" office:value-type="time" office:time-value="PT08H16M47.768S" calcext:value-type="time">
            <text:p>08:16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012.38" calcext:value-type="float">
            <text:p>2012.38</text:p>
          </table:table-cell>
          <table:table-cell office:value-type="float" office:value="2468.71" calcext:value-type="float">
            <text:p>2468.71</text:p>
          </table:table-cell>
        </table:table-row>
        <table:table-row table:style-name="ro1">
          <table:table-cell office:value-type="float" office:value="29823768" calcext:value-type="float">
            <text:p>29823768</text:p>
          </table:table-cell>
          <table:table-cell table:formula="of:=[.A1866]/1000/(60*60*24)" office:value-type="time" office:time-value="PT08H17M03.768S" calcext:value-type="time">
            <text:p>08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2013.41" calcext:value-type="float">
            <text:p>2013.41</text:p>
          </table:table-cell>
          <table:table-cell office:value-type="float" office:value="2469.93" calcext:value-type="float">
            <text:p>2469.93</text:p>
          </table:table-cell>
        </table:table-row>
        <table:table-row table:style-name="ro1">
          <table:table-cell office:value-type="float" office:value="29839768" calcext:value-type="float">
            <text:p>29839768</text:p>
          </table:table-cell>
          <table:table-cell table:formula="of:=[.A1867]/1000/(60*60*24)" office:value-type="time" office:time-value="PT08H17M19.768S" calcext:value-type="time">
            <text:p>08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014.45" calcext:value-type="float">
            <text:p>2014.45</text:p>
          </table:table-cell>
          <table:table-cell office:value-type="float" office:value="2471.14" calcext:value-type="float">
            <text:p>2471.14</text:p>
          </table:table-cell>
        </table:table-row>
        <table:table-row table:style-name="ro1">
          <table:table-cell office:value-type="float" office:value="29855768" calcext:value-type="float">
            <text:p>29855768</text:p>
          </table:table-cell>
          <table:table-cell table:formula="of:=[.A1868]/1000/(60*60*24)" office:value-type="time" office:time-value="PT08H17M35.768S" calcext:value-type="time">
            <text:p>08:17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15.48" calcext:value-type="float">
            <text:p>2015.48</text:p>
          </table:table-cell>
          <table:table-cell office:value-type="float" office:value="2472.35" calcext:value-type="float">
            <text:p>2472.35</text:p>
          </table:table-cell>
        </table:table-row>
        <table:table-row table:style-name="ro1">
          <table:table-cell office:value-type="float" office:value="29871768" calcext:value-type="float">
            <text:p>29871768</text:p>
          </table:table-cell>
          <table:table-cell table:formula="of:=[.A1869]/1000/(60*60*24)" office:value-type="time" office:time-value="PT08H17M51.768S" calcext:value-type="time">
            <text:p>08:17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16.52" calcext:value-type="float">
            <text:p>2016.52</text:p>
          </table:table-cell>
          <table:table-cell office:value-type="float" office:value="2473.56" calcext:value-type="float">
            <text:p>2473.56</text:p>
          </table:table-cell>
        </table:table-row>
        <table:table-row table:style-name="ro1">
          <table:table-cell office:value-type="float" office:value="29887768" calcext:value-type="float">
            <text:p>29887768</text:p>
          </table:table-cell>
          <table:table-cell table:formula="of:=[.A1870]/1000/(60*60*24)" office:value-type="time" office:time-value="PT08H18M07.768S" calcext:value-type="time">
            <text:p>08:18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17.55" calcext:value-type="float">
            <text:p>2017.55</text:p>
          </table:table-cell>
          <table:table-cell office:value-type="float" office:value="2474.77" calcext:value-type="float">
            <text:p>2474.77</text:p>
          </table:table-cell>
        </table:table-row>
        <table:table-row table:style-name="ro1">
          <table:table-cell office:value-type="float" office:value="29903768" calcext:value-type="float">
            <text:p>29903768</text:p>
          </table:table-cell>
          <table:table-cell table:formula="of:=[.A1871]/1000/(60*60*24)" office:value-type="time" office:time-value="PT08H18M23.768S" calcext:value-type="time">
            <text:p>08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018.58" calcext:value-type="float">
            <text:p>2018.58</text:p>
          </table:table-cell>
          <table:table-cell office:value-type="float" office:value="2475.98" calcext:value-type="float">
            <text:p>2475.98</text:p>
          </table:table-cell>
        </table:table-row>
        <table:table-row table:style-name="ro1">
          <table:table-cell office:value-type="float" office:value="29919768" calcext:value-type="float">
            <text:p>29919768</text:p>
          </table:table-cell>
          <table:table-cell table:formula="of:=[.A1872]/1000/(60*60*24)" office:value-type="time" office:time-value="PT08H18M39.768S" calcext:value-type="time">
            <text:p>08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19.62" calcext:value-type="float">
            <text:p>2019.62</text:p>
          </table:table-cell>
          <table:table-cell office:value-type="float" office:value="2477.19" calcext:value-type="float">
            <text:p>2477.19</text:p>
          </table:table-cell>
        </table:table-row>
        <table:table-row table:style-name="ro1">
          <table:table-cell office:value-type="float" office:value="29935768" calcext:value-type="float">
            <text:p>29935768</text:p>
          </table:table-cell>
          <table:table-cell table:formula="of:=[.A1873]/1000/(60*60*24)" office:value-type="time" office:time-value="PT08H18M55.768S" calcext:value-type="time">
            <text:p>08:1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020.65" calcext:value-type="float">
            <text:p>2020.65</text:p>
          </table:table-cell>
          <table:table-cell office:value-type="float" office:value="2478.4" calcext:value-type="float">
            <text:p>2478.4</text:p>
          </table:table-cell>
        </table:table-row>
        <table:table-row table:style-name="ro1">
          <table:table-cell office:value-type="float" office:value="29951768" calcext:value-type="float">
            <text:p>29951768</text:p>
          </table:table-cell>
          <table:table-cell table:formula="of:=[.A1874]/1000/(60*60*24)" office:value-type="time" office:time-value="PT08H19M11.768S" calcext:value-type="time">
            <text:p>08:19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021.68" calcext:value-type="float">
            <text:p>2021.68</text:p>
          </table:table-cell>
          <table:table-cell office:value-type="float" office:value="2479.61" calcext:value-type="float">
            <text:p>2479.61</text:p>
          </table:table-cell>
        </table:table-row>
        <table:table-row table:style-name="ro1">
          <table:table-cell office:value-type="float" office:value="29967768" calcext:value-type="float">
            <text:p>29967768</text:p>
          </table:table-cell>
          <table:table-cell table:formula="of:=[.A1875]/1000/(60*60*24)" office:value-type="time" office:time-value="PT08H19M27.768S" calcext:value-type="time">
            <text:p>08:1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22.72" calcext:value-type="float">
            <text:p>2022.72</text:p>
          </table:table-cell>
          <table:table-cell office:value-type="float" office:value="2480.83" calcext:value-type="float">
            <text:p>2480.83</text:p>
          </table:table-cell>
        </table:table-row>
        <table:table-row table:style-name="ro1">
          <table:table-cell office:value-type="float" office:value="29983768" calcext:value-type="float">
            <text:p>29983768</text:p>
          </table:table-cell>
          <table:table-cell table:formula="of:=[.A1876]/1000/(60*60*24)" office:value-type="time" office:time-value="PT08H19M43.768S" calcext:value-type="time">
            <text:p>08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023.75" calcext:value-type="float">
            <text:p>2023.75</text:p>
          </table:table-cell>
          <table:table-cell office:value-type="float" office:value="2482.04" calcext:value-type="float">
            <text:p>2482.04</text:p>
          </table:table-cell>
        </table:table-row>
        <table:table-row table:style-name="ro1">
          <table:table-cell office:value-type="float" office:value="29999768" calcext:value-type="float">
            <text:p>29999768</text:p>
          </table:table-cell>
          <table:table-cell table:formula="of:=[.A1877]/1000/(60*60*24)" office:value-type="time" office:time-value="PT08H19M59.768S" calcext:value-type="time">
            <text:p>08:2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024.78" calcext:value-type="float">
            <text:p>2024.78</text:p>
          </table:table-cell>
          <table:table-cell office:value-type="float" office:value="2483.25" calcext:value-type="float">
            <text:p>2483.25</text:p>
          </table:table-cell>
        </table:table-row>
        <table:table-row table:style-name="ro1">
          <table:table-cell office:value-type="float" office:value="30015768" calcext:value-type="float">
            <text:p>30015768</text:p>
          </table:table-cell>
          <table:table-cell table:formula="of:=[.A1878]/1000/(60*60*24)" office:value-type="time" office:time-value="PT08H20M15.768S" calcext:value-type="time">
            <text:p>08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2025.82" calcext:value-type="float">
            <text:p>2025.82</text:p>
          </table:table-cell>
          <table:table-cell office:value-type="float" office:value="2484.46" calcext:value-type="float">
            <text:p>2484.46</text:p>
          </table:table-cell>
        </table:table-row>
        <table:table-row table:style-name="ro1">
          <table:table-cell office:value-type="float" office:value="30031768" calcext:value-type="float">
            <text:p>30031768</text:p>
          </table:table-cell>
          <table:table-cell table:formula="of:=[.A1879]/1000/(60*60*24)" office:value-type="time" office:time-value="PT08H20M31.768S" calcext:value-type="time">
            <text:p>08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026.85" calcext:value-type="float">
            <text:p>2026.85</text:p>
          </table:table-cell>
          <table:table-cell office:value-type="float" office:value="2485.67" calcext:value-type="float">
            <text:p>2485.67</text:p>
          </table:table-cell>
        </table:table-row>
        <table:table-row table:style-name="ro1">
          <table:table-cell office:value-type="float" office:value="30047768" calcext:value-type="float">
            <text:p>30047768</text:p>
          </table:table-cell>
          <table:table-cell table:formula="of:=[.A1880]/1000/(60*60*24)" office:value-type="time" office:time-value="PT08H20M47.768S" calcext:value-type="time">
            <text:p>08:2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027.88" calcext:value-type="float">
            <text:p>2027.88</text:p>
          </table:table-cell>
          <table:table-cell office:value-type="float" office:value="2486.88" calcext:value-type="float">
            <text:p>2486.88</text:p>
          </table:table-cell>
        </table:table-row>
        <table:table-row table:style-name="ro1">
          <table:table-cell office:value-type="float" office:value="30063768" calcext:value-type="float">
            <text:p>30063768</text:p>
          </table:table-cell>
          <table:table-cell table:formula="of:=[.A1881]/1000/(60*60*24)" office:value-type="time" office:time-value="PT08H21M03.768S" calcext:value-type="time">
            <text:p>08:21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028.92" calcext:value-type="float">
            <text:p>2028.92</text:p>
          </table:table-cell>
          <table:table-cell office:value-type="float" office:value="2488.09" calcext:value-type="float">
            <text:p>2488.09</text:p>
          </table:table-cell>
        </table:table-row>
        <table:table-row table:style-name="ro1">
          <table:table-cell office:value-type="float" office:value="30079768" calcext:value-type="float">
            <text:p>30079768</text:p>
          </table:table-cell>
          <table:table-cell table:formula="of:=[.A1882]/1000/(60*60*24)" office:value-type="time" office:time-value="PT08H21M19.768S" calcext:value-type="time">
            <text:p>08:2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029.95" calcext:value-type="float">
            <text:p>2029.95</text:p>
          </table:table-cell>
          <table:table-cell office:value-type="float" office:value="2489.3" calcext:value-type="float">
            <text:p>2489.3</text:p>
          </table:table-cell>
        </table:table-row>
        <table:table-row table:style-name="ro1">
          <table:table-cell office:value-type="float" office:value="30095768" calcext:value-type="float">
            <text:p>30095768</text:p>
          </table:table-cell>
          <table:table-cell table:formula="of:=[.A1883]/1000/(60*60*24)" office:value-type="time" office:time-value="PT08H21M35.768S" calcext:value-type="time">
            <text:p>08:21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030.98" calcext:value-type="float">
            <text:p>2030.98</text:p>
          </table:table-cell>
          <table:table-cell office:value-type="float" office:value="2490.51" calcext:value-type="float">
            <text:p>2490.51</text:p>
          </table:table-cell>
        </table:table-row>
        <table:table-row table:style-name="ro1">
          <table:table-cell office:value-type="float" office:value="30111768" calcext:value-type="float">
            <text:p>30111768</text:p>
          </table:table-cell>
          <table:table-cell table:formula="of:=[.A1884]/1000/(60*60*24)" office:value-type="time" office:time-value="PT08H21M51.768S" calcext:value-type="time">
            <text:p>08:2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2032.01" calcext:value-type="float">
            <text:p>2032.01</text:p>
          </table:table-cell>
          <table:table-cell office:value-type="float" office:value="2491.71" calcext:value-type="float">
            <text:p>2491.71</text:p>
          </table:table-cell>
        </table:table-row>
        <table:table-row table:style-name="ro1">
          <table:table-cell office:value-type="float" office:value="30127768" calcext:value-type="float">
            <text:p>30127768</text:p>
          </table:table-cell>
          <table:table-cell table:formula="of:=[.A1885]/1000/(60*60*24)" office:value-type="time" office:time-value="PT08H22M07.768S" calcext:value-type="time">
            <text:p>08:2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2033.04" calcext:value-type="float">
            <text:p>2033.04</text:p>
          </table:table-cell>
          <table:table-cell office:value-type="float" office:value="2492.92" calcext:value-type="float">
            <text:p>2492.92</text:p>
          </table:table-cell>
        </table:table-row>
        <table:table-row table:style-name="ro1">
          <table:table-cell office:value-type="float" office:value="30143768" calcext:value-type="float">
            <text:p>30143768</text:p>
          </table:table-cell>
          <table:table-cell table:formula="of:=[.A1886]/1000/(60*60*24)" office:value-type="time" office:time-value="PT08H22M23.768S" calcext:value-type="time">
            <text:p>08:2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034.08" calcext:value-type="float">
            <text:p>2034.08</text:p>
          </table:table-cell>
          <table:table-cell office:value-type="float" office:value="2494.12" calcext:value-type="float">
            <text:p>2494.12</text:p>
          </table:table-cell>
        </table:table-row>
        <table:table-row table:style-name="ro1">
          <table:table-cell office:value-type="float" office:value="30159768" calcext:value-type="float">
            <text:p>30159768</text:p>
          </table:table-cell>
          <table:table-cell table:formula="of:=[.A1887]/1000/(60*60*24)" office:value-type="time" office:time-value="PT08H22M39.768S" calcext:value-type="time">
            <text:p>08:2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035.11" calcext:value-type="float">
            <text:p>2035.11</text:p>
          </table:table-cell>
          <table:table-cell office:value-type="float" office:value="2495.33" calcext:value-type="float">
            <text:p>2495.33</text:p>
          </table:table-cell>
        </table:table-row>
        <table:table-row table:style-name="ro1">
          <table:table-cell office:value-type="float" office:value="30175768" calcext:value-type="float">
            <text:p>30175768</text:p>
          </table:table-cell>
          <table:table-cell table:formula="of:=[.A1888]/1000/(60*60*24)" office:value-type="time" office:time-value="PT08H22M55.768S" calcext:value-type="time">
            <text:p>08:22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2036.14" calcext:value-type="float">
            <text:p>2036.14</text:p>
          </table:table-cell>
          <table:table-cell office:value-type="float" office:value="2496.53" calcext:value-type="float">
            <text:p>2496.53</text:p>
          </table:table-cell>
        </table:table-row>
        <table:table-row table:style-name="ro1">
          <table:table-cell office:value-type="float" office:value="30191768" calcext:value-type="float">
            <text:p>30191768</text:p>
          </table:table-cell>
          <table:table-cell table:formula="of:=[.A1889]/1000/(60*60*24)" office:value-type="time" office:time-value="PT08H23M11.768S" calcext:value-type="time">
            <text:p>08:23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037.17" calcext:value-type="float">
            <text:p>2037.17</text:p>
          </table:table-cell>
          <table:table-cell office:value-type="float" office:value="2497.74" calcext:value-type="float">
            <text:p>2497.74</text:p>
          </table:table-cell>
        </table:table-row>
        <table:table-row table:style-name="ro1">
          <table:table-cell office:value-type="float" office:value="30207768" calcext:value-type="float">
            <text:p>30207768</text:p>
          </table:table-cell>
          <table:table-cell table:formula="of:=[.A1890]/1000/(60*60*24)" office:value-type="time" office:time-value="PT08H23M27.768S" calcext:value-type="time">
            <text:p>08:2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2038.2" calcext:value-type="float">
            <text:p>2038.2</text:p>
          </table:table-cell>
          <table:table-cell office:value-type="float" office:value="2498.94" calcext:value-type="float">
            <text:p>2498.94</text:p>
          </table:table-cell>
        </table:table-row>
        <table:table-row table:style-name="ro1">
          <table:table-cell office:value-type="float" office:value="30223768" calcext:value-type="float">
            <text:p>30223768</text:p>
          </table:table-cell>
          <table:table-cell table:formula="of:=[.A1891]/1000/(60*60*24)" office:value-type="time" office:time-value="PT08H23M43.768S" calcext:value-type="time">
            <text:p>08:2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039.23" calcext:value-type="float">
            <text:p>2039.23</text:p>
          </table:table-cell>
          <table:table-cell office:value-type="float" office:value="2500.15" calcext:value-type="float">
            <text:p>2500.15</text:p>
          </table:table-cell>
        </table:table-row>
        <table:table-row table:style-name="ro1">
          <table:table-cell office:value-type="float" office:value="30239768" calcext:value-type="float">
            <text:p>30239768</text:p>
          </table:table-cell>
          <table:table-cell table:formula="of:=[.A1892]/1000/(60*60*24)" office:value-type="time" office:time-value="PT08H23M59.768S" calcext:value-type="time">
            <text:p>08:2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40.26" calcext:value-type="float">
            <text:p>2040.26</text:p>
          </table:table-cell>
          <table:table-cell office:value-type="float" office:value="2501.35" calcext:value-type="float">
            <text:p>2501.35</text:p>
          </table:table-cell>
        </table:table-row>
        <table:table-row table:style-name="ro1">
          <table:table-cell office:value-type="float" office:value="30255768" calcext:value-type="float">
            <text:p>30255768</text:p>
          </table:table-cell>
          <table:table-cell table:formula="of:=[.A1893]/1000/(60*60*24)" office:value-type="time" office:time-value="PT08H24M15.768S" calcext:value-type="time">
            <text:p>08:2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2041.29" calcext:value-type="float">
            <text:p>2041.29</text:p>
          </table:table-cell>
          <table:table-cell office:value-type="float" office:value="2502.56" calcext:value-type="float">
            <text:p>2502.56</text:p>
          </table:table-cell>
        </table:table-row>
        <table:table-row table:style-name="ro1">
          <table:table-cell office:value-type="float" office:value="30271768" calcext:value-type="float">
            <text:p>30271768</text:p>
          </table:table-cell>
          <table:table-cell table:formula="of:=[.A1894]/1000/(60*60*24)" office:value-type="time" office:time-value="PT08H24M31.768S" calcext:value-type="time">
            <text:p>08:2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42.32" calcext:value-type="float">
            <text:p>2042.32</text:p>
          </table:table-cell>
          <table:table-cell office:value-type="float" office:value="2503.76" calcext:value-type="float">
            <text:p>2503.76</text:p>
          </table:table-cell>
        </table:table-row>
        <table:table-row table:style-name="ro1">
          <table:table-cell office:value-type="float" office:value="30287768" calcext:value-type="float">
            <text:p>30287768</text:p>
          </table:table-cell>
          <table:table-cell table:formula="of:=[.A1895]/1000/(60*60*24)" office:value-type="time" office:time-value="PT08H24M47.768S" calcext:value-type="time">
            <text:p>08:2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43.35" calcext:value-type="float">
            <text:p>2043.35</text:p>
          </table:table-cell>
          <table:table-cell office:value-type="float" office:value="2504.96" calcext:value-type="float">
            <text:p>2504.96</text:p>
          </table:table-cell>
        </table:table-row>
        <table:table-row table:style-name="ro1">
          <table:table-cell office:value-type="float" office:value="30303768" calcext:value-type="float">
            <text:p>30303768</text:p>
          </table:table-cell>
          <table:table-cell table:formula="of:=[.A1896]/1000/(60*60*24)" office:value-type="time" office:time-value="PT08H25M03.768S" calcext:value-type="time">
            <text:p>08:2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44.38" calcext:value-type="float">
            <text:p>2044.38</text:p>
          </table:table-cell>
          <table:table-cell office:value-type="float" office:value="2506.17" calcext:value-type="float">
            <text:p>2506.17</text:p>
          </table:table-cell>
        </table:table-row>
        <table:table-row table:style-name="ro1">
          <table:table-cell office:value-type="float" office:value="30319768" calcext:value-type="float">
            <text:p>30319768</text:p>
          </table:table-cell>
          <table:table-cell table:formula="of:=[.A1897]/1000/(60*60*24)" office:value-type="time" office:time-value="PT08H25M19.768S" calcext:value-type="time">
            <text:p>08:2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45.41" calcext:value-type="float">
            <text:p>2045.41</text:p>
          </table:table-cell>
          <table:table-cell office:value-type="float" office:value="2507.37" calcext:value-type="float">
            <text:p>2507.37</text:p>
          </table:table-cell>
        </table:table-row>
        <table:table-row table:style-name="ro1">
          <table:table-cell office:value-type="float" office:value="30335768" calcext:value-type="float">
            <text:p>30335768</text:p>
          </table:table-cell>
          <table:table-cell table:formula="of:=[.A1898]/1000/(60*60*24)" office:value-type="time" office:time-value="PT08H25M35.768S" calcext:value-type="time">
            <text:p>08:2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46.44" calcext:value-type="float">
            <text:p>2046.44</text:p>
          </table:table-cell>
          <table:table-cell office:value-type="float" office:value="2508.57" calcext:value-type="float">
            <text:p>2508.57</text:p>
          </table:table-cell>
        </table:table-row>
        <table:table-row table:style-name="ro1">
          <table:table-cell office:value-type="float" office:value="30351768" calcext:value-type="float">
            <text:p>30351768</text:p>
          </table:table-cell>
          <table:table-cell table:formula="of:=[.A1899]/1000/(60*60*24)" office:value-type="time" office:time-value="PT08H25M51.768S" calcext:value-type="time">
            <text:p>08:25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47.47" calcext:value-type="float">
            <text:p>2047.47</text:p>
          </table:table-cell>
          <table:table-cell office:value-type="float" office:value="2509.77" calcext:value-type="float">
            <text:p>2509.77</text:p>
          </table:table-cell>
        </table:table-row>
        <table:table-row table:style-name="ro1">
          <table:table-cell office:value-type="float" office:value="30367768" calcext:value-type="float">
            <text:p>30367768</text:p>
          </table:table-cell>
          <table:table-cell table:formula="of:=[.A1900]/1000/(60*60*24)" office:value-type="time" office:time-value="PT08H26M07.768S" calcext:value-type="time">
            <text:p>08:2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2048.5" calcext:value-type="float">
            <text:p>2048.5</text:p>
          </table:table-cell>
          <table:table-cell office:value-type="float" office:value="2510.98" calcext:value-type="float">
            <text:p>2510.98</text:p>
          </table:table-cell>
        </table:table-row>
        <table:table-row table:style-name="ro1">
          <table:table-cell office:value-type="float" office:value="30383768" calcext:value-type="float">
            <text:p>30383768</text:p>
          </table:table-cell>
          <table:table-cell table:formula="of:=[.A1901]/1000/(60*60*24)" office:value-type="time" office:time-value="PT08H26M23.768S" calcext:value-type="time">
            <text:p>08:2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2049.53" calcext:value-type="float">
            <text:p>2049.53</text:p>
          </table:table-cell>
          <table:table-cell office:value-type="float" office:value="2512.18" calcext:value-type="float">
            <text:p>2512.18</text:p>
          </table:table-cell>
        </table:table-row>
        <table:table-row table:style-name="ro1">
          <table:table-cell office:value-type="float" office:value="30399768" calcext:value-type="float">
            <text:p>30399768</text:p>
          </table:table-cell>
          <table:table-cell table:formula="of:=[.A1902]/1000/(60*60*24)" office:value-type="time" office:time-value="PT08H26M39.768S" calcext:value-type="time">
            <text:p>08:26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50.56" calcext:value-type="float">
            <text:p>2050.56</text:p>
          </table:table-cell>
          <table:table-cell office:value-type="float" office:value="2513.38" calcext:value-type="float">
            <text:p>2513.38</text:p>
          </table:table-cell>
        </table:table-row>
        <table:table-row table:style-name="ro1">
          <table:table-cell office:value-type="float" office:value="30415768" calcext:value-type="float">
            <text:p>30415768</text:p>
          </table:table-cell>
          <table:table-cell table:formula="of:=[.A1903]/1000/(60*60*24)" office:value-type="time" office:time-value="PT08H26M55.768S" calcext:value-type="time">
            <text:p>08:26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2051.59" calcext:value-type="float">
            <text:p>2051.59</text:p>
          </table:table-cell>
          <table:table-cell office:value-type="float" office:value="2514.58" calcext:value-type="float">
            <text:p>2514.58</text:p>
          </table:table-cell>
        </table:table-row>
        <table:table-row table:style-name="ro1">
          <table:table-cell office:value-type="float" office:value="30431768" calcext:value-type="float">
            <text:p>30431768</text:p>
          </table:table-cell>
          <table:table-cell table:formula="of:=[.A1904]/1000/(60*60*24)" office:value-type="time" office:time-value="PT08H27M11.768S" calcext:value-type="time">
            <text:p>08:2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52.62" calcext:value-type="float">
            <text:p>2052.62</text:p>
          </table:table-cell>
          <table:table-cell office:value-type="float" office:value="2515.78" calcext:value-type="float">
            <text:p>2515.78</text:p>
          </table:table-cell>
        </table:table-row>
        <table:table-row table:style-name="ro1">
          <table:table-cell office:value-type="float" office:value="30447768" calcext:value-type="float">
            <text:p>30447768</text:p>
          </table:table-cell>
          <table:table-cell table:formula="of:=[.A1905]/1000/(60*60*24)" office:value-type="time" office:time-value="PT08H27M27.768S" calcext:value-type="time">
            <text:p>08:27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53.65" calcext:value-type="float">
            <text:p>2053.65</text:p>
          </table:table-cell>
          <table:table-cell office:value-type="float" office:value="2516.98" calcext:value-type="float">
            <text:p>2516.98</text:p>
          </table:table-cell>
        </table:table-row>
        <table:table-row table:style-name="ro1">
          <table:table-cell office:value-type="float" office:value="30463768" calcext:value-type="float">
            <text:p>30463768</text:p>
          </table:table-cell>
          <table:table-cell table:formula="of:=[.A1906]/1000/(60*60*24)" office:value-type="time" office:time-value="PT08H27M43.768S" calcext:value-type="time">
            <text:p>08:2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19" calcext:value-type="float">
            <text:p>270.19</text:p>
          </table:table-cell>
          <table:table-cell office:value-type="float" office:value="2054.68" calcext:value-type="float">
            <text:p>2054.68</text:p>
          </table:table-cell>
          <table:table-cell office:value-type="float" office:value="2518.18" calcext:value-type="float">
            <text:p>2518.18</text:p>
          </table:table-cell>
        </table:table-row>
        <table:table-row table:style-name="ro1">
          <table:table-cell office:value-type="float" office:value="30479768" calcext:value-type="float">
            <text:p>30479768</text:p>
          </table:table-cell>
          <table:table-cell table:formula="of:=[.A1907]/1000/(60*60*24)" office:value-type="time" office:time-value="PT08H27M59.768S" calcext:value-type="time">
            <text:p>08:2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055.7" calcext:value-type="float">
            <text:p>2055.7</text:p>
          </table:table-cell>
          <table:table-cell office:value-type="float" office:value="2519.38" calcext:value-type="float">
            <text:p>2519.38</text:p>
          </table:table-cell>
        </table:table-row>
        <table:table-row table:style-name="ro1">
          <table:table-cell office:value-type="float" office:value="30495768" calcext:value-type="float">
            <text:p>30495768</text:p>
          </table:table-cell>
          <table:table-cell table:formula="of:=[.A1908]/1000/(60*60*24)" office:value-type="time" office:time-value="PT08H28M15.768S" calcext:value-type="time">
            <text:p>08:28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2056.73" calcext:value-type="float">
            <text:p>2056.73</text:p>
          </table:table-cell>
          <table:table-cell office:value-type="float" office:value="2520.58" calcext:value-type="float">
            <text:p>2520.58</text:p>
          </table:table-cell>
        </table:table-row>
        <table:table-row table:style-name="ro1">
          <table:table-cell office:value-type="float" office:value="30511768" calcext:value-type="float">
            <text:p>30511768</text:p>
          </table:table-cell>
          <table:table-cell table:formula="of:=[.A1909]/1000/(60*60*24)" office:value-type="time" office:time-value="PT08H28M31.768S" calcext:value-type="time">
            <text:p>08:2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057.76" calcext:value-type="float">
            <text:p>2057.76</text:p>
          </table:table-cell>
          <table:table-cell office:value-type="float" office:value="2521.77" calcext:value-type="float">
            <text:p>2521.77</text:p>
          </table:table-cell>
        </table:table-row>
        <table:table-row table:style-name="ro1">
          <table:table-cell office:value-type="float" office:value="30527768" calcext:value-type="float">
            <text:p>30527768</text:p>
          </table:table-cell>
          <table:table-cell table:formula="of:=[.A1910]/1000/(60*60*24)" office:value-type="time" office:time-value="PT08H28M47.768S" calcext:value-type="time">
            <text:p>08:28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58.79" calcext:value-type="float">
            <text:p>2058.79</text:p>
          </table:table-cell>
          <table:table-cell office:value-type="float" office:value="2522.97" calcext:value-type="float">
            <text:p>2522.97</text:p>
          </table:table-cell>
        </table:table-row>
        <table:table-row table:style-name="ro1">
          <table:table-cell office:value-type="float" office:value="30543768" calcext:value-type="float">
            <text:p>30543768</text:p>
          </table:table-cell>
          <table:table-cell table:formula="of:=[.A1911]/1000/(60*60*24)" office:value-type="time" office:time-value="PT08H29M03.768S" calcext:value-type="time">
            <text:p>08:29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59.81" calcext:value-type="float">
            <text:p>2059.81</text:p>
          </table:table-cell>
          <table:table-cell office:value-type="float" office:value="2524.17" calcext:value-type="float">
            <text:p>2524.17</text:p>
          </table:table-cell>
        </table:table-row>
        <table:table-row table:style-name="ro1">
          <table:table-cell office:value-type="float" office:value="30559768" calcext:value-type="float">
            <text:p>30559768</text:p>
          </table:table-cell>
          <table:table-cell table:formula="of:=[.A1912]/1000/(60*60*24)" office:value-type="time" office:time-value="PT08H29M19.768S" calcext:value-type="time">
            <text:p>08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060.84" calcext:value-type="float">
            <text:p>2060.84</text:p>
          </table:table-cell>
          <table:table-cell office:value-type="float" office:value="2525.36" calcext:value-type="float">
            <text:p>2525.36</text:p>
          </table:table-cell>
        </table:table-row>
        <table:table-row table:style-name="ro1">
          <table:table-cell office:value-type="float" office:value="30575768" calcext:value-type="float">
            <text:p>30575768</text:p>
          </table:table-cell>
          <table:table-cell table:formula="of:=[.A1913]/1000/(60*60*24)" office:value-type="time" office:time-value="PT08H29M35.768S" calcext:value-type="time">
            <text:p>08:29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061.87" calcext:value-type="float">
            <text:p>2061.87</text:p>
          </table:table-cell>
          <table:table-cell office:value-type="float" office:value="2526.56" calcext:value-type="float">
            <text:p>2526.56</text:p>
          </table:table-cell>
        </table:table-row>
        <table:table-row table:style-name="ro1">
          <table:table-cell office:value-type="float" office:value="30591768" calcext:value-type="float">
            <text:p>30591768</text:p>
          </table:table-cell>
          <table:table-cell table:formula="of:=[.A1914]/1000/(60*60*24)" office:value-type="time" office:time-value="PT08H29M51.768S" calcext:value-type="time">
            <text:p>08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62.9" calcext:value-type="float">
            <text:p>2062.9</text:p>
          </table:table-cell>
          <table:table-cell office:value-type="float" office:value="2527.76" calcext:value-type="float">
            <text:p>2527.76</text:p>
          </table:table-cell>
        </table:table-row>
        <table:table-row table:style-name="ro1">
          <table:table-cell office:value-type="float" office:value="30607768" calcext:value-type="float">
            <text:p>30607768</text:p>
          </table:table-cell>
          <table:table-cell table:formula="of:=[.A1915]/1000/(60*60*24)" office:value-type="time" office:time-value="PT08H30M07.768S" calcext:value-type="time">
            <text:p>08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63.92" calcext:value-type="float">
            <text:p>2063.92</text:p>
          </table:table-cell>
          <table:table-cell office:value-type="float" office:value="2528.95" calcext:value-type="float">
            <text:p>2528.95</text:p>
          </table:table-cell>
        </table:table-row>
        <table:table-row table:style-name="ro1">
          <table:table-cell office:value-type="float" office:value="30623768" calcext:value-type="float">
            <text:p>30623768</text:p>
          </table:table-cell>
          <table:table-cell table:formula="of:=[.A1916]/1000/(60*60*24)" office:value-type="time" office:time-value="PT08H30M23.768S" calcext:value-type="time">
            <text:p>08:30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64.95" calcext:value-type="float">
            <text:p>2064.95</text:p>
          </table:table-cell>
          <table:table-cell office:value-type="float" office:value="2530.15" calcext:value-type="float">
            <text:p>2530.15</text:p>
          </table:table-cell>
        </table:table-row>
        <table:table-row table:style-name="ro1">
          <table:table-cell office:value-type="float" office:value="30639768" calcext:value-type="float">
            <text:p>30639768</text:p>
          </table:table-cell>
          <table:table-cell table:formula="of:=[.A1917]/1000/(60*60*24)" office:value-type="time" office:time-value="PT08H30M39.768S" calcext:value-type="time">
            <text:p>08:30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065.98" calcext:value-type="float">
            <text:p>2065.98</text:p>
          </table:table-cell>
          <table:table-cell office:value-type="float" office:value="2531.34" calcext:value-type="float">
            <text:p>2531.34</text:p>
          </table:table-cell>
        </table:table-row>
        <table:table-row table:style-name="ro1">
          <table:table-cell office:value-type="float" office:value="30655768" calcext:value-type="float">
            <text:p>30655768</text:p>
          </table:table-cell>
          <table:table-cell table:formula="of:=[.A1918]/1000/(60*60*24)" office:value-type="time" office:time-value="PT08H30M55.768S" calcext:value-type="time">
            <text:p>08:30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067.01" calcext:value-type="float">
            <text:p>2067.01</text:p>
          </table:table-cell>
          <table:table-cell office:value-type="float" office:value="2532.54" calcext:value-type="float">
            <text:p>2532.54</text:p>
          </table:table-cell>
        </table:table-row>
        <table:table-row table:style-name="ro1">
          <table:table-cell office:value-type="float" office:value="30671768" calcext:value-type="float">
            <text:p>30671768</text:p>
          </table:table-cell>
          <table:table-cell table:formula="of:=[.A1919]/1000/(60*60*24)" office:value-type="time" office:time-value="PT08H31M11.768S" calcext:value-type="time">
            <text:p>08:31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068.03" calcext:value-type="float">
            <text:p>2068.03</text:p>
          </table:table-cell>
          <table:table-cell office:value-type="float" office:value="2533.73" calcext:value-type="float">
            <text:p>2533.73</text:p>
          </table:table-cell>
        </table:table-row>
        <table:table-row table:style-name="ro1">
          <table:table-cell office:value-type="float" office:value="30687768" calcext:value-type="float">
            <text:p>30687768</text:p>
          </table:table-cell>
          <table:table-cell table:formula="of:=[.A1920]/1000/(60*60*24)" office:value-type="time" office:time-value="PT08H31M27.768S" calcext:value-type="time">
            <text:p>08:31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069.06" calcext:value-type="float">
            <text:p>2069.06</text:p>
          </table:table-cell>
          <table:table-cell office:value-type="float" office:value="2534.93" calcext:value-type="float">
            <text:p>2534.93</text:p>
          </table:table-cell>
        </table:table-row>
        <table:table-row table:style-name="ro1">
          <table:table-cell office:value-type="float" office:value="30703768" calcext:value-type="float">
            <text:p>30703768</text:p>
          </table:table-cell>
          <table:table-cell table:formula="of:=[.A1921]/1000/(60*60*24)" office:value-type="time" office:time-value="PT08H31M43.768S" calcext:value-type="time">
            <text:p>08:31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070.09" calcext:value-type="float">
            <text:p>2070.09</text:p>
          </table:table-cell>
          <table:table-cell office:value-type="float" office:value="2536.12" calcext:value-type="float">
            <text:p>2536.12</text:p>
          </table:table-cell>
        </table:table-row>
        <table:table-row table:style-name="ro1">
          <table:table-cell office:value-type="float" office:value="30719768" calcext:value-type="float">
            <text:p>30719768</text:p>
          </table:table-cell>
          <table:table-cell table:formula="of:=[.A1922]/1000/(60*60*24)" office:value-type="time" office:time-value="PT08H31M59.768S" calcext:value-type="time">
            <text:p>08:32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71.11" calcext:value-type="float">
            <text:p>2071.11</text:p>
          </table:table-cell>
          <table:table-cell office:value-type="float" office:value="2537.32" calcext:value-type="float">
            <text:p>2537.32</text:p>
          </table:table-cell>
        </table:table-row>
        <table:table-row table:style-name="ro1">
          <table:table-cell office:value-type="float" office:value="30735768" calcext:value-type="float">
            <text:p>30735768</text:p>
          </table:table-cell>
          <table:table-cell table:formula="of:=[.A1923]/1000/(60*60*24)" office:value-type="time" office:time-value="PT08H32M15.768S" calcext:value-type="time">
            <text:p>08:32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72.14" calcext:value-type="float">
            <text:p>2072.14</text:p>
          </table:table-cell>
          <table:table-cell office:value-type="float" office:value="2538.51" calcext:value-type="float">
            <text:p>2538.51</text:p>
          </table:table-cell>
        </table:table-row>
        <table:table-row table:style-name="ro1">
          <table:table-cell office:value-type="float" office:value="30751768" calcext:value-type="float">
            <text:p>30751768</text:p>
          </table:table-cell>
          <table:table-cell table:formula="of:=[.A1924]/1000/(60*60*24)" office:value-type="time" office:time-value="PT08H32M31.768S" calcext:value-type="time">
            <text:p>08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73.17" calcext:value-type="float">
            <text:p>2073.17</text:p>
          </table:table-cell>
          <table:table-cell office:value-type="float" office:value="2539.7" calcext:value-type="float">
            <text:p>2539.7</text:p>
          </table:table-cell>
        </table:table-row>
        <table:table-row table:style-name="ro1">
          <table:table-cell office:value-type="float" office:value="30767768" calcext:value-type="float">
            <text:p>30767768</text:p>
          </table:table-cell>
          <table:table-cell table:formula="of:=[.A1925]/1000/(60*60*24)" office:value-type="time" office:time-value="PT08H32M47.768S" calcext:value-type="time">
            <text:p>08:32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74.19" calcext:value-type="float">
            <text:p>2074.19</text:p>
          </table:table-cell>
          <table:table-cell office:value-type="float" office:value="2540.89" calcext:value-type="float">
            <text:p>2540.89</text:p>
          </table:table-cell>
        </table:table-row>
        <table:table-row table:style-name="ro1">
          <table:table-cell office:value-type="float" office:value="30783768" calcext:value-type="float">
            <text:p>30783768</text:p>
          </table:table-cell>
          <table:table-cell table:formula="of:=[.A1926]/1000/(60*60*24)" office:value-type="time" office:time-value="PT08H33M03.768S" calcext:value-type="time">
            <text:p>08:33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2075.22" calcext:value-type="float">
            <text:p>2075.22</text:p>
          </table:table-cell>
          <table:table-cell office:value-type="float" office:value="2542.08" calcext:value-type="float">
            <text:p>2542.08</text:p>
          </table:table-cell>
        </table:table-row>
        <table:table-row table:style-name="ro1">
          <table:table-cell office:value-type="float" office:value="30799768" calcext:value-type="float">
            <text:p>30799768</text:p>
          </table:table-cell>
          <table:table-cell table:formula="of:=[.A1927]/1000/(60*60*24)" office:value-type="time" office:time-value="PT08H33M19.768S" calcext:value-type="time">
            <text:p>08:33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076.24" calcext:value-type="float">
            <text:p>2076.24</text:p>
          </table:table-cell>
          <table:table-cell office:value-type="float" office:value="2543.27" calcext:value-type="float">
            <text:p>2543.27</text:p>
          </table:table-cell>
        </table:table-row>
        <table:table-row table:style-name="ro1">
          <table:table-cell office:value-type="float" office:value="30815768" calcext:value-type="float">
            <text:p>30815768</text:p>
          </table:table-cell>
          <table:table-cell table:formula="of:=[.A1928]/1000/(60*60*24)" office:value-type="time" office:time-value="PT08H33M35.768S" calcext:value-type="time">
            <text:p>08:33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2077.27" calcext:value-type="float">
            <text:p>2077.27</text:p>
          </table:table-cell>
          <table:table-cell office:value-type="float" office:value="2544.46" calcext:value-type="float">
            <text:p>2544.46</text:p>
          </table:table-cell>
        </table:table-row>
        <table:table-row table:style-name="ro1">
          <table:table-cell office:value-type="float" office:value="30831768" calcext:value-type="float">
            <text:p>30831768</text:p>
          </table:table-cell>
          <table:table-cell table:formula="of:=[.A1929]/1000/(60*60*24)" office:value-type="time" office:time-value="PT08H33M51.768S" calcext:value-type="time">
            <text:p>08:33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7" calcext:value-type="float">
            <text:p>267.17</text:p>
          </table:table-cell>
          <table:table-cell office:value-type="float" office:value="2078.29" calcext:value-type="float">
            <text:p>2078.29</text:p>
          </table:table-cell>
          <table:table-cell office:value-type="float" office:value="2545.65" calcext:value-type="float">
            <text:p>2545.65</text:p>
          </table:table-cell>
        </table:table-row>
        <table:table-row table:style-name="ro1">
          <table:table-cell office:value-type="float" office:value="30847768" calcext:value-type="float">
            <text:p>30847768</text:p>
          </table:table-cell>
          <table:table-cell table:formula="of:=[.A1930]/1000/(60*60*24)" office:value-type="time" office:time-value="PT08H34M07.768S" calcext:value-type="time">
            <text:p>08:34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2079.31" calcext:value-type="float">
            <text:p>2079.31</text:p>
          </table:table-cell>
          <table:table-cell office:value-type="float" office:value="2546.84" calcext:value-type="float">
            <text:p>2546.84</text:p>
          </table:table-cell>
        </table:table-row>
        <table:table-row table:style-name="ro1">
          <table:table-cell office:value-type="float" office:value="30863768" calcext:value-type="float">
            <text:p>30863768</text:p>
          </table:table-cell>
          <table:table-cell table:formula="of:=[.A1931]/1000/(60*60*24)" office:value-type="time" office:time-value="PT08H34M23.768S" calcext:value-type="time">
            <text:p>08:34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2080.34" calcext:value-type="float">
            <text:p>2080.34</text:p>
          </table:table-cell>
          <table:table-cell office:value-type="float" office:value="2548.03" calcext:value-type="float">
            <text:p>2548.03</text:p>
          </table:table-cell>
        </table:table-row>
        <table:table-row table:style-name="ro1">
          <table:table-cell office:value-type="float" office:value="30879768" calcext:value-type="float">
            <text:p>30879768</text:p>
          </table:table-cell>
          <table:table-cell table:formula="of:=[.A1932]/1000/(60*60*24)" office:value-type="time" office:time-value="PT08H34M39.768S" calcext:value-type="time">
            <text:p>08:34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5" calcext:value-type="float">
            <text:p>267.05</text:p>
          </table:table-cell>
          <table:table-cell office:value-type="float" office:value="2081.36" calcext:value-type="float">
            <text:p>2081.36</text:p>
          </table:table-cell>
          <table:table-cell office:value-type="float" office:value="2549.22" calcext:value-type="float">
            <text:p>2549.22</text:p>
          </table:table-cell>
        </table:table-row>
        <table:table-row table:style-name="ro1">
          <table:table-cell office:value-type="float" office:value="30895768" calcext:value-type="float">
            <text:p>30895768</text:p>
          </table:table-cell>
          <table:table-cell table:formula="of:=[.A1933]/1000/(60*60*24)" office:value-type="time" office:time-value="PT08H34M55.768S" calcext:value-type="time">
            <text:p>08:34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2082.38" calcext:value-type="float">
            <text:p>2082.38</text:p>
          </table:table-cell>
          <table:table-cell office:value-type="float" office:value="2550.41" calcext:value-type="float">
            <text:p>2550.41</text:p>
          </table:table-cell>
        </table:table-row>
        <table:table-row table:style-name="ro1">
          <table:table-cell office:value-type="float" office:value="30911768" calcext:value-type="float">
            <text:p>30911768</text:p>
          </table:table-cell>
          <table:table-cell table:formula="of:=[.A1934]/1000/(60*60*24)" office:value-type="time" office:time-value="PT08H35M11.768S" calcext:value-type="time">
            <text:p>08:35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083.41" calcext:value-type="float">
            <text:p>2083.41</text:p>
          </table:table-cell>
          <table:table-cell office:value-type="float" office:value="2551.59" calcext:value-type="float">
            <text:p>2551.59</text:p>
          </table:table-cell>
        </table:table-row>
        <table:table-row table:style-name="ro1">
          <table:table-cell office:value-type="float" office:value="30927768" calcext:value-type="float">
            <text:p>30927768</text:p>
          </table:table-cell>
          <table:table-cell table:formula="of:=[.A1935]/1000/(60*60*24)" office:value-type="time" office:time-value="PT08H35M27.768S" calcext:value-type="time">
            <text:p>08:35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2084.43" calcext:value-type="float">
            <text:p>2084.43</text:p>
          </table:table-cell>
          <table:table-cell office:value-type="float" office:value="2552.78" calcext:value-type="float">
            <text:p>2552.78</text:p>
          </table:table-cell>
        </table:table-row>
        <table:table-row table:style-name="ro1">
          <table:table-cell office:value-type="float" office:value="30943768" calcext:value-type="float">
            <text:p>30943768</text:p>
          </table:table-cell>
          <table:table-cell table:formula="of:=[.A1936]/1000/(60*60*24)" office:value-type="time" office:time-value="PT08H35M43.768S" calcext:value-type="time">
            <text:p>08:35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85.46" calcext:value-type="float">
            <text:p>2085.46</text:p>
          </table:table-cell>
          <table:table-cell office:value-type="float" office:value="2553.97" calcext:value-type="float">
            <text:p>2553.97</text:p>
          </table:table-cell>
        </table:table-row>
        <table:table-row table:style-name="ro1">
          <table:table-cell office:value-type="float" office:value="30959768" calcext:value-type="float">
            <text:p>30959768</text:p>
          </table:table-cell>
          <table:table-cell table:formula="of:=[.A1937]/1000/(60*60*24)" office:value-type="time" office:time-value="PT08H35M59.768S" calcext:value-type="time">
            <text:p>08:36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86.48" calcext:value-type="float">
            <text:p>2086.48</text:p>
          </table:table-cell>
          <table:table-cell office:value-type="float" office:value="2555.15" calcext:value-type="float">
            <text:p>2555.15</text:p>
          </table:table-cell>
        </table:table-row>
        <table:table-row table:style-name="ro1">
          <table:table-cell office:value-type="float" office:value="30975768" calcext:value-type="float">
            <text:p>30975768</text:p>
          </table:table-cell>
          <table:table-cell table:formula="of:=[.A1938]/1000/(60*60*24)" office:value-type="time" office:time-value="PT08H36M15.768S" calcext:value-type="time">
            <text:p>08:36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87.5" calcext:value-type="float">
            <text:p>2087.5</text:p>
          </table:table-cell>
          <table:table-cell office:value-type="float" office:value="2556.34" calcext:value-type="float">
            <text:p>2556.34</text:p>
          </table:table-cell>
        </table:table-row>
        <table:table-row table:style-name="ro1">
          <table:table-cell office:value-type="float" office:value="30991768" calcext:value-type="float">
            <text:p>30991768</text:p>
          </table:table-cell>
          <table:table-cell table:formula="of:=[.A1939]/1000/(60*60*24)" office:value-type="time" office:time-value="PT08H36M31.768S" calcext:value-type="time">
            <text:p>08:36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088.53" calcext:value-type="float">
            <text:p>2088.53</text:p>
          </table:table-cell>
          <table:table-cell office:value-type="float" office:value="2557.53" calcext:value-type="float">
            <text:p>2557.53</text:p>
          </table:table-cell>
        </table:table-row>
        <table:table-row table:style-name="ro1">
          <table:table-cell office:value-type="float" office:value="31007768" calcext:value-type="float">
            <text:p>31007768</text:p>
          </table:table-cell>
          <table:table-cell table:formula="of:=[.A1940]/1000/(60*60*24)" office:value-type="time" office:time-value="PT08H36M47.768S" calcext:value-type="time">
            <text:p>08:36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2089.55" calcext:value-type="float">
            <text:p>2089.55</text:p>
          </table:table-cell>
          <table:table-cell office:value-type="float" office:value="2558.72" calcext:value-type="float">
            <text:p>2558.72</text:p>
          </table:table-cell>
        </table:table-row>
        <table:table-row table:style-name="ro1">
          <table:table-cell office:value-type="float" office:value="31023768" calcext:value-type="float">
            <text:p>31023768</text:p>
          </table:table-cell>
          <table:table-cell table:formula="of:=[.A1941]/1000/(60*60*24)" office:value-type="time" office:time-value="PT08H37M03.768S" calcext:value-type="time">
            <text:p>08:37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90.57" calcext:value-type="float">
            <text:p>2090.57</text:p>
          </table:table-cell>
          <table:table-cell office:value-type="float" office:value="2559.9" calcext:value-type="float">
            <text:p>2559.9</text:p>
          </table:table-cell>
        </table:table-row>
        <table:table-row table:style-name="ro1">
          <table:table-cell office:value-type="float" office:value="31039768" calcext:value-type="float">
            <text:p>31039768</text:p>
          </table:table-cell>
          <table:table-cell table:formula="of:=[.A1942]/1000/(60*60*24)" office:value-type="time" office:time-value="PT08H37M19.768S" calcext:value-type="time">
            <text:p>08:37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91.6" calcext:value-type="float">
            <text:p>2091.6</text:p>
          </table:table-cell>
          <table:table-cell office:value-type="float" office:value="2561.08" calcext:value-type="float">
            <text:p>2561.08</text:p>
          </table:table-cell>
        </table:table-row>
        <table:table-row table:style-name="ro1">
          <table:table-cell office:value-type="float" office:value="31055768" calcext:value-type="float">
            <text:p>31055768</text:p>
          </table:table-cell>
          <table:table-cell table:formula="of:=[.A1943]/1000/(60*60*24)" office:value-type="time" office:time-value="PT08H37M35.768S" calcext:value-type="time">
            <text:p>08:37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92.62" calcext:value-type="float">
            <text:p>2092.62</text:p>
          </table:table-cell>
          <table:table-cell office:value-type="float" office:value="2562.27" calcext:value-type="float">
            <text:p>2562.27</text:p>
          </table:table-cell>
        </table:table-row>
        <table:table-row table:style-name="ro1">
          <table:table-cell office:value-type="float" office:value="31071768" calcext:value-type="float">
            <text:p>31071768</text:p>
          </table:table-cell>
          <table:table-cell table:formula="of:=[.A1944]/1000/(60*60*24)" office:value-type="time" office:time-value="PT08H37M51.768S" calcext:value-type="time">
            <text:p>08:37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93.64" calcext:value-type="float">
            <text:p>2093.64</text:p>
          </table:table-cell>
          <table:table-cell office:value-type="float" office:value="2563.45" calcext:value-type="float">
            <text:p>2563.45</text:p>
          </table:table-cell>
        </table:table-row>
        <table:table-row table:style-name="ro1">
          <table:table-cell office:value-type="float" office:value="31087768" calcext:value-type="float">
            <text:p>31087768</text:p>
          </table:table-cell>
          <table:table-cell table:formula="of:=[.A1945]/1000/(60*60*24)" office:value-type="time" office:time-value="PT08H38M07.768S" calcext:value-type="time">
            <text:p>08:38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94.66" calcext:value-type="float">
            <text:p>2094.66</text:p>
          </table:table-cell>
          <table:table-cell office:value-type="float" office:value="2564.63" calcext:value-type="float">
            <text:p>2564.63</text:p>
          </table:table-cell>
        </table:table-row>
        <table:table-row table:style-name="ro1">
          <table:table-cell office:value-type="float" office:value="31103768" calcext:value-type="float">
            <text:p>31103768</text:p>
          </table:table-cell>
          <table:table-cell table:formula="of:=[.A1946]/1000/(60*60*24)" office:value-type="time" office:time-value="PT08H38M23.768S" calcext:value-type="time">
            <text:p>08:38:24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95.69" calcext:value-type="float">
            <text:p>2095.69</text:p>
          </table:table-cell>
          <table:table-cell office:value-type="float" office:value="2565.82" calcext:value-type="float">
            <text:p>2565.82</text:p>
          </table:table-cell>
        </table:table-row>
        <table:table-row table:style-name="ro1">
          <table:table-cell office:value-type="float" office:value="31119768" calcext:value-type="float">
            <text:p>31119768</text:p>
          </table:table-cell>
          <table:table-cell table:formula="of:=[.A1947]/1000/(60*60*24)" office:value-type="time" office:time-value="PT08H38M39.768S" calcext:value-type="time">
            <text:p>08:38:40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4" calcext:value-type="float">
            <text:p>266.34</text:p>
          </table:table-cell>
          <table:table-cell office:value-type="float" office:value="2096.71" calcext:value-type="float">
            <text:p>2096.71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31135768" calcext:value-type="float">
            <text:p>31135768</text:p>
          </table:table-cell>
          <table:table-cell table:formula="of:=[.A1948]/1000/(60*60*24)" office:value-type="time" office:time-value="PT08H38M55.768S" calcext:value-type="time">
            <text:p>08:38:56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97.73" calcext:value-type="float">
            <text:p>2097.73</text:p>
          </table:table-cell>
          <table:table-cell office:value-type="float" office:value="2568.18" calcext:value-type="float">
            <text:p>2568.18</text:p>
          </table:table-cell>
        </table:table-row>
        <table:table-row table:style-name="ro1">
          <table:table-cell office:value-type="float" office:value="31151768" calcext:value-type="float">
            <text:p>31151768</text:p>
          </table:table-cell>
          <table:table-cell table:formula="of:=[.A1949]/1000/(60*60*24)" office:value-type="time" office:time-value="PT08H39M11.768S" calcext:value-type="time">
            <text:p>08:39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2098.75" calcext:value-type="float">
            <text:p>2098.75</text:p>
          </table:table-cell>
          <table:table-cell office:value-type="float" office:value="2569.36" calcext:value-type="float">
            <text:p>2569.36</text:p>
          </table:table-cell>
        </table:table-row>
        <table:table-row table:style-name="ro1">
          <table:table-cell office:value-type="float" office:value="31167768" calcext:value-type="float">
            <text:p>31167768</text:p>
          </table:table-cell>
          <table:table-cell table:formula="of:=[.A1950]/1000/(60*60*24)" office:value-type="time" office:time-value="PT08H39M27.768S" calcext:value-type="time">
            <text:p>08:39:28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99.77" calcext:value-type="float">
            <text:p>2099.77</text:p>
          </table:table-cell>
          <table:table-cell office:value-type="float" office:value="2570.55" calcext:value-type="float">
            <text:p>2570.55</text:p>
          </table:table-cell>
        </table:table-row>
        <table:table-row table:style-name="ro1">
          <table:table-cell office:value-type="float" office:value="31183768" calcext:value-type="float">
            <text:p>31183768</text:p>
          </table:table-cell>
          <table:table-cell table:formula="of:=[.A1951]/1000/(60*60*24)" office:value-type="time" office:time-value="PT08H39M43.768S" calcext:value-type="time">
            <text:p>08:39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2100.79" calcext:value-type="float">
            <text:p>2100.79</text:p>
          </table:table-cell>
          <table:table-cell office:value-type="float" office:value="2571.73" calcext:value-type="float">
            <text:p>2571.73</text:p>
          </table:table-cell>
        </table:table-row>
        <table:table-row table:style-name="ro1">
          <table:table-cell office:value-type="float" office:value="31199768" calcext:value-type="float">
            <text:p>31199768</text:p>
          </table:table-cell>
          <table:table-cell table:formula="of:=[.A1952]/1000/(60*60*24)" office:value-type="time" office:time-value="PT08H39M59.768S" calcext:value-type="time">
            <text:p>08:40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101.81" calcext:value-type="float">
            <text:p>2101.81</text:p>
          </table:table-cell>
          <table:table-cell office:value-type="float" office:value="2572.91" calcext:value-type="float">
            <text:p>2572.91</text:p>
          </table:table-cell>
        </table:table-row>
        <table:table-row table:style-name="ro1">
          <table:table-cell office:value-type="float" office:value="31215768" calcext:value-type="float">
            <text:p>31215768</text:p>
          </table:table-cell>
          <table:table-cell table:formula="of:=[.A1953]/1000/(60*60*24)" office:value-type="time" office:time-value="PT08H40M15.768S" calcext:value-type="time">
            <text:p>08:40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102.83" calcext:value-type="float">
            <text:p>2102.83</text:p>
          </table:table-cell>
          <table:table-cell office:value-type="float" office:value="2574.09" calcext:value-type="float">
            <text:p>2574.09</text:p>
          </table:table-cell>
        </table:table-row>
        <table:table-row table:style-name="ro1">
          <table:table-cell office:value-type="float" office:value="31231768" calcext:value-type="float">
            <text:p>31231768</text:p>
          </table:table-cell>
          <table:table-cell table:formula="of:=[.A1954]/1000/(60*60*24)" office:value-type="time" office:time-value="PT08H40M31.768S" calcext:value-type="time">
            <text:p>08:40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03.85" calcext:value-type="float">
            <text:p>2103.85</text:p>
          </table:table-cell>
          <table:table-cell office:value-type="float" office:value="2575.27" calcext:value-type="float">
            <text:p>2575.27</text:p>
          </table:table-cell>
        </table:table-row>
        <table:table-row table:style-name="ro1">
          <table:table-cell office:value-type="float" office:value="31247768" calcext:value-type="float">
            <text:p>31247768</text:p>
          </table:table-cell>
          <table:table-cell table:formula="of:=[.A1955]/1000/(60*60*24)" office:value-type="time" office:time-value="PT08H40M47.768S" calcext:value-type="time">
            <text:p>08:40:48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2104.87" calcext:value-type="float">
            <text:p>2104.87</text:p>
          </table:table-cell>
          <table:table-cell office:value-type="float" office:value="2576.45" calcext:value-type="float">
            <text:p>2576.45</text:p>
          </table:table-cell>
        </table:table-row>
        <table:table-row table:style-name="ro1">
          <table:table-cell office:value-type="float" office:value="31263768" calcext:value-type="float">
            <text:p>31263768</text:p>
          </table:table-cell>
          <table:table-cell table:formula="of:=[.A1956]/1000/(60*60*24)" office:value-type="time" office:time-value="PT08H41M03.768S" calcext:value-type="time">
            <text:p>08:41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05.89" calcext:value-type="float">
            <text:p>2105.89</text:p>
          </table:table-cell>
          <table:table-cell office:value-type="float" office:value="2577.63" calcext:value-type="float">
            <text:p>2577.63</text:p>
          </table:table-cell>
        </table:table-row>
        <table:table-row table:style-name="ro1">
          <table:table-cell office:value-type="float" office:value="31279768" calcext:value-type="float">
            <text:p>31279768</text:p>
          </table:table-cell>
          <table:table-cell table:formula="of:=[.A1957]/1000/(60*60*24)" office:value-type="time" office:time-value="PT08H41M19.768S" calcext:value-type="time">
            <text:p>08:41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5" calcext:value-type="float">
            <text:p>264.95</text:p>
          </table:table-cell>
          <table:table-cell office:value-type="float" office:value="2106.91" calcext:value-type="float">
            <text:p>2106.91</text:p>
          </table:table-cell>
          <table:table-cell office:value-type="float" office:value="2578.81" calcext:value-type="float">
            <text:p>2578.81</text:p>
          </table:table-cell>
        </table:table-row>
        <table:table-row table:style-name="ro1">
          <table:table-cell office:value-type="float" office:value="31295768" calcext:value-type="float">
            <text:p>31295768</text:p>
          </table:table-cell>
          <table:table-cell table:formula="of:=[.A1958]/1000/(60*60*24)" office:value-type="time" office:time-value="PT08H41M35.768S" calcext:value-type="time">
            <text:p>08:41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107.93" calcext:value-type="float">
            <text:p>2107.93</text:p>
          </table:table-cell>
          <table:table-cell office:value-type="float" office:value="2579.99" calcext:value-type="float">
            <text:p>2579.99</text:p>
          </table:table-cell>
        </table:table-row>
        <table:table-row table:style-name="ro1">
          <table:table-cell office:value-type="float" office:value="31311768" calcext:value-type="float">
            <text:p>31311768</text:p>
          </table:table-cell>
          <table:table-cell table:formula="of:=[.A1959]/1000/(60*60*24)" office:value-type="time" office:time-value="PT08H41M51.768S" calcext:value-type="time">
            <text:p>08:41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108.95" calcext:value-type="float">
            <text:p>2108.95</text:p>
          </table:table-cell>
          <table:table-cell office:value-type="float" office:value="2581.16" calcext:value-type="float">
            <text:p>2581.16</text:p>
          </table:table-cell>
        </table:table-row>
        <table:table-row table:style-name="ro1">
          <table:table-cell office:value-type="float" office:value="31327768" calcext:value-type="float">
            <text:p>31327768</text:p>
          </table:table-cell>
          <table:table-cell table:formula="of:=[.A1960]/1000/(60*60*24)" office:value-type="time" office:time-value="PT08H42M07.768S" calcext:value-type="time">
            <text:p>08:42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109.97" calcext:value-type="float">
            <text:p>2109.97</text:p>
          </table:table-cell>
          <table:table-cell office:value-type="float" office:value="2582.34" calcext:value-type="float">
            <text:p>2582.34</text:p>
          </table:table-cell>
        </table:table-row>
        <table:table-row table:style-name="ro1">
          <table:table-cell office:value-type="float" office:value="31343768" calcext:value-type="float">
            <text:p>31343768</text:p>
          </table:table-cell>
          <table:table-cell table:formula="of:=[.A1961]/1000/(60*60*24)" office:value-type="time" office:time-value="PT08H42M23.768S" calcext:value-type="time">
            <text:p>08:42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2110.98" calcext:value-type="float">
            <text:p>2110.98</text:p>
          </table:table-cell>
          <table:table-cell office:value-type="float" office:value="2583.51" calcext:value-type="float">
            <text:p>2583.51</text:p>
          </table:table-cell>
        </table:table-row>
        <table:table-row table:style-name="ro1">
          <table:table-cell office:value-type="float" office:value="31359768" calcext:value-type="float">
            <text:p>31359768</text:p>
          </table:table-cell>
          <table:table-cell table:formula="of:=[.A1962]/1000/(60*60*24)" office:value-type="time" office:time-value="PT08H42M39.768S" calcext:value-type="time">
            <text:p>08:42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12" calcext:value-type="float">
            <text:p>2112</text:p>
          </table:table-cell>
          <table:table-cell office:value-type="float" office:value="2584.69" calcext:value-type="float">
            <text:p>2584.69</text:p>
          </table:table-cell>
        </table:table-row>
        <table:table-row table:style-name="ro1">
          <table:table-cell office:value-type="float" office:value="31375768" calcext:value-type="float">
            <text:p>31375768</text:p>
          </table:table-cell>
          <table:table-cell table:formula="of:=[.A1963]/1000/(60*60*24)" office:value-type="time" office:time-value="PT08H42M55.768S" calcext:value-type="time">
            <text:p>08:42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13.02" calcext:value-type="float">
            <text:p>2113.02</text:p>
          </table:table-cell>
          <table:table-cell office:value-type="float" office:value="2585.87" calcext:value-type="float">
            <text:p>2585.87</text:p>
          </table:table-cell>
        </table:table-row>
        <table:table-row table:style-name="ro1">
          <table:table-cell office:value-type="float" office:value="31391768" calcext:value-type="float">
            <text:p>31391768</text:p>
          </table:table-cell>
          <table:table-cell table:formula="of:=[.A1964]/1000/(60*60*24)" office:value-type="time" office:time-value="PT08H43M11.768S" calcext:value-type="time">
            <text:p>08:43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114.04" calcext:value-type="float">
            <text:p>2114.04</text:p>
          </table:table-cell>
          <table:table-cell office:value-type="float" office:value="2587.04" calcext:value-type="float">
            <text:p>2587.04</text:p>
          </table:table-cell>
        </table:table-row>
        <table:table-row table:style-name="ro1">
          <table:table-cell office:value-type="float" office:value="31407768" calcext:value-type="float">
            <text:p>31407768</text:p>
          </table:table-cell>
          <table:table-cell table:formula="of:=[.A1965]/1000/(60*60*24)" office:value-type="time" office:time-value="PT08H43M27.768S" calcext:value-type="time">
            <text:p>08:43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2115.06" calcext:value-type="float">
            <text:p>2115.06</text:p>
          </table:table-cell>
          <table:table-cell office:value-type="float" office:value="2588.22" calcext:value-type="float">
            <text:p>2588.22</text:p>
          </table:table-cell>
        </table:table-row>
        <table:table-row table:style-name="ro1">
          <table:table-cell office:value-type="float" office:value="31423768" calcext:value-type="float">
            <text:p>31423768</text:p>
          </table:table-cell>
          <table:table-cell table:formula="of:=[.A1966]/1000/(60*60*24)" office:value-type="time" office:time-value="PT08H43M43.768S" calcext:value-type="time">
            <text:p>08:43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116.08" calcext:value-type="float">
            <text:p>2116.08</text:p>
          </table:table-cell>
          <table:table-cell office:value-type="float" office:value="2589.39" calcext:value-type="float">
            <text:p>2589.39</text:p>
          </table:table-cell>
        </table:table-row>
        <table:table-row table:style-name="ro1">
          <table:table-cell office:value-type="float" office:value="31439768" calcext:value-type="float">
            <text:p>31439768</text:p>
          </table:table-cell>
          <table:table-cell table:formula="of:=[.A1967]/1000/(60*60*24)" office:value-type="time" office:time-value="PT08H43M59.768S" calcext:value-type="time">
            <text:p>08:44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5" calcext:value-type="float">
            <text:p>263.55</text:p>
          </table:table-cell>
          <table:table-cell office:value-type="float" office:value="2117.1" calcext:value-type="float">
            <text:p>2117.1</text:p>
          </table:table-cell>
          <table:table-cell office:value-type="float" office:value="2590.56" calcext:value-type="float">
            <text:p>2590.56</text:p>
          </table:table-cell>
        </table:table-row>
        <table:table-row table:style-name="ro1">
          <table:table-cell office:value-type="float" office:value="31455768" calcext:value-type="float">
            <text:p>31455768</text:p>
          </table:table-cell>
          <table:table-cell table:formula="of:=[.A1968]/1000/(60*60*24)" office:value-type="time" office:time-value="PT08H44M15.768S" calcext:value-type="time">
            <text:p>08:44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118.12" calcext:value-type="float">
            <text:p>2118.12</text:p>
          </table:table-cell>
          <table:table-cell office:value-type="float" office:value="2591.74" calcext:value-type="float">
            <text:p>2591.74</text:p>
          </table:table-cell>
        </table:table-row>
        <table:table-row table:style-name="ro1">
          <table:table-cell office:value-type="float" office:value="31471768" calcext:value-type="float">
            <text:p>31471768</text:p>
          </table:table-cell>
          <table:table-cell table:formula="of:=[.A1969]/1000/(60*60*24)" office:value-type="time" office:time-value="PT08H44M31.768S" calcext:value-type="time">
            <text:p>08:44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119.13" calcext:value-type="float">
            <text:p>2119.13</text:p>
          </table:table-cell>
          <table:table-cell office:value-type="float" office:value="2592.91" calcext:value-type="float">
            <text:p>2592.91</text:p>
          </table:table-cell>
        </table:table-row>
        <table:table-row table:style-name="ro1">
          <table:table-cell office:value-type="float" office:value="31487768" calcext:value-type="float">
            <text:p>31487768</text:p>
          </table:table-cell>
          <table:table-cell table:formula="of:=[.A1970]/1000/(60*60*24)" office:value-type="time" office:time-value="PT08H44M47.768S" calcext:value-type="time">
            <text:p>08:44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120.15" calcext:value-type="float">
            <text:p>2120.15</text:p>
          </table:table-cell>
          <table:table-cell office:value-type="float" office:value="2594.08" calcext:value-type="float">
            <text:p>2594.08</text:p>
          </table:table-cell>
        </table:table-row>
        <table:table-row table:style-name="ro1">
          <table:table-cell office:value-type="float" office:value="31503768" calcext:value-type="float">
            <text:p>31503768</text:p>
          </table:table-cell>
          <table:table-cell table:formula="of:=[.A1971]/1000/(60*60*24)" office:value-type="time" office:time-value="PT08H45M03.768S" calcext:value-type="time">
            <text:p>08:45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121.17" calcext:value-type="float">
            <text:p>2121.17</text:p>
          </table:table-cell>
          <table:table-cell office:value-type="float" office:value="2595.25" calcext:value-type="float">
            <text:p>2595.25</text:p>
          </table:table-cell>
        </table:table-row>
        <table:table-row table:style-name="ro1">
          <table:table-cell office:value-type="float" office:value="31519768" calcext:value-type="float">
            <text:p>31519768</text:p>
          </table:table-cell>
          <table:table-cell table:formula="of:=[.A1972]/1000/(60*60*24)" office:value-type="time" office:time-value="PT08H45M19.768S" calcext:value-type="time">
            <text:p>08:45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122.18" calcext:value-type="float">
            <text:p>2122.18</text:p>
          </table:table-cell>
          <table:table-cell office:value-type="float" office:value="2596.43" calcext:value-type="float">
            <text:p>2596.43</text:p>
          </table:table-cell>
        </table:table-row>
        <table:table-row table:style-name="ro1">
          <table:table-cell office:value-type="float" office:value="31535768" calcext:value-type="float">
            <text:p>31535768</text:p>
          </table:table-cell>
          <table:table-cell table:formula="of:=[.A1973]/1000/(60*60*24)" office:value-type="time" office:time-value="PT08H45M35.768S" calcext:value-type="time">
            <text:p>08:45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123.2" calcext:value-type="float">
            <text:p>2123.2</text:p>
          </table:table-cell>
          <table:table-cell office:value-type="float" office:value="2597.6" calcext:value-type="float">
            <text:p>2597.6</text:p>
          </table:table-cell>
        </table:table-row>
        <table:table-row table:style-name="ro1">
          <table:table-cell office:value-type="float" office:value="31551768" calcext:value-type="float">
            <text:p>31551768</text:p>
          </table:table-cell>
          <table:table-cell table:formula="of:=[.A1974]/1000/(60*60*24)" office:value-type="time" office:time-value="PT08H45M51.768S" calcext:value-type="time">
            <text:p>08:45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124.21" calcext:value-type="float">
            <text:p>2124.21</text:p>
          </table:table-cell>
          <table:table-cell office:value-type="float" office:value="2598.76" calcext:value-type="float">
            <text:p>2598.76</text:p>
          </table:table-cell>
        </table:table-row>
        <table:table-row table:style-name="ro1">
          <table:table-cell office:value-type="float" office:value="31567768" calcext:value-type="float">
            <text:p>31567768</text:p>
          </table:table-cell>
          <table:table-cell table:formula="of:=[.A1975]/1000/(60*60*24)" office:value-type="time" office:time-value="PT08H46M07.768S" calcext:value-type="time">
            <text:p>08:46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125.23" calcext:value-type="float">
            <text:p>2125.23</text:p>
          </table:table-cell>
          <table:table-cell office:value-type="float" office:value="2599.93" calcext:value-type="float">
            <text:p>2599.93</text:p>
          </table:table-cell>
        </table:table-row>
        <table:table-row table:style-name="ro1">
          <table:table-cell office:value-type="float" office:value="31583768" calcext:value-type="float">
            <text:p>31583768</text:p>
          </table:table-cell>
          <table:table-cell table:formula="of:=[.A1976]/1000/(60*60*24)" office:value-type="time" office:time-value="PT08H46M23.768S" calcext:value-type="time">
            <text:p>08:46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126.25" calcext:value-type="float">
            <text:p>2126.25</text:p>
          </table:table-cell>
          <table:table-cell office:value-type="float" office:value="2601.1" calcext:value-type="float">
            <text:p>2601.1</text:p>
          </table:table-cell>
        </table:table-row>
        <table:table-row table:style-name="ro1">
          <table:table-cell office:value-type="float" office:value="31599768" calcext:value-type="float">
            <text:p>31599768</text:p>
          </table:table-cell>
          <table:table-cell table:formula="of:=[.A1977]/1000/(60*60*24)" office:value-type="time" office:time-value="PT08H46M39.768S" calcext:value-type="time">
            <text:p>08:46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127.26" calcext:value-type="float">
            <text:p>2127.26</text:p>
          </table:table-cell>
          <table:table-cell office:value-type="float" office:value="2602.27" calcext:value-type="float">
            <text:p>2602.27</text:p>
          </table:table-cell>
        </table:table-row>
        <table:table-row table:style-name="ro1">
          <table:table-cell office:value-type="float" office:value="31615768" calcext:value-type="float">
            <text:p>31615768</text:p>
          </table:table-cell>
          <table:table-cell table:formula="of:=[.A1978]/1000/(60*60*24)" office:value-type="time" office:time-value="PT08H46M55.768S" calcext:value-type="time">
            <text:p>08:46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2128.28" calcext:value-type="float">
            <text:p>2128.28</text:p>
          </table:table-cell>
          <table:table-cell office:value-type="float" office:value="2603.44" calcext:value-type="float">
            <text:p>2603.44</text:p>
          </table:table-cell>
        </table:table-row>
        <table:table-row table:style-name="ro1">
          <table:table-cell office:value-type="float" office:value="31631768" calcext:value-type="float">
            <text:p>31631768</text:p>
          </table:table-cell>
          <table:table-cell table:formula="of:=[.A1979]/1000/(60*60*24)" office:value-type="time" office:time-value="PT08H47M11.768S" calcext:value-type="time">
            <text:p>08:47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129.29" calcext:value-type="float">
            <text:p>2129.29</text:p>
          </table:table-cell>
          <table:table-cell office:value-type="float" office:value="2604.6" calcext:value-type="float">
            <text:p>2604.6</text:p>
          </table:table-cell>
        </table:table-row>
        <table:table-row table:style-name="ro1">
          <table:table-cell office:value-type="float" office:value="31647768" calcext:value-type="float">
            <text:p>31647768</text:p>
          </table:table-cell>
          <table:table-cell table:formula="of:=[.A1980]/1000/(60*60*24)" office:value-type="time" office:time-value="PT08H47M27.768S" calcext:value-type="time">
            <text:p>08:47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130.31" calcext:value-type="float">
            <text:p>2130.31</text:p>
          </table:table-cell>
          <table:table-cell office:value-type="float" office:value="2605.77" calcext:value-type="float">
            <text:p>2605.77</text:p>
          </table:table-cell>
        </table:table-row>
        <table:table-row table:style-name="ro1">
          <table:table-cell office:value-type="float" office:value="31663768" calcext:value-type="float">
            <text:p>31663768</text:p>
          </table:table-cell>
          <table:table-cell table:formula="of:=[.A1981]/1000/(60*60*24)" office:value-type="time" office:time-value="PT08H47M43.768S" calcext:value-type="time">
            <text:p>08:4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131.32" calcext:value-type="float">
            <text:p>2131.32</text:p>
          </table:table-cell>
          <table:table-cell office:value-type="float" office:value="2606.94" calcext:value-type="float">
            <text:p>2606.94</text:p>
          </table:table-cell>
        </table:table-row>
        <table:table-row table:style-name="ro1">
          <table:table-cell office:value-type="float" office:value="31679768" calcext:value-type="float">
            <text:p>31679768</text:p>
          </table:table-cell>
          <table:table-cell table:formula="of:=[.A1982]/1000/(60*60*24)" office:value-type="time" office:time-value="PT08H47M59.768S" calcext:value-type="time">
            <text:p>08:48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132.34" calcext:value-type="float">
            <text:p>2132.34</text:p>
          </table:table-cell>
          <table:table-cell office:value-type="float" office:value="2608.11" calcext:value-type="float">
            <text:p>2608.11</text:p>
          </table:table-cell>
        </table:table-row>
        <table:table-row table:style-name="ro1">
          <table:table-cell office:value-type="float" office:value="31695768" calcext:value-type="float">
            <text:p>31695768</text:p>
          </table:table-cell>
          <table:table-cell table:formula="of:=[.A1983]/1000/(60*60*24)" office:value-type="time" office:time-value="PT08H48M15.768S" calcext:value-type="time">
            <text:p>08:48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133.35" calcext:value-type="float">
            <text:p>2133.35</text:p>
          </table:table-cell>
          <table:table-cell office:value-type="float" office:value="2609.27" calcext:value-type="float">
            <text:p>2609.27</text:p>
          </table:table-cell>
        </table:table-row>
        <table:table-row table:style-name="ro1">
          <table:table-cell office:value-type="float" office:value="31711768" calcext:value-type="float">
            <text:p>31711768</text:p>
          </table:table-cell>
          <table:table-cell table:formula="of:=[.A1984]/1000/(60*60*24)" office:value-type="time" office:time-value="PT08H48M31.768S" calcext:value-type="time">
            <text:p>08:48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134.37" calcext:value-type="float">
            <text:p>2134.37</text:p>
          </table:table-cell>
          <table:table-cell office:value-type="float" office:value="2610.44" calcext:value-type="float">
            <text:p>2610.44</text:p>
          </table:table-cell>
        </table:table-row>
        <table:table-row table:style-name="ro1">
          <table:table-cell office:value-type="float" office:value="31727768" calcext:value-type="float">
            <text:p>31727768</text:p>
          </table:table-cell>
          <table:table-cell table:formula="of:=[.A1985]/1000/(60*60*24)" office:value-type="time" office:time-value="PT08H48M47.768S" calcext:value-type="time">
            <text:p>08:48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2135.38" calcext:value-type="float">
            <text:p>2135.38</text:p>
          </table:table-cell>
          <table:table-cell office:value-type="float" office:value="2611.61" calcext:value-type="float">
            <text:p>2611.61</text:p>
          </table:table-cell>
        </table:table-row>
        <table:table-row table:style-name="ro1">
          <table:table-cell office:value-type="float" office:value="31743768" calcext:value-type="float">
            <text:p>31743768</text:p>
          </table:table-cell>
          <table:table-cell table:formula="of:=[.A1986]/1000/(60*60*24)" office:value-type="time" office:time-value="PT08H49M03.768S" calcext:value-type="time">
            <text:p>08:49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136.4" calcext:value-type="float">
            <text:p>2136.4</text:p>
          </table:table-cell>
          <table:table-cell office:value-type="float" office:value="2612.77" calcext:value-type="float">
            <text:p>2612.77</text:p>
          </table:table-cell>
        </table:table-row>
        <table:table-row table:style-name="ro1">
          <table:table-cell office:value-type="float" office:value="31759768" calcext:value-type="float">
            <text:p>31759768</text:p>
          </table:table-cell>
          <table:table-cell table:formula="of:=[.A1987]/1000/(60*60*24)" office:value-type="time" office:time-value="PT08H49M19.768S" calcext:value-type="time">
            <text:p>08:49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137.41" calcext:value-type="float">
            <text:p>2137.41</text:p>
          </table:table-cell>
          <table:table-cell office:value-type="float" office:value="2613.93" calcext:value-type="float">
            <text:p>2613.93</text:p>
          </table:table-cell>
        </table:table-row>
        <table:table-row table:style-name="ro1">
          <table:table-cell office:value-type="float" office:value="31775768" calcext:value-type="float">
            <text:p>31775768</text:p>
          </table:table-cell>
          <table:table-cell table:formula="of:=[.A1988]/1000/(60*60*24)" office:value-type="time" office:time-value="PT08H49M35.768S" calcext:value-type="time">
            <text:p>08:49:36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6" calcext:value-type="float">
            <text:p>261.36</text:p>
          </table:table-cell>
          <table:table-cell office:value-type="float" office:value="2138.43" calcext:value-type="float">
            <text:p>2138.43</text:p>
          </table:table-cell>
          <table:table-cell office:value-type="float" office:value="2615.1" calcext:value-type="float">
            <text:p>2615.1</text:p>
          </table:table-cell>
        </table:table-row>
        <table:table-row table:style-name="ro1">
          <table:table-cell office:value-type="float" office:value="31791768" calcext:value-type="float">
            <text:p>31791768</text:p>
          </table:table-cell>
          <table:table-cell table:formula="of:=[.A1989]/1000/(60*60*24)" office:value-type="time" office:time-value="PT08H49M51.768S" calcext:value-type="time">
            <text:p>08:49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139.44" calcext:value-type="float">
            <text:p>2139.44</text:p>
          </table:table-cell>
          <table:table-cell office:value-type="float" office:value="2616.26" calcext:value-type="float">
            <text:p>2616.26</text:p>
          </table:table-cell>
        </table:table-row>
        <table:table-row table:style-name="ro1">
          <table:table-cell office:value-type="float" office:value="31807768" calcext:value-type="float">
            <text:p>31807768</text:p>
          </table:table-cell>
          <table:table-cell table:formula="of:=[.A1990]/1000/(60*60*24)" office:value-type="time" office:time-value="PT08H50M07.768S" calcext:value-type="time">
            <text:p>08:50:08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140.45" calcext:value-type="float">
            <text:p>2140.45</text:p>
          </table:table-cell>
          <table:table-cell office:value-type="float" office:value="2617.42" calcext:value-type="float">
            <text:p>2617.42</text:p>
          </table:table-cell>
        </table:table-row>
        <table:table-row table:style-name="ro1">
          <table:table-cell office:value-type="float" office:value="31823768" calcext:value-type="float">
            <text:p>31823768</text:p>
          </table:table-cell>
          <table:table-cell table:formula="of:=[.A1991]/1000/(60*60*24)" office:value-type="time" office:time-value="PT08H50M23.768S" calcext:value-type="time">
            <text:p>08:50:24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141.46" calcext:value-type="float">
            <text:p>2141.46</text:p>
          </table:table-cell>
          <table:table-cell office:value-type="float" office:value="2618.58" calcext:value-type="float">
            <text:p>2618.58</text:p>
          </table:table-cell>
        </table:table-row>
        <table:table-row table:style-name="ro1">
          <table:table-cell office:value-type="float" office:value="31839768" calcext:value-type="float">
            <text:p>31839768</text:p>
          </table:table-cell>
          <table:table-cell table:formula="of:=[.A1992]/1000/(60*60*24)" office:value-type="time" office:time-value="PT08H50M39.768S" calcext:value-type="time">
            <text:p>08:50:40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42.47" calcext:value-type="float">
            <text:p>2142.47</text:p>
          </table:table-cell>
          <table:table-cell office:value-type="float" office:value="2619.74" calcext:value-type="float">
            <text:p>2619.74</text:p>
          </table:table-cell>
        </table:table-row>
        <table:table-row table:style-name="ro1">
          <table:table-cell office:value-type="float" office:value="31855768" calcext:value-type="float">
            <text:p>31855768</text:p>
          </table:table-cell>
          <table:table-cell table:formula="of:=[.A1993]/1000/(60*60*24)" office:value-type="time" office:time-value="PT08H50M55.768S" calcext:value-type="time">
            <text:p>08:5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43.49" calcext:value-type="float">
            <text:p>2143.49</text:p>
          </table:table-cell>
          <table:table-cell office:value-type="float" office:value="2620.9" calcext:value-type="float">
            <text:p>2620.9</text:p>
          </table:table-cell>
        </table:table-row>
        <table:table-row table:style-name="ro1">
          <table:table-cell office:value-type="float" office:value="31871768" calcext:value-type="float">
            <text:p>31871768</text:p>
          </table:table-cell>
          <table:table-cell table:formula="of:=[.A1994]/1000/(60*60*24)" office:value-type="time" office:time-value="PT08H51M11.768S" calcext:value-type="time">
            <text:p>08:51:12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44.5" calcext:value-type="float">
            <text:p>2144.5</text:p>
          </table:table-cell>
          <table:table-cell office:value-type="float" office:value="2622.06" calcext:value-type="float">
            <text:p>2622.06</text:p>
          </table:table-cell>
        </table:table-row>
        <table:table-row table:style-name="ro1">
          <table:table-cell office:value-type="float" office:value="31887768" calcext:value-type="float">
            <text:p>31887768</text:p>
          </table:table-cell>
          <table:table-cell table:formula="of:=[.A1995]/1000/(60*60*24)" office:value-type="time" office:time-value="PT08H51M27.768S" calcext:value-type="time">
            <text:p>08:51:28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45.51" calcext:value-type="float">
            <text:p>2145.51</text:p>
          </table:table-cell>
          <table:table-cell office:value-type="float" office:value="2623.22" calcext:value-type="float">
            <text:p>2623.22</text:p>
          </table:table-cell>
        </table:table-row>
        <table:table-row table:style-name="ro1">
          <table:table-cell office:value-type="float" office:value="31903768" calcext:value-type="float">
            <text:p>31903768</text:p>
          </table:table-cell>
          <table:table-cell table:formula="of:=[.A1996]/1000/(60*60*24)" office:value-type="time" office:time-value="PT08H51M43.768S" calcext:value-type="time">
            <text:p>08:51:44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46.52" calcext:value-type="float">
            <text:p>2146.52</text:p>
          </table:table-cell>
          <table:table-cell office:value-type="float" office:value="2624.38" calcext:value-type="float">
            <text:p>2624.38</text:p>
          </table:table-cell>
        </table:table-row>
        <table:table-row table:style-name="ro1">
          <table:table-cell office:value-type="float" office:value="31919768" calcext:value-type="float">
            <text:p>31919768</text:p>
          </table:table-cell>
          <table:table-cell table:formula="of:=[.A1997]/1000/(60*60*24)" office:value-type="time" office:time-value="PT08H51M59.768S" calcext:value-type="time">
            <text:p>08:52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2147.53" calcext:value-type="float">
            <text:p>2147.53</text:p>
          </table:table-cell>
          <table:table-cell office:value-type="float" office:value="2625.54" calcext:value-type="float">
            <text:p>2625.54</text:p>
          </table:table-cell>
        </table:table-row>
        <table:table-row table:style-name="ro1">
          <table:table-cell office:value-type="float" office:value="31935768" calcext:value-type="float">
            <text:p>31935768</text:p>
          </table:table-cell>
          <table:table-cell table:formula="of:=[.A1998]/1000/(60*60*24)" office:value-type="time" office:time-value="PT08H52M15.768S" calcext:value-type="time">
            <text:p>08:52:16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48.54" calcext:value-type="float">
            <text:p>2148.54</text:p>
          </table:table-cell>
          <table:table-cell office:value-type="float" office:value="2626.7" calcext:value-type="float">
            <text:p>2626.7</text:p>
          </table:table-cell>
        </table:table-row>
        <table:table-row table:style-name="ro1">
          <table:table-cell office:value-type="float" office:value="31951768" calcext:value-type="float">
            <text:p>31951768</text:p>
          </table:table-cell>
          <table:table-cell table:formula="of:=[.A1999]/1000/(60*60*24)" office:value-type="time" office:time-value="PT08H52M31.768S" calcext:value-type="time">
            <text:p>08:52:32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49.56" calcext:value-type="float">
            <text:p>2149.56</text:p>
          </table:table-cell>
          <table:table-cell office:value-type="float" office:value="2627.85" calcext:value-type="float">
            <text:p>2627.85</text:p>
          </table:table-cell>
        </table:table-row>
        <table:table-row table:style-name="ro1">
          <table:table-cell office:value-type="float" office:value="31967768" calcext:value-type="float">
            <text:p>31967768</text:p>
          </table:table-cell>
          <table:table-cell table:formula="of:=[.A2000]/1000/(60*60*24)" office:value-type="time" office:time-value="PT08H52M47.768S" calcext:value-type="time">
            <text:p>08:52:48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150.57" calcext:value-type="float">
            <text:p>2150.57</text:p>
          </table:table-cell>
          <table:table-cell office:value-type="float" office:value="2629.01" calcext:value-type="float">
            <text:p>2629.01</text:p>
          </table:table-cell>
        </table:table-row>
        <table:table-row table:style-name="ro1">
          <table:table-cell office:value-type="float" office:value="31983768" calcext:value-type="float">
            <text:p>31983768</text:p>
          </table:table-cell>
          <table:table-cell table:formula="of:=[.A2001]/1000/(60*60*24)" office:value-type="time" office:time-value="PT08H53M03.768S" calcext:value-type="time">
            <text:p>08:53:04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51.58" calcext:value-type="float">
            <text:p>2151.58</text:p>
          </table:table-cell>
          <table:table-cell office:value-type="float" office:value="2630.17" calcext:value-type="float">
            <text:p>2630.17</text:p>
          </table:table-cell>
        </table:table-row>
        <table:table-row table:style-name="ro1">
          <table:table-cell office:value-type="float" office:value="31999768" calcext:value-type="float">
            <text:p>31999768</text:p>
          </table:table-cell>
          <table:table-cell table:formula="of:=[.A2002]/1000/(60*60*24)" office:value-type="time" office:time-value="PT08H53M19.768S" calcext:value-type="time">
            <text:p>08:53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52.59" calcext:value-type="float">
            <text:p>2152.59</text:p>
          </table:table-cell>
          <table:table-cell office:value-type="float" office:value="2631.32" calcext:value-type="float">
            <text:p>2631.32</text:p>
          </table:table-cell>
        </table:table-row>
        <table:table-row table:style-name="ro1">
          <table:table-cell office:value-type="float" office:value="32015768" calcext:value-type="float">
            <text:p>32015768</text:p>
          </table:table-cell>
          <table:table-cell table:formula="of:=[.A2003]/1000/(60*60*24)" office:value-type="time" office:time-value="PT08H53M35.768S" calcext:value-type="time">
            <text:p>08:53:36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53.6" calcext:value-type="float">
            <text:p>2153.6</text:p>
          </table:table-cell>
          <table:table-cell office:value-type="float" office:value="2632.48" calcext:value-type="float">
            <text:p>2632.48</text:p>
          </table:table-cell>
        </table:table-row>
        <table:table-row table:style-name="ro1">
          <table:table-cell office:value-type="float" office:value="32031768" calcext:value-type="float">
            <text:p>32031768</text:p>
          </table:table-cell>
          <table:table-cell table:formula="of:=[.A2004]/1000/(60*60*24)" office:value-type="time" office:time-value="PT08H53M51.768S" calcext:value-type="time">
            <text:p>08:53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2" calcext:value-type="float">
            <text:p>259.62</text:p>
          </table:table-cell>
          <table:table-cell office:value-type="float" office:value="2154.61" calcext:value-type="float">
            <text:p>2154.61</text:p>
          </table:table-cell>
          <table:table-cell office:value-type="float" office:value="2633.63" calcext:value-type="float">
            <text:p>2633.63</text:p>
          </table:table-cell>
        </table:table-row>
        <table:table-row table:style-name="ro1">
          <table:table-cell office:value-type="float" office:value="32047768" calcext:value-type="float">
            <text:p>32047768</text:p>
          </table:table-cell>
          <table:table-cell table:formula="of:=[.A2005]/1000/(60*60*24)" office:value-type="time" office:time-value="PT08H54M07.768S" calcext:value-type="time">
            <text:p>08:54:08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55.62" calcext:value-type="float">
            <text:p>2155.62</text:p>
          </table:table-cell>
          <table:table-cell office:value-type="float" office:value="2634.79" calcext:value-type="float">
            <text:p>2634.79</text:p>
          </table:table-cell>
        </table:table-row>
        <table:table-row table:style-name="ro1">
          <table:table-cell office:value-type="float" office:value="32063768" calcext:value-type="float">
            <text:p>32063768</text:p>
          </table:table-cell>
          <table:table-cell table:formula="of:=[.A2006]/1000/(60*60*24)" office:value-type="time" office:time-value="PT08H54M23.768S" calcext:value-type="time">
            <text:p>08:54:24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4" calcext:value-type="float">
            <text:p>259.4</text:p>
          </table:table-cell>
          <table:table-cell office:value-type="float" office:value="2156.63" calcext:value-type="float">
            <text:p>2156.63</text:p>
          </table:table-cell>
          <table:table-cell office:value-type="float" office:value="2635.94" calcext:value-type="float">
            <text:p>2635.94</text:p>
          </table:table-cell>
        </table:table-row>
        <table:table-row table:style-name="ro1">
          <table:table-cell office:value-type="float" office:value="32079768" calcext:value-type="float">
            <text:p>32079768</text:p>
          </table:table-cell>
          <table:table-cell table:formula="of:=[.A2007]/1000/(60*60*24)" office:value-type="time" office:time-value="PT08H54M39.768S" calcext:value-type="time">
            <text:p>08:54:40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57.64" calcext:value-type="float">
            <text:p>2157.64</text:p>
          </table:table-cell>
          <table:table-cell office:value-type="float" office:value="2637.09" calcext:value-type="float">
            <text:p>2637.09</text:p>
          </table:table-cell>
        </table:table-row>
        <table:table-row table:style-name="ro1">
          <table:table-cell office:value-type="float" office:value="32095768" calcext:value-type="float">
            <text:p>32095768</text:p>
          </table:table-cell>
          <table:table-cell table:formula="of:=[.A2008]/1000/(60*60*24)" office:value-type="time" office:time-value="PT08H54M55.768S" calcext:value-type="time">
            <text:p>08:54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58.65" calcext:value-type="float">
            <text:p>2158.65</text:p>
          </table:table-cell>
          <table:table-cell office:value-type="float" office:value="2638.24" calcext:value-type="float">
            <text:p>2638.24</text:p>
          </table:table-cell>
        </table:table-row>
        <table:table-row table:style-name="ro1">
          <table:table-cell office:value-type="float" office:value="32111768" calcext:value-type="float">
            <text:p>32111768</text:p>
          </table:table-cell>
          <table:table-cell table:formula="of:=[.A2009]/1000/(60*60*24)" office:value-type="time" office:time-value="PT08H55M11.768S" calcext:value-type="time">
            <text:p>08:55:12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59.65" calcext:value-type="float">
            <text:p>2159.65</text:p>
          </table:table-cell>
          <table:table-cell office:value-type="float" office:value="2639.4" calcext:value-type="float">
            <text:p>2639.4</text:p>
          </table:table-cell>
        </table:table-row>
        <table:table-row table:style-name="ro1">
          <table:table-cell office:value-type="float" office:value="32127768" calcext:value-type="float">
            <text:p>32127768</text:p>
          </table:table-cell>
          <table:table-cell table:formula="of:=[.A2010]/1000/(60*60*24)" office:value-type="time" office:time-value="PT08H55M27.768S" calcext:value-type="time">
            <text:p>08:55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60.66" calcext:value-type="float">
            <text:p>2160.66</text:p>
          </table:table-cell>
          <table:table-cell office:value-type="float" office:value="2640.55" calcext:value-type="float">
            <text:p>2640.55</text:p>
          </table:table-cell>
        </table:table-row>
        <table:table-row table:style-name="ro1">
          <table:table-cell office:value-type="float" office:value="32143768" calcext:value-type="float">
            <text:p>32143768</text:p>
          </table:table-cell>
          <table:table-cell table:formula="of:=[.A2011]/1000/(60*60*24)" office:value-type="time" office:time-value="PT08H55M43.768S" calcext:value-type="time">
            <text:p>08:55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2161.67" calcext:value-type="float">
            <text:p>2161.67</text:p>
          </table:table-cell>
          <table:table-cell office:value-type="float" office:value="2641.7" calcext:value-type="float">
            <text:p>2641.7</text:p>
          </table:table-cell>
        </table:table-row>
        <table:table-row table:style-name="ro1">
          <table:table-cell office:value-type="float" office:value="32159768" calcext:value-type="float">
            <text:p>32159768</text:p>
          </table:table-cell>
          <table:table-cell table:formula="of:=[.A2012]/1000/(60*60*24)" office:value-type="time" office:time-value="PT08H55M59.768S" calcext:value-type="time">
            <text:p>08:56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62.68" calcext:value-type="float">
            <text:p>2162.68</text:p>
          </table:table-cell>
          <table:table-cell office:value-type="float" office:value="2642.85" calcext:value-type="float">
            <text:p>2642.85</text:p>
          </table:table-cell>
        </table:table-row>
        <table:table-row table:style-name="ro1">
          <table:table-cell office:value-type="float" office:value="32175768" calcext:value-type="float">
            <text:p>32175768</text:p>
          </table:table-cell>
          <table:table-cell table:formula="of:=[.A2013]/1000/(60*60*24)" office:value-type="time" office:time-value="PT08H56M15.768S" calcext:value-type="time">
            <text:p>08:56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163.69" calcext:value-type="float">
            <text:p>2163.69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32191768" calcext:value-type="float">
            <text:p>32191768</text:p>
          </table:table-cell>
          <table:table-cell table:formula="of:=[.A2014]/1000/(60*60*24)" office:value-type="time" office:time-value="PT08H56M31.768S" calcext:value-type="time">
            <text:p>08:56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164.69" calcext:value-type="float">
            <text:p>2164.69</text:p>
          </table:table-cell>
          <table:table-cell office:value-type="float" office:value="2645.15" calcext:value-type="float">
            <text:p>2645.15</text:p>
          </table:table-cell>
        </table:table-row>
        <table:table-row table:style-name="ro1">
          <table:table-cell office:value-type="float" office:value="32207768" calcext:value-type="float">
            <text:p>32207768</text:p>
          </table:table-cell>
          <table:table-cell table:formula="of:=[.A2015]/1000/(60*60*24)" office:value-type="time" office:time-value="PT08H56M47.768S" calcext:value-type="time">
            <text:p>08:56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1" calcext:value-type="float">
            <text:p>257.91</text:p>
          </table:table-cell>
          <table:table-cell office:value-type="float" office:value="2165.7" calcext:value-type="float">
            <text:p>2165.7</text:p>
          </table:table-cell>
          <table:table-cell office:value-type="float" office:value="2646.3" calcext:value-type="float">
            <text:p>2646.3</text:p>
          </table:table-cell>
        </table:table-row>
        <table:table-row table:style-name="ro1">
          <table:table-cell office:value-type="float" office:value="32223768" calcext:value-type="float">
            <text:p>32223768</text:p>
          </table:table-cell>
          <table:table-cell table:formula="of:=[.A2016]/1000/(60*60*24)" office:value-type="time" office:time-value="PT08H57M03.768S" calcext:value-type="time">
            <text:p>08:57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166.71" calcext:value-type="float">
            <text:p>2166.71</text:p>
          </table:table-cell>
          <table:table-cell office:value-type="float" office:value="2647.45" calcext:value-type="float">
            <text:p>2647.45</text:p>
          </table:table-cell>
        </table:table-row>
        <table:table-row table:style-name="ro1">
          <table:table-cell office:value-type="float" office:value="32239768" calcext:value-type="float">
            <text:p>32239768</text:p>
          </table:table-cell>
          <table:table-cell table:formula="of:=[.A2017]/1000/(60*60*24)" office:value-type="time" office:time-value="PT08H57M19.768S" calcext:value-type="time">
            <text:p>08:57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67.72" calcext:value-type="float">
            <text:p>2167.72</text:p>
          </table:table-cell>
          <table:table-cell office:value-type="float" office:value="2648.59" calcext:value-type="float">
            <text:p>2648.59</text:p>
          </table:table-cell>
        </table:table-row>
        <table:table-row table:style-name="ro1">
          <table:table-cell office:value-type="float" office:value="32255768" calcext:value-type="float">
            <text:p>32255768</text:p>
          </table:table-cell>
          <table:table-cell table:formula="of:=[.A2018]/1000/(60*60*24)" office:value-type="time" office:time-value="PT08H57M35.768S" calcext:value-type="time">
            <text:p>08:57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68.72" calcext:value-type="float">
            <text:p>2168.72</text:p>
          </table:table-cell>
          <table:table-cell office:value-type="float" office:value="2649.74" calcext:value-type="float">
            <text:p>2649.74</text:p>
          </table:table-cell>
        </table:table-row>
        <table:table-row table:style-name="ro1">
          <table:table-cell office:value-type="float" office:value="32271768" calcext:value-type="float">
            <text:p>32271768</text:p>
          </table:table-cell>
          <table:table-cell table:formula="of:=[.A2019]/1000/(60*60*24)" office:value-type="time" office:time-value="PT08H57M51.768S" calcext:value-type="time">
            <text:p>08:57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69.73" calcext:value-type="float">
            <text:p>2169.73</text:p>
          </table:table-cell>
          <table:table-cell office:value-type="float" office:value="2650.88" calcext:value-type="float">
            <text:p>2650.88</text:p>
          </table:table-cell>
        </table:table-row>
        <table:table-row table:style-name="ro1">
          <table:table-cell office:value-type="float" office:value="32287768" calcext:value-type="float">
            <text:p>32287768</text:p>
          </table:table-cell>
          <table:table-cell table:formula="of:=[.A2020]/1000/(60*60*24)" office:value-type="time" office:time-value="PT08H58M07.768S" calcext:value-type="time">
            <text:p>08:58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70.73" calcext:value-type="float">
            <text:p>2170.73</text:p>
          </table:table-cell>
          <table:table-cell office:value-type="float" office:value="2652.03" calcext:value-type="float">
            <text:p>2652.03</text:p>
          </table:table-cell>
        </table:table-row>
        <table:table-row table:style-name="ro1">
          <table:table-cell office:value-type="float" office:value="32303768" calcext:value-type="float">
            <text:p>32303768</text:p>
          </table:table-cell>
          <table:table-cell table:formula="of:=[.A2021]/1000/(60*60*24)" office:value-type="time" office:time-value="PT08H58M23.768S" calcext:value-type="time">
            <text:p>08:58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171.74" calcext:value-type="float">
            <text:p>2171.74</text:p>
          </table:table-cell>
          <table:table-cell office:value-type="float" office:value="2653.17" calcext:value-type="float">
            <text:p>2653.17</text:p>
          </table:table-cell>
        </table:table-row>
        <table:table-row table:style-name="ro1">
          <table:table-cell office:value-type="float" office:value="32319768" calcext:value-type="float">
            <text:p>32319768</text:p>
          </table:table-cell>
          <table:table-cell table:formula="of:=[.A2022]/1000/(60*60*24)" office:value-type="time" office:time-value="PT08H58M39.768S" calcext:value-type="time">
            <text:p>08:58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172.74" calcext:value-type="float">
            <text:p>2172.74</text:p>
          </table:table-cell>
          <table:table-cell office:value-type="float" office:value="2654.32" calcext:value-type="float">
            <text:p>2654.32</text:p>
          </table:table-cell>
        </table:table-row>
        <table:table-row table:style-name="ro1">
          <table:table-cell office:value-type="float" office:value="32335768" calcext:value-type="float">
            <text:p>32335768</text:p>
          </table:table-cell>
          <table:table-cell table:formula="of:=[.A2023]/1000/(60*60*24)" office:value-type="time" office:time-value="PT08H58M55.768S" calcext:value-type="time">
            <text:p>08:58:56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173.75" calcext:value-type="float">
            <text:p>2173.75</text:p>
          </table:table-cell>
          <table:table-cell office:value-type="float" office:value="2655.46" calcext:value-type="float">
            <text:p>2655.46</text:p>
          </table:table-cell>
        </table:table-row>
        <table:table-row table:style-name="ro1">
          <table:table-cell office:value-type="float" office:value="32351768" calcext:value-type="float">
            <text:p>32351768</text:p>
          </table:table-cell>
          <table:table-cell table:formula="of:=[.A2024]/1000/(60*60*24)" office:value-type="time" office:time-value="PT08H59M11.768S" calcext:value-type="time">
            <text:p>08:59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174.75" calcext:value-type="float">
            <text:p>2174.75</text:p>
          </table:table-cell>
          <table:table-cell office:value-type="float" office:value="2656.6" calcext:value-type="float">
            <text:p>2656.6</text:p>
          </table:table-cell>
        </table:table-row>
        <table:table-row table:style-name="ro1">
          <table:table-cell office:value-type="float" office:value="32367768" calcext:value-type="float">
            <text:p>32367768</text:p>
          </table:table-cell>
          <table:table-cell table:formula="of:=[.A2025]/1000/(60*60*24)" office:value-type="time" office:time-value="PT08H59M27.768S" calcext:value-type="time">
            <text:p>08:59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175.76" calcext:value-type="float">
            <text:p>2175.76</text:p>
          </table:table-cell>
          <table:table-cell office:value-type="float" office:value="2657.75" calcext:value-type="float">
            <text:p>2657.75</text:p>
          </table:table-cell>
        </table:table-row>
        <table:table-row table:style-name="ro1">
          <table:table-cell office:value-type="float" office:value="32383768" calcext:value-type="float">
            <text:p>32383768</text:p>
          </table:table-cell>
          <table:table-cell table:formula="of:=[.A2026]/1000/(60*60*24)" office:value-type="time" office:time-value="PT08H59M43.768S" calcext:value-type="time">
            <text:p>08:59:44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76.76" calcext:value-type="float">
            <text:p>2176.76</text:p>
          </table:table-cell>
          <table:table-cell office:value-type="float" office:value="2658.89" calcext:value-type="float">
            <text:p>2658.89</text:p>
          </table:table-cell>
        </table:table-row>
        <table:table-row table:style-name="ro1">
          <table:table-cell office:value-type="float" office:value="32399768" calcext:value-type="float">
            <text:p>32399768</text:p>
          </table:table-cell>
          <table:table-cell table:formula="of:=[.A2027]/1000/(60*60*24)" office:value-type="time" office:time-value="PT08H59M59.768S" calcext:value-type="time">
            <text:p>09:00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2177.76" calcext:value-type="float">
            <text:p>2177.76</text:p>
          </table:table-cell>
          <table:table-cell office:value-type="float" office:value="2660.04" calcext:value-type="float">
            <text:p>2660.04</text:p>
          </table:table-cell>
        </table:table-row>
        <table:table-row table:style-name="ro1">
          <table:table-cell office:value-type="float" office:value="32415768" calcext:value-type="float">
            <text:p>32415768</text:p>
          </table:table-cell>
          <table:table-cell table:formula="of:=[.A2028]/1000/(60*60*24)" office:value-type="time" office:time-value="PT09H00M15.768S" calcext:value-type="time">
            <text:p>09:00:16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178.77" calcext:value-type="float">
            <text:p>2178.77</text:p>
          </table:table-cell>
          <table:table-cell office:value-type="float" office:value="2661.18" calcext:value-type="float">
            <text:p>2661.18</text:p>
          </table:table-cell>
        </table:table-row>
        <table:table-row table:style-name="ro1">
          <table:table-cell office:value-type="float" office:value="32431768" calcext:value-type="float">
            <text:p>32431768</text:p>
          </table:table-cell>
          <table:table-cell table:formula="of:=[.A2029]/1000/(60*60*24)" office:value-type="time" office:time-value="PT09H00M31.768S" calcext:value-type="time">
            <text:p>09:00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179.77" calcext:value-type="float">
            <text:p>2179.77</text:p>
          </table:table-cell>
          <table:table-cell office:value-type="float" office:value="2662.32" calcext:value-type="float">
            <text:p>2662.32</text:p>
          </table:table-cell>
        </table:table-row>
        <table:table-row table:style-name="ro1">
          <table:table-cell office:value-type="float" office:value="32447768" calcext:value-type="float">
            <text:p>32447768</text:p>
          </table:table-cell>
          <table:table-cell table:formula="of:=[.A2030]/1000/(60*60*24)" office:value-type="time" office:time-value="PT09H00M47.768S" calcext:value-type="time">
            <text:p>09:00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180.78" calcext:value-type="float">
            <text:p>2180.78</text:p>
          </table:table-cell>
          <table:table-cell office:value-type="float" office:value="2663.45" calcext:value-type="float">
            <text:p>2663.45</text:p>
          </table:table-cell>
        </table:table-row>
        <table:table-row table:style-name="ro1">
          <table:table-cell office:value-type="float" office:value="32463768" calcext:value-type="float">
            <text:p>32463768</text:p>
          </table:table-cell>
          <table:table-cell table:formula="of:=[.A2031]/1000/(60*60*24)" office:value-type="time" office:time-value="PT09H01M03.768S" calcext:value-type="time">
            <text:p>09:01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181.78" calcext:value-type="float">
            <text:p>2181.78</text:p>
          </table:table-cell>
          <table:table-cell office:value-type="float" office:value="2664.59" calcext:value-type="float">
            <text:p>2664.59</text:p>
          </table:table-cell>
        </table:table-row>
        <table:table-row table:style-name="ro1">
          <table:table-cell office:value-type="float" office:value="32479768" calcext:value-type="float">
            <text:p>32479768</text:p>
          </table:table-cell>
          <table:table-cell table:formula="of:=[.A2032]/1000/(60*60*24)" office:value-type="time" office:time-value="PT09H01M19.768S" calcext:value-type="time">
            <text:p>09:01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182.78" calcext:value-type="float">
            <text:p>2182.78</text:p>
          </table:table-cell>
          <table:table-cell office:value-type="float" office:value="2665.73" calcext:value-type="float">
            <text:p>2665.73</text:p>
          </table:table-cell>
        </table:table-row>
        <table:table-row table:style-name="ro1">
          <table:table-cell office:value-type="float" office:value="32495768" calcext:value-type="float">
            <text:p>32495768</text:p>
          </table:table-cell>
          <table:table-cell table:formula="of:=[.A2033]/1000/(60*60*24)" office:value-type="time" office:time-value="PT09H01M35.768S" calcext:value-type="time">
            <text:p>09:01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183.79" calcext:value-type="float">
            <text:p>2183.79</text:p>
          </table:table-cell>
          <table:table-cell office:value-type="float" office:value="2666.86" calcext:value-type="float">
            <text:p>2666.86</text:p>
          </table:table-cell>
        </table:table-row>
        <table:table-row table:style-name="ro1">
          <table:table-cell office:value-type="float" office:value="32511768" calcext:value-type="float">
            <text:p>32511768</text:p>
          </table:table-cell>
          <table:table-cell table:formula="of:=[.A2034]/1000/(60*60*24)" office:value-type="time" office:time-value="PT09H01M51.768S" calcext:value-type="time">
            <text:p>09:01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84.79" calcext:value-type="float">
            <text:p>2184.79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2527768" calcext:value-type="float">
            <text:p>32527768</text:p>
          </table:table-cell>
          <table:table-cell table:formula="of:=[.A2035]/1000/(60*60*24)" office:value-type="time" office:time-value="PT09H02M07.768S" calcext:value-type="time">
            <text:p>09:02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85.79" calcext:value-type="float">
            <text:p>2185.79</text:p>
          </table:table-cell>
          <table:table-cell office:value-type="float" office:value="2669.14" calcext:value-type="float">
            <text:p>2669.14</text:p>
          </table:table-cell>
        </table:table-row>
        <table:table-row table:style-name="ro1">
          <table:table-cell office:value-type="float" office:value="32543768" calcext:value-type="float">
            <text:p>32543768</text:p>
          </table:table-cell>
          <table:table-cell table:formula="of:=[.A2036]/1000/(60*60*24)" office:value-type="time" office:time-value="PT09H02M23.768S" calcext:value-type="time">
            <text:p>09:02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86.79" calcext:value-type="float">
            <text:p>2186.79</text:p>
          </table:table-cell>
          <table:table-cell office:value-type="float" office:value="2670.27" calcext:value-type="float">
            <text:p>2670.27</text:p>
          </table:table-cell>
        </table:table-row>
        <table:table-row table:style-name="ro1">
          <table:table-cell office:value-type="float" office:value="32559768" calcext:value-type="float">
            <text:p>32559768</text:p>
          </table:table-cell>
          <table:table-cell table:formula="of:=[.A2037]/1000/(60*60*24)" office:value-type="time" office:time-value="PT09H02M39.768S" calcext:value-type="time">
            <text:p>09:02:40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87.79" calcext:value-type="float">
            <text:p>2187.79</text:p>
          </table:table-cell>
          <table:table-cell office:value-type="float" office:value="2671.41" calcext:value-type="float">
            <text:p>2671.41</text:p>
          </table:table-cell>
        </table:table-row>
        <table:table-row table:style-name="ro1">
          <table:table-cell office:value-type="float" office:value="32575768" calcext:value-type="float">
            <text:p>32575768</text:p>
          </table:table-cell>
          <table:table-cell table:formula="of:=[.A2038]/1000/(60*60*24)" office:value-type="time" office:time-value="PT09H02M55.768S" calcext:value-type="time">
            <text:p>09:02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88.79" calcext:value-type="float">
            <text:p>2188.79</text:p>
          </table:table-cell>
          <table:table-cell office:value-type="float" office:value="2672.55" calcext:value-type="float">
            <text:p>2672.55</text:p>
          </table:table-cell>
        </table:table-row>
        <table:table-row table:style-name="ro1">
          <table:table-cell office:value-type="float" office:value="32591768" calcext:value-type="float">
            <text:p>32591768</text:p>
          </table:table-cell>
          <table:table-cell table:formula="of:=[.A2039]/1000/(60*60*24)" office:value-type="time" office:time-value="PT09H03M11.768S" calcext:value-type="time">
            <text:p>09:03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89.79" calcext:value-type="float">
            <text:p>2189.79</text:p>
          </table:table-cell>
          <table:table-cell office:value-type="float" office:value="2673.68" calcext:value-type="float">
            <text:p>2673.68</text:p>
          </table:table-cell>
        </table:table-row>
        <table:table-row table:style-name="ro1">
          <table:table-cell office:value-type="float" office:value="32607768" calcext:value-type="float">
            <text:p>32607768</text:p>
          </table:table-cell>
          <table:table-cell table:formula="of:=[.A2040]/1000/(60*60*24)" office:value-type="time" office:time-value="PT09H03M27.768S" calcext:value-type="time">
            <text:p>09:03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190.79" calcext:value-type="float">
            <text:p>2190.79</text:p>
          </table:table-cell>
          <table:table-cell office:value-type="float" office:value="2674.81" calcext:value-type="float">
            <text:p>2674.81</text:p>
          </table:table-cell>
        </table:table-row>
        <table:table-row table:style-name="ro1">
          <table:table-cell office:value-type="float" office:value="32623768" calcext:value-type="float">
            <text:p>32623768</text:p>
          </table:table-cell>
          <table:table-cell table:formula="of:=[.A2041]/1000/(60*60*24)" office:value-type="time" office:time-value="PT09H03M43.768S" calcext:value-type="time">
            <text:p>09:03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191.79" calcext:value-type="float">
            <text:p>2191.79</text:p>
          </table:table-cell>
          <table:table-cell office:value-type="float" office:value="2675.94" calcext:value-type="float">
            <text:p>2675.94</text:p>
          </table:table-cell>
        </table:table-row>
        <table:table-row table:style-name="ro1">
          <table:table-cell office:value-type="float" office:value="32639768" calcext:value-type="float">
            <text:p>32639768</text:p>
          </table:table-cell>
          <table:table-cell table:formula="of:=[.A2042]/1000/(60*60*24)" office:value-type="time" office:time-value="PT09H03M59.768S" calcext:value-type="time">
            <text:p>09:04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192.79" calcext:value-type="float">
            <text:p>2192.79</text:p>
          </table:table-cell>
          <table:table-cell office:value-type="float" office:value="2677.07" calcext:value-type="float">
            <text:p>2677.07</text:p>
          </table:table-cell>
        </table:table-row>
        <table:table-row table:style-name="ro1">
          <table:table-cell office:value-type="float" office:value="32655768" calcext:value-type="float">
            <text:p>32655768</text:p>
          </table:table-cell>
          <table:table-cell table:formula="of:=[.A2043]/1000/(60*60*24)" office:value-type="time" office:time-value="PT09H04M15.768S" calcext:value-type="time">
            <text:p>09:04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193.79" calcext:value-type="float">
            <text:p>2193.79</text:p>
          </table:table-cell>
          <table:table-cell office:value-type="float" office:value="2678.2" calcext:value-type="float">
            <text:p>2678.2</text:p>
          </table:table-cell>
        </table:table-row>
        <table:table-row table:style-name="ro1">
          <table:table-cell office:value-type="float" office:value="32671768" calcext:value-type="float">
            <text:p>32671768</text:p>
          </table:table-cell>
          <table:table-cell table:formula="of:=[.A2044]/1000/(60*60*24)" office:value-type="time" office:time-value="PT09H04M31.768S" calcext:value-type="time">
            <text:p>09:04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94.79" calcext:value-type="float">
            <text:p>2194.79</text:p>
          </table:table-cell>
          <table:table-cell office:value-type="float" office:value="2679.33" calcext:value-type="float">
            <text:p>2679.33</text:p>
          </table:table-cell>
        </table:table-row>
        <table:table-row table:style-name="ro1">
          <table:table-cell office:value-type="float" office:value="32687768" calcext:value-type="float">
            <text:p>32687768</text:p>
          </table:table-cell>
          <table:table-cell table:formula="of:=[.A2045]/1000/(60*60*24)" office:value-type="time" office:time-value="PT09H04M47.768S" calcext:value-type="time">
            <text:p>09:04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95.79" calcext:value-type="float">
            <text:p>2195.79</text:p>
          </table:table-cell>
          <table:table-cell office:value-type="float" office:value="2680.46" calcext:value-type="float">
            <text:p>2680.46</text:p>
          </table:table-cell>
        </table:table-row>
        <table:table-row table:style-name="ro1">
          <table:table-cell office:value-type="float" office:value="32703768" calcext:value-type="float">
            <text:p>32703768</text:p>
          </table:table-cell>
          <table:table-cell table:formula="of:=[.A2046]/1000/(60*60*24)" office:value-type="time" office:time-value="PT09H05M03.768S" calcext:value-type="time">
            <text:p>09:05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96.79" calcext:value-type="float">
            <text:p>2196.79</text:p>
          </table:table-cell>
          <table:table-cell office:value-type="float" office:value="2681.59" calcext:value-type="float">
            <text:p>2681.59</text:p>
          </table:table-cell>
        </table:table-row>
        <table:table-row table:style-name="ro1">
          <table:table-cell office:value-type="float" office:value="32719768" calcext:value-type="float">
            <text:p>32719768</text:p>
          </table:table-cell>
          <table:table-cell table:formula="of:=[.A2047]/1000/(60*60*24)" office:value-type="time" office:time-value="PT09H05M19.768S" calcext:value-type="time">
            <text:p>09:05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97.79" calcext:value-type="float">
            <text:p>2197.79</text:p>
          </table:table-cell>
          <table:table-cell office:value-type="float" office:value="2682.72" calcext:value-type="float">
            <text:p>2682.72</text:p>
          </table:table-cell>
        </table:table-row>
        <table:table-row table:style-name="ro1">
          <table:table-cell office:value-type="float" office:value="32735768" calcext:value-type="float">
            <text:p>32735768</text:p>
          </table:table-cell>
          <table:table-cell table:formula="of:=[.A2048]/1000/(60*60*24)" office:value-type="time" office:time-value="PT09H05M35.768S" calcext:value-type="time">
            <text:p>09:05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198.78" calcext:value-type="float">
            <text:p>2198.78</text:p>
          </table:table-cell>
          <table:table-cell office:value-type="float" office:value="2683.85" calcext:value-type="float">
            <text:p>2683.85</text:p>
          </table:table-cell>
        </table:table-row>
        <table:table-row table:style-name="ro1">
          <table:table-cell office:value-type="float" office:value="32751768" calcext:value-type="float">
            <text:p>32751768</text:p>
          </table:table-cell>
          <table:table-cell table:formula="of:=[.A2049]/1000/(60*60*24)" office:value-type="time" office:time-value="PT09H05M51.768S" calcext:value-type="time">
            <text:p>09:05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99.78" calcext:value-type="float">
            <text:p>2199.78</text:p>
          </table:table-cell>
          <table:table-cell office:value-type="float" office:value="2684.98" calcext:value-type="float">
            <text:p>2684.98</text:p>
          </table:table-cell>
        </table:table-row>
        <table:table-row table:style-name="ro1">
          <table:table-cell office:value-type="float" office:value="32767768" calcext:value-type="float">
            <text:p>32767768</text:p>
          </table:table-cell>
          <table:table-cell table:formula="of:=[.A2050]/1000/(60*60*24)" office:value-type="time" office:time-value="PT09H06M07.768S" calcext:value-type="time">
            <text:p>09:06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200.78" calcext:value-type="float">
            <text:p>2200.78</text:p>
          </table:table-cell>
          <table:table-cell office:value-type="float" office:value="2686.11" calcext:value-type="float">
            <text:p>2686.11</text:p>
          </table:table-cell>
        </table:table-row>
        <table:table-row table:style-name="ro1">
          <table:table-cell office:value-type="float" office:value="32783768" calcext:value-type="float">
            <text:p>32783768</text:p>
          </table:table-cell>
          <table:table-cell table:formula="of:=[.A2051]/1000/(60*60*24)" office:value-type="time" office:time-value="PT09H06M23.768S" calcext:value-type="time">
            <text:p>09:06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201.77" calcext:value-type="float">
            <text:p>2201.77</text:p>
          </table:table-cell>
          <table:table-cell office:value-type="float" office:value="2687.23" calcext:value-type="float">
            <text:p>2687.23</text:p>
          </table:table-cell>
        </table:table-row>
        <table:table-row table:style-name="ro1">
          <table:table-cell office:value-type="float" office:value="32799768" calcext:value-type="float">
            <text:p>32799768</text:p>
          </table:table-cell>
          <table:table-cell table:formula="of:=[.A2052]/1000/(60*60*24)" office:value-type="time" office:time-value="PT09H06M39.768S" calcext:value-type="time">
            <text:p>09:06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5" calcext:value-type="float">
            <text:p>253.55</text:p>
          </table:table-cell>
          <table:table-cell office:value-type="float" office:value="2202.77" calcext:value-type="float">
            <text:p>2202.77</text:p>
          </table:table-cell>
          <table:table-cell office:value-type="float" office:value="2688.36" calcext:value-type="float">
            <text:p>2688.36</text:p>
          </table:table-cell>
        </table:table-row>
        <table:table-row table:style-name="ro1">
          <table:table-cell office:value-type="float" office:value="32815768" calcext:value-type="float">
            <text:p>32815768</text:p>
          </table:table-cell>
          <table:table-cell table:formula="of:=[.A2053]/1000/(60*60*24)" office:value-type="time" office:time-value="PT09H06M55.768S" calcext:value-type="time">
            <text:p>09:06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2203.77" calcext:value-type="float">
            <text:p>2203.77</text:p>
          </table:table-cell>
          <table:table-cell office:value-type="float" office:value="2689.48" calcext:value-type="float">
            <text:p>2689.48</text:p>
          </table:table-cell>
        </table:table-row>
        <table:table-row table:style-name="ro1">
          <table:table-cell office:value-type="float" office:value="32831768" calcext:value-type="float">
            <text:p>32831768</text:p>
          </table:table-cell>
          <table:table-cell table:formula="of:=[.A2054]/1000/(60*60*24)" office:value-type="time" office:time-value="PT09H07M11.768S" calcext:value-type="time">
            <text:p>09:07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2204.76" calcext:value-type="float">
            <text:p>2204.76</text:p>
          </table:table-cell>
          <table:table-cell office:value-type="float" office:value="2690.6" calcext:value-type="float">
            <text:p>2690.6</text:p>
          </table:table-cell>
        </table:table-row>
        <table:table-row table:style-name="ro1">
          <table:table-cell office:value-type="float" office:value="32847768" calcext:value-type="float">
            <text:p>32847768</text:p>
          </table:table-cell>
          <table:table-cell table:formula="of:=[.A2055]/1000/(60*60*24)" office:value-type="time" office:time-value="PT09H07M27.768S" calcext:value-type="time">
            <text:p>09:07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205.76" calcext:value-type="float">
            <text:p>2205.76</text:p>
          </table:table-cell>
          <table:table-cell office:value-type="float" office:value="2691.72" calcext:value-type="float">
            <text:p>2691.72</text:p>
          </table:table-cell>
        </table:table-row>
        <table:table-row table:style-name="ro1">
          <table:table-cell office:value-type="float" office:value="32863768" calcext:value-type="float">
            <text:p>32863768</text:p>
          </table:table-cell>
          <table:table-cell table:formula="of:=[.A2056]/1000/(60*60*24)" office:value-type="time" office:time-value="PT09H07M43.768S" calcext:value-type="time">
            <text:p>09:07:44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206.75" calcext:value-type="float">
            <text:p>2206.75</text:p>
          </table:table-cell>
          <table:table-cell office:value-type="float" office:value="2692.84" calcext:value-type="float">
            <text:p>2692.84</text:p>
          </table:table-cell>
        </table:table-row>
        <table:table-row table:style-name="ro1">
          <table:table-cell office:value-type="float" office:value="32879768" calcext:value-type="float">
            <text:p>32879768</text:p>
          </table:table-cell>
          <table:table-cell table:formula="of:=[.A2057]/1000/(60*60*24)" office:value-type="time" office:time-value="PT09H07M59.768S" calcext:value-type="time">
            <text:p>09:08:00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07.75" calcext:value-type="float">
            <text:p>2207.75</text:p>
          </table:table-cell>
          <table:table-cell office:value-type="float" office:value="2693.97" calcext:value-type="float">
            <text:p>2693.97</text:p>
          </table:table-cell>
        </table:table-row>
        <table:table-row table:style-name="ro1">
          <table:table-cell office:value-type="float" office:value="32895768" calcext:value-type="float">
            <text:p>32895768</text:p>
          </table:table-cell>
          <table:table-cell table:formula="of:=[.A2058]/1000/(60*60*24)" office:value-type="time" office:time-value="PT09H08M15.768S" calcext:value-type="time">
            <text:p>09:08:16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08.75" calcext:value-type="float">
            <text:p>2208.75</text:p>
          </table:table-cell>
          <table:table-cell office:value-type="float" office:value="2695.09" calcext:value-type="float">
            <text:p>2695.09</text:p>
          </table:table-cell>
        </table:table-row>
        <table:table-row table:style-name="ro1">
          <table:table-cell office:value-type="float" office:value="32911768" calcext:value-type="float">
            <text:p>32911768</text:p>
          </table:table-cell>
          <table:table-cell table:formula="of:=[.A2059]/1000/(60*60*24)" office:value-type="time" office:time-value="PT09H08M31.768S" calcext:value-type="time">
            <text:p>09:08:32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09.74" calcext:value-type="float">
            <text:p>2209.74</text:p>
          </table:table-cell>
          <table:table-cell office:value-type="float" office:value="2696.21" calcext:value-type="float">
            <text:p>2696.21</text:p>
          </table:table-cell>
        </table:table-row>
        <table:table-row table:style-name="ro1">
          <table:table-cell office:value-type="float" office:value="32927768" calcext:value-type="float">
            <text:p>32927768</text:p>
          </table:table-cell>
          <table:table-cell table:formula="of:=[.A2060]/1000/(60*60*24)" office:value-type="time" office:time-value="PT09H08M47.768S" calcext:value-type="time">
            <text:p>09:08:48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10.74" calcext:value-type="float">
            <text:p>2210.74</text:p>
          </table:table-cell>
          <table:table-cell office:value-type="float" office:value="2697.33" calcext:value-type="float">
            <text:p>2697.33</text:p>
          </table:table-cell>
        </table:table-row>
        <table:table-row table:style-name="ro1">
          <table:table-cell office:value-type="float" office:value="32943768" calcext:value-type="float">
            <text:p>32943768</text:p>
          </table:table-cell>
          <table:table-cell table:formula="of:=[.A2061]/1000/(60*60*24)" office:value-type="time" office:time-value="PT09H09M03.768S" calcext:value-type="time">
            <text:p>09:09:04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211.73" calcext:value-type="float">
            <text:p>2211.73</text:p>
          </table:table-cell>
          <table:table-cell office:value-type="float" office:value="2698.45" calcext:value-type="float">
            <text:p>2698.45</text:p>
          </table:table-cell>
        </table:table-row>
        <table:table-row table:style-name="ro1">
          <table:table-cell office:value-type="float" office:value="32959768" calcext:value-type="float">
            <text:p>32959768</text:p>
          </table:table-cell>
          <table:table-cell table:formula="of:=[.A2062]/1000/(60*60*24)" office:value-type="time" office:time-value="PT09H09M19.768S" calcext:value-type="time">
            <text:p>09:09:20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4" calcext:value-type="float">
            <text:p>250.84</text:p>
          </table:table-cell>
          <table:table-cell office:value-type="float" office:value="2212.72" calcext:value-type="float">
            <text:p>2212.72</text:p>
          </table:table-cell>
          <table:table-cell office:value-type="float" office:value="2699.56" calcext:value-type="float">
            <text:p>2699.56</text:p>
          </table:table-cell>
        </table:table-row>
        <table:table-row table:style-name="ro1">
          <table:table-cell office:value-type="float" office:value="32975768" calcext:value-type="float">
            <text:p>32975768</text:p>
          </table:table-cell>
          <table:table-cell table:formula="of:=[.A2063]/1000/(60*60*24)" office:value-type="time" office:time-value="PT09H09M35.768S" calcext:value-type="time">
            <text:p>09:09:36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213.71" calcext:value-type="float">
            <text:p>2213.71</text:p>
          </table:table-cell>
          <table:table-cell office:value-type="float" office:value="2700.68" calcext:value-type="float">
            <text:p>2700.68</text:p>
          </table:table-cell>
        </table:table-row>
        <table:table-row table:style-name="ro1">
          <table:table-cell office:value-type="float" office:value="32991768" calcext:value-type="float">
            <text:p>32991768</text:p>
          </table:table-cell>
          <table:table-cell table:formula="of:=[.A2064]/1000/(60*60*24)" office:value-type="time" office:time-value="PT09H09M51.768S" calcext:value-type="time">
            <text:p>09:09:52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214.71" calcext:value-type="float">
            <text:p>2214.71</text:p>
          </table:table-cell>
          <table:table-cell office:value-type="float" office:value="2701.8" calcext:value-type="float">
            <text:p>2701.8</text:p>
          </table:table-cell>
        </table:table-row>
        <table:table-row table:style-name="ro1">
          <table:table-cell office:value-type="float" office:value="33007768" calcext:value-type="float">
            <text:p>33007768</text:p>
          </table:table-cell>
          <table:table-cell table:formula="of:=[.A2065]/1000/(60*60*24)" office:value-type="time" office:time-value="PT09H10M07.768S" calcext:value-type="time">
            <text:p>09:10:08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215.7" calcext:value-type="float">
            <text:p>2215.7</text:p>
          </table:table-cell>
          <table:table-cell office:value-type="float" office:value="2702.91" calcext:value-type="float">
            <text:p>2702.91</text:p>
          </table:table-cell>
        </table:table-row>
        <table:table-row table:style-name="ro1">
          <table:table-cell office:value-type="float" office:value="33023768" calcext:value-type="float">
            <text:p>33023768</text:p>
          </table:table-cell>
          <table:table-cell table:formula="of:=[.A2066]/1000/(60*60*24)" office:value-type="time" office:time-value="PT09H10M23.768S" calcext:value-type="time">
            <text:p>09:10:24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216.69" calcext:value-type="float">
            <text:p>2216.69</text:p>
          </table:table-cell>
          <table:table-cell office:value-type="float" office:value="2704.02" calcext:value-type="float">
            <text:p>2704.02</text:p>
          </table:table-cell>
        </table:table-row>
        <table:table-row table:style-name="ro1">
          <table:table-cell office:value-type="float" office:value="33039768" calcext:value-type="float">
            <text:p>33039768</text:p>
          </table:table-cell>
          <table:table-cell table:formula="of:=[.A2067]/1000/(60*60*24)" office:value-type="time" office:time-value="PT09H10M39.768S" calcext:value-type="time">
            <text:p>09:10:40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217.68" calcext:value-type="float">
            <text:p>2217.68</text:p>
          </table:table-cell>
          <table:table-cell office:value-type="float" office:value="2705.14" calcext:value-type="float">
            <text:p>2705.14</text:p>
          </table:table-cell>
        </table:table-row>
        <table:table-row table:style-name="ro1">
          <table:table-cell office:value-type="float" office:value="33055768" calcext:value-type="float">
            <text:p>33055768</text:p>
          </table:table-cell>
          <table:table-cell table:formula="of:=[.A2068]/1000/(60*60*24)" office:value-type="time" office:time-value="PT09H10M55.768S" calcext:value-type="time">
            <text:p>09:10:56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218.67" calcext:value-type="float">
            <text:p>2218.67</text:p>
          </table:table-cell>
          <table:table-cell office:value-type="float" office:value="2706.25" calcext:value-type="float">
            <text:p>2706.25</text:p>
          </table:table-cell>
        </table:table-row>
        <table:table-row table:style-name="ro1">
          <table:table-cell office:value-type="float" office:value="33071768" calcext:value-type="float">
            <text:p>33071768</text:p>
          </table:table-cell>
          <table:table-cell table:formula="of:=[.A2069]/1000/(60*60*24)" office:value-type="time" office:time-value="PT09H11M11.768S" calcext:value-type="time">
            <text:p>09:11:12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2219.67" calcext:value-type="float">
            <text:p>2219.67</text:p>
          </table:table-cell>
          <table:table-cell office:value-type="float" office:value="2707.36" calcext:value-type="float">
            <text:p>2707.36</text:p>
          </table:table-cell>
        </table:table-row>
        <table:table-row table:style-name="ro1">
          <table:table-cell office:value-type="float" office:value="33087768" calcext:value-type="float">
            <text:p>33087768</text:p>
          </table:table-cell>
          <table:table-cell table:formula="of:=[.A2070]/1000/(60*60*24)" office:value-type="time" office:time-value="PT09H11M27.768S" calcext:value-type="time">
            <text:p>09:11:28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5" calcext:value-type="float">
            <text:p>250.05</text:p>
          </table:table-cell>
          <table:table-cell office:value-type="float" office:value="2220.66" calcext:value-type="float">
            <text:p>2220.66</text:p>
          </table:table-cell>
          <table:table-cell office:value-type="float" office:value="2708.47" calcext:value-type="float">
            <text:p>2708.47</text:p>
          </table:table-cell>
        </table:table-row>
        <table:table-row table:style-name="ro1">
          <table:table-cell office:value-type="float" office:value="33103768" calcext:value-type="float">
            <text:p>33103768</text:p>
          </table:table-cell>
          <table:table-cell table:formula="of:=[.A2071]/1000/(60*60*24)" office:value-type="time" office:time-value="PT09H11M43.768S" calcext:value-type="time">
            <text:p>09:11:44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21.65" calcext:value-type="float">
            <text:p>2221.65</text:p>
          </table:table-cell>
          <table:table-cell office:value-type="float" office:value="2709.58" calcext:value-type="float">
            <text:p>2709.58</text:p>
          </table:table-cell>
        </table:table-row>
        <table:table-row table:style-name="ro1">
          <table:table-cell office:value-type="float" office:value="33119768" calcext:value-type="float">
            <text:p>33119768</text:p>
          </table:table-cell>
          <table:table-cell table:formula="of:=[.A2072]/1000/(60*60*24)" office:value-type="time" office:time-value="PT09H11M59.768S" calcext:value-type="time">
            <text:p>09:12:00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22.64" calcext:value-type="float">
            <text:p>2222.64</text:p>
          </table:table-cell>
          <table:table-cell office:value-type="float" office:value="2710.69" calcext:value-type="float">
            <text:p>2710.69</text:p>
          </table:table-cell>
        </table:table-row>
        <table:table-row table:style-name="ro1">
          <table:table-cell office:value-type="float" office:value="33135768" calcext:value-type="float">
            <text:p>33135768</text:p>
          </table:table-cell>
          <table:table-cell table:formula="of:=[.A2073]/1000/(60*60*24)" office:value-type="time" office:time-value="PT09H12M15.768S" calcext:value-type="time">
            <text:p>09:12:16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2223.62" calcext:value-type="float">
            <text:p>2223.62</text:p>
          </table:table-cell>
          <table:table-cell office:value-type="float" office:value="2711.8" calcext:value-type="float">
            <text:p>2711.8</text:p>
          </table:table-cell>
        </table:table-row>
        <table:table-row table:style-name="ro1">
          <table:table-cell office:value-type="float" office:value="33151768" calcext:value-type="float">
            <text:p>33151768</text:p>
          </table:table-cell>
          <table:table-cell table:formula="of:=[.A2074]/1000/(60*60*24)" office:value-type="time" office:time-value="PT09H12M31.768S" calcext:value-type="time">
            <text:p>09:12:32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224.61" calcext:value-type="float">
            <text:p>2224.61</text:p>
          </table:table-cell>
          <table:table-cell office:value-type="float" office:value="2712.91" calcext:value-type="float">
            <text:p>2712.91</text:p>
          </table:table-cell>
        </table:table-row>
        <table:table-row table:style-name="ro1">
          <table:table-cell office:value-type="float" office:value="33167768" calcext:value-type="float">
            <text:p>33167768</text:p>
          </table:table-cell>
          <table:table-cell table:formula="of:=[.A2075]/1000/(60*60*24)" office:value-type="time" office:time-value="PT09H12M47.768S" calcext:value-type="time">
            <text:p>09:12:48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225.6" calcext:value-type="float">
            <text:p>2225.6</text:p>
          </table:table-cell>
          <table:table-cell office:value-type="float" office:value="2714.01" calcext:value-type="float">
            <text:p>2714.01</text:p>
          </table:table-cell>
        </table:table-row>
        <table:table-row table:style-name="ro1">
          <table:table-cell office:value-type="float" office:value="33183768" calcext:value-type="float">
            <text:p>33183768</text:p>
          </table:table-cell>
          <table:table-cell table:formula="of:=[.A2076]/1000/(60*60*24)" office:value-type="time" office:time-value="PT09H13M03.768S" calcext:value-type="time">
            <text:p>09:13:04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226.59" calcext:value-type="float">
            <text:p>2226.59</text:p>
          </table:table-cell>
          <table:table-cell office:value-type="float" office:value="2715.12" calcext:value-type="float">
            <text:p>2715.12</text:p>
          </table:table-cell>
        </table:table-row>
        <table:table-row table:style-name="ro1">
          <table:table-cell office:value-type="float" office:value="33199768" calcext:value-type="float">
            <text:p>33199768</text:p>
          </table:table-cell>
          <table:table-cell table:formula="of:=[.A2077]/1000/(60*60*24)" office:value-type="time" office:time-value="PT09H13M19.768S" calcext:value-type="time">
            <text:p>09:13:20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227.58" calcext:value-type="float">
            <text:p>2227.58</text:p>
          </table:table-cell>
          <table:table-cell office:value-type="float" office:value="2716.22" calcext:value-type="float">
            <text:p>2716.22</text:p>
          </table:table-cell>
        </table:table-row>
        <table:table-row table:style-name="ro1">
          <table:table-cell office:value-type="float" office:value="33215768" calcext:value-type="float">
            <text:p>33215768</text:p>
          </table:table-cell>
          <table:table-cell table:formula="of:=[.A2078]/1000/(60*60*24)" office:value-type="time" office:time-value="PT09H13M35.768S" calcext:value-type="time">
            <text:p>09:13:36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228.57" calcext:value-type="float">
            <text:p>2228.57</text:p>
          </table:table-cell>
          <table:table-cell office:value-type="float" office:value="2717.33" calcext:value-type="float">
            <text:p>2717.33</text:p>
          </table:table-cell>
        </table:table-row>
        <table:table-row table:style-name="ro1">
          <table:table-cell office:value-type="float" office:value="33231768" calcext:value-type="float">
            <text:p>33231768</text:p>
          </table:table-cell>
          <table:table-cell table:formula="of:=[.A2079]/1000/(60*60*24)" office:value-type="time" office:time-value="PT09H13M51.768S" calcext:value-type="time">
            <text:p>09:13:52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229.55" calcext:value-type="float">
            <text:p>2229.55</text:p>
          </table:table-cell>
          <table:table-cell office:value-type="float" office:value="2718.43" calcext:value-type="float">
            <text:p>2718.43</text:p>
          </table:table-cell>
        </table:table-row>
        <table:table-row table:style-name="ro1">
          <table:table-cell office:value-type="float" office:value="33247768" calcext:value-type="float">
            <text:p>33247768</text:p>
          </table:table-cell>
          <table:table-cell table:formula="of:=[.A2080]/1000/(60*60*24)" office:value-type="time" office:time-value="PT09H14M07.768S" calcext:value-type="time">
            <text:p>09:14:08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230.54" calcext:value-type="float">
            <text:p>2230.54</text:p>
          </table:table-cell>
          <table:table-cell office:value-type="float" office:value="2719.54" calcext:value-type="float">
            <text:p>2719.54</text:p>
          </table:table-cell>
        </table:table-row>
        <table:table-row table:style-name="ro1">
          <table:table-cell office:value-type="float" office:value="33263768" calcext:value-type="float">
            <text:p>33263768</text:p>
          </table:table-cell>
          <table:table-cell table:formula="of:=[.A2081]/1000/(60*60*24)" office:value-type="time" office:time-value="PT09H14M23.768S" calcext:value-type="time">
            <text:p>09:14:24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3" calcext:value-type="float">
            <text:p>248.13</text:p>
          </table:table-cell>
          <table:table-cell office:value-type="float" office:value="2231.53" calcext:value-type="float">
            <text:p>2231.53</text:p>
          </table:table-cell>
          <table:table-cell office:value-type="float" office:value="2720.64" calcext:value-type="float">
            <text:p>2720.64</text:p>
          </table:table-cell>
        </table:table-row>
        <table:table-row table:style-name="ro1">
          <table:table-cell office:value-type="float" office:value="33279768" calcext:value-type="float">
            <text:p>33279768</text:p>
          </table:table-cell>
          <table:table-cell table:formula="of:=[.A2082]/1000/(60*60*24)" office:value-type="time" office:time-value="PT09H14M39.768S" calcext:value-type="time">
            <text:p>09:14:40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232.51" calcext:value-type="float">
            <text:p>2232.51</text:p>
          </table:table-cell>
          <table:table-cell office:value-type="float" office:value="2721.74" calcext:value-type="float">
            <text:p>2721.74</text:p>
          </table:table-cell>
        </table:table-row>
        <table:table-row table:style-name="ro1">
          <table:table-cell office:value-type="float" office:value="33295768" calcext:value-type="float">
            <text:p>33295768</text:p>
          </table:table-cell>
          <table:table-cell table:formula="of:=[.A2083]/1000/(60*60*24)" office:value-type="time" office:time-value="PT09H14M55.768S" calcext:value-type="time">
            <text:p>09:14:56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233.5" calcext:value-type="float">
            <text:p>2233.5</text:p>
          </table:table-cell>
          <table:table-cell office:value-type="float" office:value="2722.84" calcext:value-type="float">
            <text:p>2722.84</text:p>
          </table:table-cell>
        </table:table-row>
        <table:table-row table:style-name="ro1">
          <table:table-cell office:value-type="float" office:value="33311768" calcext:value-type="float">
            <text:p>33311768</text:p>
          </table:table-cell>
          <table:table-cell table:formula="of:=[.A2084]/1000/(60*60*24)" office:value-type="time" office:time-value="PT09H15M11.768S" calcext:value-type="time">
            <text:p>09:15:12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234.48" calcext:value-type="float">
            <text:p>2234.48</text:p>
          </table:table-cell>
          <table:table-cell office:value-type="float" office:value="2723.94" calcext:value-type="float">
            <text:p>2723.94</text:p>
          </table:table-cell>
        </table:table-row>
        <table:table-row table:style-name="ro1">
          <table:table-cell office:value-type="float" office:value="33327768" calcext:value-type="float">
            <text:p>33327768</text:p>
          </table:table-cell>
          <table:table-cell table:formula="of:=[.A2085]/1000/(60*60*24)" office:value-type="time" office:time-value="PT09H15M27.768S" calcext:value-type="time">
            <text:p>09:15:28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9" calcext:value-type="float">
            <text:p>246.79</text:p>
          </table:table-cell>
          <table:table-cell office:value-type="float" office:value="2235.47" calcext:value-type="float">
            <text:p>2235.47</text:p>
          </table:table-cell>
          <table:table-cell office:value-type="float" office:value="2725.04" calcext:value-type="float">
            <text:p>2725.04</text:p>
          </table:table-cell>
        </table:table-row>
        <table:table-row table:style-name="ro1">
          <table:table-cell office:value-type="float" office:value="33343768" calcext:value-type="float">
            <text:p>33343768</text:p>
          </table:table-cell>
          <table:table-cell table:formula="of:=[.A2086]/1000/(60*60*24)" office:value-type="time" office:time-value="PT09H15M43.768S" calcext:value-type="time">
            <text:p>09:15:44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36.45" calcext:value-type="float">
            <text:p>2236.45</text:p>
          </table:table-cell>
          <table:table-cell office:value-type="float" office:value="2726.14" calcext:value-type="float">
            <text:p>2726.14</text:p>
          </table:table-cell>
        </table:table-row>
        <table:table-row table:style-name="ro1">
          <table:table-cell office:value-type="float" office:value="33359768" calcext:value-type="float">
            <text:p>33359768</text:p>
          </table:table-cell>
          <table:table-cell table:formula="of:=[.A2087]/1000/(60*60*24)" office:value-type="time" office:time-value="PT09H15M59.768S" calcext:value-type="time">
            <text:p>09:16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37.44" calcext:value-type="float">
            <text:p>2237.44</text:p>
          </table:table-cell>
          <table:table-cell office:value-type="float" office:value="2727.23" calcext:value-type="float">
            <text:p>2727.23</text:p>
          </table:table-cell>
        </table:table-row>
        <table:table-row table:style-name="ro1">
          <table:table-cell office:value-type="float" office:value="33375768" calcext:value-type="float">
            <text:p>33375768</text:p>
          </table:table-cell>
          <table:table-cell table:formula="of:=[.A2088]/1000/(60*60*24)" office:value-type="time" office:time-value="PT09H16M15.768S" calcext:value-type="time">
            <text:p>09:16:16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38.42" calcext:value-type="float">
            <text:p>2238.42</text:p>
          </table:table-cell>
          <table:table-cell office:value-type="float" office:value="2728.33" calcext:value-type="float">
            <text:p>2728.33</text:p>
          </table:table-cell>
        </table:table-row>
        <table:table-row table:style-name="ro1">
          <table:table-cell office:value-type="float" office:value="33391768" calcext:value-type="float">
            <text:p>33391768</text:p>
          </table:table-cell>
          <table:table-cell table:formula="of:=[.A2089]/1000/(60*60*24)" office:value-type="time" office:time-value="PT09H16M31.768S" calcext:value-type="time">
            <text:p>09:16:32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5" calcext:value-type="float">
            <text:p>246.55</text:p>
          </table:table-cell>
          <table:table-cell office:value-type="float" office:value="2239.41" calcext:value-type="float">
            <text:p>2239.41</text:p>
          </table:table-cell>
          <table:table-cell office:value-type="float" office:value="2729.43" calcext:value-type="float">
            <text:p>2729.43</text:p>
          </table:table-cell>
        </table:table-row>
        <table:table-row table:style-name="ro1">
          <table:table-cell office:value-type="float" office:value="33407768" calcext:value-type="float">
            <text:p>33407768</text:p>
          </table:table-cell>
          <table:table-cell table:formula="of:=[.A2090]/1000/(60*60*24)" office:value-type="time" office:time-value="PT09H16M47.768S" calcext:value-type="time">
            <text:p>09:16:48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240.39" calcext:value-type="float">
            <text:p>2240.39</text:p>
          </table:table-cell>
          <table:table-cell office:value-type="float" office:value="2730.52" calcext:value-type="float">
            <text:p>2730.52</text:p>
          </table:table-cell>
        </table:table-row>
        <table:table-row table:style-name="ro1">
          <table:table-cell office:value-type="float" office:value="33423768" calcext:value-type="float">
            <text:p>33423768</text:p>
          </table:table-cell>
          <table:table-cell table:formula="of:=[.A2091]/1000/(60*60*24)" office:value-type="time" office:time-value="PT09H17M03.768S" calcext:value-type="time">
            <text:p>09:17:04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2241.37" calcext:value-type="float">
            <text:p>2241.37</text:p>
          </table:table-cell>
          <table:table-cell office:value-type="float" office:value="2731.61" calcext:value-type="float">
            <text:p>2731.61</text:p>
          </table:table-cell>
        </table:table-row>
        <table:table-row table:style-name="ro1">
          <table:table-cell office:value-type="float" office:value="33439768" calcext:value-type="float">
            <text:p>33439768</text:p>
          </table:table-cell>
          <table:table-cell table:formula="of:=[.A2092]/1000/(60*60*24)" office:value-type="time" office:time-value="PT09H17M19.768S" calcext:value-type="time">
            <text:p>09:17:20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242.35" calcext:value-type="float">
            <text:p>2242.35</text:p>
          </table:table-cell>
          <table:table-cell office:value-type="float" office:value="2732.7" calcext:value-type="float">
            <text:p>2732.7</text:p>
          </table:table-cell>
        </table:table-row>
        <table:table-row table:style-name="ro1">
          <table:table-cell office:value-type="float" office:value="33455768" calcext:value-type="float">
            <text:p>33455768</text:p>
          </table:table-cell>
          <table:table-cell table:formula="of:=[.A2093]/1000/(60*60*24)" office:value-type="time" office:time-value="PT09H17M35.768S" calcext:value-type="time">
            <text:p>09:17:36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1" calcext:value-type="float">
            <text:p>245.11</text:p>
          </table:table-cell>
          <table:table-cell office:value-type="float" office:value="2243.33" calcext:value-type="float">
            <text:p>2243.33</text:p>
          </table:table-cell>
          <table:table-cell office:value-type="float" office:value="2733.8" calcext:value-type="float">
            <text:p>2733.8</text:p>
          </table:table-cell>
        </table:table-row>
        <table:table-row table:style-name="ro1">
          <table:table-cell office:value-type="float" office:value="33471768" calcext:value-type="float">
            <text:p>33471768</text:p>
          </table:table-cell>
          <table:table-cell table:formula="of:=[.A2094]/1000/(60*60*24)" office:value-type="time" office:time-value="PT09H17M51.768S" calcext:value-type="time">
            <text:p>09:17:52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244.31" calcext:value-type="float">
            <text:p>2244.31</text:p>
          </table:table-cell>
          <table:table-cell office:value-type="float" office:value="2734.88" calcext:value-type="float">
            <text:p>2734.88</text:p>
          </table:table-cell>
        </table:table-row>
        <table:table-row table:style-name="ro1">
          <table:table-cell office:value-type="float" office:value="33487768" calcext:value-type="float">
            <text:p>33487768</text:p>
          </table:table-cell>
          <table:table-cell table:formula="of:=[.A2095]/1000/(60*60*24)" office:value-type="time" office:time-value="PT09H18M07.768S" calcext:value-type="time">
            <text:p>09:18:08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245.29" calcext:value-type="float">
            <text:p>2245.29</text:p>
          </table:table-cell>
          <table:table-cell office:value-type="float" office:value="2735.97" calcext:value-type="float">
            <text:p>2735.97</text:p>
          </table:table-cell>
        </table:table-row>
        <table:table-row table:style-name="ro1">
          <table:table-cell office:value-type="float" office:value="33503768" calcext:value-type="float">
            <text:p>33503768</text:p>
          </table:table-cell>
          <table:table-cell table:formula="of:=[.A2096]/1000/(60*60*24)" office:value-type="time" office:time-value="PT09H18M23.768S" calcext:value-type="time">
            <text:p>09:18:24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2246.28" calcext:value-type="float">
            <text:p>2246.28</text:p>
          </table:table-cell>
          <table:table-cell office:value-type="float" office:value="2737.06" calcext:value-type="float">
            <text:p>2737.06</text:p>
          </table:table-cell>
        </table:table-row>
        <table:table-row table:style-name="ro1">
          <table:table-cell office:value-type="float" office:value="33519768" calcext:value-type="float">
            <text:p>33519768</text:p>
          </table:table-cell>
          <table:table-cell table:formula="of:=[.A2097]/1000/(60*60*24)" office:value-type="time" office:time-value="PT09H18M39.768S" calcext:value-type="time">
            <text:p>09:18:40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247.26" calcext:value-type="float">
            <text:p>2247.26</text:p>
          </table:table-cell>
          <table:table-cell office:value-type="float" office:value="2738.15" calcext:value-type="float">
            <text:p>2738.15</text:p>
          </table:table-cell>
        </table:table-row>
        <table:table-row table:style-name="ro1">
          <table:table-cell office:value-type="float" office:value="33535768" calcext:value-type="float">
            <text:p>33535768</text:p>
          </table:table-cell>
          <table:table-cell table:formula="of:=[.A2098]/1000/(60*60*24)" office:value-type="time" office:time-value="PT09H18M55.768S" calcext:value-type="time">
            <text:p>09:18:56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2248.24" calcext:value-type="float">
            <text:p>2248.24</text:p>
          </table:table-cell>
          <table:table-cell office:value-type="float" office:value="2739.23" calcext:value-type="float">
            <text:p>2739.23</text:p>
          </table:table-cell>
        </table:table-row>
        <table:table-row table:style-name="ro1">
          <table:table-cell office:value-type="float" office:value="33551768" calcext:value-type="float">
            <text:p>33551768</text:p>
          </table:table-cell>
          <table:table-cell table:formula="of:=[.A2099]/1000/(60*60*24)" office:value-type="time" office:time-value="PT09H19M11.768S" calcext:value-type="time">
            <text:p>09:19:12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249.22" calcext:value-type="float">
            <text:p>2249.22</text:p>
          </table:table-cell>
          <table:table-cell office:value-type="float" office:value="2740.32" calcext:value-type="float">
            <text:p>2740.32</text:p>
          </table:table-cell>
        </table:table-row>
        <table:table-row table:style-name="ro1">
          <table:table-cell office:value-type="float" office:value="33567768" calcext:value-type="float">
            <text:p>33567768</text:p>
          </table:table-cell>
          <table:table-cell table:formula="of:=[.A2100]/1000/(60*60*24)" office:value-type="time" office:time-value="PT09H19M27.768S" calcext:value-type="time">
            <text:p>09:19:28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4.31" calcext:value-type="float">
            <text:p>244.31</text:p>
          </table:table-cell>
          <table:table-cell office:value-type="float" office:value="2250.19" calcext:value-type="float">
            <text:p>2250.19</text:p>
          </table:table-cell>
          <table:table-cell office:value-type="float" office:value="2741.4" calcext:value-type="float">
            <text:p>2741.4</text:p>
          </table:table-cell>
        </table:table-row>
        <table:table-row table:style-name="ro1">
          <table:table-cell office:value-type="float" office:value="33583768" calcext:value-type="float">
            <text:p>33583768</text:p>
          </table:table-cell>
          <table:table-cell table:formula="of:=[.A2101]/1000/(60*60*24)" office:value-type="time" office:time-value="PT09H19M43.768S" calcext:value-type="time">
            <text:p>09:19:44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51.17" calcext:value-type="float">
            <text:p>2251.17</text:p>
          </table:table-cell>
          <table:table-cell office:value-type="float" office:value="2742.48" calcext:value-type="float">
            <text:p>2742.48</text:p>
          </table:table-cell>
        </table:table-row>
        <table:table-row table:style-name="ro1">
          <table:table-cell office:value-type="float" office:value="33599768" calcext:value-type="float">
            <text:p>33599768</text:p>
          </table:table-cell>
          <table:table-cell table:formula="of:=[.A2102]/1000/(60*60*24)" office:value-type="time" office:time-value="PT09H19M59.768S" calcext:value-type="time">
            <text:p>09:20:00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252.15" calcext:value-type="float">
            <text:p>2252.15</text:p>
          </table:table-cell>
          <table:table-cell office:value-type="float" office:value="2743.57" calcext:value-type="float">
            <text:p>2743.57</text:p>
          </table:table-cell>
        </table:table-row>
        <table:table-row table:style-name="ro1">
          <table:table-cell office:value-type="float" office:value="33615768" calcext:value-type="float">
            <text:p>33615768</text:p>
          </table:table-cell>
          <table:table-cell table:formula="of:=[.A2103]/1000/(60*60*24)" office:value-type="time" office:time-value="PT09H20M15.768S" calcext:value-type="time">
            <text:p>09:20:16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1" calcext:value-type="float">
            <text:p>242.21</text:p>
          </table:table-cell>
          <table:table-cell office:value-type="float" office:value="2253.12" calcext:value-type="float">
            <text:p>2253.12</text:p>
          </table:table-cell>
          <table:table-cell office:value-type="float" office:value="2744.65" calcext:value-type="float">
            <text:p>2744.65</text:p>
          </table:table-cell>
        </table:table-row>
        <table:table-row table:style-name="ro1">
          <table:table-cell office:value-type="float" office:value="33631768" calcext:value-type="float">
            <text:p>33631768</text:p>
          </table:table-cell>
          <table:table-cell table:formula="of:=[.A2104]/1000/(60*60*24)" office:value-type="time" office:time-value="PT09H20M31.768S" calcext:value-type="time">
            <text:p>09:20:32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254.1" calcext:value-type="float">
            <text:p>2254.1</text:p>
          </table:table-cell>
          <table:table-cell office:value-type="float" office:value="2745.73" calcext:value-type="float">
            <text:p>2745.73</text:p>
          </table:table-cell>
        </table:table-row>
        <table:table-row table:style-name="ro1">
          <table:table-cell office:value-type="float" office:value="33647767" calcext:value-type="float">
            <text:p>33647767</text:p>
          </table:table-cell>
          <table:table-cell table:formula="of:=[.A2105]/1000/(60*60*24)" office:value-type="time" office:time-value="PT09H20M47.767S" calcext:value-type="time">
            <text:p>09:20:48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2255.08" calcext:value-type="float">
            <text:p>2255.08</text:p>
          </table:table-cell>
          <table:table-cell office:value-type="float" office:value="2746.8" calcext:value-type="float">
            <text:p>2746.8</text:p>
          </table:table-cell>
        </table:table-row>
        <table:table-row table:style-name="ro1">
          <table:table-cell office:value-type="float" office:value="33663768" calcext:value-type="float">
            <text:p>33663768</text:p>
          </table:table-cell>
          <table:table-cell table:formula="of:=[.A2106]/1000/(60*60*24)" office:value-type="time" office:time-value="PT09H21M03.768S" calcext:value-type="time">
            <text:p>09:21:04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6" calcext:value-type="float">
            <text:p>241.76</text:p>
          </table:table-cell>
          <table:table-cell office:value-type="float" office:value="2256.05" calcext:value-type="float">
            <text:p>2256.05</text:p>
          </table:table-cell>
          <table:table-cell office:value-type="float" office:value="2747.88" calcext:value-type="float">
            <text:p>2747.88</text:p>
          </table:table-cell>
        </table:table-row>
        <table:table-row table:style-name="ro1">
          <table:table-cell office:value-type="float" office:value="33679768" calcext:value-type="float">
            <text:p>33679768</text:p>
          </table:table-cell>
          <table:table-cell table:formula="of:=[.A2107]/1000/(60*60*24)" office:value-type="time" office:time-value="PT09H21M19.768S" calcext:value-type="time">
            <text:p>09:21:20</text:p>
          </table:table-cell>
          <table:table-cell office:value-type="float" office:value="1.11" calcext:value-type="float">
            <text:p>1.11</text:p>
          </table:table-cell>
          <table:table-cell office:value-type="float" office:value="219.3" calcext:value-type="float">
            <text:p>219.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257.03" calcext:value-type="float">
            <text:p>2257.03</text:p>
          </table:table-cell>
          <table:table-cell office:value-type="float" office:value="2748.96" calcext:value-type="float">
            <text:p>2748.96</text:p>
          </table:table-cell>
        </table:table-row>
        <table:table-row table:style-name="ro1">
          <table:table-cell office:value-type="float" office:value="33695768" calcext:value-type="float">
            <text:p>33695768</text:p>
          </table:table-cell>
          <table:table-cell table:formula="of:=[.A2108]/1000/(60*60*24)" office:value-type="time" office:time-value="PT09H21M35.768S" calcext:value-type="time">
            <text:p>09:21:36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258" calcext:value-type="float">
            <text:p>2258</text:p>
          </table:table-cell>
          <table:table-cell office:value-type="float" office:value="2750.04" calcext:value-type="float">
            <text:p>2750.04</text:p>
          </table:table-cell>
        </table:table-row>
        <table:table-row table:style-name="ro1">
          <table:table-cell office:value-type="float" office:value="33711768" calcext:value-type="float">
            <text:p>33711768</text:p>
          </table:table-cell>
          <table:table-cell table:formula="of:=[.A2109]/1000/(60*60*24)" office:value-type="time" office:time-value="PT09H21M51.768S" calcext:value-type="time">
            <text:p>09:21:52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58.98" calcext:value-type="float">
            <text:p>2258.98</text:p>
          </table:table-cell>
          <table:table-cell office:value-type="float" office:value="2751.11" calcext:value-type="float">
            <text:p>2751.11</text:p>
          </table:table-cell>
        </table:table-row>
        <table:table-row table:style-name="ro1">
          <table:table-cell office:value-type="float" office:value="33727768" calcext:value-type="float">
            <text:p>33727768</text:p>
          </table:table-cell>
          <table:table-cell table:formula="of:=[.A2110]/1000/(60*60*24)" office:value-type="time" office:time-value="PT09H22M07.768S" calcext:value-type="time">
            <text:p>09:22:08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259.95" calcext:value-type="float">
            <text:p>2259.95</text:p>
          </table:table-cell>
          <table:table-cell office:value-type="float" office:value="2752.18" calcext:value-type="float">
            <text:p>2752.18</text:p>
          </table:table-cell>
        </table:table-row>
        <table:table-row table:style-name="ro1">
          <table:table-cell office:value-type="float" office:value="33743768" calcext:value-type="float">
            <text:p>33743768</text:p>
          </table:table-cell>
          <table:table-cell table:formula="of:=[.A2111]/1000/(60*60*24)" office:value-type="time" office:time-value="PT09H22M23.768S" calcext:value-type="time">
            <text:p>09:22:24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260.92" calcext:value-type="float">
            <text:p>2260.92</text:p>
          </table:table-cell>
          <table:table-cell office:value-type="float" office:value="2753.25" calcext:value-type="float">
            <text:p>2753.25</text:p>
          </table:table-cell>
        </table:table-row>
        <table:table-row table:style-name="ro1">
          <table:table-cell office:value-type="float" office:value="33759768" calcext:value-type="float">
            <text:p>33759768</text:p>
          </table:table-cell>
          <table:table-cell table:formula="of:=[.A2112]/1000/(60*60*24)" office:value-type="time" office:time-value="PT09H22M39.768S" calcext:value-type="time">
            <text:p>09:22:40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261.9" calcext:value-type="float">
            <text:p>2261.9</text:p>
          </table:table-cell>
          <table:table-cell office:value-type="float" office:value="2754.32" calcext:value-type="float">
            <text:p>2754.32</text:p>
          </table:table-cell>
        </table:table-row>
        <table:table-row table:style-name="ro1">
          <table:table-cell office:value-type="float" office:value="33775768" calcext:value-type="float">
            <text:p>33775768</text:p>
          </table:table-cell>
          <table:table-cell table:formula="of:=[.A2113]/1000/(60*60*24)" office:value-type="time" office:time-value="PT09H22M55.768S" calcext:value-type="time">
            <text:p>09:22:56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262.87" calcext:value-type="float">
            <text:p>2262.87</text:p>
          </table:table-cell>
          <table:table-cell office:value-type="float" office:value="2755.39" calcext:value-type="float">
            <text:p>2755.39</text:p>
          </table:table-cell>
        </table:table-row>
        <table:table-row table:style-name="ro1">
          <table:table-cell office:value-type="float" office:value="33791768" calcext:value-type="float">
            <text:p>33791768</text:p>
          </table:table-cell>
          <table:table-cell table:formula="of:=[.A2114]/1000/(60*60*24)" office:value-type="time" office:time-value="PT09H23M11.768S" calcext:value-type="time">
            <text:p>09:23:12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2263.84" calcext:value-type="float">
            <text:p>2263.84</text:p>
          </table:table-cell>
          <table:table-cell office:value-type="float" office:value="2756.46" calcext:value-type="float">
            <text:p>2756.46</text:p>
          </table:table-cell>
        </table:table-row>
        <table:table-row table:style-name="ro1">
          <table:table-cell office:value-type="float" office:value="33807768" calcext:value-type="float">
            <text:p>33807768</text:p>
          </table:table-cell>
          <table:table-cell table:formula="of:=[.A2115]/1000/(60*60*24)" office:value-type="time" office:time-value="PT09H23M27.768S" calcext:value-type="time">
            <text:p>09:23:28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2264.81" calcext:value-type="float">
            <text:p>2264.81</text:p>
          </table:table-cell>
          <table:table-cell office:value-type="float" office:value="2757.53" calcext:value-type="float">
            <text:p>2757.53</text:p>
          </table:table-cell>
        </table:table-row>
        <table:table-row table:style-name="ro1">
          <table:table-cell office:value-type="float" office:value="33823768" calcext:value-type="float">
            <text:p>33823768</text:p>
          </table:table-cell>
          <table:table-cell table:formula="of:=[.A2116]/1000/(60*60*24)" office:value-type="time" office:time-value="PT09H23M43.768S" calcext:value-type="time">
            <text:p>09:23:44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265.78" calcext:value-type="float">
            <text:p>2265.78</text:p>
          </table:table-cell>
          <table:table-cell office:value-type="float" office:value="2758.59" calcext:value-type="float">
            <text:p>2758.59</text:p>
          </table:table-cell>
        </table:table-row>
        <table:table-row table:style-name="ro1">
          <table:table-cell office:value-type="float" office:value="33839768" calcext:value-type="float">
            <text:p>33839768</text:p>
          </table:table-cell>
          <table:table-cell table:formula="of:=[.A2117]/1000/(60*60*24)" office:value-type="time" office:time-value="PT09H23M59.768S" calcext:value-type="time">
            <text:p>09:24:00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266.75" calcext:value-type="float">
            <text:p>2266.75</text:p>
          </table:table-cell>
          <table:table-cell office:value-type="float" office:value="2759.66" calcext:value-type="float">
            <text:p>2759.66</text:p>
          </table:table-cell>
        </table:table-row>
        <table:table-row table:style-name="ro1">
          <table:table-cell office:value-type="float" office:value="33855768" calcext:value-type="float">
            <text:p>33855768</text:p>
          </table:table-cell>
          <table:table-cell table:formula="of:=[.A2118]/1000/(60*60*24)" office:value-type="time" office:time-value="PT09H24M15.768S" calcext:value-type="time">
            <text:p>09:24:16</text:p>
          </table:table-cell>
          <table:table-cell office:value-type="float" office:value="1.1" calcext:value-type="float">
            <text:p>1.1</text:p>
          </table:table-cell>
          <table:table-cell office:value-type="float" office:value="218" calcext:value-type="float">
            <text:p>218</text:p>
          </table:table-cell>
          <table:table-cell office:value-type="float" office:value="239.32" calcext:value-type="float">
            <text:p>239.32</text:p>
          </table:table-cell>
          <table:table-cell office:value-type="float" office:value="2267.72" calcext:value-type="float">
            <text:p>2267.72</text:p>
          </table:table-cell>
          <table:table-cell office:value-type="float" office:value="2760.72" calcext:value-type="float">
            <text:p>2760.72</text:p>
          </table:table-cell>
        </table:table-row>
        <table:table-row table:style-name="ro1">
          <table:table-cell office:value-type="float" office:value="33871768" calcext:value-type="float">
            <text:p>33871768</text:p>
          </table:table-cell>
          <table:table-cell table:formula="of:=[.A2119]/1000/(60*60*24)" office:value-type="time" office:time-value="PT09H24M31.768S" calcext:value-type="time">
            <text:p>09:24:32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268.69" calcext:value-type="float">
            <text:p>2268.69</text:p>
          </table:table-cell>
          <table:table-cell office:value-type="float" office:value="2761.78" calcext:value-type="float">
            <text:p>2761.78</text:p>
          </table:table-cell>
        </table:table-row>
        <table:table-row table:style-name="ro1">
          <table:table-cell office:value-type="float" office:value="33887768" calcext:value-type="float">
            <text:p>33887768</text:p>
          </table:table-cell>
          <table:table-cell table:formula="of:=[.A2120]/1000/(60*60*24)" office:value-type="time" office:time-value="PT09H24M47.768S" calcext:value-type="time">
            <text:p>09:24:48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2" calcext:value-type="float">
            <text:p>238.12</text:p>
          </table:table-cell>
          <table:table-cell office:value-type="float" office:value="2269.65" calcext:value-type="float">
            <text:p>2269.65</text:p>
          </table:table-cell>
          <table:table-cell office:value-type="float" office:value="2762.84" calcext:value-type="float">
            <text:p>2762.84</text:p>
          </table:table-cell>
        </table:table-row>
        <table:table-row table:style-name="ro1">
          <table:table-cell office:value-type="float" office:value="33903768" calcext:value-type="float">
            <text:p>33903768</text:p>
          </table:table-cell>
          <table:table-cell table:formula="of:=[.A2121]/1000/(60*60*24)" office:value-type="time" office:time-value="PT09H25M03.768S" calcext:value-type="time">
            <text:p>09:25:04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8" calcext:value-type="float">
            <text:p>238</text:p>
          </table:table-cell>
          <table:table-cell office:value-type="float" office:value="2270.62" calcext:value-type="float">
            <text:p>2270.62</text:p>
          </table:table-cell>
          <table:table-cell office:value-type="float" office:value="2763.9" calcext:value-type="float">
            <text:p>2763.9</text:p>
          </table:table-cell>
        </table:table-row>
        <table:table-row table:style-name="ro1">
          <table:table-cell office:value-type="float" office:value="33919768" calcext:value-type="float">
            <text:p>33919768</text:p>
          </table:table-cell>
          <table:table-cell table:formula="of:=[.A2122]/1000/(60*60*24)" office:value-type="time" office:time-value="PT09H25M19.768S" calcext:value-type="time">
            <text:p>09:25:20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271.59" calcext:value-type="float">
            <text:p>2271.59</text:p>
          </table:table-cell>
          <table:table-cell office:value-type="float" office:value="2764.96" calcext:value-type="float">
            <text:p>2764.96</text:p>
          </table:table-cell>
        </table:table-row>
        <table:table-row table:style-name="ro1">
          <table:table-cell office:value-type="float" office:value="33935768" calcext:value-type="float">
            <text:p>33935768</text:p>
          </table:table-cell>
          <table:table-cell table:formula="of:=[.A2123]/1000/(60*60*24)" office:value-type="time" office:time-value="PT09H25M35.768S" calcext:value-type="time">
            <text:p>09:25:36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7.67" calcext:value-type="float">
            <text:p>237.67</text:p>
          </table:table-cell>
          <table:table-cell office:value-type="float" office:value="2272.55" calcext:value-type="float">
            <text:p>2272.55</text:p>
          </table:table-cell>
          <table:table-cell office:value-type="float" office:value="2766.01" calcext:value-type="float">
            <text:p>2766.01</text:p>
          </table:table-cell>
        </table:table-row>
        <table:table-row table:style-name="ro1">
          <table:table-cell office:value-type="float" office:value="33951768" calcext:value-type="float">
            <text:p>33951768</text:p>
          </table:table-cell>
          <table:table-cell table:formula="of:=[.A2124]/1000/(60*60*24)" office:value-type="time" office:time-value="PT09H25M51.768S" calcext:value-type="time">
            <text:p>09:25:52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7.56" calcext:value-type="float">
            <text:p>237.56</text:p>
          </table:table-cell>
          <table:table-cell office:value-type="float" office:value="2273.52" calcext:value-type="float">
            <text:p>2273.52</text:p>
          </table:table-cell>
          <table:table-cell office:value-type="float" office:value="2767.07" calcext:value-type="float">
            <text:p>2767.07</text:p>
          </table:table-cell>
        </table:table-row>
        <table:table-row table:style-name="ro1">
          <table:table-cell office:value-type="float" office:value="33967768" calcext:value-type="float">
            <text:p>33967768</text:p>
          </table:table-cell>
          <table:table-cell table:formula="of:=[.A2125]/1000/(60*60*24)" office:value-type="time" office:time-value="PT09H26M07.768S" calcext:value-type="time">
            <text:p>09:26:08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7" calcext:value-type="float">
            <text:p>236.57</text:p>
          </table:table-cell>
          <table:table-cell office:value-type="float" office:value="2274.48" calcext:value-type="float">
            <text:p>2274.48</text:p>
          </table:table-cell>
          <table:table-cell office:value-type="float" office:value="2768.12" calcext:value-type="float">
            <text:p>2768.12</text:p>
          </table:table-cell>
        </table:table-row>
        <table:table-row table:style-name="ro1">
          <table:table-cell office:value-type="float" office:value="33983768" calcext:value-type="float">
            <text:p>33983768</text:p>
          </table:table-cell>
          <table:table-cell table:formula="of:=[.A2126]/1000/(60*60*24)" office:value-type="time" office:time-value="PT09H26M23.768S" calcext:value-type="time">
            <text:p>09:26:24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6.24" calcext:value-type="float">
            <text:p>236.24</text:p>
          </table:table-cell>
          <table:table-cell office:value-type="float" office:value="2275.45" calcext:value-type="float">
            <text:p>2275.45</text:p>
          </table:table-cell>
          <table:table-cell office:value-type="float" office:value="2769.17" calcext:value-type="float">
            <text:p>2769.17</text:p>
          </table:table-cell>
        </table:table-row>
        <table:table-row table:style-name="ro1">
          <table:table-cell office:value-type="float" office:value="33999768" calcext:value-type="float">
            <text:p>33999768</text:p>
          </table:table-cell>
          <table:table-cell table:formula="of:=[.A2127]/1000/(60*60*24)" office:value-type="time" office:time-value="PT09H26M39.768S" calcext:value-type="time">
            <text:p>09:26:40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6.24" calcext:value-type="float">
            <text:p>236.24</text:p>
          </table:table-cell>
          <table:table-cell office:value-type="float" office:value="2276.41" calcext:value-type="float">
            <text:p>2276.41</text:p>
          </table:table-cell>
          <table:table-cell office:value-type="float" office:value="2770.22" calcext:value-type="float">
            <text:p>2770.22</text:p>
          </table:table-cell>
        </table:table-row>
        <table:table-row table:style-name="ro1">
          <table:table-cell office:value-type="float" office:value="34015768" calcext:value-type="float">
            <text:p>34015768</text:p>
          </table:table-cell>
          <table:table-cell table:formula="of:=[.A2128]/1000/(60*60*24)" office:value-type="time" office:time-value="PT09H26M55.768S" calcext:value-type="time">
            <text:p>09:26:56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277.38" calcext:value-type="float">
            <text:p>2277.38</text:p>
          </table:table-cell>
          <table:table-cell office:value-type="float" office:value="2771.28" calcext:value-type="float">
            <text:p>2771.28</text:p>
          </table:table-cell>
        </table:table-row>
        <table:table-row table:style-name="ro1">
          <table:table-cell office:value-type="float" office:value="34031768" calcext:value-type="float">
            <text:p>34031768</text:p>
          </table:table-cell>
          <table:table-cell table:formula="of:=[.A2129]/1000/(60*60*24)" office:value-type="time" office:time-value="PT09H27M11.768S" calcext:value-type="time">
            <text:p>09:27:12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91" calcext:value-type="float">
            <text:p>235.91</text:p>
          </table:table-cell>
          <table:table-cell office:value-type="float" office:value="2278.34" calcext:value-type="float">
            <text:p>2278.34</text:p>
          </table:table-cell>
          <table:table-cell office:value-type="float" office:value="2772.32" calcext:value-type="float">
            <text:p>2772.32</text:p>
          </table:table-cell>
        </table:table-row>
        <table:table-row table:style-name="ro1">
          <table:table-cell office:value-type="float" office:value="34047768" calcext:value-type="float">
            <text:p>34047768</text:p>
          </table:table-cell>
          <table:table-cell table:formula="of:=[.A2130]/1000/(60*60*24)" office:value-type="time" office:time-value="PT09H27M27.768S" calcext:value-type="time">
            <text:p>09:27:28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2279.3" calcext:value-type="float">
            <text:p>2279.3</text:p>
          </table:table-cell>
          <table:table-cell office:value-type="float" office:value="2773.37" calcext:value-type="float">
            <text:p>2773.37</text:p>
          </table:table-cell>
        </table:table-row>
        <table:table-row table:style-name="ro1">
          <table:table-cell office:value-type="float" office:value="34063768" calcext:value-type="float">
            <text:p>34063768</text:p>
          </table:table-cell>
          <table:table-cell table:formula="of:=[.A2131]/1000/(60*60*24)" office:value-type="time" office:time-value="PT09H27M43.768S" calcext:value-type="time">
            <text:p>09:27:44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280.26" calcext:value-type="float">
            <text:p>2280.26</text:p>
          </table:table-cell>
          <table:table-cell office:value-type="float" office:value="2774.41" calcext:value-type="float">
            <text:p>2774.41</text:p>
          </table:table-cell>
        </table:table-row>
        <table:table-row table:style-name="ro1">
          <table:table-cell office:value-type="float" office:value="34079768" calcext:value-type="float">
            <text:p>34079768</text:p>
          </table:table-cell>
          <table:table-cell table:formula="of:=[.A2132]/1000/(60*60*24)" office:value-type="time" office:time-value="PT09H27M59.768S" calcext:value-type="time">
            <text:p>09:28:00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281.22" calcext:value-type="float">
            <text:p>2281.22</text:p>
          </table:table-cell>
          <table:table-cell office:value-type="float" office:value="2775.45" calcext:value-type="float">
            <text:p>2775.45</text:p>
          </table:table-cell>
        </table:table-row>
        <table:table-row table:style-name="ro1">
          <table:table-cell office:value-type="float" office:value="34095768" calcext:value-type="float">
            <text:p>34095768</text:p>
          </table:table-cell>
          <table:table-cell table:formula="of:=[.A2133]/1000/(60*60*24)" office:value-type="time" office:time-value="PT09H28M15.768S" calcext:value-type="time">
            <text:p>09:28:16</text:p>
          </table:table-cell>
          <table:table-cell office:value-type="float" office:value="1.09" calcext:value-type="float">
            <text:p>1.09</text:p>
          </table:table-cell>
          <table:table-cell office:value-type="float" office:value="215.9" calcext:value-type="float">
            <text:p>215.9</text:p>
          </table:table-cell>
          <table:table-cell office:value-type="float" office:value="234.38" calcext:value-type="float">
            <text:p>234.38</text:p>
          </table:table-cell>
          <table:table-cell office:value-type="float" office:value="2282.18" calcext:value-type="float">
            <text:p>2282.18</text:p>
          </table:table-cell>
          <table:table-cell office:value-type="float" office:value="2776.5" calcext:value-type="float">
            <text:p>2776.5</text:p>
          </table:table-cell>
        </table:table-row>
        <table:table-row table:style-name="ro1">
          <table:table-cell office:value-type="float" office:value="34111768" calcext:value-type="float">
            <text:p>34111768</text:p>
          </table:table-cell>
          <table:table-cell table:formula="of:=[.A2134]/1000/(60*60*24)" office:value-type="time" office:time-value="PT09H28M31.768S" calcext:value-type="time">
            <text:p>09:28:32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3" calcext:value-type="float">
            <text:p>233.3</text:p>
          </table:table-cell>
          <table:table-cell office:value-type="float" office:value="2283.14" calcext:value-type="float">
            <text:p>2283.14</text:p>
          </table:table-cell>
          <table:table-cell office:value-type="float" office:value="2777.54" calcext:value-type="float">
            <text:p>2777.54</text:p>
          </table:table-cell>
        </table:table-row>
        <table:table-row table:style-name="ro1">
          <table:table-cell office:value-type="float" office:value="34127768" calcext:value-type="float">
            <text:p>34127768</text:p>
          </table:table-cell>
          <table:table-cell table:formula="of:=[.A2135]/1000/(60*60*24)" office:value-type="time" office:time-value="PT09H28M47.768S" calcext:value-type="time">
            <text:p>09:28:48</text:p>
          </table:table-cell>
          <table:table-cell office:value-type="float" office:value="1.09" calcext:value-type="float">
            <text:p>1.09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94" calcext:value-type="float">
            <text:p>233.94</text:p>
          </table:table-cell>
          <table:table-cell office:value-type="float" office:value="2284.1" calcext:value-type="float">
            <text:p>2284.1</text:p>
          </table:table-cell>
          <table:table-cell office:value-type="float" office:value="2778.58" calcext:value-type="float">
            <text:p>2778.58</text:p>
          </table:table-cell>
        </table:table-row>
        <table:table-row table:style-name="ro1">
          <table:table-cell office:value-type="float" office:value="34143768" calcext:value-type="float">
            <text:p>34143768</text:p>
          </table:table-cell>
          <table:table-cell table:formula="of:=[.A2136]/1000/(60*60*24)" office:value-type="time" office:time-value="PT09H29M03.768S" calcext:value-type="time">
            <text:p>09:29:04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2285.06" calcext:value-type="float">
            <text:p>2285.06</text:p>
          </table:table-cell>
          <table:table-cell office:value-type="float" office:value="2779.61" calcext:value-type="float">
            <text:p>2779.61</text:p>
          </table:table-cell>
        </table:table-row>
        <table:table-row table:style-name="ro1">
          <table:table-cell office:value-type="float" office:value="34159768" calcext:value-type="float">
            <text:p>34159768</text:p>
          </table:table-cell>
          <table:table-cell table:formula="of:=[.A2137]/1000/(60*60*24)" office:value-type="time" office:time-value="PT09H29M19.768S" calcext:value-type="time">
            <text:p>09:29:20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2.74" calcext:value-type="float">
            <text:p>232.74</text:p>
          </table:table-cell>
          <table:table-cell office:value-type="float" office:value="2286.01" calcext:value-type="float">
            <text:p>2286.01</text:p>
          </table:table-cell>
          <table:table-cell office:value-type="float" office:value="2780.65" calcext:value-type="float">
            <text:p>2780.65</text:p>
          </table:table-cell>
        </table:table-row>
        <table:table-row table:style-name="ro1">
          <table:table-cell office:value-type="float" office:value="34175768" calcext:value-type="float">
            <text:p>34175768</text:p>
          </table:table-cell>
          <table:table-cell table:formula="of:=[.A2138]/1000/(60*60*24)" office:value-type="time" office:time-value="PT09H29M35.768S" calcext:value-type="time">
            <text:p>09:29:36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286.97" calcext:value-type="float">
            <text:p>2286.97</text:p>
          </table:table-cell>
          <table:table-cell office:value-type="float" office:value="2781.68" calcext:value-type="float">
            <text:p>2781.68</text:p>
          </table:table-cell>
        </table:table-row>
        <table:table-row table:style-name="ro1">
          <table:table-cell office:value-type="float" office:value="34191768" calcext:value-type="float">
            <text:p>34191768</text:p>
          </table:table-cell>
          <table:table-cell table:formula="of:=[.A2139]/1000/(60*60*24)" office:value-type="time" office:time-value="PT09H29M51.768S" calcext:value-type="time">
            <text:p>09:29:52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2.41" calcext:value-type="float">
            <text:p>232.41</text:p>
          </table:table-cell>
          <table:table-cell office:value-type="float" office:value="2287.93" calcext:value-type="float">
            <text:p>2287.93</text:p>
          </table:table-cell>
          <table:table-cell office:value-type="float" office:value="2782.71" calcext:value-type="float">
            <text:p>2782.71</text:p>
          </table:table-cell>
        </table:table-row>
        <table:table-row table:style-name="ro1">
          <table:table-cell office:value-type="float" office:value="34207768" calcext:value-type="float">
            <text:p>34207768</text:p>
          </table:table-cell>
          <table:table-cell table:formula="of:=[.A2140]/1000/(60*60*24)" office:value-type="time" office:time-value="PT09H30M07.768S" calcext:value-type="time">
            <text:p>09:30:08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288.88" calcext:value-type="float">
            <text:p>2288.88</text:p>
          </table:table-cell>
          <table:table-cell office:value-type="float" office:value="2783.75" calcext:value-type="float">
            <text:p>2783.75</text:p>
          </table:table-cell>
        </table:table-row>
        <table:table-row table:style-name="ro1">
          <table:table-cell office:value-type="float" office:value="34223768" calcext:value-type="float">
            <text:p>34223768</text:p>
          </table:table-cell>
          <table:table-cell table:formula="of:=[.A2141]/1000/(60*60*24)" office:value-type="time" office:time-value="PT09H30M23.768S" calcext:value-type="time">
            <text:p>09:30:24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11" calcext:value-type="float">
            <text:p>231.11</text:p>
          </table:table-cell>
          <table:table-cell office:value-type="float" office:value="2289.83" calcext:value-type="float">
            <text:p>2289.83</text:p>
          </table:table-cell>
          <table:table-cell office:value-type="float" office:value="2784.77" calcext:value-type="float">
            <text:p>2784.77</text:p>
          </table:table-cell>
        </table:table-row>
        <table:table-row table:style-name="ro1">
          <table:table-cell office:value-type="float" office:value="34239768" calcext:value-type="float">
            <text:p>34239768</text:p>
          </table:table-cell>
          <table:table-cell table:formula="of:=[.A2142]/1000/(60*60*24)" office:value-type="time" office:time-value="PT09H30M39.768S" calcext:value-type="time">
            <text:p>09:30:40</text:p>
          </table:table-cell>
          <table:table-cell office:value-type="float" office:value="1.08" calcext:value-type="float">
            <text:p>1.08</text:p>
          </table:table-cell>
          <table:table-cell office:value-type="float" office:value="214.4" calcext:value-type="float">
            <text:p>214.4</text:p>
          </table:table-cell>
          <table:table-cell office:value-type="float" office:value="231" calcext:value-type="float">
            <text:p>231</text:p>
          </table:table-cell>
          <table:table-cell office:value-type="float" office:value="2290.79" calcext:value-type="float">
            <text:p>2290.79</text:p>
          </table:table-cell>
          <table:table-cell office:value-type="float" office:value="2785.8" calcext:value-type="float">
            <text:p>2785.8</text:p>
          </table:table-cell>
        </table:table-row>
        <table:table-row table:style-name="ro1">
          <table:table-cell office:value-type="float" office:value="34255768" calcext:value-type="float">
            <text:p>34255768</text:p>
          </table:table-cell>
          <table:table-cell table:formula="of:=[.A2143]/1000/(60*60*24)" office:value-type="time" office:time-value="PT09H30M55.768S" calcext:value-type="time">
            <text:p>09:30:56</text:p>
          </table:table-cell>
          <table:table-cell office:value-type="float" office:value="1.08" calcext:value-type="float">
            <text:p>1.08</text:p>
          </table:table-cell>
          <table:table-cell office:value-type="float" office:value="214.1" calcext:value-type="float">
            <text:p>214.1</text:p>
          </table:table-cell>
          <table:table-cell office:value-type="float" office:value="230.68" calcext:value-type="float">
            <text:p>230.68</text:p>
          </table:table-cell>
          <table:table-cell office:value-type="float" office:value="2291.74" calcext:value-type="float">
            <text:p>2291.74</text:p>
          </table:table-cell>
          <table:table-cell office:value-type="float" office:value="2786.83" calcext:value-type="float">
            <text:p>2786.83</text:p>
          </table:table-cell>
        </table:table-row>
        <table:table-row table:style-name="ro1">
          <table:table-cell office:value-type="float" office:value="34271768" calcext:value-type="float">
            <text:p>34271768</text:p>
          </table:table-cell>
          <table:table-cell table:formula="of:=[.A2144]/1000/(60*60*24)" office:value-type="time" office:time-value="PT09H31M11.768S" calcext:value-type="time">
            <text:p>09:31:12</text:p>
          </table:table-cell>
          <table:table-cell office:value-type="float" office:value="1.08" calcext:value-type="float">
            <text:p>1.08</text:p>
          </table:table-cell>
          <table:table-cell office:value-type="float" office:value="214" calcext:value-type="float">
            <text:p>214</text:p>
          </table:table-cell>
          <table:table-cell office:value-type="float" office:value="230.56" calcext:value-type="float">
            <text:p>230.56</text:p>
          </table:table-cell>
          <table:table-cell office:value-type="float" office:value="2292.69" calcext:value-type="float">
            <text:p>2292.69</text:p>
          </table:table-cell>
          <table:table-cell office:value-type="float" office:value="2787.85" calcext:value-type="float">
            <text:p>2787.85</text:p>
          </table:table-cell>
        </table:table-row>
        <table:table-row table:style-name="ro1">
          <table:table-cell office:value-type="float" office:value="34287768" calcext:value-type="float">
            <text:p>34287768</text:p>
          </table:table-cell>
          <table:table-cell table:formula="of:=[.A2145]/1000/(60*60*24)" office:value-type="time" office:time-value="PT09H31M27.768S" calcext:value-type="time">
            <text:p>09:31:28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9.49" calcext:value-type="float">
            <text:p>229.49</text:p>
          </table:table-cell>
          <table:table-cell office:value-type="float" office:value="2293.64" calcext:value-type="float">
            <text:p>2293.64</text:p>
          </table:table-cell>
          <table:table-cell office:value-type="float" office:value="2788.87" calcext:value-type="float">
            <text:p>2788.87</text:p>
          </table:table-cell>
        </table:table-row>
        <table:table-row table:style-name="ro1">
          <table:table-cell office:value-type="float" office:value="34303768" calcext:value-type="float">
            <text:p>34303768</text:p>
          </table:table-cell>
          <table:table-cell table:formula="of:=[.A2146]/1000/(60*60*24)" office:value-type="time" office:time-value="PT09H31M43.768S" calcext:value-type="time">
            <text:p>09:31:44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9.27" calcext:value-type="float">
            <text:p>229.27</text:p>
          </table:table-cell>
          <table:table-cell office:value-type="float" office:value="2294.59" calcext:value-type="float">
            <text:p>2294.59</text:p>
          </table:table-cell>
          <table:table-cell office:value-type="float" office:value="2789.89" calcext:value-type="float">
            <text:p>2789.89</text:p>
          </table:table-cell>
        </table:table-row>
        <table:table-row table:style-name="ro1">
          <table:table-cell office:value-type="float" office:value="34319768" calcext:value-type="float">
            <text:p>34319768</text:p>
          </table:table-cell>
          <table:table-cell table:formula="of:=[.A2147]/1000/(60*60*24)" office:value-type="time" office:time-value="PT09H31M59.768S" calcext:value-type="time">
            <text:p>09:32:00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9.05" calcext:value-type="float">
            <text:p>229.05</text:p>
          </table:table-cell>
          <table:table-cell office:value-type="float" office:value="2295.54" calcext:value-type="float">
            <text:p>2295.54</text:p>
          </table:table-cell>
          <table:table-cell office:value-type="float" office:value="2790.91" calcext:value-type="float">
            <text:p>2790.91</text:p>
          </table:table-cell>
        </table:table-row>
        <table:table-row table:style-name="ro1">
          <table:table-cell office:value-type="float" office:value="34335768" calcext:value-type="float">
            <text:p>34335768</text:p>
          </table:table-cell>
          <table:table-cell table:formula="of:=[.A2148]/1000/(60*60*24)" office:value-type="time" office:time-value="PT09H32M15.768S" calcext:value-type="time">
            <text:p>09:32:16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296.49" calcext:value-type="float">
            <text:p>2296.49</text:p>
          </table:table-cell>
          <table:table-cell office:value-type="float" office:value="2791.93" calcext:value-type="float">
            <text:p>2791.93</text:p>
          </table:table-cell>
        </table:table-row>
        <table:table-row table:style-name="ro1">
          <table:table-cell office:value-type="float" office:value="34351768" calcext:value-type="float">
            <text:p>34351768</text:p>
          </table:table-cell>
          <table:table-cell table:formula="of:=[.A2149]/1000/(60*60*24)" office:value-type="time" office:time-value="PT09H32M31.768S" calcext:value-type="time">
            <text:p>09:32:32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297.43" calcext:value-type="float">
            <text:p>2297.43</text:p>
          </table:table-cell>
          <table:table-cell office:value-type="float" office:value="2792.94" calcext:value-type="float">
            <text:p>2792.94</text:p>
          </table:table-cell>
        </table:table-row>
        <table:table-row table:style-name="ro1">
          <table:table-cell office:value-type="float" office:value="34367768" calcext:value-type="float">
            <text:p>34367768</text:p>
          </table:table-cell>
          <table:table-cell table:formula="of:=[.A2150]/1000/(60*60*24)" office:value-type="time" office:time-value="PT09H32M47.768S" calcext:value-type="time">
            <text:p>09:32:48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7.54" calcext:value-type="float">
            <text:p>227.54</text:p>
          </table:table-cell>
          <table:table-cell office:value-type="float" office:value="2298.38" calcext:value-type="float">
            <text:p>2298.38</text:p>
          </table:table-cell>
          <table:table-cell office:value-type="float" office:value="2793.95" calcext:value-type="float">
            <text:p>2793.95</text:p>
          </table:table-cell>
        </table:table-row>
        <table:table-row table:style-name="ro1">
          <table:table-cell office:value-type="float" office:value="34383768" calcext:value-type="float">
            <text:p>34383768</text:p>
          </table:table-cell>
          <table:table-cell table:formula="of:=[.A2151]/1000/(60*60*24)" office:value-type="time" office:time-value="PT09H33M03.768S" calcext:value-type="time">
            <text:p>09:33:04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2299.33" calcext:value-type="float">
            <text:p>2299.33</text:p>
          </table:table-cell>
          <table:table-cell office:value-type="float" office:value="2794.96" calcext:value-type="float">
            <text:p>2794.96</text:p>
          </table:table-cell>
        </table:table-row>
        <table:table-row table:style-name="ro1">
          <table:table-cell office:value-type="float" office:value="34399768" calcext:value-type="float">
            <text:p>34399768</text:p>
          </table:table-cell>
          <table:table-cell table:formula="of:=[.A2152]/1000/(60*60*24)" office:value-type="time" office:time-value="PT09H33M19.768S" calcext:value-type="time">
            <text:p>09:33:20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5" calcext:value-type="float">
            <text:p>226.25</text:p>
          </table:table-cell>
          <table:table-cell office:value-type="float" office:value="2300.27" calcext:value-type="float">
            <text:p>2300.27</text:p>
          </table:table-cell>
          <table:table-cell office:value-type="float" office:value="2795.97" calcext:value-type="float">
            <text:p>2795.97</text:p>
          </table:table-cell>
        </table:table-row>
        <table:table-row table:style-name="ro1">
          <table:table-cell office:value-type="float" office:value="34415768" calcext:value-type="float">
            <text:p>34415768</text:p>
          </table:table-cell>
          <table:table-cell table:formula="of:=[.A2153]/1000/(60*60*24)" office:value-type="time" office:time-value="PT09H33M35.768S" calcext:value-type="time">
            <text:p>09:33:36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93" calcext:value-type="float">
            <text:p>225.93</text:p>
          </table:table-cell>
          <table:table-cell office:value-type="float" office:value="2301.21" calcext:value-type="float">
            <text:p>2301.21</text:p>
          </table:table-cell>
          <table:table-cell office:value-type="float" office:value="2796.98" calcext:value-type="float">
            <text:p>2796.98</text:p>
          </table:table-cell>
        </table:table-row>
        <table:table-row table:style-name="ro1">
          <table:table-cell office:value-type="float" office:value="34431768" calcext:value-type="float">
            <text:p>34431768</text:p>
          </table:table-cell>
          <table:table-cell table:formula="of:=[.A2154]/1000/(60*60*24)" office:value-type="time" office:time-value="PT09H33M51.768S" calcext:value-type="time">
            <text:p>09:33:52</text:p>
          </table:table-cell>
          <table:table-cell office:value-type="float" office:value="1.07" calcext:value-type="float">
            <text:p>1.07</text:p>
          </table:table-cell>
          <table:table-cell office:value-type="float" office:value="211.9" calcext:value-type="float">
            <text:p>211.9</text:p>
          </table:table-cell>
          <table:table-cell office:value-type="float" office:value="225.71" calcext:value-type="float">
            <text:p>225.71</text:p>
          </table:table-cell>
          <table:table-cell office:value-type="float" office:value="2302.16" calcext:value-type="float">
            <text:p>2302.16</text:p>
          </table:table-cell>
          <table:table-cell office:value-type="float" office:value="2797.98" calcext:value-type="float">
            <text:p>2797.98</text:p>
          </table:table-cell>
        </table:table-row>
        <table:table-row table:style-name="ro1">
          <table:table-cell office:value-type="float" office:value="34447768" calcext:value-type="float">
            <text:p>34447768</text:p>
          </table:table-cell>
          <table:table-cell table:formula="of:=[.A2155]/1000/(60*60*24)" office:value-type="time" office:time-value="PT09H34M07.768S" calcext:value-type="time">
            <text:p>09:34:08</text:p>
          </table:table-cell>
          <table:table-cell office:value-type="float" office:value="1.07" calcext:value-type="float">
            <text:p>1.07</text:p>
          </table:table-cell>
          <table:table-cell office:value-type="float" office:value="211.7" calcext:value-type="float">
            <text:p>211.7</text:p>
          </table:table-cell>
          <table:table-cell office:value-type="float" office:value="225.5" calcext:value-type="float">
            <text:p>225.5</text:p>
          </table:table-cell>
          <table:table-cell office:value-type="float" office:value="2303.1" calcext:value-type="float">
            <text:p>2303.1</text:p>
          </table:table-cell>
          <table:table-cell office:value-type="float" office:value="2798.98" calcext:value-type="float">
            <text:p>2798.98</text:p>
          </table:table-cell>
        </table:table-row>
        <table:table-row table:style-name="ro1">
          <table:table-cell office:value-type="float" office:value="34463768" calcext:value-type="float">
            <text:p>34463768</text:p>
          </table:table-cell>
          <table:table-cell table:formula="of:=[.A2156]/1000/(60*60*24)" office:value-type="time" office:time-value="PT09H34M23.768S" calcext:value-type="time">
            <text:p>09:34:24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2304.04" calcext:value-type="float">
            <text:p>2304.04</text:p>
          </table:table-cell>
          <table:table-cell office:value-type="float" office:value="2799.98" calcext:value-type="float">
            <text:p>2799.98</text:p>
          </table:table-cell>
        </table:table-row>
        <table:table-row table:style-name="ro1">
          <table:table-cell office:value-type="float" office:value="34479768" calcext:value-type="float">
            <text:p>34479768</text:p>
          </table:table-cell>
          <table:table-cell table:formula="of:=[.A2157]/1000/(60*60*24)" office:value-type="time" office:time-value="PT09H34M39.768S" calcext:value-type="time">
            <text:p>09:34:40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4.11" calcext:value-type="float">
            <text:p>224.11</text:p>
          </table:table-cell>
          <table:table-cell office:value-type="float" office:value="2304.98" calcext:value-type="float">
            <text:p>2304.98</text:p>
          </table:table-cell>
          <table:table-cell office:value-type="float" office:value="2800.98" calcext:value-type="float">
            <text:p>2800.98</text:p>
          </table:table-cell>
        </table:table-row>
        <table:table-row table:style-name="ro1">
          <table:table-cell office:value-type="float" office:value="34495768" calcext:value-type="float">
            <text:p>34495768</text:p>
          </table:table-cell>
          <table:table-cell table:formula="of:=[.A2158]/1000/(60*60*24)" office:value-type="time" office:time-value="PT09H34M55.768S" calcext:value-type="time">
            <text:p>09:34:56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89" calcext:value-type="float">
            <text:p>223.89</text:p>
          </table:table-cell>
          <table:table-cell office:value-type="float" office:value="2305.92" calcext:value-type="float">
            <text:p>2305.92</text:p>
          </table:table-cell>
          <table:table-cell office:value-type="float" office:value="2801.98" calcext:value-type="float">
            <text:p>2801.98</text:p>
          </table:table-cell>
        </table:table-row>
        <table:table-row table:style-name="ro1">
          <table:table-cell office:value-type="float" office:value="34511768" calcext:value-type="float">
            <text:p>34511768</text:p>
          </table:table-cell>
          <table:table-cell table:formula="of:=[.A2159]/1000/(60*60*24)" office:value-type="time" office:time-value="PT09H35M11.768S" calcext:value-type="time">
            <text:p>09:35:12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2.73" calcext:value-type="float">
            <text:p>222.73</text:p>
          </table:table-cell>
          <table:table-cell office:value-type="float" office:value="2306.85" calcext:value-type="float">
            <text:p>2306.85</text:p>
          </table:table-cell>
          <table:table-cell office:value-type="float" office:value="2802.97" calcext:value-type="float">
            <text:p>2802.97</text:p>
          </table:table-cell>
        </table:table-row>
        <table:table-row table:style-name="ro1">
          <table:table-cell office:value-type="float" office:value="34527768" calcext:value-type="float">
            <text:p>34527768</text:p>
          </table:table-cell>
          <table:table-cell table:formula="of:=[.A2160]/1000/(60*60*24)" office:value-type="time" office:time-value="PT09H35M27.768S" calcext:value-type="time">
            <text:p>09:35:28</text:p>
          </table:table-cell>
          <table:table-cell office:value-type="float" office:value="1.06" calcext:value-type="float">
            <text:p>1.06</text:p>
          </table:table-cell>
          <table:table-cell office:value-type="float" office:value="210.5" calcext:value-type="float">
            <text:p>210.5</text:p>
          </table:table-cell>
          <table:table-cell office:value-type="float" office:value="222.51" calcext:value-type="float">
            <text:p>222.51</text:p>
          </table:table-cell>
          <table:table-cell office:value-type="float" office:value="2307.79" calcext:value-type="float">
            <text:p>2307.79</text:p>
          </table:table-cell>
          <table:table-cell office:value-type="float" office:value="2803.96" calcext:value-type="float">
            <text:p>2803.96</text:p>
          </table:table-cell>
        </table:table-row>
        <table:table-row table:style-name="ro1">
          <table:table-cell office:value-type="float" office:value="34543768" calcext:value-type="float">
            <text:p>34543768</text:p>
          </table:table-cell>
          <table:table-cell table:formula="of:=[.A2161]/1000/(60*60*24)" office:value-type="time" office:time-value="PT09H35M43.768S" calcext:value-type="time">
            <text:p>09:35:44</text:p>
          </table:table-cell>
          <table:table-cell office:value-type="float" office:value="1.06" calcext:value-type="float">
            <text:p>1.06</text:p>
          </table:table-cell>
          <table:table-cell office:value-type="float" office:value="210.3" calcext:value-type="float">
            <text:p>210.3</text:p>
          </table:table-cell>
          <table:table-cell office:value-type="float" office:value="222.29" calcext:value-type="float">
            <text:p>222.29</text:p>
          </table:table-cell>
          <table:table-cell office:value-type="float" office:value="2308.72" calcext:value-type="float">
            <text:p>2308.72</text:p>
          </table:table-cell>
          <table:table-cell office:value-type="float" office:value="2804.95" calcext:value-type="float">
            <text:p>2804.95</text:p>
          </table:table-cell>
        </table:table-row>
        <table:table-row table:style-name="ro1">
          <table:table-cell office:value-type="float" office:value="34559768" calcext:value-type="float">
            <text:p>34559768</text:p>
          </table:table-cell>
          <table:table-cell table:formula="of:=[.A2162]/1000/(60*60*24)" office:value-type="time" office:time-value="PT09H35M59.768S" calcext:value-type="time">
            <text:p>09:36:00</text:p>
          </table:table-cell>
          <table:table-cell office:value-type="float" office:value="1.05" calcext:value-type="float">
            <text:p>1.05</text:p>
          </table:table-cell>
          <table:table-cell office:value-type="float" office:value="210" calcext:value-type="float">
            <text:p>210</text:p>
          </table:table-cell>
          <table:table-cell office:value-type="float" office:value="221.13" calcext:value-type="float">
            <text:p>221.13</text:p>
          </table:table-cell>
          <table:table-cell office:value-type="float" office:value="2309.66" calcext:value-type="float">
            <text:p>2309.66</text:p>
          </table:table-cell>
          <table:table-cell office:value-type="float" office:value="2805.94" calcext:value-type="float">
            <text:p>2805.94</text:p>
          </table:table-cell>
        </table:table-row>
        <table:table-row table:style-name="ro1">
          <table:table-cell office:value-type="float" office:value="34575768" calcext:value-type="float">
            <text:p>34575768</text:p>
          </table:table-cell>
          <table:table-cell table:formula="of:=[.A2163]/1000/(60*60*24)" office:value-type="time" office:time-value="PT09H36M15.768S" calcext:value-type="time">
            <text:p>09:36:16</text:p>
          </table:table-cell>
          <table:table-cell office:value-type="float" office:value="1.05" calcext:value-type="float">
            <text:p>1.05</text:p>
          </table:table-cell>
          <table:table-cell office:value-type="float" office:value="209.7" calcext:value-type="float">
            <text:p>209.7</text:p>
          </table:table-cell>
          <table:table-cell office:value-type="float" office:value="220.81" calcext:value-type="float">
            <text:p>220.81</text:p>
          </table:table-cell>
          <table:table-cell office:value-type="float" office:value="2310.59" calcext:value-type="float">
            <text:p>2310.59</text:p>
          </table:table-cell>
          <table:table-cell office:value-type="float" office:value="2806.92" calcext:value-type="float">
            <text:p>2806.92</text:p>
          </table:table-cell>
        </table:table-row>
        <table:table-row table:style-name="ro1">
          <table:table-cell office:value-type="float" office:value="34591768" calcext:value-type="float">
            <text:p>34591768</text:p>
          </table:table-cell>
          <table:table-cell table:formula="of:=[.A2164]/1000/(60*60*24)" office:value-type="time" office:time-value="PT09H36M31.768S" calcext:value-type="time">
            <text:p>09:36:32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20.49" calcext:value-type="float">
            <text:p>220.49</text:p>
          </table:table-cell>
          <table:table-cell office:value-type="float" office:value="2311.52" calcext:value-type="float">
            <text:p>2311.52</text:p>
          </table:table-cell>
          <table:table-cell office:value-type="float" office:value="2807.9" calcext:value-type="float">
            <text:p>2807.9</text:p>
          </table:table-cell>
        </table:table-row>
        <table:table-row table:style-name="ro1">
          <table:table-cell office:value-type="float" office:value="34607768" calcext:value-type="float">
            <text:p>34607768</text:p>
          </table:table-cell>
          <table:table-cell table:formula="of:=[.A2165]/1000/(60*60*24)" office:value-type="time" office:time-value="PT09H36M47.768S" calcext:value-type="time">
            <text:p>09:36:48</text:p>
          </table:table-cell>
          <table:table-cell office:value-type="float" office:value="1.05" calcext:value-type="float">
            <text:p>1.05</text:p>
          </table:table-cell>
          <table:table-cell office:value-type="float" office:value="209.2" calcext:value-type="float">
            <text:p>209.2</text:p>
          </table:table-cell>
          <table:table-cell office:value-type="float" office:value="219.43" calcext:value-type="float">
            <text:p>219.43</text:p>
          </table:table-cell>
          <table:table-cell office:value-type="float" office:value="2312.45" calcext:value-type="float">
            <text:p>2312.45</text:p>
          </table:table-cell>
          <table:table-cell office:value-type="float" office:value="2808.88" calcext:value-type="float">
            <text:p>2808.88</text:p>
          </table:table-cell>
        </table:table-row>
        <table:table-row table:style-name="ro1">
          <table:table-cell office:value-type="float" office:value="34623768" calcext:value-type="float">
            <text:p>34623768</text:p>
          </table:table-cell>
          <table:table-cell table:formula="of:=[.A2166]/1000/(60*60*24)" office:value-type="time" office:time-value="PT09H37M03.768S" calcext:value-type="time">
            <text:p>09:37:04</text:p>
          </table:table-cell>
          <table:table-cell office:value-type="float" office:value="1.05" calcext:value-type="float">
            <text:p>1.05</text:p>
          </table:table-cell>
          <table:table-cell office:value-type="float" office:value="208.9" calcext:value-type="float">
            <text:p>208.9</text:p>
          </table:table-cell>
          <table:table-cell office:value-type="float" office:value="219.11" calcext:value-type="float">
            <text:p>219.11</text:p>
          </table:table-cell>
          <table:table-cell office:value-type="float" office:value="2313.38" calcext:value-type="float">
            <text:p>2313.38</text:p>
          </table:table-cell>
          <table:table-cell office:value-type="float" office:value="2809.86" calcext:value-type="float">
            <text:p>2809.86</text:p>
          </table:table-cell>
        </table:table-row>
        <table:table-row table:style-name="ro1">
          <table:table-cell office:value-type="float" office:value="34639767" calcext:value-type="float">
            <text:p>34639767</text:p>
          </table:table-cell>
          <table:table-cell table:formula="of:=[.A2167]/1000/(60*60*24)" office:value-type="time" office:time-value="PT09H37M19.767S" calcext:value-type="time">
            <text:p>09:37:20</text:p>
          </table:table-cell>
          <table:table-cell office:value-type="float" office:value="1.05" calcext:value-type="float">
            <text:p>1.05</text:p>
          </table:table-cell>
          <table:table-cell office:value-type="float" office:value="208.6" calcext:value-type="float">
            <text:p>208.6</text:p>
          </table:table-cell>
          <table:table-cell office:value-type="float" office:value="218.79" calcext:value-type="float">
            <text:p>218.79</text:p>
          </table:table-cell>
          <table:table-cell office:value-type="float" office:value="2314.31" calcext:value-type="float">
            <text:p>2314.31</text:p>
          </table:table-cell>
          <table:table-cell office:value-type="float" office:value="2810.83" calcext:value-type="float">
            <text:p>2810.83</text:p>
          </table:table-cell>
        </table:table-row>
        <table:table-row table:style-name="ro1">
          <table:table-cell office:value-type="float" office:value="34655768" calcext:value-type="float">
            <text:p>34655768</text:p>
          </table:table-cell>
          <table:table-cell table:formula="of:=[.A2168]/1000/(60*60*24)" office:value-type="time" office:time-value="PT09H37M35.768S" calcext:value-type="time">
            <text:p>09:37:36</text:p>
          </table:table-cell>
          <table:table-cell office:value-type="float" office:value="1.05" calcext:value-type="float">
            <text:p>1.05</text:p>
          </table:table-cell>
          <table:table-cell office:value-type="float" office:value="208.3" calcext:value-type="float">
            <text:p>208.3</text:p>
          </table:table-cell>
          <table:table-cell office:value-type="float" office:value="218.47" calcext:value-type="float">
            <text:p>218.47</text:p>
          </table:table-cell>
          <table:table-cell office:value-type="float" office:value="2315.23" calcext:value-type="float">
            <text:p>2315.23</text:p>
          </table:table-cell>
          <table:table-cell office:value-type="float" office:value="2811.8" calcext:value-type="float">
            <text:p>2811.8</text:p>
          </table:table-cell>
        </table:table-row>
        <table:table-row table:style-name="ro1">
          <table:table-cell office:value-type="float" office:value="34671768" calcext:value-type="float">
            <text:p>34671768</text:p>
          </table:table-cell>
          <table:table-cell table:formula="of:=[.A2169]/1000/(60*60*24)" office:value-type="time" office:time-value="PT09H37M51.768S" calcext:value-type="time">
            <text:p>09:37:52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7.32" calcext:value-type="float">
            <text:p>217.32</text:p>
          </table:table-cell>
          <table:table-cell office:value-type="float" office:value="2316.16" calcext:value-type="float">
            <text:p>2316.16</text:p>
          </table:table-cell>
          <table:table-cell office:value-type="float" office:value="2812.77" calcext:value-type="float">
            <text:p>2812.77</text:p>
          </table:table-cell>
        </table:table-row>
        <table:table-row table:style-name="ro1">
          <table:table-cell office:value-type="float" office:value="34687768" calcext:value-type="float">
            <text:p>34687768</text:p>
          </table:table-cell>
          <table:table-cell table:formula="of:=[.A2170]/1000/(60*60*24)" office:value-type="time" office:time-value="PT09H38M07.768S" calcext:value-type="time">
            <text:p>09:38:08</text:p>
          </table:table-cell>
          <table:table-cell office:value-type="float" office:value="1.04" calcext:value-type="float">
            <text:p>1.04</text:p>
          </table:table-cell>
          <table:table-cell office:value-type="float" office:value="207.7" calcext:value-type="float">
            <text:p>207.7</text:p>
          </table:table-cell>
          <table:table-cell office:value-type="float" office:value="217" calcext:value-type="float">
            <text:p>217</text:p>
          </table:table-cell>
          <table:table-cell office:value-type="float" office:value="2317.08" calcext:value-type="float">
            <text:p>2317.08</text:p>
          </table:table-cell>
          <table:table-cell office:value-type="float" office:value="2813.73" calcext:value-type="float">
            <text:p>2813.73</text:p>
          </table:table-cell>
        </table:table-row>
        <table:table-row table:style-name="ro1">
          <table:table-cell office:value-type="float" office:value="34703768" calcext:value-type="float">
            <text:p>34703768</text:p>
          </table:table-cell>
          <table:table-cell table:formula="of:=[.A2171]/1000/(60*60*24)" office:value-type="time" office:time-value="PT09H38M23.768S" calcext:value-type="time">
            <text:p>09:38:24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5.85" calcext:value-type="float">
            <text:p>215.85</text:p>
          </table:table-cell>
          <table:table-cell office:value-type="float" office:value="2318.01" calcext:value-type="float">
            <text:p>2318.01</text:p>
          </table:table-cell>
          <table:table-cell office:value-type="float" office:value="2814.69" calcext:value-type="float">
            <text:p>2814.69</text:p>
          </table:table-cell>
        </table:table-row>
        <table:table-row table:style-name="ro1">
          <table:table-cell office:value-type="float" office:value="34719768" calcext:value-type="float">
            <text:p>34719768</text:p>
          </table:table-cell>
          <table:table-cell table:formula="of:=[.A2172]/1000/(60*60*24)" office:value-type="time" office:time-value="PT09H38M39.768S" calcext:value-type="time">
            <text:p>09:38:40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office:value-type="float" office:value="215.42" calcext:value-type="float">
            <text:p>215.42</text:p>
          </table:table-cell>
          <table:table-cell office:value-type="float" office:value="2318.93" calcext:value-type="float">
            <text:p>2318.93</text:p>
          </table:table-cell>
          <table:table-cell office:value-type="float" office:value="2815.65" calcext:value-type="float">
            <text:p>2815.65</text:p>
          </table:table-cell>
        </table:table-row>
        <table:table-row table:style-name="ro1">
          <table:table-cell office:value-type="float" office:value="34735768" calcext:value-type="float">
            <text:p>34735768</text:p>
          </table:table-cell>
          <table:table-cell table:formula="of:=[.A2173]/1000/(60*60*24)" office:value-type="time" office:time-value="PT09H38M55.768S" calcext:value-type="time">
            <text:p>09:38:56</text:p>
          </table:table-cell>
          <table:table-cell office:value-type="float" office:value="1.04" calcext:value-type="float">
            <text:p>1.04</text:p>
          </table:table-cell>
          <table:table-cell office:value-type="float" office:value="206.7" calcext:value-type="float">
            <text:p>206.7</text:p>
          </table:table-cell>
          <table:table-cell office:value-type="float" office:value="214.28" calcext:value-type="float">
            <text:p>214.28</text:p>
          </table:table-cell>
          <table:table-cell office:value-type="float" office:value="2319.85" calcext:value-type="float">
            <text:p>2319.85</text:p>
          </table:table-cell>
          <table:table-cell office:value-type="float" office:value="2816.61" calcext:value-type="float">
            <text:p>2816.61</text:p>
          </table:table-cell>
        </table:table-row>
        <table:table-row table:style-name="ro1">
          <table:table-cell office:value-type="float" office:value="34751768" calcext:value-type="float">
            <text:p>34751768</text:p>
          </table:table-cell>
          <table:table-cell table:formula="of:=[.A2174]/1000/(60*60*24)" office:value-type="time" office:time-value="PT09H39M11.768S" calcext:value-type="time">
            <text:p>09:39:12</text:p>
          </table:table-cell>
          <table:table-cell office:value-type="float" office:value="1.04" calcext:value-type="float">
            <text:p>1.04</text:p>
          </table:table-cell>
          <table:table-cell office:value-type="float" office:value="206.4" calcext:value-type="float">
            <text:p>206.4</text:p>
          </table:table-cell>
          <table:table-cell office:value-type="float" office:value="213.96" calcext:value-type="float">
            <text:p>213.96</text:p>
          </table:table-cell>
          <table:table-cell office:value-type="float" office:value="2320.76" calcext:value-type="float">
            <text:p>2320.76</text:p>
          </table:table-cell>
          <table:table-cell office:value-type="float" office:value="2817.56" calcext:value-type="float">
            <text:p>2817.56</text:p>
          </table:table-cell>
        </table:table-row>
        <table:table-row table:style-name="ro1">
          <table:table-cell office:value-type="float" office:value="34767768" calcext:value-type="float">
            <text:p>34767768</text:p>
          </table:table-cell>
          <table:table-cell table:formula="of:=[.A2175]/1000/(60*60*24)" office:value-type="time" office:time-value="PT09H39M27.768S" calcext:value-type="time">
            <text:p>09:39:28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office:value-type="float" office:value="212.72" calcext:value-type="float">
            <text:p>212.72</text:p>
          </table:table-cell>
          <table:table-cell office:value-type="float" office:value="2321.68" calcext:value-type="float">
            <text:p>2321.68</text:p>
          </table:table-cell>
          <table:table-cell office:value-type="float" office:value="2818.51" calcext:value-type="float">
            <text:p>2818.51</text:p>
          </table:table-cell>
        </table:table-row>
        <table:table-row table:style-name="ro1">
          <table:table-cell office:value-type="float" office:value="34783768" calcext:value-type="float">
            <text:p>34783768</text:p>
          </table:table-cell>
          <table:table-cell table:formula="of:=[.A2176]/1000/(60*60*24)" office:value-type="time" office:time-value="PT09H39M43.768S" calcext:value-type="time">
            <text:p>09:39:44</text:p>
          </table:table-cell>
          <table:table-cell office:value-type="float" office:value="1.03" calcext:value-type="float">
            <text:p>1.03</text:p>
          </table:table-cell>
          <table:table-cell office:value-type="float" office:value="205.7" calcext:value-type="float">
            <text:p>205.7</text:p>
          </table:table-cell>
          <table:table-cell office:value-type="float" office:value="212.4" calcext:value-type="float">
            <text:p>212.4</text:p>
          </table:table-cell>
          <table:table-cell office:value-type="float" office:value="2322.6" calcext:value-type="float">
            <text:p>2322.6</text:p>
          </table:table-cell>
          <table:table-cell office:value-type="float" office:value="2819.45" calcext:value-type="float">
            <text:p>2819.45</text:p>
          </table:table-cell>
        </table:table-row>
        <table:table-row table:style-name="ro1">
          <table:table-cell office:value-type="float" office:value="34799768" calcext:value-type="float">
            <text:p>34799768</text:p>
          </table:table-cell>
          <table:table-cell table:formula="of:=[.A2177]/1000/(60*60*24)" office:value-type="time" office:time-value="PT09H39M59.768S" calcext:value-type="time">
            <text:p>09:40:00</text:p>
          </table:table-cell>
          <table:table-cell office:value-type="float" office:value="1.03" calcext:value-type="float">
            <text:p>1.03</text:p>
          </table:table-cell>
          <table:table-cell office:value-type="float" office:value="205.3" calcext:value-type="float">
            <text:p>205.3</text:p>
          </table:table-cell>
          <table:table-cell office:value-type="float" office:value="211.98" calcext:value-type="float">
            <text:p>211.98</text:p>
          </table:table-cell>
          <table:table-cell office:value-type="float" office:value="2323.51" calcext:value-type="float">
            <text:p>2323.51</text:p>
          </table:table-cell>
          <table:table-cell office:value-type="float" office:value="2820.4" calcext:value-type="float">
            <text:p>2820.4</text:p>
          </table:table-cell>
        </table:table-row>
        <table:table-row table:style-name="ro1">
          <table:table-cell office:value-type="float" office:value="34815768" calcext:value-type="float">
            <text:p>34815768</text:p>
          </table:table-cell>
          <table:table-cell table:formula="of:=[.A2178]/1000/(60*60*24)" office:value-type="time" office:time-value="PT09H40M15.768S" calcext:value-type="time">
            <text:p>09:40:16</text:p>
          </table:table-cell>
          <table:table-cell office:value-type="float" office:value="1.03" calcext:value-type="float">
            <text:p>1.03</text:p>
          </table:table-cell>
          <table:table-cell office:value-type="float" office:value="204.9" calcext:value-type="float">
            <text:p>204.9</text:p>
          </table:table-cell>
          <table:table-cell office:value-type="float" office:value="210.74" calcext:value-type="float">
            <text:p>210.74</text:p>
          </table:table-cell>
          <table:table-cell office:value-type="float" office:value="2324.42" calcext:value-type="float">
            <text:p>2324.42</text:p>
          </table:table-cell>
          <table:table-cell office:value-type="float" office:value="2821.33" calcext:value-type="float">
            <text:p>2821.33</text:p>
          </table:table-cell>
        </table:table-row>
        <table:table-row table:style-name="ro1">
          <table:table-cell office:value-type="float" office:value="34831768" calcext:value-type="float">
            <text:p>34831768</text:p>
          </table:table-cell>
          <table:table-cell table:formula="of:=[.A2179]/1000/(60*60*24)" office:value-type="time" office:time-value="PT09H40M31.768S" calcext:value-type="time">
            <text:p>09:40:32</text:p>
          </table:table-cell>
          <table:table-cell office:value-type="float" office:value="1.03" calcext:value-type="float">
            <text:p>1.03</text:p>
          </table:table-cell>
          <table:table-cell office:value-type="float" office:value="204.5" calcext:value-type="float">
            <text:p>204.5</text:p>
          </table:table-cell>
          <table:table-cell office:value-type="float" office:value="210.32" calcext:value-type="float">
            <text:p>210.32</text:p>
          </table:table-cell>
          <table:table-cell office:value-type="float" office:value="2325.33" calcext:value-type="float">
            <text:p>2325.33</text:p>
          </table:table-cell>
          <table:table-cell office:value-type="float" office:value="2822.27" calcext:value-type="float">
            <text:p>2822.27</text:p>
          </table:table-cell>
        </table:table-row>
        <table:table-row table:style-name="ro1">
          <table:table-cell office:value-type="float" office:value="34847768" calcext:value-type="float">
            <text:p>34847768</text:p>
          </table:table-cell>
          <table:table-cell table:formula="of:=[.A2180]/1000/(60*60*24)" office:value-type="time" office:time-value="PT09H40M47.768S" calcext:value-type="time">
            <text:p>09:40:48</text:p>
          </table:table-cell>
          <table:table-cell office:value-type="float" office:value="1.02" calcext:value-type="float">
            <text:p>1.02</text:p>
          </table:table-cell>
          <table:table-cell office:value-type="float" office:value="204.1" calcext:value-type="float">
            <text:p>204.1</text:p>
          </table:table-cell>
          <table:table-cell office:value-type="float" office:value="209.08" calcext:value-type="float">
            <text:p>209.08</text:p>
          </table:table-cell>
          <table:table-cell office:value-type="float" office:value="2326.24" calcext:value-type="float">
            <text:p>2326.24</text:p>
          </table:table-cell>
          <table:table-cell office:value-type="float" office:value="2823.2" calcext:value-type="float">
            <text:p>2823.2</text:p>
          </table:table-cell>
        </table:table-row>
        <table:table-row table:style-name="ro1">
          <table:table-cell office:value-type="float" office:value="34863768" calcext:value-type="float">
            <text:p>34863768</text:p>
          </table:table-cell>
          <table:table-cell table:formula="of:=[.A2181]/1000/(60*60*24)" office:value-type="time" office:time-value="PT09H41M03.768S" calcext:value-type="time">
            <text:p>09:41:04</text:p>
          </table:table-cell>
          <table:table-cell office:value-type="float" office:value="1.02" calcext:value-type="float">
            <text:p>1.02</text:p>
          </table:table-cell>
          <table:table-cell office:value-type="float" office:value="203.7" calcext:value-type="float">
            <text:p>203.7</text:p>
          </table:table-cell>
          <table:table-cell office:value-type="float" office:value="208.66" calcext:value-type="float">
            <text:p>208.66</text:p>
          </table:table-cell>
          <table:table-cell office:value-type="float" office:value="2327.14" calcext:value-type="float">
            <text:p>2327.14</text:p>
          </table:table-cell>
          <table:table-cell office:value-type="float" office:value="2824.13" calcext:value-type="float">
            <text:p>2824.13</text:p>
          </table:table-cell>
        </table:table-row>
        <table:table-row table:style-name="ro1">
          <table:table-cell office:value-type="float" office:value="34879768" calcext:value-type="float">
            <text:p>34879768</text:p>
          </table:table-cell>
          <table:table-cell table:formula="of:=[.A2182]/1000/(60*60*24)" office:value-type="time" office:time-value="PT09H41M19.768S" calcext:value-type="time">
            <text:p>09:41:20</text:p>
          </table:table-cell>
          <table:table-cell office:value-type="float" office:value="1.02" calcext:value-type="float">
            <text:p>1.02</text:p>
          </table:table-cell>
          <table:table-cell office:value-type="float" office:value="203.3" calcext:value-type="float">
            <text:p>203.3</text:p>
          </table:table-cell>
          <table:table-cell office:value-type="float" office:value="207.43" calcext:value-type="float">
            <text:p>207.43</text:p>
          </table:table-cell>
          <table:table-cell office:value-type="float" office:value="2328.05" calcext:value-type="float">
            <text:p>2328.05</text:p>
          </table:table-cell>
          <table:table-cell office:value-type="float" office:value="2825.05" calcext:value-type="float">
            <text:p>2825.05</text:p>
          </table:table-cell>
        </table:table-row>
        <table:table-row table:style-name="ro1">
          <table:table-cell office:value-type="float" office:value="34895768" calcext:value-type="float">
            <text:p>34895768</text:p>
          </table:table-cell>
          <table:table-cell table:formula="of:=[.A2183]/1000/(60*60*24)" office:value-type="time" office:time-value="PT09H41M35.768S" calcext:value-type="time">
            <text:p>09:41:36</text:p>
          </table:table-cell>
          <table:table-cell office:value-type="float" office:value="1.02" calcext:value-type="float">
            <text:p>1.02</text:p>
          </table:table-cell>
          <table:table-cell office:value-type="float" office:value="202.9" calcext:value-type="float">
            <text:p>202.9</text:p>
          </table:table-cell>
          <table:table-cell office:value-type="float" office:value="207.02" calcext:value-type="float">
            <text:p>207.02</text:p>
          </table:table-cell>
          <table:table-cell office:value-type="float" office:value="2328.95" calcext:value-type="float">
            <text:p>2328.95</text:p>
          </table:table-cell>
          <table:table-cell office:value-type="float" office:value="2825.97" calcext:value-type="float">
            <text:p>2825.97</text:p>
          </table:table-cell>
        </table:table-row>
        <table:table-row table:style-name="ro1">
          <table:table-cell office:value-type="float" office:value="34911768" calcext:value-type="float">
            <text:p>34911768</text:p>
          </table:table-cell>
          <table:table-cell table:formula="of:=[.A2184]/1000/(60*60*24)" office:value-type="time" office:time-value="PT09H41M51.768S" calcext:value-type="time">
            <text:p>09:41:52</text:p>
          </table:table-cell>
          <table:table-cell office:value-type="float" office:value="1.02" calcext:value-type="float">
            <text:p>1.02</text:p>
          </table:table-cell>
          <table:table-cell office:value-type="float" office:value="202.4" calcext:value-type="float">
            <text:p>202.4</text:p>
          </table:table-cell>
          <table:table-cell office:value-type="float" office:value="205.69" calcext:value-type="float">
            <text:p>205.69</text:p>
          </table:table-cell>
          <table:table-cell office:value-type="float" office:value="2329.85" calcext:value-type="float">
            <text:p>2329.85</text:p>
          </table:table-cell>
          <table:table-cell office:value-type="float" office:value="2826.89" calcext:value-type="float">
            <text:p>2826.89</text:p>
          </table:table-cell>
        </table:table-row>
        <table:table-row table:style-name="ro1">
          <table:table-cell office:value-type="float" office:value="34927768" calcext:value-type="float">
            <text:p>34927768</text:p>
          </table:table-cell>
          <table:table-cell table:formula="of:=[.A2185]/1000/(60*60*24)" office:value-type="time" office:time-value="PT09H42M07.768S" calcext:value-type="time">
            <text:p>09:42:08</text:p>
          </table:table-cell>
          <table:table-cell office:value-type="float" office:value="1.01" calcext:value-type="float">
            <text:p>1.01</text:p>
          </table:table-cell>
          <table:table-cell office:value-type="float" office:value="202" calcext:value-type="float">
            <text:p>202</text:p>
          </table:table-cell>
          <table:table-cell office:value-type="float" office:value="204.46" calcext:value-type="float">
            <text:p>204.46</text:p>
          </table:table-cell>
          <table:table-cell office:value-type="float" office:value="2330.75" calcext:value-type="float">
            <text:p>2330.75</text:p>
          </table:table-cell>
          <table:table-cell office:value-type="float" office:value="2827.8" calcext:value-type="float">
            <text:p>2827.8</text:p>
          </table:table-cell>
        </table:table-row>
        <table:table-row table:style-name="ro1">
          <table:table-cell office:value-type="float" office:value="34943768" calcext:value-type="float">
            <text:p>34943768</text:p>
          </table:table-cell>
          <table:table-cell table:formula="of:=[.A2186]/1000/(60*60*24)" office:value-type="time" office:time-value="PT09H42M23.768S" calcext:value-type="time">
            <text:p>09:42:24</text:p>
          </table:table-cell>
          <table:table-cell office:value-type="float" office:value="1.01" calcext:value-type="float">
            <text:p>1.01</text:p>
          </table:table-cell>
          <table:table-cell office:value-type="float" office:value="201.5" calcext:value-type="float">
            <text:p>201.5</text:p>
          </table:table-cell>
          <table:table-cell office:value-type="float" office:value="203.95" calcext:value-type="float">
            <text:p>203.95</text:p>
          </table:table-cell>
          <table:table-cell office:value-type="float" office:value="2331.65" calcext:value-type="float">
            <text:p>2331.65</text:p>
          </table:table-cell>
          <table:table-cell office:value-type="float" office:value="2828.71" calcext:value-type="float">
            <text:p>2828.71</text:p>
          </table:table-cell>
        </table:table-row>
        <table:table-row table:style-name="ro1">
          <table:table-cell office:value-type="float" office:value="34959768" calcext:value-type="float">
            <text:p>34959768</text:p>
          </table:table-cell>
          <table:table-cell table:formula="of:=[.A2187]/1000/(60*60*24)" office:value-type="time" office:time-value="PT09H42M39.768S" calcext:value-type="time">
            <text:p>09:42:40</text:p>
          </table:table-cell>
          <table:table-cell office:value-type="float" office:value="1.01" calcext:value-type="float">
            <text:p>1.01</text:p>
          </table:table-cell>
          <table:table-cell office:value-type="float" office:value="201" calcext:value-type="float">
            <text:p>201</text:p>
          </table:table-cell>
          <table:table-cell office:value-type="float" office:value="202.63" calcext:value-type="float">
            <text:p>202.63</text:p>
          </table:table-cell>
          <table:table-cell office:value-type="float" office:value="2332.54" calcext:value-type="float">
            <text:p>2332.54</text:p>
          </table:table-cell>
          <table:table-cell office:value-type="float" office:value="2829.61" calcext:value-type="float">
            <text:p>2829.61</text:p>
          </table:table-cell>
        </table:table-row>
        <table:table-row table:style-name="ro1">
          <table:table-cell office:value-type="float" office:value="34975768" calcext:value-type="float">
            <text:p>34975768</text:p>
          </table:table-cell>
          <table:table-cell table:formula="of:=[.A2188]/1000/(60*60*24)" office:value-type="time" office:time-value="PT09H42M55.768S" calcext:value-type="time">
            <text:p>09:42:56</text:p>
          </table:table-cell>
          <table:table-cell office:value-type="float" office:value="1.01" calcext:value-type="float">
            <text:p>1.01</text:p>
          </table:table-cell>
          <table:table-cell office:value-type="float" office:value="200.5" calcext:value-type="float">
            <text:p>200.5</text:p>
          </table:table-cell>
          <table:table-cell office:value-type="float" office:value="202.12" calcext:value-type="float">
            <text:p>202.12</text:p>
          </table:table-cell>
          <table:table-cell office:value-type="float" office:value="2333.43" calcext:value-type="float">
            <text:p>2333.43</text:p>
          </table:table-cell>
          <table:table-cell office:value-type="float" office:value="2830.51" calcext:value-type="float">
            <text:p>2830.51</text:p>
          </table:table-cell>
        </table:table-row>
        <table:table-row table:style-name="ro1">
          <table:table-cell office:value-type="float" office:value="34991768" calcext:value-type="float">
            <text:p>34991768</text:p>
          </table:table-cell>
          <table:table-cell table:formula="of:=[.A2189]/1000/(60*60*24)" office:value-type="time" office:time-value="PT09H43M11.768S" calcext:value-type="time">
            <text:p>09:43:12</text:p>
          </table:table-cell>
          <table:table-cell office:value-type="float" office:value="1" calcext:value-type="float">
            <text:p>1</text:p>
          </table:table-cell>
          <table:table-cell office:value-type="float" office:value="200.1" calcext:value-type="float">
            <text:p>200.1</text:p>
          </table:table-cell>
          <table:table-cell office:value-type="float" office:value="200.9" calcext:value-type="float">
            <text:p>200.9</text:p>
          </table:table-cell>
          <table:table-cell office:value-type="float" office:value="2334.32" calcext:value-type="float">
            <text:p>2334.32</text:p>
          </table:table-cell>
          <table:table-cell office:value-type="float" office:value="2831.41" calcext:value-type="float">
            <text:p>2831.41</text:p>
          </table:table-cell>
        </table:table-row>
        <table:table-row table:style-name="ro1">
          <table:table-cell office:value-type="float" office:value="34997768" calcext:value-type="float">
            <text:p>34997768</text:p>
          </table:table-cell>
          <table:table-cell table:formula="of:=[.A2190]/1000/(60*60*24)" office:value-type="time" office:time-value="PT09H43M17.768S" calcext:value-type="time">
            <text:p>09:43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9" calcext:value-type="float">
            <text:p>199.9</text:p>
          </table:table-cell>
          <table:table-cell office:value-type="float" office:value="2334.66" calcext:value-type="float">
            <text:p>2334.66</text:p>
          </table:table-cell>
          <table:table-cell office:value-type="float" office:value="2831.74" calcext:value-type="float">
            <text:p>2831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2:39:17.6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41:26.914000000</dc:date>
    <meta:editing-duration>PT1H9M45S</meta:editing-duration>
    <meta:editing-cycles>3</meta:editing-cycles>
    <meta:generator>LibreOffice/6.3.4.2$Windows_X86_64 LibreOffice_project/60da17e045e08f1793c57c00ba83cdfce946d0aa</meta:generator>
    <meta:document-statistic meta:table-count="1" meta:cell-count="1533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5cm" svg:height="15.301cm" xlink:href=".." xlink:type="simple" chart:class="chart:line" chart:style-name="ch1">
        <chart:title svg:x="11.506cm" svg:y="0.442cm" chart:style-name="ch2">
          <text:p>Ladda @ 5 Ohm #3</text:p>
        </chart:title>
        <chart:legend chart:legend-position="end" svg:x="24.56cm" svg:y="7.351cm" style:legend-expansion="high" chart:style-name="ch3"/>
        <chart:plot-area chart:style-name="ch4" table:cell-range-address="LOGGER02.B2:LOGGER02.C2190 LOGGER02.C1:LOGGER02.C1" chart:data-source-has-labels="both" svg:x="0.54cm" svg:y="1.527cm" svg:width="23.48cm" svg:height="13.468cm">
          <chartooo:coordinate-region svg:x="1.452cm" svg:y="1.527cm" svg:width="22.568cm" svg:height="12.14cm"/>
          <chart:axis chart:dimension="x" chart:name="primary-x" chart:style-name="ch5" chartooo:axis-type="auto">
            <chartooo:date-scale/>
            <chart:categories table:cell-range-address="LOGGER02.B2:LOGGER02.B21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2190" chart:label-cell-address="LOGGER02.C1:LOGGER02.C1" chart:class="chart:line">
            <chart:data-point chart:repeated="21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2190</svg:desc>
                </draw:g>
              </table:table-cell>
              <table:table-cell office:value-type="float" office:value="1.33">
                <text:p>1.33</text:p>
                <draw:g>
                  <svg:desc>LOGGER02.C2:LOGGER02.C2190</svg:desc>
                </draw:g>
              </table:table-cell>
            </table:table-row>
            <table:table-row>
              <table:table-cell office:value-type="float" office:value="0.0001825">
                <text:p>0.00018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367685185185185">
                <text:p>0.00036768518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55287037037037">
                <text:p>0.0005528703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738055555555556">
                <text:p>0.000738055555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923240740740741">
                <text:p>0.000923240740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10842592592593">
                <text:p>0.00110842592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29361111111111">
                <text:p>0.0012936111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4787962962963">
                <text:p>0.001478796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66398148148148">
                <text:p>0.0016639814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84916666666667">
                <text:p>0.0018491666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03435185185185">
                <text:p>0.0020343518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21953703703704">
                <text:p>0.0022195370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40472222222222">
                <text:p>0.0024047222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8990740740741">
                <text:p>0.002589907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509259259259">
                <text:p>0.0027750925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6027777777778">
                <text:p>0.0029602777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4546296296296">
                <text:p>0.0031454629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3064814814815">
                <text:p>0.0033306481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51583333333333">
                <text:p>0.003515833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70101851851852">
                <text:p>0.0037010185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8862037037037">
                <text:p>0.00388620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07138888888889">
                <text:p>0.004071388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25657407407407">
                <text:p>0.0042565740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44175925925926">
                <text:p>0.004441759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62694444444445">
                <text:p>0.0046269444444444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81211805555556">
                <text:p>0.0048121180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99731481481482">
                <text:p>0.0049973148148148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1825">
                <text:p>0.00518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36768518518519">
                <text:p>0.0053676851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55287037037037">
                <text:p>0.005552870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73805555555556">
                <text:p>0.005738055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92324074074074">
                <text:p>0.0059232407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10842592592593">
                <text:p>0.0061084259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29361111111111">
                <text:p>0.0062936111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4787962962963">
                <text:p>0.006478796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66398148148148">
                <text:p>0.006663981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84916666666667">
                <text:p>0.00684916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03435185185185">
                <text:p>0.007034351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21953703703704">
                <text:p>0.0072195370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40472222222222">
                <text:p>0.0074047222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58990740740741">
                <text:p>0.0075899074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77509259259259">
                <text:p>0.0077750925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96027777777778">
                <text:p>0.0079602777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14546296296296">
                <text:p>0.008145462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33064814814815">
                <text:p>0.0083306481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51583333333333">
                <text:p>0.008515833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70101851851852">
                <text:p>0.0087010185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8862037037037">
                <text:p>0.008886203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907138888888889">
                <text:p>0.00907138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25657407407407">
                <text:p>0.00925657407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944175925925926">
                <text:p>0.009441759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62694444444444">
                <text:p>0.009626944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81212962962963">
                <text:p>0.00981212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99731481481481">
                <text:p>0.009997314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1825">
                <text:p>0.01018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3676851851852">
                <text:p>0.01036768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5528703703704">
                <text:p>0.01055287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7380555555556">
                <text:p>0.01073805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9232407407407">
                <text:p>0.01092324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1084259259259">
                <text:p>0.01110842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2936111111111">
                <text:p>0.01129361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4787962962963">
                <text:p>0.0114787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6639814814815">
                <text:p>0.01166398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8491666666667">
                <text:p>0.01184916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0343518518519">
                <text:p>0.012034351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219537037037">
                <text:p>0.012219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4047222222222">
                <text:p>0.01240472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5899074074074">
                <text:p>0.01258990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7750925925926">
                <text:p>0.01277509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9602777777778">
                <text:p>0.01296027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145462962963">
                <text:p>0.013145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3306481481481">
                <text:p>0.01333064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5158333333333">
                <text:p>0.01351583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7010185185185">
                <text:p>0.013701018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8862037037037">
                <text:p>0.0138862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0713888888889">
                <text:p>0.0140713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2565740740741">
                <text:p>0.01425657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4417592592593">
                <text:p>0.01444175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6269444444444">
                <text:p>0.01462694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8121296296296">
                <text:p>0.01481212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9973148148148">
                <text:p>0.01499731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1825">
                <text:p>0.01518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3676851851852">
                <text:p>0.01536768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5528703703704">
                <text:p>0.0155528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7380555555556">
                <text:p>0.0157380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9232407407407">
                <text:p>0.01592324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1084259259259">
                <text:p>0.01610842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2936111111111">
                <text:p>0.01629361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4787962962963">
                <text:p>0.016478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6639814814815">
                <text:p>0.01666398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8491666666667">
                <text:p>0.0168491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0343518518519">
                <text:p>0.01703435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219537037037">
                <text:p>0.017219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4047222222222">
                <text:p>0.01740472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5899074074074">
                <text:p>0.0175899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7750925925926">
                <text:p>0.01777509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9602777777778">
                <text:p>0.01796027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145462962963">
                <text:p>0.018145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3306481481481">
                <text:p>0.01833064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5158333333333">
                <text:p>0.01851583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7010185185185">
                <text:p>0.01870101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8862037037037">
                <text:p>0.01888620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0713888888889">
                <text:p>0.01907138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2565740740741">
                <text:p>0.01925657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4417592592593">
                <text:p>0.01944175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6269444444444">
                <text:p>0.01962694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8121296296296">
                <text:p>0.01981212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9973148148148">
                <text:p>0.01999731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1825">
                <text:p>0.02018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3676851851852">
                <text:p>0.02036768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5528703703704">
                <text:p>0.0205528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7380555555556">
                <text:p>0.0207380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9232407407407">
                <text:p>0.02092324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1084259259259">
                <text:p>0.02110842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2936111111111">
                <text:p>0.0212936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4787962962963">
                <text:p>0.021478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6639814814815">
                <text:p>0.0216639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8491550925926">
                <text:p>0.021849155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0343518518518">
                <text:p>0.022034351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219537037037">
                <text:p>0.022219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4047222222222">
                <text:p>0.02240472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5899074074074">
                <text:p>0.02258990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7750925925926">
                <text:p>0.0227750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9602777777778">
                <text:p>0.0229602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145462962963">
                <text:p>0.023145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3306481481481">
                <text:p>0.02333064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5158333333333">
                <text:p>0.0235158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7010185185185">
                <text:p>0.02370101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8862037037037">
                <text:p>0.023886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0713888888889">
                <text:p>0.0240713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2565740740741">
                <text:p>0.0242565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4417592592593">
                <text:p>0.02444175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6269444444444">
                <text:p>0.024626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8121296296296">
                <text:p>0.0248121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9973148148148">
                <text:p>0.0249973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1825">
                <text:p>0.02518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3676851851852">
                <text:p>0.0253676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5528703703704">
                <text:p>0.02555287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7380555555555">
                <text:p>0.025738055555555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9232407407407">
                <text:p>0.0259232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1084259259259">
                <text:p>0.02610842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2936111111111">
                <text:p>0.0262936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4787962962963">
                <text:p>0.026478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6639814814815">
                <text:p>0.0266639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8491666666667">
                <text:p>0.02684916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0343518518519">
                <text:p>0.02703435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219537037037">
                <text:p>0.027219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4047222222222">
                <text:p>0.02740472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5899074074074">
                <text:p>0.02758990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7750925925926">
                <text:p>0.0277750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9602777777778">
                <text:p>0.0279602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145462962963">
                <text:p>0.028145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3306481481481">
                <text:p>0.02833064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5158333333333">
                <text:p>0.0285158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7010185185185">
                <text:p>0.02870101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8862037037037">
                <text:p>0.028886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0713888888889">
                <text:p>0.0290713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2565740740741">
                <text:p>0.0292565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4417592592593">
                <text:p>0.02944175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6269444444444">
                <text:p>0.029626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8121296296296">
                <text:p>0.0298121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9973148148148">
                <text:p>0.0299973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1825">
                <text:p>0.03018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3676851851852">
                <text:p>0.0303676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5528703703704">
                <text:p>0.03055287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7380555555556">
                <text:p>0.03073805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9232407407407">
                <text:p>0.0309232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1084259259259">
                <text:p>0.031108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2936111111111">
                <text:p>0.0312936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4787962962963">
                <text:p>0.031478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6639814814815">
                <text:p>0.0316639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8491666666667">
                <text:p>0.0318491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0343518518519">
                <text:p>0.03203435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219537037037">
                <text:p>0.032219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4047222222222">
                <text:p>0.0324047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5899074074074">
                <text:p>0.0325899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7750925925926">
                <text:p>0.0327750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9602777777778">
                <text:p>0.032960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145462962963">
                <text:p>0.03314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3306481481481">
                <text:p>0.0333306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5158333333333">
                <text:p>0.0335158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7010185185185">
                <text:p>0.033701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8862037037037">
                <text:p>0.033886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0713888888889">
                <text:p>0.0340713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2565740740741">
                <text:p>0.0342565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4417592592593">
                <text:p>0.0344417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6269444444444">
                <text:p>0.0346269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8121296296296">
                <text:p>0.0348121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9973148148148">
                <text:p>0.0349973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1825">
                <text:p>0.03518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3676851851852">
                <text:p>0.035367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5528703703704">
                <text:p>0.0355528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7380555555556">
                <text:p>0.035738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9232407407407">
                <text:p>0.0359232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1084259259259">
                <text:p>0.036108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2936111111111">
                <text:p>0.0362936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4787962962963">
                <text:p>0.036478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6639814814815">
                <text:p>0.03666398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8491666666667">
                <text:p>0.0368491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0343518518519">
                <text:p>0.03703435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219537037037">
                <text:p>0.037219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4047222222222">
                <text:p>0.0374047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5899074074074">
                <text:p>0.0375899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7750810185185">
                <text:p>0.03777508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9602777777778">
                <text:p>0.037960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145462962963">
                <text:p>0.03814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3306481481482">
                <text:p>0.0383306481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5158333333333">
                <text:p>0.0385158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7010185185185">
                <text:p>0.038701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8862037037037">
                <text:p>0.038886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0713888888889">
                <text:p>0.0390713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2565740740741">
                <text:p>0.0392565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4417592592593">
                <text:p>0.0394417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6269444444444">
                <text:p>0.039626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8121296296296">
                <text:p>0.03981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9973148148148">
                <text:p>0.039997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1825">
                <text:p>0.04018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3676851851852">
                <text:p>0.040367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5528703703704">
                <text:p>0.040552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7380555555556">
                <text:p>0.040738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9232407407407">
                <text:p>0.0409232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1084259259259">
                <text:p>0.041108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2936111111111">
                <text:p>0.041293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4787962962963">
                <text:p>0.041478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6639814814815">
                <text:p>0.041663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8491550925926">
                <text:p>0.04184915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0343402777778">
                <text:p>0.04203434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219537037037">
                <text:p>0.04221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4047222222222">
                <text:p>0.042404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5899074074074">
                <text:p>0.0425899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750925925926">
                <text:p>0.042775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9602777777778">
                <text:p>0.0429602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145462962963">
                <text:p>0.04314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3306481481482">
                <text:p>0.04333064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5158333333333">
                <text:p>0.043515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7010185185185">
                <text:p>0.043701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8862037037037">
                <text:p>0.043886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0713888888889">
                <text:p>0.044071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2565740740741">
                <text:p>0.044256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4417592592593">
                <text:p>0.044441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6269444444444">
                <text:p>0.044626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8121296296296">
                <text:p>0.04481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9973148148148">
                <text:p>0.044997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1825">
                <text:p>0.04518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3676851851852">
                <text:p>0.045367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5528703703704">
                <text:p>0.045552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7380555555556">
                <text:p>0.0457380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9232407407407">
                <text:p>0.0459232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1084259259259">
                <text:p>0.046108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2936111111111">
                <text:p>0.046293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4787962962963">
                <text:p>0.046478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6639814814815">
                <text:p>0.046663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8491666666667">
                <text:p>0.046849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0343518518519">
                <text:p>0.04703435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219537037037">
                <text:p>0.04721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4047222222222">
                <text:p>0.047404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5899074074074">
                <text:p>0.0475899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7750925925926">
                <text:p>0.047775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9602777777778">
                <text:p>0.0479602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145462962963">
                <text:p>0.04814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3306481481482">
                <text:p>0.04833064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5158333333333">
                <text:p>0.048515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7010185185185">
                <text:p>0.048701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8862037037037">
                <text:p>0.048886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0713888888889">
                <text:p>0.049071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2565740740741">
                <text:p>0.049256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4417592592593">
                <text:p>0.049441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6269444444445">
                <text:p>0.0496269444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8121296296296">
                <text:p>0.04981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9973148148148">
                <text:p>0.049997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1825">
                <text:p>0.050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676851851852">
                <text:p>0.050367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5528703703704">
                <text:p>0.050552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7380555555556">
                <text:p>0.0507380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9232407407407">
                <text:p>0.050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1084259259259">
                <text:p>0.051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936111111111">
                <text:p>0.051293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4787962962963">
                <text:p>0.051478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6639814814815">
                <text:p>0.051663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8491666666667">
                <text:p>0.051849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0343518518519">
                <text:p>0.05203435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219537037037">
                <text:p>0.05221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4047222222222">
                <text:p>0.052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899074074074">
                <text:p>0.0525899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7750925925926">
                <text:p>0.052775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9602777777778">
                <text:p>0.052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45462962963">
                <text:p>0.053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306481481482">
                <text:p>0.053330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5158333333333">
                <text:p>0.05351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7010185185185">
                <text:p>0.053701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8862037037037">
                <text:p>0.053886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0713888888889">
                <text:p>0.05407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565740740741">
                <text:p>0.054256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4417592592593">
                <text:p>0.054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269444444445">
                <text:p>0.054626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8121296296296">
                <text:p>0.05481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9973148148148">
                <text:p>0.054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825">
                <text:p>0.055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676851851852">
                <text:p>0.05536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528703703704">
                <text:p>0.055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380555555556">
                <text:p>0.05573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232407407407">
                <text:p>0.055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1084259259259">
                <text:p>0.056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936111111111">
                <text:p>0.05629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787962962963">
                <text:p>0.05647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639814814815">
                <text:p>0.05666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491666666667">
                <text:p>0.05684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343518518519">
                <text:p>0.05703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19537037037">
                <text:p>0.057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4047222222222">
                <text:p>0.057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899074074074">
                <text:p>0.05758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750925925926">
                <text:p>0.05777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602777777778">
                <text:p>0.057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45462962963">
                <text:p>0.058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306481481481">
                <text:p>0.05833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5158333333333">
                <text:p>0.05851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7010185185185">
                <text:p>0.05870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862037037037">
                <text:p>0.058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713888888889">
                <text:p>0.05907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565740740741">
                <text:p>0.05925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417592592593">
                <text:p>0.059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269444444445">
                <text:p>0.059626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121296296296">
                <text:p>0.05981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973148148148">
                <text:p>0.059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825">
                <text:p>0.060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676851851852">
                <text:p>0.06036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528703703704">
                <text:p>0.060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380555555556">
                <text:p>0.06073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232407407407">
                <text:p>0.060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1084259259259">
                <text:p>0.061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936111111111">
                <text:p>0.06129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787962962963">
                <text:p>0.06147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639814814815">
                <text:p>0.06166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491666666667">
                <text:p>0.06184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343518518519">
                <text:p>0.06203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9537037037">
                <text:p>0.062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4047222222222">
                <text:p>0.062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899074074074">
                <text:p>0.06258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750925925926">
                <text:p>0.06277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602777777778">
                <text:p>0.062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45462962963">
                <text:p>0.063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306481481482">
                <text:p>0.063330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158333333333">
                <text:p>0.06351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7010185185185">
                <text:p>0.06370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862037037037">
                <text:p>0.063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713888888889">
                <text:p>0.06407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565740740741">
                <text:p>0.06425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417592592593">
                <text:p>0.064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269444444445">
                <text:p>0.064626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121296296296">
                <text:p>0.06481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973148148148">
                <text:p>0.064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825">
                <text:p>0.065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676851851852">
                <text:p>0.06536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528703703704">
                <text:p>0.065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380555555555">
                <text:p>0.0657380555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232407407407">
                <text:p>0.065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1084259259259">
                <text:p>0.066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936111111111">
                <text:p>0.06629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787962962963">
                <text:p>0.06647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639814814815">
                <text:p>0.06666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491666666667">
                <text:p>0.06684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343518518519">
                <text:p>0.06703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19537037037">
                <text:p>0.067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4047222222222">
                <text:p>0.067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899074074074">
                <text:p>0.06758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750925925926">
                <text:p>0.06777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602777777778">
                <text:p>0.067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45462962963">
                <text:p>0.068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306481481481">
                <text:p>0.06833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158333333333">
                <text:p>0.06851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7010185185185">
                <text:p>0.06870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862037037037">
                <text:p>0.068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713888888889">
                <text:p>0.06907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565740740741">
                <text:p>0.06925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417592592593">
                <text:p>0.069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269444444445">
                <text:p>0.069626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121296296296">
                <text:p>0.06981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973148148148">
                <text:p>0.069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825">
                <text:p>0.070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676851851852">
                <text:p>0.07036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528703703704">
                <text:p>0.070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380555555556">
                <text:p>0.07073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9232407407407">
                <text:p>0.070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1084259259259">
                <text:p>0.071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936111111111">
                <text:p>0.07129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787962962963">
                <text:p>0.07147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639814814815">
                <text:p>0.07166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491666666667">
                <text:p>0.07184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343518518519">
                <text:p>0.07203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19537037037">
                <text:p>0.072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4047222222222">
                <text:p>0.072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899074074074">
                <text:p>0.07258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750925925926">
                <text:p>0.07277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602777777778">
                <text:p>0.072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45462962963">
                <text:p>0.073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306481481481">
                <text:p>0.07333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5158333333333">
                <text:p>0.07351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7010185185185">
                <text:p>0.07370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862037037037">
                <text:p>0.073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713888888889">
                <text:p>0.07407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565740740741">
                <text:p>0.07425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4417592592593">
                <text:p>0.074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269444444444">
                <text:p>0.074626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8121296296296">
                <text:p>0.07481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973148148148">
                <text:p>0.074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825">
                <text:p>0.075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676851851852">
                <text:p>0.07536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528703703704">
                <text:p>0.075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7380555555556">
                <text:p>0.07573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9232407407407">
                <text:p>0.075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1084259259259">
                <text:p>0.076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936111111111">
                <text:p>0.07629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787962962963">
                <text:p>0.07647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6639814814815">
                <text:p>0.07666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8491666666667">
                <text:p>0.07684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343518518519">
                <text:p>0.07703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219537037037">
                <text:p>0.077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4047222222222">
                <text:p>0.077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899074074074">
                <text:p>0.07758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7750925925926">
                <text:p>0.07777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602777777778">
                <text:p>0.077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145462962963">
                <text:p>0.078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306481481482">
                <text:p>0.078330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5158333333333">
                <text:p>0.07851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7010069444444">
                <text:p>0.07870100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862037037037">
                <text:p>0.078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713888888889">
                <text:p>0.07907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2565740740741">
                <text:p>0.07925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417592592593">
                <text:p>0.079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6269444444445">
                <text:p>0.079626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8121296296296">
                <text:p>0.07981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9973148148148">
                <text:p>0.079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1825">
                <text:p>0.080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3676851851852">
                <text:p>0.08036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528703703704">
                <text:p>0.080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7380555555556">
                <text:p>0.08073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232407407407">
                <text:p>0.080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1084259259259">
                <text:p>0.081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2936111111111">
                <text:p>0.08129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4787962962963">
                <text:p>0.08147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639814814815">
                <text:p>0.08166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8491666666666">
                <text:p>0.081849166666666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0343518518519">
                <text:p>0.08203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219537037037">
                <text:p>0.082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4047222222222">
                <text:p>0.082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5899074074074">
                <text:p>0.08258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7750925925926">
                <text:p>0.08277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9602777777778">
                <text:p>0.082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145462962963">
                <text:p>0.083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306481481482">
                <text:p>0.083330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5158333333333">
                <text:p>0.08351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7010185185185">
                <text:p>0.08370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8862037037037">
                <text:p>0.083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713888888889">
                <text:p>0.08407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565740740741">
                <text:p>0.08425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417592592593">
                <text:p>0.084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6269444444444">
                <text:p>0.084626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8121296296296">
                <text:p>0.08481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9973148148148">
                <text:p>0.084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1825">
                <text:p>0.085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3676851851852">
                <text:p>0.08536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5528703703704">
                <text:p>0.085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7380555555556">
                <text:p>0.08573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9232407407407">
                <text:p>0.085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1084259259259">
                <text:p>0.086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2936111111111">
                <text:p>0.08629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4787962962963">
                <text:p>0.08647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6639814814815">
                <text:p>0.08666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8491666666667">
                <text:p>0.08684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0343518518519">
                <text:p>0.08703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219537037037">
                <text:p>0.087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4047222222222">
                <text:p>0.087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899074074074">
                <text:p>0.08758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7750925925926">
                <text:p>0.08777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9602777777778">
                <text:p>0.087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145462962963">
                <text:p>0.088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3306481481482">
                <text:p>0.088330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5158333333333">
                <text:p>0.08851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7010185185185">
                <text:p>0.08870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8862037037037">
                <text:p>0.088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0713888888889">
                <text:p>0.08907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2565740740741">
                <text:p>0.08925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4417592592592">
                <text:p>0.089441759259259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6269444444445">
                <text:p>0.089626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8121296296296">
                <text:p>0.08981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9973148148148">
                <text:p>0.089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1825">
                <text:p>0.09018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3676851851852">
                <text:p>0.090367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5528703703704">
                <text:p>0.090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7380555555556">
                <text:p>0.090738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9232407407407">
                <text:p>0.090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1084259259259">
                <text:p>0.091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2936111111111">
                <text:p>0.091293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4787962962963">
                <text:p>0.09147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6639814814815">
                <text:p>0.091663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8491666666667">
                <text:p>0.091849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0343518518519">
                <text:p>0.09203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219537037037">
                <text:p>0.092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4047222222222">
                <text:p>0.092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5899074074074">
                <text:p>0.09258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7750925925926">
                <text:p>0.092775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9602777777778">
                <text:p>0.09296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145462962963">
                <text:p>0.093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3306481481482">
                <text:p>0.093330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5158217592593">
                <text:p>0.0935158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7010069444445">
                <text:p>0.0937010069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8862037037037">
                <text:p>0.093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0713888888889">
                <text:p>0.094071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2565740740741">
                <text:p>0.09425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4417592592593">
                <text:p>0.094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6269444444445">
                <text:p>0.094626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8121296296296">
                <text:p>0.0948121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9973148148148">
                <text:p>0.094997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1825">
                <text:p>0.095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3676851851852">
                <text:p>0.095367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5528703703704">
                <text:p>0.09555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7380555555556">
                <text:p>0.09573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9232407407407">
                <text:p>0.09592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1084259259259">
                <text:p>0.09610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2936111111111">
                <text:p>0.09629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4787962962963">
                <text:p>0.096478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6639814814815">
                <text:p>0.09666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8491666666666">
                <text:p>0.096849166666666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0343402777778">
                <text:p>0.09703434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219537037037">
                <text:p>0.09721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4047222222222">
                <text:p>0.09740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5899074074074">
                <text:p>0.097589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7750925925926">
                <text:p>0.09777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9602777777778">
                <text:p>0.0979602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145462962963">
                <text:p>0.09814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3306481481482">
                <text:p>0.098330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5158333333333">
                <text:p>0.098515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7010185185185">
                <text:p>0.098701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8862037037037">
                <text:p>0.09888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0713888888889">
                <text:p>0.099071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2565740740741">
                <text:p>0.099256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4417592592593">
                <text:p>0.09944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6269444444444">
                <text:p>0.099626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8121296296296">
                <text:p>0.0998121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9973148148148">
                <text:p>0.09999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1825">
                <text:p>0.100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367685185185">
                <text:p>0.10036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55287037037">
                <text:p>0.100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738043981482">
                <text:p>0.100738043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923240740741">
                <text:p>0.10092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108425925926">
                <text:p>0.10110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293611111111">
                <text:p>0.10129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478796296296">
                <text:p>0.10147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663981481481">
                <text:p>0.101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849166666667">
                <text:p>0.101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034351851852">
                <text:p>0.102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219537037037">
                <text:p>0.102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404722222222">
                <text:p>0.102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89907407407">
                <text:p>0.10258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775092592593">
                <text:p>0.102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960277777778">
                <text:p>0.10296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145462962963">
                <text:p>0.103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330648148148">
                <text:p>0.10333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515833333333">
                <text:p>0.10351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701018518519">
                <text:p>0.103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886203703704">
                <text:p>0.103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71388888889">
                <text:p>0.10407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256574074074">
                <text:p>0.104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441759259259">
                <text:p>0.104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26944444444">
                <text:p>0.104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81212962963">
                <text:p>0.104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97314814815">
                <text:p>0.104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825">
                <text:p>0.105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367685185185">
                <text:p>0.10536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55287037037">
                <text:p>0.105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738055555556">
                <text:p>0.105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23240740741">
                <text:p>0.105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108425925926">
                <text:p>0.106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93611111111">
                <text:p>0.106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478796296296">
                <text:p>0.106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63981481481">
                <text:p>0.10666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849166666667">
                <text:p>0.106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34351851852">
                <text:p>0.107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19537037037">
                <text:p>0.107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404722222222">
                <text:p>0.107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89907407407">
                <text:p>0.10758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775092592593">
                <text:p>0.107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60277777778">
                <text:p>0.107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145462962963">
                <text:p>0.108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30648148148">
                <text:p>0.108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515833333333">
                <text:p>0.108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701018518519">
                <text:p>0.108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886203703704">
                <text:p>0.108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71388888889">
                <text:p>0.109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56574074074">
                <text:p>0.109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41759259259">
                <text:p>0.109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626944444444">
                <text:p>0.109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81212962963">
                <text:p>0.109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997314814815">
                <text:p>0.109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825">
                <text:p>0.110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367685185185">
                <text:p>0.110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55287037037">
                <text:p>0.110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38055555556">
                <text:p>0.110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23240740741">
                <text:p>0.110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108425925926">
                <text:p>0.111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293611111111">
                <text:p>0.111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78796296296">
                <text:p>0.111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63981481481">
                <text:p>0.111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49166666667">
                <text:p>0.111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34351851852">
                <text:p>0.112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219537037037">
                <text:p>0.112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404722222222">
                <text:p>0.112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589907407407">
                <text:p>0.112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775092592593">
                <text:p>0.112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60277777778">
                <text:p>0.112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145462962963">
                <text:p>0.113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330648148148">
                <text:p>0.113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515833333333">
                <text:p>0.113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701018518519">
                <text:p>0.113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886203703704">
                <text:p>0.113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71388888889">
                <text:p>0.114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56574074074">
                <text:p>0.114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41759259259">
                <text:p>0.114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626944444444">
                <text:p>0.114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81212962963">
                <text:p>0.114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997314814815">
                <text:p>0.114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825">
                <text:p>0.115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367685185185">
                <text:p>0.115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55287037037">
                <text:p>0.115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738055555556">
                <text:p>0.115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923240740741">
                <text:p>0.115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108425925926">
                <text:p>0.116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293611111111">
                <text:p>0.116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78796296296">
                <text:p>0.116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663981481482">
                <text:p>0.1166639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849166666667">
                <text:p>0.116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034351851852">
                <text:p>0.117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219537037037">
                <text:p>0.117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404722222222">
                <text:p>0.117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589907407407">
                <text:p>0.117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775092592593">
                <text:p>0.117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960277777778">
                <text:p>0.117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145462962963">
                <text:p>0.118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330648148148">
                <text:p>0.118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515833333333">
                <text:p>0.118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701018518519">
                <text:p>0.118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886203703704">
                <text:p>0.118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071388888889">
                <text:p>0.119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256574074074">
                <text:p>0.119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441759259259">
                <text:p>0.119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626944444444">
                <text:p>0.119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81212962963">
                <text:p>0.119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997314814815">
                <text:p>0.119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1825">
                <text:p>0.120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367685185185">
                <text:p>0.120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55287037037">
                <text:p>0.120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738055555556">
                <text:p>0.120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923240740741">
                <text:p>0.120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108425925926">
                <text:p>0.121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293599537037">
                <text:p>0.12129359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478796296296">
                <text:p>0.121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663981481481">
                <text:p>0.121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849166666667">
                <text:p>0.121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034351851852">
                <text:p>0.122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219537037037">
                <text:p>0.122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404722222222">
                <text:p>0.122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589907407407">
                <text:p>0.122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775092592593">
                <text:p>0.122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960277777778">
                <text:p>0.122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145462962963">
                <text:p>0.123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330648148148">
                <text:p>0.123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515833333333">
                <text:p>0.123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701018518519">
                <text:p>0.123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886203703704">
                <text:p>0.123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071388888889">
                <text:p>0.124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256574074074">
                <text:p>0.124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441759259259">
                <text:p>0.124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626944444444">
                <text:p>0.124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81212962963">
                <text:p>0.124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997314814815">
                <text:p>0.124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1825">
                <text:p>0.125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367685185185">
                <text:p>0.125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55287037037">
                <text:p>0.125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738055555556">
                <text:p>0.125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923240740741">
                <text:p>0.125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108425925926">
                <text:p>0.126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293611111111">
                <text:p>0.126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478796296296">
                <text:p>0.126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663981481481">
                <text:p>0.126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849166666667">
                <text:p>0.126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034351851852">
                <text:p>0.127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219537037037">
                <text:p>0.127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404722222222">
                <text:p>0.127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589907407407">
                <text:p>0.127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775092592593">
                <text:p>0.127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960277777778">
                <text:p>0.127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145462962963">
                <text:p>0.128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330648148148">
                <text:p>0.128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515833333333">
                <text:p>0.128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701018518519">
                <text:p>0.128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886203703704">
                <text:p>0.128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071388888889">
                <text:p>0.129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256574074074">
                <text:p>0.129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441759259259">
                <text:p>0.129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626944444444">
                <text:p>0.129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81212962963">
                <text:p>0.129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997314814815">
                <text:p>0.129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182488425926">
                <text:p>0.13018248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367685185185">
                <text:p>0.130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55287037037">
                <text:p>0.130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738055555556">
                <text:p>0.130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923240740741">
                <text:p>0.130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108425925926">
                <text:p>0.131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293611111111">
                <text:p>0.131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478796296296">
                <text:p>0.131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663981481481">
                <text:p>0.131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849166666667">
                <text:p>0.131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034351851852">
                <text:p>0.132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219537037037">
                <text:p>0.132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404722222222">
                <text:p>0.132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589907407407">
                <text:p>0.132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775092592593">
                <text:p>0.132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960277777778">
                <text:p>0.132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145462962963">
                <text:p>0.133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330648148148">
                <text:p>0.133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515833333333">
                <text:p>0.133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701018518519">
                <text:p>0.133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886203703704">
                <text:p>0.133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071388888889">
                <text:p>0.134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256574074074">
                <text:p>0.134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441759259259">
                <text:p>0.134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626944444444">
                <text:p>0.134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81212962963">
                <text:p>0.134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997314814815">
                <text:p>0.134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1825">
                <text:p>0.135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367685185185">
                <text:p>0.135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55287037037">
                <text:p>0.135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738055555556">
                <text:p>0.135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923240740741">
                <text:p>0.135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108425925926">
                <text:p>0.136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293611111111">
                <text:p>0.136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478796296296">
                <text:p>0.136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663981481481">
                <text:p>0.136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849166666667">
                <text:p>0.136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034351851852">
                <text:p>0.137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219537037037">
                <text:p>0.137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404722222222">
                <text:p>0.137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589907407407">
                <text:p>0.137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775092592593">
                <text:p>0.137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960277777778">
                <text:p>0.137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145462962963">
                <text:p>0.138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330648148148">
                <text:p>0.138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515833333333">
                <text:p>0.138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701018518519">
                <text:p>0.138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886203703704">
                <text:p>0.138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071388888889">
                <text:p>0.139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256574074074">
                <text:p>0.139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441759259259">
                <text:p>0.139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626944444444">
                <text:p>0.139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81212962963">
                <text:p>0.139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997303240741">
                <text:p>0.13999730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1825">
                <text:p>0.140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367685185185">
                <text:p>0.140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55287037037">
                <text:p>0.140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738055555556">
                <text:p>0.140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923240740741">
                <text:p>0.140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108425925926">
                <text:p>0.141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293611111111">
                <text:p>0.141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478796296296">
                <text:p>0.141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663981481481">
                <text:p>0.141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849166666667">
                <text:p>0.141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034351851852">
                <text:p>0.142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219537037037">
                <text:p>0.142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404722222222">
                <text:p>0.142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589907407407">
                <text:p>0.142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775092592593">
                <text:p>0.142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960277777778">
                <text:p>0.142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145462962963">
                <text:p>0.143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330648148148">
                <text:p>0.143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515833333333">
                <text:p>0.143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701018518519">
                <text:p>0.143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886203703704">
                <text:p>0.143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071388888889">
                <text:p>0.144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256574074074">
                <text:p>0.144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441759259259">
                <text:p>0.144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626944444444">
                <text:p>0.144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81212962963">
                <text:p>0.144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997314814815">
                <text:p>0.144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1825">
                <text:p>0.145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367685185185">
                <text:p>0.145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55287037037">
                <text:p>0.145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738055555556">
                <text:p>0.145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923240740741">
                <text:p>0.145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108425925926">
                <text:p>0.146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293611111111">
                <text:p>0.146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478796296296">
                <text:p>0.146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663969907407">
                <text:p>0.14666396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849166666667">
                <text:p>0.146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034351851852">
                <text:p>0.147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219537037037">
                <text:p>0.147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404722222222">
                <text:p>0.147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589907407407">
                <text:p>0.147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775092592593">
                <text:p>0.147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960277777778">
                <text:p>0.147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145462962963">
                <text:p>0.148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330648148148">
                <text:p>0.148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515833333333">
                <text:p>0.148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701018518519">
                <text:p>0.148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886203703704">
                <text:p>0.148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071388888889">
                <text:p>0.149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256574074074">
                <text:p>0.149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441759259259">
                <text:p>0.149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626944444444">
                <text:p>0.149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81212962963">
                <text:p>0.149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997314814815">
                <text:p>0.149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1825">
                <text:p>0.150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367685185185">
                <text:p>0.150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55287037037">
                <text:p>0.150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738055555556">
                <text:p>0.150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923240740741">
                <text:p>0.150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108425925926">
                <text:p>0.151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293611111111">
                <text:p>0.151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478796296296">
                <text:p>0.151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663981481481">
                <text:p>0.151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849166666667">
                <text:p>0.151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034351851852">
                <text:p>0.152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219537037037">
                <text:p>0.152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404722222222">
                <text:p>0.15240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589907407407">
                <text:p>0.152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775092592593">
                <text:p>0.152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960266203704">
                <text:p>0.15296026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145462962963">
                <text:p>0.153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330648148148">
                <text:p>0.15333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515833333333">
                <text:p>0.153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701018518519">
                <text:p>0.153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886203703704">
                <text:p>0.15388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071388888889">
                <text:p>0.15407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256574074074">
                <text:p>0.154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441759259259">
                <text:p>0.15444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626944444444">
                <text:p>0.154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81212962963">
                <text:p>0.154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997314814815">
                <text:p>0.15499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1825">
                <text:p>0.15518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367685185185">
                <text:p>0.155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5287037037">
                <text:p>0.155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738055555556">
                <text:p>0.15573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923240740741">
                <text:p>0.155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108425925926">
                <text:p>0.15610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293611111111">
                <text:p>0.15629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478796296296">
                <text:p>0.15647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663981481481">
                <text:p>0.156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849166666667">
                <text:p>0.15684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034351851852">
                <text:p>0.157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219537037037">
                <text:p>0.15721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404722222222">
                <text:p>0.157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589907407407">
                <text:p>0.157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775092592593">
                <text:p>0.157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960277777778">
                <text:p>0.15796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145462962963">
                <text:p>0.15814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330648148148">
                <text:p>0.158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15833333333">
                <text:p>0.15851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701018518519">
                <text:p>0.15870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886203703704">
                <text:p>0.158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71388888889">
                <text:p>0.159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56574074074">
                <text:p>0.15925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441759259259">
                <text:p>0.159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626944444444">
                <text:p>0.15962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81212962963">
                <text:p>0.15981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997314814815">
                <text:p>0.159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825">
                <text:p>0.160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67685185185">
                <text:p>0.160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55287037037">
                <text:p>0.16055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738055555556">
                <text:p>0.160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23240740741">
                <text:p>0.160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108425925926">
                <text:p>0.161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93611111111">
                <text:p>0.161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78796296296">
                <text:p>0.161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63981481481">
                <text:p>0.161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9166666667">
                <text:p>0.161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34351851852">
                <text:p>0.162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219537037037">
                <text:p>0.162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404722222222">
                <text:p>0.162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589907407407">
                <text:p>0.16258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775092592593">
                <text:p>0.162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960277777778">
                <text:p>0.162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45462962963">
                <text:p>0.163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30648148148">
                <text:p>0.163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15833333333">
                <text:p>0.163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701018518519">
                <text:p>0.163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86203703704">
                <text:p>0.163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071388888889">
                <text:p>0.164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256574074074">
                <text:p>0.164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441759259259">
                <text:p>0.164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626944444444">
                <text:p>0.164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81212962963">
                <text:p>0.164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997314814815">
                <text:p>0.164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1825">
                <text:p>0.165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367685185185">
                <text:p>0.16536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55287037037">
                <text:p>0.165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738055555556">
                <text:p>0.165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923240740741">
                <text:p>0.16592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6108425925926">
                <text:p>0.166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293611111111">
                <text:p>0.166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478796296296">
                <text:p>0.166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663981481481">
                <text:p>0.166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849166666667">
                <text:p>0.166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034351851852">
                <text:p>0.16703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219537037037">
                <text:p>0.167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404722222222">
                <text:p>0.167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589907407407">
                <text:p>0.167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775092592593">
                <text:p>0.16777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960277777778">
                <text:p>0.167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145462962963">
                <text:p>0.168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330648148148">
                <text:p>0.168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515833333333">
                <text:p>0.168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701018518519">
                <text:p>0.168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886203703704">
                <text:p>0.168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071388888889">
                <text:p>0.169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256574074074">
                <text:p>0.169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441759259259">
                <text:p>0.169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626944444444">
                <text:p>0.169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81212962963">
                <text:p>0.169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997314814815">
                <text:p>0.169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1825">
                <text:p>0.170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367685185185">
                <text:p>0.170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55287037037">
                <text:p>0.170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738055555556">
                <text:p>0.170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923240740741">
                <text:p>0.170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108425925926">
                <text:p>0.171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293611111111">
                <text:p>0.171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478796296296">
                <text:p>0.171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663981481481">
                <text:p>0.17166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1849166666667">
                <text:p>0.171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034351851852">
                <text:p>0.172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219537037037">
                <text:p>0.172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404722222222">
                <text:p>0.172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589907407407">
                <text:p>0.172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775092592593">
                <text:p>0.172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960277777778">
                <text:p>0.172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145462962963">
                <text:p>0.173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330648148148">
                <text:p>0.173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515833333333">
                <text:p>0.173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701018518519">
                <text:p>0.173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886203703704">
                <text:p>0.173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071388888889">
                <text:p>0.174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256574074074">
                <text:p>0.174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441759259259">
                <text:p>0.174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626944444444">
                <text:p>0.174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81212962963">
                <text:p>0.174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997314814815">
                <text:p>0.174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1825">
                <text:p>0.175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367685185185">
                <text:p>0.175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55287037037">
                <text:p>0.175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738055555556">
                <text:p>0.175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923240740741">
                <text:p>0.175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108425925926">
                <text:p>0.176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293611111111">
                <text:p>0.176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478796296296">
                <text:p>0.176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663981481481">
                <text:p>0.176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849166666667">
                <text:p>0.176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034351851852">
                <text:p>0.177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219537037037">
                <text:p>0.177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404722222222">
                <text:p>0.177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589907407407">
                <text:p>0.177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775092592593">
                <text:p>0.177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960277777778">
                <text:p>0.177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145462962963">
                <text:p>0.178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330648148148">
                <text:p>0.178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515833333333">
                <text:p>0.178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701018518519">
                <text:p>0.178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886203703704">
                <text:p>0.178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071388888889">
                <text:p>0.179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256574074074">
                <text:p>0.179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441759259259">
                <text:p>0.179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626944444444">
                <text:p>0.179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81212962963">
                <text:p>0.179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997314814815">
                <text:p>0.179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1825">
                <text:p>0.180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367685185185">
                <text:p>0.180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55287037037">
                <text:p>0.180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738055555556">
                <text:p>0.180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923240740741">
                <text:p>0.180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108425925926">
                <text:p>0.181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293611111111">
                <text:p>0.181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478796296296">
                <text:p>0.181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663981481481">
                <text:p>0.181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849166666667">
                <text:p>0.181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034351851852">
                <text:p>0.182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219537037037">
                <text:p>0.182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404722222222">
                <text:p>0.182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589907407407">
                <text:p>0.182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775092592593">
                <text:p>0.182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960277777778">
                <text:p>0.182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145462962963">
                <text:p>0.183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330648148148">
                <text:p>0.183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515833333333">
                <text:p>0.183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701018518519">
                <text:p>0.183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886203703704">
                <text:p>0.183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071388888889">
                <text:p>0.184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256574074074">
                <text:p>0.184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441759259259">
                <text:p>0.184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626944444444">
                <text:p>0.184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81212962963">
                <text:p>0.184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997314814815">
                <text:p>0.184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1825">
                <text:p>0.185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367685185185">
                <text:p>0.185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55287037037">
                <text:p>0.185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738055555556">
                <text:p>0.185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923240740741">
                <text:p>0.185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108425925926">
                <text:p>0.186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293611111111">
                <text:p>0.186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478796296296">
                <text:p>0.186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663981481482">
                <text:p>0.1866639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849166666667">
                <text:p>0.186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034351851852">
                <text:p>0.187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219537037037">
                <text:p>0.187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404722222222">
                <text:p>0.187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589907407407">
                <text:p>0.187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775092592593">
                <text:p>0.187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960277777778">
                <text:p>0.187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145462962963">
                <text:p>0.188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330648148148">
                <text:p>0.188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515833333333">
                <text:p>0.188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701018518519">
                <text:p>0.188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886203703704">
                <text:p>0.188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071388888889">
                <text:p>0.189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256574074074">
                <text:p>0.189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441759259259">
                <text:p>0.189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626944444444">
                <text:p>0.189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81212962963">
                <text:p>0.189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997314814815">
                <text:p>0.189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1825">
                <text:p>0.190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367685185185">
                <text:p>0.190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55287037037">
                <text:p>0.190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738055555556">
                <text:p>0.190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923240740741">
                <text:p>0.190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108425925926">
                <text:p>0.191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293611111111">
                <text:p>0.191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478796296296">
                <text:p>0.191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663981481481">
                <text:p>0.191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849155092593">
                <text:p>0.19184915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034351851852">
                <text:p>0.192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219537037037">
                <text:p>0.192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404722222222">
                <text:p>0.192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589907407407">
                <text:p>0.192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775092592593">
                <text:p>0.192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960277777778">
                <text:p>0.192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145462962963">
                <text:p>0.193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330648148148">
                <text:p>0.193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515833333333">
                <text:p>0.193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701018518519">
                <text:p>0.193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886203703704">
                <text:p>0.193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071388888889">
                <text:p>0.194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256574074074">
                <text:p>0.194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441759259259">
                <text:p>0.194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626944444444">
                <text:p>0.194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81212962963">
                <text:p>0.194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997314814815">
                <text:p>0.194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1825">
                <text:p>0.195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367685185185">
                <text:p>0.195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55287037037">
                <text:p>0.195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738055555556">
                <text:p>0.195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923240740741">
                <text:p>0.195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108425925926">
                <text:p>0.196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293611111111">
                <text:p>0.196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478796296296">
                <text:p>0.196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663981481481">
                <text:p>0.196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849166666667">
                <text:p>0.196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034351851852">
                <text:p>0.197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219537037037">
                <text:p>0.197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404722222222">
                <text:p>0.197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589895833333">
                <text:p>0.19758989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775092592593">
                <text:p>0.197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960277777778">
                <text:p>0.197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145462962963">
                <text:p>0.198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330648148148">
                <text:p>0.198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515833333333">
                <text:p>0.198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701018518519">
                <text:p>0.198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886203703704">
                <text:p>0.198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071388888889">
                <text:p>0.199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256574074074">
                <text:p>0.199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441759259259">
                <text:p>0.199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626944444444">
                <text:p>0.199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81212962963">
                <text:p>0.199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997314814815">
                <text:p>0.199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1825">
                <text:p>0.200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367685185185">
                <text:p>0.200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55287037037">
                <text:p>0.200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738055555556">
                <text:p>0.200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923240740741">
                <text:p>0.200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108425925926">
                <text:p>0.201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293611111111">
                <text:p>0.201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478796296296">
                <text:p>0.201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663981481481">
                <text:p>0.201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849166666667">
                <text:p>0.201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034351851852">
                <text:p>0.202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219537037037">
                <text:p>0.202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404722222222">
                <text:p>0.202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589907407407">
                <text:p>0.202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775092592593">
                <text:p>0.202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960277777778">
                <text:p>0.202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145462962963">
                <text:p>0.203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330648148148">
                <text:p>0.203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515833333333">
                <text:p>0.203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701018518518">
                <text:p>0.2037010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886203703704">
                <text:p>0.203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071388888889">
                <text:p>0.204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256574074074">
                <text:p>0.204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441759259259">
                <text:p>0.204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626944444444">
                <text:p>0.204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81212962963">
                <text:p>0.204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997314814815">
                <text:p>0.204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1825">
                <text:p>0.205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367685185185">
                <text:p>0.205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55287037037">
                <text:p>0.205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738055555556">
                <text:p>0.205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923240740741">
                <text:p>0.205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108425925926">
                <text:p>0.206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293611111111">
                <text:p>0.206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478796296296">
                <text:p>0.206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663981481481">
                <text:p>0.206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849166666667">
                <text:p>0.206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034351851852">
                <text:p>0.207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219537037037">
                <text:p>0.207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404722222222">
                <text:p>0.207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589907407407">
                <text:p>0.207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775092592593">
                <text:p>0.207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960277777778">
                <text:p>0.207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145462962963">
                <text:p>0.208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330648148148">
                <text:p>0.208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515833333333">
                <text:p>0.208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701018518519">
                <text:p>0.208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886203703704">
                <text:p>0.208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071388888889">
                <text:p>0.209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256574074074">
                <text:p>0.209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441759259259">
                <text:p>0.209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626944444444">
                <text:p>0.209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81212962963">
                <text:p>0.209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997314814815">
                <text:p>0.209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1825">
                <text:p>0.210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367685185185">
                <text:p>0.210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55287037037">
                <text:p>0.210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738043981481">
                <text:p>0.21073804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923240740741">
                <text:p>0.210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108425925926">
                <text:p>0.211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293599537037">
                <text:p>0.2112935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478796296296">
                <text:p>0.211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663981481481">
                <text:p>0.211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849166666667">
                <text:p>0.211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034351851852">
                <text:p>0.212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219537037037">
                <text:p>0.212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404722222222">
                <text:p>0.212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589907407407">
                <text:p>0.212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775092592593">
                <text:p>0.212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960277777778">
                <text:p>0.212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145462962963">
                <text:p>0.213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330648148148">
                <text:p>0.213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515833333333">
                <text:p>0.213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701018518519">
                <text:p>0.213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886203703704">
                <text:p>0.213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071388888889">
                <text:p>0.214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256574074074">
                <text:p>0.214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441759259259">
                <text:p>0.214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626944444444">
                <text:p>0.214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81212962963">
                <text:p>0.214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997314814815">
                <text:p>0.214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1825">
                <text:p>0.215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367685185185">
                <text:p>0.215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55287037037">
                <text:p>0.215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738055555556">
                <text:p>0.215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923240740741">
                <text:p>0.215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108425925926">
                <text:p>0.216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293611111111">
                <text:p>0.216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478796296296">
                <text:p>0.216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663981481481">
                <text:p>0.216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849166666667">
                <text:p>0.216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034351851852">
                <text:p>0.217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219537037037">
                <text:p>0.217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404722222222">
                <text:p>0.217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589907407407">
                <text:p>0.217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775092592593">
                <text:p>0.217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960277777778">
                <text:p>0.217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145462962963">
                <text:p>0.218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330648148148">
                <text:p>0.218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515833333333">
                <text:p>0.218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701018518519">
                <text:p>0.218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886203703704">
                <text:p>0.218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071388888889">
                <text:p>0.219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256574074074">
                <text:p>0.219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441759259259">
                <text:p>0.219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626944444444">
                <text:p>0.219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81212962963">
                <text:p>0.219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997314814815">
                <text:p>0.219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1825">
                <text:p>0.220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367685185185">
                <text:p>0.22036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55287037037">
                <text:p>0.220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738055555556">
                <text:p>0.220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923240740741">
                <text:p>0.220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108425925926">
                <text:p>0.221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293611111111">
                <text:p>0.221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478796296296">
                <text:p>0.221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663981481481">
                <text:p>0.221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849166666667">
                <text:p>0.221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034351851852">
                <text:p>0.222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219537037037">
                <text:p>0.222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404722222222">
                <text:p>0.222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589907407407">
                <text:p>0.222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775092592593">
                <text:p>0.222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960277777778">
                <text:p>0.222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145462962963">
                <text:p>0.223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330648148148">
                <text:p>0.22333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515833333333">
                <text:p>0.22351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701018518519">
                <text:p>0.223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886203703704">
                <text:p>0.223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071388888889">
                <text:p>0.224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256574074074">
                <text:p>0.224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441759259259">
                <text:p>0.22444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626944444444">
                <text:p>0.22462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81212962963">
                <text:p>0.224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997314814815">
                <text:p>0.22499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1825">
                <text:p>0.225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367685185185">
                <text:p>0.225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55287037037">
                <text:p>0.225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738055555556">
                <text:p>0.225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923240740741">
                <text:p>0.225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108425925926">
                <text:p>0.226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293611111111">
                <text:p>0.226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478796296296">
                <text:p>0.226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663981481481">
                <text:p>0.226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849166666667">
                <text:p>0.22684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034351851852">
                <text:p>0.227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219537037037">
                <text:p>0.227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404722222222">
                <text:p>0.22740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589907407407">
                <text:p>0.227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775092592593">
                <text:p>0.22777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960277777778">
                <text:p>0.22796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145462962963">
                <text:p>0.228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330648148148">
                <text:p>0.228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515833333333">
                <text:p>0.228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701018518519">
                <text:p>0.228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886203703704">
                <text:p>0.228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071388888889">
                <text:p>0.22907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256574074074">
                <text:p>0.22925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441759259259">
                <text:p>0.229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626944444444">
                <text:p>0.229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81212962963">
                <text:p>0.229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997314814815">
                <text:p>0.229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1825">
                <text:p>0.23018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367685185185">
                <text:p>0.230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55287037037">
                <text:p>0.23055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738055555556">
                <text:p>0.23073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923240740741">
                <text:p>0.230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108425925926">
                <text:p>0.23110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293611111111">
                <text:p>0.23129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478796296296">
                <text:p>0.231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663981481481">
                <text:p>0.23166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849155092593">
                <text:p>0.23184915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034351851852">
                <text:p>0.23203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219537037037">
                <text:p>0.23221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404722222222">
                <text:p>0.232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589907407407">
                <text:p>0.23258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775092592593">
                <text:p>0.232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960277777778">
                <text:p>0.232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145462962963">
                <text:p>0.233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330648148148">
                <text:p>0.233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515833333333">
                <text:p>0.233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701018518519">
                <text:p>0.23370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886203703704">
                <text:p>0.23388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071388888889">
                <text:p>0.234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256574074074">
                <text:p>0.234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441759259259">
                <text:p>0.234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626944444444">
                <text:p>0.234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81212962963">
                <text:p>0.23481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997314814815">
                <text:p>0.234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1825">
                <text:p>0.235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367685185185">
                <text:p>0.235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55287037037">
                <text:p>0.235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738055555556">
                <text:p>0.235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923240740741">
                <text:p>0.23592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108425925926">
                <text:p>0.236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293611111111">
                <text:p>0.236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478796296296">
                <text:p>0.23647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663981481481">
                <text:p>0.23666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849166666667">
                <text:p>0.236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034351851852">
                <text:p>0.237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219537037037">
                <text:p>0.237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404722222222">
                <text:p>0.237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589907407407">
                <text:p>0.23758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775092592593">
                <text:p>0.237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960277777778">
                <text:p>0.237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145462962963">
                <text:p>0.23814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330648148148">
                <text:p>0.238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515833333333">
                <text:p>0.238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701018518519">
                <text:p>0.23870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886203703704">
                <text:p>0.23888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071388888889">
                <text:p>0.239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256574074074">
                <text:p>0.239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441759259259">
                <text:p>0.239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626944444444">
                <text:p>0.239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81212962963">
                <text:p>0.239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997314814815">
                <text:p>0.239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1825">
                <text:p>0.240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367685185185">
                <text:p>0.240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55287037037">
                <text:p>0.240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738055555556">
                <text:p>0.240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923240740741">
                <text:p>0.240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108425925926">
                <text:p>0.241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293611111111">
                <text:p>0.241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478796296296">
                <text:p>0.241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663981481481">
                <text:p>0.24166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849166666667">
                <text:p>0.241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034351851852">
                <text:p>0.242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219537037037">
                <text:p>0.242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404722222222">
                <text:p>0.242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589895833333">
                <text:p>0.24258989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775092592593">
                <text:p>0.242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960277777778">
                <text:p>0.242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145462962963">
                <text:p>0.243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330648148148">
                <text:p>0.243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515833333333">
                <text:p>0.243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701018518519">
                <text:p>0.24370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886203703704">
                <text:p>0.24388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071388888889">
                <text:p>0.244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256574074074">
                <text:p>0.244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441759259259">
                <text:p>0.244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626944444444">
                <text:p>0.244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81212962963">
                <text:p>0.244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997314814815">
                <text:p>0.244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1825">
                <text:p>0.245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367685185185">
                <text:p>0.245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55287037037">
                <text:p>0.245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738055555556">
                <text:p>0.245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923240740741">
                <text:p>0.245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108425925926">
                <text:p>0.246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293611111111">
                <text:p>0.246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478796296296">
                <text:p>0.246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663981481481">
                <text:p>0.24666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849166666667">
                <text:p>0.246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034351851852">
                <text:p>0.247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219537037037">
                <text:p>0.247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404722222222">
                <text:p>0.247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589907407407">
                <text:p>0.24758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775092592593">
                <text:p>0.247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960277777778">
                <text:p>0.247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145462962963">
                <text:p>0.248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330648148148">
                <text:p>0.248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515833333333">
                <text:p>0.248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701018518519">
                <text:p>0.24870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886203703704">
                <text:p>0.24888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071388888889">
                <text:p>0.249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256574074074">
                <text:p>0.249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441759259259">
                <text:p>0.249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626944444444">
                <text:p>0.249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81212962963">
                <text:p>0.249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997314814815">
                <text:p>0.249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1825">
                <text:p>0.250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367685185185">
                <text:p>0.250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55287037037">
                <text:p>0.250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738055555556">
                <text:p>0.250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923240740741">
                <text:p>0.250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108425925926">
                <text:p>0.251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293611111111">
                <text:p>0.251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478796296296">
                <text:p>0.251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663981481481">
                <text:p>0.25166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849166666667">
                <text:p>0.251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034351851852">
                <text:p>0.252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219537037037">
                <text:p>0.252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404722222222">
                <text:p>0.252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589907407407">
                <text:p>0.25258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775092592593">
                <text:p>0.252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960277777778">
                <text:p>0.252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145462962963">
                <text:p>0.253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330648148148">
                <text:p>0.253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515833333333">
                <text:p>0.253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701018518518">
                <text:p>0.2537010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886203703704">
                <text:p>0.25388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071388888889">
                <text:p>0.254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256574074074">
                <text:p>0.254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441759259259">
                <text:p>0.254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626944444444">
                <text:p>0.254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81212962963">
                <text:p>0.254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997314814815">
                <text:p>0.254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1825">
                <text:p>0.255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367685185185">
                <text:p>0.255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55287037037">
                <text:p>0.255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738055555556">
                <text:p>0.255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923240740741">
                <text:p>0.255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108425925926">
                <text:p>0.256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293611111111">
                <text:p>0.256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478796296296">
                <text:p>0.256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663981481481">
                <text:p>0.25666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849166666667">
                <text:p>0.256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034351851852">
                <text:p>0.257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219537037037">
                <text:p>0.257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404722222222">
                <text:p>0.257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589907407407">
                <text:p>0.25758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775092592593">
                <text:p>0.257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960277777778">
                <text:p>0.257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145462962963">
                <text:p>0.258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330648148148">
                <text:p>0.258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515833333333">
                <text:p>0.258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701018518519">
                <text:p>0.25870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88619212963">
                <text:p>0.25888619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071388888889">
                <text:p>0.259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256574074074">
                <text:p>0.259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441759259259">
                <text:p>0.259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626944444444">
                <text:p>0.259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81212962963">
                <text:p>0.259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997314814815">
                <text:p>0.259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1825">
                <text:p>0.260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367685185185">
                <text:p>0.260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55287037037">
                <text:p>0.260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738055555556">
                <text:p>0.260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923240740741">
                <text:p>0.260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108425925926">
                <text:p>0.261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293611111111">
                <text:p>0.261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478796296296">
                <text:p>0.261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663981481481">
                <text:p>0.26166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849166666667">
                <text:p>0.261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034351851852">
                <text:p>0.262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219537037037">
                <text:p>0.262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404722222222">
                <text:p>0.262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589907407407">
                <text:p>0.26258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775092592593">
                <text:p>0.262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960277777778">
                <text:p>0.262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145462962963">
                <text:p>0.263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330648148148">
                <text:p>0.263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515833333333">
                <text:p>0.263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701018518518">
                <text:p>0.2637010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886203703704">
                <text:p>0.26388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071388888889">
                <text:p>0.264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256574074074">
                <text:p>0.264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441759259259">
                <text:p>0.264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626944444444">
                <text:p>0.264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81212962963">
                <text:p>0.264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997303240741">
                <text:p>0.26499730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1825">
                <text:p>0.265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367685185185">
                <text:p>0.265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55287037037">
                <text:p>0.265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738055555556">
                <text:p>0.265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923240740741">
                <text:p>0.265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108425925926">
                <text:p>0.266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293611111111">
                <text:p>0.266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478796296296">
                <text:p>0.266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663981481481">
                <text:p>0.26666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849166666667">
                <text:p>0.266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034351851852">
                <text:p>0.267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219537037037">
                <text:p>0.267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404722222222">
                <text:p>0.267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589907407407">
                <text:p>0.26758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775092592593">
                <text:p>0.267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960277777778">
                <text:p>0.267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145462962963">
                <text:p>0.268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330648148148">
                <text:p>0.268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515833333333">
                <text:p>0.268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701018518518">
                <text:p>0.2687010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886203703704">
                <text:p>0.26888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071388888889">
                <text:p>0.269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256574074074">
                <text:p>0.269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441759259259">
                <text:p>0.269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626944444444">
                <text:p>0.269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81212962963">
                <text:p>0.269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997314814815">
                <text:p>0.269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1825">
                <text:p>0.270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367685185185">
                <text:p>0.270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55287037037">
                <text:p>0.270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738055555555">
                <text:p>0.27073805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923240740741">
                <text:p>0.270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108425925926">
                <text:p>0.271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293611111111">
                <text:p>0.271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478796296296">
                <text:p>0.271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663981481481">
                <text:p>0.27166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849166666667">
                <text:p>0.271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034351851852">
                <text:p>0.272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219537037037">
                <text:p>0.272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404722222222">
                <text:p>0.272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589907407407">
                <text:p>0.27258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775092592593">
                <text:p>0.27277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960277777778">
                <text:p>0.272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145462962963">
                <text:p>0.273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330648148148">
                <text:p>0.273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515833333333">
                <text:p>0.273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701018518519">
                <text:p>0.27370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886203703704">
                <text:p>0.27388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071388888889">
                <text:p>0.274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256574074074">
                <text:p>0.27425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441759259259">
                <text:p>0.274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626944444444">
                <text:p>0.27462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81212962963">
                <text:p>0.274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997314814815">
                <text:p>0.27499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1825">
                <text:p>0.275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367685185185">
                <text:p>0.27536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55287037037">
                <text:p>0.275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738055555556">
                <text:p>0.275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923240740741">
                <text:p>0.27592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108425925926">
                <text:p>0.276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293611111111">
                <text:p>0.27629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478796296296">
                <text:p>0.27647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663981481482">
                <text:p>0.2766639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849166666667">
                <text:p>0.27684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034351851852">
                <text:p>0.27703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219537037037">
                <text:p>0.27721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404722222222">
                <text:p>0.27740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589907407407">
                <text:p>0.27758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775092592593">
                <text:p>0.27777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960277777778">
                <text:p>0.277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145462962963">
                <text:p>0.27814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330648148148">
                <text:p>0.278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515833333333">
                <text:p>0.278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701018518518">
                <text:p>0.278701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886203703704">
                <text:p>0.27888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071388888889">
                <text:p>0.27907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256574074074">
                <text:p>0.27925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441759259259">
                <text:p>0.27944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626944444444">
                <text:p>0.27962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81212962963">
                <text:p>0.279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997314814815">
                <text:p>0.27999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1825">
                <text:p>0.28018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367685185185">
                <text:p>0.28036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55287037037">
                <text:p>0.28055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738055555556">
                <text:p>0.28073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923240740741">
                <text:p>0.28092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108425925926">
                <text:p>0.28110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1293611111111">
                <text:p>0.28129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478796296296">
                <text:p>0.28147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663981481481">
                <text:p>0.28166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849166666667">
                <text:p>0.28184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034351851852">
                <text:p>0.28203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219537037037">
                <text:p>0.28221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404722222222">
                <text:p>0.28240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589907407407">
                <text:p>0.28258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775092592593">
                <text:p>0.28277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960277777778">
                <text:p>0.28296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145462962963">
                <text:p>0.28314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330648148148">
                <text:p>0.28333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515833333333">
                <text:p>0.28351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701018518519">
                <text:p>0.28370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886203703704">
                <text:p>0.28388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071388888889">
                <text:p>0.28407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256574074074">
                <text:p>0.28425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441759259259">
                <text:p>0.28444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626944444444">
                <text:p>0.28462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81212962963">
                <text:p>0.28481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4997314814815">
                <text:p>0.28499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1825">
                <text:p>0.28518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367685185185">
                <text:p>0.28536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55287037037">
                <text:p>0.28555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738055555556">
                <text:p>0.28573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923240740741">
                <text:p>0.28592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108425925926">
                <text:p>0.28610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293611111111">
                <text:p>0.28629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478796296296">
                <text:p>0.28647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663981481481">
                <text:p>0.28666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849166666667">
                <text:p>0.28684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034351851852">
                <text:p>0.28703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219537037037">
                <text:p>0.28721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404722222222">
                <text:p>0.28740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589907407407">
                <text:p>0.28758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775092592593">
                <text:p>0.28777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960277777778">
                <text:p>0.28796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145462962963">
                <text:p>0.28814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330648148148">
                <text:p>0.28833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515833333333">
                <text:p>0.28851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701018518518">
                <text:p>0.288701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886203703704">
                <text:p>0.28888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071388888889">
                <text:p>0.28907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256574074074">
                <text:p>0.28925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441759259259">
                <text:p>0.28944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626944444444">
                <text:p>0.28962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81212962963">
                <text:p>0.28981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997314814815">
                <text:p>0.28999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1825">
                <text:p>0.29018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367685185185">
                <text:p>0.29036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55287037037">
                <text:p>0.29055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738055555556">
                <text:p>0.29073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923240740741">
                <text:p>0.29092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108425925926">
                <text:p>0.29110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293611111111">
                <text:p>0.29129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478796296296">
                <text:p>0.29147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663981481481">
                <text:p>0.29166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849166666667">
                <text:p>0.29184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034351851852">
                <text:p>0.29203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219537037037">
                <text:p>0.29221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404722222222">
                <text:p>0.29240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589907407407">
                <text:p>0.29258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775092592593">
                <text:p>0.29277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960277777778">
                <text:p>0.29296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145462962963">
                <text:p>0.29314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330648148148">
                <text:p>0.29333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515833333333">
                <text:p>0.29351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701018518519">
                <text:p>0.29370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886203703704">
                <text:p>0.29388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071388888889">
                <text:p>0.29407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256574074074">
                <text:p>0.29425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441759259259">
                <text:p>0.29444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626944444444">
                <text:p>0.29462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81212962963">
                <text:p>0.29481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997314814815">
                <text:p>0.29499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1825">
                <text:p>0.29518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367685185185">
                <text:p>0.29536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55287037037">
                <text:p>0.29555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738055555556">
                <text:p>0.29573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923240740741">
                <text:p>0.29592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108425925926">
                <text:p>0.29610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293611111111">
                <text:p>0.29629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478796296296">
                <text:p>0.29647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663981481481">
                <text:p>0.29666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849166666667">
                <text:p>0.29684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034351851852">
                <text:p>0.29703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219537037037">
                <text:p>0.29721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404722222222">
                <text:p>0.29740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589907407407">
                <text:p>0.29758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775092592593">
                <text:p>0.29777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960277777778">
                <text:p>0.29796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145462962963">
                <text:p>0.29814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330648148148">
                <text:p>0.29833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515833333333">
                <text:p>0.29851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701018518518">
                <text:p>0.298701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886203703704">
                <text:p>0.29888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071388888889">
                <text:p>0.29907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256574074074">
                <text:p>0.29925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441759259259">
                <text:p>0.29944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626944444444">
                <text:p>0.29962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81212962963">
                <text:p>0.29981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997314814815">
                <text:p>0.29999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1825">
                <text:p>0.30018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367685185185">
                <text:p>0.30036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55287037037">
                <text:p>0.30055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738055555556">
                <text:p>0.30073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923240740741">
                <text:p>0.30092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108425925926">
                <text:p>0.30110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293611111111">
                <text:p>0.30129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478796296296">
                <text:p>0.30147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663981481482">
                <text:p>0.3016639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849166666667">
                <text:p>0.30184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034351851852">
                <text:p>0.30203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219537037037">
                <text:p>0.30221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404722222222">
                <text:p>0.30240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589907407407">
                <text:p>0.30258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775092592593">
                <text:p>0.30277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960277777778">
                <text:p>0.30296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145462962963">
                <text:p>0.30314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330648148148">
                <text:p>0.30333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515833333333">
                <text:p>0.30351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701018518519">
                <text:p>0.30370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886203703704">
                <text:p>0.30388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071388888889">
                <text:p>0.30407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256574074074">
                <text:p>0.30425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441759259259">
                <text:p>0.30444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626944444444">
                <text:p>0.30462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81212962963">
                <text:p>0.30481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997314814815">
                <text:p>0.30499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1825">
                <text:p>0.30518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367685185185">
                <text:p>0.30536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55287037037">
                <text:p>0.30555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738055555556">
                <text:p>0.30573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923240740741">
                <text:p>0.30592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108425925926">
                <text:p>0.30610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293611111111">
                <text:p>0.30629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478796296296">
                <text:p>0.30647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663981481481">
                <text:p>0.30666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849166666667">
                <text:p>0.30684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034351851852">
                <text:p>0.30703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219537037037">
                <text:p>0.30721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404722222222">
                <text:p>0.30740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589907407407">
                <text:p>0.30758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775092592593">
                <text:p>0.30777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960277777778">
                <text:p>0.30796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145462962963">
                <text:p>0.30814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330648148148">
                <text:p>0.30833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515833333333">
                <text:p>0.30851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701018518519">
                <text:p>0.30870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886203703704">
                <text:p>0.30888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071388888889">
                <text:p>0.30907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256574074074">
                <text:p>0.30925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441759259259">
                <text:p>0.30944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626944444444">
                <text:p>0.30962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81212962963">
                <text:p>0.30981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997314814815">
                <text:p>0.30999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1825">
                <text:p>0.31018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367685185185">
                <text:p>0.31036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55287037037">
                <text:p>0.31055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738055555556">
                <text:p>0.31073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923240740741">
                <text:p>0.31092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108425925926">
                <text:p>0.31110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293611111111">
                <text:p>0.31129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478796296296">
                <text:p>0.31147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663981481481">
                <text:p>0.31166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849166666667">
                <text:p>0.31184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034351851852">
                <text:p>0.31203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219537037037">
                <text:p>0.31221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404722222222">
                <text:p>0.31240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589907407407">
                <text:p>0.31258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775092592593">
                <text:p>0.31277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960277777778">
                <text:p>0.31296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145462962963">
                <text:p>0.31314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330648148148">
                <text:p>0.31333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515833333333">
                <text:p>0.31351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701018518518">
                <text:p>0.313701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886203703704">
                <text:p>0.31388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071388888889">
                <text:p>0.31407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256574074074">
                <text:p>0.31425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441759259259">
                <text:p>0.31444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626944444444">
                <text:p>0.31462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81212962963">
                <text:p>0.31481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997314814815">
                <text:p>0.31499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1825">
                <text:p>0.31518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367685185185">
                <text:p>0.31536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55287037037">
                <text:p>0.31555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738055555556">
                <text:p>0.31573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923240740741">
                <text:p>0.31592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108425925926">
                <text:p>0.316108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293611111111">
                <text:p>0.31629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478796296296">
                <text:p>0.31647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663981481481">
                <text:p>0.316663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849166666667">
                <text:p>0.31684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034351851852">
                <text:p>0.31703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219537037037">
                <text:p>0.31721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404722222222">
                <text:p>0.31740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589907407407">
                <text:p>0.31758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775092592593">
                <text:p>0.317775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960277777778">
                <text:p>0.31796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145462962963">
                <text:p>0.31814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330648148148">
                <text:p>0.31833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515833333333">
                <text:p>0.31851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701018518519">
                <text:p>0.318701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886203703704">
                <text:p>0.31888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071388888889">
                <text:p>0.319071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256574074074">
                <text:p>0.31925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441759259259">
                <text:p>0.31944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626944444444">
                <text:p>0.31962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81212962963">
                <text:p>0.31981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997314814815">
                <text:p>0.31999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1825">
                <text:p>0.32018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367685185185">
                <text:p>0.32036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55287037037">
                <text:p>0.32055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738055555556">
                <text:p>0.32073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923240740741">
                <text:p>0.320923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108425925926">
                <text:p>0.321108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293611111111">
                <text:p>0.32129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478796296296">
                <text:p>0.32147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663981481481">
                <text:p>0.321663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849166666667">
                <text:p>0.32184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034351851852">
                <text:p>0.32203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219537037037">
                <text:p>0.32221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404722222222">
                <text:p>0.32240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589907407407">
                <text:p>0.32258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775092592593">
                <text:p>0.322775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960277777778">
                <text:p>0.32296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145462962963">
                <text:p>0.32314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330648148148">
                <text:p>0.32333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515833333333">
                <text:p>0.32351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701018518519">
                <text:p>0.323701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886203703704">
                <text:p>0.32388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071388888889">
                <text:p>0.324071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256574074074">
                <text:p>0.32425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441759259259">
                <text:p>0.32444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626944444444">
                <text:p>0.32462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81212962963">
                <text:p>0.32481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997314814815">
                <text:p>0.32499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1825">
                <text:p>0.32518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367685185185">
                <text:p>0.32536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55287037037">
                <text:p>0.32555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738055555556">
                <text:p>0.32573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923240740741">
                <text:p>0.325923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108425925926">
                <text:p>0.326108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293611111111">
                <text:p>0.32629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478796296296">
                <text:p>0.32647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663981481481">
                <text:p>0.32666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849166666667">
                <text:p>0.32684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034351851852">
                <text:p>0.32703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219537037037">
                <text:p>0.32721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404722222222">
                <text:p>0.32740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589907407407">
                <text:p>0.32758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775092592593">
                <text:p>0.327775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960277777778">
                <text:p>0.32796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145462962963">
                <text:p>0.32814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330648148148">
                <text:p>0.32833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515833333333">
                <text:p>0.32851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701018518518">
                <text:p>0.3287010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886203703704">
                <text:p>0.32888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071388888889">
                <text:p>0.32907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256574074074">
                <text:p>0.32925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9441759259259">
                <text:p>0.32944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626944444444">
                <text:p>0.32962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81212962963">
                <text:p>0.32981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997314814815">
                <text:p>0.32999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1825">
                <text:p>0.33018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367685185185">
                <text:p>0.33036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55287037037">
                <text:p>0.33055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738055555556">
                <text:p>0.330738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923240740741">
                <text:p>0.33092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108425925926">
                <text:p>0.33110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293611111111">
                <text:p>0.33129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478796296296">
                <text:p>0.33147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663981481481">
                <text:p>0.33166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849166666667">
                <text:p>0.33184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034351851852">
                <text:p>0.33203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219537037037">
                <text:p>0.33221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404722222222">
                <text:p>0.33240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589895833333">
                <text:p>0.3325898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775092592593">
                <text:p>0.332775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960277777778">
                <text:p>0.33296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145462962963">
                <text:p>0.33314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330648148148">
                <text:p>0.33333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515833333333">
                <text:p>0.333515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701018518519">
                <text:p>0.333701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886203703704">
                <text:p>0.33388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071388888889">
                <text:p>0.33407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256574074074">
                <text:p>0.33425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441759259259">
                <text:p>0.33444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626944444444">
                <text:p>0.33462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81212962963">
                <text:p>0.33481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997314814815">
                <text:p>0.33499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1825">
                <text:p>0.33518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367685185185">
                <text:p>0.33536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55287037037">
                <text:p>0.33555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738055555555">
                <text:p>0.335738055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923240740741">
                <text:p>0.33592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108425925926">
                <text:p>0.33610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293611111111">
                <text:p>0.33629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478796296296">
                <text:p>0.33647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663981481481">
                <text:p>0.33666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849166666667">
                <text:p>0.33684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034351851852">
                <text:p>0.33703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219537037037">
                <text:p>0.33721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404722222222">
                <text:p>0.33740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589907407407">
                <text:p>0.337589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775081018518">
                <text:p>0.33777508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960277777778">
                <text:p>0.33796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145462962963">
                <text:p>0.33814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330648148148">
                <text:p>0.33833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515833333333">
                <text:p>0.338515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701018518518">
                <text:p>0.338701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886203703704">
                <text:p>0.33888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071388888889">
                <text:p>0.33907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256574074074">
                <text:p>0.33925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441759259259">
                <text:p>0.33944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626944444444">
                <text:p>0.33962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81212962963">
                <text:p>0.33981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997314814815">
                <text:p>0.33999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1825">
                <text:p>0.34018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367685185185">
                <text:p>0.34036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55287037037">
                <text:p>0.34055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738055555556">
                <text:p>0.340738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923240740741">
                <text:p>0.34092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108425925926">
                <text:p>0.34110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293611111111">
                <text:p>0.34129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478796296296">
                <text:p>0.34147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663981481481">
                <text:p>0.34166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849166666667">
                <text:p>0.34184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034351851852">
                <text:p>0.34203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219537037037">
                <text:p>0.34221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404722222222">
                <text:p>0.34240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589907407407">
                <text:p>0.342589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775092592593">
                <text:p>0.342775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960277777778">
                <text:p>0.34296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145462962963">
                <text:p>0.34314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330648148148">
                <text:p>0.34333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515833333333">
                <text:p>0.343515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701018518519">
                <text:p>0.343701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886203703704">
                <text:p>0.34388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071388888889">
                <text:p>0.34407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256574074074">
                <text:p>0.34425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441759259259">
                <text:p>0.34444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626944444444">
                <text:p>0.34462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81212962963">
                <text:p>0.34481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997314814815">
                <text:p>0.34499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1825">
                <text:p>0.34518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367685185185">
                <text:p>0.34536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55287037037">
                <text:p>0.34555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738055555555">
                <text:p>0.34573805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923240740741">
                <text:p>0.34592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108425925926">
                <text:p>0.34610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293611111111">
                <text:p>0.34629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478796296296">
                <text:p>0.34647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663981481481">
                <text:p>0.34666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849166666667">
                <text:p>0.34684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034351851852">
                <text:p>0.34703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219537037037">
                <text:p>0.34721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404722222222">
                <text:p>0.34740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589907407407">
                <text:p>0.34758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775092592593">
                <text:p>0.34777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960277777778">
                <text:p>0.34796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145462962963">
                <text:p>0.34814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330648148148">
                <text:p>0.34833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515833333333">
                <text:p>0.34851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701018518518">
                <text:p>0.348701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886203703704">
                <text:p>0.34888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071388888889">
                <text:p>0.34907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256574074074">
                <text:p>0.34925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441759259259">
                <text:p>0.34944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626944444444">
                <text:p>0.34962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81212962963">
                <text:p>0.34981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997314814815">
                <text:p>0.34999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1825">
                <text:p>0.35018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367685185185">
                <text:p>0.35036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55287037037">
                <text:p>0.35055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738055555556">
                <text:p>0.35073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923240740741">
                <text:p>0.35092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108425925926">
                <text:p>0.35110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293611111111">
                <text:p>0.35129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478796296296">
                <text:p>0.35147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663981481481">
                <text:p>0.35166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849166666667">
                <text:p>0.35184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034351851852">
                <text:p>0.35203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219537037037">
                <text:p>0.35221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404722222222">
                <text:p>0.35240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589907407407">
                <text:p>0.35258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775092592593">
                <text:p>0.35277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960277777778">
                <text:p>0.35296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145462962963">
                <text:p>0.35314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3330648148148">
                <text:p>0.35333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515833333333">
                <text:p>0.35351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701018518518">
                <text:p>0.35370101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886203703704">
                <text:p>0.35388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071388888889">
                <text:p>0.35407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256574074074">
                <text:p>0.35425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441759259259">
                <text:p>0.35444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626944444444">
                <text:p>0.35462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81212962963">
                <text:p>0.35481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997314814815">
                <text:p>0.35499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1825">
                <text:p>0.35518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367685185185">
                <text:p>0.35536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55287037037">
                <text:p>0.35555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738055555555">
                <text:p>0.35573805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923240740741">
                <text:p>0.35592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108425925926">
                <text:p>0.35610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293611111111">
                <text:p>0.35629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478796296296">
                <text:p>0.35647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663981481481">
                <text:p>0.35666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849166666667">
                <text:p>0.35684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034351851852">
                <text:p>0.35703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219537037037">
                <text:p>0.35721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404722222222">
                <text:p>0.35740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589907407407">
                <text:p>0.35758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775092592593">
                <text:p>0.35777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960277777778">
                <text:p>0.35796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145462962963">
                <text:p>0.35814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330648148148">
                <text:p>0.35833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515833333333">
                <text:p>0.35851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701018518519">
                <text:p>0.35870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886203703704">
                <text:p>0.35888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071388888889">
                <text:p>0.35907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256574074074">
                <text:p>0.35925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441759259259">
                <text:p>0.35944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626944444444">
                <text:p>0.35962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81212962963">
                <text:p>0.35981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997314814815">
                <text:p>0.35999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1825">
                <text:p>0.36018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367685185185">
                <text:p>0.36036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55287037037">
                <text:p>0.36055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738055555556">
                <text:p>0.36073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923240740741">
                <text:p>0.36092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108425925926">
                <text:p>0.36110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293611111111">
                <text:p>0.36129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478796296296">
                <text:p>0.36147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663981481481">
                <text:p>0.36166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1849166666667">
                <text:p>0.36184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034351851852">
                <text:p>0.36203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219537037037">
                <text:p>0.36221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404722222222">
                <text:p>0.36240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589907407407">
                <text:p>0.36258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775092592593">
                <text:p>0.36277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960277777778">
                <text:p>0.36296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145462962963">
                <text:p>0.36314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330648148148">
                <text:p>0.36333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515833333333">
                <text:p>0.36351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701018518518">
                <text:p>0.363701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886203703704">
                <text:p>0.363886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071388888889">
                <text:p>0.36407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256574074074">
                <text:p>0.36425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441759259259">
                <text:p>0.36444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626944444444">
                <text:p>0.36462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81212962963">
                <text:p>0.36481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997314814815">
                <text:p>0.36499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1825">
                <text:p>0.36518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367685185185">
                <text:p>0.365367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55287037037">
                <text:p>0.36555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738055555556">
                <text:p>0.36573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923240740741">
                <text:p>0.36592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108425925926">
                <text:p>0.36610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293611111111">
                <text:p>0.36629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478796296296">
                <text:p>0.36647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663981481481">
                <text:p>0.366663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849166666667">
                <text:p>0.36684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034351851852">
                <text:p>0.36703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219537037037">
                <text:p>0.36721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404722222222">
                <text:p>0.36740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589907407407">
                <text:p>0.36758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775092592593">
                <text:p>0.36777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960277777778">
                <text:p>0.36796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145462962963">
                <text:p>0.36814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330648148148">
                <text:p>0.36833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515833333333">
                <text:p>0.36851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701018518518">
                <text:p>0.368701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886203703704">
                <text:p>0.368886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071388888889">
                <text:p>0.36907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256574074074">
                <text:p>0.36925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441759259259">
                <text:p>0.369441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626944444444">
                <text:p>0.36962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81212962963">
                <text:p>0.36981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997314814815">
                <text:p>0.369997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1825">
                <text:p>0.37018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367685185185">
                <text:p>0.370367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55287037037">
                <text:p>0.37055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738055555555">
                <text:p>0.37073805555555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923240740741">
                <text:p>0.370923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108425925926">
                <text:p>0.371108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293611111111">
                <text:p>0.371293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478796296296">
                <text:p>0.371478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663981481481">
                <text:p>0.371663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849166666667">
                <text:p>0.371849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034351851852">
                <text:p>0.372034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219537037037">
                <text:p>0.372219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404722222222">
                <text:p>0.372404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589907407407">
                <text:p>0.372589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775092592593">
                <text:p>0.372775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960277777778">
                <text:p>0.372960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145462962963">
                <text:p>0.373145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330648148148">
                <text:p>0.373330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515833333333">
                <text:p>0.373515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701018518518">
                <text:p>0.373701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886203703704">
                <text:p>0.373886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071388888889">
                <text:p>0.374071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256574074074">
                <text:p>0.374256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441759259259">
                <text:p>0.374441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626944444444">
                <text:p>0.374626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81212962963">
                <text:p>0.37481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997314814815">
                <text:p>0.374997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1825">
                <text:p>0.37518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367685185185">
                <text:p>0.375367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55287037037">
                <text:p>0.37555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738055555556">
                <text:p>0.375738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923240740741">
                <text:p>0.375923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108425925926">
                <text:p>0.376108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293611111111">
                <text:p>0.376293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478796296296">
                <text:p>0.376478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663981481481">
                <text:p>0.376663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849166666667">
                <text:p>0.376849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034351851852">
                <text:p>0.377034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219537037037">
                <text:p>0.377219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404722222222">
                <text:p>0.377404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589907407407">
                <text:p>0.377589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775092592593">
                <text:p>0.377775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960277777778">
                <text:p>0.377960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145462962963">
                <text:p>0.378145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330648148148">
                <text:p>0.378330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515833333333">
                <text:p>0.378515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701018518518">
                <text:p>0.378701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886203703704">
                <text:p>0.378886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071388888889">
                <text:p>0.379071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256574074074">
                <text:p>0.379256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441759259259">
                <text:p>0.379441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626944444444">
                <text:p>0.379626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81212962963">
                <text:p>0.37981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997314814815">
                <text:p>0.379997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1825">
                <text:p>0.38018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367685185185">
                <text:p>0.380367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55287037037">
                <text:p>0.38055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738055555556">
                <text:p>0.380738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923240740741">
                <text:p>0.380923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108425925926">
                <text:p>0.381108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293611111111">
                <text:p>0.381293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478796296296">
                <text:p>0.381478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663981481481">
                <text:p>0.381663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849166666667">
                <text:p>0.381849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034351851852">
                <text:p>0.382034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219537037037">
                <text:p>0.382219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404722222222">
                <text:p>0.382404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589907407407">
                <text:p>0.382589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775092592593">
                <text:p>0.382775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960277777778">
                <text:p>0.382960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145462962963">
                <text:p>0.383145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330648148148">
                <text:p>0.383330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515833333333">
                <text:p>0.383515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701018518519">
                <text:p>0.38370101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886203703704">
                <text:p>0.383886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071388888889">
                <text:p>0.384071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256574074074">
                <text:p>0.384256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441759259259">
                <text:p>0.384441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626944444444">
                <text:p>0.384626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81212962963">
                <text:p>0.38481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997314814815">
                <text:p>0.384997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51825">
                <text:p>0.38518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5367685185185">
                <text:p>0.385367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555287037037">
                <text:p>0.385552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5738055555556">
                <text:p>0.385738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5923240740741">
                <text:p>0.385923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108425925926">
                <text:p>0.386108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293611111111">
                <text:p>0.386293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478796296296">
                <text:p>0.386478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663981481481">
                <text:p>0.386663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849166666667">
                <text:p>0.386849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034351851852">
                <text:p>0.387034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219537037037">
                <text:p>0.387219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404722222222">
                <text:p>0.387404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589907407407">
                <text:p>0.387589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775092592593">
                <text:p>0.387775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960277777778">
                <text:p>0.387960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8145462962963">
                <text:p>0.388145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8330648148148">
                <text:p>0.388330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8515833333333">
                <text:p>0.388515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8701018518518">
                <text:p>0.38870101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8886203703704">
                <text:p>0.388886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071388888889">
                <text:p>0.389071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9256574074074">
                <text:p>0.389256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441747685185">
                <text:p>0.38944174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626944444444">
                <text:p>0.389626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981212962963">
                <text:p>0.38981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997314814815">
                <text:p>0.389997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01825">
                <text:p>0.39018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0367685185185">
                <text:p>0.390367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055287037037">
                <text:p>0.390552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0738055555556">
                <text:p>0.390738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0923240740741">
                <text:p>0.390923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1108425925926">
                <text:p>0.391108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1293611111111">
                <text:p>0.391293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1478796296296">
                <text:p>0.39147879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1663981481481">
                <text:p>0.3916639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1849166666667">
                <text:p>0.391849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2034351851852">
                <text:p>0.392034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2219537037037">
                <text:p>0.392219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404722222222">
                <text:p>0.392404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589907407407">
                <text:p>0.392589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775092592593">
                <text:p>0.392775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960277777778">
                <text:p>0.392960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3145462962963">
                <text:p>0.393145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3330648148148">
                <text:p>0.393330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3515833333333">
                <text:p>0.393515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3701018518518">
                <text:p>0.3937010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3886203703704">
                <text:p>0.393886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4071388888889">
                <text:p>0.3940713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4256574074074">
                <text:p>0.39425657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4441759259259">
                <text:p>0.39444175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4626944444444">
                <text:p>0.3946269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481212962963">
                <text:p>0.394812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4997314814815">
                <text:p>0.3949973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51825">
                <text:p>0.39518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5367685185185">
                <text:p>0.395367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555287037037">
                <text:p>0.395552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5738055555555">
                <text:p>0.3957380555555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5923240740741">
                <text:p>0.395923240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6108425925926">
                <text:p>0.39610842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6293611111111">
                <text:p>0.39629361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6478796296296">
                <text:p>0.396478796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6663981481481">
                <text:p>0.396663981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6849166666667">
                <text:p>0.3968491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7034351851852">
                <text:p>0.397034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7219537037037">
                <text:p>0.397219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7404722222222">
                <text:p>0.397404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7589907407407">
                <text:p>0.39758990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7775092592593">
                <text:p>0.39777509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7960277777778">
                <text:p>0.397960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8145462962963">
                <text:p>0.39814546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8330648148148">
                <text:p>0.39833064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8515833333333">
                <text:p>0.398515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8701018518518">
                <text:p>0.398701018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8886203703704">
                <text:p>0.398886203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9071388888889">
                <text:p>0.399071388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9256574074074">
                <text:p>0.399256574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9441759259259">
                <text:p>0.39944175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9626944444444">
                <text:p>0.399626944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981212962963">
                <text:p>0.399812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9997314814815">
                <text:p>0.399997314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01825">
                <text:p>0.40018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0367685185185">
                <text:p>0.400367685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055287037037">
                <text:p>0.4005528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0738055555556">
                <text:p>0.400738055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0923229166667">
                <text:p>0.400923229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1108425925926">
                <text:p>0.401108425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1293611111111">
                <text:p>0.4012936111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1478796296296">
                <text:p>0.401478796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1663981481482">
                <text:p>0.40166398148148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1849166666667">
                <text:p>0.4018491666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2034351851852">
                <text:p>0.402034351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2219537037037">
                <text:p>0.40221953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2404722222222">
                <text:p>0.402404722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589907407407">
                <text:p>0.4025899074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775092592593">
                <text:p>0.402775092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960277777778">
                <text:p>0.402960277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3145462962963">
                <text:p>0.40314546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3330648148148">
                <text:p>0.4033306481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3515833333333">
                <text:p>0.403515833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3701018518519">
                <text:p>0.4037010185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3886203703704">
                <text:p>0.403886203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4071388888889">
                <text:p>0.404071388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4256574074074">
                <text:p>0.4042565740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4441759259259">
                <text:p>0.404441759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4626944444444">
                <text:p>0.404626944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481212962963">
                <text:p>0.404812129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4997314814815">
                <text:p>0.404997314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05066759259259">
                <text:p>0.4050667592592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